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41.61mm"/>
    </style:style>
    <style:style style:name="co12" style:family="table-column">
      <style:table-column-properties fo:break-before="auto" style:column-width="181.4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14.23mm"/>
    </style:style>
    <style:style style:name="co16" style:family="table-column">
      <style:table-column-properties fo:break-before="auto" style:column-width="9.33mm"/>
    </style:style>
    <style:style style:name="co17" style:family="table-column">
      <style:table-column-properties fo:break-before="auto" style:column-width="22.86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4.09mm"/>
    </style:style>
    <style:style style:name="co20" style:family="table-column">
      <style:table-column-properties fo:break-before="auto" style:column-width="109.4mm"/>
    </style:style>
    <style:style style:name="co21" style:family="table-column">
      <style:table-column-properties fo:break-before="auto" style:column-width="19.37mm"/>
    </style:style>
    <style:style style:name="co22" style:family="table-column">
      <style:table-column-properties fo:break-before="auto" style:column-width="15.15mm"/>
    </style:style>
    <style:style style:name="co23" style:family="table-column">
      <style:table-column-properties fo:break-before="auto" style:column-width="20.41mm"/>
    </style:style>
    <style:style style:name="co24" style:family="table-column">
      <style:table-column-properties fo:break-before="auto" style:column-width="10.94mm"/>
    </style:style>
    <style:style style:name="co25" style:family="table-column">
      <style:table-column-properties fo:break-before="auto" style:column-width="126.77mm"/>
    </style:style>
    <style:style style:name="co26" style:family="table-column">
      <style:table-column-properties fo:break-before="auto" style:column-width="14.36mm"/>
    </style:style>
    <style:style style:name="co27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s" table:style-name="ta1">
        <table:shapes>
          <draw:frame draw:z-index="0" draw:style-name="gr1" draw:text-style-name="P1" svg:width="211.67mm" svg:height="119.06mm" svg:x="210.31mm" svg:y="61.54mm">
            <draw:object draw:notify-on-update-of-ranges="cpus.R2:cpus.R48 cpus.S1:cpus.S1 cpus.S2:cpus.S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Intel(R) Pentium(R) CPU 2020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60" calcext:value-type="float">
            <text:p>6060</text:p>
          </table:table-cell>
          <table:table-cell/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([.G2]-[.$G$2])/[.$G$2]" office:value-type="float" office:value="0" calcext:value-type="float">
            <text:p>0</text:p>
          </table:table-cell>
          <table:table-cell table:formula="of:=([.H2]-[.$H$2])/[.$H$2]" office:value-type="float" office:value="0" calcext:value-type="float">
            <text:p>0</text:p>
          </table:table-cell>
          <table:table-cell/>
          <table:table-cell table:formula="of:=SQRT([.N2]^2)" office:value-type="float" office:value="0" calcext:value-type="float">
            <text:p>0</text:p>
          </table:table-cell>
          <table:table-cell table:formula="of:=[.R2]*[.$K$2]/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44" calcext:value-type="float">
            <text:p>119044</text:p>
          </table:table-cell>
          <table:table-cell office:value-type="string" calcext:value-type="string">
            <text:p>AMD FX-Series FX-4300 BOX</text:p>
          </table:table-cell>
          <table:table-cell office:value-type="string" calcext:value-type="string">
            <text:p>Socket AM3+</text:p>
          </table:table-cell>
          <table:table-cell office:value-type="float" office:value="4" calcext:value-type="float">
            <text:p>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Vishe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680" calcext:value-type="float">
            <text:p>6680</text:p>
          </table:table-cell>
          <table:table-cell/>
          <table:table-cell table:formula="of:=([.D3]-[.$D$2])/[.$D$2]" office:value-type="float" office:value="1" calcext:value-type="float">
            <text:p>1</text:p>
          </table:table-cell>
          <table:table-cell table:formula="of:=([.E3]-[.$E$2])/[.$E$2]" office:value-type="float" office:value="0.583333333333333" calcext:value-type="float">
            <text:p>0,583333333333333</text:p>
          </table:table-cell>
          <table:table-cell table:formula="of:=([.G3]-[.$G$2])/[.$G$2]" office:value-type="float" office:value="7" calcext:value-type="float">
            <text:p>7</text:p>
          </table:table-cell>
          <table:table-cell table:formula="of:=([.H3]-[.$H$2])/[.$H$2]" office:value-type="float" office:value="1" calcext:value-type="float">
            <text:p>1</text:p>
          </table:table-cell>
          <table:table-cell/>
          <table:table-cell table:formula="of:=SQRT([.M3]^2 + [.N3]^2)" office:value-type="float" office:value="1.15770366578748" calcext:value-type="float">
            <text:p>1,15770366578748</text:p>
          </table:table-cell>
          <table:table-cell table:formula="of:=[.R3]*[.$K$2]/[.K3]" office:value-type="float" office:value="1.05025212794493" calcext:value-type="float">
            <text:p>1,05025212794493</text:p>
          </table:table-cell>
        </table:table-row>
        <table:table-row table:style-name="ro1">
          <table:table-cell office:value-type="float" office:value="379791" calcext:value-type="float">
            <text:p>379791</text:p>
          </table:table-cell>
          <table:table-cell office:value-type="string" calcext:value-type="string">
            <text:p>AMD Ryzen 5 1600 AF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Pinnacle Ridg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1290" calcext:value-type="float">
            <text:p>11290</text:p>
          </table:table-cell>
          <table:table-cell/>
          <table:table-cell table:formula="of:=([.D4]-[.$D$2])/[.$D$2]" office:value-type="float" office:value="2" calcext:value-type="float">
            <text:p>2</text:p>
          </table:table-cell>
          <table:table-cell table:formula="of:=([.E4]-[.$E$2])/[.$E$2]" office:value-type="float" office:value="0.333333333333333" calcext:value-type="float">
            <text:p>0,333333333333333</text:p>
          </table:table-cell>
          <table:table-cell table:formula="of:=([.G4]-[.$G$2])/[.$G$2]" office:value-type="float" office:value="5" calcext:value-type="float">
            <text:p>5</text:p>
          </table:table-cell>
          <table:table-cell table:formula="of:=([.H4]-[.$H$2])/[.$H$2]" office:value-type="float" office:value="7" calcext:value-type="float">
            <text:p>7</text:p>
          </table:table-cell>
          <table:table-cell/>
          <table:table-cell table:formula="of:=SQRT([.M4]^2 + [.N4]^2)" office:value-type="float" office:value="2.02758751009941" calcext:value-type="float">
            <text:p>2,02758751009941</text:p>
          </table:table-cell>
          <table:table-cell table:formula="of:=[.R4]*[.$K$2]/[.K4]" office:value-type="float" office:value="1.08832420825531" calcext:value-type="float">
            <text:p>1,08832420825531</text:p>
          </table:table-cell>
        </table:table-row>
        <table:table-row table:style-name="ro1">
          <table:table-cell office:value-type="float" office:value="281553" calcext:value-type="float">
            <text:p>281553</text:p>
          </table:table-cell>
          <table:table-cell office:value-type="string" calcext:value-type="string">
            <text:p>AMD Ryzen 5 2600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innacle Ridg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([.D5]-[.$D$2])/[.$D$2]" office:value-type="float" office:value="2" calcext:value-type="float">
            <text:p>2</text:p>
          </table:table-cell>
          <table:table-cell table:formula="of:=([.E5]-[.$E$2])/[.$E$2]" office:value-type="float" office:value="0.416666666666667" calcext:value-type="float">
            <text:p>0,416666666666667</text:p>
          </table:table-cell>
          <table:table-cell table:formula="of:=([.G5]-[.$G$2])/[.$G$2]" office:value-type="float" office:value="5" calcext:value-type="float">
            <text:p>5</text:p>
          </table:table-cell>
          <table:table-cell table:formula="of:=([.H5]-[.$H$2])/[.$H$2]" office:value-type="float" office:value="7" calcext:value-type="float">
            <text:p>7</text:p>
          </table:table-cell>
          <table:table-cell/>
          <table:table-cell table:formula="of:=SQRT([.M5]^2 + [.N5]^2)" office:value-type="float" office:value="2.04294177868854" calcext:value-type="float">
            <text:p>2,04294177868854</text:p>
          </table:table-cell>
          <table:table-cell table:formula="of:=[.R5]*[.$K$2]/[.K5]" office:value-type="float" office:value="1.04917179481801" calcext:value-type="float">
            <text:p>1,04917179481801</text:p>
          </table:table-cell>
        </table:table-row>
        <table:table-row table:style-name="ro1">
          <table:table-cell office:value-type="float" office:value="281555" calcext:value-type="float">
            <text:p>281555</text:p>
          </table:table-cell>
          <table:table-cell office:value-type="string" calcext:value-type="string">
            <text:p>AMD Ryzen 5 2600X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innacle Ridg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6250" calcext:value-type="float">
            <text:p>16250</text:p>
          </table:table-cell>
          <table:table-cell/>
          <table:table-cell table:formula="of:=([.D6]-[.$D$2])/[.$D$2]" office:value-type="float" office:value="2" calcext:value-type="float">
            <text:p>2</text:p>
          </table:table-cell>
          <table:table-cell table:formula="of:=([.E6]-[.$E$2])/[.$E$2]" office:value-type="float" office:value="0.5" calcext:value-type="float">
            <text:p>0,5</text:p>
          </table:table-cell>
          <table:table-cell table:formula="of:=([.G6]-[.$G$2])/[.$G$2]" office:value-type="float" office:value="5" calcext:value-type="float">
            <text:p>5</text:p>
          </table:table-cell>
          <table:table-cell table:formula="of:=([.H6]-[.$H$2])/[.$H$2]" office:value-type="float" office:value="7" calcext:value-type="float">
            <text:p>7</text:p>
          </table:table-cell>
          <table:table-cell/>
          <table:table-cell table:formula="of:=SQRT([.M6]^2 + [.N6]^2)" office:value-type="float" office:value="2.06155281280883" calcext:value-type="float">
            <text:p>2,06155281280883</text:p>
          </table:table-cell>
          <table:table-cell table:formula="of:=[.R6]*[.$K$2]/[.K6]" office:value-type="float" office:value="0.768800618192093" calcext:value-type="float">
            <text:p>0,768800618192093</text:p>
          </table:table-cell>
        </table:table-row>
        <table:table-row table:style-name="ro1">
          <table:table-cell office:value-type="float" office:value="324636" calcext:value-type="float">
            <text:p>324636</text:p>
          </table:table-cell>
          <table:table-cell office:value-type="string" calcext:value-type="string">
            <text:p>AMD Ryzen 5 3600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atiss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6810" calcext:value-type="float">
            <text:p>16810</text:p>
          </table:table-cell>
          <table:table-cell/>
          <table:table-cell table:formula="of:=([.D7]-[.$D$2])/[.$D$2]" office:value-type="float" office:value="2" calcext:value-type="float">
            <text:p>2</text:p>
          </table:table-cell>
          <table:table-cell table:formula="of:=([.E7]-[.$E$2])/[.$E$2]" office:value-type="float" office:value="0.5" calcext:value-type="float">
            <text:p>0,5</text:p>
          </table:table-cell>
          <table:table-cell table:formula="of:=([.G7]-[.$G$2])/[.$G$2]" office:value-type="float" office:value="5" calcext:value-type="float">
            <text:p>5</text:p>
          </table:table-cell>
          <table:table-cell table:formula="of:=([.H7]-[.$H$2])/[.$H$2]" office:value-type="float" office:value="15" calcext:value-type="float">
            <text:p>15</text:p>
          </table:table-cell>
          <table:table-cell/>
          <table:table-cell table:formula="of:=SQRT([.M7]^2 + [.N7]^2)" office:value-type="float" office:value="2.06155281280883" calcext:value-type="float">
            <text:p>2,06155281280883</text:p>
          </table:table-cell>
          <table:table-cell table:formula="of:=[.R7]*[.$K$2]/[.K7]" office:value-type="float" office:value="0.743189175825194" calcext:value-type="float">
            <text:p>0,743189175825194</text:p>
          </table:table-cell>
        </table:table-row>
        <table:table-row table:style-name="ro1">
          <table:table-cell office:value-type="float" office:value="325232" calcext:value-type="float">
            <text:p>325232</text:p>
          </table:table-cell>
          <table:table-cell office:value-type="string" calcext:value-type="string">
            <text:p>AMD Ryzen 5 3600X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atiss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2580" calcext:value-type="float">
            <text:p>22580</text:p>
          </table:table-cell>
          <table:table-cell/>
          <table:table-cell table:formula="of:=([.D8]-[.$D$2])/[.$D$2]" office:value-type="float" office:value="2" calcext:value-type="float">
            <text:p>2</text:p>
          </table:table-cell>
          <table:table-cell table:formula="of:=([.E8]-[.$E$2])/[.$E$2]" office:value-type="float" office:value="0.583333333333333" calcext:value-type="float">
            <text:p>0,583333333333333</text:p>
          </table:table-cell>
          <table:table-cell table:formula="of:=([.G8]-[.$G$2])/[.$G$2]" office:value-type="float" office:value="5" calcext:value-type="float">
            <text:p>5</text:p>
          </table:table-cell>
          <table:table-cell table:formula="of:=([.H8]-[.$H$2])/[.$H$2]" office:value-type="float" office:value="15" calcext:value-type="float">
            <text:p>15</text:p>
          </table:table-cell>
          <table:table-cell/>
          <table:table-cell table:formula="of:=SQRT([.M8]^2 + [.N8]^2)" office:value-type="float" office:value="2.08333333333333" calcext:value-type="float">
            <text:p>2,08333333333333</text:p>
          </table:table-cell>
          <table:table-cell table:formula="of:=[.R8]*[.$K$2]/[.K8]" office:value-type="float" office:value="0.559123117803366" calcext:value-type="float">
            <text:p>0,559123117803366</text:p>
          </table:table-cell>
        </table:table-row>
        <table:table-row table:style-name="ro1">
          <table:table-cell office:value-type="float" office:value="370869" calcext:value-type="float">
            <text:p>370869</text:p>
          </table:table-cell>
          <table:table-cell office:value-type="string" calcext:value-type="string">
            <text:p>AMD Ryzen 5 5600X BOX</text:p>
          </table:table-cell>
          <table:table-cell office:value-type="string" calcext:value-type="string">
            <text:p>Socket AM4</text:p>
          </table:table-cell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Vermeer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5900" calcext:value-type="float">
            <text:p>25900</text:p>
          </table:table-cell>
          <table:table-cell/>
          <table:table-cell table:formula="of:=([.D9]-[.$D$2])/[.$D$2]" office:value-type="float" office:value="2" calcext:value-type="float">
            <text:p>2</text:p>
          </table:table-cell>
          <table:table-cell table:formula="of:=([.E9]-[.$E$2])/[.$E$2]" office:value-type="float" office:value="0.541666666666667" calcext:value-type="float">
            <text:p>0,541666666666667</text:p>
          </table:table-cell>
          <table:table-cell table:formula="of:=([.G9]-[.$G$2])/[.$G$2]" office:value-type="float" office:value="5" calcext:value-type="float">
            <text:p>5</text:p>
          </table:table-cell>
          <table:table-cell table:formula="of:=([.H9]-[.$H$2])/[.$H$2]" office:value-type="float" office:value="15" calcext:value-type="float">
            <text:p>15</text:p>
          </table:table-cell>
          <table:table-cell/>
          <table:table-cell table:formula="of:=SQRT([.M9]^2 + [.N9]^2)" office:value-type="float" office:value="2.07205279319273" calcext:value-type="float">
            <text:p>2,07205279319273</text:p>
          </table:table-cell>
          <table:table-cell table:formula="of:=[.R9]*[.$K$2]/[.K9]" office:value-type="float" office:value="0.48481235238409" calcext:value-type="float">
            <text:p>0,48481235238409</text:p>
          </table:table-cell>
        </table:table-row>
        <table:table-row table:style-name="ro1">
          <table:table-cell office:value-type="float" office:value="325293" calcext:value-type="float">
            <text:p>325293</text:p>
          </table:table-cell>
          <table:table-cell office:value-type="string" calcext:value-type="string">
            <text:p>AMD Ryzen 7 3700X BOX</text:p>
          </table:table-cell>
          <table:table-cell office:value-type="string" calcext:value-type="string">
            <text:p>Socket AM4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atiss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9780" calcext:value-type="float">
            <text:p>29780</text:p>
          </table:table-cell>
          <table:table-cell/>
          <table:table-cell table:formula="of:=([.D10]-[.$D$2])/[.$D$2]" office:value-type="float" office:value="3" calcext:value-type="float">
            <text:p>3</text:p>
          </table:table-cell>
          <table:table-cell table:formula="of:=([.E10]-[.$E$2])/[.$E$2]" office:value-type="float" office:value="0.5" calcext:value-type="float">
            <text:p>0,5</text:p>
          </table:table-cell>
          <table:table-cell table:formula="of:=([.G10]-[.$G$2])/[.$G$2]" office:value-type="float" office:value="7" calcext:value-type="float">
            <text:p>7</text:p>
          </table:table-cell>
          <table:table-cell table:formula="of:=([.H10]-[.$H$2])/[.$H$2]" office:value-type="float" office:value="15" calcext:value-type="float">
            <text:p>15</text:p>
          </table:table-cell>
          <table:table-cell/>
          <table:table-cell table:formula="of:=SQRT([.M10]^2 + [.N10]^2)" office:value-type="float" office:value="3.04138126514911" calcext:value-type="float">
            <text:p>3,04138126514911</text:p>
          </table:table-cell>
          <table:table-cell table:formula="of:=[.R10]*[.$K$2]/[.K10]" office:value-type="float" office:value="0.618897597945051" calcext:value-type="float">
            <text:p>0,618897597945051</text:p>
          </table:table-cell>
        </table:table-row>
        <table:table-row table:style-name="ro1">
          <table:table-cell office:value-type="float" office:value="325294" calcext:value-type="float">
            <text:p>325294</text:p>
          </table:table-cell>
          <table:table-cell office:value-type="string" calcext:value-type="string">
            <text:p>AMD Ryzen 7 3800X BOX</text:p>
          </table:table-cell>
          <table:table-cell office:value-type="string" calcext:value-type="string">
            <text:p>Socket AM4</text:p>
          </table:table-cell>
          <table:table-cell office:value-type="float" office:value="8" calcext:value-type="float">
            <text:p>8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Matiss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35800" calcext:value-type="float">
            <text:p>35800</text:p>
          </table:table-cell>
          <table:table-cell/>
          <table:table-cell table:formula="of:=([.D11]-[.$D$2])/[.$D$2]" office:value-type="float" office:value="3" calcext:value-type="float">
            <text:p>3</text:p>
          </table:table-cell>
          <table:table-cell table:formula="of:=([.E11]-[.$E$2])/[.$E$2]" office:value-type="float" office:value="0.625" calcext:value-type="float">
            <text:p>0,625</text:p>
          </table:table-cell>
          <table:table-cell table:formula="of:=([.G11]-[.$G$2])/[.$G$2]" office:value-type="float" office:value="7" calcext:value-type="float">
            <text:p>7</text:p>
          </table:table-cell>
          <table:table-cell table:formula="of:=([.H11]-[.$H$2])/[.$H$2]" office:value-type="float" office:value="15" calcext:value-type="float">
            <text:p>15</text:p>
          </table:table-cell>
          <table:table-cell/>
          <table:table-cell table:formula="of:=SQRT([.M11]^2 + [.N11]^2)" office:value-type="float" office:value="3.06441266803282" calcext:value-type="float">
            <text:p>3,06441266803282</text:p>
          </table:table-cell>
          <table:table-cell table:formula="of:=[.R11]*[.$K$2]/[.K11]" office:value-type="float" office:value="0.51872460246589" calcext:value-type="float">
            <text:p>0,51872460246589</text:p>
          </table:table-cell>
        </table:table-row>
        <table:table-row table:style-name="ro1">
          <table:table-cell office:value-type="float" office:value="325508" calcext:value-type="float">
            <text:p>325508</text:p>
          </table:table-cell>
          <table:table-cell office:value-type="string" calcext:value-type="string">
            <text:p>AMD Ryzen 9 3900X BOX</text:p>
          </table:table-cell>
          <table:table-cell office:value-type="string" calcext:value-type="string">
            <text:p>Socket AM4</text:p>
          </table:table-cell>
          <table:table-cell office:value-type="float" office:value="12" calcext:value-type="float">
            <text:p>12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atisse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45620" calcext:value-type="float">
            <text:p>45620</text:p>
          </table:table-cell>
          <table:table-cell/>
          <table:table-cell table:formula="of:=([.D12]-[.$D$2])/[.$D$2]" office:value-type="float" office:value="5" calcext:value-type="float">
            <text:p>5</text:p>
          </table:table-cell>
          <table:table-cell table:formula="of:=([.E12]-[.$E$2])/[.$E$2]" office:value-type="float" office:value="0.583333333333333" calcext:value-type="float">
            <text:p>0,583333333333333</text:p>
          </table:table-cell>
          <table:table-cell table:formula="of:=([.G12]-[.$G$2])/[.$G$2]" office:value-type="float" office:value="11" calcext:value-type="float">
            <text:p>11</text:p>
          </table:table-cell>
          <table:table-cell table:formula="of:=([.H12]-[.$H$2])/[.$H$2]" office:value-type="float" office:value="31" calcext:value-type="float">
            <text:p>31</text:p>
          </table:table-cell>
          <table:table-cell/>
          <table:table-cell table:formula="of:=SQRT([.M12]^2 + [.N12]^2)" office:value-type="float" office:value="5.03391277017965" calcext:value-type="float">
            <text:p>5,03391277017965</text:p>
          </table:table-cell>
          <table:table-cell table:formula="of:=[.R12]*[.$K$2]/[.K12]" office:value-type="float" office:value="0.668687229006767" calcext:value-type="float">
            <text:p>0,668687229006767</text:p>
          </table:table-cell>
        </table:table-row>
        <table:table-row table:style-name="ro1">
          <table:table-cell office:value-type="float" office:value="336926" calcext:value-type="float">
            <text:p>336926</text:p>
          </table:table-cell>
          <table:table-cell office:value-type="string" calcext:value-type="string">
            <text:p>Intel Celeron G4930 BOX</text:p>
          </table:table-cell>
          <table:table-cell office:value-type="string" calcext:value-type="string">
            <text:p>Socket 1151 v2</text:p>
          </table:table-cell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offee Lake-S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8130" calcext:value-type="float">
            <text:p>8130</text:p>
          </table:table-cell>
          <table:table-cell/>
          <table:table-cell table:formula="of:=([.D13]-[.$D$2])/[.$D$2]" office:value-type="float" office:value="0" calcext:value-type="float">
            <text:p>0</text:p>
          </table:table-cell>
          <table:table-cell table:formula="of:=([.E13]-[.$E$2])/[.$E$2]" office:value-type="float" office:value="0.333333333333333" calcext:value-type="float">
            <text:p>0,333333333333333</text:p>
          </table:table-cell>
          <table:table-cell table:formula="of:=([.G13]-[.$G$2])/[.$G$2]" office:value-type="float" office:value="0" calcext:value-type="float">
            <text:p>0</text:p>
          </table:table-cell>
          <table:table-cell table:formula="of:=([.H13]-[.$H$2])/[.$H$2]" office:value-type="float" office:value="0" calcext:value-type="float">
            <text:p>0</text:p>
          </table:table-cell>
          <table:table-cell/>
          <table:table-cell table:formula="of:=SQRT([.M13]^2 + [.N13]^2)" office:value-type="float" office:value="0.333333333333333" calcext:value-type="float">
            <text:p>0,333333333333333</text:p>
          </table:table-cell>
          <table:table-cell table:formula="of:=[.R13]*[.$K$2]/[.K13]" office:value-type="float" office:value="0.248462484624846" calcext:value-type="float">
            <text:p>0,248462484624846</text:p>
          </table:table-cell>
        </table:table-row>
        <table:table-row table:style-name="ro1">
          <table:table-cell office:value-type="float" office:value="369378" calcext:value-type="float">
            <text:p>369378</text:p>
          </table:table-cell>
          <table:table-cell office:value-type="string" calcext:value-type="string">
            <text:p>Intel Celeron G5905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060" calcext:value-type="float">
            <text:p>6060</text:p>
          </table:table-cell>
          <table:table-cell/>
          <table:table-cell table:formula="of:=([.D14]-[.$D$2])/[.$D$2]" office:value-type="float" office:value="0" calcext:value-type="float">
            <text:p>0</text:p>
          </table:table-cell>
          <table:table-cell table:formula="of:=([.E14]-[.$E$2])/[.$E$2]" office:value-type="float" office:value="0.458333333333333" calcext:value-type="float">
            <text:p>0,458333333333333</text:p>
          </table:table-cell>
          <table:table-cell table:formula="of:=([.G14]-[.$G$2])/[.$G$2]" office:value-type="float" office:value="0" calcext:value-type="float">
            <text:p>0</text:p>
          </table:table-cell>
          <table:table-cell table:formula="of:=([.H14]-[.$H$2])/[.$H$2]" office:value-type="float" office:value="1" calcext:value-type="float">
            <text:p>1</text:p>
          </table:table-cell>
          <table:table-cell/>
          <table:table-cell table:formula="of:=SQRT([.M14]^2 + [.N14]^2)" office:value-type="float" office:value="0.458333333333333" calcext:value-type="float">
            <text:p>0,458333333333333</text:p>
          </table:table-cell>
          <table:table-cell table:formula="of:=[.R14]*[.$K$2]/[.K14]" office:value-type="float" office:value="0.458333333333333" calcext:value-type="float">
            <text:p>0,458333333333333</text:p>
          </table:table-cell>
        </table:table-row>
        <table:table-row table:style-name="ro1">
          <table:table-cell office:value-type="float" office:value="354581" calcext:value-type="float">
            <text:p>354581</text:p>
          </table:table-cell>
          <table:table-cell office:value-type="string" calcext:value-type="string">
            <text:p>Intel Core i3 - 10100 BOX</text:p>
          </table:table-cell>
          <table:table-cell office:value-type="string" calcext:value-type="string">
            <text:p>Socket 1200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5800" calcext:value-type="float">
            <text:p>15800</text:p>
          </table:table-cell>
          <table:table-cell/>
          <table:table-cell table:formula="of:=([.D15]-[.$D$2])/[.$D$2]" office:value-type="float" office:value="1" calcext:value-type="float">
            <text:p>1</text:p>
          </table:table-cell>
          <table:table-cell table:formula="of:=([.E15]-[.$E$2])/[.$E$2]" office:value-type="float" office:value="0.5" calcext:value-type="float">
            <text:p>0,5</text:p>
          </table:table-cell>
          <table:table-cell table:formula="of:=([.G15]-[.$G$2])/[.$G$2]" office:value-type="float" office:value="2" calcext:value-type="float">
            <text:p>2</text:p>
          </table:table-cell>
          <table:table-cell table:formula="of:=([.H15]-[.$H$2])/[.$H$2]" office:value-type="float" office:value="2" calcext:value-type="float">
            <text:p>2</text:p>
          </table:table-cell>
          <table:table-cell/>
          <table:table-cell table:formula="of:=SQRT([.M15]^2 + [.N15]^2)" office:value-type="float" office:value="1.1180339887499" calcext:value-type="float">
            <text:p>1,1180339887499</text:p>
          </table:table-cell>
          <table:table-cell table:formula="of:=[.R15]*[.$K$2]/[.K15]" office:value-type="float" office:value="0.428815567836985" calcext:value-type="float">
            <text:p>0,428815567836985</text:p>
          </table:table-cell>
        </table:table-row>
        <table:table-row table:style-name="ro1">
          <table:table-cell office:value-type="float" office:value="369379" calcext:value-type="float">
            <text:p>369379</text:p>
          </table:table-cell>
          <table:table-cell office:value-type="string" calcext:value-type="string">
            <text:p>Intel Core i3 - 10100F BOX</text:p>
          </table:table-cell>
          <table:table-cell office:value-type="string" calcext:value-type="string">
            <text:p>Socket 1200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2620" calcext:value-type="float">
            <text:p>12620</text:p>
          </table:table-cell>
          <table:table-cell/>
          <table:table-cell table:formula="of:=([.D16]-[.$D$2])/[.$D$2]" office:value-type="float" office:value="1" calcext:value-type="float">
            <text:p>1</text:p>
          </table:table-cell>
          <table:table-cell table:formula="of:=([.E16]-[.$E$2])/[.$E$2]" office:value-type="float" office:value="0.5" calcext:value-type="float">
            <text:p>0,5</text:p>
          </table:table-cell>
          <table:table-cell table:formula="of:=([.G16]-[.$G$2])/[.$G$2]" office:value-type="float" office:value="2" calcext:value-type="float">
            <text:p>2</text:p>
          </table:table-cell>
          <table:table-cell table:formula="of:=([.H16]-[.$H$2])/[.$H$2]" office:value-type="float" office:value="2" calcext:value-type="float">
            <text:p>2</text:p>
          </table:table-cell>
          <table:table-cell/>
          <table:table-cell table:formula="of:=SQRT([.M16]^2 + [.N16]^2)" office:value-type="float" office:value="1.1180339887499" calcext:value-type="float">
            <text:p>1,1180339887499</text:p>
          </table:table-cell>
          <table:table-cell table:formula="of:=[.R16]*[.$K$2]/[.K16]" office:value-type="float" office:value="0.536868935960726" calcext:value-type="float">
            <text:p>0,536868935960726</text:p>
          </table:table-cell>
        </table:table-row>
        <table:table-row table:style-name="ro1">
          <table:table-cell office:value-type="float" office:value="386739" calcext:value-type="float">
            <text:p>386739</text:p>
          </table:table-cell>
          <table:table-cell office:value-type="string" calcext:value-type="string">
            <text:p>Intel Core i3 - 10105 BOX</text:p>
          </table:table-cell>
          <table:table-cell office:value-type="string" calcext:value-type="string">
            <text:p>Socket 1200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5430" calcext:value-type="float">
            <text:p>15430</text:p>
          </table:table-cell>
          <table:table-cell/>
          <table:table-cell table:formula="of:=([.D17]-[.$D$2])/[.$D$2]" office:value-type="float" office:value="1" calcext:value-type="float">
            <text:p>1</text:p>
          </table:table-cell>
          <table:table-cell table:formula="of:=([.E17]-[.$E$2])/[.$E$2]" office:value-type="float" office:value="0.541666666666667" calcext:value-type="float">
            <text:p>0,541666666666667</text:p>
          </table:table-cell>
          <table:table-cell table:formula="of:=([.G17]-[.$G$2])/[.$G$2]" office:value-type="float" office:value="2" calcext:value-type="float">
            <text:p>2</text:p>
          </table:table-cell>
          <table:table-cell table:formula="of:=([.H17]-[.$H$2])/[.$H$2]" office:value-type="float" office:value="2" calcext:value-type="float">
            <text:p>2</text:p>
          </table:table-cell>
          <table:table-cell/>
          <table:table-cell table:formula="of:=SQRT([.M17]^2 + [.N17]^2)" office:value-type="float" office:value="1.13727867199635" calcext:value-type="float">
            <text:p>1,13727867199635</text:p>
          </table:table-cell>
          <table:table-cell table:formula="of:=[.R17]*[.$K$2]/[.K17]" office:value-type="float" office:value="0.446656432423712" calcext:value-type="float">
            <text:p>0,446656432423712</text:p>
          </table:table-cell>
        </table:table-row>
        <table:table-row table:style-name="ro1">
          <table:table-cell office:value-type="float" office:value="336753" calcext:value-type="float">
            <text:p>336753</text:p>
          </table:table-cell>
          <table:table-cell office:value-type="string" calcext:value-type="string">
            <text:p>Intel Core i3 - 9100 BOX</text:p>
          </table:table-cell>
          <table:table-cell office:value-type="string" calcext:value-type="string">
            <text:p>Socket 1151 v2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offee Lake Refresh-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4520" calcext:value-type="float">
            <text:p>14520</text:p>
          </table:table-cell>
          <table:table-cell/>
          <table:table-cell table:formula="of:=([.D18]-[.$D$2])/[.$D$2]" office:value-type="float" office:value="1" calcext:value-type="float">
            <text:p>1</text:p>
          </table:table-cell>
          <table:table-cell table:formula="of:=([.E18]-[.$E$2])/[.$E$2]" office:value-type="float" office:value="0.5" calcext:value-type="float">
            <text:p>0,5</text:p>
          </table:table-cell>
          <table:table-cell table:formula="of:=([.G18]-[.$G$2])/[.$G$2]" office:value-type="float" office:value="1" calcext:value-type="float">
            <text:p>1</text:p>
          </table:table-cell>
          <table:table-cell table:formula="of:=([.H18]-[.$H$2])/[.$H$2]" office:value-type="float" office:value="2" calcext:value-type="float">
            <text:p>2</text:p>
          </table:table-cell>
          <table:table-cell/>
          <table:table-cell table:formula="of:=SQRT([.M18]^2 + [.N18]^2)" office:value-type="float" office:value="1.1180339887499" calcext:value-type="float">
            <text:p>1,1180339887499</text:p>
          </table:table-cell>
          <table:table-cell table:formula="of:=[.R18]*[.$K$2]/[.K18]" office:value-type="float" office:value="0.466617491172477" calcext:value-type="float">
            <text:p>0,466617491172477</text:p>
          </table:table-cell>
        </table:table-row>
        <table:table-row table:style-name="ro1">
          <table:table-cell office:value-type="float" office:value="320179" calcext:value-type="float">
            <text:p>320179</text:p>
          </table:table-cell>
          <table:table-cell office:value-type="string" calcext:value-type="string">
            <text:p>Intel Core i3 - 9100F BOX</text:p>
          </table:table-cell>
          <table:table-cell office:value-type="string" calcext:value-type="string">
            <text:p>Socket 1151 v2</text:p>
          </table:table-cell>
          <table:table-cell office:value-type="float" office:value="4" calcext:value-type="float">
            <text:p>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offee Lake Refresh-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1690" calcext:value-type="float">
            <text:p>11690</text:p>
          </table:table-cell>
          <table:table-cell/>
          <table:table-cell table:formula="of:=([.D19]-[.$D$2])/[.$D$2]" office:value-type="float" office:value="1" calcext:value-type="float">
            <text:p>1</text:p>
          </table:table-cell>
          <table:table-cell table:formula="of:=([.E19]-[.$E$2])/[.$E$2]" office:value-type="float" office:value="0.5" calcext:value-type="float">
            <text:p>0,5</text:p>
          </table:table-cell>
          <table:table-cell table:formula="of:=([.G19]-[.$G$2])/[.$G$2]" office:value-type="float" office:value="1" calcext:value-type="float">
            <text:p>1</text:p>
          </table:table-cell>
          <table:table-cell table:formula="of:=([.H19]-[.$H$2])/[.$H$2]" office:value-type="float" office:value="2" calcext:value-type="float">
            <text:p>2</text:p>
          </table:table-cell>
          <table:table-cell/>
          <table:table-cell table:formula="of:=SQRT([.M19]^2 + [.N19]^2)" office:value-type="float" office:value="1.1180339887499" calcext:value-type="float">
            <text:p>1,1180339887499</text:p>
          </table:table-cell>
          <table:table-cell table:formula="of:=[.R19]*[.$K$2]/[.K19]" office:value-type="float" office:value="0.579579638308329" calcext:value-type="float">
            <text:p>0,579579638308329</text:p>
          </table:table-cell>
        </table:table-row>
        <table:table-row table:style-name="ro1">
          <table:table-cell office:value-type="float" office:value="354305" calcext:value-type="float">
            <text:p>354305</text:p>
          </table:table-cell>
          <table:table-cell office:value-type="string" calcext:value-type="string">
            <text:p>Intel Core i5 - 10400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8700" calcext:value-type="float">
            <text:p>18700</text:p>
          </table:table-cell>
          <table:table-cell/>
          <table:table-cell table:formula="of:=([.D20]-[.$D$2])/[.$D$2]" office:value-type="float" office:value="2" calcext:value-type="float">
            <text:p>2</text:p>
          </table:table-cell>
          <table:table-cell table:formula="of:=([.E20]-[.$E$2])/[.$E$2]" office:value-type="float" office:value="0.208333333333333" calcext:value-type="float">
            <text:p>0,208333333333333</text:p>
          </table:table-cell>
          <table:table-cell table:formula="of:=([.G20]-[.$G$2])/[.$G$2]" office:value-type="float" office:value="2" calcext:value-type="float">
            <text:p>2</text:p>
          </table:table-cell>
          <table:table-cell table:formula="of:=([.H20]-[.$H$2])/[.$H$2]" office:value-type="float" office:value="5" calcext:value-type="float">
            <text:p>5</text:p>
          </table:table-cell>
          <table:table-cell/>
          <table:table-cell table:formula="of:=SQRT([.M20]^2 + [.N20]^2)" office:value-type="float" office:value="2.01082141866894" calcext:value-type="float">
            <text:p>2,01082141866894</text:p>
          </table:table-cell>
          <table:table-cell table:formula="of:=[.R20]*[.$K$2]/[.K20]" office:value-type="float" office:value="0.651635176317315" calcext:value-type="float">
            <text:p>0,651635176317315</text:p>
          </table:table-cell>
        </table:table-row>
        <table:table-row table:style-name="ro1">
          <table:table-cell office:value-type="float" office:value="354572" calcext:value-type="float">
            <text:p>354572</text:p>
          </table:table-cell>
          <table:table-cell office:value-type="string" calcext:value-type="string">
            <text:p>Intel Core i5 - 10400F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4200" calcext:value-type="float">
            <text:p>14200</text:p>
          </table:table-cell>
          <table:table-cell/>
          <table:table-cell table:formula="of:=([.D21]-[.$D$2])/[.$D$2]" office:value-type="float" office:value="2" calcext:value-type="float">
            <text:p>2</text:p>
          </table:table-cell>
          <table:table-cell table:formula="of:=([.E21]-[.$E$2])/[.$E$2]" office:value-type="float" office:value="0.208333333333333" calcext:value-type="float">
            <text:p>0,208333333333333</text:p>
          </table:table-cell>
          <table:table-cell table:formula="of:=([.G21]-[.$G$2])/[.$G$2]" office:value-type="float" office:value="2" calcext:value-type="float">
            <text:p>2</text:p>
          </table:table-cell>
          <table:table-cell table:formula="of:=([.H21]-[.$H$2])/[.$H$2]" office:value-type="float" office:value="5" calcext:value-type="float">
            <text:p>5</text:p>
          </table:table-cell>
          <table:table-cell/>
          <table:table-cell table:formula="of:=SQRT([.M21]^2 + [.N21]^2)" office:value-type="float" office:value="2.01082141866894" calcext:value-type="float">
            <text:p>2,01082141866894</text:p>
          </table:table-cell>
          <table:table-cell table:formula="of:=[.R21]*[.$K$2]/[.K21]" office:value-type="float" office:value="0.858139281488295" calcext:value-type="float">
            <text:p>0,858139281488295</text:p>
          </table:table-cell>
        </table:table-row>
        <table:table-row table:style-name="ro1">
          <table:table-cell office:value-type="float" office:value="354396" calcext:value-type="float">
            <text:p>354396</text:p>
          </table:table-cell>
          <table:table-cell office:value-type="string" calcext:value-type="string">
            <text:p>Intel Core i5 - 10500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8640" calcext:value-type="float">
            <text:p>18640</text:p>
          </table:table-cell>
          <table:table-cell/>
          <table:table-cell table:formula="of:=([.D22]-[.$D$2])/[.$D$2]" office:value-type="float" office:value="2" calcext:value-type="float">
            <text:p>2</text:p>
          </table:table-cell>
          <table:table-cell table:formula="of:=([.E22]-[.$E$2])/[.$E$2]" office:value-type="float" office:value="0.291666666666667" calcext:value-type="float">
            <text:p>0,291666666666667</text:p>
          </table:table-cell>
          <table:table-cell table:formula="of:=([.G22]-[.$G$2])/[.$G$2]" office:value-type="float" office:value="2" calcext:value-type="float">
            <text:p>2</text:p>
          </table:table-cell>
          <table:table-cell table:formula="of:=([.H22]-[.$H$2])/[.$H$2]" office:value-type="float" office:value="5" calcext:value-type="float">
            <text:p>5</text:p>
          </table:table-cell>
          <table:table-cell/>
          <table:table-cell table:formula="of:=SQRT([.M22]^2 + [.N22]^2)" office:value-type="float" office:value="2.02115547260582" calcext:value-type="float">
            <text:p>2,02115547260582</text:p>
          </table:table-cell>
          <table:table-cell table:formula="of:=[.R22]*[.$K$2]/[.K22]" office:value-type="float" office:value="0.657092390772063" calcext:value-type="float">
            <text:p>0,657092390772063</text:p>
          </table:table-cell>
        </table:table-row>
        <table:table-row table:style-name="ro1">
          <table:table-cell office:value-type="float" office:value="354584" calcext:value-type="float">
            <text:p>354584</text:p>
          </table:table-cell>
          <table:table-cell office:value-type="string" calcext:value-type="string">
            <text:p>Intel Core i5 - 10600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270" calcext:value-type="float">
            <text:p>20270</text:p>
          </table:table-cell>
          <table:table-cell/>
          <table:table-cell table:formula="of:=([.D23]-[.$D$2])/[.$D$2]" office:value-type="float" office:value="2" calcext:value-type="float">
            <text:p>2</text:p>
          </table:table-cell>
          <table:table-cell table:formula="of:=([.E23]-[.$E$2])/[.$E$2]" office:value-type="float" office:value="0.375" calcext:value-type="float">
            <text:p>0,375</text:p>
          </table:table-cell>
          <table:table-cell table:formula="of:=([.G23]-[.$G$2])/[.$G$2]" office:value-type="float" office:value="2" calcext:value-type="float">
            <text:p>2</text:p>
          </table:table-cell>
          <table:table-cell table:formula="of:=([.H23]-[.$H$2])/[.$H$2]" office:value-type="float" office:value="5" calcext:value-type="float">
            <text:p>5</text:p>
          </table:table-cell>
          <table:table-cell/>
          <table:table-cell table:formula="of:=SQRT([.M23]^2 + [.N23]^2)" office:value-type="float" office:value="2.03485257451246" calcext:value-type="float">
            <text:p>2,03485257451246</text:p>
          </table:table-cell>
          <table:table-cell table:formula="of:=[.R23]*[.$K$2]/[.K23]" office:value-type="float" office:value="0.608347636978072" calcext:value-type="float">
            <text:p>0,608347636978072</text:p>
          </table:table-cell>
        </table:table-row>
        <table:table-row table:style-name="ro1">
          <table:table-cell office:value-type="float" office:value="385231" calcext:value-type="float">
            <text:p>385231</text:p>
          </table:table-cell>
          <table:table-cell office:value-type="string" calcext:value-type="string">
            <text:p>Intel Core i5 - 11400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ocket Lake-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8110" calcext:value-type="float">
            <text:p>18110</text:p>
          </table:table-cell>
          <table:table-cell/>
          <table:table-cell table:formula="of:=([.D24]-[.$D$2])/[.$D$2]" office:value-type="float" office:value="2" calcext:value-type="float">
            <text:p>2</text:p>
          </table:table-cell>
          <table:table-cell table:formula="of:=([.E24]-[.$E$2])/[.$E$2]" office:value-type="float" office:value="0.0833333333333333" calcext:value-type="float">
            <text:p>0,083333333333333</text:p>
          </table:table-cell>
          <table:table-cell table:formula="of:=([.G24]-[.$G$2])/[.$G$2]" office:value-type="float" office:value="1" calcext:value-type="float">
            <text:p>1</text:p>
          </table:table-cell>
          <table:table-cell table:formula="of:=([.H24]-[.$H$2])/[.$H$2]" office:value-type="float" office:value="5" calcext:value-type="float">
            <text:p>5</text:p>
          </table:table-cell>
          <table:table-cell/>
          <table:table-cell table:formula="of:=SQRT([.M24]^2 + [.N24]^2)" office:value-type="float" office:value="2.00173535824405" calcext:value-type="float">
            <text:p>2,00173535824405</text:p>
          </table:table-cell>
          <table:table-cell table:formula="of:=[.R24]*[.$K$2]/[.K24]" office:value-type="float" office:value="0.669824200494697" calcext:value-type="float">
            <text:p>0,669824200494697</text:p>
          </table:table-cell>
        </table:table-row>
        <table:table-row table:style-name="ro1">
          <table:table-cell office:value-type="float" office:value="385859" calcext:value-type="float">
            <text:p>385859</text:p>
          </table:table-cell>
          <table:table-cell office:value-type="string" calcext:value-type="string">
            <text:p>Intel Core i5 - 11400F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Rocket Lake-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7690" calcext:value-type="float">
            <text:p>17690</text:p>
          </table:table-cell>
          <table:table-cell/>
          <table:table-cell table:formula="of:=([.D25]-[.$D$2])/[.$D$2]" office:value-type="float" office:value="2" calcext:value-type="float">
            <text:p>2</text:p>
          </table:table-cell>
          <table:table-cell table:formula="of:=([.E25]-[.$E$2])/[.$E$2]" office:value-type="float" office:value="0.0833333333333333" calcext:value-type="float">
            <text:p>0,083333333333333</text:p>
          </table:table-cell>
          <table:table-cell table:formula="of:=([.G25]-[.$G$2])/[.$G$2]" office:value-type="float" office:value="1" calcext:value-type="float">
            <text:p>1</text:p>
          </table:table-cell>
          <table:table-cell table:formula="of:=([.H25]-[.$H$2])/[.$H$2]" office:value-type="float" office:value="5" calcext:value-type="float">
            <text:p>5</text:p>
          </table:table-cell>
          <table:table-cell/>
          <table:table-cell table:formula="of:=SQRT([.M25]^2 + [.N25]^2)" office:value-type="float" office:value="2.00173535824405" calcext:value-type="float">
            <text:p>2,00173535824405</text:p>
          </table:table-cell>
          <table:table-cell table:formula="of:=[.R25]*[.$K$2]/[.K25]" office:value-type="float" office:value="0.685727318878403" calcext:value-type="float">
            <text:p>0,685727318878403</text:p>
          </table:table-cell>
        </table:table-row>
        <table:table-row table:style-name="ro1">
          <table:table-cell office:value-type="float" office:value="385230" calcext:value-type="float">
            <text:p>385230</text:p>
          </table:table-cell>
          <table:table-cell office:value-type="string" calcext:value-type="string">
            <text:p>Intel Core i5 - 11500 BOX</text:p>
          </table:table-cell>
          <table:table-cell office:value-type="string" calcext:value-type="string">
            <text:p>Socket 1200</text:p>
          </table:table-cell>
          <table:table-cell office:value-type="float" office:value="6" calcext:value-type="float">
            <text:p>6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Rocket Lake-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9300" calcext:value-type="float">
            <text:p>19300</text:p>
          </table:table-cell>
          <table:table-cell/>
          <table:table-cell table:formula="of:=([.D26]-[.$D$2])/[.$D$2]" office:value-type="float" office:value="2" calcext:value-type="float">
            <text:p>2</text:p>
          </table:table-cell>
          <table:table-cell table:formula="of:=([.E26]-[.$E$2])/[.$E$2]" office:value-type="float" office:value="0.125" calcext:value-type="float">
            <text:p>0,125</text:p>
          </table:table-cell>
          <table:table-cell table:formula="of:=([.G26]-[.$G$2])/[.$G$2]" office:value-type="float" office:value="1" calcext:value-type="float">
            <text:p>1</text:p>
          </table:table-cell>
          <table:table-cell table:formula="of:=([.H26]-[.$H$2])/[.$H$2]" office:value-type="float" office:value="5" calcext:value-type="float">
            <text:p>5</text:p>
          </table:table-cell>
          <table:table-cell/>
          <table:table-cell table:formula="of:=SQRT([.M26]^2 + [.N26]^2)" office:value-type="float" office:value="2.00390244273517" calcext:value-type="float">
            <text:p>2,00390244273517</text:p>
          </table:table-cell>
          <table:table-cell table:formula="of:=[.R26]*[.$K$2]/[.K26]" office:value-type="float" office:value="0.629204601190423" calcext:value-type="float">
            <text:p>0,629204601190423</text:p>
          </table:table-cell>
        </table:table-row>
        <table:table-row table:style-name="ro1">
          <table:table-cell office:value-type="float" office:value="241877" calcext:value-type="float">
            <text:p>241877</text:p>
          </table:table-cell>
          <table:table-cell office:value-type="string" calcext:value-type="string">
            <text:p>Intel Core i5 - 7400 BOX</text:p>
          </table:table-cell>
          <table:table-cell office:value-type="string" calcext:value-type="string">
            <text:p>Socket 1151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Kaby Lake-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6890" calcext:value-type="float">
            <text:p>16890</text:p>
          </table:table-cell>
          <table:table-cell/>
          <table:table-cell table:formula="of:=([.D27]-[.$D$2])/[.$D$2]" office:value-type="float" office:value="1" calcext:value-type="float">
            <text:p>1</text:p>
          </table:table-cell>
          <table:table-cell table:formula="of:=([.E27]-[.$E$2])/[.$E$2]" office:value-type="float" office:value="0.25" calcext:value-type="float">
            <text:p>0,25</text:p>
          </table:table-cell>
          <table:table-cell table:formula="of:=([.G27]-[.$G$2])/[.$G$2]" office:value-type="float" office:value="1" calcext:value-type="float">
            <text:p>1</text:p>
          </table:table-cell>
          <table:table-cell table:formula="of:=([.H27]-[.$H$2])/[.$H$2]" office:value-type="float" office:value="2" calcext:value-type="float">
            <text:p>2</text:p>
          </table:table-cell>
          <table:table-cell/>
          <table:table-cell table:formula="of:=SQRT([.M27]^2 + [.N27]^2)" office:value-type="float" office:value="1.03077640640442" calcext:value-type="float">
            <text:p>1,03077640640442</text:p>
          </table:table-cell>
          <table:table-cell table:formula="of:=[.R27]*[.$K$2]/[.K27]" office:value-type="float" office:value="0.369834518816504" calcext:value-type="float">
            <text:p>0,369834518816504</text:p>
          </table:table-cell>
        </table:table-row>
        <table:table-row table:style-name="ro1">
          <table:table-cell office:value-type="float" office:value="324860" calcext:value-type="float">
            <text:p>324860</text:p>
          </table:table-cell>
          <table:table-cell office:value-type="string" calcext:value-type="string">
            <text:p>Intel Core i5 - 9400 BOX</text:p>
          </table:table-cell>
          <table:table-cell office:value-type="string" calcext:value-type="string">
            <text:p>Socket 1151 v2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ffee Lake Refresh-S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9650" calcext:value-type="float">
            <text:p>19650</text:p>
          </table:table-cell>
          <table:table-cell/>
          <table:table-cell table:formula="of:=([.D28]-[.$D$2])/[.$D$2]" office:value-type="float" office:value="2" calcext:value-type="float">
            <text:p>2</text:p>
          </table:table-cell>
          <table:table-cell table:formula="of:=([.E28]-[.$E$2])/[.$E$2]" office:value-type="float" office:value="0.208333333333333" calcext:value-type="float">
            <text:p>0,208333333333333</text:p>
          </table:table-cell>
          <table:table-cell table:formula="of:=([.G28]-[.$G$2])/[.$G$2]" office:value-type="float" office:value="2" calcext:value-type="float">
            <text:p>2</text:p>
          </table:table-cell>
          <table:table-cell table:formula="of:=([.H28]-[.$H$2])/[.$H$2]" office:value-type="float" office:value="3.5" calcext:value-type="float">
            <text:p>3,5</text:p>
          </table:table-cell>
          <table:table-cell/>
          <table:table-cell table:formula="of:=SQRT([.M28]^2 + [.N28]^2)" office:value-type="float" office:value="2.01082141866894" calcext:value-type="float">
            <text:p>2,01082141866894</text:p>
          </table:table-cell>
          <table:table-cell table:formula="of:=[.R28]*[.$K$2]/[.K28]" office:value-type="float" office:value="0.620131185604773" calcext:value-type="float">
            <text:p>0,620131185604773</text:p>
          </table:table-cell>
        </table:table-row>
        <table:table-row table:style-name="ro1">
          <table:table-cell office:value-type="float" office:value="309539" calcext:value-type="float">
            <text:p>309539</text:p>
          </table:table-cell>
          <table:table-cell office:value-type="string" calcext:value-type="string">
            <text:p>Intel Core i5 - 9400F BOX</text:p>
          </table:table-cell>
          <table:table-cell office:value-type="string" calcext:value-type="string">
            <text:p>Socket 1151 v2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ffee Lake Refresh-S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6080" calcext:value-type="float">
            <text:p>16080</text:p>
          </table:table-cell>
          <table:table-cell/>
          <table:table-cell table:formula="of:=([.D29]-[.$D$2])/[.$D$2]" office:value-type="float" office:value="2" calcext:value-type="float">
            <text:p>2</text:p>
          </table:table-cell>
          <table:table-cell table:formula="of:=([.E29]-[.$E$2])/[.$E$2]" office:value-type="float" office:value="0.208333333333333" calcext:value-type="float">
            <text:p>0,208333333333333</text:p>
          </table:table-cell>
          <table:table-cell table:formula="of:=([.G29]-[.$G$2])/[.$G$2]" office:value-type="float" office:value="2" calcext:value-type="float">
            <text:p>2</text:p>
          </table:table-cell>
          <table:table-cell table:formula="of:=([.H29]-[.$H$2])/[.$H$2]" office:value-type="float" office:value="3.5" calcext:value-type="float">
            <text:p>3,5</text:p>
          </table:table-cell>
          <table:table-cell/>
          <table:table-cell table:formula="of:=SQRT([.M29]^2 + [.N29]^2)" office:value-type="float" office:value="2.01082141866894" calcext:value-type="float">
            <text:p>2,01082141866894</text:p>
          </table:table-cell>
          <table:table-cell table:formula="of:=[.R29]*[.$K$2]/[.K29]" office:value-type="float" office:value="0.75780956449837" calcext:value-type="float">
            <text:p>0,75780956449837</text:p>
          </table:table-cell>
        </table:table-row>
        <table:table-row table:style-name="ro1">
          <table:table-cell office:value-type="float" office:value="323118" calcext:value-type="float">
            <text:p>323118</text:p>
          </table:table-cell>
          <table:table-cell office:value-type="string" calcext:value-type="string">
            <text:p>Intel Core i5 - 9500F BOX</text:p>
          </table:table-cell>
          <table:table-cell office:value-type="string" calcext:value-type="string">
            <text:p>Socket 1151 v2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ffee Lake Refresh-S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6330" calcext:value-type="float">
            <text:p>16330</text:p>
          </table:table-cell>
          <table:table-cell/>
          <table:table-cell table:formula="of:=([.D30]-[.$D$2])/[.$D$2]" office:value-type="float" office:value="2" calcext:value-type="float">
            <text:p>2</text:p>
          </table:table-cell>
          <table:table-cell table:formula="of:=([.E30]-[.$E$2])/[.$E$2]" office:value-type="float" office:value="0.25" calcext:value-type="float">
            <text:p>0,25</text:p>
          </table:table-cell>
          <table:table-cell table:formula="of:=([.G30]-[.$G$2])/[.$G$2]" office:value-type="float" office:value="2" calcext:value-type="float">
            <text:p>2</text:p>
          </table:table-cell>
          <table:table-cell table:formula="of:=([.H30]-[.$H$2])/[.$H$2]" office:value-type="float" office:value="3.5" calcext:value-type="float">
            <text:p>3,5</text:p>
          </table:table-cell>
          <table:table-cell/>
          <table:table-cell table:formula="of:=SQRT([.M30]^2 + [.N30]^2)" office:value-type="float" office:value="2.01556443707464" calcext:value-type="float">
            <text:p>2,01556443707464</text:p>
          </table:table-cell>
          <table:table-cell table:formula="of:=[.R30]*[.$K$2]/[.K30]" office:value-type="float" office:value="0.747968186691507" calcext:value-type="float">
            <text:p>0,747968186691507</text:p>
          </table:table-cell>
        </table:table-row>
        <table:table-row table:style-name="ro1">
          <table:table-cell office:value-type="float" office:value="354470" calcext:value-type="float">
            <text:p>354470</text:p>
          </table:table-cell>
          <table:table-cell office:value-type="string" calcext:value-type="string">
            <text:p>Intel Core i7 - 10700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7310" calcext:value-type="float">
            <text:p>27310</text:p>
          </table:table-cell>
          <table:table-cell/>
          <table:table-cell table:formula="of:=([.D31]-[.$D$2])/[.$D$2]" office:value-type="float" office:value="3" calcext:value-type="float">
            <text:p>3</text:p>
          </table:table-cell>
          <table:table-cell table:formula="of:=([.E31]-[.$E$2])/[.$E$2]" office:value-type="float" office:value="0.208333333333333" calcext:value-type="float">
            <text:p>0,208333333333333</text:p>
          </table:table-cell>
          <table:table-cell table:formula="of:=([.G31]-[.$G$2])/[.$G$2]" office:value-type="float" office:value="2" calcext:value-type="float">
            <text:p>2</text:p>
          </table:table-cell>
          <table:table-cell table:formula="of:=([.H31]-[.$H$2])/[.$H$2]" office:value-type="float" office:value="7" calcext:value-type="float">
            <text:p>7</text:p>
          </table:table-cell>
          <table:table-cell/>
          <table:table-cell table:formula="of:=SQRT([.M31]^2 + [.N31]^2)" office:value-type="float" office:value="3.00722509596102" calcext:value-type="float">
            <text:p>3,00722509596102</text:p>
          </table:table-cell>
          <table:table-cell table:formula="of:=[.R31]*[.$K$2]/[.K31]" office:value-type="float" office:value="0.667293448609439" calcext:value-type="float">
            <text:p>0,667293448609439</text:p>
          </table:table-cell>
        </table:table-row>
        <table:table-row table:style-name="ro1">
          <table:table-cell office:value-type="float" office:value="360990" calcext:value-type="float">
            <text:p>360990</text:p>
          </table:table-cell>
          <table:table-cell office:value-type="string" calcext:value-type="string">
            <text:p>Intel Core i7 - 10700F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Comet Lake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4930" calcext:value-type="float">
            <text:p>24930</text:p>
          </table:table-cell>
          <table:table-cell/>
          <table:table-cell table:formula="of:=([.D32]-[.$D$2])/[.$D$2]" office:value-type="float" office:value="3" calcext:value-type="float">
            <text:p>3</text:p>
          </table:table-cell>
          <table:table-cell table:formula="of:=([.E32]-[.$E$2])/[.$E$2]" office:value-type="float" office:value="0.208333333333333" calcext:value-type="float">
            <text:p>0,208333333333333</text:p>
          </table:table-cell>
          <table:table-cell table:formula="of:=([.G32]-[.$G$2])/[.$G$2]" office:value-type="float" office:value="2" calcext:value-type="float">
            <text:p>2</text:p>
          </table:table-cell>
          <table:table-cell table:formula="of:=([.H32]-[.$H$2])/[.$H$2]" office:value-type="float" office:value="7" calcext:value-type="float">
            <text:p>7</text:p>
          </table:table-cell>
          <table:table-cell/>
          <table:table-cell table:formula="of:=SQRT([.M32]^2 + [.N32]^2)" office:value-type="float" office:value="3.00722509596102" calcext:value-type="float">
            <text:p>3,00722509596102</text:p>
          </table:table-cell>
          <table:table-cell table:formula="of:=[.R32]*[.$K$2]/[.K32]" office:value-type="float" office:value="0.730998158103642" calcext:value-type="float">
            <text:p>0,730998158103642</text:p>
          </table:table-cell>
        </table:table-row>
        <table:table-row table:style-name="ro1">
          <table:table-cell office:value-type="float" office:value="385227" calcext:value-type="float">
            <text:p>385227</text:p>
          </table:table-cell>
          <table:table-cell office:value-type="string" calcext:value-type="string">
            <text:p>Intel Core i7 - 11700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cket Lake-S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1020" calcext:value-type="float">
            <text:p>31020</text:p>
          </table:table-cell>
          <table:table-cell/>
          <table:table-cell table:formula="of:=([.D33]-[.$D$2])/[.$D$2]" office:value-type="float" office:value="3" calcext:value-type="float">
            <text:p>3</text:p>
          </table:table-cell>
          <table:table-cell table:formula="of:=([.E33]-[.$E$2])/[.$E$2]" office:value-type="float" office:value="0.0416666666666667" calcext:value-type="float">
            <text:p>0,041666666666667</text:p>
          </table:table-cell>
          <table:table-cell table:formula="of:=([.G33]-[.$G$2])/[.$G$2]" office:value-type="float" office:value="2" calcext:value-type="float">
            <text:p>2</text:p>
          </table:table-cell>
          <table:table-cell table:formula="of:=([.H33]-[.$H$2])/[.$H$2]" office:value-type="float" office:value="7" calcext:value-type="float">
            <text:p>7</text:p>
          </table:table-cell>
          <table:table-cell/>
          <table:table-cell table:formula="of:=SQRT([.M33]^2 + [.N33]^2)" office:value-type="float" office:value="3.00028933789912" calcext:value-type="float">
            <text:p>3,00028933789912</text:p>
          </table:table-cell>
          <table:table-cell table:formula="of:=[.R33]*[.$K$2]/[.K33]" office:value-type="float" office:value="0.586130025392284" calcext:value-type="float">
            <text:p>0,586130025392284</text:p>
          </table:table-cell>
        </table:table-row>
        <table:table-row table:style-name="ro1">
          <table:table-cell office:value-type="float" office:value="385670" calcext:value-type="float">
            <text:p>385670</text:p>
          </table:table-cell>
          <table:table-cell office:value-type="string" calcext:value-type="string">
            <text:p>Intel Core i7 - 11700F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cket Lake-S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0200" calcext:value-type="float">
            <text:p>30200</text:p>
          </table:table-cell>
          <table:table-cell/>
          <table:table-cell table:formula="of:=([.D34]-[.$D$2])/[.$D$2]" office:value-type="float" office:value="3" calcext:value-type="float">
            <text:p>3</text:p>
          </table:table-cell>
          <table:table-cell table:formula="of:=([.E34]-[.$E$2])/[.$E$2]" office:value-type="float" office:value="0.0416666666666667" calcext:value-type="float">
            <text:p>0,041666666666667</text:p>
          </table:table-cell>
          <table:table-cell table:formula="of:=([.G34]-[.$G$2])/[.$G$2]" office:value-type="float" office:value="2" calcext:value-type="float">
            <text:p>2</text:p>
          </table:table-cell>
          <table:table-cell table:formula="of:=([.H34]-[.$H$2])/[.$H$2]" office:value-type="float" office:value="7" calcext:value-type="float">
            <text:p>7</text:p>
          </table:table-cell>
          <table:table-cell/>
          <table:table-cell table:formula="of:=SQRT([.M34]^2 + [.N34]^2)" office:value-type="float" office:value="3.00028933789912" calcext:value-type="float">
            <text:p>3,00028933789912</text:p>
          </table:table-cell>
          <table:table-cell table:formula="of:=[.R34]*[.$K$2]/[.K34]" office:value-type="float" office:value="0.602044814161213" calcext:value-type="float">
            <text:p>0,602044814161213</text:p>
          </table:table-cell>
        </table:table-row>
        <table:table-row table:style-name="ro1">
          <table:table-cell office:value-type="float" office:value="324152" calcext:value-type="float">
            <text:p>324152</text:p>
          </table:table-cell>
          <table:table-cell office:value-type="string" calcext:value-type="string">
            <text:p>Intel Core i7 - 9700 BOX</text:p>
          </table:table-cell>
          <table:table-cell office:value-type="string" calcext:value-type="string">
            <text:p>Socket 1151 v2</text:p>
          </table:table-cell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ffee Lake Refresh-S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5300" calcext:value-type="float">
            <text:p>25300</text:p>
          </table:table-cell>
          <table:table-cell/>
          <table:table-cell table:formula="of:=([.D35]-[.$D$2])/[.$D$2]" office:value-type="float" office:value="3" calcext:value-type="float">
            <text:p>3</text:p>
          </table:table-cell>
          <table:table-cell table:formula="of:=([.E35]-[.$E$2])/[.$E$2]" office:value-type="float" office:value="0.25" calcext:value-type="float">
            <text:p>0,25</text:p>
          </table:table-cell>
          <table:table-cell table:formula="of:=([.G35]-[.$G$2])/[.$G$2]" office:value-type="float" office:value="2" calcext:value-type="float">
            <text:p>2</text:p>
          </table:table-cell>
          <table:table-cell table:formula="of:=([.H35]-[.$H$2])/[.$H$2]" office:value-type="float" office:value="5" calcext:value-type="float">
            <text:p>5</text:p>
          </table:table-cell>
          <table:table-cell/>
          <table:table-cell table:formula="of:=SQRT([.M35]^2 + [.N35]^2)" office:value-type="float" office:value="3.01039864469807" calcext:value-type="float">
            <text:p>3,01039864469807</text:p>
          </table:table-cell>
          <table:table-cell table:formula="of:=[.R35]*[.$K$2]/[.K35]" office:value-type="float" office:value="0.721067817662859" calcext:value-type="float">
            <text:p>0,721067817662859</text:p>
          </table:table-cell>
        </table:table-row>
        <table:table-row table:style-name="ro1">
          <table:table-cell office:value-type="float" office:value="323116" calcext:value-type="float">
            <text:p>323116</text:p>
          </table:table-cell>
          <table:table-cell office:value-type="string" calcext:value-type="string">
            <text:p>Intel Core i7 - 9700F BOX</text:p>
          </table:table-cell>
          <table:table-cell office:value-type="string" calcext:value-type="string">
            <text:p>Socket 1151 v2</text:p>
          </table:table-cell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ffee Lake Refresh-S</text:p>
          </table:table-cell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3400" calcext:value-type="float">
            <text:p>23400</text:p>
          </table:table-cell>
          <table:table-cell/>
          <table:table-cell table:formula="of:=([.D36]-[.$D$2])/[.$D$2]" office:value-type="float" office:value="3" calcext:value-type="float">
            <text:p>3</text:p>
          </table:table-cell>
          <table:table-cell table:formula="of:=([.E36]-[.$E$2])/[.$E$2]" office:value-type="float" office:value="0.25" calcext:value-type="float">
            <text:p>0,25</text:p>
          </table:table-cell>
          <table:table-cell table:formula="of:=([.G36]-[.$G$2])/[.$G$2]" office:value-type="float" office:value="2" calcext:value-type="float">
            <text:p>2</text:p>
          </table:table-cell>
          <table:table-cell table:formula="of:=([.H36]-[.$H$2])/[.$H$2]" office:value-type="float" office:value="5" calcext:value-type="float">
            <text:p>5</text:p>
          </table:table-cell>
          <table:table-cell/>
          <table:table-cell table:formula="of:=SQRT([.M36]^2 + [.N36]^2)" office:value-type="float" office:value="3.01039864469807" calcext:value-type="float">
            <text:p>3,01039864469807</text:p>
          </table:table-cell>
          <table:table-cell table:formula="of:=[.R36]*[.$K$2]/[.K36]" office:value-type="float" office:value="0.779616059267963" calcext:value-type="float">
            <text:p>0,779616059267963</text:p>
          </table:table-cell>
        </table:table-row>
        <table:table-row table:style-name="ro1">
          <table:table-cell office:value-type="float" office:value="356306" calcext:value-type="float">
            <text:p>356306</text:p>
          </table:table-cell>
          <table:table-cell office:value-type="string" calcext:value-type="string">
            <text:p>Intel Core i9 - 10900 BOX</text:p>
          </table:table-cell>
          <table:table-cell office:value-type="string" calcext:value-type="string">
            <text:p>Socket 1200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Comet Lake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5910" calcext:value-type="float">
            <text:p>35910</text:p>
          </table:table-cell>
          <table:table-cell/>
          <table:table-cell table:formula="of:=([.D37]-[.$D$2])/[.$D$2]" office:value-type="float" office:value="4" calcext:value-type="float">
            <text:p>4</text:p>
          </table:table-cell>
          <table:table-cell table:formula="of:=([.E37]-[.$E$2])/[.$E$2]" office:value-type="float" office:value="0.166666666666667" calcext:value-type="float">
            <text:p>0,166666666666667</text:p>
          </table:table-cell>
          <table:table-cell table:formula="of:=([.G37]-[.$G$2])/[.$G$2]" office:value-type="float" office:value="4" calcext:value-type="float">
            <text:p>4</text:p>
          </table:table-cell>
          <table:table-cell table:formula="of:=([.H37]-[.$H$2])/[.$H$2]" office:value-type="float" office:value="9" calcext:value-type="float">
            <text:p>9</text:p>
          </table:table-cell>
          <table:table-cell/>
          <table:table-cell table:formula="of:=SQRT([.M37]^2 + [.N37]^2)" office:value-type="float" office:value="4.0034707164881" calcext:value-type="float">
            <text:p>4,0034707164881</text:p>
          </table:table-cell>
          <table:table-cell table:formula="of:=[.R37]*[.$K$2]/[.K37]" office:value-type="float" office:value="0.675606587076522" calcext:value-type="float">
            <text:p>0,675606587076522</text:p>
          </table:table-cell>
        </table:table-row>
        <table:table-row table:style-name="ro1">
          <table:table-cell office:value-type="float" office:value="356307" calcext:value-type="float">
            <text:p>356307</text:p>
          </table:table-cell>
          <table:table-cell office:value-type="string" calcext:value-type="string">
            <text:p>Intel Core i9 - 10900F BOX</text:p>
          </table:table-cell>
          <table:table-cell office:value-type="string" calcext:value-type="string">
            <text:p>Socket 1200</text:p>
          </table:table-cell>
          <table:table-cell office:value-type="float" office:value="10" calcext:value-type="float">
            <text:p>1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Comet Lake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3330" calcext:value-type="float">
            <text:p>33330</text:p>
          </table:table-cell>
          <table:table-cell/>
          <table:table-cell table:formula="of:=([.D38]-[.$D$2])/[.$D$2]" office:value-type="float" office:value="4" calcext:value-type="float">
            <text:p>4</text:p>
          </table:table-cell>
          <table:table-cell table:formula="of:=([.E38]-[.$E$2])/[.$E$2]" office:value-type="float" office:value="0.166666666666667" calcext:value-type="float">
            <text:p>0,166666666666667</text:p>
          </table:table-cell>
          <table:table-cell table:formula="of:=([.G38]-[.$G$2])/[.$G$2]" office:value-type="float" office:value="4" calcext:value-type="float">
            <text:p>4</text:p>
          </table:table-cell>
          <table:table-cell table:formula="of:=([.H38]-[.$H$2])/[.$H$2]" office:value-type="float" office:value="9" calcext:value-type="float">
            <text:p>9</text:p>
          </table:table-cell>
          <table:table-cell/>
          <table:table-cell table:formula="of:=SQRT([.M38]^2 + [.N38]^2)" office:value-type="float" office:value="4.0034707164881" calcext:value-type="float">
            <text:p>4,0034707164881</text:p>
          </table:table-cell>
          <table:table-cell table:formula="of:=[.R38]*[.$K$2]/[.K38]" office:value-type="float" office:value="0.727903766634201" calcext:value-type="float">
            <text:p>0,727903766634201</text:p>
          </table:table-cell>
        </table:table-row>
        <table:table-row table:style-name="ro1">
          <table:table-cell office:value-type="float" office:value="345192" calcext:value-type="float">
            <text:p>345192</text:p>
          </table:table-cell>
          <table:table-cell office:value-type="string" calcext:value-type="string">
            <text:p>Intel Core i9 - 10920X BOX</text:p>
          </table:table-cell>
          <table:table-cell office:value-type="string" calcext:value-type="string">
            <text:p>Socket 2066</text:p>
          </table:table-cell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ascade Lake-X</text:p>
          </table:table-cell>
          <table:table-cell office:value-type="float" office:value="10" calcext:value-type="float">
            <text:p>10</text:p>
          </table:table-cell>
          <table:table-cell office:value-type="float" office:value="19.25" calcext:value-type="float">
            <text:p>19,25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63390" calcext:value-type="float">
            <text:p>63390</text:p>
          </table:table-cell>
          <table:table-cell/>
          <table:table-cell table:formula="of:=([.D39]-[.$D$2])/[.$D$2]" office:value-type="float" office:value="5" calcext:value-type="float">
            <text:p>5</text:p>
          </table:table-cell>
          <table:table-cell table:formula="of:=([.E39]-[.$E$2])/[.$E$2]" office:value-type="float" office:value="0.458333333333333" calcext:value-type="float">
            <text:p>0,458333333333333</text:p>
          </table:table-cell>
          <table:table-cell table:formula="of:=([.G39]-[.$G$2])/[.$G$2]" office:value-type="float" office:value="19" calcext:value-type="float">
            <text:p>19</text:p>
          </table:table-cell>
          <table:table-cell table:formula="of:=([.H39]-[.$H$2])/[.$H$2]" office:value-type="float" office:value="8.625" calcext:value-type="float">
            <text:p>8,625</text:p>
          </table:table-cell>
          <table:table-cell/>
          <table:table-cell table:formula="of:=SQRT([.M39]^2 + [.N39]^2)" office:value-type="float" office:value="5.02096299970877" calcext:value-type="float">
            <text:p>5,02096299970877</text:p>
          </table:table-cell>
          <table:table-cell table:formula="of:=[.R39]*[.$K$2]/[.K39]" office:value-type="float" office:value="0.479997409342722" calcext:value-type="float">
            <text:p>0,479997409342722</text:p>
          </table:table-cell>
        </table:table-row>
        <table:table-row table:style-name="ro1">
          <table:table-cell office:value-type="float" office:value="385238" calcext:value-type="float">
            <text:p>385238</text:p>
          </table:table-cell>
          <table:table-cell office:value-type="string" calcext:value-type="string">
            <text:p>Intel Core i9 - 11900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cket Lake-S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0200" calcext:value-type="float">
            <text:p>40200</text:p>
          </table:table-cell>
          <table:table-cell/>
          <table:table-cell table:formula="of:=([.D40]-[.$D$2])/[.$D$2]" office:value-type="float" office:value="3" calcext:value-type="float">
            <text:p>3</text:p>
          </table:table-cell>
          <table:table-cell table:formula="of:=([.E40]-[.$E$2])/[.$E$2]" office:value-type="float" office:value="0.0416666666666667" calcext:value-type="float">
            <text:p>0,041666666666667</text:p>
          </table:table-cell>
          <table:table-cell table:formula="of:=([.G40]-[.$G$2])/[.$G$2]" office:value-type="float" office:value="2" calcext:value-type="float">
            <text:p>2</text:p>
          </table:table-cell>
          <table:table-cell table:formula="of:=([.H40]-[.$H$2])/[.$H$2]" office:value-type="float" office:value="7" calcext:value-type="float">
            <text:p>7</text:p>
          </table:table-cell>
          <table:table-cell/>
          <table:table-cell table:formula="of:=SQRT([.M40]^2 + [.N40]^2)" office:value-type="float" office:value="3.00028933789912" calcext:value-type="float">
            <text:p>3,00028933789912</text:p>
          </table:table-cell>
          <table:table-cell table:formula="of:=[.R40]*[.$K$2]/[.K40]" office:value-type="float" office:value="0.452282422578822" calcext:value-type="float">
            <text:p>0,452282422578822</text:p>
          </table:table-cell>
        </table:table-row>
        <table:table-row table:style-name="ro1">
          <table:table-cell office:value-type="float" office:value="385655" calcext:value-type="float">
            <text:p>385655</text:p>
          </table:table-cell>
          <table:table-cell office:value-type="string" calcext:value-type="string">
            <text:p>Intel Core i9 - 11900F BOX</text:p>
          </table:table-cell>
          <table:table-cell office:value-type="string" calcext:value-type="string">
            <text:p>Socket 1200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cket Lake-S</text:p>
          </table:table-cell>
          <table:table-cell office:value-type="float" office:value="1.5" calcext:value-type="float">
            <text:p>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38710" calcext:value-type="float">
            <text:p>38710</text:p>
          </table:table-cell>
          <table:table-cell/>
          <table:table-cell table:formula="of:=([.D41]-[.$D$2])/[.$D$2]" office:value-type="float" office:value="3" calcext:value-type="float">
            <text:p>3</text:p>
          </table:table-cell>
          <table:table-cell table:formula="of:=([.E41]-[.$E$2])/[.$E$2]" office:value-type="float" office:value="0.0416666666666667" calcext:value-type="float">
            <text:p>0,041666666666667</text:p>
          </table:table-cell>
          <table:table-cell table:formula="of:=([.G41]-[.$G$2])/[.$G$2]" office:value-type="float" office:value="2" calcext:value-type="float">
            <text:p>2</text:p>
          </table:table-cell>
          <table:table-cell table:formula="of:=([.H41]-[.$H$2])/[.$H$2]" office:value-type="float" office:value="7" calcext:value-type="float">
            <text:p>7</text:p>
          </table:table-cell>
          <table:table-cell/>
          <table:table-cell table:formula="of:=SQRT([.M41]^2 + [.N41]^2)" office:value-type="float" office:value="3.00028933789912" calcext:value-type="float">
            <text:p>3,00028933789912</text:p>
          </table:table-cell>
          <table:table-cell table:formula="of:=[.R41]*[.$K$2]/[.K41]" office:value-type="float" office:value="0.469691381753259" calcext:value-type="float">
            <text:p>0,469691381753259</text:p>
          </table:table-cell>
        </table:table-row>
        <table:table-row table:style-name="ro1">
          <table:table-cell office:value-type="float" office:value="243092" calcext:value-type="float">
            <text:p>243092</text:p>
          </table:table-cell>
          <table:table-cell office:value-type="string" calcext:value-type="string">
            <text:p>Intel Pentium G4560 BOX</text:p>
          </table:table-cell>
          <table:table-cell office:value-type="string" calcext:value-type="string">
            <text:p>Socket 1151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Kaby Lake-S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8660" calcext:value-type="float">
            <text:p>8660</text:p>
          </table:table-cell>
          <table:table-cell/>
          <table:table-cell table:formula="of:=([.D42]-[.$D$2])/[.$D$2]" office:value-type="float" office:value="0" calcext:value-type="float">
            <text:p>0</text:p>
          </table:table-cell>
          <table:table-cell table:formula="of:=([.E42]-[.$E$2])/[.$E$2]" office:value-type="float" office:value="0.458333333333333" calcext:value-type="float">
            <text:p>0,458333333333333</text:p>
          </table:table-cell>
          <table:table-cell table:formula="of:=([.G42]-[.$G$2])/[.$G$2]" office:value-type="float" office:value="0" calcext:value-type="float">
            <text:p>0</text:p>
          </table:table-cell>
          <table:table-cell table:formula="of:=([.H42]-[.$H$2])/[.$H$2]" office:value-type="float" office:value="0.5" calcext:value-type="float">
            <text:p>0,5</text:p>
          </table:table-cell>
          <table:table-cell/>
          <table:table-cell table:formula="of:=SQRT([.M42]^2 + [.N42]^2)" office:value-type="float" office:value="0.458333333333333" calcext:value-type="float">
            <text:p>0,458333333333333</text:p>
          </table:table-cell>
          <table:table-cell table:formula="of:=[.R42]*[.$K$2]/[.K42]" office:value-type="float" office:value="0.320727482678984" calcext:value-type="float">
            <text:p>0,320727482678984</text:p>
          </table:table-cell>
        </table:table-row>
        <table:table-row table:style-name="ro1">
          <table:table-cell office:value-type="float" office:value="385653" calcext:value-type="float">
            <text:p>385653</text:p>
          </table:table-cell>
          <table:table-cell office:value-type="string" calcext:value-type="string">
            <text:p>Intel Pentium G6405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880" calcext:value-type="float">
            <text:p>9880</text:p>
          </table:table-cell>
          <table:table-cell/>
          <table:table-cell table:formula="of:=([.D43]-[.$D$2])/[.$D$2]" office:value-type="float" office:value="0" calcext:value-type="float">
            <text:p>0</text:p>
          </table:table-cell>
          <table:table-cell table:formula="of:=([.E43]-[.$E$2])/[.$E$2]" office:value-type="float" office:value="0.708333333333333" calcext:value-type="float">
            <text:p>0,708333333333333</text:p>
          </table:table-cell>
          <table:table-cell table:formula="of:=([.G43]-[.$G$2])/[.$G$2]" office:value-type="float" office:value="0" calcext:value-type="float">
            <text:p>0</text:p>
          </table:table-cell>
          <table:table-cell table:formula="of:=([.H43]-[.$H$2])/[.$H$2]" office:value-type="float" office:value="1" calcext:value-type="float">
            <text:p>1</text:p>
          </table:table-cell>
          <table:table-cell/>
          <table:table-cell table:formula="of:=SQRT([.M43]^2 + [.N43]^2)" office:value-type="float" office:value="0.708333333333333" calcext:value-type="float">
            <text:p>0,708333333333333</text:p>
          </table:table-cell>
          <table:table-cell table:formula="of:=[.R43]*[.$K$2]/[.K43]" office:value-type="float" office:value="0.434463562753036" calcext:value-type="float">
            <text:p>0,434463562753036</text:p>
          </table:table-cell>
        </table:table-row>
        <table:table-row table:style-name="ro1">
          <table:table-cell office:value-type="float" office:value="385676" calcext:value-type="float">
            <text:p>385676</text:p>
          </table:table-cell>
          <table:table-cell office:value-type="string" calcext:value-type="string">
            <text:p>Intel Pentium G6605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880" calcext:value-type="float">
            <text:p>9880</text:p>
          </table:table-cell>
          <table:table-cell/>
          <table:table-cell table:formula="of:=([.D44]-[.$D$2])/[.$D$2]" office:value-type="float" office:value="0" calcext:value-type="float">
            <text:p>0</text:p>
          </table:table-cell>
          <table:table-cell table:formula="of:=([.E44]-[.$E$2])/[.$E$2]" office:value-type="float" office:value="0.791666666666667" calcext:value-type="float">
            <text:p>0,791666666666667</text:p>
          </table:table-cell>
          <table:table-cell table:formula="of:=([.G44]-[.$G$2])/[.$G$2]" office:value-type="float" office:value="0" calcext:value-type="float">
            <text:p>0</text:p>
          </table:table-cell>
          <table:table-cell table:formula="of:=([.H44]-[.$H$2])/[.$H$2]" office:value-type="float" office:value="1" calcext:value-type="float">
            <text:p>1</text:p>
          </table:table-cell>
          <table:table-cell/>
          <table:table-cell table:formula="of:=SQRT([.M44]^2 + [.N44]^2)" office:value-type="float" office:value="0.791666666666667" calcext:value-type="float">
            <text:p>0,791666666666667</text:p>
          </table:table-cell>
          <table:table-cell table:formula="of:=[.R44]*[.$K$2]/[.K44]" office:value-type="float" office:value="0.485576923076923" calcext:value-type="float">
            <text:p>0,485576923076923</text:p>
          </table:table-cell>
        </table:table-row>
        <table:table-row table:style-name="ro1">
          <table:table-cell office:value-type="float" office:value="327227" calcext:value-type="float">
            <text:p>327227</text:p>
          </table:table-cell>
          <table:table-cell office:value-type="string" calcext:value-type="string">
            <text:p>Intel Pentium Gold G5420 BOX</text:p>
          </table:table-cell>
          <table:table-cell office:value-type="string" calcext:value-type="string">
            <text:p>Socket 1151 v2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Coffee Lake-S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9300" calcext:value-type="float">
            <text:p>9300</text:p>
          </table:table-cell>
          <table:table-cell/>
          <table:table-cell table:formula="of:=([.D45]-[.$D$2])/[.$D$2]" office:value-type="float" office:value="0" calcext:value-type="float">
            <text:p>0</text:p>
          </table:table-cell>
          <table:table-cell table:formula="of:=([.E45]-[.$E$2])/[.$E$2]" office:value-type="float" office:value="0.583333333333333" calcext:value-type="float">
            <text:p>0,583333333333333</text:p>
          </table:table-cell>
          <table:table-cell table:formula="of:=([.G45]-[.$G$2])/[.$G$2]" office:value-type="float" office:value="0" calcext:value-type="float">
            <text:p>0</text:p>
          </table:table-cell>
          <table:table-cell table:formula="of:=([.H45]-[.$H$2])/[.$H$2]" office:value-type="float" office:value="1" calcext:value-type="float">
            <text:p>1</text:p>
          </table:table-cell>
          <table:table-cell/>
          <table:table-cell table:formula="of:=SQRT([.M45]^2 + [.N45]^2)" office:value-type="float" office:value="0.583333333333333" calcext:value-type="float">
            <text:p>0,583333333333333</text:p>
          </table:table-cell>
          <table:table-cell table:formula="of:=[.R45]*[.$K$2]/[.K45]" office:value-type="float" office:value="0.38010752688172" calcext:value-type="float">
            <text:p>0,38010752688172</text:p>
          </table:table-cell>
        </table:table-row>
        <table:table-row table:style-name="ro1">
          <table:table-cell office:value-type="float" office:value="360128" calcext:value-type="float">
            <text:p>360128</text:p>
          </table:table-cell>
          <table:table-cell office:value-type="string" calcext:value-type="string">
            <text:p>Intel Pentium Gold G6400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840" calcext:value-type="float">
            <text:p>7840</text:p>
          </table:table-cell>
          <table:table-cell/>
          <table:table-cell table:formula="of:=([.D46]-[.$D$2])/[.$D$2]" office:value-type="float" office:value="0" calcext:value-type="float">
            <text:p>0</text:p>
          </table:table-cell>
          <table:table-cell table:formula="of:=([.E46]-[.$E$2])/[.$E$2]" office:value-type="float" office:value="0.666666666666667" calcext:value-type="float">
            <text:p>0,666666666666667</text:p>
          </table:table-cell>
          <table:table-cell table:formula="of:=([.G46]-[.$G$2])/[.$G$2]" office:value-type="float" office:value="0" calcext:value-type="float">
            <text:p>0</text:p>
          </table:table-cell>
          <table:table-cell table:formula="of:=([.H46]-[.$H$2])/[.$H$2]" office:value-type="float" office:value="1" calcext:value-type="float">
            <text:p>1</text:p>
          </table:table-cell>
          <table:table-cell/>
          <table:table-cell table:formula="of:=SQRT([.M46]^2 + [.N46]^2)" office:value-type="float" office:value="0.666666666666667" calcext:value-type="float">
            <text:p>0,666666666666667</text:p>
          </table:table-cell>
          <table:table-cell table:formula="of:=[.R46]*[.$K$2]/[.K46]" office:value-type="float" office:value="0.51530612244898" calcext:value-type="float">
            <text:p>0,51530612244898</text:p>
          </table:table-cell>
        </table:table-row>
        <table:table-row table:style-name="ro1">
          <table:table-cell office:value-type="float" office:value="369357" calcext:value-type="float">
            <text:p>369357</text:p>
          </table:table-cell>
          <table:table-cell office:value-type="string" calcext:value-type="string">
            <text:p>Intel Pentium Gold G6500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660" calcext:value-type="float">
            <text:p>8660</text:p>
          </table:table-cell>
          <table:table-cell/>
          <table:table-cell table:formula="of:=([.D47]-[.$D$2])/[.$D$2]" office:value-type="float" office:value="0" calcext:value-type="float">
            <text:p>0</text:p>
          </table:table-cell>
          <table:table-cell table:formula="of:=([.E47]-[.$E$2])/[.$E$2]" office:value-type="float" office:value="0.708333333333333" calcext:value-type="float">
            <text:p>0,708333333333333</text:p>
          </table:table-cell>
          <table:table-cell table:formula="of:=([.G47]-[.$G$2])/[.$G$2]" office:value-type="float" office:value="0" calcext:value-type="float">
            <text:p>0</text:p>
          </table:table-cell>
          <table:table-cell table:formula="of:=([.H47]-[.$H$2])/[.$H$2]" office:value-type="float" office:value="1" calcext:value-type="float">
            <text:p>1</text:p>
          </table:table-cell>
          <table:table-cell/>
          <table:table-cell table:formula="of:=SQRT([.M47]^2 + [.N47]^2)" office:value-type="float" office:value="0.708333333333333" calcext:value-type="float">
            <text:p>0,708333333333333</text:p>
          </table:table-cell>
          <table:table-cell table:formula="of:=[.R47]*[.$K$2]/[.K47]" office:value-type="float" office:value="0.49566974595843" calcext:value-type="float">
            <text:p>0,49566974595843</text:p>
          </table:table-cell>
        </table:table-row>
        <table:table-row table:style-name="ro1">
          <table:table-cell office:value-type="float" office:value="369358" calcext:value-type="float">
            <text:p>369358</text:p>
          </table:table-cell>
          <table:table-cell office:value-type="string" calcext:value-type="string">
            <text:p>Intel Pentium Gold G6600 BOX</text:p>
          </table:table-cell>
          <table:table-cell office:value-type="string" calcext:value-type="string">
            <text:p>Socket 1200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et Lake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630" calcext:value-type="float">
            <text:p>9630</text:p>
          </table:table-cell>
          <table:table-cell/>
          <table:table-cell table:formula="of:=([.D48]-[.$D$2])/[.$D$2]" office:value-type="float" office:value="0" calcext:value-type="float">
            <text:p>0</text:p>
          </table:table-cell>
          <table:table-cell table:formula="of:=([.E48]-[.$E$2])/[.$E$2]" office:value-type="float" office:value="0.75" calcext:value-type="float">
            <text:p>0,75</text:p>
          </table:table-cell>
          <table:table-cell table:formula="of:=([.G48]-[.$G$2])/[.$G$2]" office:value-type="float" office:value="0" calcext:value-type="float">
            <text:p>0</text:p>
          </table:table-cell>
          <table:table-cell table:formula="of:=([.H48]-[.$H$2])/[.$H$2]" office:value-type="float" office:value="1" calcext:value-type="float">
            <text:p>1</text:p>
          </table:table-cell>
          <table:table-cell/>
          <table:table-cell table:formula="of:=SQRT([.M48]^2 + [.N48]^2)" office:value-type="float" office:value="0.75" calcext:value-type="float">
            <text:p>0,75</text:p>
          </table:table-cell>
          <table:table-cell table:formula="of:=[.R48]*[.$K$2]/[.K48]" office:value-type="float" office:value="0.47196261682243" calcext:value-type="float">
            <text:p>0,47196261682243</text:p>
          </table:table-cell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159.99mm" svg:height="89.99mm" svg:x="138.64mm" svg:y="1044.09mm">
            <draw:object draw:notify-on-update-of-ranges="memory.I1:memory.I1 memory.I2:memory.I256 memory.J1:memory.J1 memory.J2:memory.J2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P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PSD38G16002S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table:formula="of:=[.E2]/[.F2]" office:value-type="float" office:value="5800" calcext:value-type="float">
            <text:p>5800</text:p>
          </table:table-cell>
          <table:table-cell/>
          <table:table-cell table:formula="of:=([.D2]-[.$D$2])/[.$D$2]" office:value-type="float" office:value="0" calcext:value-type="float">
            <text:p>0</text:p>
          </table:table-cell>
          <table:table-cell table:formula="of:=[.I2]*[.$G$2]/[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74" calcext:value-type="float">
            <text:p>310674</text:p>
          </table:table-cell>
          <table:table-cell office:value-type="string" calcext:value-type="string">
            <text:p>16Gb DDR4 2666MHz GOODRAM (GR2666D464L19/16G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5800" calcext:value-type="float">
            <text:p>5800</text:p>
          </table:table-cell>
          <table:table-cell office:value-type="float" office:value="1" calcext:value-type="float">
            <text:p>1</text:p>
          </table:table-cell>
          <table:table-cell table:formula="of:=[.E3]/[.F3]" office:value-type="float" office:value="5800" calcext:value-type="float">
            <text:p>5800</text:p>
          </table:table-cell>
          <table:table-cell/>
          <table:table-cell table:formula="of:=([.D3]-[.$D$2])/[.$D$2]" office:value-type="float" office:value="12.3125" calcext:value-type="float">
            <text:p>12,3125</text:p>
          </table:table-cell>
          <table:table-cell table:formula="of:=[.I3]*[.$G$2]/[.G3]" office:value-type="float" office:value="12.3125" calcext:value-type="float">
            <text:p>12,3125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16Gb DDR4 3000MHz Netac (NTBSD4P30SP-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080" calcext:value-type="float">
            <text:p>6080</text:p>
          </table:table-cell>
          <table:table-cell office:value-type="float" office:value="1" calcext:value-type="float">
            <text:p>1</text:p>
          </table:table-cell>
          <table:table-cell table:formula="of:=[.E4]/[.F4]" office:value-type="float" office:value="6080" calcext:value-type="float">
            <text:p>6080</text:p>
          </table:table-cell>
          <table:table-cell/>
          <table:table-cell table:formula="of:=([.D4]-[.$D$2])/[.$D$2]" office:value-type="float" office:value="14" calcext:value-type="float">
            <text:p>14</text:p>
          </table:table-cell>
          <table:table-cell table:formula="of:=[.I4]*[.$G$2]/[.G4]" office:value-type="float" office:value="13.3552631578947" calcext:value-type="float">
            <text:p>13,3552631578947</text:p>
          </table:table-cell>
        </table:table-row>
        <table:table-row table:style-name="ro1">
          <table:table-cell office:value-type="float" office:value="331623" calcext:value-type="float">
            <text:p>331623</text:p>
          </table:table-cell>
          <table:table-cell office:value-type="string" calcext:value-type="string">
            <text:p>16Gb DDR4 2400MHz KLEVV (IM4AGU88N24-FFFHA0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260" calcext:value-type="float">
            <text:p>6260</text:p>
          </table:table-cell>
          <table:table-cell office:value-type="float" office:value="1" calcext:value-type="float">
            <text:p>1</text:p>
          </table:table-cell>
          <table:table-cell table:formula="of:=[.E5]/[.F5]" office:value-type="float" office:value="6260" calcext:value-type="float">
            <text:p>6260</text:p>
          </table:table-cell>
          <table:table-cell/>
          <table:table-cell table:formula="of:=([.D5]-[.$D$2])/[.$D$2]" office:value-type="float" office:value="11" calcext:value-type="float">
            <text:p>11</text:p>
          </table:table-cell>
          <table:table-cell table:formula="of:=[.I5]*[.$G$2]/[.G5]" office:value-type="float" office:value="10.1916932907348" calcext:value-type="float">
            <text:p>10,1916932907348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16Gb DDR4 2400MHz Apacer Panther Silver (EK.16G2T.GEF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330" calcext:value-type="float">
            <text:p>6330</text:p>
          </table:table-cell>
          <table:table-cell office:value-type="float" office:value="1" calcext:value-type="float">
            <text:p>1</text:p>
          </table:table-cell>
          <table:table-cell table:formula="of:=[.E6]/[.F6]" office:value-type="float" office:value="6330" calcext:value-type="float">
            <text:p>6330</text:p>
          </table:table-cell>
          <table:table-cell/>
          <table:table-cell table:formula="of:=([.D6]-[.$D$2])/[.$D$2]" office:value-type="float" office:value="11" calcext:value-type="float">
            <text:p>11</text:p>
          </table:table-cell>
          <table:table-cell table:formula="of:=[.I6]*[.$G$2]/[.G6]" office:value-type="float" office:value="10.0789889415482" calcext:value-type="float">
            <text:p>10,0789889415482</text:p>
          </table:table-cell>
        </table:table-row>
        <table:table-row table:style-name="ro1">
          <table:table-cell office:value-type="float" office:value="301083" calcext:value-type="float">
            <text:p>301083</text:p>
          </table:table-cell>
          <table:table-cell office:value-type="string" calcext:value-type="string">
            <text:p>16Gb DDR4 2400MHz AMD (R7416G2400U2S-U) RTL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350" calcext:value-type="float">
            <text:p>6350</text:p>
          </table:table-cell>
          <table:table-cell office:value-type="float" office:value="1" calcext:value-type="float">
            <text:p>1</text:p>
          </table:table-cell>
          <table:table-cell table:formula="of:=[.E7]/[.F7]" office:value-type="float" office:value="6350" calcext:value-type="float">
            <text:p>6350</text:p>
          </table:table-cell>
          <table:table-cell/>
          <table:table-cell table:formula="of:=([.D7]-[.$D$2])/[.$D$2]" office:value-type="float" office:value="11" calcext:value-type="float">
            <text:p>11</text:p>
          </table:table-cell>
          <table:table-cell table:formula="of:=[.I7]*[.$G$2]/[.G7]" office:value-type="float" office:value="10.0472440944882" calcext:value-type="float">
            <text:p>10,0472440944882</text:p>
          </table:table-cell>
        </table:table-row>
        <table:table-row table:style-name="ro1">
          <table:table-cell office:value-type="float" office:value="325613" calcext:value-type="float">
            <text:p>325613</text:p>
          </table:table-cell>
          <table:table-cell office:value-type="string" calcext:value-type="string">
            <text:p>16Gb DDR4 2400MHz HP (7EH53AA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350" calcext:value-type="float">
            <text:p>6350</text:p>
          </table:table-cell>
          <table:table-cell office:value-type="float" office:value="1" calcext:value-type="float">
            <text:p>1</text:p>
          </table:table-cell>
          <table:table-cell table:formula="of:=[.E8]/[.F8]" office:value-type="float" office:value="6350" calcext:value-type="float">
            <text:p>6350</text:p>
          </table:table-cell>
          <table:table-cell/>
          <table:table-cell table:formula="of:=([.D8]-[.$D$2])/[.$D$2]" office:value-type="float" office:value="11" calcext:value-type="float">
            <text:p>11</text:p>
          </table:table-cell>
          <table:table-cell table:formula="of:=[.I8]*[.$G$2]/[.G8]" office:value-type="float" office:value="10.0472440944882" calcext:value-type="float">
            <text:p>10,0472440944882</text:p>
          </table:table-cell>
        </table:table-row>
        <table:table-row table:style-name="ro1">
          <table:table-cell office:value-type="float" office:value="382351" calcext:value-type="float">
            <text:p>382351</text:p>
          </table:table-cell>
          <table:table-cell office:value-type="string" calcext:value-type="string">
            <text:p>16Gb DDR4 3200MHz Foxline (FL3200D4U22-16G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6390" calcext:value-type="float">
            <text:p>6390</text:p>
          </table:table-cell>
          <table:table-cell office:value-type="float" office:value="1" calcext:value-type="float">
            <text:p>1</text:p>
          </table:table-cell>
          <table:table-cell table:formula="of:=[.E9]/[.F9]" office:value-type="float" office:value="6390" calcext:value-type="float">
            <text:p>6390</text:p>
          </table:table-cell>
          <table:table-cell/>
          <table:table-cell table:formula="of:=([.D9]-[.$D$2])/[.$D$2]" office:value-type="float" office:value="15" calcext:value-type="float">
            <text:p>15</text:p>
          </table:table-cell>
          <table:table-cell table:formula="of:=[.I9]*[.$G$2]/[.G9]" office:value-type="float" office:value="13.6150234741784" calcext:value-type="float">
            <text:p>13,6150234741784</text:p>
          </table:table-cell>
        </table:table-row>
        <table:table-row table:style-name="ro1">
          <table:table-cell office:value-type="float" office:value="371193" calcext:value-type="float">
            <text:p>371193</text:p>
          </table:table-cell>
          <table:table-cell office:value-type="string" calcext:value-type="string">
            <text:p>16Gb DDR4 2666MHz HP V6 (7EH62AA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420" calcext:value-type="float">
            <text:p>6420</text:p>
          </table:table-cell>
          <table:table-cell office:value-type="float" office:value="1" calcext:value-type="float">
            <text:p>1</text:p>
          </table:table-cell>
          <table:table-cell table:formula="of:=[.E10]/[.F10]" office:value-type="float" office:value="6420" calcext:value-type="float">
            <text:p>6420</text:p>
          </table:table-cell>
          <table:table-cell/>
          <table:table-cell table:formula="of:=([.D10]-[.$D$2])/[.$D$2]" office:value-type="float" office:value="12.3125" calcext:value-type="float">
            <text:p>12,3125</text:p>
          </table:table-cell>
          <table:table-cell table:formula="of:=[.I10]*[.$G$2]/[.G10]" office:value-type="float" office:value="11.1234423676012" calcext:value-type="float">
            <text:p>11,1234423676012</text:p>
          </table:table-cell>
        </table:table-row>
        <table:table-row table:style-name="ro1">
          <table:table-cell office:value-type="float" office:value="302613" calcext:value-type="float">
            <text:p>302613</text:p>
          </table:table-cell>
          <table:table-cell office:value-type="string" calcext:value-type="string">
            <text:p>16Gb DDR4 2666MHz AMD (R7416G2606U2S-U) RTL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540" calcext:value-type="float">
            <text:p>6540</text:p>
          </table:table-cell>
          <table:table-cell office:value-type="float" office:value="1" calcext:value-type="float">
            <text:p>1</text:p>
          </table:table-cell>
          <table:table-cell table:formula="of:=[.E11]/[.F11]" office:value-type="float" office:value="6540" calcext:value-type="float">
            <text:p>6540</text:p>
          </table:table-cell>
          <table:table-cell/>
          <table:table-cell table:formula="of:=([.D11]-[.$D$2])/[.$D$2]" office:value-type="float" office:value="12.3125" calcext:value-type="float">
            <text:p>12,3125</text:p>
          </table:table-cell>
          <table:table-cell table:formula="of:=[.I11]*[.$G$2]/[.G11]" office:value-type="float" office:value="10.9193425076453" calcext:value-type="float">
            <text:p>10,9193425076453</text:p>
          </table:table-cell>
        </table:table-row>
        <table:table-row table:style-name="ro1">
          <table:table-cell office:value-type="float" office:value="357884" calcext:value-type="float">
            <text:p>357884</text:p>
          </table:table-cell>
          <table:table-cell office:value-type="string" calcext:value-type="string">
            <text:p>16Gb DDR4 2666MHz Patriot Signature (PSD416G266681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560" calcext:value-type="float">
            <text:p>6560</text:p>
          </table:table-cell>
          <table:table-cell office:value-type="float" office:value="1" calcext:value-type="float">
            <text:p>1</text:p>
          </table:table-cell>
          <table:table-cell table:formula="of:=[.E12]/[.F12]" office:value-type="float" office:value="6560" calcext:value-type="float">
            <text:p>6560</text:p>
          </table:table-cell>
          <table:table-cell/>
          <table:table-cell table:formula="of:=([.D12]-[.$D$2])/[.$D$2]" office:value-type="float" office:value="12.3125" calcext:value-type="float">
            <text:p>12,3125</text:p>
          </table:table-cell>
          <table:table-cell table:formula="of:=[.I12]*[.$G$2]/[.G12]" office:value-type="float" office:value="10.8860518292683" calcext:value-type="float">
            <text:p>10,8860518292683</text:p>
          </table:table-cell>
        </table:table-row>
        <table:table-row table:style-name="ro1">
          <table:table-cell office:value-type="float" office:value="302616" calcext:value-type="float">
            <text:p>302616</text:p>
          </table:table-cell>
          <table:table-cell office:value-type="string" calcext:value-type="string">
            <text:p>16Gb DDR4 2133MHz AMD (R7416G2133U2S-U) RTL</text:p>
          </table:table-cell>
          <table:table-cell office:value-type="float" office:value="16" calcext:value-type="float">
            <text:p>16</text:p>
          </table:table-cell>
          <table:table-cell office:value-type="float" office:value="17000" calcext:value-type="float">
            <text:p>17000</text:p>
          </table:table-cell>
          <table:table-cell office:value-type="float" office:value="6570" calcext:value-type="float">
            <text:p>6570</text:p>
          </table:table-cell>
          <table:table-cell office:value-type="float" office:value="1" calcext:value-type="float">
            <text:p>1</text:p>
          </table:table-cell>
          <table:table-cell table:formula="of:=[.E13]/[.F13]" office:value-type="float" office:value="6570" calcext:value-type="float">
            <text:p>6570</text:p>
          </table:table-cell>
          <table:table-cell/>
          <table:table-cell table:formula="of:=([.D13]-[.$D$2])/[.$D$2]" office:value-type="float" office:value="9.625" calcext:value-type="float">
            <text:p>9,625</text:p>
          </table:table-cell>
          <table:table-cell table:formula="of:=[.I13]*[.$G$2]/[.G13]" office:value-type="float" office:value="8.49695585996956" calcext:value-type="float">
            <text:p>8,49695585996956</text:p>
          </table:table-cell>
        </table:table-row>
        <table:table-row table:style-name="ro1">
          <table:table-cell office:value-type="float" office:value="282773" calcext:value-type="float">
            <text:p>282773</text:p>
          </table:table-cell>
          <table:table-cell office:value-type="string" calcext:value-type="string">
            <text:p>16Gb DDR4 2400MHz Patriot Viper Elite (PVE416G240C6GY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590" calcext:value-type="float">
            <text:p>6590</text:p>
          </table:table-cell>
          <table:table-cell office:value-type="float" office:value="1" calcext:value-type="float">
            <text:p>1</text:p>
          </table:table-cell>
          <table:table-cell table:formula="of:=[.E14]/[.F14]" office:value-type="float" office:value="6590" calcext:value-type="float">
            <text:p>6590</text:p>
          </table:table-cell>
          <table:table-cell/>
          <table:table-cell table:formula="of:=([.D14]-[.$D$2])/[.$D$2]" office:value-type="float" office:value="11" calcext:value-type="float">
            <text:p>11</text:p>
          </table:table-cell>
          <table:table-cell table:formula="of:=[.I14]*[.$G$2]/[.G14]" office:value-type="float" office:value="9.68133535660091" calcext:value-type="float">
            <text:p>9,68133535660091</text:p>
          </table:table-cell>
        </table:table-row>
        <table:table-row table:style-name="ro1">
          <table:table-cell office:value-type="float" office:value="281768" calcext:value-type="float">
            <text:p>281768</text:p>
          </table:table-cell>
          <table:table-cell office:value-type="string" calcext:value-type="string">
            <text:p>16Gb DDR4 2400MHz KLEVV BOLT (KM4B16X1N-2400-0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640" calcext:value-type="float">
            <text:p>6640</text:p>
          </table:table-cell>
          <table:table-cell office:value-type="float" office:value="1" calcext:value-type="float">
            <text:p>1</text:p>
          </table:table-cell>
          <table:table-cell table:formula="of:=[.E15]/[.F15]" office:value-type="float" office:value="6640" calcext:value-type="float">
            <text:p>6640</text:p>
          </table:table-cell>
          <table:table-cell/>
          <table:table-cell table:formula="of:=([.D15]-[.$D$2])/[.$D$2]" office:value-type="float" office:value="11" calcext:value-type="float">
            <text:p>11</text:p>
          </table:table-cell>
          <table:table-cell table:formula="of:=[.I15]*[.$G$2]/[.G15]" office:value-type="float" office:value="9.60843373493976" calcext:value-type="float">
            <text:p>9,60843373493976</text:p>
          </table:table-cell>
        </table:table-row>
        <table:table-row table:style-name="ro1">
          <table:table-cell office:value-type="float" office:value="302617" calcext:value-type="float">
            <text:p>302617</text:p>
          </table:table-cell>
          <table:table-cell office:value-type="string" calcext:value-type="string">
            <text:p>16Gb DDR4 2133MHz AMD (R7416G2133U2S-UO) OEM</text:p>
          </table:table-cell>
          <table:table-cell office:value-type="float" office:value="16" calcext:value-type="float">
            <text:p>16</text:p>
          </table:table-cell>
          <table:table-cell office:value-type="float" office:value="17000" calcext:value-type="float">
            <text:p>17000</text:p>
          </table:table-cell>
          <table:table-cell office:value-type="float" office:value="6730" calcext:value-type="float">
            <text:p>6730</text:p>
          </table:table-cell>
          <table:table-cell office:value-type="float" office:value="1" calcext:value-type="float">
            <text:p>1</text:p>
          </table:table-cell>
          <table:table-cell table:formula="of:=[.E16]/[.F16]" office:value-type="float" office:value="6730" calcext:value-type="float">
            <text:p>6730</text:p>
          </table:table-cell>
          <table:table-cell/>
          <table:table-cell table:formula="of:=([.D16]-[.$D$2])/[.$D$2]" office:value-type="float" office:value="9.625" calcext:value-type="float">
            <text:p>9,625</text:p>
          </table:table-cell>
          <table:table-cell table:formula="of:=[.I16]*[.$G$2]/[.G16]" office:value-type="float" office:value="8.29494799405646" calcext:value-type="float">
            <text:p>8,29494799405646</text:p>
          </table:table-cell>
        </table:table-row>
        <table:table-row table:style-name="ro1">
          <table:table-cell office:value-type="float" office:value="383368" calcext:value-type="float">
            <text:p>383368</text:p>
          </table:table-cell>
          <table:table-cell office:value-type="string" calcext:value-type="string">
            <text:p>16Gb DDR4 2933MHz Foxline (FL2933D4U21-16G)</text:p>
          </table:table-cell>
          <table:table-cell office:value-type="float" office:value="16" calcext:value-type="float">
            <text:p>16</text:p>
          </table:table-cell>
          <table:table-cell office:value-type="float" office:value="23400" calcext:value-type="float">
            <text:p>23400</text:p>
          </table:table-cell>
          <table:table-cell office:value-type="float" office:value="6750" calcext:value-type="float">
            <text:p>6750</text:p>
          </table:table-cell>
          <table:table-cell office:value-type="float" office:value="1" calcext:value-type="float">
            <text:p>1</text:p>
          </table:table-cell>
          <table:table-cell table:formula="of:=[.E17]/[.F17]" office:value-type="float" office:value="6750" calcext:value-type="float">
            <text:p>6750</text:p>
          </table:table-cell>
          <table:table-cell/>
          <table:table-cell table:formula="of:=([.D17]-[.$D$2])/[.$D$2]" office:value-type="float" office:value="13.625" calcext:value-type="float">
            <text:p>13,625</text:p>
          </table:table-cell>
          <table:table-cell table:formula="of:=[.I17]*[.$G$2]/[.G17]" office:value-type="float" office:value="11.7074074074074" calcext:value-type="float">
            <text:p>11,7074074074074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16Gb DDR4 2666MHz Foxline (FL2666D4U19-16G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760" calcext:value-type="float">
            <text:p>6760</text:p>
          </table:table-cell>
          <table:table-cell office:value-type="float" office:value="1" calcext:value-type="float">
            <text:p>1</text:p>
          </table:table-cell>
          <table:table-cell table:formula="of:=[.E18]/[.F18]" office:value-type="float" office:value="6760" calcext:value-type="float">
            <text:p>6760</text:p>
          </table:table-cell>
          <table:table-cell/>
          <table:table-cell table:formula="of:=([.D18]-[.$D$2])/[.$D$2]" office:value-type="float" office:value="12.3125" calcext:value-type="float">
            <text:p>12,3125</text:p>
          </table:table-cell>
          <table:table-cell table:formula="of:=[.I18]*[.$G$2]/[.G18]" office:value-type="float" office:value="10.5639792899408" calcext:value-type="float">
            <text:p>10,5639792899408</text:p>
          </table:table-cell>
        </table:table-row>
        <table:table-row table:style-name="ro1">
          <table:table-cell office:value-type="float" office:value="358302" calcext:value-type="float">
            <text:p>358302</text:p>
          </table:table-cell>
          <table:table-cell office:value-type="string" calcext:value-type="string">
            <text:p>16Gb DDR4 2666MHz Transcend (JM2666HLE-16G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E19]/[.F19]" office:value-type="float" office:value="6770" calcext:value-type="float">
            <text:p>6770</text:p>
          </table:table-cell>
          <table:table-cell/>
          <table:table-cell table:formula="of:=([.D19]-[.$D$2])/[.$D$2]" office:value-type="float" office:value="12.3125" calcext:value-type="float">
            <text:p>12,3125</text:p>
          </table:table-cell>
          <table:table-cell table:formula="of:=[.I19]*[.$G$2]/[.G19]" office:value-type="float" office:value="10.5483751846381" calcext:value-type="float">
            <text:p>10,5483751846381</text:p>
          </table:table-cell>
        </table:table-row>
        <table:table-row table:style-name="ro1">
          <table:table-cell office:value-type="float" office:value="341287" calcext:value-type="float">
            <text:p>341287</text:p>
          </table:table-cell>
          <table:table-cell office:value-type="string" calcext:value-type="string">
            <text:p>16Gb DDR4 2666MHz ADATA (AD4U2666716G19-SGN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table:formula="of:=[.E20]/[.F20]" office:value-type="float" office:value="6800" calcext:value-type="float">
            <text:p>6800</text:p>
          </table:table-cell>
          <table:table-cell/>
          <table:table-cell table:formula="of:=([.D20]-[.$D$2])/[.$D$2]" office:value-type="float" office:value="12.3125" calcext:value-type="float">
            <text:p>12,3125</text:p>
          </table:table-cell>
          <table:table-cell table:formula="of:=[.I20]*[.$G$2]/[.G20]" office:value-type="float" office:value="10.5018382352941" calcext:value-type="float">
            <text:p>10,5018382352941</text:p>
          </table:table-cell>
        </table:table-row>
        <table:table-row table:style-name="ro1">
          <table:table-cell office:value-type="float" office:value="384294" calcext:value-type="float">
            <text:p>384294</text:p>
          </table:table-cell>
          <table:table-cell office:value-type="string" calcext:value-type="string">
            <text:p>16Gb DDR4 3000MHz AMD (R9416G3000U2S-U) RTL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830" calcext:value-type="float">
            <text:p>6830</text:p>
          </table:table-cell>
          <table:table-cell office:value-type="float" office:value="1" calcext:value-type="float">
            <text:p>1</text:p>
          </table:table-cell>
          <table:table-cell table:formula="of:=[.E21]/[.F21]" office:value-type="float" office:value="6830" calcext:value-type="float">
            <text:p>6830</text:p>
          </table:table-cell>
          <table:table-cell/>
          <table:table-cell table:formula="of:=([.D21]-[.$D$2])/[.$D$2]" office:value-type="float" office:value="14" calcext:value-type="float">
            <text:p>14</text:p>
          </table:table-cell>
          <table:table-cell table:formula="of:=[.I21]*[.$G$2]/[.G21]" office:value-type="float" office:value="11.8887262079063" calcext:value-type="float">
            <text:p>11,8887262079063</text:p>
          </table:table-cell>
        </table:table-row>
        <table:table-row table:style-name="ro1">
          <table:table-cell office:value-type="float" office:value="321506" calcext:value-type="float">
            <text:p>321506</text:p>
          </table:table-cell>
          <table:table-cell office:value-type="string" calcext:value-type="string">
            <text:p>16Gb DDR4 2400MHz AMD (R7S416G2400U2S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880" calcext:value-type="float">
            <text:p>6880</text:p>
          </table:table-cell>
          <table:table-cell office:value-type="float" office:value="1" calcext:value-type="float">
            <text:p>1</text:p>
          </table:table-cell>
          <table:table-cell table:formula="of:=[.E22]/[.F22]" office:value-type="float" office:value="6880" calcext:value-type="float">
            <text:p>6880</text:p>
          </table:table-cell>
          <table:table-cell/>
          <table:table-cell table:formula="of:=([.D22]-[.$D$2])/[.$D$2]" office:value-type="float" office:value="11" calcext:value-type="float">
            <text:p>11</text:p>
          </table:table-cell>
          <table:table-cell table:formula="of:=[.I22]*[.$G$2]/[.G22]" office:value-type="float" office:value="9.27325581395349" calcext:value-type="float">
            <text:p>9,27325581395349</text:p>
          </table:table-cell>
        </table:table-row>
        <table:table-row table:style-name="ro1">
          <table:table-cell office:value-type="float" office:value="321507" calcext:value-type="float">
            <text:p>321507</text:p>
          </table:table-cell>
          <table:table-cell office:value-type="string" calcext:value-type="string">
            <text:p>16Gb DDR4 2666MHz AMD (R7S416G2606U2S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880" calcext:value-type="float">
            <text:p>6880</text:p>
          </table:table-cell>
          <table:table-cell office:value-type="float" office:value="1" calcext:value-type="float">
            <text:p>1</text:p>
          </table:table-cell>
          <table:table-cell table:formula="of:=[.E23]/[.F23]" office:value-type="float" office:value="6880" calcext:value-type="float">
            <text:p>6880</text:p>
          </table:table-cell>
          <table:table-cell/>
          <table:table-cell table:formula="of:=([.D23]-[.$D$2])/[.$D$2]" office:value-type="float" office:value="12.3125" calcext:value-type="float">
            <text:p>12,3125</text:p>
          </table:table-cell>
          <table:table-cell table:formula="of:=[.I23]*[.$G$2]/[.G23]" office:value-type="float" office:value="10.3797238372093" calcext:value-type="float">
            <text:p>10,3797238372093</text:p>
          </table:table-cell>
        </table:table-row>
        <table:table-row table:style-name="ro1">
          <table:table-cell office:value-type="float" office:value="357139" calcext:value-type="float">
            <text:p>357139</text:p>
          </table:table-cell>
          <table:table-cell office:value-type="string" calcext:value-type="string">
            <text:p>16Gb DDR4 3200MHz ADATA Premier (AD4U3200716G22-SGN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6880" calcext:value-type="float">
            <text:p>6880</text:p>
          </table:table-cell>
          <table:table-cell office:value-type="float" office:value="1" calcext:value-type="float">
            <text:p>1</text:p>
          </table:table-cell>
          <table:table-cell table:formula="of:=[.E24]/[.F24]" office:value-type="float" office:value="6880" calcext:value-type="float">
            <text:p>6880</text:p>
          </table:table-cell>
          <table:table-cell/>
          <table:table-cell table:formula="of:=([.D24]-[.$D$2])/[.$D$2]" office:value-type="float" office:value="15" calcext:value-type="float">
            <text:p>15</text:p>
          </table:table-cell>
          <table:table-cell table:formula="of:=[.I24]*[.$G$2]/[.G24]" office:value-type="float" office:value="12.6453488372093" calcext:value-type="float">
            <text:p>12,6453488372093</text:p>
          </table:table-cell>
        </table:table-row>
        <table:table-row table:style-name="ro1">
          <table:table-cell office:value-type="float" office:value="351645" calcext:value-type="float">
            <text:p>351645</text:p>
          </table:table-cell>
          <table:table-cell office:value-type="string" calcext:value-type="string">
            <text:p>16Gb DDR4 2400MHz Silicon Power (SP016GBLFU240B02/RASP016GBLFU240F02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6910" calcext:value-type="float">
            <text:p>6910</text:p>
          </table:table-cell>
          <table:table-cell office:value-type="float" office:value="1" calcext:value-type="float">
            <text:p>1</text:p>
          </table:table-cell>
          <table:table-cell table:formula="of:=[.E25]/[.F25]" office:value-type="float" office:value="6910" calcext:value-type="float">
            <text:p>6910</text:p>
          </table:table-cell>
          <table:table-cell/>
          <table:table-cell table:formula="of:=([.D25]-[.$D$2])/[.$D$2]" office:value-type="float" office:value="11" calcext:value-type="float">
            <text:p>11</text:p>
          </table:table-cell>
          <table:table-cell table:formula="of:=[.I25]*[.$G$2]/[.G25]" office:value-type="float" office:value="9.23299565846599" calcext:value-type="float">
            <text:p>9,23299565846599</text:p>
          </table:table-cell>
        </table:table-row>
        <table:table-row table:style-name="ro1">
          <table:table-cell office:value-type="float" office:value="357575" calcext:value-type="float">
            <text:p>357575</text:p>
          </table:table-cell>
          <table:table-cell office:value-type="string" calcext:value-type="string">
            <text:p>16Gb DDR4 2666MHz Silicon Power (SP016GBLFU266B02/SP016GBLFU266F02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910" calcext:value-type="float">
            <text:p>6910</text:p>
          </table:table-cell>
          <table:table-cell office:value-type="float" office:value="1" calcext:value-type="float">
            <text:p>1</text:p>
          </table:table-cell>
          <table:table-cell table:formula="of:=[.E26]/[.F26]" office:value-type="float" office:value="6910" calcext:value-type="float">
            <text:p>6910</text:p>
          </table:table-cell>
          <table:table-cell/>
          <table:table-cell table:formula="of:=([.D26]-[.$D$2])/[.$D$2]" office:value-type="float" office:value="12.3125" calcext:value-type="float">
            <text:p>12,3125</text:p>
          </table:table-cell>
          <table:table-cell table:formula="of:=[.I26]*[.$G$2]/[.G26]" office:value-type="float" office:value="10.3346599131693" calcext:value-type="float">
            <text:p>10,3346599131693</text:p>
          </table:table-cell>
        </table:table-row>
        <table:table-row table:style-name="ro1">
          <table:table-cell office:value-type="float" office:value="384297" calcext:value-type="float">
            <text:p>384297</text:p>
          </table:table-cell>
          <table:table-cell office:value-type="string" calcext:value-type="string">
            <text:p>16Gb DDR4 3200MHz AMD (R9416G3206U2S-UO) OEM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6920" calcext:value-type="float">
            <text:p>6920</text:p>
          </table:table-cell>
          <table:table-cell office:value-type="float" office:value="1" calcext:value-type="float">
            <text:p>1</text:p>
          </table:table-cell>
          <table:table-cell table:formula="of:=[.E27]/[.F27]" office:value-type="float" office:value="6920" calcext:value-type="float">
            <text:p>6920</text:p>
          </table:table-cell>
          <table:table-cell/>
          <table:table-cell table:formula="of:=([.D27]-[.$D$2])/[.$D$2]" office:value-type="float" office:value="15" calcext:value-type="float">
            <text:p>15</text:p>
          </table:table-cell>
          <table:table-cell table:formula="of:=[.I27]*[.$G$2]/[.G27]" office:value-type="float" office:value="12.5722543352601" calcext:value-type="float">
            <text:p>12,5722543352601</text:p>
          </table:table-cell>
        </table:table-row>
        <table:table-row table:style-name="ro1">
          <table:table-cell office:value-type="float" office:value="321512" calcext:value-type="float">
            <text:p>321512</text:p>
          </table:table-cell>
          <table:table-cell office:value-type="string" calcext:value-type="string">
            <text:p>16Gb DDR4 3000MHz AMD (R9S416G3000U2S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930" calcext:value-type="float">
            <text:p>6930</text:p>
          </table:table-cell>
          <table:table-cell office:value-type="float" office:value="1" calcext:value-type="float">
            <text:p>1</text:p>
          </table:table-cell>
          <table:table-cell table:formula="of:=[.E28]/[.F28]" office:value-type="float" office:value="6930" calcext:value-type="float">
            <text:p>6930</text:p>
          </table:table-cell>
          <table:table-cell/>
          <table:table-cell table:formula="of:=([.D28]-[.$D$2])/[.$D$2]" office:value-type="float" office:value="14" calcext:value-type="float">
            <text:p>14</text:p>
          </table:table-cell>
          <table:table-cell table:formula="of:=[.I28]*[.$G$2]/[.G28]" office:value-type="float" office:value="11.7171717171717" calcext:value-type="float">
            <text:p>11,7171717171717</text:p>
          </table:table-cell>
        </table:table-row>
        <table:table-row table:style-name="ro1">
          <table:table-cell office:value-type="float" office:value="330762" calcext:value-type="float">
            <text:p>330762</text:p>
          </table:table-cell>
          <table:table-cell office:value-type="string" calcext:value-type="string">
            <text:p>16Gb DDR4 3000MHz HP (7EH65AA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940" calcext:value-type="float">
            <text:p>6940</text:p>
          </table:table-cell>
          <table:table-cell office:value-type="float" office:value="1" calcext:value-type="float">
            <text:p>1</text:p>
          </table:table-cell>
          <table:table-cell table:formula="of:=[.E29]/[.F29]" office:value-type="float" office:value="6940" calcext:value-type="float">
            <text:p>6940</text:p>
          </table:table-cell>
          <table:table-cell/>
          <table:table-cell table:formula="of:=([.D29]-[.$D$2])/[.$D$2]" office:value-type="float" office:value="14" calcext:value-type="float">
            <text:p>14</text:p>
          </table:table-cell>
          <table:table-cell table:formula="of:=[.I29]*[.$G$2]/[.G29]" office:value-type="float" office:value="11.700288184438" calcext:value-type="float">
            <text:p>11,700288184438</text:p>
          </table:table-cell>
        </table:table-row>
        <table:table-row table:style-name="ro1">
          <table:table-cell office:value-type="float" office:value="357131" calcext:value-type="float">
            <text:p>357131</text:p>
          </table:table-cell>
          <table:table-cell office:value-type="string" calcext:value-type="string">
            <text:p>16Gb DDR4 3000MHz ADATA XPG Gammix D10 (AX4U3000716G16A-SR1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950" calcext:value-type="float">
            <text:p>6950</text:p>
          </table:table-cell>
          <table:table-cell office:value-type="float" office:value="1" calcext:value-type="float">
            <text:p>1</text:p>
          </table:table-cell>
          <table:table-cell table:formula="of:=[.E30]/[.F30]" office:value-type="float" office:value="6950" calcext:value-type="float">
            <text:p>6950</text:p>
          </table:table-cell>
          <table:table-cell/>
          <table:table-cell table:formula="of:=([.D30]-[.$D$2])/[.$D$2]" office:value-type="float" office:value="14" calcext:value-type="float">
            <text:p>14</text:p>
          </table:table-cell>
          <table:table-cell table:formula="of:=[.I30]*[.$G$2]/[.G30]" office:value-type="float" office:value="11.6834532374101" calcext:value-type="float">
            <text:p>11,6834532374101</text:p>
          </table:table-cell>
        </table:table-row>
        <table:table-row table:style-name="ro1">
          <table:table-cell office:value-type="float" office:value="382821" calcext:value-type="float">
            <text:p>382821</text:p>
          </table:table-cell>
          <table:table-cell office:value-type="string" calcext:value-type="string">
            <text:p>16Gb DDR4 2666MHz Apacer (AU16GGB26CRBBGH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table:formula="of:=[.E31]/[.F31]" office:value-type="float" office:value="6960" calcext:value-type="float">
            <text:p>6960</text:p>
          </table:table-cell>
          <table:table-cell/>
          <table:table-cell table:formula="of:=([.D31]-[.$D$2])/[.$D$2]" office:value-type="float" office:value="12.3125" calcext:value-type="float">
            <text:p>12,3125</text:p>
          </table:table-cell>
          <table:table-cell table:formula="of:=[.I31]*[.$G$2]/[.G31]" office:value-type="float" office:value="10.2604166666667" calcext:value-type="float">
            <text:p>10,2604166666667</text:p>
          </table:table-cell>
        </table:table-row>
        <table:table-row table:style-name="ro1">
          <table:table-cell office:value-type="float" office:value="355835" calcext:value-type="float">
            <text:p>355835</text:p>
          </table:table-cell>
          <table:table-cell office:value-type="string" calcext:value-type="string">
            <text:p>16Gb DDR4 2666MHz Crucial (CT16G4DFS826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table:formula="of:=[.E32]/[.F32]" office:value-type="float" office:value="6960" calcext:value-type="float">
            <text:p>6960</text:p>
          </table:table-cell>
          <table:table-cell/>
          <table:table-cell table:formula="of:=([.D32]-[.$D$2])/[.$D$2]" office:value-type="float" office:value="12.3125" calcext:value-type="float">
            <text:p>12,3125</text:p>
          </table:table-cell>
          <table:table-cell table:formula="of:=[.I32]*[.$G$2]/[.G32]" office:value-type="float" office:value="10.2604166666667" calcext:value-type="float">
            <text:p>10,2604166666667</text:p>
          </table:table-cell>
        </table:table-row>
        <table:table-row table:style-name="ro1">
          <table:table-cell office:value-type="float" office:value="311838" calcext:value-type="float">
            <text:p>311838</text:p>
          </table:table-cell>
          <table:table-cell office:value-type="string" calcext:value-type="string">
            <text:p>16Gb DDR4 3000MHz Patriot Viper Steel (PVS416G300C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table:formula="of:=[.E33]/[.F33]" office:value-type="float" office:value="6960" calcext:value-type="float">
            <text:p>6960</text:p>
          </table:table-cell>
          <table:table-cell/>
          <table:table-cell table:formula="of:=([.D33]-[.$D$2])/[.$D$2]" office:value-type="float" office:value="14" calcext:value-type="float">
            <text:p>14</text:p>
          </table:table-cell>
          <table:table-cell table:formula="of:=[.I33]*[.$G$2]/[.G33]" office:value-type="float" office:value="11.6666666666667" calcext:value-type="float">
            <text:p>11,6666666666667</text:p>
          </table:table-cell>
        </table:table-row>
        <table:table-row table:style-name="ro1">
          <table:table-cell office:value-type="float" office:value="384296" calcext:value-type="float">
            <text:p>384296</text:p>
          </table:table-cell>
          <table:table-cell office:value-type="string" calcext:value-type="string">
            <text:p>16Gb DDR4 3200MHz AMD (R9416G3206U2S-U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table:formula="of:=[.E34]/[.F34]" office:value-type="float" office:value="6980" calcext:value-type="float">
            <text:p>6980</text:p>
          </table:table-cell>
          <table:table-cell/>
          <table:table-cell table:formula="of:=([.D34]-[.$D$2])/[.$D$2]" office:value-type="float" office:value="15" calcext:value-type="float">
            <text:p>15</text:p>
          </table:table-cell>
          <table:table-cell table:formula="of:=[.I34]*[.$G$2]/[.G34]" office:value-type="float" office:value="12.4641833810888" calcext:value-type="float">
            <text:p>12,4641833810888</text:p>
          </table:table-cell>
        </table:table-row>
        <table:table-row table:style-name="ro1">
          <table:table-cell office:value-type="float" office:value="360346" calcext:value-type="float">
            <text:p>360346</text:p>
          </table:table-cell>
          <table:table-cell office:value-type="string" calcext:value-type="string">
            <text:p>16Gb DDR4 3000MHz ADATA XPG Gammix D10 (AX4U3000716G16A-SB1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6990" calcext:value-type="float">
            <text:p>6990</text:p>
          </table:table-cell>
          <table:table-cell office:value-type="float" office:value="1" calcext:value-type="float">
            <text:p>1</text:p>
          </table:table-cell>
          <table:table-cell table:formula="of:=[.E35]/[.F35]" office:value-type="float" office:value="6990" calcext:value-type="float">
            <text:p>6990</text:p>
          </table:table-cell>
          <table:table-cell/>
          <table:table-cell table:formula="of:=([.D35]-[.$D$2])/[.$D$2]" office:value-type="float" office:value="14" calcext:value-type="float">
            <text:p>14</text:p>
          </table:table-cell>
          <table:table-cell table:formula="of:=[.I35]*[.$G$2]/[.G35]" office:value-type="float" office:value="11.6165951359084" calcext:value-type="float">
            <text:p>11,6165951359084</text:p>
          </table:table-cell>
        </table:table-row>
        <table:table-row table:style-name="ro1">
          <table:table-cell office:value-type="float" office:value="381390" calcext:value-type="float">
            <text:p>381390</text:p>
          </table:table-cell>
          <table:table-cell office:value-type="string" calcext:value-type="string">
            <text:p>16Gb DDR4 3200MHz Silicon Power XPower AirCool (SP016GXLZU320B0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formula="of:=[.E36]/[.F36]" office:value-type="float" office:value="7000" calcext:value-type="float">
            <text:p>7000</text:p>
          </table:table-cell>
          <table:table-cell/>
          <table:table-cell table:formula="of:=([.D36]-[.$D$2])/[.$D$2]" office:value-type="float" office:value="15" calcext:value-type="float">
            <text:p>15</text:p>
          </table:table-cell>
          <table:table-cell table:formula="of:=[.I36]*[.$G$2]/[.G36]" office:value-type="float" office:value="12.4285714285714" calcext:value-type="float">
            <text:p>12,4285714285714</text:p>
          </table:table-cell>
        </table:table-row>
        <table:table-row table:style-name="ro1">
          <table:table-cell office:value-type="float" office:value="357127" calcext:value-type="float">
            <text:p>357127</text:p>
          </table:table-cell>
          <table:table-cell office:value-type="string" calcext:value-type="string">
            <text:p>16Gb DDR4 3000MHz ADATA XPG Hunter (AX4U3000716G16A-SBHT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7010" calcext:value-type="float">
            <text:p>7010</text:p>
          </table:table-cell>
          <table:table-cell office:value-type="float" office:value="1" calcext:value-type="float">
            <text:p>1</text:p>
          </table:table-cell>
          <table:table-cell table:formula="of:=[.E37]/[.F37]" office:value-type="float" office:value="7010" calcext:value-type="float">
            <text:p>7010</text:p>
          </table:table-cell>
          <table:table-cell/>
          <table:table-cell table:formula="of:=([.D37]-[.$D$2])/[.$D$2]" office:value-type="float" office:value="14" calcext:value-type="float">
            <text:p>14</text:p>
          </table:table-cell>
          <table:table-cell table:formula="of:=[.I37]*[.$G$2]/[.G37]" office:value-type="float" office:value="11.583452211127" calcext:value-type="float">
            <text:p>11,583452211127</text:p>
          </table:table-cell>
        </table:table-row>
        <table:table-row table:style-name="ro1">
          <table:table-cell office:value-type="float" office:value="361349" calcext:value-type="float">
            <text:p>361349</text:p>
          </table:table-cell>
          <table:table-cell office:value-type="string" calcext:value-type="string">
            <text:p>16Gb DDR4 3200MHz Transcend (JM3200HLE-16G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1" calcext:value-type="float">
            <text:p>1</text:p>
          </table:table-cell>
          <table:table-cell table:formula="of:=[.E38]/[.F38]" office:value-type="float" office:value="7010" calcext:value-type="float">
            <text:p>7010</text:p>
          </table:table-cell>
          <table:table-cell/>
          <table:table-cell table:formula="of:=([.D38]-[.$D$2])/[.$D$2]" office:value-type="float" office:value="15" calcext:value-type="float">
            <text:p>15</text:p>
          </table:table-cell>
          <table:table-cell table:formula="of:=[.I38]*[.$G$2]/[.G38]" office:value-type="float" office:value="12.4108416547789" calcext:value-type="float">
            <text:p>12,4108416547789</text:p>
          </table:table-cell>
        </table:table-row>
        <table:table-row table:style-name="ro1">
          <table:table-cell office:value-type="float" office:value="339398" calcext:value-type="float">
            <text:p>339398</text:p>
          </table:table-cell>
          <table:table-cell office:value-type="string" calcext:value-type="string">
            <text:p>16Gb DDR4 3000MHz GeIL EVO Potenza (GPR416GB3000C16ASC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7060" calcext:value-type="float">
            <text:p>7060</text:p>
          </table:table-cell>
          <table:table-cell office:value-type="float" office:value="1" calcext:value-type="float">
            <text:p>1</text:p>
          </table:table-cell>
          <table:table-cell table:formula="of:=[.E39]/[.F39]" office:value-type="float" office:value="7060" calcext:value-type="float">
            <text:p>7060</text:p>
          </table:table-cell>
          <table:table-cell/>
          <table:table-cell table:formula="of:=([.D39]-[.$D$2])/[.$D$2]" office:value-type="float" office:value="14" calcext:value-type="float">
            <text:p>14</text:p>
          </table:table-cell>
          <table:table-cell table:formula="of:=[.I39]*[.$G$2]/[.G39]" office:value-type="float" office:value="11.5014164305949" calcext:value-type="float">
            <text:p>11,5014164305949</text:p>
          </table:table-cell>
        </table:table-row>
        <table:table-row table:style-name="ro1">
          <table:table-cell office:value-type="float" office:value="339381" calcext:value-type="float">
            <text:p>339381</text:p>
          </table:table-cell>
          <table:table-cell office:value-type="string" calcext:value-type="string">
            <text:p>16Gb DDR4 3000MHz GeIL EVO Spear (GSB416GB3000C16ASC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7060" calcext:value-type="float">
            <text:p>7060</text:p>
          </table:table-cell>
          <table:table-cell office:value-type="float" office:value="1" calcext:value-type="float">
            <text:p>1</text:p>
          </table:table-cell>
          <table:table-cell table:formula="of:=[.E40]/[.F40]" office:value-type="float" office:value="7060" calcext:value-type="float">
            <text:p>7060</text:p>
          </table:table-cell>
          <table:table-cell/>
          <table:table-cell table:formula="of:=([.D40]-[.$D$2])/[.$D$2]" office:value-type="float" office:value="14" calcext:value-type="float">
            <text:p>14</text:p>
          </table:table-cell>
          <table:table-cell table:formula="of:=[.I40]*[.$G$2]/[.G40]" office:value-type="float" office:value="11.5014164305949" calcext:value-type="float">
            <text:p>11,5014164305949</text:p>
          </table:table-cell>
        </table:table-row>
        <table:table-row table:style-name="ro1">
          <table:table-cell office:value-type="float" office:value="384295" calcext:value-type="float">
            <text:p>384295</text:p>
          </table:table-cell>
          <table:table-cell office:value-type="string" calcext:value-type="string">
            <text:p>16Gb DDR4 3200MHz AMD (R9S416G3206U2S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060" calcext:value-type="float">
            <text:p>7060</text:p>
          </table:table-cell>
          <table:table-cell office:value-type="float" office:value="1" calcext:value-type="float">
            <text:p>1</text:p>
          </table:table-cell>
          <table:table-cell table:formula="of:=[.E41]/[.F41]" office:value-type="float" office:value="7060" calcext:value-type="float">
            <text:p>7060</text:p>
          </table:table-cell>
          <table:table-cell/>
          <table:table-cell table:formula="of:=([.D41]-[.$D$2])/[.$D$2]" office:value-type="float" office:value="15" calcext:value-type="float">
            <text:p>15</text:p>
          </table:table-cell>
          <table:table-cell table:formula="of:=[.I41]*[.$G$2]/[.G41]" office:value-type="float" office:value="12.3229461756374" calcext:value-type="float">
            <text:p>12,3229461756374</text:p>
          </table:table-cell>
        </table:table-row>
        <table:table-row table:style-name="ro1">
          <table:table-cell office:value-type="float" office:value="242064" calcext:value-type="float">
            <text:p>242064</text:p>
          </table:table-cell>
          <table:table-cell office:value-type="string" calcext:value-type="string">
            <text:p>16Gb DDR4 2400MHz Patriot Signature (PSD416G24002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table:formula="of:=[.E42]/[.F42]" office:value-type="float" office:value="7120" calcext:value-type="float">
            <text:p>7120</text:p>
          </table:table-cell>
          <table:table-cell/>
          <table:table-cell table:formula="of:=([.D42]-[.$D$2])/[.$D$2]" office:value-type="float" office:value="11" calcext:value-type="float">
            <text:p>11</text:p>
          </table:table-cell>
          <table:table-cell table:formula="of:=[.I42]*[.$G$2]/[.G42]" office:value-type="float" office:value="8.96067415730337" calcext:value-type="float">
            <text:p>8,96067415730337</text:p>
          </table:table-cell>
        </table:table-row>
        <table:table-row table:style-name="ro1">
          <table:table-cell office:value-type="float" office:value="364250" calcext:value-type="float">
            <text:p>364250</text:p>
          </table:table-cell>
          <table:table-cell office:value-type="string" calcext:value-type="string">
            <text:p>16Gb DDR4 2666MHz Crucial (CT16G4DFRA26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table:formula="of:=[.E43]/[.F43]" office:value-type="float" office:value="7120" calcext:value-type="float">
            <text:p>7120</text:p>
          </table:table-cell>
          <table:table-cell/>
          <table:table-cell table:formula="of:=([.D43]-[.$D$2])/[.$D$2]" office:value-type="float" office:value="12.3125" calcext:value-type="float">
            <text:p>12,3125</text:p>
          </table:table-cell>
          <table:table-cell table:formula="of:=[.I43]*[.$G$2]/[.G43]" office:value-type="float" office:value="10.029845505618" calcext:value-type="float">
            <text:p>10,029845505618</text:p>
          </table:table-cell>
        </table:table-row>
        <table:table-row table:style-name="ro1">
          <table:table-cell office:value-type="float" office:value="288222" calcext:value-type="float">
            <text:p>288222</text:p>
          </table:table-cell>
          <table:table-cell office:value-type="string" calcext:value-type="string">
            <text:p>16Gb DDR4 2666MHz Patriot (PSD416G26662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table:formula="of:=[.E44]/[.F44]" office:value-type="float" office:value="7120" calcext:value-type="float">
            <text:p>7120</text:p>
          </table:table-cell>
          <table:table-cell/>
          <table:table-cell table:formula="of:=([.D44]-[.$D$2])/[.$D$2]" office:value-type="float" office:value="12.3125" calcext:value-type="float">
            <text:p>12,3125</text:p>
          </table:table-cell>
          <table:table-cell table:formula="of:=[.I44]*[.$G$2]/[.G44]" office:value-type="float" office:value="10.029845505618" calcext:value-type="float">
            <text:p>10,029845505618</text:p>
          </table:table-cell>
        </table:table-row>
        <table:table-row table:style-name="ro1">
          <table:table-cell office:value-type="float" office:value="359460" calcext:value-type="float">
            <text:p>359460</text:p>
          </table:table-cell>
          <table:table-cell office:value-type="string" calcext:value-type="string">
            <text:p>16Gb DDR4 2666MHz Patriot Signature Line Premium (PSP416G266681H1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20" calcext:value-type="float">
            <text:p>7120</text:p>
          </table:table-cell>
          <table:table-cell office:value-type="float" office:value="1" calcext:value-type="float">
            <text:p>1</text:p>
          </table:table-cell>
          <table:table-cell table:formula="of:=[.E45]/[.F45]" office:value-type="float" office:value="7120" calcext:value-type="float">
            <text:p>7120</text:p>
          </table:table-cell>
          <table:table-cell/>
          <table:table-cell table:formula="of:=([.D45]-[.$D$2])/[.$D$2]" office:value-type="float" office:value="12.3125" calcext:value-type="float">
            <text:p>12,3125</text:p>
          </table:table-cell>
          <table:table-cell table:formula="of:=[.I45]*[.$G$2]/[.G45]" office:value-type="float" office:value="10.029845505618" calcext:value-type="float">
            <text:p>10,029845505618</text:p>
          </table:table-cell>
        </table:table-row>
        <table:table-row table:style-name="ro1">
          <table:table-cell office:value-type="float" office:value="280727" calcext:value-type="float">
            <text:p>280727</text:p>
          </table:table-cell>
          <table:table-cell office:value-type="string" calcext:value-type="string">
            <text:p>16Gb DDR4 2666MHz Samsung OEM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40" calcext:value-type="float">
            <text:p>7140</text:p>
          </table:table-cell>
          <table:table-cell office:value-type="float" office:value="1" calcext:value-type="float">
            <text:p>1</text:p>
          </table:table-cell>
          <table:table-cell table:formula="of:=[.E46]/[.F46]" office:value-type="float" office:value="7140" calcext:value-type="float">
            <text:p>7140</text:p>
          </table:table-cell>
          <table:table-cell/>
          <table:table-cell table:formula="of:=([.D46]-[.$D$2])/[.$D$2]" office:value-type="float" office:value="12.3125" calcext:value-type="float">
            <text:p>12,3125</text:p>
          </table:table-cell>
          <table:table-cell table:formula="of:=[.I46]*[.$G$2]/[.G46]" office:value-type="float" office:value="10.0017507002801" calcext:value-type="float">
            <text:p>10,0017507002801</text:p>
          </table:table-cell>
        </table:table-row>
        <table:table-row table:style-name="ro1">
          <table:table-cell office:value-type="float" office:value="362098" calcext:value-type="float">
            <text:p>362098</text:p>
          </table:table-cell>
          <table:table-cell office:value-type="string" calcext:value-type="string">
            <text:p>16Gb DDR4 2666MHz Kingston (KVR26N19S8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60" calcext:value-type="float">
            <text:p>7160</text:p>
          </table:table-cell>
          <table:table-cell office:value-type="float" office:value="1" calcext:value-type="float">
            <text:p>1</text:p>
          </table:table-cell>
          <table:table-cell table:formula="of:=[.E47]/[.F47]" office:value-type="float" office:value="7160" calcext:value-type="float">
            <text:p>7160</text:p>
          </table:table-cell>
          <table:table-cell/>
          <table:table-cell table:formula="of:=([.D47]-[.$D$2])/[.$D$2]" office:value-type="float" office:value="12.3125" calcext:value-type="float">
            <text:p>12,3125</text:p>
          </table:table-cell>
          <table:table-cell table:formula="of:=[.I47]*[.$G$2]/[.G47]" office:value-type="float" office:value="9.97381284916201" calcext:value-type="float">
            <text:p>9,97381284916201</text:p>
          </table:table-cell>
        </table:table-row>
        <table:table-row table:style-name="ro1">
          <table:table-cell office:value-type="float" office:value="335654" calcext:value-type="float">
            <text:p>335654</text:p>
          </table:table-cell>
          <table:table-cell office:value-type="string" calcext:value-type="string">
            <text:p>16Gb DDR4 2666MHz Transcend (JM2666HLB-16G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180" calcext:value-type="float">
            <text:p>7180</text:p>
          </table:table-cell>
          <table:table-cell office:value-type="float" office:value="1" calcext:value-type="float">
            <text:p>1</text:p>
          </table:table-cell>
          <table:table-cell table:formula="of:=[.E48]/[.F48]" office:value-type="float" office:value="7180" calcext:value-type="float">
            <text:p>7180</text:p>
          </table:table-cell>
          <table:table-cell/>
          <table:table-cell table:formula="of:=([.D48]-[.$D$2])/[.$D$2]" office:value-type="float" office:value="12.3125" calcext:value-type="float">
            <text:p>12,3125</text:p>
          </table:table-cell>
          <table:table-cell table:formula="of:=[.I48]*[.$G$2]/[.G48]" office:value-type="float" office:value="9.94603064066852" calcext:value-type="float">
            <text:p>9,94603064066852</text:p>
          </table:table-cell>
        </table:table-row>
        <table:table-row table:style-name="ro1">
          <table:table-cell office:value-type="float" office:value="330763" calcext:value-type="float">
            <text:p>330763</text:p>
          </table:table-cell>
          <table:table-cell office:value-type="string" calcext:value-type="string">
            <text:p>16Gb DDR4 3200MHz HP (7EH68A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table:formula="of:=[.E49]/[.F49]" office:value-type="float" office:value="7250" calcext:value-type="float">
            <text:p>7250</text:p>
          </table:table-cell>
          <table:table-cell/>
          <table:table-cell table:formula="of:=([.D49]-[.$D$2])/[.$D$2]" office:value-type="float" office:value="15" calcext:value-type="float">
            <text:p>15</text:p>
          </table:table-cell>
          <table:table-cell table:formula="of:=[.I49]*[.$G$2]/[.G4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9009" calcext:value-type="float">
            <text:p>359009</text:p>
          </table:table-cell>
          <table:table-cell office:value-type="string" calcext:value-type="string">
            <text:p>16Gb DDR4 3200MHz ADATA XPG Hunter (AX4U3200716G16A-SBHT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table:formula="of:=[.E50]/[.F50]" office:value-type="float" office:value="7260" calcext:value-type="float">
            <text:p>7260</text:p>
          </table:table-cell>
          <table:table-cell/>
          <table:table-cell table:formula="of:=([.D50]-[.$D$2])/[.$D$2]" office:value-type="float" office:value="15" calcext:value-type="float">
            <text:p>15</text:p>
          </table:table-cell>
          <table:table-cell table:formula="of:=[.I50]*[.$G$2]/[.G50]" office:value-type="float" office:value="11.9834710743802" calcext:value-type="float">
            <text:p>11,9834710743802</text:p>
          </table:table-cell>
        </table:table-row>
        <table:table-row table:style-name="ro1">
          <table:table-cell office:value-type="float" office:value="374836" calcext:value-type="float">
            <text:p>374836</text:p>
          </table:table-cell>
          <table:table-cell office:value-type="string" calcext:value-type="string">
            <text:p>16Gb DDR4 2666MHz Crucial Ballistix Black (BL16G26C16U4B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270" calcext:value-type="float">
            <text:p>7270</text:p>
          </table:table-cell>
          <table:table-cell office:value-type="float" office:value="1" calcext:value-type="float">
            <text:p>1</text:p>
          </table:table-cell>
          <table:table-cell table:formula="of:=[.E51]/[.F51]" office:value-type="float" office:value="7270" calcext:value-type="float">
            <text:p>7270</text:p>
          </table:table-cell>
          <table:table-cell/>
          <table:table-cell table:formula="of:=([.D51]-[.$D$2])/[.$D$2]" office:value-type="float" office:value="12.3125" calcext:value-type="float">
            <text:p>12,3125</text:p>
          </table:table-cell>
          <table:table-cell table:formula="of:=[.I51]*[.$G$2]/[.G51]" office:value-type="float" office:value="9.82290233837689" calcext:value-type="float">
            <text:p>9,82290233837689</text:p>
          </table:table-cell>
        </table:table-row>
        <table:table-row table:style-name="ro1">
          <table:table-cell office:value-type="float" office:value="360186" calcext:value-type="float">
            <text:p>360186</text:p>
          </table:table-cell>
          <table:table-cell office:value-type="string" calcext:value-type="string">
            <text:p>16Gb DDR4 2666MHz Crucial Ballistix Red (BL16G26C16U4R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270" calcext:value-type="float">
            <text:p>7270</text:p>
          </table:table-cell>
          <table:table-cell office:value-type="float" office:value="1" calcext:value-type="float">
            <text:p>1</text:p>
          </table:table-cell>
          <table:table-cell table:formula="of:=[.E52]/[.F52]" office:value-type="float" office:value="7270" calcext:value-type="float">
            <text:p>7270</text:p>
          </table:table-cell>
          <table:table-cell/>
          <table:table-cell table:formula="of:=([.D52]-[.$D$2])/[.$D$2]" office:value-type="float" office:value="12.3125" calcext:value-type="float">
            <text:p>12,3125</text:p>
          </table:table-cell>
          <table:table-cell table:formula="of:=[.I52]*[.$G$2]/[.G52]" office:value-type="float" office:value="9.82290233837689" calcext:value-type="float">
            <text:p>9,82290233837689</text:p>
          </table:table-cell>
        </table:table-row>
        <table:table-row table:style-name="ro1">
          <table:table-cell office:value-type="float" office:value="371720" calcext:value-type="float">
            <text:p>371720</text:p>
          </table:table-cell>
          <table:table-cell office:value-type="string" calcext:value-type="string">
            <text:p>16Gb DDR4 3200MHz GeIL ORION Black (GOG416GB3200C16BSC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290" calcext:value-type="float">
            <text:p>7290</text:p>
          </table:table-cell>
          <table:table-cell office:value-type="float" office:value="1" calcext:value-type="float">
            <text:p>1</text:p>
          </table:table-cell>
          <table:table-cell table:formula="of:=[.E53]/[.F53]" office:value-type="float" office:value="7290" calcext:value-type="float">
            <text:p>7290</text:p>
          </table:table-cell>
          <table:table-cell/>
          <table:table-cell table:formula="of:=([.D53]-[.$D$2])/[.$D$2]" office:value-type="float" office:value="15" calcext:value-type="float">
            <text:p>15</text:p>
          </table:table-cell>
          <table:table-cell table:formula="of:=[.I53]*[.$G$2]/[.G53]" office:value-type="float" office:value="11.9341563786008" calcext:value-type="float">
            <text:p>11,9341563786008</text:p>
          </table:table-cell>
        </table:table-row>
        <table:table-row table:style-name="ro1">
          <table:table-cell office:value-type="float" office:value="387840" calcext:value-type="float">
            <text:p>387840</text:p>
          </table:table-cell>
          <table:table-cell office:value-type="string" calcext:value-type="string">
            <text:p>16Gb DDR4 3200MHz GOODRAM IRDM X (IR-X3200D464L16/16G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320" calcext:value-type="float">
            <text:p>7320</text:p>
          </table:table-cell>
          <table:table-cell office:value-type="float" office:value="1" calcext:value-type="float">
            <text:p>1</text:p>
          </table:table-cell>
          <table:table-cell table:formula="of:=[.E54]/[.F54]" office:value-type="float" office:value="7320" calcext:value-type="float">
            <text:p>7320</text:p>
          </table:table-cell>
          <table:table-cell/>
          <table:table-cell table:formula="of:=([.D54]-[.$D$2])/[.$D$2]" office:value-type="float" office:value="15" calcext:value-type="float">
            <text:p>15</text:p>
          </table:table-cell>
          <table:table-cell table:formula="of:=[.I54]*[.$G$2]/[.G54]" office:value-type="float" office:value="11.8852459016393" calcext:value-type="float">
            <text:p>11,8852459016393</text:p>
          </table:table-cell>
        </table:table-row>
        <table:table-row table:style-name="ro1">
          <table:table-cell office:value-type="float" office:value="361070" calcext:value-type="float">
            <text:p>361070</text:p>
          </table:table-cell>
          <table:table-cell office:value-type="string" calcext:value-type="string">
            <text:p>16Gb DDR4 2400MHz Patriot Signature (PSD416G240081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7370" calcext:value-type="float">
            <text:p>7370</text:p>
          </table:table-cell>
          <table:table-cell office:value-type="float" office:value="1" calcext:value-type="float">
            <text:p>1</text:p>
          </table:table-cell>
          <table:table-cell table:formula="of:=[.E55]/[.F55]" office:value-type="float" office:value="7370" calcext:value-type="float">
            <text:p>7370</text:p>
          </table:table-cell>
          <table:table-cell/>
          <table:table-cell table:formula="of:=([.D55]-[.$D$2])/[.$D$2]" office:value-type="float" office:value="11" calcext:value-type="float">
            <text:p>11</text:p>
          </table:table-cell>
          <table:table-cell table:formula="of:=[.I55]*[.$G$2]/[.G55]" office:value-type="float" office:value="8.65671641791045" calcext:value-type="float">
            <text:p>8,65671641791045</text:p>
          </table:table-cell>
        </table:table-row>
        <table:table-row table:style-name="ro1">
          <table:table-cell office:value-type="float" office:value="357896" calcext:value-type="float">
            <text:p>357896</text:p>
          </table:table-cell>
          <table:table-cell office:value-type="string" calcext:value-type="string">
            <text:p>16Gb DDR4 3200MHz Patriot Signature (PSD416G32002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  <table:table-cell table:formula="of:=[.E56]/[.F56]" office:value-type="float" office:value="7440" calcext:value-type="float">
            <text:p>7440</text:p>
          </table:table-cell>
          <table:table-cell/>
          <table:table-cell table:formula="of:=([.D56]-[.$D$2])/[.$D$2]" office:value-type="float" office:value="15" calcext:value-type="float">
            <text:p>15</text:p>
          </table:table-cell>
          <table:table-cell table:formula="of:=[.I56]*[.$G$2]/[.G56]" office:value-type="float" office:value="11.6935483870968" calcext:value-type="float">
            <text:p>11,6935483870968</text:p>
          </table:table-cell>
        </table:table-row>
        <table:table-row table:style-name="ro1">
          <table:table-cell office:value-type="float" office:value="359461" calcext:value-type="float">
            <text:p>359461</text:p>
          </table:table-cell>
          <table:table-cell office:value-type="string" calcext:value-type="string">
            <text:p>16Gb DDR4 3200MHz Patriot Signature Line (PSD416G32008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  <table:table-cell table:formula="of:=[.E57]/[.F57]" office:value-type="float" office:value="7440" calcext:value-type="float">
            <text:p>7440</text:p>
          </table:table-cell>
          <table:table-cell/>
          <table:table-cell table:formula="of:=([.D57]-[.$D$2])/[.$D$2]" office:value-type="float" office:value="15" calcext:value-type="float">
            <text:p>15</text:p>
          </table:table-cell>
          <table:table-cell table:formula="of:=[.I57]*[.$G$2]/[.G57]" office:value-type="float" office:value="11.6935483870968" calcext:value-type="float">
            <text:p>11,6935483870968</text:p>
          </table:table-cell>
        </table:table-row>
        <table:table-row table:style-name="ro1">
          <table:table-cell office:value-type="float" office:value="361071" calcext:value-type="float">
            <text:p>361071</text:p>
          </table:table-cell>
          <table:table-cell office:value-type="string" calcext:value-type="string">
            <text:p>16Gb DDR4 3200MHz Patriot Signature Premium (PSP416G320081H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440" calcext:value-type="float">
            <text:p>7440</text:p>
          </table:table-cell>
          <table:table-cell office:value-type="float" office:value="1" calcext:value-type="float">
            <text:p>1</text:p>
          </table:table-cell>
          <table:table-cell table:formula="of:=[.E58]/[.F58]" office:value-type="float" office:value="7440" calcext:value-type="float">
            <text:p>7440</text:p>
          </table:table-cell>
          <table:table-cell/>
          <table:table-cell table:formula="of:=([.D58]-[.$D$2])/[.$D$2]" office:value-type="float" office:value="15" calcext:value-type="float">
            <text:p>15</text:p>
          </table:table-cell>
          <table:table-cell table:formula="of:=[.I58]*[.$G$2]/[.G58]" office:value-type="float" office:value="11.6935483870968" calcext:value-type="float">
            <text:p>11,6935483870968</text:p>
          </table:table-cell>
        </table:table-row>
        <table:table-row table:style-name="ro1">
          <table:table-cell office:value-type="float" office:value="320934" calcext:value-type="float">
            <text:p>320934</text:p>
          </table:table-cell>
          <table:table-cell office:value-type="string" calcext:value-type="string">
            <text:p>16Gb DDR4 2666MHz Team Elite (TED416G2666C1901)</text:p>
          </table:table-cell>
          <table:table-cell office:value-type="float" office:value="16" calcext:value-type="float">
            <text:p>16</text:p>
          </table:table-cell>
          <table:table-cell office:value-type="float" office:value="21330" calcext:value-type="float">
            <text:p>21330</text:p>
          </table:table-cell>
          <table:table-cell office:value-type="float" office:value="7490" calcext:value-type="float">
            <text:p>7490</text:p>
          </table:table-cell>
          <table:table-cell office:value-type="float" office:value="1" calcext:value-type="float">
            <text:p>1</text:p>
          </table:table-cell>
          <table:table-cell table:formula="of:=[.E59]/[.F59]" office:value-type="float" office:value="7490" calcext:value-type="float">
            <text:p>7490</text:p>
          </table:table-cell>
          <table:table-cell/>
          <table:table-cell table:formula="of:=([.D59]-[.$D$2])/[.$D$2]" office:value-type="float" office:value="12.33125" calcext:value-type="float">
            <text:p>12,33125</text:p>
          </table:table-cell>
          <table:table-cell table:formula="of:=[.I59]*[.$G$2]/[.G59]" office:value-type="float" office:value="9.54889853137517" calcext:value-type="float">
            <text:p>9,54889853137517</text:p>
          </table:table-cell>
        </table:table-row>
        <table:table-row table:style-name="ro1">
          <table:table-cell office:value-type="float" office:value="355773" calcext:value-type="float">
            <text:p>355773</text:p>
          </table:table-cell>
          <table:table-cell office:value-type="string" calcext:value-type="string">
            <text:p>16Gb DDR4 3200MHz Team Elite (TED416G3200C220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490" calcext:value-type="float">
            <text:p>7490</text:p>
          </table:table-cell>
          <table:table-cell office:value-type="float" office:value="1" calcext:value-type="float">
            <text:p>1</text:p>
          </table:table-cell>
          <table:table-cell table:formula="of:=[.E60]/[.F60]" office:value-type="float" office:value="7490" calcext:value-type="float">
            <text:p>7490</text:p>
          </table:table-cell>
          <table:table-cell/>
          <table:table-cell table:formula="of:=([.D60]-[.$D$2])/[.$D$2]" office:value-type="float" office:value="15" calcext:value-type="float">
            <text:p>15</text:p>
          </table:table-cell>
          <table:table-cell table:formula="of:=[.I60]*[.$G$2]/[.G60]" office:value-type="float" office:value="11.6154873164219" calcext:value-type="float">
            <text:p>11,6154873164219</text:p>
          </table:table-cell>
        </table:table-row>
        <table:table-row table:style-name="ro1">
          <table:table-cell office:value-type="float" office:value="349741" calcext:value-type="float">
            <text:p>349741</text:p>
          </table:table-cell>
          <table:table-cell office:value-type="string" calcext:value-type="string">
            <text:p>16Gb DDR4 2666MHz Crucial Ballistix Black (BL16G26C16U4B) OEM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510" calcext:value-type="float">
            <text:p>7510</text:p>
          </table:table-cell>
          <table:table-cell office:value-type="float" office:value="1" calcext:value-type="float">
            <text:p>1</text:p>
          </table:table-cell>
          <table:table-cell table:formula="of:=[.E61]/[.F61]" office:value-type="float" office:value="7510" calcext:value-type="float">
            <text:p>7510</text:p>
          </table:table-cell>
          <table:table-cell/>
          <table:table-cell table:formula="of:=([.D61]-[.$D$2])/[.$D$2]" office:value-type="float" office:value="12.3125" calcext:value-type="float">
            <text:p>12,3125</text:p>
          </table:table-cell>
          <table:table-cell table:formula="of:=[.I61]*[.$G$2]/[.G61]" office:value-type="float" office:value="9.50898801597869" calcext:value-type="float">
            <text:p>9,50898801597869</text:p>
          </table:table-cell>
        </table:table-row>
        <table:table-row table:style-name="ro1">
          <table:table-cell office:value-type="float" office:value="357897" calcext:value-type="float">
            <text:p>357897</text:p>
          </table:table-cell>
          <table:table-cell office:value-type="string" calcext:value-type="string">
            <text:p>16Gb DDR4 3200MHz Patriot Signature Premium (PSP416G32002H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530" calcext:value-type="float">
            <text:p>7530</text:p>
          </table:table-cell>
          <table:table-cell office:value-type="float" office:value="1" calcext:value-type="float">
            <text:p>1</text:p>
          </table:table-cell>
          <table:table-cell table:formula="of:=[.E62]/[.F62]" office:value-type="float" office:value="7530" calcext:value-type="float">
            <text:p>7530</text:p>
          </table:table-cell>
          <table:table-cell/>
          <table:table-cell table:formula="of:=([.D62]-[.$D$2])/[.$D$2]" office:value-type="float" office:value="15" calcext:value-type="float">
            <text:p>15</text:p>
          </table:table-cell>
          <table:table-cell table:formula="of:=[.I62]*[.$G$2]/[.G62]" office:value-type="float" office:value="11.5537848605578" calcext:value-type="float">
            <text:p>11,5537848605578</text:p>
          </table:table-cell>
        </table:table-row>
        <table:table-row table:style-name="ro1">
          <table:table-cell office:value-type="float" office:value="329056" calcext:value-type="float">
            <text:p>329056</text:p>
          </table:table-cell>
          <table:table-cell office:value-type="string" calcext:value-type="string">
            <text:p>16Gb DDR4 2400MHz Kingston HyperX Fury (HX424C15FB3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E63]/[.F63]" office:value-type="float" office:value="7550" calcext:value-type="float">
            <text:p>7550</text:p>
          </table:table-cell>
          <table:table-cell/>
          <table:table-cell table:formula="of:=([.D63]-[.$D$2])/[.$D$2]" office:value-type="float" office:value="11" calcext:value-type="float">
            <text:p>11</text:p>
          </table:table-cell>
          <table:table-cell table:formula="of:=[.I63]*[.$G$2]/[.G63]" office:value-type="float" office:value="8.45033112582781" calcext:value-type="float">
            <text:p>8,45033112582781</text:p>
          </table:table-cell>
        </table:table-row>
        <table:table-row table:style-name="ro1">
          <table:table-cell office:value-type="float" office:value="349239" calcext:value-type="float">
            <text:p>349239</text:p>
          </table:table-cell>
          <table:table-cell office:value-type="string" calcext:value-type="string">
            <text:p>16Gb DDR4 3200MHz Crucial Ballistix RGB Red (BL16G32C16U4RL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  <table:table-cell table:formula="of:=[.E64]/[.F64]" office:value-type="float" office:value="7590" calcext:value-type="float">
            <text:p>7590</text:p>
          </table:table-cell>
          <table:table-cell/>
          <table:table-cell table:formula="of:=([.D64]-[.$D$2])/[.$D$2]" office:value-type="float" office:value="15" calcext:value-type="float">
            <text:p>15</text:p>
          </table:table-cell>
          <table:table-cell table:formula="of:=[.I64]*[.$G$2]/[.G64]" office:value-type="float" office:value="11.4624505928854" calcext:value-type="float">
            <text:p>11,4624505928854</text:p>
          </table:table-cell>
        </table:table-row>
        <table:table-row table:style-name="ro1">
          <table:table-cell office:value-type="float" office:value="355848" calcext:value-type="float">
            <text:p>355848</text:p>
          </table:table-cell>
          <table:table-cell office:value-type="string" calcext:value-type="string">
            <text:p>16Gb DDR4 2666MHz Patriot Signature Premium Line (PSP416G26662H1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600" calcext:value-type="float">
            <text:p>7600</text:p>
          </table:table-cell>
          <table:table-cell office:value-type="float" office:value="1" calcext:value-type="float">
            <text:p>1</text:p>
          </table:table-cell>
          <table:table-cell table:formula="of:=[.E65]/[.F65]" office:value-type="float" office:value="7600" calcext:value-type="float">
            <text:p>7600</text:p>
          </table:table-cell>
          <table:table-cell/>
          <table:table-cell table:formula="of:=([.D65]-[.$D$2])/[.$D$2]" office:value-type="float" office:value="12.3125" calcext:value-type="float">
            <text:p>12,3125</text:p>
          </table:table-cell>
          <table:table-cell table:formula="of:=[.I65]*[.$G$2]/[.G65]" office:value-type="float" office:value="9.39638157894737" calcext:value-type="float">
            <text:p>9,39638157894737</text:p>
          </table:table-cell>
        </table:table-row>
        <table:table-row table:style-name="ro1">
          <table:table-cell office:value-type="float" office:value="373993" calcext:value-type="float">
            <text:p>373993</text:p>
          </table:table-cell>
          <table:table-cell office:value-type="string" calcext:value-type="string">
            <text:p>16Gb DDR4 2666MHz Crucial Ballistix (BL16G26C16U4W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610" calcext:value-type="float">
            <text:p>7610</text:p>
          </table:table-cell>
          <table:table-cell office:value-type="float" office:value="1" calcext:value-type="float">
            <text:p>1</text:p>
          </table:table-cell>
          <table:table-cell table:formula="of:=[.E66]/[.F66]" office:value-type="float" office:value="7610" calcext:value-type="float">
            <text:p>7610</text:p>
          </table:table-cell>
          <table:table-cell/>
          <table:table-cell table:formula="of:=([.D66]-[.$D$2])/[.$D$2]" office:value-type="float" office:value="12.3125" calcext:value-type="float">
            <text:p>12,3125</text:p>
          </table:table-cell>
          <table:table-cell table:formula="of:=[.I66]*[.$G$2]/[.G66]" office:value-type="float" office:value="9.38403416557162" calcext:value-type="float">
            <text:p>9,38403416557162</text:p>
          </table:table-cell>
        </table:table-row>
        <table:table-row table:style-name="ro1">
          <table:table-cell office:value-type="float" office:value="286014" calcext:value-type="float">
            <text:p>286014</text:p>
          </table:table-cell>
          <table:table-cell office:value-type="string" calcext:value-type="string">
            <text:p>16Gb DDR4 2666MHz Patriot Viper Elite (PVE416G266C6GY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table:formula="of:=[.E67]/[.F67]" office:value-type="float" office:value="7640" calcext:value-type="float">
            <text:p>7640</text:p>
          </table:table-cell>
          <table:table-cell/>
          <table:table-cell table:formula="of:=([.D67]-[.$D$2])/[.$D$2]" office:value-type="float" office:value="12.3125" calcext:value-type="float">
            <text:p>12,3125</text:p>
          </table:table-cell>
          <table:table-cell table:formula="of:=[.I67]*[.$G$2]/[.G67]" office:value-type="float" office:value="9.34718586387435" calcext:value-type="float">
            <text:p>9,34718586387435</text:p>
          </table:table-cell>
        </table:table-row>
        <table:table-row table:style-name="ro1">
          <table:table-cell office:value-type="float" office:value="337659" calcext:value-type="float">
            <text:p>337659</text:p>
          </table:table-cell>
          <table:table-cell office:value-type="string" calcext:value-type="string">
            <text:p>16Gb DDR4 2933MHz Kingston (KVR29N21D8/16)</text:p>
          </table:table-cell>
          <table:table-cell office:value-type="float" office:value="16" calcext:value-type="float">
            <text:p>16</text:p>
          </table:table-cell>
          <table:table-cell office:value-type="float" office:value="23466" calcext:value-type="float">
            <text:p>23466</text:p>
          </table:table-cell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table:formula="of:=[.E68]/[.F68]" office:value-type="float" office:value="7640" calcext:value-type="float">
            <text:p>7640</text:p>
          </table:table-cell>
          <table:table-cell/>
          <table:table-cell table:formula="of:=([.D68]-[.$D$2])/[.$D$2]" office:value-type="float" office:value="13.66625" calcext:value-type="float">
            <text:p>13,66625</text:p>
          </table:table-cell>
          <table:table-cell table:formula="of:=[.I68]*[.$G$2]/[.G68]" office:value-type="float" office:value="10.3749018324607" calcext:value-type="float">
            <text:p>10,3749018324607</text:p>
          </table:table-cell>
        </table:table-row>
        <table:table-row table:style-name="ro1">
          <table:table-cell office:value-type="float" office:value="357583" calcext:value-type="float">
            <text:p>357583</text:p>
          </table:table-cell>
          <table:table-cell office:value-type="string" calcext:value-type="string">
            <text:p>16Gb DDR4 3200MHz Silicon Power XPower AirCool (SP016GXLZU320B2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table:formula="of:=[.E69]/[.F69]" office:value-type="float" office:value="7640" calcext:value-type="float">
            <text:p>7640</text:p>
          </table:table-cell>
          <table:table-cell/>
          <table:table-cell table:formula="of:=([.D69]-[.$D$2])/[.$D$2]" office:value-type="float" office:value="15" calcext:value-type="float">
            <text:p>15</text:p>
          </table:table-cell>
          <table:table-cell table:formula="of:=[.I69]*[.$G$2]/[.G69]" office:value-type="float" office:value="11.3874345549738" calcext:value-type="float">
            <text:p>11,3874345549738</text:p>
          </table:table-cell>
        </table:table-row>
        <table:table-row table:style-name="ro1">
          <table:table-cell office:value-type="float" office:value="374630" calcext:value-type="float">
            <text:p>374630</text:p>
          </table:table-cell>
          <table:table-cell office:value-type="string" calcext:value-type="string">
            <text:p>16Gb DDR4 2666MHz Crucial Ballistix (BL16G26C16U4R) RTL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table:formula="of:=[.E70]/[.F70]" office:value-type="float" office:value="7680" calcext:value-type="float">
            <text:p>7680</text:p>
          </table:table-cell>
          <table:table-cell/>
          <table:table-cell table:formula="of:=([.D70]-[.$D$2])/[.$D$2]" office:value-type="float" office:value="12.3125" calcext:value-type="float">
            <text:p>12,3125</text:p>
          </table:table-cell>
          <table:table-cell table:formula="of:=[.I70]*[.$G$2]/[.G70]" office:value-type="float" office:value="9.29850260416667" calcext:value-type="float">
            <text:p>9,29850260416667</text:p>
          </table:table-cell>
        </table:table-row>
        <table:table-row table:style-name="ro1">
          <table:table-cell office:value-type="float" office:value="362099" calcext:value-type="float">
            <text:p>362099</text:p>
          </table:table-cell>
          <table:table-cell office:value-type="string" calcext:value-type="string">
            <text:p>16Gb DDR4 2933MHz Kingston (KVR29N21S8/16)</text:p>
          </table:table-cell>
          <table:table-cell office:value-type="float" office:value="16" calcext:value-type="float">
            <text:p>16</text:p>
          </table:table-cell>
          <table:table-cell office:value-type="float" office:value="23466" calcext:value-type="float">
            <text:p>23466</text:p>
          </table:table-cell>
          <table:table-cell office:value-type="float" office:value="7680" calcext:value-type="float">
            <text:p>7680</text:p>
          </table:table-cell>
          <table:table-cell office:value-type="float" office:value="1" calcext:value-type="float">
            <text:p>1</text:p>
          </table:table-cell>
          <table:table-cell table:formula="of:=[.E71]/[.F71]" office:value-type="float" office:value="7680" calcext:value-type="float">
            <text:p>7680</text:p>
          </table:table-cell>
          <table:table-cell/>
          <table:table-cell table:formula="of:=([.D71]-[.$D$2])/[.$D$2]" office:value-type="float" office:value="13.66625" calcext:value-type="float">
            <text:p>13,66625</text:p>
          </table:table-cell>
          <table:table-cell table:formula="of:=[.I71]*[.$G$2]/[.G71]" office:value-type="float" office:value="10.3208658854167" calcext:value-type="float">
            <text:p>10,3208658854167</text:p>
          </table:table-cell>
        </table:table-row>
        <table:table-row table:style-name="ro1">
          <table:table-cell office:value-type="float" office:value="329330" calcext:value-type="float">
            <text:p>329330</text:p>
          </table:table-cell>
          <table:table-cell office:value-type="string" calcext:value-type="string">
            <text:p>16Gb DDR4 2666MHz Kingston HyperX Fury (HX426C16FB3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table:formula="of:=[.E72]/[.F72]" office:value-type="float" office:value="7740" calcext:value-type="float">
            <text:p>7740</text:p>
          </table:table-cell>
          <table:table-cell/>
          <table:table-cell table:formula="of:=([.D72]-[.$D$2])/[.$D$2]" office:value-type="float" office:value="12.3125" calcext:value-type="float">
            <text:p>12,3125</text:p>
          </table:table-cell>
          <table:table-cell table:formula="of:=[.I72]*[.$G$2]/[.G72]" office:value-type="float" office:value="9.22642118863049" calcext:value-type="float">
            <text:p>9,22642118863049</text:p>
          </table:table-cell>
        </table:table-row>
        <table:table-row table:style-name="ro1">
          <table:table-cell office:value-type="float" office:value="356095" calcext:value-type="float">
            <text:p>356095</text:p>
          </table:table-cell>
          <table:table-cell office:value-type="string" calcext:value-type="string">
            <text:p>16Gb DDR4 2666MHz Kingston HyperX Fury (HX426C16FB4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740" calcext:value-type="float">
            <text:p>7740</text:p>
          </table:table-cell>
          <table:table-cell office:value-type="float" office:value="1" calcext:value-type="float">
            <text:p>1</text:p>
          </table:table-cell>
          <table:table-cell table:formula="of:=[.E73]/[.F73]" office:value-type="float" office:value="7740" calcext:value-type="float">
            <text:p>7740</text:p>
          </table:table-cell>
          <table:table-cell/>
          <table:table-cell table:formula="of:=([.D73]-[.$D$2])/[.$D$2]" office:value-type="float" office:value="12.3125" calcext:value-type="float">
            <text:p>12,3125</text:p>
          </table:table-cell>
          <table:table-cell table:formula="of:=[.I73]*[.$G$2]/[.G73]" office:value-type="float" office:value="9.22642118863049" calcext:value-type="float">
            <text:p>9,22642118863049</text:p>
          </table:table-cell>
        </table:table-row>
        <table:table-row table:style-name="ro1">
          <table:table-cell office:value-type="float" office:value="357561" calcext:value-type="float">
            <text:p>357561</text:p>
          </table:table-cell>
          <table:table-cell office:value-type="string" calcext:value-type="string">
            <text:p>16Gb DDR4 2400MHz Kingston HyperX Fury (HX424C15FB4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7760" calcext:value-type="float">
            <text:p>7760</text:p>
          </table:table-cell>
          <table:table-cell office:value-type="float" office:value="1" calcext:value-type="float">
            <text:p>1</text:p>
          </table:table-cell>
          <table:table-cell table:formula="of:=[.E74]/[.F74]" office:value-type="float" office:value="7760" calcext:value-type="float">
            <text:p>7760</text:p>
          </table:table-cell>
          <table:table-cell/>
          <table:table-cell table:formula="of:=([.D74]-[.$D$2])/[.$D$2]" office:value-type="float" office:value="11" calcext:value-type="float">
            <text:p>11</text:p>
          </table:table-cell>
          <table:table-cell table:formula="of:=[.I74]*[.$G$2]/[.G74]" office:value-type="float" office:value="8.22164948453608" calcext:value-type="float">
            <text:p>8,22164948453608</text:p>
          </table:table-cell>
        </table:table-row>
        <table:table-row table:style-name="ro1">
          <table:table-cell office:value-type="float" office:value="380262" calcext:value-type="float">
            <text:p>380262</text:p>
          </table:table-cell>
          <table:table-cell office:value-type="string" calcext:value-type="string">
            <text:p>16Gb DDR4 3200MHz GeIL ORION Black (GOSG416GB3200C16BSC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  <table:table-cell table:formula="of:=[.E75]/[.F75]" office:value-type="float" office:value="7800" calcext:value-type="float">
            <text:p>7800</text:p>
          </table:table-cell>
          <table:table-cell/>
          <table:table-cell table:formula="of:=([.D75]-[.$D$2])/[.$D$2]" office:value-type="float" office:value="15" calcext:value-type="float">
            <text:p>15</text:p>
          </table:table-cell>
          <table:table-cell table:formula="of:=[.I75]*[.$G$2]/[.G75]" office:value-type="float" office:value="11.1538461538462" calcext:value-type="float">
            <text:p>11,1538461538462</text:p>
          </table:table-cell>
        </table:table-row>
        <table:table-row table:style-name="ro1">
          <table:table-cell office:value-type="float" office:value="380263" calcext:value-type="float">
            <text:p>380263</text:p>
          </table:table-cell>
          <table:table-cell office:value-type="string" calcext:value-type="string">
            <text:p>16Gb DDR4 3200MHz GeIL ORION Red (GOSR416GB3200C16BSC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800" calcext:value-type="float">
            <text:p>7800</text:p>
          </table:table-cell>
          <table:table-cell office:value-type="float" office:value="1" calcext:value-type="float">
            <text:p>1</text:p>
          </table:table-cell>
          <table:table-cell table:formula="of:=[.E76]/[.F76]" office:value-type="float" office:value="7800" calcext:value-type="float">
            <text:p>7800</text:p>
          </table:table-cell>
          <table:table-cell/>
          <table:table-cell table:formula="of:=([.D76]-[.$D$2])/[.$D$2]" office:value-type="float" office:value="15" calcext:value-type="float">
            <text:p>15</text:p>
          </table:table-cell>
          <table:table-cell table:formula="of:=[.I76]*[.$G$2]/[.G76]" office:value-type="float" office:value="11.1538461538462" calcext:value-type="float">
            <text:p>11,1538461538462</text:p>
          </table:table-cell>
        </table:table-row>
        <table:table-row table:style-name="ro1">
          <table:table-cell office:value-type="float" office:value="255170" calcext:value-type="float">
            <text:p>255170</text:p>
          </table:table-cell>
          <table:table-cell office:value-type="string" calcext:value-type="string">
            <text:p>16Gb DDR4 2666MHz Kingston (KVR26N19D8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table:formula="of:=[.E77]/[.F77]" office:value-type="float" office:value="7810" calcext:value-type="float">
            <text:p>7810</text:p>
          </table:table-cell>
          <table:table-cell/>
          <table:table-cell table:formula="of:=([.D77]-[.$D$2])/[.$D$2]" office:value-type="float" office:value="12.3125" calcext:value-type="float">
            <text:p>12,3125</text:p>
          </table:table-cell>
          <table:table-cell table:formula="of:=[.I77]*[.$G$2]/[.G77]" office:value-type="float" office:value="9.14372599231754" calcext:value-type="float">
            <text:p>9,14372599231754</text:p>
          </table:table-cell>
        </table:table-row>
        <table:table-row table:style-name="ro1">
          <table:table-cell office:value-type="float" office:value="356096" calcext:value-type="float">
            <text:p>356096</text:p>
          </table:table-cell>
          <table:table-cell office:value-type="string" calcext:value-type="string">
            <text:p>16Gb DDR4 3000MHz Kingston HyperX Fury (HX430C16FB4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7840" calcext:value-type="float">
            <text:p>7840</text:p>
          </table:table-cell>
          <table:table-cell office:value-type="float" office:value="1" calcext:value-type="float">
            <text:p>1</text:p>
          </table:table-cell>
          <table:table-cell table:formula="of:=[.E78]/[.F78]" office:value-type="float" office:value="7840" calcext:value-type="float">
            <text:p>7840</text:p>
          </table:table-cell>
          <table:table-cell/>
          <table:table-cell table:formula="of:=([.D78]-[.$D$2])/[.$D$2]" office:value-type="float" office:value="14" calcext:value-type="float">
            <text:p>14</text:p>
          </table:table-cell>
          <table:table-cell table:formula="of:=[.I78]*[.$G$2]/[.G78]" office:value-type="float" office:value="10.3571428571429" calcext:value-type="float">
            <text:p>10,3571428571429</text:p>
          </table:table-cell>
        </table:table-row>
        <table:table-row table:style-name="ro1">
          <table:table-cell office:value-type="float" office:value="313195" calcext:value-type="float">
            <text:p>313195</text:p>
          </table:table-cell>
          <table:table-cell office:value-type="string" calcext:value-type="string">
            <text:p>16Gb DDR4 3200MHz Patriot Viper Steel (PVS416G320C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870" calcext:value-type="float">
            <text:p>7870</text:p>
          </table:table-cell>
          <table:table-cell office:value-type="float" office:value="1" calcext:value-type="float">
            <text:p>1</text:p>
          </table:table-cell>
          <table:table-cell table:formula="of:=[.E79]/[.F79]" office:value-type="float" office:value="7870" calcext:value-type="float">
            <text:p>7870</text:p>
          </table:table-cell>
          <table:table-cell/>
          <table:table-cell table:formula="of:=([.D79]-[.$D$2])/[.$D$2]" office:value-type="float" office:value="15" calcext:value-type="float">
            <text:p>15</text:p>
          </table:table-cell>
          <table:table-cell table:formula="of:=[.I79]*[.$G$2]/[.G79]" office:value-type="float" office:value="11.0546378653113" calcext:value-type="float">
            <text:p>11,0546378653113</text:p>
          </table:table-cell>
        </table:table-row>
        <table:table-row table:style-name="ro1">
          <table:table-cell office:value-type="float" office:value="376723" calcext:value-type="float">
            <text:p>376723</text:p>
          </table:table-cell>
          <table:table-cell office:value-type="string" calcext:value-type="string">
            <text:p>16Gb DDR4 3200MHz Team Vulcan Z Grey (TLZGD416G3200HC16F0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870" calcext:value-type="float">
            <text:p>7870</text:p>
          </table:table-cell>
          <table:table-cell office:value-type="float" office:value="1" calcext:value-type="float">
            <text:p>1</text:p>
          </table:table-cell>
          <table:table-cell table:formula="of:=[.E80]/[.F80]" office:value-type="float" office:value="7870" calcext:value-type="float">
            <text:p>7870</text:p>
          </table:table-cell>
          <table:table-cell/>
          <table:table-cell table:formula="of:=([.D80]-[.$D$2])/[.$D$2]" office:value-type="float" office:value="15" calcext:value-type="float">
            <text:p>15</text:p>
          </table:table-cell>
          <table:table-cell table:formula="of:=[.I80]*[.$G$2]/[.G80]" office:value-type="float" office:value="11.0546378653113" calcext:value-type="float">
            <text:p>11,0546378653113</text:p>
          </table:table-cell>
        </table:table-row>
        <table:table-row table:style-name="ro1">
          <table:table-cell office:value-type="float" office:value="371172" calcext:value-type="float">
            <text:p>371172</text:p>
          </table:table-cell>
          <table:table-cell office:value-type="string" calcext:value-type="string">
            <text:p>16Gb DDR4 3200MHz Samsung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880" calcext:value-type="float">
            <text:p>7880</text:p>
          </table:table-cell>
          <table:table-cell office:value-type="float" office:value="1" calcext:value-type="float">
            <text:p>1</text:p>
          </table:table-cell>
          <table:table-cell table:formula="of:=[.E81]/[.F81]" office:value-type="float" office:value="7880" calcext:value-type="float">
            <text:p>7880</text:p>
          </table:table-cell>
          <table:table-cell/>
          <table:table-cell table:formula="of:=([.D81]-[.$D$2])/[.$D$2]" office:value-type="float" office:value="15" calcext:value-type="float">
            <text:p>15</text:p>
          </table:table-cell>
          <table:table-cell table:formula="of:=[.I81]*[.$G$2]/[.G81]" office:value-type="float" office:value="11.0406091370558" calcext:value-type="float">
            <text:p>11,0406091370558</text:p>
          </table:table-cell>
        </table:table-row>
        <table:table-row table:style-name="ro1">
          <table:table-cell office:value-type="float" office:value="226044" calcext:value-type="float">
            <text:p>226044</text:p>
          </table:table-cell>
          <table:table-cell office:value-type="string" calcext:value-type="string">
            <text:p>16Gb DDR4 2400MHz Kingston (KVR24N17D8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table:formula="of:=[.E82]/[.F82]" office:value-type="float" office:value="7900" calcext:value-type="float">
            <text:p>7900</text:p>
          </table:table-cell>
          <table:table-cell/>
          <table:table-cell table:formula="of:=([.D82]-[.$D$2])/[.$D$2]" office:value-type="float" office:value="11" calcext:value-type="float">
            <text:p>11</text:p>
          </table:table-cell>
          <table:table-cell table:formula="of:=[.I82]*[.$G$2]/[.G82]" office:value-type="float" office:value="8.07594936708861" calcext:value-type="float">
            <text:p>8,07594936708861</text:p>
          </table:table-cell>
        </table:table-row>
        <table:table-row table:style-name="ro1">
          <table:table-cell office:value-type="float" office:value="339402" calcext:value-type="float">
            <text:p>339402</text:p>
          </table:table-cell>
          <table:table-cell office:value-type="string" calcext:value-type="string">
            <text:p>16Gb DDR4 3200MHz GeIL Super Luce RGB Sync (GLS416GB3200C16ASC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  <table:table-cell table:formula="of:=[.E83]/[.F83]" office:value-type="float" office:value="7910" calcext:value-type="float">
            <text:p>7910</text:p>
          </table:table-cell>
          <table:table-cell/>
          <table:table-cell table:formula="of:=([.D83]-[.$D$2])/[.$D$2]" office:value-type="float" office:value="15" calcext:value-type="float">
            <text:p>15</text:p>
          </table:table-cell>
          <table:table-cell table:formula="of:=[.I83]*[.$G$2]/[.G83]" office:value-type="float" office:value="10.9987357774968" calcext:value-type="float">
            <text:p>10,9987357774968</text:p>
          </table:table-cell>
        </table:table-row>
        <table:table-row table:style-name="ro1">
          <table:table-cell office:value-type="float" office:value="329582" calcext:value-type="float">
            <text:p>329582</text:p>
          </table:table-cell>
          <table:table-cell office:value-type="string" calcext:value-type="string">
            <text:p>16Gb DDR4 3000MHz Kingston HyperX Fury (HX430C15FB3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table:formula="of:=[.E84]/[.F84]" office:value-type="float" office:value="7920" calcext:value-type="float">
            <text:p>7920</text:p>
          </table:table-cell>
          <table:table-cell/>
          <table:table-cell table:formula="of:=([.D84]-[.$D$2])/[.$D$2]" office:value-type="float" office:value="14" calcext:value-type="float">
            <text:p>14</text:p>
          </table:table-cell>
          <table:table-cell table:formula="of:=[.I84]*[.$G$2]/[.G84]" office:value-type="float" office:value="10.2525252525253" calcext:value-type="float">
            <text:p>10,2525252525253</text:p>
          </table:table-cell>
        </table:table-row>
        <table:table-row table:style-name="ro1">
          <table:table-cell office:value-type="float" office:value="350448" calcext:value-type="float">
            <text:p>350448</text:p>
          </table:table-cell>
          <table:table-cell office:value-type="string" calcext:value-type="string">
            <text:p>16Gb DDR4 3200MHz Crucial Ballistix Black (BL16G32C16U4B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table:formula="of:=[.E85]/[.F85]" office:value-type="float" office:value="7920" calcext:value-type="float">
            <text:p>7920</text:p>
          </table:table-cell>
          <table:table-cell/>
          <table:table-cell table:formula="of:=([.D85]-[.$D$2])/[.$D$2]" office:value-type="float" office:value="15" calcext:value-type="float">
            <text:p>15</text:p>
          </table:table-cell>
          <table:table-cell table:formula="of:=[.I85]*[.$G$2]/[.G85]" office:value-type="float" office:value="10.9848484848485" calcext:value-type="float">
            <text:p>10,9848484848485</text:p>
          </table:table-cell>
        </table:table-row>
        <table:table-row table:style-name="ro1">
          <table:table-cell office:value-type="float" office:value="366794" calcext:value-type="float">
            <text:p>366794</text:p>
          </table:table-cell>
          <table:table-cell office:value-type="string" calcext:value-type="string">
            <text:p>16Gb DDR4 3200MHz ADATA XPG Spectrix D60G (AX4U3200316G16A-ST6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940" calcext:value-type="float">
            <text:p>7940</text:p>
          </table:table-cell>
          <table:table-cell office:value-type="float" office:value="1" calcext:value-type="float">
            <text:p>1</text:p>
          </table:table-cell>
          <table:table-cell table:formula="of:=[.E86]/[.F86]" office:value-type="float" office:value="7940" calcext:value-type="float">
            <text:p>7940</text:p>
          </table:table-cell>
          <table:table-cell/>
          <table:table-cell table:formula="of:=([.D86]-[.$D$2])/[.$D$2]" office:value-type="float" office:value="15" calcext:value-type="float">
            <text:p>15</text:p>
          </table:table-cell>
          <table:table-cell table:formula="of:=[.I86]*[.$G$2]/[.G86]" office:value-type="float" office:value="10.9571788413098" calcext:value-type="float">
            <text:p>10,9571788413098</text:p>
          </table:table-cell>
        </table:table-row>
        <table:table-row table:style-name="ro1">
          <table:table-cell office:value-type="float" office:value="362100" calcext:value-type="float">
            <text:p>362100</text:p>
          </table:table-cell>
          <table:table-cell office:value-type="string" calcext:value-type="string">
            <text:p>16Gb DDR4 3200MHz Kingston (KVR32N22S8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940" calcext:value-type="float">
            <text:p>7940</text:p>
          </table:table-cell>
          <table:table-cell office:value-type="float" office:value="1" calcext:value-type="float">
            <text:p>1</text:p>
          </table:table-cell>
          <table:table-cell table:formula="of:=[.E87]/[.F87]" office:value-type="float" office:value="7940" calcext:value-type="float">
            <text:p>7940</text:p>
          </table:table-cell>
          <table:table-cell/>
          <table:table-cell table:formula="of:=([.D87]-[.$D$2])/[.$D$2]" office:value-type="float" office:value="15" calcext:value-type="float">
            <text:p>15</text:p>
          </table:table-cell>
          <table:table-cell table:formula="of:=[.I87]*[.$G$2]/[.G87]" office:value-type="float" office:value="10.9571788413098" calcext:value-type="float">
            <text:p>10,9571788413098</text:p>
          </table:table-cell>
        </table:table-row>
        <table:table-row table:style-name="ro1">
          <table:table-cell office:value-type="float" office:value="321168" calcext:value-type="float">
            <text:p>321168</text:p>
          </table:table-cell>
          <table:table-cell office:value-type="string" calcext:value-type="string">
            <text:p>16Gb DDR4 2666MHz Hynix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7960" calcext:value-type="float">
            <text:p>7960</text:p>
          </table:table-cell>
          <table:table-cell office:value-type="float" office:value="1" calcext:value-type="float">
            <text:p>1</text:p>
          </table:table-cell>
          <table:table-cell table:formula="of:=[.E88]/[.F88]" office:value-type="float" office:value="7960" calcext:value-type="float">
            <text:p>7960</text:p>
          </table:table-cell>
          <table:table-cell/>
          <table:table-cell table:formula="of:=([.D88]-[.$D$2])/[.$D$2]" office:value-type="float" office:value="12.3125" calcext:value-type="float">
            <text:p>12,3125</text:p>
          </table:table-cell>
          <table:table-cell table:formula="of:=[.I88]*[.$G$2]/[.G88]" office:value-type="float" office:value="8.97141959798995" calcext:value-type="float">
            <text:p>8,97141959798995</text:p>
          </table:table-cell>
        </table:table-row>
        <table:table-row table:style-name="ro1">
          <table:table-cell office:value-type="float" office:value="371194" calcext:value-type="float">
            <text:p>371194</text:p>
          </table:table-cell>
          <table:table-cell office:value-type="string" calcext:value-type="string">
            <text:p>16Gb DDR4 3200MHz HP V8 RGB (7EH86A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7980" calcext:value-type="float">
            <text:p>7980</text:p>
          </table:table-cell>
          <table:table-cell office:value-type="float" office:value="1" calcext:value-type="float">
            <text:p>1</text:p>
          </table:table-cell>
          <table:table-cell table:formula="of:=[.E89]/[.F89]" office:value-type="float" office:value="7980" calcext:value-type="float">
            <text:p>7980</text:p>
          </table:table-cell>
          <table:table-cell/>
          <table:table-cell table:formula="of:=([.D89]-[.$D$2])/[.$D$2]" office:value-type="float" office:value="15" calcext:value-type="float">
            <text:p>15</text:p>
          </table:table-cell>
          <table:table-cell table:formula="of:=[.I89]*[.$G$2]/[.G89]" office:value-type="float" office:value="10.9022556390977" calcext:value-type="float">
            <text:p>10,9022556390977</text:p>
          </table:table-cell>
        </table:table-row>
        <table:table-row table:style-name="ro1">
          <table:table-cell office:value-type="float" office:value="374633" calcext:value-type="float">
            <text:p>374633</text:p>
          </table:table-cell>
          <table:table-cell office:value-type="string" calcext:value-type="string">
            <text:p>16Gb DDR4 3000MHz Crucial Ballistix (BL16G30C15U4R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[.E90]/[.F90]" office:value-type="float" office:value="8000" calcext:value-type="float">
            <text:p>8000</text:p>
          </table:table-cell>
          <table:table-cell/>
          <table:table-cell table:formula="of:=([.D90]-[.$D$2])/[.$D$2]" office:value-type="float" office:value="14" calcext:value-type="float">
            <text:p>14</text:p>
          </table:table-cell>
          <table:table-cell table:formula="of:=[.I90]*[.$G$2]/[.G90]"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374632" calcext:value-type="float">
            <text:p>374632</text:p>
          </table:table-cell>
          <table:table-cell office:value-type="string" calcext:value-type="string">
            <text:p>16Gb DDR4 3000MHz Crucial Ballistix Black (BL16G30C15U4B) RTL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formula="of:=[.E91]/[.F91]" office:value-type="float" office:value="8000" calcext:value-type="float">
            <text:p>8000</text:p>
          </table:table-cell>
          <table:table-cell/>
          <table:table-cell table:formula="of:=([.D91]-[.$D$2])/[.$D$2]" office:value-type="float" office:value="14" calcext:value-type="float">
            <text:p>14</text:p>
          </table:table-cell>
          <table:table-cell table:formula="of:=[.I91]*[.$G$2]/[.G91]"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365673" calcext:value-type="float">
            <text:p>365673</text:p>
          </table:table-cell>
          <table:table-cell office:value-type="string" calcext:value-type="string">
            <text:p>16Gb DDR4 3600MHz GeIL ORION Black (GOG416GB3600C18BSC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table:formula="of:=[.E92]/[.F92]" office:value-type="float" office:value="8020" calcext:value-type="float">
            <text:p>8020</text:p>
          </table:table-cell>
          <table:table-cell/>
          <table:table-cell table:formula="of:=([.D92]-[.$D$2])/[.$D$2]" office:value-type="float" office:value="17" calcext:value-type="float">
            <text:p>17</text:p>
          </table:table-cell>
          <table:table-cell table:formula="of:=[.I92]*[.$G$2]/[.G92]" office:value-type="float" office:value="12.2942643391521" calcext:value-type="float">
            <text:p>12,2942643391521</text:p>
          </table:table-cell>
        </table:table-row>
        <table:table-row table:style-name="ro1">
          <table:table-cell office:value-type="float" office:value="365675" calcext:value-type="float">
            <text:p>365675</text:p>
          </table:table-cell>
          <table:table-cell office:value-type="string" calcext:value-type="string">
            <text:p>16Gb DDR4 3600MHz GeIL ORION Red (GOR416GB3600C18BSC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020" calcext:value-type="float">
            <text:p>8020</text:p>
          </table:table-cell>
          <table:table-cell office:value-type="float" office:value="1" calcext:value-type="float">
            <text:p>1</text:p>
          </table:table-cell>
          <table:table-cell table:formula="of:=[.E93]/[.F93]" office:value-type="float" office:value="8020" calcext:value-type="float">
            <text:p>8020</text:p>
          </table:table-cell>
          <table:table-cell/>
          <table:table-cell table:formula="of:=([.D93]-[.$D$2])/[.$D$2]" office:value-type="float" office:value="17" calcext:value-type="float">
            <text:p>17</text:p>
          </table:table-cell>
          <table:table-cell table:formula="of:=[.I93]*[.$G$2]/[.G93]" office:value-type="float" office:value="12.2942643391521" calcext:value-type="float">
            <text:p>12,2942643391521</text:p>
          </table:table-cell>
        </table:table-row>
        <table:table-row table:style-name="ro1">
          <table:table-cell office:value-type="float" office:value="350245" calcext:value-type="float">
            <text:p>350245</text:p>
          </table:table-cell>
          <table:table-cell office:value-type="string" calcext:value-type="string">
            <text:p>16Gb DDR4 3200MHz Crucial Ballistix Red (BL16G32C16U4R) RTL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table:formula="of:=[.E94]/[.F94]" office:value-type="float" office:value="8100" calcext:value-type="float">
            <text:p>8100</text:p>
          </table:table-cell>
          <table:table-cell/>
          <table:table-cell table:formula="of:=([.D94]-[.$D$2])/[.$D$2]" office:value-type="float" office:value="15" calcext:value-type="float">
            <text:p>15</text:p>
          </table:table-cell>
          <table:table-cell table:formula="of:=[.I94]*[.$G$2]/[.G94]" office:value-type="float" office:value="10.7407407407407" calcext:value-type="float">
            <text:p>10,7407407407407</text:p>
          </table:table-cell>
        </table:table-row>
        <table:table-row table:style-name="ro1">
          <table:table-cell office:value-type="float" office:value="383363" calcext:value-type="float">
            <text:p>383363</text:p>
          </table:table-cell>
          <table:table-cell office:value-type="string" calcext:value-type="string">
            <text:p>16Gb DDR4 3200MHz ADATA XPG Gammix D20 (AX4U320016G16A-CBK2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120" calcext:value-type="float">
            <text:p>8120</text:p>
          </table:table-cell>
          <table:table-cell office:value-type="float" office:value="1" calcext:value-type="float">
            <text:p>1</text:p>
          </table:table-cell>
          <table:table-cell table:formula="of:=[.E95]/[.F95]" office:value-type="float" office:value="8120" calcext:value-type="float">
            <text:p>8120</text:p>
          </table:table-cell>
          <table:table-cell/>
          <table:table-cell table:formula="of:=([.D95]-[.$D$2])/[.$D$2]" office:value-type="float" office:value="15" calcext:value-type="float">
            <text:p>15</text:p>
          </table:table-cell>
          <table:table-cell table:formula="of:=[.I95]*[.$G$2]/[.G95]" office:value-type="float" office:value="10.7142857142857" calcext:value-type="float">
            <text:p>10,7142857142857</text:p>
          </table:table-cell>
        </table:table-row>
        <table:table-row table:style-name="ro1">
          <table:table-cell office:value-type="float" office:value="376729" calcext:value-type="float">
            <text:p>376729</text:p>
          </table:table-cell>
          <table:table-cell office:value-type="string" calcext:value-type="string">
            <text:p>16Gb DDR4 3200MHz Team Vulcan Z Red (TLZRD416G3200HC16F0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130" calcext:value-type="float">
            <text:p>8130</text:p>
          </table:table-cell>
          <table:table-cell office:value-type="float" office:value="1" calcext:value-type="float">
            <text:p>1</text:p>
          </table:table-cell>
          <table:table-cell table:formula="of:=[.E96]/[.F96]" office:value-type="float" office:value="8130" calcext:value-type="float">
            <text:p>8130</text:p>
          </table:table-cell>
          <table:table-cell/>
          <table:table-cell table:formula="of:=([.D96]-[.$D$2])/[.$D$2]" office:value-type="float" office:value="15" calcext:value-type="float">
            <text:p>15</text:p>
          </table:table-cell>
          <table:table-cell table:formula="of:=[.I96]*[.$G$2]/[.G96]" office:value-type="float" office:value="10.7011070110701" calcext:value-type="float">
            <text:p>10,7011070110701</text:p>
          </table:table-cell>
        </table:table-row>
        <table:table-row table:style-name="ro1">
          <table:table-cell office:value-type="float" office:value="254560" calcext:value-type="float">
            <text:p>254560</text:p>
          </table:table-cell>
          <table:table-cell office:value-type="string" calcext:value-type="string">
            <text:p>16Gb DDR4 2400MHz Kingston HyperX Predator (HX424C12PB3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8140" calcext:value-type="float">
            <text:p>8140</text:p>
          </table:table-cell>
          <table:table-cell office:value-type="float" office:value="1" calcext:value-type="float">
            <text:p>1</text:p>
          </table:table-cell>
          <table:table-cell table:formula="of:=[.E97]/[.F97]" office:value-type="float" office:value="8140" calcext:value-type="float">
            <text:p>8140</text:p>
          </table:table-cell>
          <table:table-cell/>
          <table:table-cell table:formula="of:=([.D97]-[.$D$2])/[.$D$2]" office:value-type="float" office:value="11" calcext:value-type="float">
            <text:p>11</text:p>
          </table:table-cell>
          <table:table-cell table:formula="of:=[.I97]*[.$G$2]/[.G97]" office:value-type="float" office:value="7.83783783783784" calcext:value-type="float">
            <text:p>7,83783783783784</text:p>
          </table:table-cell>
        </table:table-row>
        <table:table-row table:style-name="ro1">
          <table:table-cell office:value-type="float" office:value="329329" calcext:value-type="float">
            <text:p>329329</text:p>
          </table:table-cell>
          <table:table-cell office:value-type="string" calcext:value-type="string">
            <text:p>16Gb DDR4 2400MHz Kingston HyperX Fury RGB (HX424C15FB3A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8150" calcext:value-type="float">
            <text:p>8150</text:p>
          </table:table-cell>
          <table:table-cell office:value-type="float" office:value="1" calcext:value-type="float">
            <text:p>1</text:p>
          </table:table-cell>
          <table:table-cell table:formula="of:=[.E98]/[.F98]" office:value-type="float" office:value="8150" calcext:value-type="float">
            <text:p>8150</text:p>
          </table:table-cell>
          <table:table-cell/>
          <table:table-cell table:formula="of:=([.D98]-[.$D$2])/[.$D$2]" office:value-type="float" office:value="11" calcext:value-type="float">
            <text:p>11</text:p>
          </table:table-cell>
          <table:table-cell table:formula="of:=[.I98]*[.$G$2]/[.G98]" office:value-type="float" office:value="7.82822085889571" calcext:value-type="float">
            <text:p>7,82822085889571</text:p>
          </table:table-cell>
        </table:table-row>
        <table:table-row table:style-name="ro1">
          <table:table-cell office:value-type="float" office:value="335573" calcext:value-type="float">
            <text:p>335573</text:p>
          </table:table-cell>
          <table:table-cell office:value-type="string" calcext:value-type="string">
            <text:p>16Gb DDR4 2666MHz Silicon Power XPower Turbine (SP016GXLZU266BSA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table:formula="of:=[.E99]/[.F99]" office:value-type="float" office:value="8190" calcext:value-type="float">
            <text:p>8190</text:p>
          </table:table-cell>
          <table:table-cell/>
          <table:table-cell table:formula="of:=([.D99]-[.$D$2])/[.$D$2]" office:value-type="float" office:value="12.3125" calcext:value-type="float">
            <text:p>12,3125</text:p>
          </table:table-cell>
          <table:table-cell table:formula="of:=[.I99]*[.$G$2]/[.G99]" office:value-type="float" office:value="8.71947496947497" calcext:value-type="float">
            <text:p>8,71947496947497</text:p>
          </table:table-cell>
        </table:table-row>
        <table:table-row table:style-name="ro1">
          <table:table-cell office:value-type="float" office:value="370519" calcext:value-type="float">
            <text:p>370519</text:p>
          </table:table-cell>
          <table:table-cell office:value-type="string" calcext:value-type="string">
            <text:p>16Gb DDR4 3600MHz Silicon Power XPower (SP016GXLZU360BSA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190" calcext:value-type="float">
            <text:p>8190</text:p>
          </table:table-cell>
          <table:table-cell office:value-type="float" office:value="1" calcext:value-type="float">
            <text:p>1</text:p>
          </table:table-cell>
          <table:table-cell table:formula="of:=[.E100]/[.F100]" office:value-type="float" office:value="8190" calcext:value-type="float">
            <text:p>8190</text:p>
          </table:table-cell>
          <table:table-cell/>
          <table:table-cell table:formula="of:=([.D100]-[.$D$2])/[.$D$2]" office:value-type="float" office:value="17" calcext:value-type="float">
            <text:p>17</text:p>
          </table:table-cell>
          <table:table-cell table:formula="of:=[.I100]*[.$G$2]/[.G100]" office:value-type="float" office:value="12.039072039072" calcext:value-type="float">
            <text:p>12,039072039072</text:p>
          </table:table-cell>
        </table:table-row>
        <table:table-row table:style-name="ro1">
          <table:table-cell office:value-type="float" office:value="383719" calcext:value-type="float">
            <text:p>383719</text:p>
          </table:table-cell>
          <table:table-cell office:value-type="string" calcext:value-type="string">
            <text:p>16Gb DDR4 3600MHz AMD (R9S416G3606U2S) RTL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table:formula="of:=[.E101]/[.F101]" office:value-type="float" office:value="8200" calcext:value-type="float">
            <text:p>8200</text:p>
          </table:table-cell>
          <table:table-cell/>
          <table:table-cell table:formula="of:=([.D101]-[.$D$2])/[.$D$2]" office:value-type="float" office:value="15" calcext:value-type="float">
            <text:p>15</text:p>
          </table:table-cell>
          <table:table-cell table:formula="of:=[.I101]*[.$G$2]/[.G101]" office:value-type="float" office:value="10.609756097561" calcext:value-type="float">
            <text:p>10,609756097561</text:p>
          </table:table-cell>
        </table:table-row>
        <table:table-row table:style-name="ro1">
          <table:table-cell office:value-type="float" office:value="379417" calcext:value-type="float">
            <text:p>379417</text:p>
          </table:table-cell>
          <table:table-cell office:value-type="string" calcext:value-type="string">
            <text:p>16Gb DDR4 2666MHz Kingston HyperX Fury RGB (HX426C16FB4A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8230" calcext:value-type="float">
            <text:p>8230</text:p>
          </table:table-cell>
          <table:table-cell office:value-type="float" office:value="1" calcext:value-type="float">
            <text:p>1</text:p>
          </table:table-cell>
          <table:table-cell table:formula="of:=[.E102]/[.F102]" office:value-type="float" office:value="8230" calcext:value-type="float">
            <text:p>8230</text:p>
          </table:table-cell>
          <table:table-cell/>
          <table:table-cell table:formula="of:=([.D102]-[.$D$2])/[.$D$2]" office:value-type="float" office:value="12.3125" calcext:value-type="float">
            <text:p>12,3125</text:p>
          </table:table-cell>
          <table:table-cell table:formula="of:=[.I102]*[.$G$2]/[.G102]" office:value-type="float" office:value="8.67709599027947" calcext:value-type="float">
            <text:p>8,67709599027947</text:p>
          </table:table-cell>
        </table:table-row>
        <table:table-row table:style-name="ro1">
          <table:table-cell office:value-type="float" office:value="254561" calcext:value-type="float">
            <text:p>254561</text:p>
          </table:table-cell>
          <table:table-cell office:value-type="string" calcext:value-type="string">
            <text:p>16Gb DDR4 2666MHz Kingston HyperX Predator (HX426C13PB3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8230" calcext:value-type="float">
            <text:p>8230</text:p>
          </table:table-cell>
          <table:table-cell office:value-type="float" office:value="1" calcext:value-type="float">
            <text:p>1</text:p>
          </table:table-cell>
          <table:table-cell table:formula="of:=[.E103]/[.F103]" office:value-type="float" office:value="8230" calcext:value-type="float">
            <text:p>8230</text:p>
          </table:table-cell>
          <table:table-cell/>
          <table:table-cell table:formula="of:=([.D103]-[.$D$2])/[.$D$2]" office:value-type="float" office:value="12.3125" calcext:value-type="float">
            <text:p>12,3125</text:p>
          </table:table-cell>
          <table:table-cell table:formula="of:=[.I103]*[.$G$2]/[.G103]" office:value-type="float" office:value="8.67709599027947" calcext:value-type="float">
            <text:p>8,67709599027947</text:p>
          </table:table-cell>
        </table:table-row>
        <table:table-row table:style-name="ro1">
          <table:table-cell office:value-type="float" office:value="329331" calcext:value-type="float">
            <text:p>329331</text:p>
          </table:table-cell>
          <table:table-cell office:value-type="string" calcext:value-type="string">
            <text:p>16Gb DDR4 2666MHz Kingston HyperX Fury RGB (HX426C16FB3A/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8240" calcext:value-type="float">
            <text:p>8240</text:p>
          </table:table-cell>
          <table:table-cell office:value-type="float" office:value="1" calcext:value-type="float">
            <text:p>1</text:p>
          </table:table-cell>
          <table:table-cell table:formula="of:=[.E104]/[.F104]" office:value-type="float" office:value="8240" calcext:value-type="float">
            <text:p>8240</text:p>
          </table:table-cell>
          <table:table-cell/>
          <table:table-cell table:formula="of:=([.D104]-[.$D$2])/[.$D$2]" office:value-type="float" office:value="12.3125" calcext:value-type="float">
            <text:p>12,3125</text:p>
          </table:table-cell>
          <table:table-cell table:formula="of:=[.I104]*[.$G$2]/[.G104]" office:value-type="float" office:value="8.66656553398058" calcext:value-type="float">
            <text:p>8,66656553398058</text:p>
          </table:table-cell>
        </table:table-row>
        <table:table-row table:style-name="ro1">
          <table:table-cell office:value-type="float" office:value="329333" calcext:value-type="float">
            <text:p>329333</text:p>
          </table:table-cell>
          <table:table-cell office:value-type="string" calcext:value-type="string">
            <text:p>16Gb DDR4 3200MHz Kingston HyperX Fury (HX432C16FB3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280" calcext:value-type="float">
            <text:p>8280</text:p>
          </table:table-cell>
          <table:table-cell office:value-type="float" office:value="1" calcext:value-type="float">
            <text:p>1</text:p>
          </table:table-cell>
          <table:table-cell table:formula="of:=[.E105]/[.F105]" office:value-type="float" office:value="8280" calcext:value-type="float">
            <text:p>8280</text:p>
          </table:table-cell>
          <table:table-cell/>
          <table:table-cell table:formula="of:=([.D105]-[.$D$2])/[.$D$2]" office:value-type="float" office:value="15" calcext:value-type="float">
            <text:p>15</text:p>
          </table:table-cell>
          <table:table-cell table:formula="of:=[.I105]*[.$G$2]/[.G105]" office:value-type="float" office:value="10.5072463768116" calcext:value-type="float">
            <text:p>10,5072463768116</text:p>
          </table:table-cell>
        </table:table-row>
        <table:table-row table:style-name="ro1">
          <table:table-cell office:value-type="float" office:value="326502" calcext:value-type="float">
            <text:p>326502</text:p>
          </table:table-cell>
          <table:table-cell office:value-type="string" calcext:value-type="string">
            <text:p>16Gb DDR4 3200MHz Kingston (KVR32N22D8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330" calcext:value-type="float">
            <text:p>8330</text:p>
          </table:table-cell>
          <table:table-cell office:value-type="float" office:value="1" calcext:value-type="float">
            <text:p>1</text:p>
          </table:table-cell>
          <table:table-cell table:formula="of:=[.E106]/[.F106]" office:value-type="float" office:value="8330" calcext:value-type="float">
            <text:p>8330</text:p>
          </table:table-cell>
          <table:table-cell/>
          <table:table-cell table:formula="of:=([.D106]-[.$D$2])/[.$D$2]" office:value-type="float" office:value="15" calcext:value-type="float">
            <text:p>15</text:p>
          </table:table-cell>
          <table:table-cell table:formula="of:=[.I106]*[.$G$2]/[.G106]" office:value-type="float" office:value="10.4441776710684" calcext:value-type="float">
            <text:p>10,4441776710684</text:p>
          </table:table-cell>
        </table:table-row>
        <table:table-row table:style-name="ro1">
          <table:table-cell office:value-type="float" office:value="356097" calcext:value-type="float">
            <text:p>356097</text:p>
          </table:table-cell>
          <table:table-cell office:value-type="string" calcext:value-type="string">
            <text:p>16Gb DDR4 3200MHz Kingston HyperX Fury (HX432C16FB4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340" calcext:value-type="float">
            <text:p>8340</text:p>
          </table:table-cell>
          <table:table-cell office:value-type="float" office:value="1" calcext:value-type="float">
            <text:p>1</text:p>
          </table:table-cell>
          <table:table-cell table:formula="of:=[.E107]/[.F107]" office:value-type="float" office:value="8340" calcext:value-type="float">
            <text:p>8340</text:p>
          </table:table-cell>
          <table:table-cell/>
          <table:table-cell table:formula="of:=([.D107]-[.$D$2])/[.$D$2]" office:value-type="float" office:value="15" calcext:value-type="float">
            <text:p>15</text:p>
          </table:table-cell>
          <table:table-cell table:formula="of:=[.I107]*[.$G$2]/[.G107]" office:value-type="float" office:value="10.431654676259" calcext:value-type="float">
            <text:p>10,431654676259</text:p>
          </table:table-cell>
        </table:table-row>
        <table:table-row table:style-name="ro1">
          <table:table-cell office:value-type="float" office:value="381383" calcext:value-type="float">
            <text:p>381383</text:p>
          </table:table-cell>
          <table:table-cell office:value-type="string" calcext:value-type="string">
            <text:p>16Gb DDR4 3200MHz ADATA XPG Hunter (AX4U320016G16A-SBHT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380" calcext:value-type="float">
            <text:p>8380</text:p>
          </table:table-cell>
          <table:table-cell office:value-type="float" office:value="1" calcext:value-type="float">
            <text:p>1</text:p>
          </table:table-cell>
          <table:table-cell table:formula="of:=[.E108]/[.F108]" office:value-type="float" office:value="8380" calcext:value-type="float">
            <text:p>8380</text:p>
          </table:table-cell>
          <table:table-cell/>
          <table:table-cell table:formula="of:=([.D108]-[.$D$2])/[.$D$2]" office:value-type="float" office:value="15" calcext:value-type="float">
            <text:p>15</text:p>
          </table:table-cell>
          <table:table-cell table:formula="of:=[.I108]*[.$G$2]/[.G108]" office:value-type="float" office:value="10.381861575179" calcext:value-type="float">
            <text:p>10,381861575179</text:p>
          </table:table-cell>
        </table:table-row>
        <table:table-row table:style-name="ro1">
          <table:table-cell office:value-type="float" office:value="348786" calcext:value-type="float">
            <text:p>348786</text:p>
          </table:table-cell>
          <table:table-cell office:value-type="string" calcext:value-type="string">
            <text:p>16Gb DDR4 3000MHz Crucial Ballistix White (BL16G30C15U4W) OEM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table:formula="of:=[.E109]/[.F109]" office:value-type="float" office:value="8400" calcext:value-type="float">
            <text:p>8400</text:p>
          </table:table-cell>
          <table:table-cell/>
          <table:table-cell table:formula="of:=([.D109]-[.$D$2])/[.$D$2]" office:value-type="float" office:value="14" calcext:value-type="float">
            <text:p>14</text:p>
          </table:table-cell>
          <table:table-cell table:formula="of:=[.I109]*[.$G$2]/[.G109]" office:value-type="float" office:value="9.66666666666667" calcext:value-type="float">
            <text:p>9,66666666666667</text:p>
          </table:table-cell>
        </table:table-row>
        <table:table-row table:style-name="ro1">
          <table:table-cell office:value-type="float" office:value="379416" calcext:value-type="float">
            <text:p>379416</text:p>
          </table:table-cell>
          <table:table-cell office:value-type="string" calcext:value-type="string">
            <text:p>16Gb DDR4 2400MHz Kingston HyperX Fury RGB (HX424C15FB4A/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8470" calcext:value-type="float">
            <text:p>8470</text:p>
          </table:table-cell>
          <table:table-cell office:value-type="float" office:value="1" calcext:value-type="float">
            <text:p>1</text:p>
          </table:table-cell>
          <table:table-cell table:formula="of:=[.E110]/[.F110]" office:value-type="float" office:value="8470" calcext:value-type="float">
            <text:p>8470</text:p>
          </table:table-cell>
          <table:table-cell/>
          <table:table-cell table:formula="of:=([.D110]-[.$D$2])/[.$D$2]" office:value-type="float" office:value="11" calcext:value-type="float">
            <text:p>11</text:p>
          </table:table-cell>
          <table:table-cell table:formula="of:=[.I110]*[.$G$2]/[.G110]" office:value-type="float" office:value="7.53246753246753" calcext:value-type="float">
            <text:p>7,53246753246753</text:p>
          </table:table-cell>
        </table:table-row>
        <table:table-row table:style-name="ro1">
          <table:table-cell office:value-type="float" office:value="329332" calcext:value-type="float">
            <text:p>329332</text:p>
          </table:table-cell>
          <table:table-cell office:value-type="string" calcext:value-type="string">
            <text:p>16Gb DDR4 3000MHz Kingston HyperX Fury RGB (HX430C15FB3A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490" calcext:value-type="float">
            <text:p>8490</text:p>
          </table:table-cell>
          <table:table-cell office:value-type="float" office:value="1" calcext:value-type="float">
            <text:p>1</text:p>
          </table:table-cell>
          <table:table-cell table:formula="of:=[.E111]/[.F111]" office:value-type="float" office:value="8490" calcext:value-type="float">
            <text:p>8490</text:p>
          </table:table-cell>
          <table:table-cell/>
          <table:table-cell table:formula="of:=([.D111]-[.$D$2])/[.$D$2]" office:value-type="float" office:value="14" calcext:value-type="float">
            <text:p>14</text:p>
          </table:table-cell>
          <table:table-cell table:formula="of:=[.I111]*[.$G$2]/[.G111]" office:value-type="float" office:value="9.56419316843345" calcext:value-type="float">
            <text:p>9,56419316843345</text:p>
          </table:table-cell>
        </table:table-row>
        <table:table-row table:style-name="ro1">
          <table:table-cell office:value-type="float" office:value="358301" calcext:value-type="float">
            <text:p>358301</text:p>
          </table:table-cell>
          <table:table-cell office:value-type="string" calcext:value-type="string">
            <text:p>16Gb DDR4 3600MHz Patriot Viper Steel (PVS416G360C8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570" calcext:value-type="float">
            <text:p>8570</text:p>
          </table:table-cell>
          <table:table-cell office:value-type="float" office:value="1" calcext:value-type="float">
            <text:p>1</text:p>
          </table:table-cell>
          <table:table-cell table:formula="of:=[.E112]/[.F112]" office:value-type="float" office:value="8570" calcext:value-type="float">
            <text:p>8570</text:p>
          </table:table-cell>
          <table:table-cell/>
          <table:table-cell table:formula="of:=([.D112]-[.$D$2])/[.$D$2]" office:value-type="float" office:value="17" calcext:value-type="float">
            <text:p>17</text:p>
          </table:table-cell>
          <table:table-cell table:formula="of:=[.I112]*[.$G$2]/[.G112]" office:value-type="float" office:value="11.5052508751459" calcext:value-type="float">
            <text:p>11,5052508751459</text:p>
          </table:table-cell>
        </table:table-row>
        <table:table-row table:style-name="ro1">
          <table:table-cell office:value-type="float" office:value="376724" calcext:value-type="float">
            <text:p>376724</text:p>
          </table:table-cell>
          <table:table-cell office:value-type="string" calcext:value-type="string">
            <text:p>16Gb DDR4 3600MHz Team Vulcan Z Gray (TLZGD416G3600HC18J01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570" calcext:value-type="float">
            <text:p>8570</text:p>
          </table:table-cell>
          <table:table-cell office:value-type="float" office:value="1" calcext:value-type="float">
            <text:p>1</text:p>
          </table:table-cell>
          <table:table-cell table:formula="of:=[.E113]/[.F113]" office:value-type="float" office:value="8570" calcext:value-type="float">
            <text:p>8570</text:p>
          </table:table-cell>
          <table:table-cell/>
          <table:table-cell table:formula="of:=([.D113]-[.$D$2])/[.$D$2]" office:value-type="float" office:value="17" calcext:value-type="float">
            <text:p>17</text:p>
          </table:table-cell>
          <table:table-cell table:formula="of:=[.I113]*[.$G$2]/[.G113]" office:value-type="float" office:value="11.5052508751459" calcext:value-type="float">
            <text:p>11,5052508751459</text:p>
          </table:table-cell>
        </table:table-row>
        <table:table-row table:style-name="ro1">
          <table:table-cell office:value-type="float" office:value="375595" calcext:value-type="float">
            <text:p>375595</text:p>
          </table:table-cell>
          <table:table-cell office:value-type="string" calcext:value-type="string">
            <text:p>16Gb DDR4 3600MHz Team Vulcan Z Red (TLZRD416G3600HC18J01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570" calcext:value-type="float">
            <text:p>8570</text:p>
          </table:table-cell>
          <table:table-cell office:value-type="float" office:value="1" calcext:value-type="float">
            <text:p>1</text:p>
          </table:table-cell>
          <table:table-cell table:formula="of:=[.E114]/[.F114]" office:value-type="float" office:value="8570" calcext:value-type="float">
            <text:p>8570</text:p>
          </table:table-cell>
          <table:table-cell/>
          <table:table-cell table:formula="of:=([.D114]-[.$D$2])/[.$D$2]" office:value-type="float" office:value="17" calcext:value-type="float">
            <text:p>17</text:p>
          </table:table-cell>
          <table:table-cell table:formula="of:=[.I114]*[.$G$2]/[.G114]" office:value-type="float" office:value="11.5052508751459" calcext:value-type="float">
            <text:p>11,5052508751459</text:p>
          </table:table-cell>
        </table:table-row>
        <table:table-row table:style-name="ro1">
          <table:table-cell office:value-type="float" office:value="387177" calcext:value-type="float">
            <text:p>387177</text:p>
          </table:table-cell>
          <table:table-cell office:value-type="string" calcext:value-type="string">
            <text:p>16Gb DDR4 3000MHz ADATA XPG Gammix D10 (AX4U300016G16A-SB1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table:formula="of:=[.E115]/[.F115]" office:value-type="float" office:value="8590" calcext:value-type="float">
            <text:p>8590</text:p>
          </table:table-cell>
          <table:table-cell/>
          <table:table-cell table:formula="of:=([.D115]-[.$D$2])/[.$D$2]" office:value-type="float" office:value="14" calcext:value-type="float">
            <text:p>14</text:p>
          </table:table-cell>
          <table:table-cell table:formula="of:=[.I115]*[.$G$2]/[.G115]" office:value-type="float" office:value="9.45285215366705" calcext:value-type="float">
            <text:p>9,45285215366705</text:p>
          </table:table-cell>
        </table:table-row>
        <table:table-row table:style-name="ro1">
          <table:table-cell office:value-type="float" office:value="387179" calcext:value-type="float">
            <text:p>387179</text:p>
          </table:table-cell>
          <table:table-cell office:value-type="string" calcext:value-type="string">
            <text:p>16Gb DDR4 3000MHz ADATA XPG Gammix D10 (AX4U300016G16A-SR1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table:formula="of:=[.E116]/[.F116]" office:value-type="float" office:value="8590" calcext:value-type="float">
            <text:p>8590</text:p>
          </table:table-cell>
          <table:table-cell/>
          <table:table-cell table:formula="of:=([.D116]-[.$D$2])/[.$D$2]" office:value-type="float" office:value="14" calcext:value-type="float">
            <text:p>14</text:p>
          </table:table-cell>
          <table:table-cell table:formula="of:=[.I116]*[.$G$2]/[.G116]" office:value-type="float" office:value="9.45285215366705" calcext:value-type="float">
            <text:p>9,45285215366705</text:p>
          </table:table-cell>
        </table:table-row>
        <table:table-row table:style-name="ro1">
          <table:table-cell office:value-type="float" office:value="387197" calcext:value-type="float">
            <text:p>387197</text:p>
          </table:table-cell>
          <table:table-cell office:value-type="string" calcext:value-type="string">
            <text:p>16Gb DDR4 3200MHz ADATA XPG Gammix D10 (AX4U320016G16A-SB1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table:formula="of:=[.E117]/[.F117]" office:value-type="float" office:value="8590" calcext:value-type="float">
            <text:p>8590</text:p>
          </table:table-cell>
          <table:table-cell/>
          <table:table-cell table:formula="of:=([.D117]-[.$D$2])/[.$D$2]" office:value-type="float" office:value="15" calcext:value-type="float">
            <text:p>15</text:p>
          </table:table-cell>
          <table:table-cell table:formula="of:=[.I117]*[.$G$2]/[.G117]" office:value-type="float" office:value="10.128055878929" calcext:value-type="float">
            <text:p>10,128055878929</text:p>
          </table:table-cell>
        </table:table-row>
        <table:table-row table:style-name="ro1">
          <table:table-cell office:value-type="float" office:value="387199" calcext:value-type="float">
            <text:p>387199</text:p>
          </table:table-cell>
          <table:table-cell office:value-type="string" calcext:value-type="string">
            <text:p>16Gb DDR4 3200MHz ADATA XPG Gammix D10 (AX4U320016G16A-SR1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590" calcext:value-type="float">
            <text:p>8590</text:p>
          </table:table-cell>
          <table:table-cell office:value-type="float" office:value="1" calcext:value-type="float">
            <text:p>1</text:p>
          </table:table-cell>
          <table:table-cell table:formula="of:=[.E118]/[.F118]" office:value-type="float" office:value="8590" calcext:value-type="float">
            <text:p>8590</text:p>
          </table:table-cell>
          <table:table-cell/>
          <table:table-cell table:formula="of:=([.D118]-[.$D$2])/[.$D$2]" office:value-type="float" office:value="15" calcext:value-type="float">
            <text:p>15</text:p>
          </table:table-cell>
          <table:table-cell table:formula="of:=[.I118]*[.$G$2]/[.G118]" office:value-type="float" office:value="10.128055878929" calcext:value-type="float">
            <text:p>10,128055878929</text:p>
          </table:table-cell>
        </table:table-row>
        <table:table-row table:style-name="ro1">
          <table:table-cell office:value-type="float" office:value="356098" calcext:value-type="float">
            <text:p>356098</text:p>
          </table:table-cell>
          <table:table-cell office:value-type="string" calcext:value-type="string">
            <text:p>16Gb DDR4 3600MHz Kingston HyperX Fury (HX436C18FB4/16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8630" calcext:value-type="float">
            <text:p>8630</text:p>
          </table:table-cell>
          <table:table-cell office:value-type="float" office:value="1" calcext:value-type="float">
            <text:p>1</text:p>
          </table:table-cell>
          <table:table-cell table:formula="of:=[.E119]/[.F119]" office:value-type="float" office:value="8630" calcext:value-type="float">
            <text:p>8630</text:p>
          </table:table-cell>
          <table:table-cell/>
          <table:table-cell table:formula="of:=([.D119]-[.$D$2])/[.$D$2]" office:value-type="float" office:value="17" calcext:value-type="float">
            <text:p>17</text:p>
          </table:table-cell>
          <table:table-cell table:formula="of:=[.I119]*[.$G$2]/[.G119]" office:value-type="float" office:value="11.4252607184241" calcext:value-type="float">
            <text:p>11,4252607184241</text:p>
          </table:table-cell>
        </table:table-row>
        <table:table-row table:style-name="ro1">
          <table:table-cell office:value-type="float" office:value="310409" calcext:value-type="float">
            <text:p>310409</text:p>
          </table:table-cell>
          <table:table-cell office:value-type="string" calcext:value-type="string">
            <text:p>16Gb DDR4 3200MHz Kingston HyperX Predator RGB (HX432C16PB3A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660" calcext:value-type="float">
            <text:p>8660</text:p>
          </table:table-cell>
          <table:table-cell office:value-type="float" office:value="1" calcext:value-type="float">
            <text:p>1</text:p>
          </table:table-cell>
          <table:table-cell table:formula="of:=[.E120]/[.F120]" office:value-type="float" office:value="8660" calcext:value-type="float">
            <text:p>8660</text:p>
          </table:table-cell>
          <table:table-cell/>
          <table:table-cell table:formula="of:=([.D120]-[.$D$2])/[.$D$2]" office:value-type="float" office:value="15" calcext:value-type="float">
            <text:p>15</text:p>
          </table:table-cell>
          <table:table-cell table:formula="of:=[.I120]*[.$G$2]/[.G120]" office:value-type="float" office:value="10.0461893764434" calcext:value-type="float">
            <text:p>10,0461893764434</text:p>
          </table:table-cell>
        </table:table-row>
        <table:table-row table:style-name="ro1">
          <table:table-cell office:value-type="float" office:value="329334" calcext:value-type="float">
            <text:p>329334</text:p>
          </table:table-cell>
          <table:table-cell office:value-type="string" calcext:value-type="string">
            <text:p>16Gb DDR4 3200MHz Kingston HyperX Fury RGB (HX432C16FB3A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690" calcext:value-type="float">
            <text:p>8690</text:p>
          </table:table-cell>
          <table:table-cell office:value-type="float" office:value="1" calcext:value-type="float">
            <text:p>1</text:p>
          </table:table-cell>
          <table:table-cell table:formula="of:=[.E121]/[.F121]" office:value-type="float" office:value="8690" calcext:value-type="float">
            <text:p>8690</text:p>
          </table:table-cell>
          <table:table-cell/>
          <table:table-cell table:formula="of:=([.D121]-[.$D$2])/[.$D$2]" office:value-type="float" office:value="15" calcext:value-type="float">
            <text:p>15</text:p>
          </table:table-cell>
          <table:table-cell table:formula="of:=[.I121]*[.$G$2]/[.G121]" office:value-type="float" office:value="10.0115074798619" calcext:value-type="float">
            <text:p>10,0115074798619</text:p>
          </table:table-cell>
        </table:table-row>
        <table:table-row table:style-name="ro1">
          <table:table-cell office:value-type="float" office:value="311784" calcext:value-type="float">
            <text:p>311784</text:p>
          </table:table-cell>
          <table:table-cell office:value-type="string" calcext:value-type="string">
            <text:p>16Gb DDR4 3200MHz Kingston HyperX Predator (HX432C16PB3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690" calcext:value-type="float">
            <text:p>8690</text:p>
          </table:table-cell>
          <table:table-cell office:value-type="float" office:value="1" calcext:value-type="float">
            <text:p>1</text:p>
          </table:table-cell>
          <table:table-cell table:formula="of:=[.E122]/[.F122]" office:value-type="float" office:value="8690" calcext:value-type="float">
            <text:p>8690</text:p>
          </table:table-cell>
          <table:table-cell/>
          <table:table-cell table:formula="of:=([.D122]-[.$D$2])/[.$D$2]" office:value-type="float" office:value="15" calcext:value-type="float">
            <text:p>15</text:p>
          </table:table-cell>
          <table:table-cell table:formula="of:=[.I122]*[.$G$2]/[.G122]" office:value-type="float" office:value="10.0115074798619" calcext:value-type="float">
            <text:p>10,0115074798619</text:p>
          </table:table-cell>
        </table:table-row>
        <table:table-row table:style-name="ro1">
          <table:table-cell office:value-type="float" office:value="245666" calcext:value-type="float">
            <text:p>245666</text:p>
          </table:table-cell>
          <table:table-cell office:value-type="string" calcext:value-type="string">
            <text:p>16Gb DDR4 2400MHz Corsair Vengeance LPX (CMK16GX4M1A2400C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8710" calcext:value-type="float">
            <text:p>8710</text:p>
          </table:table-cell>
          <table:table-cell office:value-type="float" office:value="1" calcext:value-type="float">
            <text:p>1</text:p>
          </table:table-cell>
          <table:table-cell table:formula="of:=[.E123]/[.F123]" office:value-type="float" office:value="8710" calcext:value-type="float">
            <text:p>8710</text:p>
          </table:table-cell>
          <table:table-cell/>
          <table:table-cell table:formula="of:=([.D123]-[.$D$2])/[.$D$2]" office:value-type="float" office:value="11" calcext:value-type="float">
            <text:p>11</text:p>
          </table:table-cell>
          <table:table-cell table:formula="of:=[.I123]*[.$G$2]/[.G123]" office:value-type="float" office:value="7.32491389207807" calcext:value-type="float">
            <text:p>7,32491389207807</text:p>
          </table:table-cell>
        </table:table-row>
        <table:table-row table:style-name="ro1">
          <table:table-cell office:value-type="float" office:value="379418" calcext:value-type="float">
            <text:p>379418</text:p>
          </table:table-cell>
          <table:table-cell office:value-type="string" calcext:value-type="string">
            <text:p>16Gb DDR4 3200MHz Kingston HyperX Fury RGB (HX432C16FB4A/16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 table:formula="of:=[.E124]/[.F124]" office:value-type="float" office:value="8750" calcext:value-type="float">
            <text:p>8750</text:p>
          </table:table-cell>
          <table:table-cell/>
          <table:table-cell table:formula="of:=([.D124]-[.$D$2])/[.$D$2]" office:value-type="float" office:value="15" calcext:value-type="float">
            <text:p>15</text:p>
          </table:table-cell>
          <table:table-cell table:formula="of:=[.I124]*[.$G$2]/[.G124]" office:value-type="float" office:value="9.94285714285714" calcext:value-type="float">
            <text:p>9,94285714285714</text:p>
          </table:table-cell>
        </table:table-row>
        <table:table-row table:style-name="ro1">
          <table:table-cell office:value-type="float" office:value="254422" calcext:value-type="float">
            <text:p>254422</text:p>
          </table:table-cell>
          <table:table-cell office:value-type="string" calcext:value-type="string">
            <text:p>16Gb DDR4 3000MHz Kingston HyperX Predator (HX430C15PB3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8770" calcext:value-type="float">
            <text:p>8770</text:p>
          </table:table-cell>
          <table:table-cell office:value-type="float" office:value="1" calcext:value-type="float">
            <text:p>1</text:p>
          </table:table-cell>
          <table:table-cell table:formula="of:=[.E125]/[.F125]" office:value-type="float" office:value="8770" calcext:value-type="float">
            <text:p>8770</text:p>
          </table:table-cell>
          <table:table-cell/>
          <table:table-cell table:formula="of:=([.D125]-[.$D$2])/[.$D$2]" office:value-type="float" office:value="14" calcext:value-type="float">
            <text:p>14</text:p>
          </table:table-cell>
          <table:table-cell table:formula="of:=[.I125]*[.$G$2]/[.G125]" office:value-type="float" office:value="9.25883694412771" calcext:value-type="float">
            <text:p>9,25883694412771</text:p>
          </table:table-cell>
        </table:table-row>
        <table:table-row table:style-name="ro1">
          <table:table-cell office:value-type="float" office:value="387647" calcext:value-type="float">
            <text:p>387647</text:p>
          </table:table-cell>
          <table:table-cell office:value-type="string" calcext:value-type="string">
            <text:p>16Gb DDR4 3200MHz HP (141H3A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table:formula="of:=[.E126]/[.F126]" office:value-type="float" office:value="8890" calcext:value-type="float">
            <text:p>8890</text:p>
          </table:table-cell>
          <table:table-cell/>
          <table:table-cell table:formula="of:=([.D126]-[.$D$2])/[.$D$2]" office:value-type="float" office:value="15" calcext:value-type="float">
            <text:p>15</text:p>
          </table:table-cell>
          <table:table-cell table:formula="of:=[.I126]*[.$G$2]/[.G126]" office:value-type="float" office:value="9.78627671541057" calcext:value-type="float">
            <text:p>9,78627671541057</text:p>
          </table:table-cell>
        </table:table-row>
        <table:table-row table:style-name="ro1">
          <table:table-cell office:value-type="float" office:value="311785" calcext:value-type="float">
            <text:p>311785</text:p>
          </table:table-cell>
          <table:table-cell office:value-type="string" calcext:value-type="string">
            <text:p>16Gb DDR4 3333MHz Kingston HyperX Predator (HX433C16PB3/16)</text:p>
          </table:table-cell>
          <table:table-cell office:value-type="float" office:value="16" calcext:value-type="float">
            <text:p>16</text:p>
          </table:table-cell>
          <table:table-cell office:value-type="float" office:value="26600" calcext:value-type="float">
            <text:p>26600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table:formula="of:=[.E127]/[.F127]" office:value-type="float" office:value="8890" calcext:value-type="float">
            <text:p>8890</text:p>
          </table:table-cell>
          <table:table-cell/>
          <table:table-cell table:formula="of:=([.D127]-[.$D$2])/[.$D$2]" office:value-type="float" office:value="15.625" calcext:value-type="float">
            <text:p>15,625</text:p>
          </table:table-cell>
          <table:table-cell table:formula="of:=[.I127]*[.$G$2]/[.G127]" office:value-type="float" office:value="10.1940382452193" calcext:value-type="float">
            <text:p>10,1940382452193</text:p>
          </table:table-cell>
        </table:table-row>
        <table:table-row table:style-name="ro1">
          <table:table-cell office:value-type="float" office:value="250671" calcext:value-type="float">
            <text:p>250671</text:p>
          </table:table-cell>
          <table:table-cell office:value-type="string" calcext:value-type="string">
            <text:p>16Gb DDR4 2400MHz Corsair Value Select (CMV16GX4M1A2400C16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8950" calcext:value-type="float">
            <text:p>8950</text:p>
          </table:table-cell>
          <table:table-cell office:value-type="float" office:value="1" calcext:value-type="float">
            <text:p>1</text:p>
          </table:table-cell>
          <table:table-cell table:formula="of:=[.E128]/[.F128]" office:value-type="float" office:value="8950" calcext:value-type="float">
            <text:p>8950</text:p>
          </table:table-cell>
          <table:table-cell/>
          <table:table-cell table:formula="of:=([.D128]-[.$D$2])/[.$D$2]" office:value-type="float" office:value="11" calcext:value-type="float">
            <text:p>11</text:p>
          </table:table-cell>
          <table:table-cell table:formula="of:=[.I128]*[.$G$2]/[.G128]" office:value-type="float" office:value="7.12849162011173" calcext:value-type="float">
            <text:p>7,12849162011173</text:p>
          </table:table-cell>
        </table:table-row>
        <table:table-row table:style-name="ro1">
          <table:table-cell office:value-type="float" office:value="387673" calcext:value-type="float">
            <text:p>387673</text:p>
          </table:table-cell>
          <table:table-cell office:value-type="string" calcext:value-type="string">
            <text:p>16Gb DDR4 3000MHz ADATA XPG D41 RGB (AX4U300016G16A-ST41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020" calcext:value-type="float">
            <text:p>9020</text:p>
          </table:table-cell>
          <table:table-cell office:value-type="float" office:value="1" calcext:value-type="float">
            <text:p>1</text:p>
          </table:table-cell>
          <table:table-cell table:formula="of:=[.E129]/[.F129]" office:value-type="float" office:value="9020" calcext:value-type="float">
            <text:p>9020</text:p>
          </table:table-cell>
          <table:table-cell/>
          <table:table-cell table:formula="of:=([.D129]-[.$D$2])/[.$D$2]" office:value-type="float" office:value="14" calcext:value-type="float">
            <text:p>14</text:p>
          </table:table-cell>
          <table:table-cell table:formula="of:=[.I129]*[.$G$2]/[.G129]" office:value-type="float" office:value="9.00221729490022" calcext:value-type="float">
            <text:p>9,00221729490022</text:p>
          </table:table-cell>
        </table:table-row>
        <table:table-row table:style-name="ro1">
          <table:table-cell office:value-type="float" office:value="387183" calcext:value-type="float">
            <text:p>387183</text:p>
          </table:table-cell>
          <table:table-cell office:value-type="string" calcext:value-type="string">
            <text:p>16Gb DDR4 3200MHz ADATA XPG D41 RGB (AX4U320016G16A-SR4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020" calcext:value-type="float">
            <text:p>9020</text:p>
          </table:table-cell>
          <table:table-cell office:value-type="float" office:value="1" calcext:value-type="float">
            <text:p>1</text:p>
          </table:table-cell>
          <table:table-cell table:formula="of:=[.E130]/[.F130]" office:value-type="float" office:value="9020" calcext:value-type="float">
            <text:p>9020</text:p>
          </table:table-cell>
          <table:table-cell/>
          <table:table-cell table:formula="of:=([.D130]-[.$D$2])/[.$D$2]" office:value-type="float" office:value="15" calcext:value-type="float">
            <text:p>15</text:p>
          </table:table-cell>
          <table:table-cell table:formula="of:=[.I130]*[.$G$2]/[.G130]" office:value-type="float" office:value="9.64523281596452" calcext:value-type="float">
            <text:p>9,64523281596452</text:p>
          </table:table-cell>
        </table:table-row>
        <table:table-row table:style-name="ro1">
          <table:table-cell office:value-type="float" office:value="387181" calcext:value-type="float">
            <text:p>387181</text:p>
          </table:table-cell>
          <table:table-cell office:value-type="string" calcext:value-type="string">
            <text:p>16Gb DDR4 3200MHz ADATA XPG D41 RGB (AX4U320016G16A-ST41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020" calcext:value-type="float">
            <text:p>9020</text:p>
          </table:table-cell>
          <table:table-cell office:value-type="float" office:value="1" calcext:value-type="float">
            <text:p>1</text:p>
          </table:table-cell>
          <table:table-cell table:formula="of:=[.E131]/[.F131]" office:value-type="float" office:value="9020" calcext:value-type="float">
            <text:p>9020</text:p>
          </table:table-cell>
          <table:table-cell/>
          <table:table-cell table:formula="of:=([.D131]-[.$D$2])/[.$D$2]" office:value-type="float" office:value="15" calcext:value-type="float">
            <text:p>15</text:p>
          </table:table-cell>
          <table:table-cell table:formula="of:=[.I131]*[.$G$2]/[.G131]" office:value-type="float" office:value="9.64523281596452" calcext:value-type="float">
            <text:p>9,64523281596452</text:p>
          </table:table-cell>
        </table:table-row>
        <table:table-row table:style-name="ro1">
          <table:table-cell office:value-type="float" office:value="212688" calcext:value-type="float">
            <text:p>212688</text:p>
          </table:table-cell>
          <table:table-cell office:value-type="string" calcext:value-type="string">
            <text:p>16Gb DDR4 2666MHz Corsair Vengeance LPX (CMK16GX4M1A2666C16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9030" calcext:value-type="float">
            <text:p>9030</text:p>
          </table:table-cell>
          <table:table-cell office:value-type="float" office:value="1" calcext:value-type="float">
            <text:p>1</text:p>
          </table:table-cell>
          <table:table-cell table:formula="of:=[.E132]/[.F132]" office:value-type="float" office:value="9030" calcext:value-type="float">
            <text:p>9030</text:p>
          </table:table-cell>
          <table:table-cell/>
          <table:table-cell table:formula="of:=([.D132]-[.$D$2])/[.$D$2]" office:value-type="float" office:value="12.3125" calcext:value-type="float">
            <text:p>12,3125</text:p>
          </table:table-cell>
          <table:table-cell table:formula="of:=[.I132]*[.$G$2]/[.G132]" office:value-type="float" office:value="7.90836101882614" calcext:value-type="float">
            <text:p>7,90836101882614</text:p>
          </table:table-cell>
        </table:table-row>
        <table:table-row table:style-name="ro1">
          <table:table-cell office:value-type="float" office:value="359928" calcext:value-type="float">
            <text:p>359928</text:p>
          </table:table-cell>
          <table:table-cell office:value-type="string" calcext:value-type="string">
            <text:p>16Gb DDR4 3600MHz Kingston HyperX Predator (HX436C17PB3A/16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9030" calcext:value-type="float">
            <text:p>9030</text:p>
          </table:table-cell>
          <table:table-cell office:value-type="float" office:value="1" calcext:value-type="float">
            <text:p>1</text:p>
          </table:table-cell>
          <table:table-cell table:formula="of:=[.E133]/[.F133]" office:value-type="float" office:value="9030" calcext:value-type="float">
            <text:p>9030</text:p>
          </table:table-cell>
          <table:table-cell/>
          <table:table-cell table:formula="of:=([.D133]-[.$D$2])/[.$D$2]" office:value-type="float" office:value="17" calcext:value-type="float">
            <text:p>17</text:p>
          </table:table-cell>
          <table:table-cell table:formula="of:=[.I133]*[.$G$2]/[.G133]" office:value-type="float" office:value="10.9191583610188" calcext:value-type="float">
            <text:p>10,9191583610188</text:p>
          </table:table-cell>
        </table:table-row>
        <table:table-row table:style-name="ro1">
          <table:table-cell office:value-type="float" office:value="310408" calcext:value-type="float">
            <text:p>310408</text:p>
          </table:table-cell>
          <table:table-cell office:value-type="string" calcext:value-type="string">
            <text:p>16Gb DDR4 3000MHz Kingston HyperX Predator RGB (HX430C15PB3A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040" calcext:value-type="float">
            <text:p>9040</text:p>
          </table:table-cell>
          <table:table-cell office:value-type="float" office:value="1" calcext:value-type="float">
            <text:p>1</text:p>
          </table:table-cell>
          <table:table-cell table:formula="of:=[.E134]/[.F134]" office:value-type="float" office:value="9040" calcext:value-type="float">
            <text:p>9040</text:p>
          </table:table-cell>
          <table:table-cell/>
          <table:table-cell table:formula="of:=([.D134]-[.$D$2])/[.$D$2]" office:value-type="float" office:value="14" calcext:value-type="float">
            <text:p>14</text:p>
          </table:table-cell>
          <table:table-cell table:formula="of:=[.I134]*[.$G$2]/[.G134]" office:value-type="float" office:value="8.98230088495575" calcext:value-type="float">
            <text:p>8,98230088495575</text:p>
          </table:table-cell>
        </table:table-row>
        <table:table-row table:style-name="ro1">
          <table:table-cell office:value-type="float" office:value="345140" calcext:value-type="float">
            <text:p>345140</text:p>
          </table:table-cell>
          <table:table-cell office:value-type="string" calcext:value-type="string">
            <text:p>16Gb DDR4 3733MHz Kingston HyperX Fury (HX437C19FB3A/16)</text:p>
          </table:table-cell>
          <table:table-cell office:value-type="float" office:value="16" calcext:value-type="float">
            <text:p>16</text:p>
          </table:table-cell>
          <table:table-cell office:value-type="float" office:value="29800" calcext:value-type="float">
            <text:p>29800</text:p>
          </table:table-cell>
          <table:table-cell office:value-type="float" office:value="9060" calcext:value-type="float">
            <text:p>9060</text:p>
          </table:table-cell>
          <table:table-cell office:value-type="float" office:value="1" calcext:value-type="float">
            <text:p>1</text:p>
          </table:table-cell>
          <table:table-cell table:formula="of:=[.E135]/[.F135]" office:value-type="float" office:value="9060" calcext:value-type="float">
            <text:p>9060</text:p>
          </table:table-cell>
          <table:table-cell/>
          <table:table-cell table:formula="of:=([.D135]-[.$D$2])/[.$D$2]" office:value-type="float" office:value="17.625" calcext:value-type="float">
            <text:p>17,625</text:p>
          </table:table-cell>
          <table:table-cell table:formula="of:=[.I135]*[.$G$2]/[.G135]" office:value-type="float" office:value="11.2831125827815" calcext:value-type="float">
            <text:p>11,2831125827815</text:p>
          </table:table-cell>
        </table:table-row>
        <table:table-row table:style-name="ro1">
          <table:table-cell office:value-type="float" office:value="379415" calcext:value-type="float">
            <text:p>379415</text:p>
          </table:table-cell>
          <table:table-cell office:value-type="string" calcext:value-type="string">
            <text:p>16Gb DDR4 3000MHz Kingston HyperX Fury RGB (HX430C16FB4A/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110" calcext:value-type="float">
            <text:p>9110</text:p>
          </table:table-cell>
          <table:table-cell office:value-type="float" office:value="1" calcext:value-type="float">
            <text:p>1</text:p>
          </table:table-cell>
          <table:table-cell table:formula="of:=[.E136]/[.F136]" office:value-type="float" office:value="9110" calcext:value-type="float">
            <text:p>9110</text:p>
          </table:table-cell>
          <table:table-cell/>
          <table:table-cell table:formula="of:=([.D136]-[.$D$2])/[.$D$2]" office:value-type="float" office:value="14" calcext:value-type="float">
            <text:p>14</text:p>
          </table:table-cell>
          <table:table-cell table:formula="of:=[.I136]*[.$G$2]/[.G136]" office:value-type="float" office:value="8.91328210757409" calcext:value-type="float">
            <text:p>8,91328210757409</text:p>
          </table:table-cell>
        </table:table-row>
        <table:table-row table:style-name="ro1">
          <table:table-cell office:value-type="float" office:value="357907" calcext:value-type="float">
            <text:p>357907</text:p>
          </table:table-cell>
          <table:table-cell office:value-type="string" calcext:value-type="string">
            <text:p>16Gb DDR4 3466MHz Kingston HyperX Fury (HX434C17FB4/16)</text:p>
          </table:table-cell>
          <table:table-cell office:value-type="float" office:value="16" calcext:value-type="float">
            <text:p>16</text:p>
          </table:table-cell>
          <table:table-cell office:value-type="float" office:value="27700" calcext:value-type="float">
            <text:p>27700</text:p>
          </table:table-cell>
          <table:table-cell office:value-type="float" office:value="9110" calcext:value-type="float">
            <text:p>9110</text:p>
          </table:table-cell>
          <table:table-cell office:value-type="float" office:value="1" calcext:value-type="float">
            <text:p>1</text:p>
          </table:table-cell>
          <table:table-cell table:formula="of:=[.E137]/[.F137]" office:value-type="float" office:value="9110" calcext:value-type="float">
            <text:p>9110</text:p>
          </table:table-cell>
          <table:table-cell/>
          <table:table-cell table:formula="of:=([.D137]-[.$D$2])/[.$D$2]" office:value-type="float" office:value="16.3125" calcext:value-type="float">
            <text:p>16,3125</text:p>
          </table:table-cell>
          <table:table-cell table:formula="of:=[.I137]*[.$G$2]/[.G137]" office:value-type="float" office:value="10.385565312843" calcext:value-type="float">
            <text:p>10,385565312843</text:p>
          </table:table-cell>
        </table:table-row>
        <table:table-row table:style-name="ro1">
          <table:table-cell office:value-type="float" office:value="212686" calcext:value-type="float">
            <text:p>212686</text:p>
          </table:table-cell>
          <table:table-cell office:value-type="string" calcext:value-type="string">
            <text:p>16Gb DDR4 2400MHz Corsair Vengeance LPX (CMK16GX4M1A2400C14)</text:p>
          </table:table-cell>
          <table:table-cell office:value-type="float" office:value="16" calcext:value-type="float">
            <text:p>16</text:p>
          </table:table-cell>
          <table:table-cell office:value-type="float" office:value="19200" calcext:value-type="float">
            <text:p>19200</text:p>
          </table:table-cell>
          <table:table-cell office:value-type="float" office:value="9190" calcext:value-type="float">
            <text:p>9190</text:p>
          </table:table-cell>
          <table:table-cell office:value-type="float" office:value="1" calcext:value-type="float">
            <text:p>1</text:p>
          </table:table-cell>
          <table:table-cell table:formula="of:=[.E138]/[.F138]" office:value-type="float" office:value="9190" calcext:value-type="float">
            <text:p>9190</text:p>
          </table:table-cell>
          <table:table-cell/>
          <table:table-cell table:formula="of:=([.D138]-[.$D$2])/[.$D$2]" office:value-type="float" office:value="11" calcext:value-type="float">
            <text:p>11</text:p>
          </table:table-cell>
          <table:table-cell table:formula="of:=[.I138]*[.$G$2]/[.G138]" office:value-type="float" office:value="6.94232861806311" calcext:value-type="float">
            <text:p>6,94232861806311</text:p>
          </table:table-cell>
        </table:table-row>
        <table:table-row table:style-name="ro1">
          <table:table-cell office:value-type="float" office:value="311334" calcext:value-type="float">
            <text:p>311334</text:p>
          </table:table-cell>
          <table:table-cell office:value-type="string" calcext:value-type="string">
            <text:p>16Gb DDR4 3600MHz Kingston HyperX Predator (HX436C17PB3/16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9190" calcext:value-type="float">
            <text:p>9190</text:p>
          </table:table-cell>
          <table:table-cell office:value-type="float" office:value="1" calcext:value-type="float">
            <text:p>1</text:p>
          </table:table-cell>
          <table:table-cell table:formula="of:=[.E139]/[.F139]" office:value-type="float" office:value="9190" calcext:value-type="float">
            <text:p>9190</text:p>
          </table:table-cell>
          <table:table-cell/>
          <table:table-cell table:formula="of:=([.D139]-[.$D$2])/[.$D$2]" office:value-type="float" office:value="17" calcext:value-type="float">
            <text:p>17</text:p>
          </table:table-cell>
          <table:table-cell table:formula="of:=[.I139]*[.$G$2]/[.G139]" office:value-type="float" office:value="10.7290533188248" calcext:value-type="float">
            <text:p>10,7290533188248</text:p>
          </table:table-cell>
        </table:table-row>
        <table:table-row table:style-name="ro1">
          <table:table-cell office:value-type="float" office:value="387674" calcext:value-type="float">
            <text:p>387674</text:p>
          </table:table-cell>
          <table:table-cell office:value-type="string" calcext:value-type="string">
            <text:p>16Gb DDR4 3000MHz ADATA XPG D50 RGB (AX4U300016G16A-ST5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240" calcext:value-type="float">
            <text:p>9240</text:p>
          </table:table-cell>
          <table:table-cell office:value-type="float" office:value="1" calcext:value-type="float">
            <text:p>1</text:p>
          </table:table-cell>
          <table:table-cell table:formula="of:=[.E140]/[.F140]" office:value-type="float" office:value="9240" calcext:value-type="float">
            <text:p>9240</text:p>
          </table:table-cell>
          <table:table-cell/>
          <table:table-cell table:formula="of:=([.D140]-[.$D$2])/[.$D$2]" office:value-type="float" office:value="14" calcext:value-type="float">
            <text:p>14</text:p>
          </table:table-cell>
          <table:table-cell table:formula="of:=[.I140]*[.$G$2]/[.G140]" office:value-type="float" office:value="8.78787878787879" calcext:value-type="float">
            <text:p>8,78787878787879</text:p>
          </table:table-cell>
        </table:table-row>
        <table:table-row table:style-name="ro1">
          <table:table-cell office:value-type="float" office:value="387675" calcext:value-type="float">
            <text:p>387675</text:p>
          </table:table-cell>
          <table:table-cell office:value-type="string" calcext:value-type="string">
            <text:p>16Gb DDR4 3000MHz ADATA XPG D50 RGB White (AX4U300016G16A-SW5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240" calcext:value-type="float">
            <text:p>9240</text:p>
          </table:table-cell>
          <table:table-cell office:value-type="float" office:value="1" calcext:value-type="float">
            <text:p>1</text:p>
          </table:table-cell>
          <table:table-cell table:formula="of:=[.E141]/[.F141]" office:value-type="float" office:value="9240" calcext:value-type="float">
            <text:p>9240</text:p>
          </table:table-cell>
          <table:table-cell/>
          <table:table-cell table:formula="of:=([.D141]-[.$D$2])/[.$D$2]" office:value-type="float" office:value="14" calcext:value-type="float">
            <text:p>14</text:p>
          </table:table-cell>
          <table:table-cell table:formula="of:=[.I141]*[.$G$2]/[.G141]" office:value-type="float" office:value="8.78787878787879" calcext:value-type="float">
            <text:p>8,78787878787879</text:p>
          </table:table-cell>
        </table:table-row>
        <table:table-row table:style-name="ro1">
          <table:table-cell office:value-type="float" office:value="387676" calcext:value-type="float">
            <text:p>387676</text:p>
          </table:table-cell>
          <table:table-cell office:value-type="string" calcext:value-type="string">
            <text:p>16Gb DDR4 3000MHz ADATA XPG D60G RGB (AX4U300016G16A-ST60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240" calcext:value-type="float">
            <text:p>9240</text:p>
          </table:table-cell>
          <table:table-cell office:value-type="float" office:value="1" calcext:value-type="float">
            <text:p>1</text:p>
          </table:table-cell>
          <table:table-cell table:formula="of:=[.E142]/[.F142]" office:value-type="float" office:value="9240" calcext:value-type="float">
            <text:p>9240</text:p>
          </table:table-cell>
          <table:table-cell/>
          <table:table-cell table:formula="of:=([.D142]-[.$D$2])/[.$D$2]" office:value-type="float" office:value="14" calcext:value-type="float">
            <text:p>14</text:p>
          </table:table-cell>
          <table:table-cell table:formula="of:=[.I142]*[.$G$2]/[.G142]" office:value-type="float" office:value="8.78787878787879" calcext:value-type="float">
            <text:p>8,78787878787879</text:p>
          </table:table-cell>
        </table:table-row>
        <table:table-row table:style-name="ro1">
          <table:table-cell office:value-type="float" office:value="387187" calcext:value-type="float">
            <text:p>387187</text:p>
          </table:table-cell>
          <table:table-cell office:value-type="string" calcext:value-type="string">
            <text:p>16Gb DDR4 3200MHz ADATA XPG Spectrix D50 RGB (AX4U320016G16A-ST5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240" calcext:value-type="float">
            <text:p>9240</text:p>
          </table:table-cell>
          <table:table-cell office:value-type="float" office:value="1" calcext:value-type="float">
            <text:p>1</text:p>
          </table:table-cell>
          <table:table-cell table:formula="of:=[.E143]/[.F143]" office:value-type="float" office:value="9240" calcext:value-type="float">
            <text:p>9240</text:p>
          </table:table-cell>
          <table:table-cell/>
          <table:table-cell table:formula="of:=([.D143]-[.$D$2])/[.$D$2]" office:value-type="float" office:value="15" calcext:value-type="float">
            <text:p>15</text:p>
          </table:table-cell>
          <table:table-cell table:formula="of:=[.I143]*[.$G$2]/[.G143]" office:value-type="float" office:value="9.41558441558442" calcext:value-type="float">
            <text:p>9,41558441558442</text:p>
          </table:table-cell>
        </table:table-row>
        <table:table-row table:style-name="ro1">
          <table:table-cell office:value-type="float" office:value="387188" calcext:value-type="float">
            <text:p>387188</text:p>
          </table:table-cell>
          <table:table-cell office:value-type="string" calcext:value-type="string">
            <text:p>16Gb DDR4 3200MHz ADATA XPG Spectrix D50 RGB (AX4U320016G16A-SW50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240" calcext:value-type="float">
            <text:p>9240</text:p>
          </table:table-cell>
          <table:table-cell office:value-type="float" office:value="1" calcext:value-type="float">
            <text:p>1</text:p>
          </table:table-cell>
          <table:table-cell table:formula="of:=[.E144]/[.F144]" office:value-type="float" office:value="9240" calcext:value-type="float">
            <text:p>9240</text:p>
          </table:table-cell>
          <table:table-cell/>
          <table:table-cell table:formula="of:=([.D144]-[.$D$2])/[.$D$2]" office:value-type="float" office:value="15" calcext:value-type="float">
            <text:p>15</text:p>
          </table:table-cell>
          <table:table-cell table:formula="of:=[.I144]*[.$G$2]/[.G144]" office:value-type="float" office:value="9.41558441558442" calcext:value-type="float">
            <text:p>9,41558441558442</text:p>
          </table:table-cell>
        </table:table-row>
        <table:table-row table:style-name="ro1">
          <table:table-cell office:value-type="float" office:value="207176" calcext:value-type="float">
            <text:p>207176</text:p>
          </table:table-cell>
          <table:table-cell office:value-type="string" calcext:value-type="string">
            <text:p>16Gb DDR4 2133MHz Corsair Value Select (CMV16GX4M1A2133C15)</text:p>
          </table:table-cell>
          <table:table-cell office:value-type="float" office:value="16" calcext:value-type="float">
            <text:p>16</text:p>
          </table:table-cell>
          <table:table-cell office:value-type="float" office:value="17000" calcext:value-type="float">
            <text:p>17000</text:p>
          </table:table-cell>
          <table:table-cell office:value-type="float" office:value="9270" calcext:value-type="float">
            <text:p>9270</text:p>
          </table:table-cell>
          <table:table-cell office:value-type="float" office:value="1" calcext:value-type="float">
            <text:p>1</text:p>
          </table:table-cell>
          <table:table-cell table:formula="of:=[.E145]/[.F145]" office:value-type="float" office:value="9270" calcext:value-type="float">
            <text:p>9270</text:p>
          </table:table-cell>
          <table:table-cell/>
          <table:table-cell table:formula="of:=([.D145]-[.$D$2])/[.$D$2]" office:value-type="float" office:value="9.625" calcext:value-type="float">
            <text:p>9,625</text:p>
          </table:table-cell>
          <table:table-cell table:formula="of:=[.I145]*[.$G$2]/[.G145]" office:value-type="float" office:value="6.02211434735707" calcext:value-type="float">
            <text:p>6,02211434735707</text:p>
          </table:table-cell>
        </table:table-row>
        <table:table-row table:style-name="ro1">
          <table:table-cell office:value-type="float" office:value="345139" calcext:value-type="float">
            <text:p>345139</text:p>
          </table:table-cell>
          <table:table-cell office:value-type="string" calcext:value-type="string">
            <text:p>16Gb DDR4 3733MHz Kingston HyperX Fury (HX437C19FB3/16)</text:p>
          </table:table-cell>
          <table:table-cell office:value-type="float" office:value="16" calcext:value-type="float">
            <text:p>16</text:p>
          </table:table-cell>
          <table:table-cell office:value-type="float" office:value="29800" calcext:value-type="float">
            <text:p>29800</text:p>
          </table:table-cell>
          <table:table-cell office:value-type="float" office:value="9320" calcext:value-type="float">
            <text:p>9320</text:p>
          </table:table-cell>
          <table:table-cell office:value-type="float" office:value="1" calcext:value-type="float">
            <text:p>1</text:p>
          </table:table-cell>
          <table:table-cell table:formula="of:=[.E146]/[.F146]" office:value-type="float" office:value="9320" calcext:value-type="float">
            <text:p>9320</text:p>
          </table:table-cell>
          <table:table-cell/>
          <table:table-cell table:formula="of:=([.D146]-[.$D$2])/[.$D$2]" office:value-type="float" office:value="17.625" calcext:value-type="float">
            <text:p>17,625</text:p>
          </table:table-cell>
          <table:table-cell table:formula="of:=[.I146]*[.$G$2]/[.G146]" office:value-type="float" office:value="10.968347639485" calcext:value-type="float">
            <text:p>10,968347639485</text:p>
          </table:table-cell>
        </table:table-row>
        <table:table-row table:style-name="ro1">
          <table:table-cell office:value-type="float" office:value="264268" calcext:value-type="float">
            <text:p>264268</text:p>
          </table:table-cell>
          <table:table-cell office:value-type="string" calcext:value-type="string">
            <text:p>16Gb DDR4 2666MHz Corsair Value Select (CMV16GX4M1A2666C18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9350" calcext:value-type="float">
            <text:p>9350</text:p>
          </table:table-cell>
          <table:table-cell office:value-type="float" office:value="1" calcext:value-type="float">
            <text:p>1</text:p>
          </table:table-cell>
          <table:table-cell table:formula="of:=[.E147]/[.F147]" office:value-type="float" office:value="9350" calcext:value-type="float">
            <text:p>9350</text:p>
          </table:table-cell>
          <table:table-cell/>
          <table:table-cell table:formula="of:=([.D147]-[.$D$2])/[.$D$2]" office:value-type="float" office:value="12.3125" calcext:value-type="float">
            <text:p>12,3125</text:p>
          </table:table-cell>
          <table:table-cell table:formula="of:=[.I147]*[.$G$2]/[.G147]" office:value-type="float" office:value="7.63770053475936" calcext:value-type="float">
            <text:p>7,63770053475936</text:p>
          </table:table-cell>
        </table:table-row>
        <table:table-row table:style-name="ro1">
          <table:table-cell office:value-type="float" office:value="329583" calcext:value-type="float">
            <text:p>329583</text:p>
          </table:table-cell>
          <table:table-cell office:value-type="string" calcext:value-type="string">
            <text:p>16Gb DDR4 3466MHz Kingston HyperX Fury (HX434C16FB3/16)</text:p>
          </table:table-cell>
          <table:table-cell office:value-type="float" office:value="16" calcext:value-type="float">
            <text:p>16</text:p>
          </table:table-cell>
          <table:table-cell office:value-type="float" office:value="27700" calcext:value-type="float">
            <text:p>27700</text:p>
          </table:table-cell>
          <table:table-cell office:value-type="float" office:value="9380" calcext:value-type="float">
            <text:p>9380</text:p>
          </table:table-cell>
          <table:table-cell office:value-type="float" office:value="1" calcext:value-type="float">
            <text:p>1</text:p>
          </table:table-cell>
          <table:table-cell table:formula="of:=[.E148]/[.F148]" office:value-type="float" office:value="9380" calcext:value-type="float">
            <text:p>9380</text:p>
          </table:table-cell>
          <table:table-cell/>
          <table:table-cell table:formula="of:=([.D148]-[.$D$2])/[.$D$2]" office:value-type="float" office:value="16.3125" calcext:value-type="float">
            <text:p>16,3125</text:p>
          </table:table-cell>
          <table:table-cell table:formula="of:=[.I148]*[.$G$2]/[.G148]" office:value-type="float" office:value="10.0866204690832" calcext:value-type="float">
            <text:p>10,0866204690832</text:p>
          </table:table-cell>
        </table:table-row>
        <table:table-row table:style-name="ro1">
          <table:table-cell office:value-type="float" office:value="354939" calcext:value-type="float">
            <text:p>354939</text:p>
          </table:table-cell>
          <table:table-cell office:value-type="string" calcext:value-type="string">
            <text:p>16Gb DDR4 3000MHz Crucial Ballistix RGB White (BL16G30C15U4WL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430" calcext:value-type="float">
            <text:p>9430</text:p>
          </table:table-cell>
          <table:table-cell office:value-type="float" office:value="1" calcext:value-type="float">
            <text:p>1</text:p>
          </table:table-cell>
          <table:table-cell table:formula="of:=[.E149]/[.F149]" office:value-type="float" office:value="9430" calcext:value-type="float">
            <text:p>9430</text:p>
          </table:table-cell>
          <table:table-cell/>
          <table:table-cell table:formula="of:=([.D149]-[.$D$2])/[.$D$2]" office:value-type="float" office:value="14" calcext:value-type="float">
            <text:p>14</text:p>
          </table:table-cell>
          <table:table-cell table:formula="of:=[.I149]*[.$G$2]/[.G149]" office:value-type="float" office:value="8.61081654294804" calcext:value-type="float">
            <text:p>8,61081654294804</text:p>
          </table:table-cell>
        </table:table-row>
        <table:table-row table:style-name="ro1">
          <table:table-cell office:value-type="float" office:value="379420" calcext:value-type="float">
            <text:p>379420</text:p>
          </table:table-cell>
          <table:table-cell office:value-type="string" calcext:value-type="string">
            <text:p>16Gb DDR4 3600MHz Kingston HyperX Fury RGB (HX436C18FB4A/16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9590" calcext:value-type="float">
            <text:p>9590</text:p>
          </table:table-cell>
          <table:table-cell office:value-type="float" office:value="1" calcext:value-type="float">
            <text:p>1</text:p>
          </table:table-cell>
          <table:table-cell table:formula="of:=[.E150]/[.F150]" office:value-type="float" office:value="9590" calcext:value-type="float">
            <text:p>9590</text:p>
          </table:table-cell>
          <table:table-cell/>
          <table:table-cell table:formula="of:=([.D150]-[.$D$2])/[.$D$2]" office:value-type="float" office:value="17" calcext:value-type="float">
            <text:p>17</text:p>
          </table:table-cell>
          <table:table-cell table:formula="of:=[.I150]*[.$G$2]/[.G150]" office:value-type="float" office:value="10.281543274244" calcext:value-type="float">
            <text:p>10,281543274244</text:p>
          </table:table-cell>
        </table:table-row>
        <table:table-row table:style-name="ro1">
          <table:table-cell office:value-type="float" office:value="378103" calcext:value-type="float">
            <text:p>378103</text:p>
          </table:table-cell>
          <table:table-cell office:value-type="string" calcext:value-type="string">
            <text:p>16Gb DDR4 3200MHz Crucial Ballistix RGB (BL16G32C16U4BL) RTL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680" calcext:value-type="float">
            <text:p>9680</text:p>
          </table:table-cell>
          <table:table-cell office:value-type="float" office:value="1" calcext:value-type="float">
            <text:p>1</text:p>
          </table:table-cell>
          <table:table-cell table:formula="of:=[.E151]/[.F151]" office:value-type="float" office:value="9680" calcext:value-type="float">
            <text:p>9680</text:p>
          </table:table-cell>
          <table:table-cell/>
          <table:table-cell table:formula="of:=([.D151]-[.$D$2])/[.$D$2]" office:value-type="float" office:value="15" calcext:value-type="float">
            <text:p>15</text:p>
          </table:table-cell>
          <table:table-cell table:formula="of:=[.I151]*[.$G$2]/[.G151]" office:value-type="float" office:value="8.98760330578512" calcext:value-type="float">
            <text:p>8,98760330578512</text:p>
          </table:table-cell>
        </table:table-row>
        <table:table-row table:style-name="ro1">
          <table:table-cell office:value-type="float" office:value="349237" calcext:value-type="float">
            <text:p>349237</text:p>
          </table:table-cell>
          <table:table-cell office:value-type="string" calcext:value-type="string">
            <text:p>16Gb DDR4 3200MHz Crucial Ballistix RGB (BL16G32C16U4BL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750" calcext:value-type="float">
            <text:p>9750</text:p>
          </table:table-cell>
          <table:table-cell office:value-type="float" office:value="1" calcext:value-type="float">
            <text:p>1</text:p>
          </table:table-cell>
          <table:table-cell table:formula="of:=[.E152]/[.F152]" office:value-type="float" office:value="9750" calcext:value-type="float">
            <text:p>9750</text:p>
          </table:table-cell>
          <table:table-cell/>
          <table:table-cell table:formula="of:=([.D152]-[.$D$2])/[.$D$2]" office:value-type="float" office:value="15" calcext:value-type="float">
            <text:p>15</text:p>
          </table:table-cell>
          <table:table-cell table:formula="of:=[.I152]*[.$G$2]/[.G152]" office:value-type="float" office:value="8.92307692307692" calcext:value-type="float">
            <text:p>8,92307692307692</text:p>
          </table:table-cell>
        </table:table-row>
        <table:table-row table:style-name="ro1">
          <table:table-cell office:value-type="float" office:value="285431" calcext:value-type="float">
            <text:p>285431</text:p>
          </table:table-cell>
          <table:table-cell office:value-type="string" calcext:value-type="string">
            <text:p>16Gb DDR4 3000MHz Corsair Vengeance LPX (CMK16GX4M1D3000C16)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9830" calcext:value-type="float">
            <text:p>9830</text:p>
          </table:table-cell>
          <table:table-cell office:value-type="float" office:value="1" calcext:value-type="float">
            <text:p>1</text:p>
          </table:table-cell>
          <table:table-cell table:formula="of:=[.E153]/[.F153]" office:value-type="float" office:value="9830" calcext:value-type="float">
            <text:p>9830</text:p>
          </table:table-cell>
          <table:table-cell/>
          <table:table-cell table:formula="of:=([.D153]-[.$D$2])/[.$D$2]" office:value-type="float" office:value="14" calcext:value-type="float">
            <text:p>14</text:p>
          </table:table-cell>
          <table:table-cell table:formula="of:=[.I153]*[.$G$2]/[.G153]" office:value-type="float" office:value="8.26042726347915" calcext:value-type="float">
            <text:p>8,26042726347915</text:p>
          </table:table-cell>
        </table:table-row>
        <table:table-row table:style-name="ro1">
          <table:table-cell office:value-type="float" office:value="329067" calcext:value-type="float">
            <text:p>329067</text:p>
          </table:table-cell>
          <table:table-cell office:value-type="string" calcext:value-type="string">
            <text:p>16Gb DDR4 3466MHz Kingston HyperX Fury RGB (HX434C16FB3A/16)</text:p>
          </table:table-cell>
          <table:table-cell office:value-type="float" office:value="16" calcext:value-type="float">
            <text:p>16</text:p>
          </table:table-cell>
          <table:table-cell office:value-type="float" office:value="27700" calcext:value-type="float">
            <text:p>27700</text:p>
          </table:table-cell>
          <table:table-cell office:value-type="float" office:value="9850" calcext:value-type="float">
            <text:p>9850</text:p>
          </table:table-cell>
          <table:table-cell office:value-type="float" office:value="1" calcext:value-type="float">
            <text:p>1</text:p>
          </table:table-cell>
          <table:table-cell table:formula="of:=[.E154]/[.F154]" office:value-type="float" office:value="9850" calcext:value-type="float">
            <text:p>9850</text:p>
          </table:table-cell>
          <table:table-cell/>
          <table:table-cell table:formula="of:=([.D154]-[.$D$2])/[.$D$2]" office:value-type="float" office:value="16.3125" calcext:value-type="float">
            <text:p>16,3125</text:p>
          </table:table-cell>
          <table:table-cell table:formula="of:=[.I154]*[.$G$2]/[.G154]" office:value-type="float" office:value="9.60532994923858" calcext:value-type="float">
            <text:p>9,60532994923858</text:p>
          </table:table-cell>
        </table:table-row>
        <table:table-row table:style-name="ro1">
          <table:table-cell office:value-type="float" office:value="334704" calcext:value-type="float">
            <text:p>334704</text:p>
          </table:table-cell>
          <table:table-cell office:value-type="string" calcext:value-type="string">
            <text:p>16Gb DDR4 2666MHz Transcend (TS2GLH64V6B)</text:p>
          </table:table-cell>
          <table:table-cell office:value-type="float" office:value="16" calcext:value-type="float">
            <text:p>16</text:p>
          </table:table-cell>
          <table:table-cell office:value-type="float" office:value="21300" calcext:value-type="float">
            <text:p>21300</text:p>
          </table:table-cell>
          <table:table-cell office:value-type="float" office:value="9950" calcext:value-type="float">
            <text:p>9950</text:p>
          </table:table-cell>
          <table:table-cell office:value-type="float" office:value="1" calcext:value-type="float">
            <text:p>1</text:p>
          </table:table-cell>
          <table:table-cell table:formula="of:=[.E155]/[.F155]" office:value-type="float" office:value="9950" calcext:value-type="float">
            <text:p>9950</text:p>
          </table:table-cell>
          <table:table-cell/>
          <table:table-cell table:formula="of:=([.D155]-[.$D$2])/[.$D$2]" office:value-type="float" office:value="12.3125" calcext:value-type="float">
            <text:p>12,3125</text:p>
          </table:table-cell>
          <table:table-cell table:formula="of:=[.I155]*[.$G$2]/[.G155]" office:value-type="float" office:value="7.17713567839196" calcext:value-type="float">
            <text:p>7,17713567839196</text:p>
          </table:table-cell>
        </table:table-row>
        <table:table-row table:style-name="ro1">
          <table:table-cell office:value-type="float" office:value="358012" calcext:value-type="float">
            <text:p>358012</text:p>
          </table:table-cell>
          <table:table-cell office:value-type="string" calcext:value-type="string">
            <text:p>16Gb DDR4 3200MHz Crucial Ballistix RGB White (BL16G32C16U4WL) OEM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0200" calcext:value-type="float">
            <text:p>10200</text:p>
          </table:table-cell>
          <table:table-cell office:value-type="float" office:value="1" calcext:value-type="float">
            <text:p>1</text:p>
          </table:table-cell>
          <table:table-cell table:formula="of:=[.E156]/[.F156]" office:value-type="float" office:value="10200" calcext:value-type="float">
            <text:p>10200</text:p>
          </table:table-cell>
          <table:table-cell/>
          <table:table-cell table:formula="of:=([.D156]-[.$D$2])/[.$D$2]" office:value-type="float" office:value="15" calcext:value-type="float">
            <text:p>15</text:p>
          </table:table-cell>
          <table:table-cell table:formula="of:=[.I156]*[.$G$2]/[.G156]" office:value-type="float" office:value="8.52941176470588" calcext:value-type="float">
            <text:p>8,52941176470588</text:p>
          </table:table-cell>
        </table:table-row>
        <table:table-row table:style-name="ro1">
          <table:table-cell office:value-type="float" office:value="378537" calcext:value-type="float">
            <text:p>378537</text:p>
          </table:table-cell>
          <table:table-cell office:value-type="string" calcext:value-type="string">
            <text:p>16Gb DDR4 3200MHz Corsair Vengeance LPX (CM4X16GC3200C16W2E) OEM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0230" calcext:value-type="float">
            <text:p>10230</text:p>
          </table:table-cell>
          <table:table-cell office:value-type="float" office:value="1" calcext:value-type="float">
            <text:p>1</text:p>
          </table:table-cell>
          <table:table-cell table:formula="of:=[.E157]/[.F157]" office:value-type="float" office:value="10230" calcext:value-type="float">
            <text:p>10230</text:p>
          </table:table-cell>
          <table:table-cell/>
          <table:table-cell table:formula="of:=([.D157]-[.$D$2])/[.$D$2]" office:value-type="float" office:value="15" calcext:value-type="float">
            <text:p>15</text:p>
          </table:table-cell>
          <table:table-cell table:formula="of:=[.I157]*[.$G$2]/[.G157]" office:value-type="float" office:value="8.50439882697947" calcext:value-type="float">
            <text:p>8,50439882697947</text:p>
          </table:table-cell>
        </table:table-row>
        <table:table-row table:style-name="ro1">
          <table:table-cell office:value-type="float" office:value="387190" calcext:value-type="float">
            <text:p>387190</text:p>
          </table:table-cell>
          <table:table-cell office:value-type="string" calcext:value-type="string">
            <text:p>16Gb DDR4 3600MHz ADATA XPG Spectrix D50 RGB (AX4U360016G18A-ST50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10270" calcext:value-type="float">
            <text:p>10270</text:p>
          </table:table-cell>
          <table:table-cell office:value-type="float" office:value="1" calcext:value-type="float">
            <text:p>1</text:p>
          </table:table-cell>
          <table:table-cell table:formula="of:=[.E158]/[.F158]" office:value-type="float" office:value="10270" calcext:value-type="float">
            <text:p>10270</text:p>
          </table:table-cell>
          <table:table-cell/>
          <table:table-cell table:formula="of:=([.D158]-[.$D$2])/[.$D$2]" office:value-type="float" office:value="17" calcext:value-type="float">
            <text:p>17</text:p>
          </table:table-cell>
          <table:table-cell table:formula="of:=[.I158]*[.$G$2]/[.G158]" office:value-type="float" office:value="9.60077896786758" calcext:value-type="float">
            <text:p>9,60077896786758</text:p>
          </table:table-cell>
        </table:table-row>
        <table:table-row table:style-name="ro1">
          <table:table-cell office:value-type="float" office:value="387207" calcext:value-type="float">
            <text:p>387207</text:p>
          </table:table-cell>
          <table:table-cell office:value-type="string" calcext:value-type="string">
            <text:p>16Gb DDR4 3600MHz ADATA XPG Spectrix D60G RGB (AX4U360016G18A-ST60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10270" calcext:value-type="float">
            <text:p>10270</text:p>
          </table:table-cell>
          <table:table-cell office:value-type="float" office:value="1" calcext:value-type="float">
            <text:p>1</text:p>
          </table:table-cell>
          <table:table-cell table:formula="of:=[.E159]/[.F159]" office:value-type="float" office:value="10270" calcext:value-type="float">
            <text:p>10270</text:p>
          </table:table-cell>
          <table:table-cell/>
          <table:table-cell table:formula="of:=([.D159]-[.$D$2])/[.$D$2]" office:value-type="float" office:value="17" calcext:value-type="float">
            <text:p>17</text:p>
          </table:table-cell>
          <table:table-cell table:formula="of:=[.I159]*[.$G$2]/[.G159]" office:value-type="float" office:value="9.60077896786758" calcext:value-type="float">
            <text:p>9,60077896786758</text:p>
          </table:table-cell>
        </table:table-row>
        <table:table-row table:style-name="ro1">
          <table:table-cell office:value-type="float" office:value="387550" calcext:value-type="float">
            <text:p>387550</text:p>
          </table:table-cell>
          <table:table-cell office:value-type="string" calcext:value-type="string">
            <text:p>16Gb DDR4 3200MHz HP (13L74AA)</text:p>
          </table:table-cell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E160]/[.F160]" office:value-type="float" office:value="10930" calcext:value-type="float">
            <text:p>10930</text:p>
          </table:table-cell>
          <table:table-cell/>
          <table:table-cell table:formula="of:=([.D160]-[.$D$2])/[.$D$2]" office:value-type="float" office:value="15" calcext:value-type="float">
            <text:p>15</text:p>
          </table:table-cell>
          <table:table-cell table:formula="of:=[.I160]*[.$G$2]/[.G160]" office:value-type="float" office:value="7.95974382433669" calcext:value-type="float">
            <text:p>7,95974382433669</text:p>
          </table:table-cell>
        </table:table-row>
        <table:table-row table:style-name="ro1">
          <table:table-cell office:value-type="float" office:value="374370" calcext:value-type="float">
            <text:p>374370</text:p>
          </table:table-cell>
          <table:table-cell office:value-type="string" calcext:value-type="string">
            <text:p>16Gb DDR4 3600MHz Corsair Vengeance RGB (CMW16GX4M1Z3600C18)</text:p>
          </table:table-cell>
          <table:table-cell office:value-type="float" office:value="16" calcext:value-type="float">
            <text:p>16</text:p>
          </table:table-cell>
          <table:table-cell office:value-type="float" office:value="28800" calcext:value-type="float">
            <text:p>28800</text:p>
          </table:table-cell>
          <table:table-cell office:value-type="float" office:value="11200" calcext:value-type="float">
            <text:p>11200</text:p>
          </table:table-cell>
          <table:table-cell office:value-type="float" office:value="1" calcext:value-type="float">
            <text:p>1</text:p>
          </table:table-cell>
          <table:table-cell table:formula="of:=[.E161]/[.F161]" office:value-type="float" office:value="11200" calcext:value-type="float">
            <text:p>11200</text:p>
          </table:table-cell>
          <table:table-cell/>
          <table:table-cell table:formula="of:=([.D161]-[.$D$2])/[.$D$2]" office:value-type="float" office:value="17" calcext:value-type="float">
            <text:p>17</text:p>
          </table:table-cell>
          <table:table-cell table:formula="of:=[.I161]*[.$G$2]/[.G161]" office:value-type="float" office:value="8.80357142857143" calcext:value-type="float">
            <text:p>8,80357142857143</text:p>
          </table:table-cell>
        </table:table-row>
        <table:table-row table:style-name="ro1">
          <table:table-cell office:value-type="float" office:value="387193" calcext:value-type="float">
            <text:p>387193</text:p>
          </table:table-cell>
          <table:table-cell office:value-type="string" calcext:value-type="string">
            <text:p>16Gb DDR4 4133MHz ADATA XPG Spectrix D50 RGB (AX4U413316G19J-ST50)</text:p>
          </table:table-cell>
          <table:table-cell office:value-type="float" office:value="16" calcext:value-type="float">
            <text:p>16</text:p>
          </table:table-cell>
          <table:table-cell office:value-type="float" office:value="33000" calcext:value-type="float">
            <text:p>33000</text:p>
          </table:table-cell>
          <table:table-cell office:value-type="float" office:value="11210" calcext:value-type="float">
            <text:p>11210</text:p>
          </table:table-cell>
          <table:table-cell office:value-type="float" office:value="1" calcext:value-type="float">
            <text:p>1</text:p>
          </table:table-cell>
          <table:table-cell table:formula="of:=[.E162]/[.F162]" office:value-type="float" office:value="11210" calcext:value-type="float">
            <text:p>11210</text:p>
          </table:table-cell>
          <table:table-cell/>
          <table:table-cell table:formula="of:=([.D162]-[.$D$2])/[.$D$2]" office:value-type="float" office:value="19.625" calcext:value-type="float">
            <text:p>19,625</text:p>
          </table:table-cell>
          <table:table-cell table:formula="of:=[.I162]*[.$G$2]/[.G162]" office:value-type="float" office:value="10.1538804638715" calcext:value-type="float">
            <text:p>10,1538804638715</text:p>
          </table:table-cell>
        </table:table-row>
        <table:table-row table:style-name="ro1">
          <table:table-cell office:value-type="float" office:value="387194" calcext:value-type="float">
            <text:p>387194</text:p>
          </table:table-cell>
          <table:table-cell office:value-type="string" calcext:value-type="string">
            <text:p>16Gb DDR4 4133MHz ADATA XPG Spectrix D50 RGB (AX4U413316G19J-SW50)</text:p>
          </table:table-cell>
          <table:table-cell office:value-type="float" office:value="16" calcext:value-type="float">
            <text:p>16</text:p>
          </table:table-cell>
          <table:table-cell office:value-type="float" office:value="33000" calcext:value-type="float">
            <text:p>33000</text:p>
          </table:table-cell>
          <table:table-cell office:value-type="float" office:value="11210" calcext:value-type="float">
            <text:p>11210</text:p>
          </table:table-cell>
          <table:table-cell office:value-type="float" office:value="1" calcext:value-type="float">
            <text:p>1</text:p>
          </table:table-cell>
          <table:table-cell table:formula="of:=[.E163]/[.F163]" office:value-type="float" office:value="11210" calcext:value-type="float">
            <text:p>11210</text:p>
          </table:table-cell>
          <table:table-cell/>
          <table:table-cell table:formula="of:=([.D163]-[.$D$2])/[.$D$2]" office:value-type="float" office:value="19.625" calcext:value-type="float">
            <text:p>19,625</text:p>
          </table:table-cell>
          <table:table-cell table:formula="of:=[.I163]*[.$G$2]/[.G163]" office:value-type="float" office:value="10.1538804638715" calcext:value-type="float">
            <text:p>10,1538804638715</text:p>
          </table:table-cell>
        </table:table-row>
        <table:table-row table:style-name="ro1">
          <table:table-cell office:value-type="float" office:value="376725" calcext:value-type="float">
            <text:p>376725</text:p>
          </table:table-cell>
          <table:table-cell office:value-type="string" calcext:value-type="string">
            <text:p>32Gb DDR4 3200MHz Team Vulcan Z Grey (TLZGD432G3200HC16FDC0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1400" calcext:value-type="float">
            <text:p>11400</text:p>
          </table:table-cell>
          <table:table-cell office:value-type="float" office:value="2" calcext:value-type="float">
            <text:p>2</text:p>
          </table:table-cell>
          <table:table-cell table:formula="of:=[.E164]/[.F164]" office:value-type="float" office:value="5700" calcext:value-type="float">
            <text:p>5700</text:p>
          </table:table-cell>
          <table:table-cell/>
          <table:table-cell table:formula="of:=([.D164]-[.$D$2])/[.$D$2]" office:value-type="float" office:value="15" calcext:value-type="float">
            <text:p>15</text:p>
          </table:table-cell>
          <table:table-cell table:formula="of:=[.I164]*[.$G$2]/[.G164]" office:value-type="float" office:value="15.2631578947368" calcext:value-type="float">
            <text:p>15,2631578947368</text:p>
          </table:table-cell>
        </table:table-row>
        <table:table-row table:style-name="ro1">
          <table:table-cell office:value-type="float" office:value="376730" calcext:value-type="float">
            <text:p>376730</text:p>
          </table:table-cell>
          <table:table-cell office:value-type="string" calcext:value-type="string">
            <text:p>32Gb DDR4 3200MHz Team Vulcan Z Red (TLZRD432G3200HC16FDC0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1420" calcext:value-type="float">
            <text:p>11420</text:p>
          </table:table-cell>
          <table:table-cell office:value-type="float" office:value="2" calcext:value-type="float">
            <text:p>2</text:p>
          </table:table-cell>
          <table:table-cell table:formula="of:=[.E165]/[.F165]" office:value-type="float" office:value="5710" calcext:value-type="float">
            <text:p>5710</text:p>
          </table:table-cell>
          <table:table-cell/>
          <table:table-cell table:formula="of:=([.D165]-[.$D$2])/[.$D$2]" office:value-type="float" office:value="15" calcext:value-type="float">
            <text:p>15</text:p>
          </table:table-cell>
          <table:table-cell table:formula="of:=[.I165]*[.$G$2]/[.G165]" office:value-type="float" office:value="15.2364273204904" calcext:value-type="float">
            <text:p>15,2364273204904</text:p>
          </table:table-cell>
        </table:table-row>
        <table:table-row table:style-name="ro1">
          <table:table-cell office:value-type="float" office:value="384299" calcext:value-type="float">
            <text:p>384299</text:p>
          </table:table-cell>
          <table:table-cell office:value-type="string" calcext:value-type="string">
            <text:p>32Gb DDR4 2666MHz AMD (R7S432G2606U2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30" calcext:value-type="float">
            <text:p>21330</text:p>
          </table:table-cell>
          <table:table-cell office:value-type="float" office:value="13350" calcext:value-type="float">
            <text:p>13350</text:p>
          </table:table-cell>
          <table:table-cell office:value-type="float" office:value="2" calcext:value-type="float">
            <text:p>2</text:p>
          </table:table-cell>
          <table:table-cell table:formula="of:=[.E166]/[.F166]" office:value-type="float" office:value="6675" calcext:value-type="float">
            <text:p>6675</text:p>
          </table:table-cell>
          <table:table-cell/>
          <table:table-cell table:formula="of:=([.D166]-[.$D$2])/[.$D$2]" office:value-type="float" office:value="12.33125" calcext:value-type="float">
            <text:p>12,33125</text:p>
          </table:table-cell>
          <table:table-cell table:formula="of:=[.I166]*[.$G$2]/[.G166]" office:value-type="float" office:value="10.7147940074906" calcext:value-type="float">
            <text:p>10,7147940074906</text:p>
          </table:table-cell>
        </table:table-row>
        <table:table-row table:style-name="ro1">
          <table:table-cell office:value-type="float" office:value="384298" calcext:value-type="float">
            <text:p>384298</text:p>
          </table:table-cell>
          <table:table-cell office:value-type="string" calcext:value-type="string">
            <text:p>32Gb DDR4 2400MHz AMD (R7S432G2400U2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3370" calcext:value-type="float">
            <text:p>13370</text:p>
          </table:table-cell>
          <table:table-cell office:value-type="float" office:value="2" calcext:value-type="float">
            <text:p>2</text:p>
          </table:table-cell>
          <table:table-cell table:formula="of:=[.E167]/[.F167]" office:value-type="float" office:value="6685" calcext:value-type="float">
            <text:p>6685</text:p>
          </table:table-cell>
          <table:table-cell/>
          <table:table-cell table:formula="of:=([.D167]-[.$D$2])/[.$D$2]" office:value-type="float" office:value="11" calcext:value-type="float">
            <text:p>11</text:p>
          </table:table-cell>
          <table:table-cell table:formula="of:=[.I167]*[.$G$2]/[.G167]" office:value-type="float" office:value="9.54375467464473" calcext:value-type="float">
            <text:p>9,54375467464473</text:p>
          </table:table-cell>
        </table:table-row>
        <table:table-row table:style-name="ro1">
          <table:table-cell office:value-type="float" office:value="358506" calcext:value-type="float">
            <text:p>358506</text:p>
          </table:table-cell>
          <table:table-cell office:value-type="string" calcext:value-type="string">
            <text:p>32Gb DDR4 3000MHz ADATA XPG Gammix D10 Red (AX4U3000716G16A-DR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3400" calcext:value-type="float">
            <text:p>13400</text:p>
          </table:table-cell>
          <table:table-cell office:value-type="float" office:value="2" calcext:value-type="float">
            <text:p>2</text:p>
          </table:table-cell>
          <table:table-cell table:formula="of:=[.E168]/[.F168]" office:value-type="float" office:value="6700" calcext:value-type="float">
            <text:p>6700</text:p>
          </table:table-cell>
          <table:table-cell/>
          <table:table-cell table:formula="of:=([.D168]-[.$D$2])/[.$D$2]" office:value-type="float" office:value="14" calcext:value-type="float">
            <text:p>14</text:p>
          </table:table-cell>
          <table:table-cell table:formula="of:=[.I168]*[.$G$2]/[.G168]" office:value-type="float" office:value="12.1194029850746" calcext:value-type="float">
            <text:p>12,1194029850746</text:p>
          </table:table-cell>
        </table:table-row>
        <table:table-row table:style-name="ro1">
          <table:table-cell office:value-type="float" office:value="330350" calcext:value-type="float">
            <text:p>330350</text:p>
          </table:table-cell>
          <table:table-cell office:value-type="string" calcext:value-type="string">
            <text:p>32Gb DDR4 2400MHz Kingston HyperX Fury RGB (HX424C15FB3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3780" calcext:value-type="float">
            <text:p>13780</text:p>
          </table:table-cell>
          <table:table-cell office:value-type="float" office:value="2" calcext:value-type="float">
            <text:p>2</text:p>
          </table:table-cell>
          <table:table-cell table:formula="of:=[.E169]/[.F169]" office:value-type="float" office:value="6890" calcext:value-type="float">
            <text:p>6890</text:p>
          </table:table-cell>
          <table:table-cell/>
          <table:table-cell table:formula="of:=([.D169]-[.$D$2])/[.$D$2]" office:value-type="float" office:value="11" calcext:value-type="float">
            <text:p>11</text:p>
          </table:table-cell>
          <table:table-cell table:formula="of:=[.I169]*[.$G$2]/[.G169]" office:value-type="float" office:value="9.25979680696662" calcext:value-type="float">
            <text:p>9,25979680696662</text:p>
          </table:table-cell>
        </table:table-row>
        <table:table-row table:style-name="ro1">
          <table:table-cell office:value-type="float" office:value="351034" calcext:value-type="float">
            <text:p>351034</text:p>
          </table:table-cell>
          <table:table-cell office:value-type="string" calcext:value-type="string">
            <text:p>32Gb DDR4 2666MHz Crucial Ballistix Red (BL2K16G26C16U4R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4250" calcext:value-type="float">
            <text:p>14250</text:p>
          </table:table-cell>
          <table:table-cell office:value-type="float" office:value="2" calcext:value-type="float">
            <text:p>2</text:p>
          </table:table-cell>
          <table:table-cell table:formula="of:=[.E170]/[.F170]" office:value-type="float" office:value="7125" calcext:value-type="float">
            <text:p>7125</text:p>
          </table:table-cell>
          <table:table-cell/>
          <table:table-cell table:formula="of:=([.D170]-[.$D$2])/[.$D$2]" office:value-type="float" office:value="12.3125" calcext:value-type="float">
            <text:p>12,3125</text:p>
          </table:table-cell>
          <table:table-cell table:formula="of:=[.I170]*[.$G$2]/[.G170]" office:value-type="float" office:value="10.0228070175439" calcext:value-type="float">
            <text:p>10,0228070175439</text:p>
          </table:table-cell>
        </table:table-row>
        <table:table-row table:style-name="ro1">
          <table:table-cell office:value-type="float" office:value="362084" calcext:value-type="float">
            <text:p>362084</text:p>
          </table:table-cell>
          <table:table-cell office:value-type="string" calcext:value-type="string">
            <text:p>32Gb DDR4 3000MHz GeIL EVO X II ROG (GREXSR432GB3000C15A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4360" calcext:value-type="float">
            <text:p>14360</text:p>
          </table:table-cell>
          <table:table-cell office:value-type="float" office:value="2" calcext:value-type="float">
            <text:p>2</text:p>
          </table:table-cell>
          <table:table-cell table:formula="of:=[.E171]/[.F171]" office:value-type="float" office:value="7180" calcext:value-type="float">
            <text:p>7180</text:p>
          </table:table-cell>
          <table:table-cell/>
          <table:table-cell table:formula="of:=([.D171]-[.$D$2])/[.$D$2]" office:value-type="float" office:value="14" calcext:value-type="float">
            <text:p>14</text:p>
          </table:table-cell>
          <table:table-cell table:formula="of:=[.I171]*[.$G$2]/[.G171]" office:value-type="float" office:value="11.3091922005571" calcext:value-type="float">
            <text:p>11,3091922005571</text:p>
          </table:table-cell>
        </table:table-row>
        <table:table-row table:style-name="ro1">
          <table:table-cell office:value-type="float" office:value="240576" calcext:value-type="float">
            <text:p>240576</text:p>
          </table:table-cell>
          <table:table-cell office:value-type="string" calcext:value-type="string">
            <text:p>32Gb DDR4 3000MHz Patriot Viper 4 (PV432G30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4470" calcext:value-type="float">
            <text:p>14470</text:p>
          </table:table-cell>
          <table:table-cell office:value-type="float" office:value="2" calcext:value-type="float">
            <text:p>2</text:p>
          </table:table-cell>
          <table:table-cell table:formula="of:=[.E172]/[.F172]" office:value-type="float" office:value="7235" calcext:value-type="float">
            <text:p>7235</text:p>
          </table:table-cell>
          <table:table-cell/>
          <table:table-cell table:formula="of:=([.D172]-[.$D$2])/[.$D$2]" office:value-type="float" office:value="14" calcext:value-type="float">
            <text:p>14</text:p>
          </table:table-cell>
          <table:table-cell table:formula="of:=[.I172]*[.$G$2]/[.G172]" office:value-type="float" office:value="11.2232204561161" calcext:value-type="float">
            <text:p>11,2232204561161</text:p>
          </table:table-cell>
        </table:table-row>
        <table:table-row table:style-name="ro1">
          <table:table-cell office:value-type="float" office:value="347845" calcext:value-type="float">
            <text:p>347845</text:p>
          </table:table-cell>
          <table:table-cell office:value-type="string" calcext:value-type="string">
            <text:p>32Gb DDR4 2666MHz Crucial Ballistix Black (BL2K16G26C16U4B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4650" calcext:value-type="float">
            <text:p>14650</text:p>
          </table:table-cell>
          <table:table-cell office:value-type="float" office:value="2" calcext:value-type="float">
            <text:p>2</text:p>
          </table:table-cell>
          <table:table-cell table:formula="of:=[.E173]/[.F173]" office:value-type="float" office:value="7325" calcext:value-type="float">
            <text:p>7325</text:p>
          </table:table-cell>
          <table:table-cell/>
          <table:table-cell table:formula="of:=([.D173]-[.$D$2])/[.$D$2]" office:value-type="float" office:value="12.3125" calcext:value-type="float">
            <text:p>12,3125</text:p>
          </table:table-cell>
          <table:table-cell table:formula="of:=[.I173]*[.$G$2]/[.G173]" office:value-type="float" office:value="9.74914675767918" calcext:value-type="float">
            <text:p>9,74914675767918</text:p>
          </table:table-cell>
        </table:table-row>
        <table:table-row table:style-name="ro1">
          <table:table-cell office:value-type="float" office:value="359462" calcext:value-type="float">
            <text:p>359462</text:p>
          </table:table-cell>
          <table:table-cell office:value-type="string" calcext:value-type="string">
            <text:p>32Gb DDR4 3200MHz Patriot Viper 4 (PVB432G32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4660" calcext:value-type="float">
            <text:p>14660</text:p>
          </table:table-cell>
          <table:table-cell office:value-type="float" office:value="2" calcext:value-type="float">
            <text:p>2</text:p>
          </table:table-cell>
          <table:table-cell table:formula="of:=[.E174]/[.F174]" office:value-type="float" office:value="7330" calcext:value-type="float">
            <text:p>7330</text:p>
          </table:table-cell>
          <table:table-cell/>
          <table:table-cell table:formula="of:=([.D174]-[.$D$2])/[.$D$2]" office:value-type="float" office:value="15" calcext:value-type="float">
            <text:p>15</text:p>
          </table:table-cell>
          <table:table-cell table:formula="of:=[.I174]*[.$G$2]/[.G174]" office:value-type="float" office:value="11.869031377899" calcext:value-type="float">
            <text:p>11,869031377899</text:p>
          </table:table-cell>
        </table:table-row>
        <table:table-row table:style-name="ro1">
          <table:table-cell office:value-type="float" office:value="329336" calcext:value-type="float">
            <text:p>329336</text:p>
          </table:table-cell>
          <table:table-cell office:value-type="string" calcext:value-type="string">
            <text:p>32Gb DDR4 2400MHz Kingston HyperX Fury (HX424C15F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4760" calcext:value-type="float">
            <text:p>14760</text:p>
          </table:table-cell>
          <table:table-cell office:value-type="float" office:value="2" calcext:value-type="float">
            <text:p>2</text:p>
          </table:table-cell>
          <table:table-cell table:formula="of:=[.E175]/[.F175]" office:value-type="float" office:value="7380" calcext:value-type="float">
            <text:p>7380</text:p>
          </table:table-cell>
          <table:table-cell/>
          <table:table-cell table:formula="of:=([.D175]-[.$D$2])/[.$D$2]" office:value-type="float" office:value="11" calcext:value-type="float">
            <text:p>11</text:p>
          </table:table-cell>
          <table:table-cell table:formula="of:=[.I175]*[.$G$2]/[.G175]" office:value-type="float" office:value="8.6449864498645" calcext:value-type="float">
            <text:p>8,6449864498645</text:p>
          </table:table-cell>
        </table:table-row>
        <table:table-row table:style-name="ro1">
          <table:table-cell office:value-type="float" office:value="383364" calcext:value-type="float">
            <text:p>383364</text:p>
          </table:table-cell>
          <table:table-cell office:value-type="string" calcext:value-type="string">
            <text:p>32Gb DDR4 3000MHz ADATA XPG Spectrix D41 (AX4U300016G16A-DT4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4800" calcext:value-type="float">
            <text:p>14800</text:p>
          </table:table-cell>
          <table:table-cell office:value-type="float" office:value="2" calcext:value-type="float">
            <text:p>2</text:p>
          </table:table-cell>
          <table:table-cell table:formula="of:=[.E176]/[.F176]" office:value-type="float" office:value="7400" calcext:value-type="float">
            <text:p>7400</text:p>
          </table:table-cell>
          <table:table-cell/>
          <table:table-cell table:formula="of:=([.D176]-[.$D$2])/[.$D$2]" office:value-type="float" office:value="14" calcext:value-type="float">
            <text:p>14</text:p>
          </table:table-cell>
          <table:table-cell table:formula="of:=[.I176]*[.$G$2]/[.G176]" office:value-type="float" office:value="10.972972972973" calcext:value-type="float">
            <text:p>10,972972972973</text:p>
          </table:table-cell>
        </table:table-row>
        <table:table-row table:style-name="ro1">
          <table:table-cell office:value-type="float" office:value="347846" calcext:value-type="float">
            <text:p>347846</text:p>
          </table:table-cell>
          <table:table-cell office:value-type="string" calcext:value-type="string">
            <text:p>32Gb DDR4 2666MHz Crucial Ballistix White (BL2K16G26C16U4W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5160" calcext:value-type="float">
            <text:p>15160</text:p>
          </table:table-cell>
          <table:table-cell office:value-type="float" office:value="2" calcext:value-type="float">
            <text:p>2</text:p>
          </table:table-cell>
          <table:table-cell table:formula="of:=[.E177]/[.F177]" office:value-type="float" office:value="7580" calcext:value-type="float">
            <text:p>7580</text:p>
          </table:table-cell>
          <table:table-cell/>
          <table:table-cell table:formula="of:=([.D177]-[.$D$2])/[.$D$2]" office:value-type="float" office:value="12.3125" calcext:value-type="float">
            <text:p>12,3125</text:p>
          </table:table-cell>
          <table:table-cell table:formula="of:=[.I177]*[.$G$2]/[.G177]" office:value-type="float" office:value="9.42117414248021" calcext:value-type="float">
            <text:p>9,42117414248021</text:p>
          </table:table-cell>
        </table:table-row>
        <table:table-row table:style-name="ro1">
          <table:table-cell office:value-type="float" office:value="371732" calcext:value-type="float">
            <text:p>371732</text:p>
          </table:table-cell>
          <table:table-cell office:value-type="string" calcext:value-type="string">
            <text:p>32Gb DDR4 3200MHz GeIL Orion Black (GOG432GB3200C16B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80" calcext:value-type="float">
            <text:p>15180</text:p>
          </table:table-cell>
          <table:table-cell office:value-type="float" office:value="2" calcext:value-type="float">
            <text:p>2</text:p>
          </table:table-cell>
          <table:table-cell table:formula="of:=[.E178]/[.F178]" office:value-type="float" office:value="7590" calcext:value-type="float">
            <text:p>7590</text:p>
          </table:table-cell>
          <table:table-cell/>
          <table:table-cell table:formula="of:=([.D178]-[.$D$2])/[.$D$2]" office:value-type="float" office:value="15" calcext:value-type="float">
            <text:p>15</text:p>
          </table:table-cell>
          <table:table-cell table:formula="of:=[.I178]*[.$G$2]/[.G178]" office:value-type="float" office:value="11.4624505928854" calcext:value-type="float">
            <text:p>11,4624505928854</text:p>
          </table:table-cell>
        </table:table-row>
        <table:table-row table:style-name="ro1">
          <table:table-cell office:value-type="float" office:value="371733" calcext:value-type="float">
            <text:p>371733</text:p>
          </table:table-cell>
          <table:table-cell office:value-type="string" calcext:value-type="string">
            <text:p>32Gb DDR4 3200MHz GeIL Orion Red (GOR432GB3200C16B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80" calcext:value-type="float">
            <text:p>15180</text:p>
          </table:table-cell>
          <table:table-cell office:value-type="float" office:value="2" calcext:value-type="float">
            <text:p>2</text:p>
          </table:table-cell>
          <table:table-cell table:formula="of:=[.E179]/[.F179]" office:value-type="float" office:value="7590" calcext:value-type="float">
            <text:p>7590</text:p>
          </table:table-cell>
          <table:table-cell/>
          <table:table-cell table:formula="of:=([.D179]-[.$D$2])/[.$D$2]" office:value-type="float" office:value="15" calcext:value-type="float">
            <text:p>15</text:p>
          </table:table-cell>
          <table:table-cell table:formula="of:=[.I179]*[.$G$2]/[.G179]" office:value-type="float" office:value="11.4624505928854" calcext:value-type="float">
            <text:p>11,4624505928854</text:p>
          </table:table-cell>
        </table:table-row>
        <table:table-row table:style-name="ro1">
          <table:table-cell office:value-type="float" office:value="280176" calcext:value-type="float">
            <text:p>280176</text:p>
          </table:table-cell>
          <table:table-cell office:value-type="string" calcext:value-type="string">
            <text:p>32Gb DDR4 2666MHz Patriot Viper Elite (PVE432G266C6KGY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5200" calcext:value-type="float">
            <text:p>15200</text:p>
          </table:table-cell>
          <table:table-cell office:value-type="float" office:value="2" calcext:value-type="float">
            <text:p>2</text:p>
          </table:table-cell>
          <table:table-cell table:formula="of:=[.E180]/[.F180]" office:value-type="float" office:value="7600" calcext:value-type="float">
            <text:p>7600</text:p>
          </table:table-cell>
          <table:table-cell/>
          <table:table-cell table:formula="of:=([.D180]-[.$D$2])/[.$D$2]" office:value-type="float" office:value="12.3125" calcext:value-type="float">
            <text:p>12,3125</text:p>
          </table:table-cell>
          <table:table-cell table:formula="of:=[.I180]*[.$G$2]/[.G180]" office:value-type="float" office:value="9.39638157894737" calcext:value-type="float">
            <text:p>9,39638157894737</text:p>
          </table:table-cell>
        </table:table-row>
        <table:table-row table:style-name="ro1">
          <table:table-cell office:value-type="float" office:value="355849" calcext:value-type="float">
            <text:p>355849</text:p>
          </table:table-cell>
          <table:table-cell office:value-type="string" calcext:value-type="string">
            <text:p>32Gb DDR4 3200MHz Patriot Viper RGB (PVR432G32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5270" calcext:value-type="float">
            <text:p>15270</text:p>
          </table:table-cell>
          <table:table-cell office:value-type="float" office:value="2" calcext:value-type="float">
            <text:p>2</text:p>
          </table:table-cell>
          <table:table-cell table:formula="of:=[.E181]/[.F181]" office:value-type="float" office:value="7635" calcext:value-type="float">
            <text:p>7635</text:p>
          </table:table-cell>
          <table:table-cell/>
          <table:table-cell table:formula="of:=([.D181]-[.$D$2])/[.$D$2]" office:value-type="float" office:value="15" calcext:value-type="float">
            <text:p>15</text:p>
          </table:table-cell>
          <table:table-cell table:formula="of:=[.I181]*[.$G$2]/[.G181]" office:value-type="float" office:value="11.3948919449902" calcext:value-type="float">
            <text:p>11,3948919449902</text:p>
          </table:table-cell>
        </table:table-row>
        <table:table-row table:style-name="ro1">
          <table:table-cell office:value-type="float" office:value="347850" calcext:value-type="float">
            <text:p>347850</text:p>
          </table:table-cell>
          <table:table-cell office:value-type="string" calcext:value-type="string">
            <text:p>32Gb DDR4 3000MHz Crucial Ballistix Black (BL2K16G30C15U4B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5290" calcext:value-type="float">
            <text:p>15290</text:p>
          </table:table-cell>
          <table:table-cell office:value-type="float" office:value="2" calcext:value-type="float">
            <text:p>2</text:p>
          </table:table-cell>
          <table:table-cell table:formula="of:=[.E182]/[.F182]" office:value-type="float" office:value="7645" calcext:value-type="float">
            <text:p>7645</text:p>
          </table:table-cell>
          <table:table-cell/>
          <table:table-cell table:formula="of:=([.D182]-[.$D$2])/[.$D$2]" office:value-type="float" office:value="14" calcext:value-type="float">
            <text:p>14</text:p>
          </table:table-cell>
          <table:table-cell table:formula="of:=[.I182]*[.$G$2]/[.G182]" office:value-type="float" office:value="10.6213211249182" calcext:value-type="float">
            <text:p>10,6213211249182</text:p>
          </table:table-cell>
        </table:table-row>
        <table:table-row table:style-name="ro1">
          <table:table-cell office:value-type="float" office:value="380265" calcext:value-type="float">
            <text:p>380265</text:p>
          </table:table-cell>
          <table:table-cell office:value-type="string" calcext:value-type="string">
            <text:p>32Gb DDR4 3200MHz GeIL ORION Black (GOSG432GB3200C22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5290" calcext:value-type="float">
            <text:p>15290</text:p>
          </table:table-cell>
          <table:table-cell office:value-type="float" office:value="2" calcext:value-type="float">
            <text:p>2</text:p>
          </table:table-cell>
          <table:table-cell table:formula="of:=[.E183]/[.F183]" office:value-type="float" office:value="7645" calcext:value-type="float">
            <text:p>7645</text:p>
          </table:table-cell>
          <table:table-cell/>
          <table:table-cell table:formula="of:=([.D183]-[.$D$2])/[.$D$2]" office:value-type="float" office:value="15" calcext:value-type="float">
            <text:p>15</text:p>
          </table:table-cell>
          <table:table-cell table:formula="of:=[.I183]*[.$G$2]/[.G183]" office:value-type="float" office:value="11.3799869195553" calcext:value-type="float">
            <text:p>11,3799869195553</text:p>
          </table:table-cell>
        </table:table-row>
        <table:table-row table:style-name="ro1">
          <table:table-cell office:value-type="float" office:value="347852" calcext:value-type="float">
            <text:p>347852</text:p>
          </table:table-cell>
          <table:table-cell office:value-type="string" calcext:value-type="string">
            <text:p>32Gb DDR4 3000MHz Crucial Ballistix Red (BL2K16G30C15U4R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5440" calcext:value-type="float">
            <text:p>15440</text:p>
          </table:table-cell>
          <table:table-cell office:value-type="float" office:value="2" calcext:value-type="float">
            <text:p>2</text:p>
          </table:table-cell>
          <table:table-cell table:formula="of:=[.E184]/[.F184]" office:value-type="float" office:value="7720" calcext:value-type="float">
            <text:p>7720</text:p>
          </table:table-cell>
          <table:table-cell/>
          <table:table-cell table:formula="of:=([.D184]-[.$D$2])/[.$D$2]" office:value-type="float" office:value="14" calcext:value-type="float">
            <text:p>14</text:p>
          </table:table-cell>
          <table:table-cell table:formula="of:=[.I184]*[.$G$2]/[.G184]" office:value-type="float" office:value="10.5181347150259" calcext:value-type="float">
            <text:p>10,5181347150259</text:p>
          </table:table-cell>
        </table:table-row>
        <table:table-row table:style-name="ro1">
          <table:table-cell office:value-type="float" office:value="365696" calcext:value-type="float">
            <text:p>365696</text:p>
          </table:table-cell>
          <table:table-cell office:value-type="string" calcext:value-type="string">
            <text:p>32Gb DDR4 3600MHz GeIL ORION Black (GOG432GB3600C18B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5510" calcext:value-type="float">
            <text:p>15510</text:p>
          </table:table-cell>
          <table:table-cell office:value-type="float" office:value="2" calcext:value-type="float">
            <text:p>2</text:p>
          </table:table-cell>
          <table:table-cell table:formula="of:=[.E185]/[.F185]" office:value-type="float" office:value="7755" calcext:value-type="float">
            <text:p>7755</text:p>
          </table:table-cell>
          <table:table-cell/>
          <table:table-cell table:formula="of:=([.D185]-[.$D$2])/[.$D$2]" office:value-type="float" office:value="17" calcext:value-type="float">
            <text:p>17</text:p>
          </table:table-cell>
          <table:table-cell table:formula="of:=[.I185]*[.$G$2]/[.G185]" office:value-type="float" office:value="12.7143778207608" calcext:value-type="float">
            <text:p>12,7143778207608</text:p>
          </table:table-cell>
        </table:table-row>
        <table:table-row table:style-name="ro1">
          <table:table-cell office:value-type="float" office:value="387543" calcext:value-type="float">
            <text:p>387543</text:p>
          </table:table-cell>
          <table:table-cell office:value-type="string" calcext:value-type="string">
            <text:p>32Gb DDR4 3200MHz ADATA XPG Gammix D10 (AX4U320016G16A-DB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5540" calcext:value-type="float">
            <text:p>15540</text:p>
          </table:table-cell>
          <table:table-cell office:value-type="float" office:value="2" calcext:value-type="float">
            <text:p>2</text:p>
          </table:table-cell>
          <table:table-cell table:formula="of:=[.E186]/[.F186]" office:value-type="float" office:value="7770" calcext:value-type="float">
            <text:p>7770</text:p>
          </table:table-cell>
          <table:table-cell/>
          <table:table-cell table:formula="of:=([.D186]-[.$D$2])/[.$D$2]" office:value-type="float" office:value="15" calcext:value-type="float">
            <text:p>15</text:p>
          </table:table-cell>
          <table:table-cell table:formula="of:=[.I186]*[.$G$2]/[.G186]" office:value-type="float" office:value="11.1969111969112" calcext:value-type="float">
            <text:p>11,1969111969112</text:p>
          </table:table-cell>
        </table:table-row>
        <table:table-row table:style-name="ro1">
          <table:table-cell office:value-type="float" office:value="329338" calcext:value-type="float">
            <text:p>329338</text:p>
          </table:table-cell>
          <table:table-cell office:value-type="string" calcext:value-type="string">
            <text:p>32Gb DDR4 2666MHz Kingston HyperX Fury (HX426C16F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5570" calcext:value-type="float">
            <text:p>15570</text:p>
          </table:table-cell>
          <table:table-cell office:value-type="float" office:value="2" calcext:value-type="float">
            <text:p>2</text:p>
          </table:table-cell>
          <table:table-cell table:formula="of:=[.E187]/[.F187]" office:value-type="float" office:value="7785" calcext:value-type="float">
            <text:p>7785</text:p>
          </table:table-cell>
          <table:table-cell/>
          <table:table-cell table:formula="of:=([.D187]-[.$D$2])/[.$D$2]" office:value-type="float" office:value="12.3125" calcext:value-type="float">
            <text:p>12,3125</text:p>
          </table:table-cell>
          <table:table-cell table:formula="of:=[.I187]*[.$G$2]/[.G187]" office:value-type="float" office:value="9.17308927424534" calcext:value-type="float">
            <text:p>9,17308927424534</text:p>
          </table:table-cell>
        </table:table-row>
        <table:table-row table:style-name="ro1">
          <table:table-cell office:value-type="float" office:value="358567" calcext:value-type="float">
            <text:p>358567</text:p>
          </table:table-cell>
          <table:table-cell office:value-type="string" calcext:value-type="string">
            <text:p>32Gb DDR4 2666MHz Kingston HyperX Fury (HX426C16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5570" calcext:value-type="float">
            <text:p>15570</text:p>
          </table:table-cell>
          <table:table-cell office:value-type="float" office:value="2" calcext:value-type="float">
            <text:p>2</text:p>
          </table:table-cell>
          <table:table-cell table:formula="of:=[.E188]/[.F188]" office:value-type="float" office:value="7785" calcext:value-type="float">
            <text:p>7785</text:p>
          </table:table-cell>
          <table:table-cell/>
          <table:table-cell table:formula="of:=([.D188]-[.$D$2])/[.$D$2]" office:value-type="float" office:value="12.3125" calcext:value-type="float">
            <text:p>12,3125</text:p>
          </table:table-cell>
          <table:table-cell table:formula="of:=[.I188]*[.$G$2]/[.G188]" office:value-type="float" office:value="9.17308927424534" calcext:value-type="float">
            <text:p>9,17308927424534</text:p>
          </table:table-cell>
        </table:table-row>
        <table:table-row table:style-name="ro1">
          <table:table-cell office:value-type="float" office:value="329071" calcext:value-type="float">
            <text:p>329071</text:p>
          </table:table-cell>
          <table:table-cell office:value-type="string" calcext:value-type="string">
            <text:p>32Gb DDR4 3000MHz Kingston HyperX Fury RGB (HX430C15FB3A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5570" calcext:value-type="float">
            <text:p>15570</text:p>
          </table:table-cell>
          <table:table-cell office:value-type="float" office:value="2" calcext:value-type="float">
            <text:p>2</text:p>
          </table:table-cell>
          <table:table-cell table:formula="of:=[.E189]/[.F189]" office:value-type="float" office:value="7785" calcext:value-type="float">
            <text:p>7785</text:p>
          </table:table-cell>
          <table:table-cell/>
          <table:table-cell table:formula="of:=([.D189]-[.$D$2])/[.$D$2]" office:value-type="float" office:value="14" calcext:value-type="float">
            <text:p>14</text:p>
          </table:table-cell>
          <table:table-cell table:formula="of:=[.I189]*[.$G$2]/[.G189]" office:value-type="float" office:value="10.4303147077714" calcext:value-type="float">
            <text:p>10,4303147077714</text:p>
          </table:table-cell>
        </table:table-row>
        <table:table-row table:style-name="ro1">
          <table:table-cell office:value-type="float" office:value="347848" calcext:value-type="float">
            <text:p>347848</text:p>
          </table:table-cell>
          <table:table-cell office:value-type="string" calcext:value-type="string">
            <text:p>32Gb DDR4 3000MHz Crucial Ballistix White (BL2K16G30C15U4W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5720" calcext:value-type="float">
            <text:p>15720</text:p>
          </table:table-cell>
          <table:table-cell office:value-type="float" office:value="2" calcext:value-type="float">
            <text:p>2</text:p>
          </table:table-cell>
          <table:table-cell table:formula="of:=[.E190]/[.F190]" office:value-type="float" office:value="7860" calcext:value-type="float">
            <text:p>7860</text:p>
          </table:table-cell>
          <table:table-cell/>
          <table:table-cell table:formula="of:=([.D190]-[.$D$2])/[.$D$2]" office:value-type="float" office:value="14" calcext:value-type="float">
            <text:p>14</text:p>
          </table:table-cell>
          <table:table-cell table:formula="of:=[.I190]*[.$G$2]/[.G190]" office:value-type="float" office:value="10.3307888040712" calcext:value-type="float">
            <text:p>10,3307888040712</text:p>
          </table:table-cell>
        </table:table-row>
        <table:table-row table:style-name="ro1">
          <table:table-cell office:value-type="float" office:value="329586" calcext:value-type="float">
            <text:p>329586</text:p>
          </table:table-cell>
          <table:table-cell office:value-type="string" calcext:value-type="string">
            <text:p>32Gb DDR4 3000MHz Kingston HyperX Fury (HX430C15F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5950" calcext:value-type="float">
            <text:p>15950</text:p>
          </table:table-cell>
          <table:table-cell office:value-type="float" office:value="2" calcext:value-type="float">
            <text:p>2</text:p>
          </table:table-cell>
          <table:table-cell table:formula="of:=[.E191]/[.F191]" office:value-type="float" office:value="7975" calcext:value-type="float">
            <text:p>7975</text:p>
          </table:table-cell>
          <table:table-cell/>
          <table:table-cell table:formula="of:=([.D191]-[.$D$2])/[.$D$2]" office:value-type="float" office:value="14" calcext:value-type="float">
            <text:p>14</text:p>
          </table:table-cell>
          <table:table-cell table:formula="of:=[.I191]*[.$G$2]/[.G191]" office:value-type="float" office:value="10.1818181818182" calcext:value-type="float">
            <text:p>10,1818181818182</text:p>
          </table:table-cell>
        </table:table-row>
        <table:table-row table:style-name="ro1">
          <table:table-cell office:value-type="float" office:value="383722" calcext:value-type="float">
            <text:p>383722</text:p>
          </table:table-cell>
          <table:table-cell office:value-type="string" calcext:value-type="string">
            <text:p>32Gb DDR4 3600MHz AMD (R9S432G3606U2K) (2x16Gb KIT) RTL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5960" calcext:value-type="float">
            <text:p>15960</text:p>
          </table:table-cell>
          <table:table-cell office:value-type="float" office:value="2" calcext:value-type="float">
            <text:p>2</text:p>
          </table:table-cell>
          <table:table-cell table:formula="of:=[.E192]/[.F192]" office:value-type="float" office:value="7980" calcext:value-type="float">
            <text:p>7980</text:p>
          </table:table-cell>
          <table:table-cell/>
          <table:table-cell table:formula="of:=([.D192]-[.$D$2])/[.$D$2]" office:value-type="float" office:value="17" calcext:value-type="float">
            <text:p>17</text:p>
          </table:table-cell>
          <table:table-cell table:formula="of:=[.I192]*[.$G$2]/[.G192]" office:value-type="float" office:value="12.3558897243108" calcext:value-type="float">
            <text:p>12,3558897243108</text:p>
          </table:table-cell>
        </table:table-row>
        <table:table-row table:style-name="ro1">
          <table:table-cell office:value-type="float" office:value="347855" calcext:value-type="float">
            <text:p>347855</text:p>
          </table:table-cell>
          <table:table-cell office:value-type="string" calcext:value-type="string">
            <text:p>32Gb DDR4 3200MHz Crucial Ballistix Red (BL2K16G32C16U4R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010" calcext:value-type="float">
            <text:p>16010</text:p>
          </table:table-cell>
          <table:table-cell office:value-type="float" office:value="2" calcext:value-type="float">
            <text:p>2</text:p>
          </table:table-cell>
          <table:table-cell table:formula="of:=[.E193]/[.F193]" office:value-type="float" office:value="8005" calcext:value-type="float">
            <text:p>8005</text:p>
          </table:table-cell>
          <table:table-cell/>
          <table:table-cell table:formula="of:=([.D193]-[.$D$2])/[.$D$2]" office:value-type="float" office:value="15" calcext:value-type="float">
            <text:p>15</text:p>
          </table:table-cell>
          <table:table-cell table:formula="of:=[.I193]*[.$G$2]/[.G193]" office:value-type="float" office:value="10.8682073703935" calcext:value-type="float">
            <text:p>10,8682073703935</text:p>
          </table:table-cell>
        </table:table-row>
        <table:table-row table:style-name="ro1">
          <table:table-cell office:value-type="float" office:value="313199" calcext:value-type="float">
            <text:p>313199</text:p>
          </table:table-cell>
          <table:table-cell office:value-type="string" calcext:value-type="string">
            <text:p>32Gb DDR4 3200MHz Patriot Viper Steel (PVS432G32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020" calcext:value-type="float">
            <text:p>16020</text:p>
          </table:table-cell>
          <table:table-cell office:value-type="float" office:value="2" calcext:value-type="float">
            <text:p>2</text:p>
          </table:table-cell>
          <table:table-cell table:formula="of:=[.E194]/[.F194]" office:value-type="float" office:value="8010" calcext:value-type="float">
            <text:p>8010</text:p>
          </table:table-cell>
          <table:table-cell/>
          <table:table-cell table:formula="of:=([.D194]-[.$D$2])/[.$D$2]" office:value-type="float" office:value="15" calcext:value-type="float">
            <text:p>15</text:p>
          </table:table-cell>
          <table:table-cell table:formula="of:=[.I194]*[.$G$2]/[.G194]" office:value-type="float" office:value="10.8614232209738" calcext:value-type="float">
            <text:p>10,8614232209738</text:p>
          </table:table-cell>
        </table:table-row>
        <table:table-row table:style-name="ro1">
          <table:table-cell office:value-type="float" office:value="358568" calcext:value-type="float">
            <text:p>358568</text:p>
          </table:table-cell>
          <table:table-cell office:value-type="string" calcext:value-type="string">
            <text:p>32Gb DDR4 3000MHz Kingston HyperX Fury (HX430C16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6050" calcext:value-type="float">
            <text:p>16050</text:p>
          </table:table-cell>
          <table:table-cell office:value-type="float" office:value="2" calcext:value-type="float">
            <text:p>2</text:p>
          </table:table-cell>
          <table:table-cell table:formula="of:=[.E195]/[.F195]" office:value-type="float" office:value="8025" calcext:value-type="float">
            <text:p>8025</text:p>
          </table:table-cell>
          <table:table-cell/>
          <table:table-cell table:formula="of:=([.D195]-[.$D$2])/[.$D$2]" office:value-type="float" office:value="14" calcext:value-type="float">
            <text:p>14</text:p>
          </table:table-cell>
          <table:table-cell table:formula="of:=[.I195]*[.$G$2]/[.G195]" office:value-type="float" office:value="10.1183800623053" calcext:value-type="float">
            <text:p>10,1183800623053</text:p>
          </table:table-cell>
        </table:table-row>
        <table:table-row table:style-name="ro1">
          <table:table-cell office:value-type="float" office:value="357555" calcext:value-type="float">
            <text:p>357555</text:p>
          </table:table-cell>
          <table:table-cell office:value-type="string" calcext:value-type="string">
            <text:p>32Gb DDR4 2400MHz Kingston HyperX Fury (HX424C15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6150" calcext:value-type="float">
            <text:p>16150</text:p>
          </table:table-cell>
          <table:table-cell office:value-type="float" office:value="2" calcext:value-type="float">
            <text:p>2</text:p>
          </table:table-cell>
          <table:table-cell table:formula="of:=[.E196]/[.F196]" office:value-type="float" office:value="8075" calcext:value-type="float">
            <text:p>8075</text:p>
          </table:table-cell>
          <table:table-cell/>
          <table:table-cell table:formula="of:=([.D196]-[.$D$2])/[.$D$2]" office:value-type="float" office:value="11" calcext:value-type="float">
            <text:p>11</text:p>
          </table:table-cell>
          <table:table-cell table:formula="of:=[.I196]*[.$G$2]/[.G196]" office:value-type="float" office:value="7.90092879256966" calcext:value-type="float">
            <text:p>7,90092879256966</text:p>
          </table:table-cell>
        </table:table-row>
        <table:table-row table:style-name="ro1">
          <table:table-cell office:value-type="float" office:value="355456" calcext:value-type="float">
            <text:p>355456</text:p>
          </table:table-cell>
          <table:table-cell office:value-type="string" calcext:value-type="string">
            <text:p>32Gb DDR4 2666MHz Patriot Signature Line Premium (PSP432G2666KH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6180" calcext:value-type="float">
            <text:p>16180</text:p>
          </table:table-cell>
          <table:table-cell office:value-type="float" office:value="2" calcext:value-type="float">
            <text:p>2</text:p>
          </table:table-cell>
          <table:table-cell table:formula="of:=[.E197]/[.F197]" office:value-type="float" office:value="8090" calcext:value-type="float">
            <text:p>8090</text:p>
          </table:table-cell>
          <table:table-cell/>
          <table:table-cell table:formula="of:=([.D197]-[.$D$2])/[.$D$2]" office:value-type="float" office:value="12.3125" calcext:value-type="float">
            <text:p>12,3125</text:p>
          </table:table-cell>
          <table:table-cell table:formula="of:=[.I197]*[.$G$2]/[.G197]" office:value-type="float" office:value="8.82725587144623" calcext:value-type="float">
            <text:p>8,82725587144623</text:p>
          </table:table-cell>
        </table:table-row>
        <table:table-row table:style-name="ro1">
          <table:table-cell office:value-type="float" office:value="364078" calcext:value-type="float">
            <text:p>364078</text:p>
          </table:table-cell>
          <table:table-cell office:value-type="string" calcext:value-type="string">
            <text:p>32Gb DDR4 3200MHz Patriot Signature (PSD432G3200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180" calcext:value-type="float">
            <text:p>16180</text:p>
          </table:table-cell>
          <table:table-cell office:value-type="float" office:value="2" calcext:value-type="float">
            <text:p>2</text:p>
          </table:table-cell>
          <table:table-cell table:formula="of:=[.E198]/[.F198]" office:value-type="float" office:value="8090" calcext:value-type="float">
            <text:p>8090</text:p>
          </table:table-cell>
          <table:table-cell/>
          <table:table-cell table:formula="of:=([.D198]-[.$D$2])/[.$D$2]" office:value-type="float" office:value="15" calcext:value-type="float">
            <text:p>15</text:p>
          </table:table-cell>
          <table:table-cell table:formula="of:=[.I198]*[.$G$2]/[.G198]" office:value-type="float" office:value="10.7540173053152" calcext:value-type="float">
            <text:p>10,7540173053152</text:p>
          </table:table-cell>
        </table:table-row>
        <table:table-row table:style-name="ro1">
          <table:table-cell office:value-type="float" office:value="356368" calcext:value-type="float">
            <text:p>356368</text:p>
          </table:table-cell>
          <table:table-cell office:value-type="string" calcext:value-type="string">
            <text:p>32Gb DDR4 3200MHz GeIL Super Luce (GLS432GB3200C16A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210" calcext:value-type="float">
            <text:p>16210</text:p>
          </table:table-cell>
          <table:table-cell office:value-type="float" office:value="2" calcext:value-type="float">
            <text:p>2</text:p>
          </table:table-cell>
          <table:table-cell table:formula="of:=[.E199]/[.F199]" office:value-type="float" office:value="8105" calcext:value-type="float">
            <text:p>8105</text:p>
          </table:table-cell>
          <table:table-cell/>
          <table:table-cell table:formula="of:=([.D199]-[.$D$2])/[.$D$2]" office:value-type="float" office:value="15" calcext:value-type="float">
            <text:p>15</text:p>
          </table:table-cell>
          <table:table-cell table:formula="of:=[.I199]*[.$G$2]/[.G199]" office:value-type="float" office:value="10.7341147439852" calcext:value-type="float">
            <text:p>10,7341147439852</text:p>
          </table:table-cell>
        </table:table-row>
        <table:table-row table:style-name="ro1">
          <table:table-cell office:value-type="float" office:value="254584" calcext:value-type="float">
            <text:p>254584</text:p>
          </table:table-cell>
          <table:table-cell office:value-type="string" calcext:value-type="string">
            <text:p>32Gb DDR4 2666MHz Kingston HyperX Predator (HX426C13PB3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6220" calcext:value-type="float">
            <text:p>16220</text:p>
          </table:table-cell>
          <table:table-cell office:value-type="float" office:value="2" calcext:value-type="float">
            <text:p>2</text:p>
          </table:table-cell>
          <table:table-cell table:formula="of:=[.E200]/[.F200]" office:value-type="float" office:value="8110" calcext:value-type="float">
            <text:p>8110</text:p>
          </table:table-cell>
          <table:table-cell/>
          <table:table-cell table:formula="of:=([.D200]-[.$D$2])/[.$D$2]" office:value-type="float" office:value="12.3125" calcext:value-type="float">
            <text:p>12,3125</text:p>
          </table:table-cell>
          <table:table-cell table:formula="of:=[.I200]*[.$G$2]/[.G200]" office:value-type="float" office:value="8.80548705302096" calcext:value-type="float">
            <text:p>8,80548705302096</text:p>
          </table:table-cell>
        </table:table-row>
        <table:table-row table:style-name="ro1">
          <table:table-cell office:value-type="float" office:value="329070" calcext:value-type="float">
            <text:p>329070</text:p>
          </table:table-cell>
          <table:table-cell office:value-type="string" calcext:value-type="string">
            <text:p>32Gb DDR4 2666MHz Kingston HyperX Fury RGB (HX426C16FB3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6270" calcext:value-type="float">
            <text:p>16270</text:p>
          </table:table-cell>
          <table:table-cell office:value-type="float" office:value="2" calcext:value-type="float">
            <text:p>2</text:p>
          </table:table-cell>
          <table:table-cell table:formula="of:=[.E201]/[.F201]" office:value-type="float" office:value="8135" calcext:value-type="float">
            <text:p>8135</text:p>
          </table:table-cell>
          <table:table-cell/>
          <table:table-cell table:formula="of:=([.D201]-[.$D$2])/[.$D$2]" office:value-type="float" office:value="12.3125" calcext:value-type="float">
            <text:p>12,3125</text:p>
          </table:table-cell>
          <table:table-cell table:formula="of:=[.I201]*[.$G$2]/[.G201]" office:value-type="float" office:value="8.77842655193608" calcext:value-type="float">
            <text:p>8,77842655193608</text:p>
          </table:table-cell>
        </table:table-row>
        <table:table-row table:style-name="ro1">
          <table:table-cell office:value-type="float" office:value="310884" calcext:value-type="float">
            <text:p>310884</text:p>
          </table:table-cell>
          <table:table-cell office:value-type="string" calcext:value-type="string">
            <text:p>32Gb DDR4 3000MHz Patriot Viper Steel (PVS432G30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6270" calcext:value-type="float">
            <text:p>16270</text:p>
          </table:table-cell>
          <table:table-cell office:value-type="float" office:value="2" calcext:value-type="float">
            <text:p>2</text:p>
          </table:table-cell>
          <table:table-cell table:formula="of:=[.E202]/[.F202]" office:value-type="float" office:value="8135" calcext:value-type="float">
            <text:p>8135</text:p>
          </table:table-cell>
          <table:table-cell/>
          <table:table-cell table:formula="of:=([.D202]-[.$D$2])/[.$D$2]" office:value-type="float" office:value="14" calcext:value-type="float">
            <text:p>14</text:p>
          </table:table-cell>
          <table:table-cell table:formula="of:=[.I202]*[.$G$2]/[.G202]" office:value-type="float" office:value="9.98156115550092" calcext:value-type="float">
            <text:p>9,98156115550092</text:p>
          </table:table-cell>
        </table:table-row>
        <table:table-row table:style-name="ro1">
          <table:table-cell office:value-type="float" office:value="264081" calcext:value-type="float">
            <text:p>264081</text:p>
          </table:table-cell>
          <table:table-cell office:value-type="string" calcext:value-type="string">
            <text:p>32Gb DDR4 3200MHz Patriot Viper 4 (PV432G320C6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340" calcext:value-type="float">
            <text:p>16340</text:p>
          </table:table-cell>
          <table:table-cell office:value-type="float" office:value="2" calcext:value-type="float">
            <text:p>2</text:p>
          </table:table-cell>
          <table:table-cell table:formula="of:=[.E203]/[.F203]" office:value-type="float" office:value="8170" calcext:value-type="float">
            <text:p>8170</text:p>
          </table:table-cell>
          <table:table-cell/>
          <table:table-cell table:formula="of:=([.D203]-[.$D$2])/[.$D$2]" office:value-type="float" office:value="15" calcext:value-type="float">
            <text:p>15</text:p>
          </table:table-cell>
          <table:table-cell table:formula="of:=[.I203]*[.$G$2]/[.G203]" office:value-type="float" office:value="10.6487148102815" calcext:value-type="float">
            <text:p>10,6487148102815</text:p>
          </table:table-cell>
        </table:table-row>
        <table:table-row table:style-name="ro1">
          <table:table-cell office:value-type="float" office:value="329337" calcext:value-type="float">
            <text:p>329337</text:p>
          </table:table-cell>
          <table:table-cell office:value-type="string" calcext:value-type="string">
            <text:p>32Gb DDR4 3200MHz Kingston HyperX Fury (HX432C16F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460" calcext:value-type="float">
            <text:p>16460</text:p>
          </table:table-cell>
          <table:table-cell office:value-type="float" office:value="2" calcext:value-type="float">
            <text:p>2</text:p>
          </table:table-cell>
          <table:table-cell table:formula="of:=[.E204]/[.F204]" office:value-type="float" office:value="8230" calcext:value-type="float">
            <text:p>8230</text:p>
          </table:table-cell>
          <table:table-cell/>
          <table:table-cell table:formula="of:=([.D204]-[.$D$2])/[.$D$2]" office:value-type="float" office:value="15" calcext:value-type="float">
            <text:p>15</text:p>
          </table:table-cell>
          <table:table-cell table:formula="of:=[.I204]*[.$G$2]/[.G204]" office:value-type="float" office:value="10.5710814094775" calcext:value-type="float">
            <text:p>10,5710814094775</text:p>
          </table:table-cell>
        </table:table-row>
        <table:table-row table:style-name="ro1">
          <table:table-cell office:value-type="float" office:value="387202" calcext:value-type="float">
            <text:p>387202</text:p>
          </table:table-cell>
          <table:table-cell office:value-type="string" calcext:value-type="string">
            <text:p>32Gb DDR4 3000MHz ADATA XPG Gammix D10 (AX4U300016G16A-DB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6520" calcext:value-type="float">
            <text:p>16520</text:p>
          </table:table-cell>
          <table:table-cell office:value-type="float" office:value="2" calcext:value-type="float">
            <text:p>2</text:p>
          </table:table-cell>
          <table:table-cell table:formula="of:=[.E205]/[.F205]" office:value-type="float" office:value="8260" calcext:value-type="float">
            <text:p>8260</text:p>
          </table:table-cell>
          <table:table-cell/>
          <table:table-cell table:formula="of:=([.D205]-[.$D$2])/[.$D$2]" office:value-type="float" office:value="14" calcext:value-type="float">
            <text:p>14</text:p>
          </table:table-cell>
          <table:table-cell table:formula="of:=[.I205]*[.$G$2]/[.G205]" office:value-type="float" office:value="9.83050847457627" calcext:value-type="float">
            <text:p>9,83050847457627</text:p>
          </table:table-cell>
        </table:table-row>
        <table:table-row table:style-name="ro1">
          <table:table-cell office:value-type="float" office:value="387203" calcext:value-type="float">
            <text:p>387203</text:p>
          </table:table-cell>
          <table:table-cell office:value-type="string" calcext:value-type="string">
            <text:p>32Gb DDR4 3000MHz ADATA XPG Gammix D10 (AX4U300016G16A-DR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6520" calcext:value-type="float">
            <text:p>16520</text:p>
          </table:table-cell>
          <table:table-cell office:value-type="float" office:value="2" calcext:value-type="float">
            <text:p>2</text:p>
          </table:table-cell>
          <table:table-cell table:formula="of:=[.E206]/[.F206]" office:value-type="float" office:value="8260" calcext:value-type="float">
            <text:p>8260</text:p>
          </table:table-cell>
          <table:table-cell/>
          <table:table-cell table:formula="of:=([.D206]-[.$D$2])/[.$D$2]" office:value-type="float" office:value="14" calcext:value-type="float">
            <text:p>14</text:p>
          </table:table-cell>
          <table:table-cell table:formula="of:=[.I206]*[.$G$2]/[.G206]" office:value-type="float" office:value="9.83050847457627" calcext:value-type="float">
            <text:p>9,83050847457627</text:p>
          </table:table-cell>
        </table:table-row>
        <table:table-row table:style-name="ro1">
          <table:table-cell office:value-type="float" office:value="387204" calcext:value-type="float">
            <text:p>387204</text:p>
          </table:table-cell>
          <table:table-cell office:value-type="string" calcext:value-type="string">
            <text:p>32Gb DDR4 3200MHz ADATA XPG Gammix D10 (AX4U320016G16A-DR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520" calcext:value-type="float">
            <text:p>16520</text:p>
          </table:table-cell>
          <table:table-cell office:value-type="float" office:value="2" calcext:value-type="float">
            <text:p>2</text:p>
          </table:table-cell>
          <table:table-cell table:formula="of:=[.E207]/[.F207]" office:value-type="float" office:value="8260" calcext:value-type="float">
            <text:p>8260</text:p>
          </table:table-cell>
          <table:table-cell/>
          <table:table-cell table:formula="of:=([.D207]-[.$D$2])/[.$D$2]" office:value-type="float" office:value="15" calcext:value-type="float">
            <text:p>15</text:p>
          </table:table-cell>
          <table:table-cell table:formula="of:=[.I207]*[.$G$2]/[.G207]" office:value-type="float" office:value="10.5326876513317" calcext:value-type="float">
            <text:p>10,5326876513317</text:p>
          </table:table-cell>
        </table:table-row>
        <table:table-row table:style-name="ro1">
          <table:table-cell office:value-type="float" office:value="383365" calcext:value-type="float">
            <text:p>383365</text:p>
          </table:table-cell>
          <table:table-cell office:value-type="string" calcext:value-type="string">
            <text:p>32Gb DDR4 3200MHz ADATA XPG Gammix D20 (AX4U320016G16A-DCBK20) (2x16Gb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520" calcext:value-type="float">
            <text:p>16520</text:p>
          </table:table-cell>
          <table:table-cell office:value-type="float" office:value="2" calcext:value-type="float">
            <text:p>2</text:p>
          </table:table-cell>
          <table:table-cell table:formula="of:=[.E208]/[.F208]" office:value-type="float" office:value="8260" calcext:value-type="float">
            <text:p>8260</text:p>
          </table:table-cell>
          <table:table-cell/>
          <table:table-cell table:formula="of:=([.D208]-[.$D$2])/[.$D$2]" office:value-type="float" office:value="15" calcext:value-type="float">
            <text:p>15</text:p>
          </table:table-cell>
          <table:table-cell table:formula="of:=[.I208]*[.$G$2]/[.G208]" office:value-type="float" office:value="10.5326876513317" calcext:value-type="float">
            <text:p>10,5326876513317</text:p>
          </table:table-cell>
        </table:table-row>
        <table:table-row table:style-name="ro1">
          <table:table-cell office:value-type="float" office:value="349999" calcext:value-type="float">
            <text:p>349999</text:p>
          </table:table-cell>
          <table:table-cell office:value-type="string" calcext:value-type="string">
            <text:p>32Gb DDR4 3000MHz Crucial Ballistix Red (BL2K16G30C15U4RL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6570" calcext:value-type="float">
            <text:p>16570</text:p>
          </table:table-cell>
          <table:table-cell office:value-type="float" office:value="2" calcext:value-type="float">
            <text:p>2</text:p>
          </table:table-cell>
          <table:table-cell table:formula="of:=[.E209]/[.F209]" office:value-type="float" office:value="8285" calcext:value-type="float">
            <text:p>8285</text:p>
          </table:table-cell>
          <table:table-cell/>
          <table:table-cell table:formula="of:=([.D209]-[.$D$2])/[.$D$2]" office:value-type="float" office:value="14" calcext:value-type="float">
            <text:p>14</text:p>
          </table:table-cell>
          <table:table-cell table:formula="of:=[.I209]*[.$G$2]/[.G209]" office:value-type="float" office:value="9.80084490042245" calcext:value-type="float">
            <text:p>9,80084490042245</text:p>
          </table:table-cell>
        </table:table-row>
        <table:table-row table:style-name="ro1">
          <table:table-cell office:value-type="float" office:value="358569" calcext:value-type="float">
            <text:p>358569</text:p>
          </table:table-cell>
          <table:table-cell office:value-type="string" calcext:value-type="string">
            <text:p>32Gb DDR4 3200MHz Kingston HyperX Fury (HX432C16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660" calcext:value-type="float">
            <text:p>16660</text:p>
          </table:table-cell>
          <table:table-cell office:value-type="float" office:value="2" calcext:value-type="float">
            <text:p>2</text:p>
          </table:table-cell>
          <table:table-cell table:formula="of:=[.E210]/[.F210]" office:value-type="float" office:value="8330" calcext:value-type="float">
            <text:p>8330</text:p>
          </table:table-cell>
          <table:table-cell/>
          <table:table-cell table:formula="of:=([.D210]-[.$D$2])/[.$D$2]" office:value-type="float" office:value="15" calcext:value-type="float">
            <text:p>15</text:p>
          </table:table-cell>
          <table:table-cell table:formula="of:=[.I210]*[.$G$2]/[.G210]" office:value-type="float" office:value="10.4441776710684" calcext:value-type="float">
            <text:p>10,4441776710684</text:p>
          </table:table-cell>
        </table:table-row>
        <table:table-row table:style-name="ro1">
          <table:table-cell office:value-type="float" office:value="379421" calcext:value-type="float">
            <text:p>379421</text:p>
          </table:table-cell>
          <table:table-cell office:value-type="string" calcext:value-type="string">
            <text:p>32Gb DDR4 2666MHz Kingston HyperX Fury RGB (HX426C16FB4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6730" calcext:value-type="float">
            <text:p>16730</text:p>
          </table:table-cell>
          <table:table-cell office:value-type="float" office:value="2" calcext:value-type="float">
            <text:p>2</text:p>
          </table:table-cell>
          <table:table-cell table:formula="of:=[.E211]/[.F211]" office:value-type="float" office:value="8365" calcext:value-type="float">
            <text:p>8365</text:p>
          </table:table-cell>
          <table:table-cell/>
          <table:table-cell table:formula="of:=([.D211]-[.$D$2])/[.$D$2]" office:value-type="float" office:value="12.3125" calcext:value-type="float">
            <text:p>12,3125</text:p>
          </table:table-cell>
          <table:table-cell table:formula="of:=[.I211]*[.$G$2]/[.G211]" office:value-type="float" office:value="8.53705917513449" calcext:value-type="float">
            <text:p>8,53705917513449</text:p>
          </table:table-cell>
        </table:table-row>
        <table:table-row table:style-name="ro1">
          <table:table-cell office:value-type="float" office:value="387510" calcext:value-type="float">
            <text:p>387510</text:p>
          </table:table-cell>
          <table:table-cell office:value-type="string" calcext:value-type="string">
            <text:p>32Gb DDR4 3200MHz ADATA XPG Gammix D30 (AX4U320016G16A-DB3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760" calcext:value-type="float">
            <text:p>16760</text:p>
          </table:table-cell>
          <table:table-cell office:value-type="float" office:value="2" calcext:value-type="float">
            <text:p>2</text:p>
          </table:table-cell>
          <table:table-cell table:formula="of:=[.E212]/[.F212]" office:value-type="float" office:value="8380" calcext:value-type="float">
            <text:p>8380</text:p>
          </table:table-cell>
          <table:table-cell/>
          <table:table-cell table:formula="of:=([.D212]-[.$D$2])/[.$D$2]" office:value-type="float" office:value="15" calcext:value-type="float">
            <text:p>15</text:p>
          </table:table-cell>
          <table:table-cell table:formula="of:=[.I212]*[.$G$2]/[.G212]" office:value-type="float" office:value="10.381861575179" calcext:value-type="float">
            <text:p>10,381861575179</text:p>
          </table:table-cell>
        </table:table-row>
        <table:table-row table:style-name="ro1">
          <table:table-cell office:value-type="float" office:value="380264" calcext:value-type="float">
            <text:p>380264</text:p>
          </table:table-cell>
          <table:table-cell office:value-type="string" calcext:value-type="string">
            <text:p>32Gb DDR4 3200MHz GeIL Super Luce (GLWS432GB3200C16ADC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840" calcext:value-type="float">
            <text:p>16840</text:p>
          </table:table-cell>
          <table:table-cell office:value-type="float" office:value="2" calcext:value-type="float">
            <text:p>2</text:p>
          </table:table-cell>
          <table:table-cell table:formula="of:=[.E213]/[.F213]" office:value-type="float" office:value="8420" calcext:value-type="float">
            <text:p>8420</text:p>
          </table:table-cell>
          <table:table-cell/>
          <table:table-cell table:formula="of:=([.D213]-[.$D$2])/[.$D$2]" office:value-type="float" office:value="15" calcext:value-type="float">
            <text:p>15</text:p>
          </table:table-cell>
          <table:table-cell table:formula="of:=[.I213]*[.$G$2]/[.G213]" office:value-type="float" office:value="10.332541567696" calcext:value-type="float">
            <text:p>10,332541567696</text:p>
          </table:table-cell>
        </table:table-row>
        <table:table-row table:style-name="ro1">
          <table:table-cell office:value-type="float" office:value="329072" calcext:value-type="float">
            <text:p>329072</text:p>
          </table:table-cell>
          <table:table-cell office:value-type="string" calcext:value-type="string">
            <text:p>32Gb DDR4 3200MHz Kingston HyperX Fury RGB (HX432C16FB3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890" calcext:value-type="float">
            <text:p>16890</text:p>
          </table:table-cell>
          <table:table-cell office:value-type="float" office:value="2" calcext:value-type="float">
            <text:p>2</text:p>
          </table:table-cell>
          <table:table-cell table:formula="of:=[.E214]/[.F214]" office:value-type="float" office:value="8445" calcext:value-type="float">
            <text:p>8445</text:p>
          </table:table-cell>
          <table:table-cell/>
          <table:table-cell table:formula="of:=([.D214]-[.$D$2])/[.$D$2]" office:value-type="float" office:value="15" calcext:value-type="float">
            <text:p>15</text:p>
          </table:table-cell>
          <table:table-cell table:formula="of:=[.I214]*[.$G$2]/[.G214]" office:value-type="float" office:value="10.3019538188277" calcext:value-type="float">
            <text:p>10,3019538188277</text:p>
          </table:table-cell>
        </table:table-row>
        <table:table-row table:style-name="ro1">
          <table:table-cell office:value-type="float" office:value="254583" calcext:value-type="float">
            <text:p>254583</text:p>
          </table:table-cell>
          <table:table-cell office:value-type="string" calcext:value-type="string">
            <text:p>32Gb DDR4 2400MHz Kingston HyperX Predator (HX424C12PB3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6910" calcext:value-type="float">
            <text:p>16910</text:p>
          </table:table-cell>
          <table:table-cell office:value-type="float" office:value="2" calcext:value-type="float">
            <text:p>2</text:p>
          </table:table-cell>
          <table:table-cell table:formula="of:=[.E215]/[.F215]" office:value-type="float" office:value="8455" calcext:value-type="float">
            <text:p>8455</text:p>
          </table:table-cell>
          <table:table-cell/>
          <table:table-cell table:formula="of:=([.D215]-[.$D$2])/[.$D$2]" office:value-type="float" office:value="11" calcext:value-type="float">
            <text:p>11</text:p>
          </table:table-cell>
          <table:table-cell table:formula="of:=[.I215]*[.$G$2]/[.G215]" office:value-type="float" office:value="7.5458308693081" calcext:value-type="float">
            <text:p>7,5458308693081</text:p>
          </table:table-cell>
        </table:table-row>
        <table:table-row table:style-name="ro1">
          <table:table-cell office:value-type="float" office:value="212842" calcext:value-type="float">
            <text:p>212842</text:p>
          </table:table-cell>
          <table:table-cell office:value-type="string" calcext:value-type="string">
            <text:p>32Gb DDR4 2133MHz Corsair Vengeance LPX (CMK32GX4M2A2133C13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7000" calcext:value-type="float">
            <text:p>17000</text:p>
          </table:table-cell>
          <table:table-cell office:value-type="float" office:value="16980" calcext:value-type="float">
            <text:p>16980</text:p>
          </table:table-cell>
          <table:table-cell office:value-type="float" office:value="2" calcext:value-type="float">
            <text:p>2</text:p>
          </table:table-cell>
          <table:table-cell table:formula="of:=[.E216]/[.F216]" office:value-type="float" office:value="8490" calcext:value-type="float">
            <text:p>8490</text:p>
          </table:table-cell>
          <table:table-cell/>
          <table:table-cell table:formula="of:=([.D216]-[.$D$2])/[.$D$2]" office:value-type="float" office:value="9.625" calcext:value-type="float">
            <text:p>9,625</text:p>
          </table:table-cell>
          <table:table-cell table:formula="of:=[.I216]*[.$G$2]/[.G216]" office:value-type="float" office:value="6.575382803298" calcext:value-type="float">
            <text:p>6,575382803298</text:p>
          </table:table-cell>
        </table:table-row>
        <table:table-row table:style-name="ro1">
          <table:table-cell office:value-type="float" office:value="377770" calcext:value-type="float">
            <text:p>377770</text:p>
          </table:table-cell>
          <table:table-cell office:value-type="string" calcext:value-type="string">
            <text:p>32Gb DDR4 3200MHz Patriot Viper Steel RGB (PVSR432G320C8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6980" calcext:value-type="float">
            <text:p>16980</text:p>
          </table:table-cell>
          <table:table-cell office:value-type="float" office:value="2" calcext:value-type="float">
            <text:p>2</text:p>
          </table:table-cell>
          <table:table-cell table:formula="of:=[.E217]/[.F217]" office:value-type="float" office:value="8490" calcext:value-type="float">
            <text:p>8490</text:p>
          </table:table-cell>
          <table:table-cell/>
          <table:table-cell table:formula="of:=([.D217]-[.$D$2])/[.$D$2]" office:value-type="float" office:value="15" calcext:value-type="float">
            <text:p>15</text:p>
          </table:table-cell>
          <table:table-cell table:formula="of:=[.I217]*[.$G$2]/[.G217]" office:value-type="float" office:value="10.2473498233216" calcext:value-type="float">
            <text:p>10,2473498233216</text:p>
          </table:table-cell>
        </table:table-row>
        <table:table-row table:style-name="ro1">
          <table:table-cell office:value-type="float" office:value="379425" calcext:value-type="float">
            <text:p>379425</text:p>
          </table:table-cell>
          <table:table-cell office:value-type="string" calcext:value-type="string">
            <text:p>32Gb DDR4 3200MHz Kingston HyperX Fury RGB (HX432C16FB4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010" calcext:value-type="float">
            <text:p>17010</text:p>
          </table:table-cell>
          <table:table-cell office:value-type="float" office:value="2" calcext:value-type="float">
            <text:p>2</text:p>
          </table:table-cell>
          <table:table-cell table:formula="of:=[.E218]/[.F218]" office:value-type="float" office:value="8505" calcext:value-type="float">
            <text:p>8505</text:p>
          </table:table-cell>
          <table:table-cell/>
          <table:table-cell table:formula="of:=([.D218]-[.$D$2])/[.$D$2]" office:value-type="float" office:value="15" calcext:value-type="float">
            <text:p>15</text:p>
          </table:table-cell>
          <table:table-cell table:formula="of:=[.I218]*[.$G$2]/[.G218]" office:value-type="float" office:value="10.2292768959436" calcext:value-type="float">
            <text:p>10,2292768959436</text:p>
          </table:table-cell>
        </table:table-row>
        <table:table-row table:style-name="ro1">
          <table:table-cell office:value-type="float" office:value="357903" calcext:value-type="float">
            <text:p>357903</text:p>
          </table:table-cell>
          <table:table-cell office:value-type="string" calcext:value-type="string">
            <text:p>32Gb DDR4 3600MHz Patriot Viper Steel (PVS432G360C8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7060" calcext:value-type="float">
            <text:p>17060</text:p>
          </table:table-cell>
          <table:table-cell office:value-type="float" office:value="2" calcext:value-type="float">
            <text:p>2</text:p>
          </table:table-cell>
          <table:table-cell table:formula="of:=[.E219]/[.F219]" office:value-type="float" office:value="8530" calcext:value-type="float">
            <text:p>8530</text:p>
          </table:table-cell>
          <table:table-cell/>
          <table:table-cell table:formula="of:=([.D219]-[.$D$2])/[.$D$2]" office:value-type="float" office:value="17" calcext:value-type="float">
            <text:p>17</text:p>
          </table:table-cell>
          <table:table-cell table:formula="of:=[.I219]*[.$G$2]/[.G219]" office:value-type="float" office:value="11.5592028135991" calcext:value-type="float">
            <text:p>11,5592028135991</text:p>
          </table:table-cell>
        </table:table-row>
        <table:table-row table:style-name="ro1">
          <table:table-cell office:value-type="float" office:value="197992" calcext:value-type="float">
            <text:p>197992</text:p>
          </table:table-cell>
          <table:table-cell office:value-type="string" calcext:value-type="string">
            <text:p>32Gb DDR4 2400MHz Corsair Vengeance LPX (CMK32GX4M2A2400C14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19200" calcext:value-type="float">
            <text:p>19200</text:p>
          </table:table-cell>
          <table:table-cell office:value-type="float" office:value="17130" calcext:value-type="float">
            <text:p>17130</text:p>
          </table:table-cell>
          <table:table-cell office:value-type="float" office:value="2" calcext:value-type="float">
            <text:p>2</text:p>
          </table:table-cell>
          <table:table-cell table:formula="of:=[.E220]/[.F220]" office:value-type="float" office:value="8565" calcext:value-type="float">
            <text:p>8565</text:p>
          </table:table-cell>
          <table:table-cell/>
          <table:table-cell table:formula="of:=([.D220]-[.$D$2])/[.$D$2]" office:value-type="float" office:value="11" calcext:value-type="float">
            <text:p>11</text:p>
          </table:table-cell>
          <table:table-cell table:formula="of:=[.I220]*[.$G$2]/[.G220]" office:value-type="float" office:value="7.44892002335085" calcext:value-type="float">
            <text:p>7,44892002335085</text:p>
          </table:table-cell>
        </table:table-row>
        <table:table-row table:style-name="ro1">
          <table:table-cell office:value-type="float" office:value="359129" calcext:value-type="float">
            <text:p>359129</text:p>
          </table:table-cell>
          <table:table-cell office:value-type="string" calcext:value-type="string">
            <text:p>32Gb DDR4 3466MHz Kingston HyperX Fury (HX434C17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7700" calcext:value-type="float">
            <text:p>27700</text:p>
          </table:table-cell>
          <table:table-cell office:value-type="float" office:value="17130" calcext:value-type="float">
            <text:p>17130</text:p>
          </table:table-cell>
          <table:table-cell office:value-type="float" office:value="2" calcext:value-type="float">
            <text:p>2</text:p>
          </table:table-cell>
          <table:table-cell table:formula="of:=[.E221]/[.F221]" office:value-type="float" office:value="8565" calcext:value-type="float">
            <text:p>8565</text:p>
          </table:table-cell>
          <table:table-cell/>
          <table:table-cell table:formula="of:=([.D221]-[.$D$2])/[.$D$2]" office:value-type="float" office:value="16.3125" calcext:value-type="float">
            <text:p>16,3125</text:p>
          </table:table-cell>
          <table:table-cell table:formula="of:=[.I221]*[.$G$2]/[.G221]" office:value-type="float" office:value="11.0464098073555" calcext:value-type="float">
            <text:p>11,0464098073555</text:p>
          </table:table-cell>
        </table:table-row>
        <table:table-row table:style-name="ro1">
          <table:table-cell office:value-type="float" office:value="230365" calcext:value-type="float">
            <text:p>230365</text:p>
          </table:table-cell>
          <table:table-cell office:value-type="string" calcext:value-type="string">
            <text:p>32Gb DDR4 3000MHz Kingston HyperX Predator (HX430C15P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7210" calcext:value-type="float">
            <text:p>17210</text:p>
          </table:table-cell>
          <table:table-cell office:value-type="float" office:value="2" calcext:value-type="float">
            <text:p>2</text:p>
          </table:table-cell>
          <table:table-cell table:formula="of:=[.E222]/[.F222]" office:value-type="float" office:value="8605" calcext:value-type="float">
            <text:p>8605</text:p>
          </table:table-cell>
          <table:table-cell/>
          <table:table-cell table:formula="of:=([.D222]-[.$D$2])/[.$D$2]" office:value-type="float" office:value="14" calcext:value-type="float">
            <text:p>14</text:p>
          </table:table-cell>
          <table:table-cell table:formula="of:=[.I222]*[.$G$2]/[.G222]" office:value-type="float" office:value="9.4363742010459" calcext:value-type="float">
            <text:p>9,4363742010459</text:p>
          </table:table-cell>
        </table:table-row>
        <table:table-row table:style-name="ro1">
          <table:table-cell office:value-type="float" office:value="387185" calcext:value-type="float">
            <text:p>387185</text:p>
          </table:table-cell>
          <table:table-cell office:value-type="string" calcext:value-type="string">
            <text:p>32Gb DDR4 3200MHz ADATA XPG D41 RGB (AX4U320016G16A-DR4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350" calcext:value-type="float">
            <text:p>17350</text:p>
          </table:table-cell>
          <table:table-cell office:value-type="float" office:value="2" calcext:value-type="float">
            <text:p>2</text:p>
          </table:table-cell>
          <table:table-cell table:formula="of:=[.E223]/[.F223]" office:value-type="float" office:value="8675" calcext:value-type="float">
            <text:p>8675</text:p>
          </table:table-cell>
          <table:table-cell/>
          <table:table-cell table:formula="of:=([.D223]-[.$D$2])/[.$D$2]" office:value-type="float" office:value="15" calcext:value-type="float">
            <text:p>15</text:p>
          </table:table-cell>
          <table:table-cell table:formula="of:=[.I223]*[.$G$2]/[.G223]" office:value-type="float" office:value="10.028818443804" calcext:value-type="float">
            <text:p>10,028818443804</text:p>
          </table:table-cell>
        </table:table-row>
        <table:table-row table:style-name="ro1">
          <table:table-cell office:value-type="float" office:value="311780" calcext:value-type="float">
            <text:p>311780</text:p>
          </table:table-cell>
          <table:table-cell office:value-type="string" calcext:value-type="string">
            <text:p>32Gb DDR4 3200MHz Kingston HyperX Predator (HX432C16PB3K2/32)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370" calcext:value-type="float">
            <text:p>17370</text:p>
          </table:table-cell>
          <table:table-cell office:value-type="float" office:value="2" calcext:value-type="float">
            <text:p>2</text:p>
          </table:table-cell>
          <table:table-cell table:formula="of:=[.E224]/[.F224]" office:value-type="float" office:value="8685" calcext:value-type="float">
            <text:p>8685</text:p>
          </table:table-cell>
          <table:table-cell/>
          <table:table-cell table:formula="of:=([.D224]-[.$D$2])/[.$D$2]" office:value-type="float" office:value="15" calcext:value-type="float">
            <text:p>15</text:p>
          </table:table-cell>
          <table:table-cell table:formula="of:=[.I224]*[.$G$2]/[.G224]" office:value-type="float" office:value="10.0172711571675" calcext:value-type="float">
            <text:p>10,0172711571675</text:p>
          </table:table-cell>
        </table:table-row>
        <table:table-row table:style-name="ro1">
          <table:table-cell office:value-type="float" office:value="359131" calcext:value-type="float">
            <text:p>359131</text:p>
          </table:table-cell>
          <table:table-cell office:value-type="string" calcext:value-type="string">
            <text:p>32Gb DDR4 3600MHz Kingston HyperX Fury (HX436C18FB4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7430" calcext:value-type="float">
            <text:p>17430</text:p>
          </table:table-cell>
          <table:table-cell office:value-type="float" office:value="2" calcext:value-type="float">
            <text:p>2</text:p>
          </table:table-cell>
          <table:table-cell table:formula="of:=[.E225]/[.F225]" office:value-type="float" office:value="8715" calcext:value-type="float">
            <text:p>8715</text:p>
          </table:table-cell>
          <table:table-cell/>
          <table:table-cell table:formula="of:=([.D225]-[.$D$2])/[.$D$2]" office:value-type="float" office:value="17" calcext:value-type="float">
            <text:p>17</text:p>
          </table:table-cell>
          <table:table-cell table:formula="of:=[.I225]*[.$G$2]/[.G225]" office:value-type="float" office:value="11.3138267355135" calcext:value-type="float">
            <text:p>11,3138267355135</text:p>
          </table:table-cell>
        </table:table-row>
        <table:table-row table:style-name="ro1">
          <table:table-cell office:value-type="float" office:value="387544" calcext:value-type="float">
            <text:p>387544</text:p>
          </table:table-cell>
          <table:table-cell office:value-type="string" calcext:value-type="string">
            <text:p>32Gb DDR4 3200MHz ADATA XPG Spectrix D41 (AX4U320016G16A-DT4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490" calcext:value-type="float">
            <text:p>17490</text:p>
          </table:table-cell>
          <table:table-cell office:value-type="float" office:value="2" calcext:value-type="float">
            <text:p>2</text:p>
          </table:table-cell>
          <table:table-cell table:formula="of:=[.E226]/[.F226]" office:value-type="float" office:value="8745" calcext:value-type="float">
            <text:p>8745</text:p>
          </table:table-cell>
          <table:table-cell/>
          <table:table-cell table:formula="of:=([.D226]-[.$D$2])/[.$D$2]" office:value-type="float" office:value="15" calcext:value-type="float">
            <text:p>15</text:p>
          </table:table-cell>
          <table:table-cell table:formula="of:=[.I226]*[.$G$2]/[.G226]" office:value-type="float" office:value="9.94854202401372" calcext:value-type="float">
            <text:p>9,94854202401372</text:p>
          </table:table-cell>
        </table:table-row>
        <table:table-row table:style-name="ro1">
          <table:table-cell office:value-type="float" office:value="311781" calcext:value-type="float">
            <text:p>311781</text:p>
          </table:table-cell>
          <table:table-cell office:value-type="string" calcext:value-type="string">
            <text:p>32Gb DDR4 3333MHz Kingston HyperX Predator (HX433C16PB3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6600" calcext:value-type="float">
            <text:p>26600</text:p>
          </table:table-cell>
          <table:table-cell office:value-type="float" office:value="17560" calcext:value-type="float">
            <text:p>17560</text:p>
          </table:table-cell>
          <table:table-cell office:value-type="float" office:value="2" calcext:value-type="float">
            <text:p>2</text:p>
          </table:table-cell>
          <table:table-cell table:formula="of:=[.E227]/[.F227]" office:value-type="float" office:value="8780" calcext:value-type="float">
            <text:p>8780</text:p>
          </table:table-cell>
          <table:table-cell/>
          <table:table-cell table:formula="of:=([.D227]-[.$D$2])/[.$D$2]" office:value-type="float" office:value="15.625" calcext:value-type="float">
            <text:p>15,625</text:p>
          </table:table-cell>
          <table:table-cell table:formula="of:=[.I227]*[.$G$2]/[.G227]" office:value-type="float" office:value="10.3217539863326" calcext:value-type="float">
            <text:p>10,3217539863326</text:p>
          </table:table-cell>
        </table:table-row>
        <table:table-row table:style-name="ro1">
          <table:table-cell office:value-type="float" office:value="379424" calcext:value-type="float">
            <text:p>379424</text:p>
          </table:table-cell>
          <table:table-cell office:value-type="string" calcext:value-type="string">
            <text:p>32Gb DDR4 3000MHz Kingston HyperX Fury RGB (HX430C16FB4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7680" calcext:value-type="float">
            <text:p>17680</text:p>
          </table:table-cell>
          <table:table-cell office:value-type="float" office:value="2" calcext:value-type="float">
            <text:p>2</text:p>
          </table:table-cell>
          <table:table-cell table:formula="of:=[.E228]/[.F228]" office:value-type="float" office:value="8840" calcext:value-type="float">
            <text:p>8840</text:p>
          </table:table-cell>
          <table:table-cell/>
          <table:table-cell table:formula="of:=([.D228]-[.$D$2])/[.$D$2]" office:value-type="float" office:value="14" calcext:value-type="float">
            <text:p>14</text:p>
          </table:table-cell>
          <table:table-cell table:formula="of:=[.I228]*[.$G$2]/[.G228]" office:value-type="float" office:value="9.18552036199095" calcext:value-type="float">
            <text:p>9,18552036199095</text:p>
          </table:table-cell>
        </table:table-row>
        <table:table-row table:style-name="ro1">
          <table:table-cell office:value-type="float" office:value="360217" calcext:value-type="float">
            <text:p>360217</text:p>
          </table:table-cell>
          <table:table-cell office:value-type="string" calcext:value-type="string">
            <text:p>32Gb DDR4 3600MHz Patriot Viper Blackout (PVB432G360C8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7700" calcext:value-type="float">
            <text:p>17700</text:p>
          </table:table-cell>
          <table:table-cell office:value-type="float" office:value="2" calcext:value-type="float">
            <text:p>2</text:p>
          </table:table-cell>
          <table:table-cell table:formula="of:=[.E229]/[.F229]" office:value-type="float" office:value="8850" calcext:value-type="float">
            <text:p>8850</text:p>
          </table:table-cell>
          <table:table-cell/>
          <table:table-cell table:formula="of:=([.D229]-[.$D$2])/[.$D$2]" office:value-type="float" office:value="17" calcext:value-type="float">
            <text:p>17</text:p>
          </table:table-cell>
          <table:table-cell table:formula="of:=[.I229]*[.$G$2]/[.G229]" office:value-type="float" office:value="11.1412429378531" calcext:value-type="float">
            <text:p>11,1412429378531</text:p>
          </table:table-cell>
        </table:table-row>
        <table:table-row table:style-name="ro1">
          <table:table-cell office:value-type="float" office:value="387212" calcext:value-type="float">
            <text:p>387212</text:p>
          </table:table-cell>
          <table:table-cell office:value-type="string" calcext:value-type="string">
            <text:p>32Gb DDR4 3200MHz ADATA XPG Spectrix D50 RGB (AX4U320016G16A-DT5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780" calcext:value-type="float">
            <text:p>17780</text:p>
          </table:table-cell>
          <table:table-cell office:value-type="float" office:value="2" calcext:value-type="float">
            <text:p>2</text:p>
          </table:table-cell>
          <table:table-cell table:formula="of:=[.E230]/[.F230]" office:value-type="float" office:value="8890" calcext:value-type="float">
            <text:p>8890</text:p>
          </table:table-cell>
          <table:table-cell/>
          <table:table-cell table:formula="of:=([.D230]-[.$D$2])/[.$D$2]" office:value-type="float" office:value="15" calcext:value-type="float">
            <text:p>15</text:p>
          </table:table-cell>
          <table:table-cell table:formula="of:=[.I230]*[.$G$2]/[.G230]" office:value-type="float" office:value="9.78627671541057" calcext:value-type="float">
            <text:p>9,78627671541057</text:p>
          </table:table-cell>
        </table:table-row>
        <table:table-row table:style-name="ro1">
          <table:table-cell office:value-type="float" office:value="387214" calcext:value-type="float">
            <text:p>387214</text:p>
          </table:table-cell>
          <table:table-cell office:value-type="string" calcext:value-type="string">
            <text:p>32Gb DDR4 3200MHz ADATA XPG Spectrix D50 RGB (AX4U320016G16A-DW5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780" calcext:value-type="float">
            <text:p>17780</text:p>
          </table:table-cell>
          <table:table-cell office:value-type="float" office:value="2" calcext:value-type="float">
            <text:p>2</text:p>
          </table:table-cell>
          <table:table-cell table:formula="of:=[.E231]/[.F231]" office:value-type="float" office:value="8890" calcext:value-type="float">
            <text:p>8890</text:p>
          </table:table-cell>
          <table:table-cell/>
          <table:table-cell table:formula="of:=([.D231]-[.$D$2])/[.$D$2]" office:value-type="float" office:value="15" calcext:value-type="float">
            <text:p>15</text:p>
          </table:table-cell>
          <table:table-cell table:formula="of:=[.I231]*[.$G$2]/[.G231]" office:value-type="float" office:value="9.78627671541057" calcext:value-type="float">
            <text:p>9,78627671541057</text:p>
          </table:table-cell>
        </table:table-row>
        <table:table-row table:style-name="ro1">
          <table:table-cell office:value-type="float" office:value="387209" calcext:value-type="float">
            <text:p>387209</text:p>
          </table:table-cell>
          <table:table-cell office:value-type="string" calcext:value-type="string">
            <text:p>32Gb DDR4 3200MHz ADATA XPG Spectrix D60G RGB (AX4U320016G16A-DT6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7780" calcext:value-type="float">
            <text:p>17780</text:p>
          </table:table-cell>
          <table:table-cell office:value-type="float" office:value="2" calcext:value-type="float">
            <text:p>2</text:p>
          </table:table-cell>
          <table:table-cell table:formula="of:=[.E232]/[.F232]" office:value-type="float" office:value="8890" calcext:value-type="float">
            <text:p>8890</text:p>
          </table:table-cell>
          <table:table-cell/>
          <table:table-cell table:formula="of:=([.D232]-[.$D$2])/[.$D$2]" office:value-type="float" office:value="15" calcext:value-type="float">
            <text:p>15</text:p>
          </table:table-cell>
          <table:table-cell table:formula="of:=[.I232]*[.$G$2]/[.G232]" office:value-type="float" office:value="9.78627671541057" calcext:value-type="float">
            <text:p>9,78627671541057</text:p>
          </table:table-cell>
        </table:table-row>
        <table:table-row table:style-name="ro1">
          <table:table-cell office:value-type="float" office:value="310443" calcext:value-type="float">
            <text:p>310443</text:p>
          </table:table-cell>
          <table:table-cell office:value-type="string" calcext:value-type="string">
            <text:p>32Gb DDR4 3000MHz Kingston HyperX Predator (HX430C15PB3A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8010" calcext:value-type="float">
            <text:p>18010</text:p>
          </table:table-cell>
          <table:table-cell office:value-type="float" office:value="2" calcext:value-type="float">
            <text:p>2</text:p>
          </table:table-cell>
          <table:table-cell table:formula="of:=[.E233]/[.F233]" office:value-type="float" office:value="9005" calcext:value-type="float">
            <text:p>9005</text:p>
          </table:table-cell>
          <table:table-cell/>
          <table:table-cell table:formula="of:=([.D233]-[.$D$2])/[.$D$2]" office:value-type="float" office:value="14" calcext:value-type="float">
            <text:p>14</text:p>
          </table:table-cell>
          <table:table-cell table:formula="of:=[.I233]*[.$G$2]/[.G233]" office:value-type="float" office:value="9.01721265963354" calcext:value-type="float">
            <text:p>9,01721265963354</text:p>
          </table:table-cell>
        </table:table-row>
        <table:table-row table:style-name="ro1">
          <table:table-cell office:value-type="float" office:value="197993" calcext:value-type="float">
            <text:p>197993</text:p>
          </table:table-cell>
          <table:table-cell office:value-type="string" calcext:value-type="string">
            <text:p>32Gb DDR4 2666MHz Corsair Vengeance LPX (CMK32GX4M2A2666C16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1300" calcext:value-type="float">
            <text:p>21300</text:p>
          </table:table-cell>
          <table:table-cell office:value-type="float" office:value="18240" calcext:value-type="float">
            <text:p>18240</text:p>
          </table:table-cell>
          <table:table-cell office:value-type="float" office:value="2" calcext:value-type="float">
            <text:p>2</text:p>
          </table:table-cell>
          <table:table-cell table:formula="of:=[.E234]/[.F234]" office:value-type="float" office:value="9120" calcext:value-type="float">
            <text:p>9120</text:p>
          </table:table-cell>
          <table:table-cell/>
          <table:table-cell table:formula="of:=([.D234]-[.$D$2])/[.$D$2]" office:value-type="float" office:value="12.3125" calcext:value-type="float">
            <text:p>12,3125</text:p>
          </table:table-cell>
          <table:table-cell table:formula="of:=[.I234]*[.$G$2]/[.G234]" office:value-type="float" office:value="7.83031798245614" calcext:value-type="float">
            <text:p>7,83031798245614</text:p>
          </table:table-cell>
        </table:table-row>
        <table:table-row table:style-name="ro1">
          <table:table-cell office:value-type="float" office:value="345148" calcext:value-type="float">
            <text:p>345148</text:p>
          </table:table-cell>
          <table:table-cell office:value-type="string" calcext:value-type="string">
            <text:p>32Gb DDR4 3733MHz Kingston HyperX Fury (HX437C19FB3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9800" calcext:value-type="float">
            <text:p>29800</text:p>
          </table:table-cell>
          <table:table-cell office:value-type="float" office:value="18340" calcext:value-type="float">
            <text:p>18340</text:p>
          </table:table-cell>
          <table:table-cell office:value-type="float" office:value="2" calcext:value-type="float">
            <text:p>2</text:p>
          </table:table-cell>
          <table:table-cell table:formula="of:=[.E235]/[.F235]" office:value-type="float" office:value="9170" calcext:value-type="float">
            <text:p>9170</text:p>
          </table:table-cell>
          <table:table-cell/>
          <table:table-cell table:formula="of:=([.D235]-[.$D$2])/[.$D$2]" office:value-type="float" office:value="17.625" calcext:value-type="float">
            <text:p>17,625</text:p>
          </table:table-cell>
          <table:table-cell table:formula="of:=[.I235]*[.$G$2]/[.G235]" office:value-type="float" office:value="11.1477644492912" calcext:value-type="float">
            <text:p>11,1477644492912</text:p>
          </table:table-cell>
        </table:table-row>
        <table:table-row table:style-name="ro1">
          <table:table-cell office:value-type="float" office:value="387217" calcext:value-type="float">
            <text:p>387217</text:p>
          </table:table-cell>
          <table:table-cell office:value-type="string" calcext:value-type="string">
            <text:p>32Gb DDR4 3600MHz ADATA XPG D41 RGB (AX4U360016G18A-DT41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8400" calcext:value-type="float">
            <text:p>18400</text:p>
          </table:table-cell>
          <table:table-cell office:value-type="float" office:value="2" calcext:value-type="float">
            <text:p>2</text:p>
          </table:table-cell>
          <table:table-cell table:formula="of:=[.E236]/[.F236]" office:value-type="float" office:value="9200" calcext:value-type="float">
            <text:p>9200</text:p>
          </table:table-cell>
          <table:table-cell/>
          <table:table-cell table:formula="of:=([.D236]-[.$D$2])/[.$D$2]" office:value-type="float" office:value="17" calcext:value-type="float">
            <text:p>17</text:p>
          </table:table-cell>
          <table:table-cell table:formula="of:=[.I236]*[.$G$2]/[.G236]" office:value-type="float" office:value="10.7173913043478" calcext:value-type="float">
            <text:p>10,7173913043478</text:p>
          </table:table-cell>
        </table:table-row>
        <table:table-row table:style-name="ro1">
          <table:table-cell office:value-type="float" office:value="309118" calcext:value-type="float">
            <text:p>309118</text:p>
          </table:table-cell>
          <table:table-cell office:value-type="string" calcext:value-type="string">
            <text:p>32Gb DDR4 3200MHz G.Skill Sniper X (F4-3200C16D-32GSXFB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8520" calcext:value-type="float">
            <text:p>18520</text:p>
          </table:table-cell>
          <table:table-cell office:value-type="float" office:value="2" calcext:value-type="float">
            <text:p>2</text:p>
          </table:table-cell>
          <table:table-cell table:formula="of:=[.E237]/[.F237]" office:value-type="float" office:value="9260" calcext:value-type="float">
            <text:p>9260</text:p>
          </table:table-cell>
          <table:table-cell/>
          <table:table-cell table:formula="of:=([.D237]-[.$D$2])/[.$D$2]" office:value-type="float" office:value="15" calcext:value-type="float">
            <text:p>15</text:p>
          </table:table-cell>
          <table:table-cell table:formula="of:=[.I237]*[.$G$2]/[.G237]" office:value-type="float" office:value="9.39524838012959" calcext:value-type="float">
            <text:p>9,39524838012959</text:p>
          </table:table-cell>
        </table:table-row>
        <table:table-row table:style-name="ro1">
          <table:table-cell office:value-type="float" office:value="309120" calcext:value-type="float">
            <text:p>309120</text:p>
          </table:table-cell>
          <table:table-cell office:value-type="string" calcext:value-type="string">
            <text:p>32Gb DDR4 3200MHz G.Skill Sniper X (F4-3200C16D-32GSXWB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8580" calcext:value-type="float">
            <text:p>18580</text:p>
          </table:table-cell>
          <table:table-cell office:value-type="float" office:value="2" calcext:value-type="float">
            <text:p>2</text:p>
          </table:table-cell>
          <table:table-cell table:formula="of:=[.E238]/[.F238]" office:value-type="float" office:value="9290" calcext:value-type="float">
            <text:p>9290</text:p>
          </table:table-cell>
          <table:table-cell/>
          <table:table-cell table:formula="of:=([.D238]-[.$D$2])/[.$D$2]" office:value-type="float" office:value="15" calcext:value-type="float">
            <text:p>15</text:p>
          </table:table-cell>
          <table:table-cell table:formula="of:=[.I238]*[.$G$2]/[.G238]" office:value-type="float" office:value="9.36490850376749" calcext:value-type="float">
            <text:p>9,36490850376749</text:p>
          </table:table-cell>
        </table:table-row>
        <table:table-row table:style-name="ro1">
          <table:table-cell office:value-type="float" office:value="387205" calcext:value-type="float">
            <text:p>387205</text:p>
          </table:table-cell>
          <table:table-cell office:value-type="string" calcext:value-type="string">
            <text:p>32Gb DDR4 3600MHz ADATA XPG Gammix D10 (AX4U360016G18A-DB1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8610" calcext:value-type="float">
            <text:p>18610</text:p>
          </table:table-cell>
          <table:table-cell office:value-type="float" office:value="2" calcext:value-type="float">
            <text:p>2</text:p>
          </table:table-cell>
          <table:table-cell table:formula="of:=[.E239]/[.F239]" office:value-type="float" office:value="9305" calcext:value-type="float">
            <text:p>9305</text:p>
          </table:table-cell>
          <table:table-cell/>
          <table:table-cell table:formula="of:=([.D239]-[.$D$2])/[.$D$2]" office:value-type="float" office:value="17" calcext:value-type="float">
            <text:p>17</text:p>
          </table:table-cell>
          <table:table-cell table:formula="of:=[.I239]*[.$G$2]/[.G239]" office:value-type="float" office:value="10.5964535196131" calcext:value-type="float">
            <text:p>10,5964535196131</text:p>
          </table:table-cell>
        </table:table-row>
        <table:table-row table:style-name="ro1">
          <table:table-cell office:value-type="float" office:value="345149" calcext:value-type="float">
            <text:p>345149</text:p>
          </table:table-cell>
          <table:table-cell office:value-type="string" calcext:value-type="string">
            <text:p>32Gb DDR4 3733MHz Kingston HyperX Fury (HX437C19FB3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9800" calcext:value-type="float">
            <text:p>29800</text:p>
          </table:table-cell>
          <table:table-cell office:value-type="float" office:value="18650" calcext:value-type="float">
            <text:p>18650</text:p>
          </table:table-cell>
          <table:table-cell office:value-type="float" office:value="2" calcext:value-type="float">
            <text:p>2</text:p>
          </table:table-cell>
          <table:table-cell table:formula="of:=[.E240]/[.F240]" office:value-type="float" office:value="9325" calcext:value-type="float">
            <text:p>9325</text:p>
          </table:table-cell>
          <table:table-cell/>
          <table:table-cell table:formula="of:=([.D240]-[.$D$2])/[.$D$2]" office:value-type="float" office:value="17.625" calcext:value-type="float">
            <text:p>17,625</text:p>
          </table:table-cell>
          <table:table-cell table:formula="of:=[.I240]*[.$G$2]/[.G240]" office:value-type="float" office:value="10.9624664879357" calcext:value-type="float">
            <text:p>10,9624664879357</text:p>
          </table:table-cell>
        </table:table-row>
        <table:table-row table:style-name="ro1">
          <table:table-cell office:value-type="float" office:value="365831" calcext:value-type="float">
            <text:p>365831</text:p>
          </table:table-cell>
          <table:table-cell office:value-type="string" calcext:value-type="string">
            <text:p>32Gb DDR4 3600MHz Patriot Viper RGB (PVR432G360C8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8680" calcext:value-type="float">
            <text:p>18680</text:p>
          </table:table-cell>
          <table:table-cell office:value-type="float" office:value="2" calcext:value-type="float">
            <text:p>2</text:p>
          </table:table-cell>
          <table:table-cell table:formula="of:=[.E241]/[.F241]" office:value-type="float" office:value="9340" calcext:value-type="float">
            <text:p>9340</text:p>
          </table:table-cell>
          <table:table-cell/>
          <table:table-cell table:formula="of:=([.D241]-[.$D$2])/[.$D$2]" office:value-type="float" office:value="17" calcext:value-type="float">
            <text:p>17</text:p>
          </table:table-cell>
          <table:table-cell table:formula="of:=[.I241]*[.$G$2]/[.G241]" office:value-type="float" office:value="10.5567451820128" calcext:value-type="float">
            <text:p>10,5567451820128</text:p>
          </table:table-cell>
        </table:table-row>
        <table:table-row table:style-name="ro1">
          <table:table-cell office:value-type="float" office:value="310410" calcext:value-type="float">
            <text:p>310410</text:p>
          </table:table-cell>
          <table:table-cell office:value-type="string" calcext:value-type="string">
            <text:p>32Gb DDR4 3200MHz Kingston HyperX Predator (HX432C16PB3A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8770" calcext:value-type="float">
            <text:p>18770</text:p>
          </table:table-cell>
          <table:table-cell office:value-type="float" office:value="2" calcext:value-type="float">
            <text:p>2</text:p>
          </table:table-cell>
          <table:table-cell table:formula="of:=[.E242]/[.F242]" office:value-type="float" office:value="9385" calcext:value-type="float">
            <text:p>9385</text:p>
          </table:table-cell>
          <table:table-cell/>
          <table:table-cell table:formula="of:=([.D242]-[.$D$2])/[.$D$2]" office:value-type="float" office:value="15" calcext:value-type="float">
            <text:p>15</text:p>
          </table:table-cell>
          <table:table-cell table:formula="of:=[.I242]*[.$G$2]/[.G242]" office:value-type="float" office:value="9.27011188066063" calcext:value-type="float">
            <text:p>9,27011188066063</text:p>
          </table:table-cell>
        </table:table-row>
        <table:table-row table:style-name="ro1">
          <table:table-cell office:value-type="float" office:value="379293" calcext:value-type="float">
            <text:p>379293</text:p>
          </table:table-cell>
          <table:table-cell office:value-type="string" calcext:value-type="string">
            <text:p>32Gb DDR4 3466MHz Kingston HyperX Fury RGB (HX434C17FB4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7700" calcext:value-type="float">
            <text:p>27700</text:p>
          </table:table-cell>
          <table:table-cell office:value-type="float" office:value="18910" calcext:value-type="float">
            <text:p>18910</text:p>
          </table:table-cell>
          <table:table-cell office:value-type="float" office:value="2" calcext:value-type="float">
            <text:p>2</text:p>
          </table:table-cell>
          <table:table-cell table:formula="of:=[.E243]/[.F243]" office:value-type="float" office:value="9455" calcext:value-type="float">
            <text:p>9455</text:p>
          </table:table-cell>
          <table:table-cell/>
          <table:table-cell table:formula="of:=([.D243]-[.$D$2])/[.$D$2]" office:value-type="float" office:value="16.3125" calcext:value-type="float">
            <text:p>16,3125</text:p>
          </table:table-cell>
          <table:table-cell table:formula="of:=[.I243]*[.$G$2]/[.G243]" office:value-type="float" office:value="10.0066102591222" calcext:value-type="float">
            <text:p>10,0066102591222</text:p>
          </table:table-cell>
        </table:table-row>
        <table:table-row table:style-name="ro1">
          <table:table-cell office:value-type="float" office:value="379426" calcext:value-type="float">
            <text:p>379426</text:p>
          </table:table-cell>
          <table:table-cell office:value-type="string" calcext:value-type="string">
            <text:p>32Gb DDR4 3600MHz Kingston HyperX Fury RGB (HX436C18FB4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060" calcext:value-type="float">
            <text:p>19060</text:p>
          </table:table-cell>
          <table:table-cell office:value-type="float" office:value="2" calcext:value-type="float">
            <text:p>2</text:p>
          </table:table-cell>
          <table:table-cell table:formula="of:=[.E244]/[.F244]" office:value-type="float" office:value="9530" calcext:value-type="float">
            <text:p>9530</text:p>
          </table:table-cell>
          <table:table-cell/>
          <table:table-cell table:formula="of:=([.D244]-[.$D$2])/[.$D$2]" office:value-type="float" office:value="17" calcext:value-type="float">
            <text:p>17</text:p>
          </table:table-cell>
          <table:table-cell table:formula="of:=[.I244]*[.$G$2]/[.G244]" office:value-type="float" office:value="10.3462749213012" calcext:value-type="float">
            <text:p>10,3462749213012</text:p>
          </table:table-cell>
        </table:table-row>
        <table:table-row table:style-name="ro1">
          <table:table-cell office:value-type="float" office:value="310183" calcext:value-type="float">
            <text:p>310183</text:p>
          </table:table-cell>
          <table:table-cell office:value-type="string" calcext:value-type="string">
            <text:p>32Gb DDR4 3600MHz Kingston HyperX Predator (HX436C17PB3K2/32) (2x16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070" calcext:value-type="float">
            <text:p>19070</text:p>
          </table:table-cell>
          <table:table-cell office:value-type="float" office:value="2" calcext:value-type="float">
            <text:p>2</text:p>
          </table:table-cell>
          <table:table-cell table:formula="of:=[.E245]/[.F245]" office:value-type="float" office:value="9535" calcext:value-type="float">
            <text:p>9535</text:p>
          </table:table-cell>
          <table:table-cell/>
          <table:table-cell table:formula="of:=([.D245]-[.$D$2])/[.$D$2]" office:value-type="float" office:value="17" calcext:value-type="float">
            <text:p>17</text:p>
          </table:table-cell>
          <table:table-cell table:formula="of:=[.I245]*[.$G$2]/[.G245]" office:value-type="float" office:value="10.3408495018353" calcext:value-type="float">
            <text:p>10,3408495018353</text:p>
          </table:table-cell>
        </table:table-row>
        <table:table-row table:style-name="ro1">
          <table:table-cell office:value-type="float" office:value="361895" calcext:value-type="float">
            <text:p>361895</text:p>
          </table:table-cell>
          <table:table-cell office:value-type="string" calcext:value-type="string">
            <text:p>32Gb DDR4 3600MHz Kingston HyperX Predator RGB (HX436C17PB3AK2/32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150" calcext:value-type="float">
            <text:p>19150</text:p>
          </table:table-cell>
          <table:table-cell office:value-type="float" office:value="2" calcext:value-type="float">
            <text:p>2</text:p>
          </table:table-cell>
          <table:table-cell table:formula="of:=[.E246]/[.F246]" office:value-type="float" office:value="9575" calcext:value-type="float">
            <text:p>9575</text:p>
          </table:table-cell>
          <table:table-cell/>
          <table:table-cell table:formula="of:=([.D246]-[.$D$2])/[.$D$2]" office:value-type="float" office:value="17" calcext:value-type="float">
            <text:p>17</text:p>
          </table:table-cell>
          <table:table-cell table:formula="of:=[.I246]*[.$G$2]/[.G246]" office:value-type="float" office:value="10.2976501305483" calcext:value-type="float">
            <text:p>10,2976501305483</text:p>
          </table:table-cell>
        </table:table-row>
        <table:table-row table:style-name="ro1">
          <table:table-cell office:value-type="float" office:value="309134" calcext:value-type="float">
            <text:p>309134</text:p>
          </table:table-cell>
          <table:table-cell office:value-type="string" calcext:value-type="string">
            <text:p>32Gb DDR4 3200MHz G.Skill Trident Z (F4-3200C16D-32GTZKW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9190" calcext:value-type="float">
            <text:p>19190</text:p>
          </table:table-cell>
          <table:table-cell office:value-type="float" office:value="2" calcext:value-type="float">
            <text:p>2</text:p>
          </table:table-cell>
          <table:table-cell table:formula="of:=[.E247]/[.F247]" office:value-type="float" office:value="9595" calcext:value-type="float">
            <text:p>9595</text:p>
          </table:table-cell>
          <table:table-cell/>
          <table:table-cell table:formula="of:=([.D247]-[.$D$2])/[.$D$2]" office:value-type="float" office:value="15" calcext:value-type="float">
            <text:p>15</text:p>
          </table:table-cell>
          <table:table-cell table:formula="of:=[.I247]*[.$G$2]/[.G247]" office:value-type="float" office:value="9.06722251172486" calcext:value-type="float">
            <text:p>9,06722251172486</text:p>
          </table:table-cell>
        </table:table-row>
        <table:table-row table:style-name="ro1">
          <table:table-cell office:value-type="float" office:value="377771" calcext:value-type="float">
            <text:p>377771</text:p>
          </table:table-cell>
          <table:table-cell office:value-type="string" calcext:value-type="string">
            <text:p>32Gb DDR4 3600MHz Patriot Viper Steel RGB (PVSR432G360C0K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4000" calcext:value-type="float">
            <text:p>24000</text:p>
          </table:table-cell>
          <table:table-cell office:value-type="float" office:value="19230" calcext:value-type="float">
            <text:p>19230</text:p>
          </table:table-cell>
          <table:table-cell office:value-type="float" office:value="2" calcext:value-type="float">
            <text:p>2</text:p>
          </table:table-cell>
          <table:table-cell table:formula="of:=[.E248]/[.F248]" office:value-type="float" office:value="9615" calcext:value-type="float">
            <text:p>9615</text:p>
          </table:table-cell>
          <table:table-cell/>
          <table:table-cell table:formula="of:=([.D248]-[.$D$2])/[.$D$2]" office:value-type="float" office:value="14" calcext:value-type="float">
            <text:p>14</text:p>
          </table:table-cell>
          <table:table-cell table:formula="of:=[.I248]*[.$G$2]/[.G248]" office:value-type="float" office:value="8.44513780551222" calcext:value-type="float">
            <text:p>8,44513780551222</text:p>
          </table:table-cell>
        </table:table-row>
        <table:table-row table:style-name="ro1">
          <table:table-cell office:value-type="float" office:value="387215" calcext:value-type="float">
            <text:p>387215</text:p>
          </table:table-cell>
          <table:table-cell office:value-type="string" calcext:value-type="string">
            <text:p>32Gb DDR4 3600MHz ADATA XPG Spectrix D50 RGB (AX4U360016G18A-DT5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800" calcext:value-type="float">
            <text:p>19800</text:p>
          </table:table-cell>
          <table:table-cell office:value-type="float" office:value="2" calcext:value-type="float">
            <text:p>2</text:p>
          </table:table-cell>
          <table:table-cell table:formula="of:=[.E249]/[.F249]" office:value-type="float" office:value="9900" calcext:value-type="float">
            <text:p>9900</text:p>
          </table:table-cell>
          <table:table-cell/>
          <table:table-cell table:formula="of:=([.D249]-[.$D$2])/[.$D$2]" office:value-type="float" office:value="17" calcext:value-type="float">
            <text:p>17</text:p>
          </table:table-cell>
          <table:table-cell table:formula="of:=[.I249]*[.$G$2]/[.G249]" office:value-type="float" office:value="9.95959595959596" calcext:value-type="float">
            <text:p>9,95959595959596</text:p>
          </table:table-cell>
        </table:table-row>
        <table:table-row table:style-name="ro1">
          <table:table-cell office:value-type="float" office:value="387216" calcext:value-type="float">
            <text:p>387216</text:p>
          </table:table-cell>
          <table:table-cell office:value-type="string" calcext:value-type="string">
            <text:p>32Gb DDR4 3600MHz ADATA XPG Spectrix D50 RGB (AX4U360016G18A-DW5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800" calcext:value-type="float">
            <text:p>19800</text:p>
          </table:table-cell>
          <table:table-cell office:value-type="float" office:value="2" calcext:value-type="float">
            <text:p>2</text:p>
          </table:table-cell>
          <table:table-cell table:formula="of:=[.E250]/[.F250]" office:value-type="float" office:value="9900" calcext:value-type="float">
            <text:p>9900</text:p>
          </table:table-cell>
          <table:table-cell/>
          <table:table-cell table:formula="of:=([.D250]-[.$D$2])/[.$D$2]" office:value-type="float" office:value="17" calcext:value-type="float">
            <text:p>17</text:p>
          </table:table-cell>
          <table:table-cell table:formula="of:=[.I250]*[.$G$2]/[.G250]" office:value-type="float" office:value="9.95959595959596" calcext:value-type="float">
            <text:p>9,95959595959596</text:p>
          </table:table-cell>
        </table:table-row>
        <table:table-row table:style-name="ro1">
          <table:table-cell office:value-type="float" office:value="387210" calcext:value-type="float">
            <text:p>387210</text:p>
          </table:table-cell>
          <table:table-cell office:value-type="string" calcext:value-type="string">
            <text:p>32Gb DDR4 3600MHz ADATA XPG Spectrix D60G RGB (AX4U360016G18A-DT60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19800" calcext:value-type="float">
            <text:p>19800</text:p>
          </table:table-cell>
          <table:table-cell office:value-type="float" office:value="2" calcext:value-type="float">
            <text:p>2</text:p>
          </table:table-cell>
          <table:table-cell table:formula="of:=[.E251]/[.F251]" office:value-type="float" office:value="9900" calcext:value-type="float">
            <text:p>9900</text:p>
          </table:table-cell>
          <table:table-cell/>
          <table:table-cell table:formula="of:=([.D251]-[.$D$2])/[.$D$2]" office:value-type="float" office:value="17" calcext:value-type="float">
            <text:p>17</text:p>
          </table:table-cell>
          <table:table-cell table:formula="of:=[.I251]*[.$G$2]/[.G251]" office:value-type="float" office:value="9.95959595959596" calcext:value-type="float">
            <text:p>9,95959595959596</text:p>
          </table:table-cell>
        </table:table-row>
        <table:table-row table:style-name="ro1">
          <table:table-cell office:value-type="float" office:value="351661" calcext:value-type="float">
            <text:p>351661</text:p>
          </table:table-cell>
          <table:table-cell office:value-type="string" calcext:value-type="string">
            <text:p>32Gb DDR4 3200MHz Crucial Ballistix RGB (BL2K16G32C16U4WL) (2x16Gb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19810" calcext:value-type="float">
            <text:p>19810</text:p>
          </table:table-cell>
          <table:table-cell office:value-type="float" office:value="2" calcext:value-type="float">
            <text:p>2</text:p>
          </table:table-cell>
          <table:table-cell table:formula="of:=[.E252]/[.F252]" office:value-type="float" office:value="9905" calcext:value-type="float">
            <text:p>9905</text:p>
          </table:table-cell>
          <table:table-cell/>
          <table:table-cell table:formula="of:=([.D252]-[.$D$2])/[.$D$2]" office:value-type="float" office:value="15" calcext:value-type="float">
            <text:p>15</text:p>
          </table:table-cell>
          <table:table-cell table:formula="of:=[.I252]*[.$G$2]/[.G252]" office:value-type="float" office:value="8.78344270570419" calcext:value-type="float">
            <text:p>8,78344270570419</text:p>
          </table:table-cell>
        </table:table-row>
        <table:table-row table:style-name="ro1">
          <table:table-cell office:value-type="float" office:value="371717" calcext:value-type="float">
            <text:p>371717</text:p>
          </table:table-cell>
          <table:table-cell office:value-type="string" calcext:value-type="string">
            <text:p>32Gb DDR4 3600MHz Corsair Vengeance RGB (CMW32GX4M2Z3600C18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20810" calcext:value-type="float">
            <text:p>20810</text:p>
          </table:table-cell>
          <table:table-cell office:value-type="float" office:value="2" calcext:value-type="float">
            <text:p>2</text:p>
          </table:table-cell>
          <table:table-cell table:formula="of:=[.E253]/[.F253]" office:value-type="float" office:value="10405" calcext:value-type="float">
            <text:p>10405</text:p>
          </table:table-cell>
          <table:table-cell/>
          <table:table-cell table:formula="of:=([.D253]-[.$D$2])/[.$D$2]" office:value-type="float" office:value="17" calcext:value-type="float">
            <text:p>17</text:p>
          </table:table-cell>
          <table:table-cell table:formula="of:=[.I253]*[.$G$2]/[.G253]" office:value-type="float" office:value="9.47621335896204" calcext:value-type="float">
            <text:p>9,47621335896204</text:p>
          </table:table-cell>
        </table:table-row>
        <table:table-row table:style-name="ro1">
          <table:table-cell office:value-type="float" office:value="387762" calcext:value-type="float">
            <text:p>387762</text:p>
          </table:table-cell>
          <table:table-cell office:value-type="string" calcext:value-type="string">
            <text:p>32Gb DDR4 3200MHz Corsair Vengeance RGB Pro SL (CMH32GX4M2E3200C16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21080" calcext:value-type="float">
            <text:p>21080</text:p>
          </table:table-cell>
          <table:table-cell office:value-type="float" office:value="2" calcext:value-type="float">
            <text:p>2</text:p>
          </table:table-cell>
          <table:table-cell table:formula="of:=[.E254]/[.F254]" office:value-type="float" office:value="10540" calcext:value-type="float">
            <text:p>10540</text:p>
          </table:table-cell>
          <table:table-cell/>
          <table:table-cell table:formula="of:=([.D254]-[.$D$2])/[.$D$2]" office:value-type="float" office:value="15" calcext:value-type="float">
            <text:p>15</text:p>
          </table:table-cell>
          <table:table-cell table:formula="of:=[.I254]*[.$G$2]/[.G254]" office:value-type="float" office:value="8.25426944971537" calcext:value-type="float">
            <text:p>8,25426944971537</text:p>
          </table:table-cell>
        </table:table-row>
        <table:table-row table:style-name="ro1">
          <table:table-cell office:value-type="float" office:value="383182" calcext:value-type="float">
            <text:p>383182</text:p>
          </table:table-cell>
          <table:table-cell office:value-type="string" calcext:value-type="string">
            <text:p>32Gb DDR4 3200MHz Corsair Vengeance RGB Pro SL (CMH32GX4M2Z3200C16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5600" calcext:value-type="float">
            <text:p>25600</text:p>
          </table:table-cell>
          <table:table-cell office:value-type="float" office:value="21160" calcext:value-type="float">
            <text:p>21160</text:p>
          </table:table-cell>
          <table:table-cell office:value-type="float" office:value="2" calcext:value-type="float">
            <text:p>2</text:p>
          </table:table-cell>
          <table:table-cell table:formula="of:=[.E255]/[.F255]" office:value-type="float" office:value="10580" calcext:value-type="float">
            <text:p>10580</text:p>
          </table:table-cell>
          <table:table-cell/>
          <table:table-cell table:formula="of:=([.D255]-[.$D$2])/[.$D$2]" office:value-type="float" office:value="15" calcext:value-type="float">
            <text:p>15</text:p>
          </table:table-cell>
          <table:table-cell table:formula="of:=[.I255]*[.$G$2]/[.G255]" office:value-type="float" office:value="8.22306238185255" calcext:value-type="float">
            <text:p>8,22306238185255</text:p>
          </table:table-cell>
        </table:table-row>
        <table:table-row table:style-name="ro1">
          <table:table-cell office:value-type="float" office:value="309136" calcext:value-type="float">
            <text:p>309136</text:p>
          </table:table-cell>
          <table:table-cell office:value-type="string" calcext:value-type="string">
            <text:p>32Gb DDR4 3600MHz G.Skill Trident Z (F4-3600C17D-32GTZ) (2x16Gb KIT)</text:p>
          </table:table-cell>
          <table:table-cell office:value-type="float" office:value="32" calcext:value-type="float">
            <text:p>32</text:p>
          </table:table-cell>
          <table:table-cell office:value-type="float" office:value="28800" calcext:value-type="float">
            <text:p>28800</text:p>
          </table:table-cell>
          <table:table-cell office:value-type="float" office:value="21670" calcext:value-type="float">
            <text:p>21670</text:p>
          </table:table-cell>
          <table:table-cell office:value-type="float" office:value="2" calcext:value-type="float">
            <text:p>2</text:p>
          </table:table-cell>
          <table:table-cell table:formula="of:=[.E256]/[.F256]" office:value-type="float" office:value="10835" calcext:value-type="float">
            <text:p>10835</text:p>
          </table:table-cell>
          <table:table-cell/>
          <table:table-cell table:formula="of:=([.D256]-[.$D$2])/[.$D$2]" office:value-type="float" office:value="17" calcext:value-type="float">
            <text:p>17</text:p>
          </table:table-cell>
          <table:table-cell table:formula="of:=[.I256]*[.$G$2]/[.G256]" office:value-type="float" office:value="9.10013844023996" calcext:value-type="float">
            <text:p>9,10013844023996</text:p>
          </table:table-cell>
        </table:table-row>
      </table:table>
      <table:table table:name="gpu" table:style-name="ta1">
        <table:shapes>
          <draw:frame draw:z-index="0" draw:style-name="gr1" draw:text-style-name="P1" svg:width="286.44mm" svg:height="187.79mm" svg:x="125.51mm" svg:y="261.12mm">
            <draw:object draw:notify-on-update-of-ranges="gpu.P2:gpu.P301 gpu.Q1:gpu.Q1 gpu.Q2:gpu.Q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eFr</text:p>
          </table:table-cell>
          <table:table-cell office:value-type="string" calcext:value-type="string">
            <text:p>BoostFr</text:p>
          </table:table-cell>
          <table:table-cell office:value-type="string" calcext:value-type="string">
            <text:p>MemGb</text:p>
          </table:table-cell>
          <table:table-cell office:value-type="string" calcext:value-type="string">
            <text:p>MemFr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CoreFr</text:p>
          </table:table-cell>
          <table:table-cell office:value-type="string" calcext:value-type="string">
            <text:p>BoostFr</text:p>
          </table:table-cell>
          <table:table-cell office:value-type="string" calcext:value-type="string">
            <text:p>MemGb</text:p>
          </table:table-cell>
          <table:table-cell office:value-type="string" calcext:value-type="string">
            <text:p>MemFr</text:p>
          </table:table-cell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GEFORCE GT 720M</text:p>
          </table:table-cell>
          <table:table-cell table:number-columns-repeated="2"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([.F2]-[.$F$2])/[.$F$2]" office:value-type="float" office:value="0" calcext:value-type="float">
            <text:p>0</text:p>
          </table:table-cell>
          <table:table-cell table:formula="of:=([.G2]-[.$G$2])/[.$G$2]" office:value-type="float" office:value="0" calcext:value-type="float">
            <text:p>0</text:p>
          </table:table-cell>
          <table:table-cell/>
          <table:table-cell table:formula="of:=SQRT([.J2]^2+[.K2]^2+[.L2]^2+[.M2]^2+[.N2]^2)" office:value-type="float" office:value="0" calcext:value-type="float">
            <text:p>0</text:p>
          </table:table-cell>
          <table:table-cell table:formula="of:=[.P2]*[.$H$2]/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08" calcext:value-type="float">
            <text:p>355108</text:p>
          </table:table-cell>
          <table:table-cell office:value-type="string" calcext:value-type="string">
            <text:p>GeForce GT710 KFA2 1Gb (71GGF4DC00WK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([.C3]-[.$C$2])/[.$C$2]" office:value-type="float" office:value="0.0170575692963753" calcext:value-type="float">
            <text:p>0,017057569296375</text:p>
          </table:table-cell>
          <table:table-cell table:formula="of:=([.D3]-[.$D$2])/[.$D$2]" office:value-type="float" office:value="0.0170575692963753" calcext:value-type="float">
            <text:p>0,017057569296375</text:p>
          </table:table-cell>
          <table:table-cell table:formula="of:=([.E3]-[.$E$2])/[.$E$2]" office:value-type="float" office:value="-0.5" calcext:value-type="float">
            <text:p>-0,5</text:p>
          </table:table-cell>
          <table:table-cell table:formula="of:=([.F3]-[.$F$2])/[.$F$2]" office:value-type="float" office:value="0.6" calcext:value-type="float">
            <text:p>0,6</text:p>
          </table:table-cell>
          <table:table-cell table:formula="of:=([.G3]-[.$G$2])/[.$G$2]" office:value-type="float" office:value="0" calcext:value-type="float">
            <text:p>0</text:p>
          </table:table-cell>
          <table:table-cell/>
          <table:table-cell table:formula="of:=SQRT([.J3]^2+[.K3]^2+[.L3]^2+[.M3]^2+[.N3]^2)" office:value-type="float" office:value="0.781397415749887" calcext:value-type="float">
            <text:p>0,781397415749887</text:p>
          </table:table-cell>
          <table:table-cell table:formula="of:=[.P3]*[.$H$2]/[.H3]" office:value-type="float" office:value="0.764202851589131" calcext:value-type="float">
            <text:p>0,764202851589131</text:p>
          </table:table-cell>
        </table:table-row>
        <table:table-row table:style-name="ro1">
          <table:table-cell office:value-type="float" office:value="336861" calcext:value-type="float">
            <text:p>336861</text:p>
          </table:table-cell>
          <table:table-cell office:value-type="string" calcext:value-type="string">
            <text:p>GeForce GT710 Colorful 1Gb (GT710 NF 1GD3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64" calcext:value-type="float">
            <text:p>64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([.C4]-[.$C$2])/[.$C$2]" office:value-type="float" office:value="0.0170575692963753" calcext:value-type="float">
            <text:p>0,017057569296375</text:p>
          </table:table-cell>
          <table:table-cell table:formula="of:=([.D4]-[.$D$2])/[.$D$2]" office:value-type="float" office:value="0.0170575692963753" calcext:value-type="float">
            <text:p>0,017057569296375</text:p>
          </table:table-cell>
          <table:table-cell table:formula="of:=([.E4]-[.$E$2])/[.$E$2]" office:value-type="float" office:value="-0.5" calcext:value-type="float">
            <text:p>-0,5</text:p>
          </table:table-cell>
          <table:table-cell table:formula="of:=([.F4]-[.$F$2])/[.$F$2]" office:value-type="float" office:value="0.333" calcext:value-type="float">
            <text:p>0,333</text:p>
          </table:table-cell>
          <table:table-cell table:formula="of:=([.G4]-[.$G$2])/[.$G$2]" office:value-type="float" office:value="0" calcext:value-type="float">
            <text:p>0</text:p>
          </table:table-cell>
          <table:table-cell/>
          <table:table-cell table:formula="of:=SQRT([.J4]^2+[.K4]^2+[.L4]^2+[.M4]^2+[.N4]^2)" office:value-type="float" office:value="0.601224518246388" calcext:value-type="float">
            <text:p>0,601224518246388</text:p>
          </table:table-cell>
          <table:table-cell table:formula="of:=[.P4]*[.$H$2]/[.H4]" office:value-type="float" office:value="0.551582126831549" calcext:value-type="float">
            <text:p>0,551582126831549</text:p>
          </table:table-cell>
        </table:table-row>
        <table:table-row table:style-name="ro1">
          <table:table-cell office:value-type="float" office:value="212054" calcext:value-type="float">
            <text:p>212054</text:p>
          </table:table-cell>
          <table:table-cell office:value-type="string" calcext:value-type="string">
            <text:p>GeForce GT710 Gigabyte 2Gb (GV-N710D3-2G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([.C5]-[.$C$2])/[.$C$2]" office:value-type="float" office:value="0.0170575692963753" calcext:value-type="float">
            <text:p>0,017057569296375</text:p>
          </table:table-cell>
          <table:table-cell table:formula="of:=([.D5]-[.$D$2])/[.$D$2]" office:value-type="float" office:value="0.0170575692963753" calcext:value-type="float">
            <text:p>0,017057569296375</text:p>
          </table:table-cell>
          <table:table-cell table:formula="of:=([.E5]-[.$E$2])/[.$E$2]" office:value-type="float" office:value="0" calcext:value-type="float">
            <text:p>0</text:p>
          </table:table-cell>
          <table:table-cell table:formula="of:=([.F5]-[.$F$2])/[.$F$2]" office:value-type="float" office:value="0.8" calcext:value-type="float">
            <text:p>0,8</text:p>
          </table:table-cell>
          <table:table-cell table:formula="of:=([.G5]-[.$G$2])/[.$G$2]" office:value-type="float" office:value="0" calcext:value-type="float">
            <text:p>0</text:p>
          </table:table-cell>
          <table:table-cell/>
          <table:table-cell table:formula="of:=SQRT([.J5]^2+[.K5]^2+[.L5]^2+[.M5]^2+[.N5]^2)" office:value-type="float" office:value="0.800363618201503" calcext:value-type="float">
            <text:p>0,800363618201503</text:p>
          </table:table-cell>
          <table:table-cell table:formula="of:=[.P5]*[.$H$2]/[.H5]" office:value-type="float" office:value="0.705166183437448" calcext:value-type="float">
            <text:p>0,705166183437448</text:p>
          </table:table-cell>
        </table:table-row>
        <table:table-row table:style-name="ro1">
          <table:table-cell office:value-type="float" office:value="218579" calcext:value-type="float">
            <text:p>218579</text:p>
          </table:table-cell>
          <table:table-cell office:value-type="string" calcext:value-type="string">
            <text:p>GeForce GT710 Zotac Zone Edition 2Gb (ZT-71302-20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580" calcext:value-type="float">
            <text:p>4580</text:p>
          </table:table-cell>
          <table:table-cell/>
          <table:table-cell table:formula="of:=([.C6]-[.$C$2])/[.$C$2]" office:value-type="float" office:value="0.0170575692963753" calcext:value-type="float">
            <text:p>0,017057569296375</text:p>
          </table:table-cell>
          <table:table-cell table:formula="of:=([.D6]-[.$D$2])/[.$D$2]" office:value-type="float" office:value="0.0170575692963753" calcext:value-type="float">
            <text:p>0,017057569296375</text:p>
          </table:table-cell>
          <table:table-cell table:formula="of:=([.E6]-[.$E$2])/[.$E$2]" office:value-type="float" office:value="0" calcext:value-type="float">
            <text:p>0</text:p>
          </table:table-cell>
          <table:table-cell table:formula="of:=([.F6]-[.$F$2])/[.$F$2]" office:value-type="float" office:value="0.6" calcext:value-type="float">
            <text:p>0,6</text:p>
          </table:table-cell>
          <table:table-cell table:formula="of:=([.G6]-[.$G$2])/[.$G$2]" office:value-type="float" office:value="0" calcext:value-type="float">
            <text:p>0</text:p>
          </table:table-cell>
          <table:table-cell/>
          <table:table-cell table:formula="of:=SQRT([.J6]^2+[.K6]^2+[.L6]^2+[.M6]^2+[.N6]^2)" office:value-type="float" office:value="0.600484738640876" calcext:value-type="float">
            <text:p>0,600484738640876</text:p>
          </table:table-cell>
          <table:table-cell table:formula="of:=[.P6]*[.$H$2]/[.H6]" office:value-type="float" office:value="0.524440819773691" calcext:value-type="float">
            <text:p>0,524440819773691</text:p>
          </table:table-cell>
        </table:table-row>
        <table:table-row table:style-name="ro1">
          <table:table-cell office:value-type="float" office:value="384743" calcext:value-type="float">
            <text:p>384743</text:p>
          </table:table-cell>
          <table:table-cell office:value-type="string" calcext:value-type="string">
            <text:p>GeForce GT710 Gigabyte 1Gb (GV-N710D5-1GL V2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4620" calcext:value-type="float">
            <text:p>4620</text:p>
          </table:table-cell>
          <table:table-cell/>
          <table:table-cell table:formula="of:=([.C7]-[.$C$2])/[.$C$2]" office:value-type="float" office:value="0.0170575692963753" calcext:value-type="float">
            <text:p>0,017057569296375</text:p>
          </table:table-cell>
          <table:table-cell table:formula="of:=([.D7]-[.$D$2])/[.$D$2]" office:value-type="float" office:value="0.0170575692963753" calcext:value-type="float">
            <text:p>0,017057569296375</text:p>
          </table:table-cell>
          <table:table-cell table:formula="of:=([.E7]-[.$E$2])/[.$E$2]" office:value-type="float" office:value="-0.5" calcext:value-type="float">
            <text:p>-0,5</text:p>
          </table:table-cell>
          <table:table-cell table:formula="of:=([.F7]-[.$F$2])/[.$F$2]" office:value-type="float" office:value="3.2" calcext:value-type="float">
            <text:p>3,2</text:p>
          </table:table-cell>
          <table:table-cell table:formula="of:=([.G7]-[.$G$2])/[.$G$2]" office:value-type="float" office:value="0" calcext:value-type="float">
            <text:p>0</text:p>
          </table:table-cell>
          <table:table-cell/>
          <table:table-cell table:formula="of:=SQRT([.J7]^2+[.K7]^2+[.L7]^2+[.M7]^2+[.N7]^2)" office:value-type="float" office:value="3.23891678209561" calcext:value-type="float">
            <text:p>3,23891678209561</text:p>
          </table:table-cell>
          <table:table-cell table:formula="of:=[.P7]*[.$H$2]/[.H7]" office:value-type="float" office:value="2.80425695419534" calcext:value-type="float">
            <text:p>2,80425695419534</text:p>
          </table:table-cell>
        </table:table-row>
        <table:table-row table:style-name="ro1">
          <table:table-cell office:value-type="float" office:value="212055" calcext:value-type="float">
            <text:p>212055</text:p>
          </table:table-cell>
          <table:table-cell office:value-type="string" calcext:value-type="string">
            <text:p>GeForce GT710 MSI 1Gb (GT 710 1GD3H LP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620" calcext:value-type="float">
            <text:p>4620</text:p>
          </table:table-cell>
          <table:table-cell/>
          <table:table-cell table:formula="of:=([.C8]-[.$C$2])/[.$C$2]" office:value-type="float" office:value="0.0170575692963753" calcext:value-type="float">
            <text:p>0,017057569296375</text:p>
          </table:table-cell>
          <table:table-cell table:formula="of:=([.D8]-[.$D$2])/[.$D$2]" office:value-type="float" office:value="0.0170575692963753" calcext:value-type="float">
            <text:p>0,017057569296375</text:p>
          </table:table-cell>
          <table:table-cell table:formula="of:=([.E8]-[.$E$2])/[.$E$2]" office:value-type="float" office:value="-0.5" calcext:value-type="float">
            <text:p>-0,5</text:p>
          </table:table-cell>
          <table:table-cell table:formula="of:=([.F8]-[.$F$2])/[.$F$2]" office:value-type="float" office:value="0.6" calcext:value-type="float">
            <text:p>0,6</text:p>
          </table:table-cell>
          <table:table-cell table:formula="of:=([.G8]-[.$G$2])/[.$G$2]" office:value-type="float" office:value="0" calcext:value-type="float">
            <text:p>0</text:p>
          </table:table-cell>
          <table:table-cell/>
          <table:table-cell table:formula="of:=SQRT([.J8]^2+[.K8]^2+[.L8]^2+[.M8]^2+[.N8]^2)" office:value-type="float" office:value="0.781397415749887" calcext:value-type="float">
            <text:p>0,781397415749887</text:p>
          </table:table-cell>
          <table:table-cell table:formula="of:=[.P8]*[.$H$2]/[.H8]" office:value-type="float" office:value="0.676534559090811" calcext:value-type="float">
            <text:p>0,676534559090811</text:p>
          </table:table-cell>
        </table:table-row>
        <table:table-row table:style-name="ro1">
          <table:table-cell office:value-type="float" office:value="229278" calcext:value-type="float">
            <text:p>229278</text:p>
          </table:table-cell>
          <table:table-cell office:value-type="string" calcext:value-type="string">
            <text:p>GeForce GT710 Palit 2Gb OEM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640" calcext:value-type="float">
            <text:p>4640</text:p>
          </table:table-cell>
          <table:table-cell/>
          <table:table-cell table:formula="of:=([.C9]-[.$C$2])/[.$C$2]" office:value-type="float" office:value="0.0170575692963753" calcext:value-type="float">
            <text:p>0,017057569296375</text:p>
          </table:table-cell>
          <table:table-cell table:formula="of:=([.D9]-[.$D$2])/[.$D$2]" office:value-type="float" office:value="0.0170575692963753" calcext:value-type="float">
            <text:p>0,017057569296375</text:p>
          </table:table-cell>
          <table:table-cell table:formula="of:=([.E9]-[.$E$2])/[.$E$2]" office:value-type="float" office:value="0" calcext:value-type="float">
            <text:p>0</text:p>
          </table:table-cell>
          <table:table-cell table:formula="of:=([.F9]-[.$F$2])/[.$F$2]" office:value-type="float" office:value="0.6" calcext:value-type="float">
            <text:p>0,6</text:p>
          </table:table-cell>
          <table:table-cell table:formula="of:=([.G9]-[.$G$2])/[.$G$2]" office:value-type="float" office:value="0" calcext:value-type="float">
            <text:p>0</text:p>
          </table:table-cell>
          <table:table-cell/>
          <table:table-cell table:formula="of:=SQRT([.J9]^2+[.K9]^2+[.L9]^2+[.M9]^2+[.N9]^2)" office:value-type="float" office:value="0.600484738640876" calcext:value-type="float">
            <text:p>0,600484738640876</text:p>
          </table:table-cell>
          <table:table-cell table:formula="of:=[.P9]*[.$H$2]/[.H9]" office:value-type="float" office:value="0.517659257449031" calcext:value-type="float">
            <text:p>0,517659257449031</text:p>
          </table:table-cell>
        </table:table-row>
        <table:table-row table:style-name="ro1">
          <table:table-cell office:value-type="float" office:value="260319" calcext:value-type="float">
            <text:p>260319</text:p>
          </table:table-cell>
          <table:table-cell office:value-type="string" calcext:value-type="string">
            <text:p>GeForce GT710 Gigabyte 2Gb (GV-N710D5-2G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0" calcext:value-type="float">
            <text:p>5010</text:p>
          </table:table-cell>
          <table:table-cell office:value-type="float" office:value="64" calcext:value-type="float">
            <text:p>64</text:p>
          </table:table-cell>
          <table:table-cell office:value-type="float" office:value="4810" calcext:value-type="float">
            <text:p>4810</text:p>
          </table:table-cell>
          <table:table-cell/>
          <table:table-cell table:formula="of:=([.C10]-[.$C$2])/[.$C$2]" office:value-type="float" office:value="0.0170575692963753" calcext:value-type="float">
            <text:p>0,017057569296375</text:p>
          </table:table-cell>
          <table:table-cell table:formula="of:=([.D10]-[.$D$2])/[.$D$2]" office:value-type="float" office:value="0.0170575692963753" calcext:value-type="float">
            <text:p>0,017057569296375</text:p>
          </table:table-cell>
          <table:table-cell table:formula="of:=([.E10]-[.$E$2])/[.$E$2]" office:value-type="float" office:value="0" calcext:value-type="float">
            <text:p>0</text:p>
          </table:table-cell>
          <table:table-cell table:formula="of:=([.F10]-[.$F$2])/[.$F$2]" office:value-type="float" office:value="4.01" calcext:value-type="float">
            <text:p>4,01</text:p>
          </table:table-cell>
          <table:table-cell table:formula="of:=([.G10]-[.$G$2])/[.$G$2]" office:value-type="float" office:value="0" calcext:value-type="float">
            <text:p>0</text:p>
          </table:table-cell>
          <table:table-cell/>
          <table:table-cell table:formula="of:=SQRT([.J10]^2+[.K10]^2+[.L10]^2+[.M10]^2+[.N10]^2)" office:value-type="float" office:value="4.01007255811421" calcext:value-type="float">
            <text:p>4,01007255811421</text:p>
          </table:table-cell>
          <table:table-cell table:formula="of:=[.P10]*[.$H$2]/[.H10]" office:value-type="float" office:value="3.33477967410745" calcext:value-type="float">
            <text:p>3,33477967410745</text:p>
          </table:table-cell>
        </table:table-row>
        <table:table-row table:style-name="ro1">
          <table:table-cell office:value-type="float" office:value="374216" calcext:value-type="float">
            <text:p>374216</text:p>
          </table:table-cell>
          <table:table-cell office:value-type="string" calcext:value-type="string">
            <text:p>GeForce GT710 KFA2 2Gb (71GPF4HI00GK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([.C11]-[.$C$2])/[.$C$2]" office:value-type="float" office:value="0.0170575692963753" calcext:value-type="float">
            <text:p>0,017057569296375</text:p>
          </table:table-cell>
          <table:table-cell table:formula="of:=([.D11]-[.$D$2])/[.$D$2]" office:value-type="float" office:value="0.0170575692963753" calcext:value-type="float">
            <text:p>0,017057569296375</text:p>
          </table:table-cell>
          <table:table-cell table:formula="of:=([.E11]-[.$E$2])/[.$E$2]" office:value-type="float" office:value="0" calcext:value-type="float">
            <text:p>0</text:p>
          </table:table-cell>
          <table:table-cell table:formula="of:=([.F11]-[.$F$2])/[.$F$2]" office:value-type="float" office:value="0.6" calcext:value-type="float">
            <text:p>0,6</text:p>
          </table:table-cell>
          <table:table-cell table:formula="of:=([.G11]-[.$G$2])/[.$G$2]" office:value-type="float" office:value="0" calcext:value-type="float">
            <text:p>0</text:p>
          </table:table-cell>
          <table:table-cell/>
          <table:table-cell table:formula="of:=SQRT([.J11]^2+[.K11]^2+[.L11]^2+[.M11]^2+[.N11]^2)" office:value-type="float" office:value="0.600484738640876" calcext:value-type="float">
            <text:p>0,600484738640876</text:p>
          </table:table-cell>
          <table:table-cell table:formula="of:=[.P11]*[.$H$2]/[.H11]" office:value-type="float" office:value="0.498327583934337" calcext:value-type="float">
            <text:p>0,498327583934337</text:p>
          </table:table-cell>
        </table:table-row>
        <table:table-row table:style-name="ro1">
          <table:table-cell office:value-type="float" office:value="259546" calcext:value-type="float">
            <text:p>259546</text:p>
          </table:table-cell>
          <table:table-cell office:value-type="string" calcext:value-type="string">
            <text:p>GeForce GT710 ASUS 2Gb (GT710-SL-2GD5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2" calcext:value-type="float">
            <text:p>5012</text:p>
          </table:table-cell>
          <table:table-cell office:value-type="float" office:value="64" calcext:value-type="float">
            <text:p>64</text:p>
          </table:table-cell>
          <table:table-cell office:value-type="float" office:value="4870" calcext:value-type="float">
            <text:p>4870</text:p>
          </table:table-cell>
          <table:table-cell/>
          <table:table-cell table:formula="of:=([.C12]-[.$C$2])/[.$C$2]" office:value-type="float" office:value="0.0170575692963753" calcext:value-type="float">
            <text:p>0,017057569296375</text:p>
          </table:table-cell>
          <table:table-cell table:formula="of:=([.D12]-[.$D$2])/[.$D$2]" office:value-type="float" office:value="0.0170575692963753" calcext:value-type="float">
            <text:p>0,017057569296375</text:p>
          </table:table-cell>
          <table:table-cell table:formula="of:=([.E12]-[.$E$2])/[.$E$2]" office:value-type="float" office:value="0" calcext:value-type="float">
            <text:p>0</text:p>
          </table:table-cell>
          <table:table-cell table:formula="of:=([.F12]-[.$F$2])/[.$F$2]" office:value-type="float" office:value="4.012" calcext:value-type="float">
            <text:p>4,012</text:p>
          </table:table-cell>
          <table:table-cell table:formula="of:=([.G12]-[.$G$2])/[.$G$2]" office:value-type="float" office:value="0" calcext:value-type="float">
            <text:p>0</text:p>
          </table:table-cell>
          <table:table-cell/>
          <table:table-cell table:formula="of:=SQRT([.J12]^2+[.K12]^2+[.L12]^2+[.M12]^2+[.N12]^2)" office:value-type="float" office:value="4.01207252194431" calcext:value-type="float">
            <text:p>4,01207252194431</text:p>
          </table:table-cell>
          <table:table-cell table:formula="of:=[.P12]*[.$H$2]/[.H12]" office:value-type="float" office:value="3.29533677367089" calcext:value-type="float">
            <text:p>3,29533677367089</text:p>
          </table:table-cell>
        </table:table-row>
        <table:table-row table:style-name="ro1">
          <table:table-cell office:value-type="float" office:value="327550" calcext:value-type="float">
            <text:p>327550</text:p>
          </table:table-cell>
          <table:table-cell office:value-type="string" calcext:value-type="string">
            <text:p>GeForce GT710 Gigabyte 1Gb (GV-N710D5-1G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5010" calcext:value-type="float">
            <text:p>5010</text:p>
          </table:table-cell>
          <table:table-cell office:value-type="float" office:value="64" calcext:value-type="float">
            <text:p>64</text:p>
          </table:table-cell>
          <table:table-cell office:value-type="float" office:value="4870" calcext:value-type="float">
            <text:p>4870</text:p>
          </table:table-cell>
          <table:table-cell/>
          <table:table-cell table:formula="of:=([.C13]-[.$C$2])/[.$C$2]" office:value-type="float" office:value="0.0170575692963753" calcext:value-type="float">
            <text:p>0,017057569296375</text:p>
          </table:table-cell>
          <table:table-cell table:formula="of:=([.D13]-[.$D$2])/[.$D$2]" office:value-type="float" office:value="0.0170575692963753" calcext:value-type="float">
            <text:p>0,017057569296375</text:p>
          </table:table-cell>
          <table:table-cell table:formula="of:=([.E13]-[.$E$2])/[.$E$2]" office:value-type="float" office:value="-0.5" calcext:value-type="float">
            <text:p>-0,5</text:p>
          </table:table-cell>
          <table:table-cell table:formula="of:=([.F13]-[.$F$2])/[.$F$2]" office:value-type="float" office:value="4.01" calcext:value-type="float">
            <text:p>4,01</text:p>
          </table:table-cell>
          <table:table-cell table:formula="of:=([.G13]-[.$G$2])/[.$G$2]" office:value-type="float" office:value="0" calcext:value-type="float">
            <text:p>0</text:p>
          </table:table-cell>
          <table:table-cell/>
          <table:table-cell table:formula="of:=SQRT([.J13]^2+[.K13]^2+[.L13]^2+[.M13]^2+[.N13]^2)" office:value-type="float" office:value="4.04112384385094" calcext:value-type="float">
            <text:p>4,04112384385094</text:p>
          </table:table-cell>
          <table:table-cell table:formula="of:=[.P13]*[.$H$2]/[.H13]" office:value-type="float" office:value="3.31919822903568" calcext:value-type="float">
            <text:p>3,31919822903568</text:p>
          </table:table-cell>
        </table:table-row>
        <table:table-row table:style-name="ro1">
          <table:table-cell office:value-type="float" office:value="260075" calcext:value-type="float">
            <text:p>260075</text:p>
          </table:table-cell>
          <table:table-cell office:value-type="string" calcext:value-type="string">
            <text:p>GeForce GT710 ASUS 1Gb (GT710-SL-1GD5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  <table:table-cell office:value-type="float" office:value="32" calcext:value-type="float">
            <text:p>32</text:p>
          </table:table-cell>
          <table:table-cell office:value-type="float" office:value="4950" calcext:value-type="float">
            <text:p>4950</text:p>
          </table:table-cell>
          <table:table-cell/>
          <table:table-cell table:formula="of:=([.C14]-[.$C$2])/[.$C$2]" office:value-type="float" office:value="0.0170575692963753" calcext:value-type="float">
            <text:p>0,017057569296375</text:p>
          </table:table-cell>
          <table:table-cell table:formula="of:=([.D14]-[.$D$2])/[.$D$2]" office:value-type="float" office:value="0.0170575692963753" calcext:value-type="float">
            <text:p>0,017057569296375</text:p>
          </table:table-cell>
          <table:table-cell table:formula="of:=([.E14]-[.$E$2])/[.$E$2]" office:value-type="float" office:value="-0.5" calcext:value-type="float">
            <text:p>-0,5</text:p>
          </table:table-cell>
          <table:table-cell table:formula="of:=([.F14]-[.$F$2])/[.$F$2]" office:value-type="float" office:value="4.012" calcext:value-type="float">
            <text:p>4,012</text:p>
          </table:table-cell>
          <table:table-cell table:formula="of:=([.G14]-[.$G$2])/[.$G$2]" office:value-type="float" office:value="-0.5" calcext:value-type="float">
            <text:p>-0,5</text:p>
          </table:table-cell>
          <table:table-cell/>
          <table:table-cell table:formula="of:=SQRT([.J14]^2+[.K14]^2+[.L14]^2+[.M14]^2+[.N14]^2)" office:value-type="float" office:value="4.07390794217795" calcext:value-type="float">
            <text:p>4,07390794217795</text:p>
          </table:table-cell>
          <table:table-cell table:formula="of:=[.P14]*[.$H$2]/[.H14]" office:value-type="float" office:value="3.29204682196198" calcext:value-type="float">
            <text:p>3,29204682196198</text:p>
          </table:table-cell>
        </table:table-row>
        <table:table-row table:style-name="ro1">
          <table:table-cell office:value-type="float" office:value="212056" calcext:value-type="float">
            <text:p>212056</text:p>
          </table:table-cell>
          <table:table-cell office:value-type="string" calcext:value-type="string">
            <text:p>GeForce GT710 MSI 2Gb (GT 710 2GD3H LP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4950" calcext:value-type="float">
            <text:p>4950</text:p>
          </table:table-cell>
          <table:table-cell/>
          <table:table-cell table:formula="of:=([.C15]-[.$C$2])/[.$C$2]" office:value-type="float" office:value="0.0170575692963753" calcext:value-type="float">
            <text:p>0,017057569296375</text:p>
          </table:table-cell>
          <table:table-cell table:formula="of:=([.D15]-[.$D$2])/[.$D$2]" office:value-type="float" office:value="0.0170575692963753" calcext:value-type="float">
            <text:p>0,017057569296375</text:p>
          </table:table-cell>
          <table:table-cell table:formula="of:=([.E15]-[.$E$2])/[.$E$2]" office:value-type="float" office:value="0" calcext:value-type="float">
            <text:p>0</text:p>
          </table:table-cell>
          <table:table-cell table:formula="of:=([.F15]-[.$F$2])/[.$F$2]" office:value-type="float" office:value="0.6" calcext:value-type="float">
            <text:p>0,6</text:p>
          </table:table-cell>
          <table:table-cell table:formula="of:=([.G15]-[.$G$2])/[.$G$2]" office:value-type="float" office:value="0" calcext:value-type="float">
            <text:p>0</text:p>
          </table:table-cell>
          <table:table-cell/>
          <table:table-cell table:formula="of:=SQRT([.J15]^2+[.K15]^2+[.L15]^2+[.M15]^2+[.N15]^2)" office:value-type="float" office:value="0.600484738640876" calcext:value-type="float">
            <text:p>0,600484738640876</text:p>
          </table:table-cell>
          <table:table-cell table:formula="of:=[.P15]*[.$H$2]/[.H15]" office:value-type="float" office:value="0.485240192841112" calcext:value-type="float">
            <text:p>0,485240192841112</text:p>
          </table:table-cell>
        </table:table-row>
        <table:table-row table:style-name="ro1">
          <table:table-cell office:value-type="float" office:value="260076" calcext:value-type="float">
            <text:p>260076</text:p>
          </table:table-cell>
          <table:table-cell office:value-type="string" calcext:value-type="string">
            <text:p>GeForce GT710 ASUS 1Gb (GT710-SL-1GD5-BRK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  <table:table-cell office:value-type="float" office:value="32" calcext:value-type="float">
            <text:p>32</text:p>
          </table:table-cell>
          <table:table-cell office:value-type="float" office:value="4960" calcext:value-type="float">
            <text:p>4960</text:p>
          </table:table-cell>
          <table:table-cell/>
          <table:table-cell table:formula="of:=([.C16]-[.$C$2])/[.$C$2]" office:value-type="float" office:value="0.0170575692963753" calcext:value-type="float">
            <text:p>0,017057569296375</text:p>
          </table:table-cell>
          <table:table-cell table:formula="of:=([.D16]-[.$D$2])/[.$D$2]" office:value-type="float" office:value="0.0170575692963753" calcext:value-type="float">
            <text:p>0,017057569296375</text:p>
          </table:table-cell>
          <table:table-cell table:formula="of:=([.E16]-[.$E$2])/[.$E$2]" office:value-type="float" office:value="-0.5" calcext:value-type="float">
            <text:p>-0,5</text:p>
          </table:table-cell>
          <table:table-cell table:formula="of:=([.F16]-[.$F$2])/[.$F$2]" office:value-type="float" office:value="4.012" calcext:value-type="float">
            <text:p>4,012</text:p>
          </table:table-cell>
          <table:table-cell table:formula="of:=([.G16]-[.$G$2])/[.$G$2]" office:value-type="float" office:value="-0.5" calcext:value-type="float">
            <text:p>-0,5</text:p>
          </table:table-cell>
          <table:table-cell/>
          <table:table-cell table:formula="of:=SQRT([.J16]^2+[.K16]^2+[.L16]^2+[.M16]^2+[.N16]^2)" office:value-type="float" office:value="4.07390794217795" calcext:value-type="float">
            <text:p>4,07390794217795</text:p>
          </table:table-cell>
          <table:table-cell table:formula="of:=[.P16]*[.$H$2]/[.H16]" office:value-type="float" office:value="3.28540963078867" calcext:value-type="float">
            <text:p>3,28540963078867</text:p>
          </table:table-cell>
        </table:table-row>
        <table:table-row table:style-name="ro1">
          <table:table-cell office:value-type="float" office:value="381753" calcext:value-type="float">
            <text:p>381753</text:p>
          </table:table-cell>
          <table:table-cell office:value-type="string" calcext:value-type="string">
            <text:p>GeForce GT710 ASUS 1Gb (GT710-SL-1GD5-DI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5012" calcext:value-type="float">
            <text:p>5012</text:p>
          </table:table-cell>
          <table:table-cell office:value-type="float" office:value="32" calcext:value-type="float">
            <text:p>32</text:p>
          </table:table-cell>
          <table:table-cell office:value-type="float" office:value="5010" calcext:value-type="float">
            <text:p>5010</text:p>
          </table:table-cell>
          <table:table-cell/>
          <table:table-cell table:formula="of:=([.C17]-[.$C$2])/[.$C$2]" office:value-type="float" office:value="0.0170575692963753" calcext:value-type="float">
            <text:p>0,017057569296375</text:p>
          </table:table-cell>
          <table:table-cell table:formula="of:=([.D17]-[.$D$2])/[.$D$2]" office:value-type="float" office:value="0.0170575692963753" calcext:value-type="float">
            <text:p>0,017057569296375</text:p>
          </table:table-cell>
          <table:table-cell table:formula="of:=([.E17]-[.$E$2])/[.$E$2]" office:value-type="float" office:value="-0.5" calcext:value-type="float">
            <text:p>-0,5</text:p>
          </table:table-cell>
          <table:table-cell table:formula="of:=([.F17]-[.$F$2])/[.$F$2]" office:value-type="float" office:value="4.012" calcext:value-type="float">
            <text:p>4,012</text:p>
          </table:table-cell>
          <table:table-cell table:formula="of:=([.G17]-[.$G$2])/[.$G$2]" office:value-type="float" office:value="-0.5" calcext:value-type="float">
            <text:p>-0,5</text:p>
          </table:table-cell>
          <table:table-cell/>
          <table:table-cell table:formula="of:=SQRT([.J17]^2+[.K17]^2+[.L17]^2+[.M17]^2+[.N17]^2)" office:value-type="float" office:value="4.07390794217795" calcext:value-type="float">
            <text:p>4,07390794217795</text:p>
          </table:table-cell>
          <table:table-cell table:formula="of:=[.P17]*[.$H$2]/[.H17]" office:value-type="float" office:value="3.25262111151932" calcext:value-type="float">
            <text:p>3,25262111151932</text:p>
          </table:table-cell>
        </table:table-row>
        <table:table-row table:style-name="ro1">
          <table:table-cell office:value-type="float" office:value="262565" calcext:value-type="float">
            <text:p>262565</text:p>
          </table:table-cell>
          <table:table-cell office:value-type="string" calcext:value-type="string">
            <text:p>GeForce GT710 Gigabyte 2Gb (GV-N710D5SL-2G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0" calcext:value-type="float">
            <text:p>5010</text:p>
          </table:table-cell>
          <table:table-cell office:value-type="float" office:value="64" calcext:value-type="float">
            <text:p>64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([.C18]-[.$C$2])/[.$C$2]" office:value-type="float" office:value="0.0170575692963753" calcext:value-type="float">
            <text:p>0,017057569296375</text:p>
          </table:table-cell>
          <table:table-cell table:formula="of:=([.D18]-[.$D$2])/[.$D$2]" office:value-type="float" office:value="0.0170575692963753" calcext:value-type="float">
            <text:p>0,017057569296375</text:p>
          </table:table-cell>
          <table:table-cell table:formula="of:=([.E18]-[.$E$2])/[.$E$2]" office:value-type="float" office:value="0" calcext:value-type="float">
            <text:p>0</text:p>
          </table:table-cell>
          <table:table-cell table:formula="of:=([.F18]-[.$F$2])/[.$F$2]" office:value-type="float" office:value="4.01" calcext:value-type="float">
            <text:p>4,01</text:p>
          </table:table-cell>
          <table:table-cell table:formula="of:=([.G18]-[.$G$2])/[.$G$2]" office:value-type="float" office:value="0" calcext:value-type="float">
            <text:p>0</text:p>
          </table:table-cell>
          <table:table-cell/>
          <table:table-cell table:formula="of:=SQRT([.J18]^2+[.K18]^2+[.L18]^2+[.M18]^2+[.N18]^2)" office:value-type="float" office:value="4.01007255811421" calcext:value-type="float">
            <text:p>4,01007255811421</text:p>
          </table:table-cell>
          <table:table-cell table:formula="of:=[.P18]*[.$H$2]/[.H18]" office:value-type="float" office:value="3.176295095536" calcext:value-type="float">
            <text:p>3,176295095536</text:p>
          </table:table-cell>
        </table:table-row>
        <table:table-row table:style-name="ro1">
          <table:table-cell office:value-type="float" office:value="219254" calcext:value-type="float">
            <text:p>219254</text:p>
          </table:table-cell>
          <table:table-cell office:value-type="string" calcext:value-type="string">
            <text:p>GeForce GT710 INNO3D 2Gb (N710-1SDV-E3BX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5070" calcext:value-type="float">
            <text:p>5070</text:p>
          </table:table-cell>
          <table:table-cell/>
          <table:table-cell table:formula="of:=([.C19]-[.$C$2])/[.$C$2]" office:value-type="float" office:value="0.0170575692963753" calcext:value-type="float">
            <text:p>0,017057569296375</text:p>
          </table:table-cell>
          <table:table-cell table:formula="of:=([.D19]-[.$D$2])/[.$D$2]" office:value-type="float" office:value="0.0170575692963753" calcext:value-type="float">
            <text:p>0,017057569296375</text:p>
          </table:table-cell>
          <table:table-cell table:formula="of:=([.E19]-[.$E$2])/[.$E$2]" office:value-type="float" office:value="0" calcext:value-type="float">
            <text:p>0</text:p>
          </table:table-cell>
          <table:table-cell table:formula="of:=([.F19]-[.$F$2])/[.$F$2]" office:value-type="float" office:value="0.6" calcext:value-type="float">
            <text:p>0,6</text:p>
          </table:table-cell>
          <table:table-cell table:formula="of:=([.G19]-[.$G$2])/[.$G$2]" office:value-type="float" office:value="0" calcext:value-type="float">
            <text:p>0</text:p>
          </table:table-cell>
          <table:table-cell/>
          <table:table-cell table:formula="of:=SQRT([.J19]^2+[.K19]^2+[.L19]^2+[.M19]^2+[.N19]^2)" office:value-type="float" office:value="0.600484738640876" calcext:value-type="float">
            <text:p>0,600484738640876</text:p>
          </table:table-cell>
          <table:table-cell table:formula="of:=[.P19]*[.$H$2]/[.H19]" office:value-type="float" office:value="0.473755217862624" calcext:value-type="float">
            <text:p>0,473755217862624</text:p>
          </table:table-cell>
        </table:table-row>
        <table:table-row table:style-name="ro1">
          <table:table-cell office:value-type="float" office:value="212059" calcext:value-type="float">
            <text:p>212059</text:p>
          </table:table-cell>
          <table:table-cell office:value-type="string" calcext:value-type="string">
            <text:p>GeForce GT710 Palit 2Gb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5110" calcext:value-type="float">
            <text:p>5110</text:p>
          </table:table-cell>
          <table:table-cell/>
          <table:table-cell table:formula="of:=([.C20]-[.$C$2])/[.$C$2]" office:value-type="float" office:value="0.0170575692963753" calcext:value-type="float">
            <text:p>0,017057569296375</text:p>
          </table:table-cell>
          <table:table-cell table:formula="of:=([.D20]-[.$D$2])/[.$D$2]" office:value-type="float" office:value="0.0170575692963753" calcext:value-type="float">
            <text:p>0,017057569296375</text:p>
          </table:table-cell>
          <table:table-cell table:formula="of:=([.E20]-[.$E$2])/[.$E$2]" office:value-type="float" office:value="0" calcext:value-type="float">
            <text:p>0</text:p>
          </table:table-cell>
          <table:table-cell table:formula="of:=([.F20]-[.$F$2])/[.$F$2]" office:value-type="float" office:value="0.6" calcext:value-type="float">
            <text:p>0,6</text:p>
          </table:table-cell>
          <table:table-cell table:formula="of:=([.G20]-[.$G$2])/[.$G$2]" office:value-type="float" office:value="0" calcext:value-type="float">
            <text:p>0</text:p>
          </table:table-cell>
          <table:table-cell/>
          <table:table-cell table:formula="of:=SQRT([.J20]^2+[.K20]^2+[.L20]^2+[.M20]^2+[.N20]^2)" office:value-type="float" office:value="0.600484738640876" calcext:value-type="float">
            <text:p>0,600484738640876</text:p>
          </table:table-cell>
          <table:table-cell table:formula="of:=[.P20]*[.$H$2]/[.H20]" office:value-type="float" office:value="0.4700467621455" calcext:value-type="float">
            <text:p>0,4700467621455</text:p>
          </table:table-cell>
        </table:table-row>
        <table:table-row table:style-name="ro1">
          <table:table-cell office:value-type="float" office:value="329620" calcext:value-type="float">
            <text:p>329620</text:p>
          </table:table-cell>
          <table:table-cell office:value-type="string" calcext:value-type="string">
            <text:p>GeForce GT710 Gigabyte 2Gb (GV-N710D5-2GIL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0" calcext:value-type="float">
            <text:p>5010</text:p>
          </table:table-cell>
          <table:table-cell office:value-type="float" office:value="64" calcext:value-type="float">
            <text:p>64</text:p>
          </table:table-cell>
          <table:table-cell office:value-type="float" office:value="5310" calcext:value-type="float">
            <text:p>5310</text:p>
          </table:table-cell>
          <table:table-cell/>
          <table:table-cell table:formula="of:=([.C21]-[.$C$2])/[.$C$2]" office:value-type="float" office:value="0.0170575692963753" calcext:value-type="float">
            <text:p>0,017057569296375</text:p>
          </table:table-cell>
          <table:table-cell table:formula="of:=([.D21]-[.$D$2])/[.$D$2]" office:value-type="float" office:value="0.0170575692963753" calcext:value-type="float">
            <text:p>0,017057569296375</text:p>
          </table:table-cell>
          <table:table-cell table:formula="of:=([.E21]-[.$E$2])/[.$E$2]" office:value-type="float" office:value="0" calcext:value-type="float">
            <text:p>0</text:p>
          </table:table-cell>
          <table:table-cell table:formula="of:=([.F21]-[.$F$2])/[.$F$2]" office:value-type="float" office:value="4.01" calcext:value-type="float">
            <text:p>4,01</text:p>
          </table:table-cell>
          <table:table-cell table:formula="of:=([.G21]-[.$G$2])/[.$G$2]" office:value-type="float" office:value="0" calcext:value-type="float">
            <text:p>0</text:p>
          </table:table-cell>
          <table:table-cell/>
          <table:table-cell table:formula="of:=SQRT([.J21]^2+[.K21]^2+[.L21]^2+[.M21]^2+[.N21]^2)" office:value-type="float" office:value="4.01007255811421" calcext:value-type="float">
            <text:p>4,01007255811421</text:p>
          </table:table-cell>
          <table:table-cell table:formula="of:=[.P21]*[.$H$2]/[.H21]" office:value-type="float" office:value="3.02077028859827" calcext:value-type="float">
            <text:p>3,02077028859827</text:p>
          </table:table-cell>
        </table:table-row>
        <table:table-row table:style-name="ro1">
          <table:table-cell office:value-type="float" office:value="259547" calcext:value-type="float">
            <text:p>259547</text:p>
          </table:table-cell>
          <table:table-cell office:value-type="string" calcext:value-type="string">
            <text:p>GeForce GT710 ASUS 2Gb (GT710-SL-2GD5-BRK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2" calcext:value-type="float">
            <text:p>5012</text:p>
          </table:table-cell>
          <table:table-cell office:value-type="float" office:value="64" calcext:value-type="float">
            <text:p>64</text:p>
          </table:table-cell>
          <table:table-cell office:value-type="float" office:value="5380" calcext:value-type="float">
            <text:p>5380</text:p>
          </table:table-cell>
          <table:table-cell/>
          <table:table-cell table:formula="of:=([.C22]-[.$C$2])/[.$C$2]" office:value-type="float" office:value="0.0170575692963753" calcext:value-type="float">
            <text:p>0,017057569296375</text:p>
          </table:table-cell>
          <table:table-cell table:formula="of:=([.D22]-[.$D$2])/[.$D$2]" office:value-type="float" office:value="0.0170575692963753" calcext:value-type="float">
            <text:p>0,017057569296375</text:p>
          </table:table-cell>
          <table:table-cell table:formula="of:=([.E22]-[.$E$2])/[.$E$2]" office:value-type="float" office:value="0" calcext:value-type="float">
            <text:p>0</text:p>
          </table:table-cell>
          <table:table-cell table:formula="of:=([.F22]-[.$F$2])/[.$F$2]" office:value-type="float" office:value="4.012" calcext:value-type="float">
            <text:p>4,012</text:p>
          </table:table-cell>
          <table:table-cell table:formula="of:=([.G22]-[.$G$2])/[.$G$2]" office:value-type="float" office:value="0" calcext:value-type="float">
            <text:p>0</text:p>
          </table:table-cell>
          <table:table-cell/>
          <table:table-cell table:formula="of:=SQRT([.J22]^2+[.K22]^2+[.L22]^2+[.M22]^2+[.N22]^2)" office:value-type="float" office:value="4.01207252194431" calcext:value-type="float">
            <text:p>4,01207252194431</text:p>
          </table:table-cell>
          <table:table-cell table:formula="of:=[.P22]*[.$H$2]/[.H22]" office:value-type="float" office:value="2.98295354791399" calcext:value-type="float">
            <text:p>2,98295354791399</text:p>
          </table:table-cell>
        </table:table-row>
        <table:table-row table:style-name="ro1">
          <table:table-cell office:value-type="float" office:value="189800" calcext:value-type="float">
            <text:p>189800</text:p>
          </table:table-cell>
          <table:table-cell office:value-type="string" calcext:value-type="string">
            <text:p>GeForce GT730 MSI 2Gb (N730-2GD3V2)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5590" calcext:value-type="float">
            <text:p>5590</text:p>
          </table:table-cell>
          <table:table-cell/>
          <table:table-cell table:formula="of:=([.C23]-[.$C$2])/[.$C$2]" office:value-type="float" office:value="-0.253731343283582" calcext:value-type="float">
            <text:p>-0,253731343283582</text:p>
          </table:table-cell>
          <table:table-cell table:formula="of:=([.D23]-[.$D$2])/[.$D$2]" office:value-type="float" office:value="-0.253731343283582" calcext:value-type="float">
            <text:p>-0,253731343283582</text:p>
          </table:table-cell>
          <table:table-cell table:formula="of:=([.E23]-[.$E$2])/[.$E$2]" office:value-type="float" office:value="0" calcext:value-type="float">
            <text:p>0</text:p>
          </table:table-cell>
          <table:table-cell table:formula="of:=([.F23]-[.$F$2])/[.$F$2]" office:value-type="float" office:value="0.8" calcext:value-type="float">
            <text:p>0,8</text:p>
          </table:table-cell>
          <table:table-cell table:formula="of:=([.G23]-[.$G$2])/[.$G$2]" office:value-type="float" office:value="1" calcext:value-type="float">
            <text:p>1</text:p>
          </table:table-cell>
          <table:table-cell/>
          <table:table-cell table:formula="of:=SQRT([.J23]^2+[.K23]^2+[.L23]^2+[.M23]^2+[.N23]^2)" office:value-type="float" office:value="1.3299470625288" calcext:value-type="float">
            <text:p>1,3299470625288</text:p>
          </table:table-cell>
          <table:table-cell table:formula="of:=[.P23]*[.$H$2]/[.H23]" office:value-type="float" office:value="0.951661583204865" calcext:value-type="float">
            <text:p>0,951661583204865</text:p>
          </table:table-cell>
        </table:table-row>
        <table:table-row table:style-name="ro1">
          <table:table-cell office:value-type="float" office:value="380518" calcext:value-type="float">
            <text:p>380518</text:p>
          </table:table-cell>
          <table:table-cell office:value-type="string" calcext:value-type="string">
            <text:p>GeForce GT710 ASUS 2Gb (GT710-SL-2GD5-DI)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5012" calcext:value-type="float">
            <text:p>5012</text:p>
          </table:table-cell>
          <table:table-cell office:value-type="float" office:value="32" calcext:value-type="float">
            <text:p>32</text:p>
          </table:table-cell>
          <table:table-cell office:value-type="float" office:value="5740" calcext:value-type="float">
            <text:p>5740</text:p>
          </table:table-cell>
          <table:table-cell/>
          <table:table-cell table:formula="of:=([.C24]-[.$C$2])/[.$C$2]" office:value-type="float" office:value="0.0170575692963753" calcext:value-type="float">
            <text:p>0,017057569296375</text:p>
          </table:table-cell>
          <table:table-cell table:formula="of:=([.D24]-[.$D$2])/[.$D$2]" office:value-type="float" office:value="0.0170575692963753" calcext:value-type="float">
            <text:p>0,017057569296375</text:p>
          </table:table-cell>
          <table:table-cell table:formula="of:=([.E24]-[.$E$2])/[.$E$2]" office:value-type="float" office:value="0" calcext:value-type="float">
            <text:p>0</text:p>
          </table:table-cell>
          <table:table-cell table:formula="of:=([.F24]-[.$F$2])/[.$F$2]" office:value-type="float" office:value="4.012" calcext:value-type="float">
            <text:p>4,012</text:p>
          </table:table-cell>
          <table:table-cell table:formula="of:=([.G24]-[.$G$2])/[.$G$2]" office:value-type="float" office:value="-0.5" calcext:value-type="float">
            <text:p>-0,5</text:p>
          </table:table-cell>
          <table:table-cell/>
          <table:table-cell table:formula="of:=SQRT([.J24]^2+[.K24]^2+[.L24]^2+[.M24]^2+[.N24]^2)" office:value-type="float" office:value="4.04310844788272" calcext:value-type="float">
            <text:p>4,04310844788272</text:p>
          </table:table-cell>
          <table:table-cell table:formula="of:=[.P24]*[.$H$2]/[.H24]" office:value-type="float" office:value="2.81749717622489" calcext:value-type="float">
            <text:p>2,81749717622489</text:p>
          </table:table-cell>
        </table:table-row>
        <table:table-row table:style-name="ro1">
          <table:table-cell office:value-type="float" office:value="157112" calcext:value-type="float">
            <text:p>157112</text:p>
          </table:table-cell>
          <table:table-cell office:value-type="string" calcext:value-type="string">
            <text:p>GeForce GT730 Gigabyte 2Gb (GV-N730D5-2GI)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6390" calcext:value-type="float">
            <text:p>6390</text:p>
          </table:table-cell>
          <table:table-cell/>
          <table:table-cell table:formula="of:=([.C25]-[.$C$2])/[.$C$2]" office:value-type="float" office:value="-0.0383795309168444" calcext:value-type="float">
            <text:p>-0,038379530916844</text:p>
          </table:table-cell>
          <table:table-cell table:formula="of:=([.D25]-[.$D$2])/[.$D$2]" office:value-type="float" office:value="-0.0383795309168444" calcext:value-type="float">
            <text:p>-0,038379530916844</text:p>
          </table:table-cell>
          <table:table-cell table:formula="of:=([.E25]-[.$E$2])/[.$E$2]" office:value-type="float" office:value="0" calcext:value-type="float">
            <text:p>0</text:p>
          </table:table-cell>
          <table:table-cell table:formula="of:=([.F25]-[.$F$2])/[.$F$2]" office:value-type="float" office:value="4" calcext:value-type="float">
            <text:p>4</text:p>
          </table:table-cell>
          <table:table-cell table:formula="of:=([.G25]-[.$G$2])/[.$G$2]" office:value-type="float" office:value="0" calcext:value-type="float">
            <text:p>0</text:p>
          </table:table-cell>
          <table:table-cell/>
          <table:table-cell table:formula="of:=SQRT([.J25]^2+[.K25]^2+[.L25]^2+[.M25]^2+[.N25]^2)" office:value-type="float" office:value="4.00036823014917" calcext:value-type="float">
            <text:p>4,00036823014917</text:p>
          </table:table-cell>
          <table:table-cell table:formula="of:=[.P25]*[.$H$2]/[.H25]" office:value-type="float" office:value="2.50414286707303" calcext:value-type="float">
            <text:p>2,50414286707303</text:p>
          </table:table-cell>
        </table:table-row>
        <table:table-row table:style-name="ro1">
          <table:table-cell office:value-type="float" office:value="263889" calcext:value-type="float">
            <text:p>263889</text:p>
          </table:table-cell>
          <table:table-cell office:value-type="string" calcext:value-type="string">
            <text:p>GeForce GT730 Gigabyte 2Gb (GV-N730D5-2GL)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7060" calcext:value-type="float">
            <text:p>7060</text:p>
          </table:table-cell>
          <table:table-cell/>
          <table:table-cell table:formula="of:=([.C26]-[.$C$2])/[.$C$2]" office:value-type="float" office:value="-0.0383795309168444" calcext:value-type="float">
            <text:p>-0,038379530916844</text:p>
          </table:table-cell>
          <table:table-cell table:formula="of:=([.D26]-[.$D$2])/[.$D$2]" office:value-type="float" office:value="-0.0383795309168444" calcext:value-type="float">
            <text:p>-0,038379530916844</text:p>
          </table:table-cell>
          <table:table-cell table:formula="of:=([.E26]-[.$E$2])/[.$E$2]" office:value-type="float" office:value="0" calcext:value-type="float">
            <text:p>0</text:p>
          </table:table-cell>
          <table:table-cell table:formula="of:=([.F26]-[.$F$2])/[.$F$2]" office:value-type="float" office:value="4" calcext:value-type="float">
            <text:p>4</text:p>
          </table:table-cell>
          <table:table-cell table:formula="of:=([.G26]-[.$G$2])/[.$G$2]" office:value-type="float" office:value="0" calcext:value-type="float">
            <text:p>0</text:p>
          </table:table-cell>
          <table:table-cell/>
          <table:table-cell table:formula="of:=SQRT([.J26]^2+[.K26]^2+[.L26]^2+[.M26]^2+[.N26]^2)" office:value-type="float" office:value="4.00036823014917" calcext:value-type="float">
            <text:p>4,00036823014917</text:p>
          </table:table-cell>
          <table:table-cell table:formula="of:=[.P26]*[.$H$2]/[.H26]" office:value-type="float" office:value="2.26649758082106" calcext:value-type="float">
            <text:p>2,26649758082106</text:p>
          </table:table-cell>
        </table:table-row>
        <table:table-row table:style-name="ro1">
          <table:table-cell office:value-type="float" office:value="287679" calcext:value-type="float">
            <text:p>287679</text:p>
          </table:table-cell>
          <table:table-cell office:value-type="string" calcext:value-type="string">
            <text:p>GeForce GT1030 MSI 2Gb (GT 1030 2GD4 LP OC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([.C27]-[.$C$2])/[.$C$2]" office:value-type="float" office:value="0.267590618336887" calcext:value-type="float">
            <text:p>0,267590618336887</text:p>
          </table:table-cell>
          <table:table-cell table:formula="of:=([.D27]-[.$D$2])/[.$D$2]" office:value-type="float" office:value="0.524520255863539" calcext:value-type="float">
            <text:p>0,524520255863539</text:p>
          </table:table-cell>
          <table:table-cell table:formula="of:=([.E27]-[.$E$2])/[.$E$2]" office:value-type="float" office:value="0" calcext:value-type="float">
            <text:p>0</text:p>
          </table:table-cell>
          <table:table-cell table:formula="of:=([.F27]-[.$F$2])/[.$F$2]" office:value-type="float" office:value="1.1" calcext:value-type="float">
            <text:p>1,1</text:p>
          </table:table-cell>
          <table:table-cell table:formula="of:=([.G27]-[.$G$2])/[.$G$2]" office:value-type="float" office:value="0" calcext:value-type="float">
            <text:p>0</text:p>
          </table:table-cell>
          <table:table-cell/>
          <table:table-cell table:formula="of:=SQRT([.J27]^2+[.K27]^2+[.L27]^2+[.M27]^2+[.N27]^2)" office:value-type="float" office:value="1.2476883576571" calcext:value-type="float">
            <text:p>1,2476883576571</text:p>
          </table:table-cell>
          <table:table-cell table:formula="of:=[.P27]*[.$H$2]/[.H27]" office:value-type="float" office:value="0.656678082977421" calcext:value-type="float">
            <text:p>0,656678082977421</text:p>
          </table:table-cell>
        </table:table-row>
        <table:table-row table:style-name="ro1">
          <table:table-cell office:value-type="float" office:value="283698" calcext:value-type="float">
            <text:p>283698</text:p>
          </table:table-cell>
          <table:table-cell office:value-type="string" calcext:value-type="string">
            <text:p>GeForce GT1030 MSI 2Gb (GT 1030 AERO ITX 2GD4 OC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7610" calcext:value-type="float">
            <text:p>7610</text:p>
          </table:table-cell>
          <table:table-cell/>
          <table:table-cell table:formula="of:=([.C28]-[.$C$2])/[.$C$2]" office:value-type="float" office:value="0.267590618336887" calcext:value-type="float">
            <text:p>0,267590618336887</text:p>
          </table:table-cell>
          <table:table-cell table:formula="of:=([.D28]-[.$D$2])/[.$D$2]" office:value-type="float" office:value="0.524520255863539" calcext:value-type="float">
            <text:p>0,524520255863539</text:p>
          </table:table-cell>
          <table:table-cell table:formula="of:=([.E28]-[.$E$2])/[.$E$2]" office:value-type="float" office:value="0" calcext:value-type="float">
            <text:p>0</text:p>
          </table:table-cell>
          <table:table-cell table:formula="of:=([.F28]-[.$F$2])/[.$F$2]" office:value-type="float" office:value="1.1" calcext:value-type="float">
            <text:p>1,1</text:p>
          </table:table-cell>
          <table:table-cell table:formula="of:=([.G28]-[.$G$2])/[.$G$2]" office:value-type="float" office:value="0" calcext:value-type="float">
            <text:p>0</text:p>
          </table:table-cell>
          <table:table-cell/>
          <table:table-cell table:formula="of:=SQRT([.J28]^2+[.K28]^2+[.L28]^2+[.M28]^2+[.N28]^2)" office:value-type="float" office:value="1.2476883576571" calcext:value-type="float">
            <text:p>1,2476883576571</text:p>
          </table:table-cell>
          <table:table-cell table:formula="of:=[.P28]*[.$H$2]/[.H28]" office:value-type="float" office:value="0.655815168282313" calcext:value-type="float">
            <text:p>0,655815168282313</text:p>
          </table:table-cell>
        </table:table-row>
        <table:table-row table:style-name="ro1">
          <table:table-cell office:value-type="float" office:value="166329" calcext:value-type="float">
            <text:p>166329</text:p>
          </table:table-cell>
          <table:table-cell office:value-type="string" calcext:value-type="string">
            <text:p>GeForce GT730 Zotac Zone 4Gb (ZT-71115-20L)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7670" calcext:value-type="float">
            <text:p>7670</text:p>
          </table:table-cell>
          <table:table-cell/>
          <table:table-cell table:formula="of:=([.C29]-[.$C$2])/[.$C$2]" office:value-type="float" office:value="-0.0383795309168444" calcext:value-type="float">
            <text:p>-0,038379530916844</text:p>
          </table:table-cell>
          <table:table-cell table:formula="of:=([.D29]-[.$D$2])/[.$D$2]" office:value-type="float" office:value="-0.0383795309168444" calcext:value-type="float">
            <text:p>-0,038379530916844</text:p>
          </table:table-cell>
          <table:table-cell table:formula="of:=([.E29]-[.$E$2])/[.$E$2]" office:value-type="float" office:value="1" calcext:value-type="float">
            <text:p>1</text:p>
          </table:table-cell>
          <table:table-cell table:formula="of:=([.F29]-[.$F$2])/[.$F$2]" office:value-type="float" office:value="0.6" calcext:value-type="float">
            <text:p>0,6</text:p>
          </table:table-cell>
          <table:table-cell table:formula="of:=([.G29]-[.$G$2])/[.$G$2]" office:value-type="float" office:value="0" calcext:value-type="float">
            <text:p>0</text:p>
          </table:table-cell>
          <table:table-cell/>
          <table:table-cell table:formula="of:=SQRT([.J29]^2+[.K29]^2+[.L29]^2+[.M29]^2+[.N29]^2)" office:value-type="float" office:value="1.16745277282929" calcext:value-type="float">
            <text:p>1,16745277282929</text:p>
          </table:table-cell>
          <table:table-cell table:formula="of:=[.P29]*[.$H$2]/[.H29]" office:value-type="float" office:value="0.608841081006148" calcext:value-type="float">
            <text:p>0,608841081006148</text:p>
          </table:table-cell>
        </table:table-row>
        <table:table-row table:style-name="ro1">
          <table:table-cell office:value-type="float" office:value="162516" calcext:value-type="float">
            <text:p>162516</text:p>
          </table:table-cell>
          <table:table-cell office:value-type="string" calcext:value-type="string">
            <text:p>GeForce GT730 MSI 4Gb (N730-4GD3)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8120" calcext:value-type="float">
            <text:p>8120</text:p>
          </table:table-cell>
          <table:table-cell/>
          <table:table-cell table:formula="of:=([.C30]-[.$C$2])/[.$C$2]" office:value-type="float" office:value="-0.200426439232409" calcext:value-type="float">
            <text:p>-0,200426439232409</text:p>
          </table:table-cell>
          <table:table-cell table:formula="of:=([.D30]-[.$D$2])/[.$D$2]" office:value-type="float" office:value="-0.200426439232409" calcext:value-type="float">
            <text:p>-0,200426439232409</text:p>
          </table:table-cell>
          <table:table-cell table:formula="of:=([.E30]-[.$E$2])/[.$E$2]" office:value-type="float" office:value="1" calcext:value-type="float">
            <text:p>1</text:p>
          </table:table-cell>
          <table:table-cell table:formula="of:=([.F30]-[.$F$2])/[.$F$2]" office:value-type="float" office:value="0" calcext:value-type="float">
            <text:p>0</text:p>
          </table:table-cell>
          <table:table-cell table:formula="of:=([.G30]-[.$G$2])/[.$G$2]" office:value-type="float" office:value="1" calcext:value-type="float">
            <text:p>1</text:p>
          </table:table-cell>
          <table:table-cell/>
          <table:table-cell table:formula="of:=SQRT([.J30]^2+[.K30]^2+[.L30]^2+[.M30]^2+[.N30]^2)" office:value-type="float" office:value="1.44233890437954" calcext:value-type="float">
            <text:p>1,44233890437954</text:p>
          </table:table-cell>
          <table:table-cell table:formula="of:=[.P30]*[.$H$2]/[.H30]" office:value-type="float" office:value="0.710511775556423" calcext:value-type="float">
            <text:p>0,710511775556423</text:p>
          </table:table-cell>
        </table:table-row>
        <table:table-row table:style-name="ro1">
          <table:table-cell office:value-type="float" office:value="283699" calcext:value-type="float">
            <text:p>283699</text:p>
          </table:table-cell>
          <table:table-cell office:value-type="string" calcext:value-type="string">
            <text:p>GeForce GT1030 MSI 2Gb (GT 1030 2GHD4 LP OC)</text:p>
          </table:table-cell>
          <table:table-cell office:value-type="float" office:value="1189" calcext:value-type="float">
            <text:p>1189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8180" calcext:value-type="float">
            <text:p>8180</text:p>
          </table:table-cell>
          <table:table-cell/>
          <table:table-cell table:formula="of:=([.C31]-[.$C$2])/[.$C$2]" office:value-type="float" office:value="0.267590618336887" calcext:value-type="float">
            <text:p>0,267590618336887</text:p>
          </table:table-cell>
          <table:table-cell table:formula="of:=([.D31]-[.$D$2])/[.$D$2]" office:value-type="float" office:value="0.524520255863539" calcext:value-type="float">
            <text:p>0,524520255863539</text:p>
          </table:table-cell>
          <table:table-cell table:formula="of:=([.E31]-[.$E$2])/[.$E$2]" office:value-type="float" office:value="0" calcext:value-type="float">
            <text:p>0</text:p>
          </table:table-cell>
          <table:table-cell table:formula="of:=([.F31]-[.$F$2])/[.$F$2]" office:value-type="float" office:value="1.1" calcext:value-type="float">
            <text:p>1,1</text:p>
          </table:table-cell>
          <table:table-cell table:formula="of:=([.G31]-[.$G$2])/[.$G$2]" office:value-type="float" office:value="0" calcext:value-type="float">
            <text:p>0</text:p>
          </table:table-cell>
          <table:table-cell/>
          <table:table-cell table:formula="of:=SQRT([.J31]^2+[.K31]^2+[.L31]^2+[.M31]^2+[.N31]^2)" office:value-type="float" office:value="1.2476883576571" calcext:value-type="float">
            <text:p>1,2476883576571</text:p>
          </table:table-cell>
          <table:table-cell table:formula="of:=[.P31]*[.$H$2]/[.H31]" office:value-type="float" office:value="0.61011655631154" calcext:value-type="float">
            <text:p>0,61011655631154</text:p>
          </table:table-cell>
        </table:table-row>
        <table:table-row table:style-name="ro1">
          <table:table-cell office:value-type="float" office:value="274062" calcext:value-type="float">
            <text:p>274062</text:p>
          </table:table-cell>
          <table:table-cell office:value-type="string" calcext:value-type="string">
            <text:p>GeForce GT1030 ASUS 2Gb (GT1030-2G-BRK)</text:p>
          </table:table-cell>
          <table:table-cell office:value-type="float" office:value="1228" calcext:value-type="float">
            <text:p>1228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8270" calcext:value-type="float">
            <text:p>8270</text:p>
          </table:table-cell>
          <table:table-cell/>
          <table:table-cell table:formula="of:=([.C32]-[.$C$2])/[.$C$2]" office:value-type="float" office:value="0.309168443496802" calcext:value-type="float">
            <text:p>0,309168443496802</text:p>
          </table:table-cell>
          <table:table-cell table:formula="of:=([.D32]-[.$D$2])/[.$D$2]" office:value-type="float" office:value="0.605543710021322" calcext:value-type="float">
            <text:p>0,605543710021322</text:p>
          </table:table-cell>
          <table:table-cell table:formula="of:=([.E32]-[.$E$2])/[.$E$2]" office:value-type="float" office:value="0" calcext:value-type="float">
            <text:p>0</text:p>
          </table:table-cell>
          <table:table-cell table:formula="of:=([.F32]-[.$F$2])/[.$F$2]" office:value-type="float" office:value="5.008" calcext:value-type="float">
            <text:p>5,008</text:p>
          </table:table-cell>
          <table:table-cell table:formula="of:=([.G32]-[.$G$2])/[.$G$2]" office:value-type="float" office:value="0" calcext:value-type="float">
            <text:p>0</text:p>
          </table:table-cell>
          <table:table-cell/>
          <table:table-cell table:formula="of:=SQRT([.J32]^2+[.K32]^2+[.L32]^2+[.M32]^2+[.N32]^2)" office:value-type="float" office:value="5.05394225443867" calcext:value-type="float">
            <text:p>5,05394225443867</text:p>
          </table:table-cell>
          <table:table-cell table:formula="of:=[.P32]*[.$H$2]/[.H32]" office:value-type="float" office:value="2.44447025607674" calcext:value-type="float">
            <text:p>2,44447025607674</text:p>
          </table:table-cell>
        </table:table-row>
        <table:table-row table:style-name="ro1">
          <table:table-cell office:value-type="float" office:value="281748" calcext:value-type="float">
            <text:p>281748</text:p>
          </table:table-cell>
          <table:table-cell office:value-type="string" calcext:value-type="string">
            <text:p>GeForce GT1030 Gigabyte 2Gb (GV-N1030D4-2GL)</text:p>
          </table:table-cell>
          <table:table-cell office:value-type="float" office:value="1151" calcext:value-type="float">
            <text:p>1151</text:p>
          </table:table-cell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8480" calcext:value-type="float">
            <text:p>8480</text:p>
          </table:table-cell>
          <table:table-cell/>
          <table:table-cell table:formula="of:=([.C33]-[.$C$2])/[.$C$2]" office:value-type="float" office:value="0.227078891257996" calcext:value-type="float">
            <text:p>0,227078891257996</text:p>
          </table:table-cell>
          <table:table-cell table:formula="of:=([.D33]-[.$D$2])/[.$D$2]" office:value-type="float" office:value="0.510660980810235" calcext:value-type="float">
            <text:p>0,510660980810235</text:p>
          </table:table-cell>
          <table:table-cell table:formula="of:=([.E33]-[.$E$2])/[.$E$2]" office:value-type="float" office:value="0" calcext:value-type="float">
            <text:p>0</text:p>
          </table:table-cell>
          <table:table-cell table:formula="of:=([.F33]-[.$F$2])/[.$F$2]" office:value-type="float" office:value="1.1" calcext:value-type="float">
            <text:p>1,1</text:p>
          </table:table-cell>
          <table:table-cell table:formula="of:=([.G33]-[.$G$2])/[.$G$2]" office:value-type="float" office:value="0" calcext:value-type="float">
            <text:p>0</text:p>
          </table:table-cell>
          <table:table-cell/>
          <table:table-cell table:formula="of:=SQRT([.J33]^2+[.K33]^2+[.L33]^2+[.M33]^2+[.N33]^2)" office:value-type="float" office:value="1.23383121219113" calcext:value-type="float">
            <text:p>1,23383121219113</text:p>
          </table:table-cell>
          <table:table-cell table:formula="of:=[.P33]*[.$H$2]/[.H33]" office:value-type="float" office:value="0.581995854807137" calcext:value-type="float">
            <text:p>0,581995854807137</text:p>
          </table:table-cell>
        </table:table-row>
        <table:table-row table:style-name="ro1">
          <table:table-cell office:value-type="float" office:value="282282" calcext:value-type="float">
            <text:p>282282</text:p>
          </table:table-cell>
          <table:table-cell office:value-type="string" calcext:value-type="string">
            <text:p>GeForce GT1030 Palit 2Gb (NEC103000646-1082F)</text:p>
          </table:table-cell>
          <table:table-cell office:value-type="float" office:value="1151" calcext:value-type="float">
            <text:p>1151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8480" calcext:value-type="float">
            <text:p>8480</text:p>
          </table:table-cell>
          <table:table-cell/>
          <table:table-cell table:formula="of:=([.C34]-[.$C$2])/[.$C$2]" office:value-type="float" office:value="0.227078891257996" calcext:value-type="float">
            <text:p>0,227078891257996</text:p>
          </table:table-cell>
          <table:table-cell table:formula="of:=([.D34]-[.$D$2])/[.$D$2]" office:value-type="float" office:value="0.470149253731343" calcext:value-type="float">
            <text:p>0,470149253731343</text:p>
          </table:table-cell>
          <table:table-cell table:formula="of:=([.E34]-[.$E$2])/[.$E$2]" office:value-type="float" office:value="0" calcext:value-type="float">
            <text:p>0</text:p>
          </table:table-cell>
          <table:table-cell table:formula="of:=([.F34]-[.$F$2])/[.$F$2]" office:value-type="float" office:value="1.1" calcext:value-type="float">
            <text:p>1,1</text:p>
          </table:table-cell>
          <table:table-cell table:formula="of:=([.G34]-[.$G$2])/[.$G$2]" office:value-type="float" office:value="0" calcext:value-type="float">
            <text:p>0</text:p>
          </table:table-cell>
          <table:table-cell/>
          <table:table-cell table:formula="of:=SQRT([.J34]^2+[.K34]^2+[.L34]^2+[.M34]^2+[.N34]^2)" office:value-type="float" office:value="1.21762274274058" calcext:value-type="float">
            <text:p>1,21762274274058</text:p>
          </table:table-cell>
          <table:table-cell table:formula="of:=[.P34]*[.$H$2]/[.H34]" office:value-type="float" office:value="0.574350350349332" calcext:value-type="float">
            <text:p>0,574350350349332</text:p>
          </table:table-cell>
        </table:table-row>
        <table:table-row table:style-name="ro1">
          <table:table-cell office:value-type="float" office:value="253668" calcext:value-type="float">
            <text:p>253668</text:p>
          </table:table-cell>
          <table:table-cell office:value-type="string" calcext:value-type="string">
            <text:p>GeForce GT1030 ASUS 2Gb (GT1030-SL-2G-BRK)</text:p>
          </table:table-cell>
          <table:table-cell office:value-type="float" office:value="1228" calcext:value-type="float">
            <text:p>1228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([.C35]-[.$C$2])/[.$C$2]" office:value-type="float" office:value="0.309168443496802" calcext:value-type="float">
            <text:p>0,309168443496802</text:p>
          </table:table-cell>
          <table:table-cell table:formula="of:=([.D35]-[.$D$2])/[.$D$2]" office:value-type="float" office:value="0.605543710021322" calcext:value-type="float">
            <text:p>0,605543710021322</text:p>
          </table:table-cell>
          <table:table-cell table:formula="of:=([.E35]-[.$E$2])/[.$E$2]" office:value-type="float" office:value="0" calcext:value-type="float">
            <text:p>0</text:p>
          </table:table-cell>
          <table:table-cell table:formula="of:=([.F35]-[.$F$2])/[.$F$2]" office:value-type="float" office:value="5.008" calcext:value-type="float">
            <text:p>5,008</text:p>
          </table:table-cell>
          <table:table-cell table:formula="of:=([.G35]-[.$G$2])/[.$G$2]" office:value-type="float" office:value="0" calcext:value-type="float">
            <text:p>0</text:p>
          </table:table-cell>
          <table:table-cell/>
          <table:table-cell table:formula="of:=SQRT([.J35]^2+[.K35]^2+[.L35]^2+[.M35]^2+[.N35]^2)" office:value-type="float" office:value="5.05394225443867" calcext:value-type="float">
            <text:p>5,05394225443867</text:p>
          </table:table-cell>
          <table:table-cell table:formula="of:=[.P35]*[.$H$2]/[.H35]" office:value-type="float" office:value="2.36718606765277" calcext:value-type="float">
            <text:p>2,36718606765277</text:p>
          </table:table-cell>
        </table:table-row>
        <table:table-row table:style-name="ro1">
          <table:table-cell office:value-type="float" office:value="252196" calcext:value-type="float">
            <text:p>252196</text:p>
          </table:table-cell>
          <table:table-cell office:value-type="string" calcext:value-type="string">
            <text:p>GeForce GT1030 Palit Low Profile 2Gb (NE5103000646-1080F)</text:p>
          </table:table-cell>
          <table:table-cell office:value-type="float" office:value="1227" calcext:value-type="float">
            <text:p>1227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9830" calcext:value-type="float">
            <text:p>9830</text:p>
          </table:table-cell>
          <table:table-cell/>
          <table:table-cell table:formula="of:=([.C36]-[.$C$2])/[.$C$2]" office:value-type="float" office:value="0.308102345415778" calcext:value-type="float">
            <text:p>0,308102345415778</text:p>
          </table:table-cell>
          <table:table-cell table:formula="of:=([.D36]-[.$D$2])/[.$D$2]" office:value-type="float" office:value="0.565031982942431" calcext:value-type="float">
            <text:p>0,565031982942431</text:p>
          </table:table-cell>
          <table:table-cell table:formula="of:=([.E36]-[.$E$2])/[.$E$2]" office:value-type="float" office:value="0" calcext:value-type="float">
            <text:p>0</text:p>
          </table:table-cell>
          <table:table-cell table:formula="of:=([.F36]-[.$F$2])/[.$F$2]" office:value-type="float" office:value="5" calcext:value-type="float">
            <text:p>5</text:p>
          </table:table-cell>
          <table:table-cell table:formula="of:=([.G36]-[.$G$2])/[.$G$2]" office:value-type="float" office:value="0" calcext:value-type="float">
            <text:p>0</text:p>
          </table:table-cell>
          <table:table-cell/>
          <table:table-cell table:formula="of:=SQRT([.J36]^2+[.K36]^2+[.L36]^2+[.M36]^2+[.N36]^2)" office:value-type="float" office:value="5.041248674386" calcext:value-type="float">
            <text:p>5,041248674386</text:p>
          </table:table-cell>
          <table:table-cell table:formula="of:=[.P36]*[.$H$2]/[.H36]" office:value-type="float" office:value="2.05137280748158" calcext:value-type="float">
            <text:p>2,05137280748158</text:p>
          </table:table-cell>
        </table:table-row>
        <table:table-row table:style-name="ro1">
          <table:table-cell office:value-type="float" office:value="253669" calcext:value-type="float">
            <text:p>253669</text:p>
          </table:table-cell>
          <table:table-cell office:value-type="string" calcext:value-type="string">
            <text:p>GeForce GT1030 ASUS 2Gb (PH-GT1030-O2G)</text:p>
          </table:table-cell>
          <table:table-cell office:value-type="float" office:value="1252" calcext:value-type="float">
            <text:p>1252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  <table:table-cell office:value-type="float" office:value="6008" calcext:value-type="float">
            <text:p>6008</text:p>
          </table:table-cell>
          <table:table-cell office:value-type="float" office:value="64" calcext:value-type="float">
            <text:p>64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([.C37]-[.$C$2])/[.$C$2]" office:value-type="float" office:value="0.334754797441365" calcext:value-type="float">
            <text:p>0,334754797441365</text:p>
          </table:table-cell>
          <table:table-cell table:formula="of:=([.D37]-[.$D$2])/[.$D$2]" office:value-type="float" office:value="0.632196162046908" calcext:value-type="float">
            <text:p>0,632196162046908</text:p>
          </table:table-cell>
          <table:table-cell table:formula="of:=([.E37]-[.$E$2])/[.$E$2]" office:value-type="float" office:value="0" calcext:value-type="float">
            <text:p>0</text:p>
          </table:table-cell>
          <table:table-cell table:formula="of:=([.F37]-[.$F$2])/[.$F$2]" office:value-type="float" office:value="5.008" calcext:value-type="float">
            <text:p>5,008</text:p>
          </table:table-cell>
          <table:table-cell table:formula="of:=([.G37]-[.$G$2])/[.$G$2]" office:value-type="float" office:value="0" calcext:value-type="float">
            <text:p>0</text:p>
          </table:table-cell>
          <table:table-cell/>
          <table:table-cell table:formula="of:=SQRT([.J37]^2+[.K37]^2+[.L37]^2+[.M37]^2+[.N37]^2)" office:value-type="float" office:value="5.05883353765637" calcext:value-type="float">
            <text:p>5,05883353765637</text:p>
          </table:table-cell>
          <table:table-cell table:formula="of:=[.P37]*[.$H$2]/[.H37]" office:value-type="float" office:value="1.9897083727262" calcext:value-type="float">
            <text:p>1,9897083727262</text:p>
          </table:table-cell>
        </table:table-row>
        <table:table-row table:style-name="ro1">
          <table:table-cell office:value-type="float" office:value="236255" calcext:value-type="float">
            <text:p>236255</text:p>
          </table:table-cell>
          <table:table-cell office:value-type="string" calcext:value-type="string">
            <text:p>GeForce GTX1050 Ti Palit StormX 4Gb (NE5105T018G1)</text:p>
          </table:table-cell>
          <table:table-cell office:value-type="float" office:value="1290" calcext:value-type="float">
            <text:p>1290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23120" calcext:value-type="float">
            <text:p>23120</text:p>
          </table:table-cell>
          <table:table-cell/>
          <table:table-cell table:formula="of:=([.C38]-[.$C$2])/[.$C$2]" office:value-type="float" office:value="0.375266524520256" calcext:value-type="float">
            <text:p>0,375266524520256</text:p>
          </table:table-cell>
          <table:table-cell table:formula="of:=([.D38]-[.$D$2])/[.$D$2]" office:value-type="float" office:value="0.484008528784648" calcext:value-type="float">
            <text:p>0,484008528784648</text:p>
          </table:table-cell>
          <table:table-cell table:formula="of:=([.E38]-[.$E$2])/[.$E$2]" office:value-type="float" office:value="1" calcext:value-type="float">
            <text:p>1</text:p>
          </table:table-cell>
          <table:table-cell table:formula="of:=([.F38]-[.$F$2])/[.$F$2]" office:value-type="float" office:value="6" calcext:value-type="float">
            <text:p>6</text:p>
          </table:table-cell>
          <table:table-cell table:formula="of:=([.G38]-[.$G$2])/[.$G$2]" office:value-type="float" office:value="1" calcext:value-type="float">
            <text:p>1</text:p>
          </table:table-cell>
          <table:table-cell/>
          <table:table-cell table:formula="of:=SQRT([.J38]^2+[.K38]^2+[.L38]^2+[.M38]^2+[.N38]^2)" office:value-type="float" office:value="6.19476304795928" calcext:value-type="float">
            <text:p>6,19476304795928</text:p>
          </table:table-cell>
          <table:table-cell table:formula="of:=[.P38]*[.$H$2]/[.H38]" office:value-type="float" office:value="1.07175831279572" calcext:value-type="float">
            <text:p>1,07175831279572</text:p>
          </table:table-cell>
        </table:table-row>
        <table:table-row table:style-name="ro1">
          <table:table-cell office:value-type="float" office:value="384243" calcext:value-type="float">
            <text:p>384243</text:p>
          </table:table-cell>
          <table:table-cell office:value-type="string" calcext:value-type="string">
            <text:p>GeForce GTX1660 Super Palit GP OC 6Gb (NE6166SS18J9-1160A-1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1200" calcext:value-type="float">
            <text:p>51200</text:p>
          </table:table-cell>
          <table:table-cell/>
          <table:table-cell table:formula="of:=([.C39]-[.$C$2])/[.$C$2]" office:value-type="float" office:value="0.631130063965885" calcext:value-type="float">
            <text:p>0,631130063965885</text:p>
          </table:table-cell>
          <table:table-cell table:formula="of:=([.D39]-[.$D$2])/[.$D$2]" office:value-type="float" office:value="0.950959488272921" calcext:value-type="float">
            <text:p>0,950959488272921</text:p>
          </table:table-cell>
          <table:table-cell table:formula="of:=([.E39]-[.$E$2])/[.$E$2]" office:value-type="float" office:value="2" calcext:value-type="float">
            <text:p>2</text:p>
          </table:table-cell>
          <table:table-cell table:formula="of:=([.F39]-[.$F$2])/[.$F$2]" office:value-type="float" office:value="13" calcext:value-type="float">
            <text:p>13</text:p>
          </table:table-cell>
          <table:table-cell table:formula="of:=([.G39]-[.$G$2])/[.$G$2]" office:value-type="float" office:value="2" calcext:value-type="float">
            <text:p>2</text:p>
          </table:table-cell>
          <table:table-cell/>
          <table:table-cell table:formula="of:=SQRT([.J39]^2+[.K39]^2+[.L39]^2+[.M39]^2+[.N39]^2)" office:value-type="float" office:value="13.353001501759" calcext:value-type="float">
            <text:p>13,353001501759</text:p>
          </table:table-cell>
          <table:table-cell table:formula="of:=[.P39]*[.$H$2]/[.H39]" office:value-type="float" office:value="1.04320324232492" calcext:value-type="float">
            <text:p>1,04320324232492</text:p>
          </table:table-cell>
        </table:table-row>
        <table:table-row table:style-name="ro1">
          <table:table-cell office:value-type="float" office:value="338496" calcext:value-type="float">
            <text:p>338496</text:p>
          </table:table-cell>
          <table:table-cell office:value-type="string" calcext:value-type="string">
            <text:p>GeForce GTX1660 Super INNO3D Twin X2 6Gb (N166S2-06D6-1712VA15L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2600" calcext:value-type="float">
            <text:p>52600</text:p>
          </table:table-cell>
          <table:table-cell/>
          <table:table-cell table:formula="of:=([.C40]-[.$C$2])/[.$C$2]" office:value-type="float" office:value="0.902985074626866" calcext:value-type="float">
            <text:p>0,902985074626866</text:p>
          </table:table-cell>
          <table:table-cell table:formula="of:=([.D40]-[.$D$2])/[.$D$2]" office:value-type="float" office:value="0.902985074626866" calcext:value-type="float">
            <text:p>0,902985074626866</text:p>
          </table:table-cell>
          <table:table-cell table:formula="of:=([.E40]-[.$E$2])/[.$E$2]" office:value-type="float" office:value="2" calcext:value-type="float">
            <text:p>2</text:p>
          </table:table-cell>
          <table:table-cell table:formula="of:=([.F40]-[.$F$2])/[.$F$2]" office:value-type="float" office:value="13" calcext:value-type="float">
            <text:p>13</text:p>
          </table:table-cell>
          <table:table-cell table:formula="of:=([.G40]-[.$G$2])/[.$G$2]" office:value-type="float" office:value="2" calcext:value-type="float">
            <text:p>2</text:p>
          </table:table-cell>
          <table:table-cell/>
          <table:table-cell table:formula="of:=SQRT([.J40]^2+[.K40]^2+[.L40]^2+[.M40]^2+[.N40]^2)" office:value-type="float" office:value="13.3652820430396" calcext:value-type="float">
            <text:p>13,3652820430396</text:p>
          </table:table-cell>
          <table:table-cell table:formula="of:=[.P40]*[.$H$2]/[.H40]" office:value-type="float" office:value="1.01637125802583" calcext:value-type="float">
            <text:p>1,01637125802583</text:p>
          </table:table-cell>
        </table:table-row>
        <table:table-row table:style-name="ro1">
          <table:table-cell office:value-type="float" office:value="337492" calcext:value-type="float">
            <text:p>337492</text:p>
          </table:table-cell>
          <table:table-cell office:value-type="string" calcext:value-type="string">
            <text:p>GeForce GTX1660 Super ASUS 6Gb (PH-GTX1660S-O6G)</text:p>
          </table:table-cell>
          <table:table-cell office:value-type="float" office:value="1530" calcext:value-type="float">
            <text:p>1530</text:p>
          </table:table-cell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53600" calcext:value-type="float">
            <text:p>53600</text:p>
          </table:table-cell>
          <table:table-cell/>
          <table:table-cell table:formula="of:=([.C41]-[.$C$2])/[.$C$2]" office:value-type="float" office:value="0.631130063965885" calcext:value-type="float">
            <text:p>0,631130063965885</text:p>
          </table:table-cell>
          <table:table-cell table:formula="of:=([.D41]-[.$D$2])/[.$D$2]" office:value-type="float" office:value="0.950959488272921" calcext:value-type="float">
            <text:p>0,950959488272921</text:p>
          </table:table-cell>
          <table:table-cell table:formula="of:=([.E41]-[.$E$2])/[.$E$2]" office:value-type="float" office:value="2" calcext:value-type="float">
            <text:p>2</text:p>
          </table:table-cell>
          <table:table-cell table:formula="of:=([.F41]-[.$F$2])/[.$F$2]" office:value-type="float" office:value="13.002" calcext:value-type="float">
            <text:p>13,002</text:p>
          </table:table-cell>
          <table:table-cell table:formula="of:=([.G41]-[.$G$2])/[.$G$2]" office:value-type="float" office:value="2" calcext:value-type="float">
            <text:p>2</text:p>
          </table:table-cell>
          <table:table-cell/>
          <table:table-cell table:formula="of:=SQRT([.J41]^2+[.K41]^2+[.L41]^2+[.M41]^2+[.N41]^2)" office:value-type="float" office:value="13.3549486373396" calcext:value-type="float">
            <text:p>13,3549486373396</text:p>
          </table:table-cell>
          <table:table-cell table:formula="of:=[.P41]*[.$H$2]/[.H41]" office:value-type="float" office:value="0.996637958010415" calcext:value-type="float">
            <text:p>0,996637958010415</text:p>
          </table:table-cell>
        </table:table-row>
        <table:table-row table:style-name="ro1">
          <table:table-cell office:value-type="float" office:value="336463" calcext:value-type="float">
            <text:p>336463</text:p>
          </table:table-cell>
          <table:table-cell office:value-type="string" calcext:value-type="string">
            <text:p>GeForce GTX1660 Super Zotac 6Gb (ZT-T16620F-10L)</text:p>
          </table:table-cell>
          <table:table-cell table:number-columns-repeated="2"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4400" calcext:value-type="float">
            <text:p>54400</text:p>
          </table:table-cell>
          <table:table-cell/>
          <table:table-cell table:formula="of:=([.C42]-[.$C$2])/[.$C$2]" office:value-type="float" office:value="0.902985074626866" calcext:value-type="float">
            <text:p>0,902985074626866</text:p>
          </table:table-cell>
          <table:table-cell table:formula="of:=([.D42]-[.$D$2])/[.$D$2]" office:value-type="float" office:value="0.902985074626866" calcext:value-type="float">
            <text:p>0,902985074626866</text:p>
          </table:table-cell>
          <table:table-cell table:formula="of:=([.E42]-[.$E$2])/[.$E$2]" office:value-type="float" office:value="2" calcext:value-type="float">
            <text:p>2</text:p>
          </table:table-cell>
          <table:table-cell table:formula="of:=([.F42]-[.$F$2])/[.$F$2]" office:value-type="float" office:value="13" calcext:value-type="float">
            <text:p>13</text:p>
          </table:table-cell>
          <table:table-cell table:formula="of:=([.G42]-[.$G$2])/[.$G$2]" office:value-type="float" office:value="2" calcext:value-type="float">
            <text:p>2</text:p>
          </table:table-cell>
          <table:table-cell/>
          <table:table-cell table:formula="of:=SQRT([.J42]^2+[.K42]^2+[.L42]^2+[.M42]^2+[.N42]^2)" office:value-type="float" office:value="13.3652820430396" calcext:value-type="float">
            <text:p>13,3652820430396</text:p>
          </table:table-cell>
          <table:table-cell table:formula="of:=[.P42]*[.$H$2]/[.H42]" office:value-type="float" office:value="0.982741326694091" calcext:value-type="float">
            <text:p>0,982741326694091</text:p>
          </table:table-cell>
        </table:table-row>
        <table:table-row table:style-name="ro1">
          <table:table-cell office:value-type="float" office:value="387571" calcext:value-type="float">
            <text:p>387571</text:p>
          </table:table-cell>
          <table:table-cell office:value-type="string" calcext:value-type="string">
            <text:p>GeForce GTX1660 Super ASUS 6Gb (DUAL-GTX1660S-6G-MINI)</text:p>
          </table:table-cell>
          <table:table-cell office:value-type="float" office:value="1530" calcext:value-type="float">
            <text:p>1530</text:p>
          </table:table-cell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office:value-type="float" office:value="14002" calcext:value-type="float">
            <text:p>14002</text:p>
          </table:table-cell>
          <table:table-cell office:value-type="float" office:value="192" calcext:value-type="float">
            <text:p>192</text:p>
          </table:table-cell>
          <table:table-cell office:value-type="float" office:value="54700" calcext:value-type="float">
            <text:p>54700</text:p>
          </table:table-cell>
          <table:table-cell/>
          <table:table-cell table:formula="of:=([.C43]-[.$C$2])/[.$C$2]" office:value-type="float" office:value="0.631130063965885" calcext:value-type="float">
            <text:p>0,631130063965885</text:p>
          </table:table-cell>
          <table:table-cell table:formula="of:=([.D43]-[.$D$2])/[.$D$2]" office:value-type="float" office:value="0.934968017057569" calcext:value-type="float">
            <text:p>0,934968017057569</text:p>
          </table:table-cell>
          <table:table-cell table:formula="of:=([.E43]-[.$E$2])/[.$E$2]" office:value-type="float" office:value="2" calcext:value-type="float">
            <text:p>2</text:p>
          </table:table-cell>
          <table:table-cell table:formula="of:=([.F43]-[.$F$2])/[.$F$2]" office:value-type="float" office:value="13.002" calcext:value-type="float">
            <text:p>13,002</text:p>
          </table:table-cell>
          <table:table-cell table:formula="of:=([.G43]-[.$G$2])/[.$G$2]" office:value-type="float" office:value="2" calcext:value-type="float">
            <text:p>2</text:p>
          </table:table-cell>
          <table:table-cell/>
          <table:table-cell table:formula="of:=SQRT([.J43]^2+[.K43]^2+[.L43]^2+[.M43]^2+[.N43]^2)" office:value-type="float" office:value="13.3538194667504" calcext:value-type="float">
            <text:p>13,3538194667504</text:p>
          </table:table-cell>
          <table:table-cell table:formula="of:=[.P43]*[.$H$2]/[.H43]" office:value-type="float" office:value="0.976513306526538" calcext:value-type="float">
            <text:p>0,976513306526538</text:p>
          </table:table-cell>
        </table:table-row>
        <table:table-row table:style-name="ro1">
          <table:table-cell office:value-type="float" office:value="326392" calcext:value-type="float">
            <text:p>326392</text:p>
          </table:table-cell>
          <table:table-cell office:value-type="string" calcext:value-type="string">
            <text:p>GeForce RTX2060 INNO3D Twin X2 6Gb (N20602-06D6-1710VA15L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5300" calcext:value-type="float">
            <text:p>55300</text:p>
          </table:table-cell>
          <table:table-cell/>
          <table:table-cell table:formula="of:=([.C44]-[.$C$2])/[.$C$2]" office:value-type="float" office:value="0.791044776119403" calcext:value-type="float">
            <text:p>0,791044776119403</text:p>
          </table:table-cell>
          <table:table-cell table:formula="of:=([.D44]-[.$D$2])/[.$D$2]" office:value-type="float" office:value="0.791044776119403" calcext:value-type="float">
            <text:p>0,791044776119403</text:p>
          </table:table-cell>
          <table:table-cell table:formula="of:=([.E44]-[.$E$2])/[.$E$2]" office:value-type="float" office:value="2" calcext:value-type="float">
            <text:p>2</text:p>
          </table:table-cell>
          <table:table-cell table:formula="of:=([.F44]-[.$F$2])/[.$F$2]" office:value-type="float" office:value="13" calcext:value-type="float">
            <text:p>13</text:p>
          </table:table-cell>
          <table:table-cell table:formula="of:=([.G44]-[.$G$2])/[.$G$2]" office:value-type="float" office:value="2" calcext:value-type="float">
            <text:p>2</text:p>
          </table:table-cell>
          <table:table-cell/>
          <table:table-cell table:formula="of:=SQRT([.J44]^2+[.K44]^2+[.L44]^2+[.M44]^2+[.N44]^2)" office:value-type="float" office:value="13.3510862357956" calcext:value-type="float">
            <text:p>13,3510862357956</text:p>
          </table:table-cell>
          <table:table-cell table:formula="of:=[.P44]*[.$H$2]/[.H44]" office:value-type="float" office:value="0.965720523384856" calcext:value-type="float">
            <text:p>0,965720523384856</text:p>
          </table:table-cell>
        </table:table-row>
        <table:table-row table:style-name="ro1">
          <table:table-cell office:value-type="float" office:value="329398" calcext:value-type="float">
            <text:p>329398</text:p>
          </table:table-cell>
          <table:table-cell office:value-type="string" calcext:value-type="string">
            <text:p>GeForce RTX2060 Zotac Gaming 6Gb (ZT-T20600H-10M)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5400" calcext:value-type="float">
            <text:p>55400</text:p>
          </table:table-cell>
          <table:table-cell/>
          <table:table-cell table:formula="of:=([.C45]-[.$C$2])/[.$C$2]" office:value-type="float" office:value="0.791044776119403" calcext:value-type="float">
            <text:p>0,791044776119403</text:p>
          </table:table-cell>
          <table:table-cell table:formula="of:=([.D45]-[.$D$2])/[.$D$2]" office:value-type="float" office:value="0.791044776119403" calcext:value-type="float">
            <text:p>0,791044776119403</text:p>
          </table:table-cell>
          <table:table-cell table:formula="of:=([.E45]-[.$E$2])/[.$E$2]" office:value-type="float" office:value="2" calcext:value-type="float">
            <text:p>2</text:p>
          </table:table-cell>
          <table:table-cell table:formula="of:=([.F45]-[.$F$2])/[.$F$2]" office:value-type="float" office:value="13" calcext:value-type="float">
            <text:p>13</text:p>
          </table:table-cell>
          <table:table-cell table:formula="of:=([.G45]-[.$G$2])/[.$G$2]" office:value-type="float" office:value="2" calcext:value-type="float">
            <text:p>2</text:p>
          </table:table-cell>
          <table:table-cell/>
          <table:table-cell table:formula="of:=SQRT([.J45]^2+[.K45]^2+[.L45]^2+[.M45]^2+[.N45]^2)" office:value-type="float" office:value="13.3510862357956" calcext:value-type="float">
            <text:p>13,3510862357956</text:p>
          </table:table-cell>
          <table:table-cell table:formula="of:=[.P45]*[.$H$2]/[.H45]" office:value-type="float" office:value="0.963977345544811" calcext:value-type="float">
            <text:p>0,963977345544811</text:p>
          </table:table-cell>
        </table:table-row>
        <table:table-row table:style-name="ro1">
          <table:table-cell office:value-type="float" office:value="314056" calcext:value-type="float">
            <text:p>314056</text:p>
          </table:table-cell>
          <table:table-cell office:value-type="string" calcext:value-type="string">
            <text:p>GeForce RTX2060 Gigabyte 6Gb (GV-N2060OC-6GD V2)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6400" calcext:value-type="float">
            <text:p>56400</text:p>
          </table:table-cell>
          <table:table-cell/>
          <table:table-cell table:formula="of:=([.C46]-[.$C$2])/[.$C$2]" office:value-type="float" office:value="0.871002132196162" calcext:value-type="float">
            <text:p>0,871002132196162</text:p>
          </table:table-cell>
          <table:table-cell table:formula="of:=([.D46]-[.$D$2])/[.$D$2]" office:value-type="float" office:value="0.871002132196162" calcext:value-type="float">
            <text:p>0,871002132196162</text:p>
          </table:table-cell>
          <table:table-cell table:formula="of:=([.E46]-[.$E$2])/[.$E$2]" office:value-type="float" office:value="2" calcext:value-type="float">
            <text:p>2</text:p>
          </table:table-cell>
          <table:table-cell table:formula="of:=([.F46]-[.$F$2])/[.$F$2]" office:value-type="float" office:value="13" calcext:value-type="float">
            <text:p>13</text:p>
          </table:table-cell>
          <table:table-cell table:formula="of:=([.G46]-[.$G$2])/[.$G$2]" office:value-type="float" office:value="2" calcext:value-type="float">
            <text:p>2</text:p>
          </table:table-cell>
          <table:table-cell/>
          <table:table-cell table:formula="of:=SQRT([.J46]^2+[.K46]^2+[.L46]^2+[.M46]^2+[.N46]^2)" office:value-type="float" office:value="13.3610362408228" calcext:value-type="float">
            <text:p>13,3610362408228</text:p>
          </table:table-cell>
          <table:table-cell table:formula="of:=[.P46]*[.$H$2]/[.H46]" office:value-type="float" office:value="0.947591222753391" calcext:value-type="float">
            <text:p>0,947591222753391</text:p>
          </table:table-cell>
        </table:table-row>
        <table:table-row table:style-name="ro1">
          <table:table-cell office:value-type="float" office:value="342796" calcext:value-type="float">
            <text:p>342796</text:p>
          </table:table-cell>
          <table:table-cell office:value-type="string" calcext:value-type="string">
            <text:p>GeForce GTX1660 Super EVGA SC ULTRA GAMING 6Gb (06G-P4-1068-KR)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7300" calcext:value-type="float">
            <text:p>57300</text:p>
          </table:table-cell>
          <table:table-cell/>
          <table:table-cell table:formula="of:=([.C47]-[.$C$2])/[.$C$2]" office:value-type="float" office:value="0.950959488272921" calcext:value-type="float">
            <text:p>0,950959488272921</text:p>
          </table:table-cell>
          <table:table-cell table:formula="of:=([.D47]-[.$D$2])/[.$D$2]" office:value-type="float" office:value="0.950959488272921" calcext:value-type="float">
            <text:p>0,950959488272921</text:p>
          </table:table-cell>
          <table:table-cell table:formula="of:=([.E47]-[.$E$2])/[.$E$2]" office:value-type="float" office:value="2" calcext:value-type="float">
            <text:p>2</text:p>
          </table:table-cell>
          <table:table-cell table:formula="of:=([.F47]-[.$F$2])/[.$F$2]" office:value-type="float" office:value="13" calcext:value-type="float">
            <text:p>13</text:p>
          </table:table-cell>
          <table:table-cell table:formula="of:=([.G47]-[.$G$2])/[.$G$2]" office:value-type="float" office:value="2" calcext:value-type="float">
            <text:p>2</text:p>
          </table:table-cell>
          <table:table-cell/>
          <table:table-cell table:formula="of:=SQRT([.J47]^2+[.K47]^2+[.L47]^2+[.M47]^2+[.N47]^2)" office:value-type="float" office:value="13.371935084223" calcext:value-type="float">
            <text:p>13,371935084223</text:p>
          </table:table-cell>
          <table:table-cell table:formula="of:=[.P47]*[.$H$2]/[.H47]" office:value-type="float" office:value="0.933468417746803" calcext:value-type="float">
            <text:p>0,933468417746803</text:p>
          </table:table-cell>
        </table:table-row>
        <table:table-row table:style-name="ro1">
          <table:table-cell office:value-type="float" office:value="384643" calcext:value-type="float">
            <text:p>384643</text:p>
          </table:table-cell>
          <table:table-cell office:value-type="string" calcext:value-type="string">
            <text:p>GeForce RTX2060 Palit Dual OC 6Gb (NE62060S18J9-1160A-1)</text:p>
          </table:table-cell>
          <table:table-cell office:value-type="float" office:value="1365" calcext:value-type="float">
            <text:p>1365</text:p>
          </table:table-cell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office:value-type="float" office:value="57800" calcext:value-type="float">
            <text:p>57800</text:p>
          </table:table-cell>
          <table:table-cell/>
          <table:table-cell table:formula="of:=([.C48]-[.$C$2])/[.$C$2]" office:value-type="float" office:value="0.455223880597015" calcext:value-type="float">
            <text:p>0,455223880597015</text:p>
          </table:table-cell>
          <table:table-cell table:formula="of:=([.D48]-[.$D$2])/[.$D$2]" office:value-type="float" office:value="0.839019189765458" calcext:value-type="float">
            <text:p>0,839019189765458</text:p>
          </table:table-cell>
          <table:table-cell table:formula="of:=([.E48]-[.$E$2])/[.$E$2]" office:value-type="float" office:value="2" calcext:value-type="float">
            <text:p>2</text:p>
          </table:table-cell>
          <table:table-cell table:formula="of:=([.F48]-[.$F$2])/[.$F$2]" office:value-type="float" office:value="13" calcext:value-type="float">
            <text:p>13</text:p>
          </table:table-cell>
          <table:table-cell table:formula="of:=([.G48]-[.$G$2])/[.$G$2]" office:value-type="float" office:value="2" calcext:value-type="float">
            <text:p>2</text:p>
          </table:table-cell>
          <table:table-cell/>
          <table:table-cell table:formula="of:=SQRT([.J48]^2+[.K48]^2+[.L48]^2+[.M48]^2+[.N48]^2)" office:value-type="float" office:value="13.3383350528565" calcext:value-type="float">
            <text:p>13,3383350528565</text:p>
          </table:table-cell>
          <table:table-cell table:formula="of:=[.P48]*[.$H$2]/[.H48]" office:value-type="float" office:value="0.923068169747855" calcext:value-type="float">
            <text:p>0,923068169747855</text:p>
          </table:table-cell>
        </table:table-row>
        <table:table-row table:style-name="ro1">
          <table:table-cell office:value-type="float" office:value="383942" calcext:value-type="float">
            <text:p>383942</text:p>
          </table:table-cell>
          <table:table-cell office:value-type="string" calcext:value-type="string">
            <text:p>GeForce RTX2060 Super Palit Dual 8Gb (NE6206S018P2-1160A-1)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71900" calcext:value-type="float">
            <text:p>71900</text:p>
          </table:table-cell>
          <table:table-cell/>
          <table:table-cell table:formula="of:=([.C49]-[.$C$2])/[.$C$2]" office:value-type="float" office:value="0.567164179104478" calcext:value-type="float">
            <text:p>0,567164179104478</text:p>
          </table:table-cell>
          <table:table-cell table:formula="of:=([.D49]-[.$D$2])/[.$D$2]" office:value-type="float" office:value="0.759061833688699" calcext:value-type="float">
            <text:p>0,759061833688699</text:p>
          </table:table-cell>
          <table:table-cell table:formula="of:=([.E49]-[.$E$2])/[.$E$2]" office:value-type="float" office:value="3" calcext:value-type="float">
            <text:p>3</text:p>
          </table:table-cell>
          <table:table-cell table:formula="of:=([.F49]-[.$F$2])/[.$F$2]" office:value-type="float" office:value="13" calcext:value-type="float">
            <text:p>13</text:p>
          </table:table-cell>
          <table:table-cell table:formula="of:=([.G49]-[.$G$2])/[.$G$2]" office:value-type="float" office:value="3" calcext:value-type="float">
            <text:p>3</text:p>
          </table:table-cell>
          <table:table-cell/>
          <table:table-cell table:formula="of:=SQRT([.J49]^2+[.K49]^2+[.L49]^2+[.M49]^2+[.N49]^2)" office:value-type="float" office:value="13.707583670123" calcext:value-type="float">
            <text:p>13,707583670123</text:p>
          </table:table-cell>
          <table:table-cell table:formula="of:=[.P49]*[.$H$2]/[.H49]" office:value-type="float" office:value="0.762591581091682" calcext:value-type="float">
            <text:p>0,762591581091682</text:p>
          </table:table-cell>
        </table:table-row>
        <table:table-row table:style-name="ro1">
          <table:table-cell office:value-type="float" office:value="371047" calcext:value-type="float">
            <text:p>371047</text:p>
          </table:table-cell>
          <table:table-cell office:value-type="string" calcext:value-type="string">
            <text:p>GeForce RTX2080 Super Dell 8Gb (490-BFWD) OEM</text:p>
          </table:table-cell>
          <table:table-cell office:value-type="float" office:value="1650" calcext:value-type="float">
            <text:p>1650</text:p>
          </table:table-cell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5500" calcext:value-type="float">
            <text:p>15500</text:p>
          </table:table-cell>
          <table:table-cell office:value-type="float" office:value="256" calcext:value-type="float">
            <text:p>256</text:p>
          </table:table-cell>
          <table:table-cell office:value-type="float" office:value="89670" calcext:value-type="float">
            <text:p>89670</text:p>
          </table:table-cell>
          <table:table-cell/>
          <table:table-cell table:formula="of:=([.C50]-[.$C$2])/[.$C$2]" office:value-type="float" office:value="0.759061833688699" calcext:value-type="float">
            <text:p>0,759061833688699</text:p>
          </table:table-cell>
          <table:table-cell table:formula="of:=([.D50]-[.$D$2])/[.$D$2]" office:value-type="float" office:value="0.934968017057569" calcext:value-type="float">
            <text:p>0,934968017057569</text:p>
          </table:table-cell>
          <table:table-cell table:formula="of:=([.E50]-[.$E$2])/[.$E$2]" office:value-type="float" office:value="3" calcext:value-type="float">
            <text:p>3</text:p>
          </table:table-cell>
          <table:table-cell table:formula="of:=([.F50]-[.$F$2])/[.$F$2]" office:value-type="float" office:value="14.5" calcext:value-type="float">
            <text:p>14,5</text:p>
          </table:table-cell>
          <table:table-cell table:formula="of:=([.G50]-[.$G$2])/[.$G$2]" office:value-type="float" office:value="3" calcext:value-type="float">
            <text:p>3</text:p>
          </table:table-cell>
          <table:table-cell/>
          <table:table-cell table:formula="of:=SQRT([.J50]^2+[.K50]^2+[.L50]^2+[.M50]^2+[.N50]^2)" office:value-type="float" office:value="15.1558681724368" calcext:value-type="float">
            <text:p>15,1558681724368</text:p>
          </table:table-cell>
          <table:table-cell table:formula="of:=[.P50]*[.$H$2]/[.H50]" office:value-type="float" office:value="0.676073075607754" calcext:value-type="float">
            <text:p>0,676073075607754</text:p>
          </table:table-cell>
        </table:table-row>
        <table:table-row table:style-name="ro1">
          <table:table-cell office:value-type="float" office:value="370465" calcext:value-type="float">
            <text:p>370465</text:p>
          </table:table-cell>
          <table:table-cell office:value-type="string" calcext:value-type="string">
            <text:p>GeForce RTX3070 Gigabyte 8Gb (GV-N3070EAGLE OC-8GD)</text:p>
          </table:table-cell>
          <table:table-cell office:value-type="float" office:value="1500" calcext:value-type="float">
            <text:p>1500</text:p>
          </table:table-cell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131800" calcext:value-type="float">
            <text:p>131800</text:p>
          </table:table-cell>
          <table:table-cell/>
          <table:table-cell table:formula="of:=([.C51]-[.$C$2])/[.$C$2]" office:value-type="float" office:value="0.599147121535181" calcext:value-type="float">
            <text:p>0,599147121535181</text:p>
          </table:table-cell>
          <table:table-cell table:formula="of:=([.D51]-[.$D$2])/[.$D$2]" office:value-type="float" office:value="0.886993603411514" calcext:value-type="float">
            <text:p>0,886993603411514</text:p>
          </table:table-cell>
          <table:table-cell table:formula="of:=([.E51]-[.$E$2])/[.$E$2]" office:value-type="float" office:value="3" calcext:value-type="float">
            <text:p>3</text:p>
          </table:table-cell>
          <table:table-cell table:formula="of:=([.F51]-[.$F$2])/[.$F$2]" office:value-type="float" office:value="13" calcext:value-type="float">
            <text:p>13</text:p>
          </table:table-cell>
          <table:table-cell table:formula="of:=([.G51]-[.$G$2])/[.$G$2]" office:value-type="float" office:value="3" calcext:value-type="float">
            <text:p>3</text:p>
          </table:table-cell>
          <table:table-cell/>
          <table:table-cell table:formula="of:=SQRT([.J51]^2+[.K51]^2+[.L51]^2+[.M51]^2+[.N51]^2)" office:value-type="float" office:value="13.716622577214" calcext:value-type="float">
            <text:p>13,716622577214</text:p>
          </table:table-cell>
          <table:table-cell table:formula="of:=[.P51]*[.$H$2]/[.H51]" office:value-type="float" office:value="0.416285965924552" calcext:value-type="float">
            <text:p>0,416285965924552</text:p>
          </table:table-cell>
        </table:table-row>
        <table:table-row table:style-name="ro1">
          <table:table-cell office:value-type="float" office:value="370060" calcext:value-type="float">
            <text:p>370060</text:p>
          </table:table-cell>
          <table:table-cell office:value-type="string" calcext:value-type="string">
            <text:p>GeForce RTX3070 Palit GamingPro 8Gb (NE63070019P2-1041A)</text:p>
          </table:table-cell>
          <table:table-cell office:value-type="float" office:value="1500" calcext:value-type="float">
            <text:p>1500</text:p>
          </table:table-cell>
          <table:table-cell office:value-type="float" office:value="1725" calcext:value-type="float">
            <text:p>172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132300" calcext:value-type="float">
            <text:p>132300</text:p>
          </table:table-cell>
          <table:table-cell/>
          <table:table-cell table:formula="of:=([.C52]-[.$C$2])/[.$C$2]" office:value-type="float" office:value="0.599147121535181" calcext:value-type="float">
            <text:p>0,599147121535181</text:p>
          </table:table-cell>
          <table:table-cell table:formula="of:=([.D52]-[.$D$2])/[.$D$2]" office:value-type="float" office:value="0.839019189765458" calcext:value-type="float">
            <text:p>0,839019189765458</text:p>
          </table:table-cell>
          <table:table-cell table:formula="of:=([.E52]-[.$E$2])/[.$E$2]" office:value-type="float" office:value="3" calcext:value-type="float">
            <text:p>3</text:p>
          </table:table-cell>
          <table:table-cell table:formula="of:=([.F52]-[.$F$2])/[.$F$2]" office:value-type="float" office:value="13" calcext:value-type="float">
            <text:p>13</text:p>
          </table:table-cell>
          <table:table-cell table:formula="of:=([.G52]-[.$G$2])/[.$G$2]" office:value-type="float" office:value="3" calcext:value-type="float">
            <text:p>3</text:p>
          </table:table-cell>
          <table:table-cell/>
          <table:table-cell table:formula="of:=SQRT([.J52]^2+[.K52]^2+[.L52]^2+[.M52]^2+[.N52]^2)" office:value-type="float" office:value="13.7136038470578" calcext:value-type="float">
            <text:p>13,7136038470578</text:p>
          </table:table-cell>
          <table:table-cell table:formula="of:=[.P52]*[.$H$2]/[.H52]" office:value-type="float" office:value="0.414621431505905" calcext:value-type="float">
            <text:p>0,414621431505905</text:p>
          </table:table-cell>
        </table:table-row>
        <table:table-row table:style-name="ro1">
          <table:table-cell office:value-type="float" office:value="371800" calcext:value-type="float">
            <text:p>371800</text:p>
          </table:table-cell>
          <table:table-cell office:value-type="string" calcext:value-type="string">
            <text:p>GeForce RTX3070 ASUS 8Gb (TUF-RTX3070-O8G-GAMING)</text:p>
          </table:table-cell>
          <table:table-cell office:value-type="float" office:value="1500" calcext:value-type="float">
            <text:p>1500</text:p>
          </table:table-cell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138900" calcext:value-type="float">
            <text:p>138900</text:p>
          </table:table-cell>
          <table:table-cell/>
          <table:table-cell table:formula="of:=([.C53]-[.$C$2])/[.$C$2]" office:value-type="float" office:value="0.599147121535181" calcext:value-type="float">
            <text:p>0,599147121535181</text:p>
          </table:table-cell>
          <table:table-cell table:formula="of:=([.D53]-[.$D$2])/[.$D$2]" office:value-type="float" office:value="0.966950959488273" calcext:value-type="float">
            <text:p>0,966950959488273</text:p>
          </table:table-cell>
          <table:table-cell table:formula="of:=([.E53]-[.$E$2])/[.$E$2]" office:value-type="float" office:value="3" calcext:value-type="float">
            <text:p>3</text:p>
          </table:table-cell>
          <table:table-cell table:formula="of:=([.F53]-[.$F$2])/[.$F$2]" office:value-type="float" office:value="13" calcext:value-type="float">
            <text:p>13</text:p>
          </table:table-cell>
          <table:table-cell table:formula="of:=([.G53]-[.$G$2])/[.$G$2]" office:value-type="float" office:value="3" calcext:value-type="float">
            <text:p>3</text:p>
          </table:table-cell>
          <table:table-cell/>
          <table:table-cell table:formula="of:=SQRT([.J53]^2+[.K53]^2+[.L53]^2+[.M53]^2+[.N53]^2)" office:value-type="float" office:value="13.7220250484868" calcext:value-type="float">
            <text:p>13,7220250484868</text:p>
          </table:table-cell>
          <table:table-cell table:formula="of:=[.P53]*[.$H$2]/[.H53]" office:value-type="float" office:value="0.395162708379749" calcext:value-type="float">
            <text:p>0,395162708379749</text:p>
          </table:table-cell>
        </table:table-row>
        <table:table-row table:style-name="ro1">
          <table:table-cell office:value-type="float" office:value="373589" calcext:value-type="float">
            <text:p>373589</text:p>
          </table:table-cell>
          <table:table-cell office:value-type="string" calcext:value-type="string">
            <text:p>GeForce RTX3070 INNO3D iChill X4 8Gb (C30704-08D6X-1710VA35)</text:p>
          </table:table-cell>
          <table:table-cell office:value-type="float" office:value="1500" calcext:value-type="float">
            <text:p>1500</text:p>
          </table:table-cell>
          <table:table-cell office:value-type="float" office:value="1785" calcext:value-type="float">
            <text:p>1785</text:p>
          </table:table-cell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</text:p>
          </table:table-cell>
          <table:table-cell office:value-type="float" office:value="256" calcext:value-type="float">
            <text:p>256</text:p>
          </table:table-cell>
          <table:table-cell office:value-type="float" office:value="140100" calcext:value-type="float">
            <text:p>140100</text:p>
          </table:table-cell>
          <table:table-cell/>
          <table:table-cell table:formula="of:=([.C54]-[.$C$2])/[.$C$2]" office:value-type="float" office:value="0.599147121535181" calcext:value-type="float">
            <text:p>0,599147121535181</text:p>
          </table:table-cell>
          <table:table-cell table:formula="of:=([.D54]-[.$D$2])/[.$D$2]" office:value-type="float" office:value="0.902985074626866" calcext:value-type="float">
            <text:p>0,902985074626866</text:p>
          </table:table-cell>
          <table:table-cell table:formula="of:=([.E54]-[.$E$2])/[.$E$2]" office:value-type="float" office:value="3" calcext:value-type="float">
            <text:p>3</text:p>
          </table:table-cell>
          <table:table-cell table:formula="of:=([.F54]-[.$F$2])/[.$F$2]" office:value-type="float" office:value="13" calcext:value-type="float">
            <text:p>13</text:p>
          </table:table-cell>
          <table:table-cell table:formula="of:=([.G54]-[.$G$2])/[.$G$2]" office:value-type="float" office:value="3" calcext:value-type="float">
            <text:p>3</text:p>
          </table:table-cell>
          <table:table-cell/>
          <table:table-cell table:formula="of:=SQRT([.J54]^2+[.K54]^2+[.L54]^2+[.M54]^2+[.N54]^2)" office:value-type="float" office:value="13.7176659573793" calcext:value-type="float">
            <text:p>13,7176659573793</text:p>
          </table:table-cell>
          <table:table-cell table:formula="of:=[.P54]*[.$H$2]/[.H54]" office:value-type="float" office:value="0.391653560524748" calcext:value-type="float">
            <text:p>0,391653560524748</text:p>
          </table:table-cell>
        </table:table-row>
        <table:table-row table:style-name="ro1">
          <table:table-cell office:value-type="float" office:value="369047" calcext:value-type="float">
            <text:p>369047</text:p>
          </table:table-cell>
          <table:table-cell office:value-type="string" calcext:value-type="string">
            <text:p>GeForce RTX3080 INNO3D iChill X3 10Gb (C30803-106XX-1810VA37)</text:p>
          </table:table-cell>
          <table:table-cell office:value-type="float" office:value="1440" calcext:value-type="float">
            <text:p>1440</text:p>
          </table:table-cell>
          <table:table-cell office:value-type="float" office:value="1770" calcext:value-type="float">
            <text:p>1770</text:p>
          </table:table-cell>
          <table:table-cell office:value-type="float" office:value="10" calcext:value-type="float">
            <text:p>10</text:p>
          </table:table-cell>
          <table:table-cell office:value-type="float" office:value="19000" calcext:value-type="float">
            <text:p>19000</text:p>
          </table:table-cell>
          <table:table-cell office:value-type="float" office:value="320" calcext:value-type="float">
            <text:p>320</text:p>
          </table:table-cell>
          <table:table-cell office:value-type="float" office:value="223900" calcext:value-type="float">
            <text:p>223900</text:p>
          </table:table-cell>
          <table:table-cell/>
          <table:table-cell table:formula="of:=([.C55]-[.$C$2])/[.$C$2]" office:value-type="float" office:value="0.535181236673774" calcext:value-type="float">
            <text:p>0,535181236673774</text:p>
          </table:table-cell>
          <table:table-cell table:formula="of:=([.D55]-[.$D$2])/[.$D$2]" office:value-type="float" office:value="0.886993603411514" calcext:value-type="float">
            <text:p>0,886993603411514</text:p>
          </table:table-cell>
          <table:table-cell table:formula="of:=([.E55]-[.$E$2])/[.$E$2]" office:value-type="float" office:value="4" calcext:value-type="float">
            <text:p>4</text:p>
          </table:table-cell>
          <table:table-cell table:formula="of:=([.F55]-[.$F$2])/[.$F$2]" office:value-type="float" office:value="18" calcext:value-type="float">
            <text:p>18</text:p>
          </table:table-cell>
          <table:table-cell table:formula="of:=([.G55]-[.$G$2])/[.$G$2]" office:value-type="float" office:value="4" calcext:value-type="float">
            <text:p>4</text:p>
          </table:table-cell>
          <table:table-cell/>
          <table:table-cell table:formula="of:=SQRT([.J55]^2+[.K55]^2+[.L55]^2+[.M55]^2+[.N55]^2)" office:value-type="float" office:value="18.8963799868806" calcext:value-type="float">
            <text:p>18,8963799868806</text:p>
          </table:table-cell>
          <table:table-cell table:formula="of:=[.P55]*[.$H$2]/[.H55]" office:value-type="float" office:value="0.337586064973302" calcext:value-type="float">
            <text:p>0,337586064973302</text:p>
          </table:table-cell>
        </table:table-row>
        <table:table-row table:style-name="ro1">
          <table:table-cell office:value-type="float" office:value="380193" calcext:value-type="float">
            <text:p>380193</text:p>
          </table:table-cell>
          <table:table-cell office:value-type="string" calcext:value-type="string">
            <text:p>GeForce RTX3090 Zotac Trinity OC 24Gb (ZT-A30900J-10P)</text:p>
          </table:table-cell>
          <table:table-cell office:value-type="float" office:value="1395" calcext:value-type="float">
            <text:p>1395</text:p>
          </table:table-cell>
          <table:table-cell office:value-type="float" office:value="1710" calcext:value-type="float">
            <text:p>1710</text:p>
          </table:table-cell>
          <table:table-cell office:value-type="float" office:value="24" calcext:value-type="float">
            <text:p>24</text:p>
          </table:table-cell>
          <table:table-cell office:value-type="float" office:value="19500" calcext:value-type="float">
            <text:p>19500</text:p>
          </table:table-cell>
          <table:table-cell office:value-type="float" office:value="384" calcext:value-type="float">
            <text:p>384</text:p>
          </table:table-cell>
          <table:table-cell office:value-type="float" office:value="268400" calcext:value-type="float">
            <text:p>268400</text:p>
          </table:table-cell>
          <table:table-cell/>
          <table:table-cell table:formula="of:=([.C56]-[.$C$2])/[.$C$2]" office:value-type="float" office:value="0.487206823027719" calcext:value-type="float">
            <text:p>0,487206823027719</text:p>
          </table:table-cell>
          <table:table-cell table:formula="of:=([.D56]-[.$D$2])/[.$D$2]" office:value-type="float" office:value="0.823027718550107" calcext:value-type="float">
            <text:p>0,823027718550107</text:p>
          </table:table-cell>
          <table:table-cell table:formula="of:=([.E56]-[.$E$2])/[.$E$2]" office:value-type="float" office:value="11" calcext:value-type="float">
            <text:p>11</text:p>
          </table:table-cell>
          <table:table-cell table:formula="of:=([.F56]-[.$F$2])/[.$F$2]" office:value-type="float" office:value="18.5" calcext:value-type="float">
            <text:p>18,5</text:p>
          </table:table-cell>
          <table:table-cell table:formula="of:=([.G56]-[.$G$2])/[.$G$2]" office:value-type="float" office:value="5" calcext:value-type="float">
            <text:p>5</text:p>
          </table:table-cell>
          <table:table-cell/>
          <table:table-cell table:formula="of:=SQRT([.J56]^2+[.K56]^2+[.L56]^2+[.M56]^2+[.N56]^2)" office:value-type="float" office:value="22.1170690895947" calcext:value-type="float">
            <text:p>22,1170690895947</text:p>
          </table:table-cell>
          <table:table-cell table:formula="of:=[.P56]*[.$H$2]/[.H56]" office:value-type="float" office:value="0.3296135482801" calcext:value-type="float">
            <text:p>0,3296135482801</text:p>
          </table:table-cell>
        </table:table-row>
      </table:table>
      <table:table table:name="folders" table:style-name="ta1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orrent</text:p>
          </table:table-cell>
          <table:table-cell table:formula="of:=SUM([.$A$1:.A1])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stall</text:p>
          </table:table-cell>
          <table:table-cell table:formula="of:=SUM([.$A$1:.A2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rtualBox VMs</text:p>
          </table:table-cell>
          <table:table-cell table:formula="of:=SUM([.$A$1:.A3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s</text:p>
          </table:table-cell>
          <table:table-cell table:formula="of:=SUM([.$A$1:.A4])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PlayOnLinux</text:p>
          </table:table-cell>
          <table:table-cell table:formula="of:=SUM([.$A$1:.A5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steam</text:p>
          </table:table-cell>
          <table:table-cell table:formula="of:=SUM([.$A$1:.A6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jects</text:p>
          </table:table-cell>
          <table:table-cell table:formula="of:=SUM([.$A$1:.A7]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loads</text:p>
          </table:table-cell>
          <table:table-cell table:formula="of:=SUM([.$A$1:.A8]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vagrant.d</text:p>
          </table:table-cell>
          <table:table-cell table:formula="of:=SUM([.$A$1:.A9])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string" calcext:value-type="string">
            <text:p>.wine</text:p>
          </table:table-cell>
          <table:table-cell table:formula="of:=SUM([.$A$1:.A10])" office:value-type="float" office:value="726.7" calcext:value-type="float">
            <text:p>726,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string" calcext:value-type="string">
            <text:p>.local</text:p>
          </table:table-cell>
          <table:table-cell table:formula="of:=SUM([.$A$1:.A11])" office:value-type="float" office:value="733.1" calcext:value-type="float">
            <text:p>733,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phone</text:p>
          </table:table-cell>
          <table:table-cell table:formula="of:=SUM([.$A$1:.A12])" office:value-type="float" office:value="738.6" calcext:value-type="float">
            <text:p>738,6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string" calcext:value-type="string">
            <text:p>photos</text:p>
          </table:table-cell>
          <table:table-cell table:formula="of:=SUM([.$A$1:.A13])" office:value-type="float" office:value="742.2" calcext:value-type="float">
            <text:p>742,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string" calcext:value-type="string">
            <text:p>temp</text:p>
          </table:table-cell>
          <table:table-cell table:formula="of:=SUM([.$A$1:.A14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string" calcext:value-type="string">
            <text:p>.IdeaIC2019.3</text:p>
          </table:table-cell>
          <table:table-cell table:formula="of:=SUM([.$A$1:.A15])" office:value-type="float" office:value="747.8" calcext:value-type="float">
            <text:p>747,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.IdeaIC2019.2</text:p>
          </table:table-cell>
          <table:table-cell table:formula="of:=SUM([.$A$1:.A16])" office:value-type="float" office:value="750.3" calcext:value-type="float">
            <text:p>750,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DOS</text:p>
          </table:table-cell>
          <table:table-cell table:formula="of:=SUM([.$A$1:.A17])" office:value-type="float" office:value="752.8" calcext:value-type="float">
            <text:p>752,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.IdeaIC2019.1</text:p>
          </table:table-cell>
          <table:table-cell table:formula="of:=SUM([.$A$1:.A18])" office:value-type="float" office:value="754.9" calcext:value-type="float">
            <text:p>754,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.IdeaIC2017.1</text:p>
          </table:table-cell>
          <table:table-cell table:formula="of:=SUM([.$A$1:.A19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IdeaIC2018.3</text:p>
          </table:table-cell>
          <table:table-cell table:formula="of:=SUM([.$A$1:.A20]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IdeaIC15</text:p>
          </table:table-cell>
          <table:table-cell table:formula="of:=SUM([.$A$1:.A21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string" calcext:value-type="string">
            <text:p>.IdeaIC2017.2</text:p>
          </table:table-cell>
          <table:table-cell table:formula="of:=SUM([.$A$1:.A22])" office:value-type="float" office:value="762.9" calcext:value-type="float">
            <text:p>762,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string" calcext:value-type="string">
            <text:p>.cache</text:p>
          </table:table-cell>
          <table:table-cell table:formula="of:=SUM([.$A$1:.A23])" office:value-type="float" office:value="764.8" calcext:value-type="float">
            <text:p>764,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.IdeaIC2016.2</text:p>
          </table:table-cell>
          <table:table-cell table:formula="of:=SUM([.$A$1:.A24])" office:value-type="float" office:value="766.4" calcext:value-type="float">
            <text:p>766,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.xsession-errors</text:p>
          </table:table-cell>
          <table:table-cell table:formula="of:=SUM([.$A$1:.A25])" office:value-type="float" office:value="767.8" calcext:value-type="float">
            <text:p>767,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.IdeaIC2016.1</text:p>
          </table:table-cell>
          <table:table-cell table:formula="of:=SUM([.$A$1:.A26])" office:value-type="float" office:value="769.1" calcext:value-type="float">
            <text:p>769,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.IdeaIC2017.3</text:p>
          </table:table-cell>
          <table:table-cell table:formula="of:=SUM([.$A$1:.A27])" office:value-type="float" office:value="770.3" calcext:value-type="float">
            <text:p>770,3</text:p>
          </table:table-cell>
        </table:table-row>
      </table:table>
      <table:table table:name="ssd" table:style-name="ta1">
        <table:shapes>
          <draw:frame draw:z-index="0" draw:style-name="gr1" draw:text-style-name="P1" svg:width="176.68mm" svg:height="130.95mm" svg:x="234.57mm" svg:y="66.67mm">
            <draw:object draw:notify-on-update-of-ranges="ssd.P2:ssd.P99 ssd.Q1:ssd.Q1 ssd.Q2:ssd.Q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umeGB</text:p>
          </table:table-cell>
          <table:table-cell office:value-type="string" calcext:value-type="string">
            <text:p>ReadSp</text:p>
          </table:table-cell>
          <table:table-cell office:value-type="string" calcext:value-type="string">
            <text:p>WriteSp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TBW/Vol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VolumeGB</text:p>
          </table:table-cell>
          <table:table-cell office:value-type="string" calcext:value-type="string">
            <text:p>ReadSp</text:p>
          </table:table-cell>
          <table:table-cell office:value-type="string" calcext:value-type="string">
            <text:p>WriteSp</text:p>
          </table:table-cell>
          <table:table-cell office:value-type="string" calcext:value-type="string">
            <text:p>TBW</text:p>
          </table:table-cell>
          <table:table-cell office:value-type="string" calcext:value-type="string">
            <text:p>TBW/Vol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285654" calcext:value-type="float">
            <text:p>285654</text:p>
          </table:table-cell>
          <table:table-cell office:value-type="string" calcext:value-type="string">
            <text:p>128Gb SSD Transcend MTE110 (TS128GMTE110S)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formula="of:=[.F2]/[.C2]" office:value-type="float" office:value="0.390625" calcext:value-type="float">
            <text:p>0,390625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([.F2]-[.$F$2])/[.$F$2]" office:value-type="float" office:value="0" calcext:value-type="float">
            <text:p>0</text:p>
          </table:table-cell>
          <table:table-cell table:formula="of:=([.G2]-[.$G$2])/[.$G$2]" office:value-type="float" office:value="0" calcext:value-type="float">
            <text:p>0</text:p>
          </table:table-cell>
          <table:table-cell/>
          <table:table-cell table:formula="of:=[.K2]" office:value-type="float" office:value="0" calcext:value-type="float">
            <text:p>0</text:p>
          </table:table-cell>
          <table:table-cell table:formula="of:=[.P2]/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29" calcext:value-type="float">
            <text:p>333229</text:p>
          </table:table-cell>
          <table:table-cell office:value-type="string" calcext:value-type="string">
            <text:p>512Gb SSD Gigabyte (GP-GSM2NE3512GNTD)</text:p>
          </table:table-cell>
          <table:table-cell office:value-type="float" office:value="512" calcext:value-type="float">
            <text:p>512</text:p>
          </table:table-cell>
          <table:table-cell office:value-type="float" office:value="1700" calcext:value-type="float">
            <text:p>1700</text:p>
          </table:table-cell>
          <table:table-cell office:value-type="float" office:value="1550" calcext:value-type="float">
            <text:p>1550</text:p>
          </table:table-cell>
          <table:table-cell office:value-type="float" office:value="800" calcext:value-type="float">
            <text:p>800</text:p>
          </table:table-cell>
          <table:table-cell table:formula="of:=[.F3]/[.C3]" office:value-type="float" office:value="1.5625" calcext:value-type="float">
            <text:p>1,5625</text:p>
          </table:table-cell>
          <table:table-cell office:value-type="float" office:value="6900" calcext:value-type="float">
            <text:p>6900</text:p>
          </table:table-cell>
          <table:table-cell/>
          <table:table-cell table:formula="of:=([.C3]-[.$C$2])/[.$C$2]" office:value-type="float" office:value="3" calcext:value-type="float">
            <text:p>3</text:p>
          </table:table-cell>
          <table:table-cell table:formula="of:=([.D3]-[.$D$2])/[.$D$2]"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table:formula="of:=([.F3]-[.$F$2])/[.$F$2]" office:value-type="float" office:value="15" calcext:value-type="float">
            <text:p>15</text:p>
          </table:table-cell>
          <table:table-cell table:formula="of:=([.G3]-[.$G$2])/[.$G$2]" office:value-type="float" office:value="3" calcext:value-type="float">
            <text:p>3</text:p>
          </table:table-cell>
          <table:table-cell/>
          <table:table-cell table:formula="of:=[.K3]" office:value-type="float" office:value="0.0625" calcext:value-type="float">
            <text:p>0,0625</text:p>
          </table:table-cell>
          <table:table-cell table:formula="of:=[.P3]/[.H3]" office:value-type="float" office:value="0.00000905797101449275" calcext:value-type="float">
            <text:p>9,05797101449275E-06</text:p>
          </table:table-cell>
        </table:table-row>
        <table:table-row table:style-name="ro1">
          <table:table-cell office:value-type="float" office:value="300377" calcext:value-type="float">
            <text:p>300377</text:p>
          </table:table-cell>
          <table:table-cell office:value-type="string" calcext:value-type="string">
            <text:p>500Gb SSD Crucial P1 (CT500P1SSD8)</text:p>
          </table:table-cell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100" calcext:value-type="float">
            <text:p>100</text:p>
          </table:table-cell>
          <table:table-cell table:formula="of:=[.F4]/[.C4]" office:value-type="float" office:value="0.2" calcext:value-type="float">
            <text:p>0,2</text:p>
          </table:table-cell>
          <table:table-cell office:value-type="float" office:value="6950" calcext:value-type="float">
            <text:p>6950</text:p>
          </table:table-cell>
          <table:table-cell/>
          <table:table-cell table:formula="of:=([.C4]-[.$C$2])/[.$C$2]" office:value-type="float" office:value="2.90625" calcext:value-type="float">
            <text:p>2,90625</text:p>
          </table:table-cell>
          <table:table-cell table:formula="of:=([.D4]-[.$D$2])/[.$D$2]" office:value-type="float" office:value="0.1875" calcext:value-type="float">
            <text:p>0,1875</text:p>
          </table:table-cell>
          <table:table-cell office:value-type="float" office:value="0" calcext:value-type="float">
            <text:p>0</text:p>
          </table:table-cell>
          <table:table-cell table:formula="of:=([.F4]-[.$F$2])/[.$F$2]" office:value-type="float" office:value="1" calcext:value-type="float">
            <text:p>1</text:p>
          </table:table-cell>
          <table:table-cell table:formula="of:=([.G4]-[.$G$2])/[.$G$2]" office:value-type="float" office:value="-0.488" calcext:value-type="float">
            <text:p>-0,488</text:p>
          </table:table-cell>
          <table:table-cell/>
          <table:table-cell table:formula="of:=[.K4]" office:value-type="float" office:value="0.1875" calcext:value-type="float">
            <text:p>0,1875</text:p>
          </table:table-cell>
          <table:table-cell table:formula="of:=[.P4]/[.H4]" office:value-type="float" office:value="0.0000269784172661871" calcext:value-type="float">
            <text:p>2,69784172661871E-05</text:p>
          </table:table-cell>
        </table:table-row>
        <table:table-row table:style-name="ro1">
          <table:table-cell office:value-type="float" office:value="275628" calcext:value-type="float">
            <text:p>275628</text:p>
          </table:table-cell>
          <table:table-cell office:value-type="string" calcext:value-type="string">
            <text:p>256Gb SSD Intel 760p Series (SSDPEKKW256G8XT)</text:p>
          </table:table-cell>
          <table:table-cell office:value-type="float" office:value="256" calcext:value-type="float">
            <text:p>256</text:p>
          </table:table-cell>
          <table:table-cell office:value-type="float" office:value="3210" calcext:value-type="float">
            <text:p>3210</text:p>
          </table:table-cell>
          <table:table-cell office:value-type="float" office:value="1315" calcext:value-type="float">
            <text:p>1315</text:p>
          </table:table-cell>
          <table:table-cell office:value-type="float" office:value="144" calcext:value-type="float">
            <text:p>144</text:p>
          </table:table-cell>
          <table:table-cell table:formula="of:=[.F5]/[.C5]" office:value-type="float" office:value="0.5625" calcext:value-type="float">
            <text:p>0,562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([.C5]-[.$C$2])/[.$C$2]" office:value-type="float" office:value="1" calcext:value-type="float">
            <text:p>1</text:p>
          </table:table-cell>
          <table:table-cell table:formula="of:=([.D5]-[.$D$2])/[.$D$2]" office:value-type="float" office:value="1.00625" calcext:value-type="float">
            <text:p>1,00625</text:p>
          </table:table-cell>
          <table:table-cell office:value-type="float" office:value="0" calcext:value-type="float">
            <text:p>0</text:p>
          </table:table-cell>
          <table:table-cell table:formula="of:=([.F5]-[.$F$2])/[.$F$2]" office:value-type="float" office:value="1.88" calcext:value-type="float">
            <text:p>1,88</text:p>
          </table:table-cell>
          <table:table-cell table:formula="of:=([.G5]-[.$G$2])/[.$G$2]" office:value-type="float" office:value="0.44" calcext:value-type="float">
            <text:p>0,44</text:p>
          </table:table-cell>
          <table:table-cell/>
          <table:table-cell table:formula="of:=[.K5]" office:value-type="float" office:value="1.00625" calcext:value-type="float">
            <text:p>1,00625</text:p>
          </table:table-cell>
          <table:table-cell table:formula="of:=[.P5]/[.H5]" office:value-type="float" office:value="0.000142730496453901" calcext:value-type="float">
            <text:p>0,000142730496454</text:p>
          </table:table-cell>
        </table:table-row>
        <table:table-row table:style-name="ro1">
          <table:table-cell office:value-type="float" office:value="286932" calcext:value-type="float">
            <text:p>286932</text:p>
          </table:table-cell>
          <table:table-cell office:value-type="string" calcext:value-type="string">
            <text:p>512Gb SSD Transcend MTE110 (TS512GMTE110S)</text:p>
          </table:table-cell>
          <table:table-cell office:value-type="float" office:value="512" calcext:value-type="float">
            <text:p>512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formula="of:=[.F6]/[.C6]" office:value-type="float" office:value="0.5859375" calcext:value-type="float">
            <text:p>0,5859375</text:p>
          </table:table-cell>
          <table:table-cell office:value-type="float" office:value="7340" calcext:value-type="float">
            <text:p>7340</text:p>
          </table:table-cell>
          <table:table-cell/>
          <table:table-cell table:formula="of:=([.C6]-[.$C$2])/[.$C$2]" office:value-type="float" office:value="3" calcext:value-type="float">
            <text:p>3</text:p>
          </table:table-cell>
          <table:table-cell table:formula="of:=([.D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6]-[.$F$2])/[.$F$2]" office:value-type="float" office:value="5" calcext:value-type="float">
            <text:p>5</text:p>
          </table:table-cell>
          <table:table-cell table:formula="of:=([.G6]-[.$G$2])/[.$G$2]" office:value-type="float" office:value="0.5" calcext:value-type="float">
            <text:p>0,5</text:p>
          </table:table-cell>
          <table:table-cell/>
          <table:table-cell table:formula="of:=[.K6]" office:value-type="float" office:value="0.125" calcext:value-type="float">
            <text:p>0,125</text:p>
          </table:table-cell>
          <table:table-cell table:formula="of:=[.P6]/[.H6]" office:value-type="float" office:value="0.0000170299727520436" calcext:value-type="float">
            <text:p>1,70299727520436E-05</text:p>
          </table:table-cell>
        </table:table-row>
        <table:table-row table:style-name="ro1">
          <table:table-cell office:value-type="float" office:value="307901" calcext:value-type="float">
            <text:p>307901</text:p>
          </table:table-cell>
          <table:table-cell office:value-type="string" calcext:value-type="string">
            <text:p>512Gb SSD ADATA XPG SX6000 Lite (ASX6000LN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]/[.C7]" office:value-type="float" office:value="1.66015625" calcext:value-type="float">
            <text:p>1,66015625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([.C7]-[.$C$2])/[.$C$2]" office:value-type="float" office:value="3" calcext:value-type="float">
            <text:p>3</text:p>
          </table:table-cell>
          <table:table-cell table:formula="of:=([.D7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7]-[.$F$2])/[.$F$2]" office:value-type="float" office:value="16" calcext:value-type="float">
            <text:p>16</text:p>
          </table:table-cell>
          <table:table-cell table:formula="of:=([.G7]-[.$G$2])/[.$G$2]" office:value-type="float" office:value="3.25" calcext:value-type="float">
            <text:p>3,25</text:p>
          </table:table-cell>
          <table:table-cell/>
          <table:table-cell table:formula="of:=[.K7]" office:value-type="float" office:value="0.125" calcext:value-type="float">
            <text:p>0,125</text:p>
          </table:table-cell>
          <table:table-cell table:formula="of:=[.P7]/[.H7]" office:value-type="float" office:value="0.0000166223404255319" calcext:value-type="float">
            <text:p>1,66223404255319E-05</text:p>
          </table:table-cell>
        </table:table-row>
        <table:table-row table:style-name="ro1">
          <table:table-cell office:value-type="float" office:value="312178" calcext:value-type="float">
            <text:p>312178</text:p>
          </table:table-cell>
          <table:table-cell office:value-type="string" calcext:value-type="string">
            <text:p>512Gb SSD Silicon Power P34A80 (SP512GBP34A80M28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300" calcext:value-type="float">
            <text:p>2300</text:p>
          </table:table-cell>
          <table:table-cell office:value-type="float" office:value="150" calcext:value-type="float">
            <text:p>150</text:p>
          </table:table-cell>
          <table:table-cell table:formula="of:=[.F8]/[.C8]" office:value-type="float" office:value="0.29296875" calcext:value-type="float">
            <text:p>0,29296875</text:p>
          </table:table-cell>
          <table:table-cell office:value-type="float" office:value="7530" calcext:value-type="float">
            <text:p>7530</text:p>
          </table:table-cell>
          <table:table-cell/>
          <table:table-cell table:formula="of:=([.C8]-[.$C$2])/[.$C$2]" office:value-type="float" office:value="3" calcext:value-type="float">
            <text:p>3</text:p>
          </table:table-cell>
          <table:table-cell table:formula="of:=([.D8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]-[.$F$2])/[.$F$2]" office:value-type="float" office:value="2" calcext:value-type="float">
            <text:p>2</text:p>
          </table:table-cell>
          <table:table-cell table:formula="of:=([.G8]-[.$G$2])/[.$G$2]" office:value-type="float" office:value="-0.25" calcext:value-type="float">
            <text:p>-0,25</text:p>
          </table:table-cell>
          <table:table-cell/>
          <table:table-cell table:formula="of:=[.K8]" office:value-type="float" office:value="1.125" calcext:value-type="float">
            <text:p>1,125</text:p>
          </table:table-cell>
          <table:table-cell table:formula="of:=[.P8]/[.H8]" office:value-type="float" office:value="0.000149402390438247" calcext:value-type="float">
            <text:p>0,000149402390438</text:p>
          </table:table-cell>
        </table:table-row>
        <table:table-row table:style-name="ro1">
          <table:table-cell office:value-type="float" office:value="336389" calcext:value-type="float">
            <text:p>336389</text:p>
          </table:table-cell>
          <table:table-cell office:value-type="string" calcext:value-type="string">
            <text:p>512Gb SSD Silicon Power P34A60 (SP512GBP34A60M28)</text:p>
          </table:table-cell>
          <table:table-cell office:value-type="float" office:value="512" calcext:value-type="float">
            <text:p>512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]/[.C9]" office:value-type="float" office:value="1.66015625" calcext:value-type="float">
            <text:p>1,66015625</text:p>
          </table:table-cell>
          <table:table-cell office:value-type="float" office:value="7610" calcext:value-type="float">
            <text:p>7610</text:p>
          </table:table-cell>
          <table:table-cell/>
          <table:table-cell table:formula="of:=([.C9]-[.$C$2])/[.$C$2]" office:value-type="float" office:value="3" calcext:value-type="float">
            <text:p>3</text:p>
          </table:table-cell>
          <table:table-cell table:formula="of:=([.D9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9]-[.$F$2])/[.$F$2]" office:value-type="float" office:value="16" calcext:value-type="float">
            <text:p>16</text:p>
          </table:table-cell>
          <table:table-cell table:formula="of:=([.G9]-[.$G$2])/[.$G$2]" office:value-type="float" office:value="3.25" calcext:value-type="float">
            <text:p>3,25</text:p>
          </table:table-cell>
          <table:table-cell/>
          <table:table-cell table:formula="of:=[.K9]" office:value-type="float" office:value="0.375" calcext:value-type="float">
            <text:p>0,375</text:p>
          </table:table-cell>
          <table:table-cell table:formula="of:=[.P9]/[.H9]" office:value-type="float" office:value="0.0000492772667542707" calcext:value-type="float">
            <text:p>4,92772667542707E-05</text:p>
          </table:table-cell>
        </table:table-row>
        <table:table-row table:style-name="ro1">
          <table:table-cell office:value-type="float" office:value="284336" calcext:value-type="float">
            <text:p>284336</text:p>
          </table:table-cell>
          <table:table-cell office:value-type="string" calcext:value-type="string">
            <text:p>256Gb SSD Intel 760p Series (SSDPEKKW256G801)</text:p>
          </table:table-cell>
          <table:table-cell office:value-type="float" office:value="256" calcext:value-type="float">
            <text:p>256</text:p>
          </table:table-cell>
          <table:table-cell office:value-type="float" office:value="3210" calcext:value-type="float">
            <text:p>3210</text:p>
          </table:table-cell>
          <table:table-cell office:value-type="float" office:value="1315" calcext:value-type="float">
            <text:p>1315</text:p>
          </table:table-cell>
          <table:table-cell office:value-type="float" office:value="144" calcext:value-type="float">
            <text:p>144</text:p>
          </table:table-cell>
          <table:table-cell table:formula="of:=[.F10]/[.C10]" office:value-type="float" office:value="0.5625" calcext:value-type="float">
            <text:p>0,5625</text:p>
          </table:table-cell>
          <table:table-cell office:value-type="float" office:value="7800" calcext:value-type="float">
            <text:p>7800</text:p>
          </table:table-cell>
          <table:table-cell/>
          <table:table-cell table:formula="of:=([.C10]-[.$C$2])/[.$C$2]" office:value-type="float" office:value="1" calcext:value-type="float">
            <text:p>1</text:p>
          </table:table-cell>
          <table:table-cell table:formula="of:=([.D10]-[.$D$2])/[.$D$2]" office:value-type="float" office:value="1.00625" calcext:value-type="float">
            <text:p>1,00625</text:p>
          </table:table-cell>
          <table:table-cell office:value-type="float" office:value="0" calcext:value-type="float">
            <text:p>0</text:p>
          </table:table-cell>
          <table:table-cell table:formula="of:=([.F10]-[.$F$2])/[.$F$2]" office:value-type="float" office:value="1.88" calcext:value-type="float">
            <text:p>1,88</text:p>
          </table:table-cell>
          <table:table-cell table:formula="of:=([.G10]-[.$G$2])/[.$G$2]" office:value-type="float" office:value="0.44" calcext:value-type="float">
            <text:p>0,44</text:p>
          </table:table-cell>
          <table:table-cell/>
          <table:table-cell table:formula="of:=[.K10]" office:value-type="float" office:value="1.00625" calcext:value-type="float">
            <text:p>1,00625</text:p>
          </table:table-cell>
          <table:table-cell table:formula="of:=[.P10]/[.H10]" office:value-type="float" office:value="0.00012900641025641" calcext:value-type="float">
            <text:p>0,000129006410256</text:p>
          </table:table-cell>
        </table:table-row>
        <table:table-row table:style-name="ro1">
          <table:table-cell office:value-type="float" office:value="348820" calcext:value-type="float">
            <text:p>348820</text:p>
          </table:table-cell>
          <table:table-cell office:value-type="string" calcext:value-type="string">
            <text:p>500Gb SSD Seagate BarraCuda 510 (ZP500CM3A001)</text:p>
          </table:table-cell>
          <table:table-cell office:value-type="float" office:value="500" calcext:value-type="float">
            <text:p>500</text:p>
          </table:table-cell>
          <table:table-cell office:value-type="float" office:value="3400" calcext:value-type="float">
            <text:p>3400</text:p>
          </table:table-cell>
          <table:table-cell office:value-type="float" office:value="2400" calcext:value-type="float">
            <text:p>2400</text:p>
          </table:table-cell>
          <table:table-cell office:value-type="float" office:value="320" calcext:value-type="float">
            <text:p>320</text:p>
          </table:table-cell>
          <table:table-cell table:formula="of:=[.F11]/[.C11]" office:value-type="float" office:value="0.64" calcext:value-type="float">
            <text:p>0,64</text:p>
          </table:table-cell>
          <table:table-cell office:value-type="float" office:value="7840" calcext:value-type="float">
            <text:p>7840</text:p>
          </table:table-cell>
          <table:table-cell/>
          <table:table-cell table:formula="of:=([.C11]-[.$C$2])/[.$C$2]" office:value-type="float" office:value="2.90625" calcext:value-type="float">
            <text:p>2,90625</text:p>
          </table:table-cell>
          <table:table-cell table:formula="of:=([.D11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11]-[.$F$2])/[.$F$2]" office:value-type="float" office:value="5.4" calcext:value-type="float">
            <text:p>5,4</text:p>
          </table:table-cell>
          <table:table-cell table:formula="of:=([.G11]-[.$G$2])/[.$G$2]" office:value-type="float" office:value="0.6384" calcext:value-type="float">
            <text:p>0,6384</text:p>
          </table:table-cell>
          <table:table-cell/>
          <table:table-cell table:formula="of:=[.K11]" office:value-type="float" office:value="1.125" calcext:value-type="float">
            <text:p>1,125</text:p>
          </table:table-cell>
          <table:table-cell table:formula="of:=[.P11]/[.H11]" office:value-type="float" office:value="0.000143494897959184" calcext:value-type="float">
            <text:p>0,000143494897959</text:p>
          </table:table-cell>
        </table:table-row>
        <table:table-row table:style-name="ro1">
          <table:table-cell office:value-type="float" office:value="344692" calcext:value-type="float">
            <text:p>344692</text:p>
          </table:table-cell>
          <table:table-cell office:value-type="string" calcext:value-type="string">
            <text:p>500Gb SSD Western Digital Blue SN550 (WDS500G2B0C)</text:p>
          </table:table-cell>
          <table:table-cell office:value-type="float" office:value="500" calcext:value-type="float">
            <text:p>500</text:p>
          </table:table-cell>
          <table:table-cell office:value-type="float" office:value="2400" calcext:value-type="float">
            <text:p>2400</text:p>
          </table:table-cell>
          <table:table-cell office:value-type="float" office:value="1750" calcext:value-type="float">
            <text:p>17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2]/[.C12]" office:value-type="float" office:value="1.7" calcext:value-type="float">
            <text:p>1,7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([.C12]-[.$C$2])/[.$C$2]" office:value-type="float" office:value="2.90625" calcext:value-type="float">
            <text:p>2,90625</text:p>
          </table:table-cell>
          <table:table-cell table:formula="of:=([.D12]-[.$D$2])/[.$D$2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F12]-[.$F$2])/[.$F$2]" office:value-type="float" office:value="16" calcext:value-type="float">
            <text:p>16</text:p>
          </table:table-cell>
          <table:table-cell table:formula="of:=([.G12]-[.$G$2])/[.$G$2]" office:value-type="float" office:value="3.352" calcext:value-type="float">
            <text:p>3,352</text:p>
          </table:table-cell>
          <table:table-cell/>
          <table:table-cell table:formula="of:=[.K12]" office:value-type="float" office:value="0.5" calcext:value-type="float">
            <text:p>0,5</text:p>
          </table:table-cell>
          <table:table-cell table:formula="of:=[.P12]/[.H12]" office:value-type="float" office:value="0.00006265664160401" calcext:value-type="float">
            <text:p>6,265664160401E-05</text:p>
          </table:table-cell>
        </table:table-row>
        <table:table-row table:style-name="ro1">
          <table:table-cell office:value-type="float" office:value="302117" calcext:value-type="float">
            <text:p>302117</text:p>
          </table:table-cell>
          <table:table-cell office:value-type="string" calcext:value-type="string">
            <text:p>512Gb SSD Intel 660p Series (SSDPEKNW512G8X1)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3]/[.C13]" office:value-type="float" office:value="1.66015625" calcext:value-type="float">
            <text:p>1,66015625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([.C13]-[.$C$2])/[.$C$2]" office:value-type="float" office:value="3" calcext:value-type="float">
            <text:p>3</text:p>
          </table:table-cell>
          <table:table-cell table:formula="of:=([.D13]-[.$D$2])/[.$D$2]" office:value-type="float" office:value="-0.0625" calcext:value-type="float">
            <text:p>-0,0625</text:p>
          </table:table-cell>
          <table:table-cell office:value-type="float" office:value="0" calcext:value-type="float">
            <text:p>0</text:p>
          </table:table-cell>
          <table:table-cell table:formula="of:=([.F13]-[.$F$2])/[.$F$2]" office:value-type="float" office:value="16" calcext:value-type="float">
            <text:p>16</text:p>
          </table:table-cell>
          <table:table-cell table:formula="of:=([.G13]-[.$G$2])/[.$G$2]" office:value-type="float" office:value="3.25" calcext:value-type="float">
            <text:p>3,25</text:p>
          </table:table-cell>
          <table:table-cell/>
          <table:table-cell table:formula="of:=[.K13]" office:value-type="float" office:value="-0.0625" calcext:value-type="float">
            <text:p>-0,0625</text:p>
          </table:table-cell>
          <table:table-cell table:formula="of:=[.P13]/[.H13]" office:value-type="float" office:value="-0.00000783208020050125" calcext:value-type="float">
            <text:p>-7,83208020050125E-06</text:p>
          </table:table-cell>
        </table:table-row>
        <table:table-row table:style-name="ro1">
          <table:table-cell office:value-type="float" office:value="301719" calcext:value-type="float">
            <text:p>301719</text:p>
          </table:table-cell>
          <table:table-cell office:value-type="string" calcext:value-type="string">
            <text:p>512Gb SSD ADATA XPG SX6000 Pro (ASX6000PN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4]/[.C14]" office:value-type="float" office:value="1.66015625" calcext:value-type="float">
            <text:p>1,66015625</text:p>
          </table:table-cell>
          <table:table-cell office:value-type="float" office:value="8050" calcext:value-type="float">
            <text:p>8050</text:p>
          </table:table-cell>
          <table:table-cell/>
          <table:table-cell table:formula="of:=([.C14]-[.$C$2])/[.$C$2]" office:value-type="float" office:value="3" calcext:value-type="float">
            <text:p>3</text:p>
          </table:table-cell>
          <table:table-cell table:formula="of:=([.D14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14]-[.$F$2])/[.$F$2]" office:value-type="float" office:value="16" calcext:value-type="float">
            <text:p>16</text:p>
          </table:table-cell>
          <table:table-cell table:formula="of:=([.G14]-[.$G$2])/[.$G$2]" office:value-type="float" office:value="3.25" calcext:value-type="float">
            <text:p>3,25</text:p>
          </table:table-cell>
          <table:table-cell/>
          <table:table-cell table:formula="of:=[.K14]" office:value-type="float" office:value="0.3125" calcext:value-type="float">
            <text:p>0,3125</text:p>
          </table:table-cell>
          <table:table-cell table:formula="of:=[.P14]/[.H14]" office:value-type="float" office:value="0.0000388198757763975" calcext:value-type="float">
            <text:p>3,88198757763975E-05</text:p>
          </table:table-cell>
        </table:table-row>
        <table:table-row table:style-name="ro1">
          <table:table-cell office:value-type="float" office:value="278884" calcext:value-type="float">
            <text:p>278884</text:p>
          </table:table-cell>
          <table:table-cell office:value-type="string" calcext:value-type="string">
            <text:p>512Gb SSD Plextor M9Pe(G) (PX-512M9PeG)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5]/[.C15]" office:value-type="float" office:value="1.66015625" calcext:value-type="float">
            <text:p>1,66015625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([.C15]-[.$C$2])/[.$C$2]" office:value-type="float" office:value="3" calcext:value-type="float">
            <text:p>3</text:p>
          </table:table-cell>
          <table:table-cell table:formula="of:=([.D1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15]-[.$F$2])/[.$F$2]" office:value-type="float" office:value="16" calcext:value-type="float">
            <text:p>16</text:p>
          </table:table-cell>
          <table:table-cell table:formula="of:=([.G15]-[.$G$2])/[.$G$2]" office:value-type="float" office:value="3.25" calcext:value-type="float">
            <text:p>3,25</text:p>
          </table:table-cell>
          <table:table-cell/>
          <table:table-cell table:formula="of:=[.K15]" office:value-type="float" office:value="1" calcext:value-type="float">
            <text:p>1</text:p>
          </table:table-cell>
          <table:table-cell table:formula="of:=[.P15]/[.H15]" office:value-type="float" office:value="0.000121065375302663" calcext:value-type="float">
            <text:p>0,000121065375303</text:p>
          </table:table-cell>
        </table:table-row>
        <table:table-row table:style-name="ro1">
          <table:table-cell office:value-type="float" office:value="325596" calcext:value-type="float">
            <text:p>325596</text:p>
          </table:table-cell>
          <table:table-cell office:value-type="string" calcext:value-type="string">
            <text:p>500Gb SSD HP EX900 (2YY44AA)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6]/[.C16]" office:value-type="float" office:value="1.7" calcext:value-type="float">
            <text:p>1,7</text:p>
          </table:table-cell>
          <table:table-cell office:value-type="float" office:value="8270" calcext:value-type="float">
            <text:p>8270</text:p>
          </table:table-cell>
          <table:table-cell/>
          <table:table-cell table:formula="of:=([.C16]-[.$C$2])/[.$C$2]" office:value-type="float" office:value="2.90625" calcext:value-type="float">
            <text:p>2,90625</text:p>
          </table:table-cell>
          <table:table-cell table:formula="of:=([.D16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16]-[.$F$2])/[.$F$2]" office:value-type="float" office:value="16" calcext:value-type="float">
            <text:p>16</text:p>
          </table:table-cell>
          <table:table-cell table:formula="of:=([.G16]-[.$G$2])/[.$G$2]" office:value-type="float" office:value="3.352" calcext:value-type="float">
            <text:p>3,352</text:p>
          </table:table-cell>
          <table:table-cell/>
          <table:table-cell table:formula="of:=[.K16]" office:value-type="float" office:value="0.3125" calcext:value-type="float">
            <text:p>0,3125</text:p>
          </table:table-cell>
          <table:table-cell table:formula="of:=[.P16]/[.H16]" office:value-type="float" office:value="0.0000377871825876663" calcext:value-type="float">
            <text:p>3,77871825876663E-05</text:p>
          </table:table-cell>
        </table:table-row>
        <table:table-row table:style-name="ro1">
          <table:table-cell office:value-type="float" office:value="346902" calcext:value-type="float">
            <text:p>346902</text:p>
          </table:table-cell>
          <table:table-cell office:value-type="string" calcext:value-type="string">
            <text:p>500Gb SSD Kingston A2000 (SA2000M8/500G)</text:p>
          </table:table-cell>
          <table:table-cell office:value-type="float" office:value="500" calcext:value-type="float">
            <text:p>5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7]/[.C17]" office:value-type="float" office:value="1.7" calcext:value-type="float">
            <text:p>1,7</text:p>
          </table:table-cell>
          <table:table-cell office:value-type="float" office:value="8300" calcext:value-type="float">
            <text:p>8300</text:p>
          </table:table-cell>
          <table:table-cell/>
          <table:table-cell table:formula="of:=([.C17]-[.$C$2])/[.$C$2]" office:value-type="float" office:value="2.90625" calcext:value-type="float">
            <text:p>2,90625</text:p>
          </table:table-cell>
          <table:table-cell table:formula="of:=([.D17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17]-[.$F$2])/[.$F$2]" office:value-type="float" office:value="16" calcext:value-type="float">
            <text:p>16</text:p>
          </table:table-cell>
          <table:table-cell table:formula="of:=([.G17]-[.$G$2])/[.$G$2]" office:value-type="float" office:value="3.352" calcext:value-type="float">
            <text:p>3,352</text:p>
          </table:table-cell>
          <table:table-cell/>
          <table:table-cell table:formula="of:=[.K17]" office:value-type="float" office:value="0.375" calcext:value-type="float">
            <text:p>0,375</text:p>
          </table:table-cell>
          <table:table-cell table:formula="of:=[.P17]/[.H17]" office:value-type="float" office:value="0.0000451807228915663" calcext:value-type="float">
            <text:p>4,51807228915663E-05</text:p>
          </table:table-cell>
        </table:table-row>
        <table:table-row table:style-name="ro1">
          <table:table-cell office:value-type="float" office:value="343921" calcext:value-type="float">
            <text:p>343921</text:p>
          </table:table-cell>
          <table:table-cell office:value-type="string" calcext:value-type="string">
            <text:p>512Gb SSD Hikvision E2000 (HS-SSD-E2000/512G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18]/[.C18]" office:value-type="float" office:value="1.66015625" calcext:value-type="float">
            <text:p>1,66015625</text:p>
          </table:table-cell>
          <table:table-cell office:value-type="float" office:value="8350" calcext:value-type="float">
            <text:p>8350</text:p>
          </table:table-cell>
          <table:table-cell/>
          <table:table-cell table:formula="of:=([.C18]-[.$C$2])/[.$C$2]" office:value-type="float" office:value="3" calcext:value-type="float">
            <text:p>3</text:p>
          </table:table-cell>
          <table:table-cell table:formula="of:=([.D18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18]-[.$F$2])/[.$F$2]" office:value-type="float" office:value="16" calcext:value-type="float">
            <text:p>16</text:p>
          </table:table-cell>
          <table:table-cell table:formula="of:=([.G18]-[.$G$2])/[.$G$2]" office:value-type="float" office:value="3.25" calcext:value-type="float">
            <text:p>3,25</text:p>
          </table:table-cell>
          <table:table-cell/>
          <table:table-cell table:formula="of:=[.K18]" office:value-type="float" office:value="1.0625" calcext:value-type="float">
            <text:p>1,0625</text:p>
          </table:table-cell>
          <table:table-cell table:formula="of:=[.P18]/[.H18]" office:value-type="float" office:value="0.000127245508982036" calcext:value-type="float">
            <text:p>0,000127245508982</text:p>
          </table:table-cell>
        </table:table-row>
        <table:table-row table:style-name="ro1">
          <table:table-cell office:value-type="float" office:value="347275" calcext:value-type="float">
            <text:p>347275</text:p>
          </table:table-cell>
          <table:table-cell office:value-type="string" calcext:value-type="string">
            <text:p>240Gb SSD Kingston DC1000B (SEDC1000BM8/240G)</text:p>
          </table:table-cell>
          <table:table-cell office:value-type="float" office:value="240" calcext:value-type="float">
            <text:p>240</text:p>
          </table:table-cell>
          <table:table-cell office:value-type="float" office:value="2200" calcext:value-type="float">
            <text:p>2200</text:p>
          </table:table-cell>
          <table:table-cell office:value-type="float" office:value="290" calcext:value-type="float">
            <text:p>290</text:p>
          </table:table-cell>
          <table:table-cell office:value-type="float" office:value="248" calcext:value-type="float">
            <text:p>248</text:p>
          </table:table-cell>
          <table:table-cell table:formula="of:=[.F19]/[.C19]" office:value-type="float" office:value="1.03333333333333" calcext:value-type="float">
            <text:p>1,03333333333333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([.C19]-[.$C$2])/[.$C$2]" office:value-type="float" office:value="0.875" calcext:value-type="float">
            <text:p>0,875</text:p>
          </table:table-cell>
          <table:table-cell table:formula="of:=([.D19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19]-[.$F$2])/[.$F$2]" office:value-type="float" office:value="3.96" calcext:value-type="float">
            <text:p>3,96</text:p>
          </table:table-cell>
          <table:table-cell table:formula="of:=([.G19]-[.$G$2])/[.$G$2]" office:value-type="float" office:value="1.64533333333333" calcext:value-type="float">
            <text:p>1,64533333333333</text:p>
          </table:table-cell>
          <table:table-cell/>
          <table:table-cell table:formula="of:=[.K19]" office:value-type="float" office:value="0.375" calcext:value-type="float">
            <text:p>0,375</text:p>
          </table:table-cell>
          <table:table-cell table:formula="of:=[.P19]/[.H19]" office:value-type="float" office:value="0.0000446428571428571" calcext:value-type="float">
            <text:p>4,46428571428571E-05</text:p>
          </table:table-cell>
        </table:table-row>
        <table:table-row table:style-name="ro1">
          <table:table-cell office:value-type="float" office:value="308628" calcext:value-type="float">
            <text:p>308628</text:p>
          </table:table-cell>
          <table:table-cell office:value-type="string" calcext:value-type="string">
            <text:p>512Gb SSD ADATA XPG Gammix S5 (AGAMMIXS5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0]/[.C20]" office:value-type="float" office:value="1.66015625" calcext:value-type="float">
            <text:p>1,66015625</text:p>
          </table:table-cell>
          <table:table-cell office:value-type="float" office:value="8400" calcext:value-type="float">
            <text:p>8400</text:p>
          </table:table-cell>
          <table:table-cell/>
          <table:table-cell table:formula="of:=([.C20]-[.$C$2])/[.$C$2]" office:value-type="float" office:value="3" calcext:value-type="float">
            <text:p>3</text:p>
          </table:table-cell>
          <table:table-cell table:formula="of:=([.D20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20]-[.$F$2])/[.$F$2]" office:value-type="float" office:value="16" calcext:value-type="float">
            <text:p>16</text:p>
          </table:table-cell>
          <table:table-cell table:formula="of:=([.G20]-[.$G$2])/[.$G$2]" office:value-type="float" office:value="3.25" calcext:value-type="float">
            <text:p>3,25</text:p>
          </table:table-cell>
          <table:table-cell/>
          <table:table-cell table:formula="of:=[.K20]" office:value-type="float" office:value="0.3125" calcext:value-type="float">
            <text:p>0,3125</text:p>
          </table:table-cell>
          <table:table-cell table:formula="of:=[.P20]/[.H20]" office:value-type="float" office:value="0.000037202380952381" calcext:value-type="float">
            <text:p>3,7202380952381E-05</text:p>
          </table:table-cell>
        </table:table-row>
        <table:table-row table:style-name="ro1">
          <table:table-cell office:value-type="float" office:value="345242" calcext:value-type="float">
            <text:p>345242</text:p>
          </table:table-cell>
          <table:table-cell office:value-type="string" calcext:value-type="string">
            <text:p>512Gb SSD Patriot P300 (P300P512GM28)</text:p>
          </table:table-cell>
          <table:table-cell office:value-type="float" office:value="512" calcext:value-type="float">
            <text:p>512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1]/[.C21]" office:value-type="float" office:value="1.66015625" calcext:value-type="float">
            <text:p>1,66015625</text:p>
          </table:table-cell>
          <table:table-cell office:value-type="float" office:value="8490" calcext:value-type="float">
            <text:p>8490</text:p>
          </table:table-cell>
          <table:table-cell/>
          <table:table-cell table:formula="of:=([.C21]-[.$C$2])/[.$C$2]" office:value-type="float" office:value="3" calcext:value-type="float">
            <text:p>3</text:p>
          </table:table-cell>
          <table:table-cell table:formula="of:=([.D21]-[.$D$2])/[.$D$2]"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table:formula="of:=([.F21]-[.$F$2])/[.$F$2]" office:value-type="float" office:value="16" calcext:value-type="float">
            <text:p>16</text:p>
          </table:table-cell>
          <table:table-cell table:formula="of:=([.G21]-[.$G$2])/[.$G$2]" office:value-type="float" office:value="3.25" calcext:value-type="float">
            <text:p>3,25</text:p>
          </table:table-cell>
          <table:table-cell/>
          <table:table-cell table:formula="of:=[.K21]" office:value-type="float" office:value="0.0625" calcext:value-type="float">
            <text:p>0,0625</text:p>
          </table:table-cell>
          <table:table-cell table:formula="of:=[.P21]/[.H21]" office:value-type="float" office:value="0.00000736160188457008" calcext:value-type="float">
            <text:p>7,36160188457008E-06</text:p>
          </table:table-cell>
        </table:table-row>
        <table:table-row table:style-name="ro1">
          <table:table-cell office:value-type="float" office:value="308619" calcext:value-type="float">
            <text:p>308619</text:p>
          </table:table-cell>
          <table:table-cell office:value-type="string" calcext:value-type="string">
            <text:p>512Gb SSD ADATA XPG Gammix S11 Pro (AGAMMIXS11P-512GT-C)</text:p>
          </table:table-cell>
          <table:table-cell office:value-type="float" office:value="512" calcext:value-type="float">
            <text:p>512</text:p>
          </table:table-cell>
          <table:table-cell office:value-type="float" office:value="3350" calcext:value-type="float">
            <text:p>3350</text:p>
          </table:table-cell>
          <table:table-cell office:value-type="float" office:value="2350" calcext:value-type="float">
            <text:p>23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2]/[.C22]" office:value-type="float" office:value="1.66015625" calcext:value-type="float">
            <text:p>1,66015625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([.C22]-[.$C$2])/[.$C$2]" office:value-type="float" office:value="3" calcext:value-type="float">
            <text:p>3</text:p>
          </table:table-cell>
          <table:table-cell table:formula="of:=([.D22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22]-[.$F$2])/[.$F$2]" office:value-type="float" office:value="16" calcext:value-type="float">
            <text:p>16</text:p>
          </table:table-cell>
          <table:table-cell table:formula="of:=([.G22]-[.$G$2])/[.$G$2]" office:value-type="float" office:value="3.25" calcext:value-type="float">
            <text:p>3,25</text:p>
          </table:table-cell>
          <table:table-cell/>
          <table:table-cell table:formula="of:=[.K22]" office:value-type="float" office:value="1.09375" calcext:value-type="float">
            <text:p>1,09375</text:p>
          </table:table-cell>
          <table:table-cell table:formula="of:=[.P22]/[.H22]" office:value-type="float" office:value="0.000128676470588235" calcext:value-type="float">
            <text:p>0,000128676470588</text:p>
          </table:table-cell>
        </table:table-row>
        <table:table-row table:style-name="ro1">
          <table:table-cell office:value-type="float" office:value="350043" calcext:value-type="float">
            <text:p>350043</text:p>
          </table:table-cell>
          <table:table-cell office:value-type="string" calcext:value-type="string">
            <text:p>512Gb SSD GOODRAM PX500 (SSDPR-PX500-512-80)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3]/[.C23]" office:value-type="float" office:value="1.66015625" calcext:value-type="float">
            <text:p>1,66015625</text:p>
          </table:table-cell>
          <table:table-cell office:value-type="float" office:value="8690" calcext:value-type="float">
            <text:p>8690</text:p>
          </table:table-cell>
          <table:table-cell/>
          <table:table-cell table:formula="of:=([.C23]-[.$C$2])/[.$C$2]" office:value-type="float" office:value="3" calcext:value-type="float">
            <text:p>3</text:p>
          </table:table-cell>
          <table:table-cell table:formula="of:=([.D23]-[.$D$2])/[.$D$2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F23]-[.$F$2])/[.$F$2]" office:value-type="float" office:value="16" calcext:value-type="float">
            <text:p>16</text:p>
          </table:table-cell>
          <table:table-cell table:formula="of:=([.G23]-[.$G$2])/[.$G$2]" office:value-type="float" office:value="3.25" calcext:value-type="float">
            <text:p>3,25</text:p>
          </table:table-cell>
          <table:table-cell/>
          <table:table-cell table:formula="of:=[.K23]" office:value-type="float" office:value="0.25" calcext:value-type="float">
            <text:p>0,25</text:p>
          </table:table-cell>
          <table:table-cell table:formula="of:=[.P23]/[.H23]" office:value-type="float" office:value="0.0000287686996547756" calcext:value-type="float">
            <text:p>2,87686996547756E-05</text:p>
          </table:table-cell>
        </table:table-row>
        <table:table-row table:style-name="ro1">
          <table:table-cell office:value-type="float" office:value="342423" calcext:value-type="float">
            <text:p>342423</text:p>
          </table:table-cell>
          <table:table-cell office:value-type="string" calcext:value-type="string">
            <text:p>500Gb SSD Kingston A2000R (SA2000M8R/500G)</text:p>
          </table:table-cell>
          <table:table-cell office:value-type="float" office:value="500" calcext:value-type="float">
            <text:p>5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4]/[.C24]" office:value-type="float" office:value="1.7" calcext:value-type="float">
            <text:p>1,7</text:p>
          </table:table-cell>
          <table:table-cell office:value-type="float" office:value="9130" calcext:value-type="float">
            <text:p>9130</text:p>
          </table:table-cell>
          <table:table-cell/>
          <table:table-cell table:formula="of:=([.C24]-[.$C$2])/[.$C$2]" office:value-type="float" office:value="2.90625" calcext:value-type="float">
            <text:p>2,90625</text:p>
          </table:table-cell>
          <table:table-cell table:formula="of:=([.D24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24]-[.$F$2])/[.$F$2]" office:value-type="float" office:value="16" calcext:value-type="float">
            <text:p>16</text:p>
          </table:table-cell>
          <table:table-cell table:formula="of:=([.G24]-[.$G$2])/[.$G$2]" office:value-type="float" office:value="3.352" calcext:value-type="float">
            <text:p>3,352</text:p>
          </table:table-cell>
          <table:table-cell/>
          <table:table-cell table:formula="of:=[.K24]" office:value-type="float" office:value="0.375" calcext:value-type="float">
            <text:p>0,375</text:p>
          </table:table-cell>
          <table:table-cell table:formula="of:=[.P24]/[.H24]" office:value-type="float" office:value="0.0000410733844468784" calcext:value-type="float">
            <text:p>4,10733844468784E-05</text:p>
          </table:table-cell>
        </table:table-row>
        <table:table-row table:style-name="ro1">
          <table:table-cell office:value-type="float" office:value="330370" calcext:value-type="float">
            <text:p>330370</text:p>
          </table:table-cell>
          <table:table-cell office:value-type="string" calcext:value-type="string">
            <text:p>512Gb SSD Micron 2200 (MTFDHBA512TCK-1AS1AABYY)</text:p>
          </table:table-cell>
          <table:table-cell office:value-type="float" office:value="512" calcext:value-type="float">
            <text:p>512</text:p>
          </table:table-cell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5]/[.C25]" office:value-type="float" office:value="1.66015625" calcext:value-type="float">
            <text:p>1,66015625</text:p>
          </table:table-cell>
          <table:table-cell office:value-type="float" office:value="9130" calcext:value-type="float">
            <text:p>9130</text:p>
          </table:table-cell>
          <table:table-cell/>
          <table:table-cell table:formula="of:=([.C25]-[.$C$2])/[.$C$2]" office:value-type="float" office:value="3" calcext:value-type="float">
            <text:p>3</text:p>
          </table:table-cell>
          <table:table-cell table:formula="of:=([.D25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25]-[.$F$2])/[.$F$2]" office:value-type="float" office:value="16" calcext:value-type="float">
            <text:p>16</text:p>
          </table:table-cell>
          <table:table-cell table:formula="of:=([.G25]-[.$G$2])/[.$G$2]" office:value-type="float" office:value="3.25" calcext:value-type="float">
            <text:p>3,25</text:p>
          </table:table-cell>
          <table:table-cell/>
          <table:table-cell table:formula="of:=[.K25]" office:value-type="float" office:value="0.875" calcext:value-type="float">
            <text:p>0,875</text:p>
          </table:table-cell>
          <table:table-cell table:formula="of:=[.P25]/[.H25]" office:value-type="float" office:value="0.0000958378970427163" calcext:value-type="float">
            <text:p>9,58378970427163E-05</text:p>
          </table:table-cell>
        </table:table-row>
        <table:table-row table:style-name="ro1">
          <table:table-cell office:value-type="float" office:value="325599" calcext:value-type="float">
            <text:p>325599</text:p>
          </table:table-cell>
          <table:table-cell office:value-type="string" calcext:value-type="string">
            <text:p>512Gb SSD HP EX920 (2YY46AA)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6]/[.C26]" office:value-type="float" office:value="1.66015625" calcext:value-type="float">
            <text:p>1,66015625</text:p>
          </table:table-cell>
          <table:table-cell office:value-type="float" office:value="9180" calcext:value-type="float">
            <text:p>9180</text:p>
          </table:table-cell>
          <table:table-cell/>
          <table:table-cell table:formula="of:=([.C26]-[.$C$2])/[.$C$2]" office:value-type="float" office:value="3" calcext:value-type="float">
            <text:p>3</text:p>
          </table:table-cell>
          <table:table-cell table:formula="of:=([.D26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6]-[.$F$2])/[.$F$2]" office:value-type="float" office:value="16" calcext:value-type="float">
            <text:p>16</text:p>
          </table:table-cell>
          <table:table-cell table:formula="of:=([.G26]-[.$G$2])/[.$G$2]" office:value-type="float" office:value="3.25" calcext:value-type="float">
            <text:p>3,25</text:p>
          </table:table-cell>
          <table:table-cell/>
          <table:table-cell table:formula="of:=[.K26]" office:value-type="float" office:value="1" calcext:value-type="float">
            <text:p>1</text:p>
          </table:table-cell>
          <table:table-cell table:formula="of:=[.P26]/[.H26]" office:value-type="float" office:value="0.000108932461873638" calcext:value-type="float">
            <text:p>0,000108932461874</text:p>
          </table:table-cell>
        </table:table-row>
        <table:table-row table:style-name="ro1">
          <table:table-cell office:value-type="float" office:value="311961" calcext:value-type="float">
            <text:p>311961</text:p>
          </table:table-cell>
          <table:table-cell office:value-type="string" calcext:value-type="string">
            <text:p>500Gb SSD Samsung 970 EVO Plus Series (MZ-V7S500BW)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3300" calcext:value-type="float">
            <text:p>33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7]/[.C27]" office:value-type="float" office:value="1.7" calcext:value-type="float">
            <text:p>1,7</text:p>
          </table:table-cell>
          <table:table-cell office:value-type="float" office:value="9340" calcext:value-type="float">
            <text:p>9340</text:p>
          </table:table-cell>
          <table:table-cell/>
          <table:table-cell table:formula="of:=([.C27]-[.$C$2])/[.$C$2]" office:value-type="float" office:value="2.90625" calcext:value-type="float">
            <text:p>2,90625</text:p>
          </table:table-cell>
          <table:table-cell table:formula="of:=([.D2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27]-[.$F$2])/[.$F$2]" office:value-type="float" office:value="16" calcext:value-type="float">
            <text:p>16</text:p>
          </table:table-cell>
          <table:table-cell table:formula="of:=([.G27]-[.$G$2])/[.$G$2]" office:value-type="float" office:value="3.352" calcext:value-type="float">
            <text:p>3,352</text:p>
          </table:table-cell>
          <table:table-cell/>
          <table:table-cell table:formula="of:=[.K27]" office:value-type="float" office:value="1.1875" calcext:value-type="float">
            <text:p>1,1875</text:p>
          </table:table-cell>
          <table:table-cell table:formula="of:=[.P27]/[.H27]" office:value-type="float" office:value="0.000127141327623126" calcext:value-type="float">
            <text:p>0,000127141327623</text:p>
          </table:table-cell>
        </table:table-row>
        <table:table-row table:style-name="ro1">
          <table:table-cell office:value-type="float" office:value="313140" calcext:value-type="float">
            <text:p>313140</text:p>
          </table:table-cell>
          <table:table-cell office:value-type="string" calcext:value-type="string">
            <text:p>480Gb SSD Apacer AS2280P4 (AP480GAS2280P4-1)</text:p>
          </table:table-cell>
          <table:table-cell office:value-type="float" office:value="480" calcext:value-type="float">
            <text:p>480</text:p>
          </table:table-cell>
          <table:table-cell office:value-type="float" office:value="3200" calcext:value-type="float">
            <text:p>3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8]/[.C28]" office:value-type="float" office:value="1.77083333333333" calcext:value-type="float">
            <text:p>1,77083333333333</text:p>
          </table:table-cell>
          <table:table-cell office:value-type="float" office:value="9410" calcext:value-type="float">
            <text:p>9410</text:p>
          </table:table-cell>
          <table:table-cell/>
          <table:table-cell table:formula="of:=([.C28]-[.$C$2])/[.$C$2]" office:value-type="float" office:value="2.75" calcext:value-type="float">
            <text:p>2,75</text:p>
          </table:table-cell>
          <table:table-cell table:formula="of:=([.D28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28]-[.$F$2])/[.$F$2]" office:value-type="float" office:value="16" calcext:value-type="float">
            <text:p>16</text:p>
          </table:table-cell>
          <table:table-cell table:formula="of:=([.G28]-[.$G$2])/[.$G$2]" office:value-type="float" office:value="3.53333333333333" calcext:value-type="float">
            <text:p>3,53333333333333</text:p>
          </table:table-cell>
          <table:table-cell/>
          <table:table-cell table:formula="of:=[.K28]" office:value-type="float" office:value="1" calcext:value-type="float">
            <text:p>1</text:p>
          </table:table-cell>
          <table:table-cell table:formula="of:=[.P28]/[.H28]" office:value-type="float" office:value="0.000106269925611052" calcext:value-type="float">
            <text:p>0,000106269925611</text:p>
          </table:table-cell>
        </table:table-row>
        <table:table-row table:style-name="ro1">
          <table:table-cell office:value-type="float" office:value="321861" calcext:value-type="float">
            <text:p>321861</text:p>
          </table:table-cell>
          <table:table-cell office:value-type="string" calcext:value-type="string">
            <text:p>512Gb SSD Patriot Viper (VPN100-512GM28H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29]/[.C29]" office:value-type="float" office:value="1.66015625" calcext:value-type="float">
            <text:p>1,66015625</text:p>
          </table:table-cell>
          <table:table-cell office:value-type="float" office:value="9450" calcext:value-type="float">
            <text:p>9450</text:p>
          </table:table-cell>
          <table:table-cell/>
          <table:table-cell table:formula="of:=([.C29]-[.$C$2])/[.$C$2]" office:value-type="float" office:value="3" calcext:value-type="float">
            <text:p>3</text:p>
          </table:table-cell>
          <table:table-cell table:formula="of:=([.D29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29]-[.$F$2])/[.$F$2]" office:value-type="float" office:value="16" calcext:value-type="float">
            <text:p>16</text:p>
          </table:table-cell>
          <table:table-cell table:formula="of:=([.G29]-[.$G$2])/[.$G$2]" office:value-type="float" office:value="3.25" calcext:value-type="float">
            <text:p>3,25</text:p>
          </table:table-cell>
          <table:table-cell/>
          <table:table-cell table:formula="of:=[.K29]" office:value-type="float" office:value="1.0625" calcext:value-type="float">
            <text:p>1,0625</text:p>
          </table:table-cell>
          <table:table-cell table:formula="of:=[.P29]/[.H29]" office:value-type="float" office:value="0.000112433862433862" calcext:value-type="float">
            <text:p>0,000112433862434</text:p>
          </table:table-cell>
        </table:table-row>
        <table:table-row table:style-name="ro1">
          <table:table-cell office:value-type="float" office:value="348433" calcext:value-type="float">
            <text:p>348433</text:p>
          </table:table-cell>
          <table:table-cell office:value-type="string" calcext:value-type="string">
            <text:p>256Gb SSD + 16Gb Intel Optane Memory H10 (HBRPEKNX0101A01)</text:p>
          </table:table-cell>
          <table:table-cell office:value-type="float" office:value="256" calcext:value-type="float">
            <text:p>256</text:p>
          </table:table-cell>
          <table:table-cell office:value-type="float" office:value="1450" calcext:value-type="float">
            <text:p>1450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table:formula="of:=[.F30]/[.C30]" office:value-type="float" office:value="0.29296875" calcext:value-type="float">
            <text:p>0,29296875</text:p>
          </table:table-cell>
          <table:table-cell office:value-type="float" office:value="9640" calcext:value-type="float">
            <text:p>9640</text:p>
          </table:table-cell>
          <table:table-cell/>
          <table:table-cell table:formula="of:=([.C30]-[.$C$2])/[.$C$2]" office:value-type="float" office:value="1" calcext:value-type="float">
            <text:p>1</text:p>
          </table:table-cell>
          <table:table-cell table:formula="of:=([.D30]-[.$D$2])/[.$D$2]" office:value-type="float" office:value="-0.09375" calcext:value-type="float">
            <text:p>-0,09375</text:p>
          </table:table-cell>
          <table:table-cell office:value-type="float" office:value="0" calcext:value-type="float">
            <text:p>0</text:p>
          </table:table-cell>
          <table:table-cell table:formula="of:=([.F30]-[.$F$2])/[.$F$2]" office:value-type="float" office:value="0.5" calcext:value-type="float">
            <text:p>0,5</text:p>
          </table:table-cell>
          <table:table-cell table:formula="of:=([.G30]-[.$G$2])/[.$G$2]" office:value-type="float" office:value="-0.25" calcext:value-type="float">
            <text:p>-0,25</text:p>
          </table:table-cell>
          <table:table-cell/>
          <table:table-cell table:formula="of:=[.K30]" office:value-type="float" office:value="-0.09375" calcext:value-type="float">
            <text:p>-0,09375</text:p>
          </table:table-cell>
          <table:table-cell table:formula="of:=[.P30]/[.H30]" office:value-type="float" office:value="-0.00000972510373443983" calcext:value-type="float">
            <text:p>-9,72510373443983E-06</text:p>
          </table:table-cell>
        </table:table-row>
        <table:table-row table:style-name="ro1">
          <table:table-cell office:value-type="float" office:value="321981" calcext:value-type="float">
            <text:p>321981</text:p>
          </table:table-cell>
          <table:table-cell office:value-type="string" calcext:value-type="string">
            <text:p>500Gb SSD Kingston KC2000 (SKC2000M8/500G)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1]/[.C31]" office:value-type="float" office:value="1.7" calcext:value-type="float">
            <text:p>1,7</text:p>
          </table:table-cell>
          <table:table-cell office:value-type="float" office:value="9880" calcext:value-type="float">
            <text:p>9880</text:p>
          </table:table-cell>
          <table:table-cell/>
          <table:table-cell table:formula="of:=([.C31]-[.$C$2])/[.$C$2]" office:value-type="float" office:value="2.90625" calcext:value-type="float">
            <text:p>2,90625</text:p>
          </table:table-cell>
          <table:table-cell table:formula="of:=([.D31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31]-[.$F$2])/[.$F$2]" office:value-type="float" office:value="16" calcext:value-type="float">
            <text:p>16</text:p>
          </table:table-cell>
          <table:table-cell table:formula="of:=([.G31]-[.$G$2])/[.$G$2]" office:value-type="float" office:value="3.352" calcext:value-type="float">
            <text:p>3,352</text:p>
          </table:table-cell>
          <table:table-cell/>
          <table:table-cell table:formula="of:=[.K31]" office:value-type="float" office:value="0.875" calcext:value-type="float">
            <text:p>0,875</text:p>
          </table:table-cell>
          <table:table-cell table:formula="of:=[.P31]/[.H31]" office:value-type="float" office:value="0.0000885627530364373" calcext:value-type="float">
            <text:p>8,85627530364373E-05</text:p>
          </table:table-cell>
        </table:table-row>
        <table:table-row table:style-name="ro1">
          <table:table-cell office:value-type="float" office:value="313671" calcext:value-type="float">
            <text:p>313671</text:p>
          </table:table-cell>
          <table:table-cell office:value-type="string" calcext:value-type="string">
            <text:p>500Gb SSD Western Digital Black SN750 (WDS500G3X0C)</text:p>
          </table:table-cell>
          <table:table-cell office:value-type="float" office:value="500" calcext:value-type="float">
            <text:p>500</text:p>
          </table:table-cell>
          <table:table-cell office:value-type="float" office:value="3470" calcext:value-type="float">
            <text:p>3470</text:p>
          </table:table-cell>
          <table:table-cell office:value-type="float" office:value="2600" calcext:value-type="float">
            <text:p>2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2]/[.C32]" office:value-type="float" office:value="1.7" calcext:value-type="float">
            <text:p>1,7</text:p>
          </table:table-cell>
          <table:table-cell office:value-type="float" office:value="9890" calcext:value-type="float">
            <text:p>9890</text:p>
          </table:table-cell>
          <table:table-cell/>
          <table:table-cell table:formula="of:=([.C32]-[.$C$2])/[.$C$2]" office:value-type="float" office:value="2.90625" calcext:value-type="float">
            <text:p>2,90625</text:p>
          </table:table-cell>
          <table:table-cell table:formula="of:=([.D32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32]-[.$F$2])/[.$F$2]" office:value-type="float" office:value="16" calcext:value-type="float">
            <text:p>16</text:p>
          </table:table-cell>
          <table:table-cell table:formula="of:=([.G32]-[.$G$2])/[.$G$2]" office:value-type="float" office:value="3.352" calcext:value-type="float">
            <text:p>3,352</text:p>
          </table:table-cell>
          <table:table-cell/>
          <table:table-cell table:formula="of:=[.K32]" office:value-type="float" office:value="1.16875" calcext:value-type="float">
            <text:p>1,16875</text:p>
          </table:table-cell>
          <table:table-cell table:formula="of:=[.P32]/[.H32]" office:value-type="float" office:value="0.000118174924165824" calcext:value-type="float">
            <text:p>0,000118174924166</text:p>
          </table:table-cell>
        </table:table-row>
        <table:table-row table:style-name="ro1">
          <table:table-cell office:value-type="float" office:value="325673" calcext:value-type="float">
            <text:p>325673</text:p>
          </table:table-cell>
          <table:table-cell office:value-type="string" calcext:value-type="string">
            <text:p>512Gb SSD Team Cardea II (TM8FP5512G0C110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3]/[.C33]" office:value-type="float" office:value="1.66015625" calcext:value-type="float">
            <text:p>1,66015625</text:p>
          </table:table-cell>
          <table:table-cell office:value-type="float" office:value="9950" calcext:value-type="float">
            <text:p>9950</text:p>
          </table:table-cell>
          <table:table-cell/>
          <table:table-cell table:formula="of:=([.C33]-[.$C$2])/[.$C$2]" office:value-type="float" office:value="3" calcext:value-type="float">
            <text:p>3</text:p>
          </table:table-cell>
          <table:table-cell table:formula="of:=([.D3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3]-[.$F$2])/[.$F$2]" office:value-type="float" office:value="16" calcext:value-type="float">
            <text:p>16</text:p>
          </table:table-cell>
          <table:table-cell table:formula="of:=([.G33]-[.$G$2])/[.$G$2]" office:value-type="float" office:value="3.25" calcext:value-type="float">
            <text:p>3,25</text:p>
          </table:table-cell>
          <table:table-cell/>
          <table:table-cell table:formula="of:=[.K33]" office:value-type="float" office:value="1.125" calcext:value-type="float">
            <text:p>1,125</text:p>
          </table:table-cell>
          <table:table-cell table:formula="of:=[.P33]/[.H33]" office:value-type="float" office:value="0.000113065326633166" calcext:value-type="float">
            <text:p>0,000113065326633</text:p>
          </table:table-cell>
        </table:table-row>
        <table:table-row table:style-name="ro1">
          <table:table-cell office:value-type="float" office:value="302947" calcext:value-type="float">
            <text:p>302947</text:p>
          </table:table-cell>
          <table:table-cell office:value-type="string" calcext:value-type="string">
            <text:p>256Gb SSD Intel P4101 Series (SSDPEKKA256G801)</text:p>
          </table:table-cell>
          <table:table-cell office:value-type="float" office:value="256" calcext:value-type="float">
            <text:p>256</text:p>
          </table:table-cell>
          <table:table-cell office:value-type="float" office:value="2200" calcext:value-type="float">
            <text:p>2200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[.F34]/[.C34]" office:value-type="float" office:value="1.125" calcext:value-type="float">
            <text:p>1,125</text:p>
          </table:table-cell>
          <table:table-cell office:value-type="float" office:value="10180" calcext:value-type="float">
            <text:p>10180</text:p>
          </table:table-cell>
          <table:table-cell/>
          <table:table-cell table:formula="of:=([.C34]-[.$C$2])/[.$C$2]" office:value-type="float" office:value="1" calcext:value-type="float">
            <text:p>1</text:p>
          </table:table-cell>
          <table:table-cell table:formula="of:=([.D34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34]-[.$F$2])/[.$F$2]" office:value-type="float" office:value="4.76" calcext:value-type="float">
            <text:p>4,76</text:p>
          </table:table-cell>
          <table:table-cell table:formula="of:=([.G34]-[.$G$2])/[.$G$2]" office:value-type="float" office:value="1.88" calcext:value-type="float">
            <text:p>1,88</text:p>
          </table:table-cell>
          <table:table-cell/>
          <table:table-cell table:formula="of:=[.K34]" office:value-type="float" office:value="0.375" calcext:value-type="float">
            <text:p>0,375</text:p>
          </table:table-cell>
          <table:table-cell table:formula="of:=[.P34]/[.H34]" office:value-type="float" office:value="0.0000368369351669941" calcext:value-type="float">
            <text:p>3,68369351669941E-05</text:p>
          </table:table-cell>
        </table:table-row>
        <table:table-row table:style-name="ro1">
          <table:table-cell office:value-type="float" office:value="297679" calcext:value-type="float">
            <text:p>297679</text:p>
          </table:table-cell>
          <table:table-cell office:value-type="string" calcext:value-type="string">
            <text:p>500Gb SSD SanDisk Extreme Pro (SDSSDXPM2-500G-G25)</text:p>
          </table:table-cell>
          <table:table-cell office:value-type="float" office:value="500" calcext:value-type="float">
            <text:p>500</text:p>
          </table:table-cell>
          <table:table-cell office:value-type="float" office:value="3400" calcext:value-type="float">
            <text:p>3400</text:p>
          </table:table-cell>
          <table:table-cell office:value-type="float" office:value="2500" calcext:value-type="float">
            <text:p>2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5]/[.C35]" office:value-type="float" office:value="1.7" calcext:value-type="float">
            <text:p>1,7</text:p>
          </table:table-cell>
          <table:table-cell office:value-type="float" office:value="10220" calcext:value-type="float">
            <text:p>10220</text:p>
          </table:table-cell>
          <table:table-cell/>
          <table:table-cell table:formula="of:=([.C35]-[.$C$2])/[.$C$2]" office:value-type="float" office:value="2.90625" calcext:value-type="float">
            <text:p>2,90625</text:p>
          </table:table-cell>
          <table:table-cell table:formula="of:=([.D35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5]-[.$F$2])/[.$F$2]" office:value-type="float" office:value="16" calcext:value-type="float">
            <text:p>16</text:p>
          </table:table-cell>
          <table:table-cell table:formula="of:=([.G35]-[.$G$2])/[.$G$2]" office:value-type="float" office:value="3.352" calcext:value-type="float">
            <text:p>3,352</text:p>
          </table:table-cell>
          <table:table-cell/>
          <table:table-cell table:formula="of:=[.K35]" office:value-type="float" office:value="1.125" calcext:value-type="float">
            <text:p>1,125</text:p>
          </table:table-cell>
          <table:table-cell table:formula="of:=[.P35]/[.H35]" office:value-type="float" office:value="0.000110078277886497" calcext:value-type="float">
            <text:p>0,000110078277886</text:p>
          </table:table-cell>
        </table:table-row>
        <table:table-row table:style-name="ro1">
          <table:table-cell office:value-type="float" office:value="322896" calcext:value-type="float">
            <text:p>322896</text:p>
          </table:table-cell>
          <table:table-cell office:value-type="string" calcext:value-type="string">
            <text:p>512Gb SSD Seagate BarraCuda 510 (ZP512CM30041)</text:p>
          </table:table-cell>
          <table:table-cell office:value-type="float" office:value="512" calcext:value-type="float">
            <text:p>512</text:p>
          </table:table-cell>
          <table:table-cell office:value-type="float" office:value="3400" calcext:value-type="float">
            <text:p>3400</text:p>
          </table:table-cell>
          <table:table-cell office:value-type="float" office:value="2180" calcext:value-type="float">
            <text:p>218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6]/[.C36]" office:value-type="float" office:value="1.66015625" calcext:value-type="float">
            <text:p>1,66015625</text:p>
          </table:table-cell>
          <table:table-cell office:value-type="float" office:value="10410" calcext:value-type="float">
            <text:p>10410</text:p>
          </table:table-cell>
          <table:table-cell/>
          <table:table-cell table:formula="of:=([.C36]-[.$C$2])/[.$C$2]" office:value-type="float" office:value="3" calcext:value-type="float">
            <text:p>3</text:p>
          </table:table-cell>
          <table:table-cell table:formula="of:=([.D36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36]-[.$F$2])/[.$F$2]" office:value-type="float" office:value="16" calcext:value-type="float">
            <text:p>16</text:p>
          </table:table-cell>
          <table:table-cell table:formula="of:=([.G36]-[.$G$2])/[.$G$2]" office:value-type="float" office:value="3.25" calcext:value-type="float">
            <text:p>3,25</text:p>
          </table:table-cell>
          <table:table-cell/>
          <table:table-cell table:formula="of:=[.K36]" office:value-type="float" office:value="1.125" calcext:value-type="float">
            <text:p>1,125</text:p>
          </table:table-cell>
          <table:table-cell table:formula="of:=[.P36]/[.H36]" office:value-type="float" office:value="0.00010806916426513" calcext:value-type="float">
            <text:p>0,000108069164265</text:p>
          </table:table-cell>
        </table:table-row>
        <table:table-row table:style-name="ro1">
          <table:table-cell office:value-type="float" office:value="300376" calcext:value-type="float">
            <text:p>300376</text:p>
          </table:table-cell>
          <table:table-cell office:value-type="string" calcext:value-type="string">
            <text:p>1Tb SSD Crucial P1 (CT1000P1SSD8)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7]/[.C37]" office:value-type="float" office:value="0.85" calcext:value-type="float">
            <text:p>0,85</text:p>
          </table:table-cell>
          <table:table-cell office:value-type="float" office:value="10460" calcext:value-type="float">
            <text:p>10460</text:p>
          </table:table-cell>
          <table:table-cell/>
          <table:table-cell table:formula="of:=([.C37]-[.$C$2])/[.$C$2]" office:value-type="float" office:value="6.8125" calcext:value-type="float">
            <text:p>6,8125</text:p>
          </table:table-cell>
          <table:table-cell table:formula="of:=([.D37]-[.$D$2])/[.$D$2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F37]-[.$F$2])/[.$F$2]" office:value-type="float" office:value="16" calcext:value-type="float">
            <text:p>16</text:p>
          </table:table-cell>
          <table:table-cell table:formula="of:=([.G37]-[.$G$2])/[.$G$2]" office:value-type="float" office:value="1.176" calcext:value-type="float">
            <text:p>1,176</text:p>
          </table:table-cell>
          <table:table-cell/>
          <table:table-cell table:formula="of:=[.K37]" office:value-type="float" office:value="0.25" calcext:value-type="float">
            <text:p>0,25</text:p>
          </table:table-cell>
          <table:table-cell table:formula="of:=[.P37]/[.H37]" office:value-type="float" office:value="0.0000239005736137667" calcext:value-type="float">
            <text:p>2,39005736137667E-05</text:p>
          </table:table-cell>
        </table:table-row>
        <table:table-row table:style-name="ro1">
          <table:table-cell office:value-type="float" office:value="330730" calcext:value-type="float">
            <text:p>330730</text:p>
          </table:table-cell>
          <table:table-cell office:value-type="string" calcext:value-type="string">
            <text:p>512Gb SSD HP EX950 (5MS22AA)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2250" calcext:value-type="float">
            <text:p>22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8]/[.C38]" office:value-type="float" office:value="1.66015625" calcext:value-type="float">
            <text:p>1,66015625</text:p>
          </table:table-cell>
          <table:table-cell office:value-type="float" office:value="10470" calcext:value-type="float">
            <text:p>10470</text:p>
          </table:table-cell>
          <table:table-cell/>
          <table:table-cell table:formula="of:=([.C38]-[.$C$2])/[.$C$2]" office:value-type="float" office:value="3" calcext:value-type="float">
            <text:p>3</text:p>
          </table:table-cell>
          <table:table-cell table:formula="of:=([.D38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38]-[.$F$2])/[.$F$2]" office:value-type="float" office:value="16" calcext:value-type="float">
            <text:p>16</text:p>
          </table:table-cell>
          <table:table-cell table:formula="of:=([.G38]-[.$G$2])/[.$G$2]" office:value-type="float" office:value="3.25" calcext:value-type="float">
            <text:p>3,25</text:p>
          </table:table-cell>
          <table:table-cell/>
          <table:table-cell table:formula="of:=[.K38]" office:value-type="float" office:value="1.1875" calcext:value-type="float">
            <text:p>1,1875</text:p>
          </table:table-cell>
          <table:table-cell table:formula="of:=[.P38]/[.H38]" office:value-type="float" office:value="0.00011341929321872" calcext:value-type="float">
            <text:p>0,000113419293219</text:p>
          </table:table-cell>
        </table:table-row>
        <table:table-row table:style-name="ro1">
          <table:table-cell office:value-type="float" office:value="318346" calcext:value-type="float">
            <text:p>318346</text:p>
          </table:table-cell>
          <table:table-cell office:value-type="string" calcext:value-type="string">
            <text:p>512Gb SSD Gigabyte Aorus RGB (GP-ASM2NE2512GTTDR)</text:p>
          </table:table-cell>
          <table:table-cell office:value-type="float" office:value="512" calcext:value-type="float">
            <text:p>512</text:p>
          </table:table-cell>
          <table:table-cell office:value-type="float" office:value="3480" calcext:value-type="float">
            <text:p>348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39]/[.C39]" office:value-type="float" office:value="1.66015625" calcext:value-type="float">
            <text:p>1,66015625</text:p>
          </table:table-cell>
          <table:table-cell office:value-type="float" office:value="10510" calcext:value-type="float">
            <text:p>10510</text:p>
          </table:table-cell>
          <table:table-cell/>
          <table:table-cell table:formula="of:=([.C39]-[.$C$2])/[.$C$2]" office:value-type="float" office:value="3" calcext:value-type="float">
            <text:p>3</text:p>
          </table:table-cell>
          <table:table-cell table:formula="of:=([.D39]-[.$D$2])/[.$D$2]" office:value-type="float" office:value="1.175" calcext:value-type="float">
            <text:p>1,175</text:p>
          </table:table-cell>
          <table:table-cell office:value-type="float" office:value="0" calcext:value-type="float">
            <text:p>0</text:p>
          </table:table-cell>
          <table:table-cell table:formula="of:=([.F39]-[.$F$2])/[.$F$2]" office:value-type="float" office:value="16" calcext:value-type="float">
            <text:p>16</text:p>
          </table:table-cell>
          <table:table-cell table:formula="of:=([.G39]-[.$G$2])/[.$G$2]" office:value-type="float" office:value="3.25" calcext:value-type="float">
            <text:p>3,25</text:p>
          </table:table-cell>
          <table:table-cell/>
          <table:table-cell table:formula="of:=[.K39]" office:value-type="float" office:value="1.175" calcext:value-type="float">
            <text:p>1,175</text:p>
          </table:table-cell>
          <table:table-cell table:formula="of:=[.P39]/[.H39]" office:value-type="float" office:value="0.000111798287345385" calcext:value-type="float">
            <text:p>0,000111798287345</text:p>
          </table:table-cell>
        </table:table-row>
        <table:table-row table:style-name="ro1">
          <table:table-cell office:value-type="float" office:value="336001" calcext:value-type="float">
            <text:p>336001</text:p>
          </table:table-cell>
          <table:table-cell office:value-type="string" calcext:value-type="string">
            <text:p>500Gb SSD Corsair Force MP600 (CSSD-F500GBMP600)</text:p>
          </table:table-cell>
          <table:table-cell office:value-type="float" office:value="500" calcext:value-type="float">
            <text:p>500</text:p>
          </table:table-cell>
          <table:table-cell office:value-type="float" office:value="4950" calcext:value-type="float">
            <text:p>4950</text:p>
          </table:table-cell>
          <table:table-cell office:value-type="float" office:value="2500" calcext:value-type="float">
            <text:p>2500</text:p>
          </table:table-cell>
          <table:table-cell office:value-type="float" office:value="850" calcext:value-type="float">
            <text:p>850</text:p>
          </table:table-cell>
          <table:table-cell table:formula="of:=[.F40]/[.C40]" office:value-type="float" office:value="1.7" calcext:value-type="float">
            <text:p>1,7</text:p>
          </table:table-cell>
          <table:table-cell office:value-type="float" office:value="10850" calcext:value-type="float">
            <text:p>10850</text:p>
          </table:table-cell>
          <table:table-cell/>
          <table:table-cell table:formula="of:=([.C40]-[.$C$2])/[.$C$2]" office:value-type="float" office:value="2.90625" calcext:value-type="float">
            <text:p>2,90625</text:p>
          </table:table-cell>
          <table:table-cell table:formula="of:=([.D40]-[.$D$2])/[.$D$2]" office:value-type="float" office:value="2.09375" calcext:value-type="float">
            <text:p>2,09375</text:p>
          </table:table-cell>
          <table:table-cell office:value-type="float" office:value="0" calcext:value-type="float">
            <text:p>0</text:p>
          </table:table-cell>
          <table:table-cell table:formula="of:=([.F40]-[.$F$2])/[.$F$2]" office:value-type="float" office:value="16" calcext:value-type="float">
            <text:p>16</text:p>
          </table:table-cell>
          <table:table-cell table:formula="of:=([.G40]-[.$G$2])/[.$G$2]" office:value-type="float" office:value="3.352" calcext:value-type="float">
            <text:p>3,352</text:p>
          </table:table-cell>
          <table:table-cell/>
          <table:table-cell table:formula="of:=[.K40]" office:value-type="float" office:value="2.09375" calcext:value-type="float">
            <text:p>2,09375</text:p>
          </table:table-cell>
          <table:table-cell table:formula="of:=[.P40]/[.H40]" office:value-type="float" office:value="0.000192972350230415" calcext:value-type="float">
            <text:p>0,00019297235023</text:p>
          </table:table-cell>
        </table:table-row>
        <table:table-row table:style-name="ro1">
          <table:table-cell office:value-type="float" office:value="308994" calcext:value-type="float">
            <text:p>308994</text:p>
          </table:table-cell>
          <table:table-cell office:value-type="string" calcext:value-type="string">
            <text:p>1Tb SSD Transcend MTE110 (TS1TMTE110S)</text:p>
          </table:table-cell>
          <table:table-cell office:value-type="float" office:value="1024" calcext:value-type="float">
            <text:p>1024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1]/[.C41]" office:value-type="float" office:value="0.830078125" calcext:value-type="float">
            <text:p>0,830078125</text:p>
          </table:table-cell>
          <table:table-cell office:value-type="float" office:value="11070" calcext:value-type="float">
            <text:p>11070</text:p>
          </table:table-cell>
          <table:table-cell/>
          <table:table-cell table:formula="of:=([.C41]-[.$C$2])/[.$C$2]" office:value-type="float" office:value="7" calcext:value-type="float">
            <text:p>7</text:p>
          </table:table-cell>
          <table:table-cell table:formula="of:=([.D41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41]-[.$F$2])/[.$F$2]" office:value-type="float" office:value="16" calcext:value-type="float">
            <text:p>16</text:p>
          </table:table-cell>
          <table:table-cell table:formula="of:=([.G41]-[.$G$2])/[.$G$2]" office:value-type="float" office:value="1.125" calcext:value-type="float">
            <text:p>1,125</text:p>
          </table:table-cell>
          <table:table-cell/>
          <table:table-cell table:formula="of:=[.K41]" office:value-type="float" office:value="0.125" calcext:value-type="float">
            <text:p>0,125</text:p>
          </table:table-cell>
          <table:table-cell table:formula="of:=[.P41]/[.H41]" office:value-type="float" office:value="0.0000112917795844625" calcext:value-type="float">
            <text:p>1,12917795844625E-05</text:p>
          </table:table-cell>
        </table:table-row>
        <table:table-row table:style-name="ro1">
          <table:table-cell office:value-type="float" office:value="319722" calcext:value-type="float">
            <text:p>319722</text:p>
          </table:table-cell>
          <table:table-cell office:value-type="string" calcext:value-type="string">
            <text:p>500Gb SSD Western Digital Black SN750 (WDS500G3XHC)</text:p>
          </table:table-cell>
          <table:table-cell office:value-type="float" office:value="500" calcext:value-type="float">
            <text:p>500</text:p>
          </table:table-cell>
          <table:table-cell office:value-type="float" office:value="3470" calcext:value-type="float">
            <text:p>3470</text:p>
          </table:table-cell>
          <table:table-cell office:value-type="float" office:value="2600" calcext:value-type="float">
            <text:p>2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2]/[.C42]" office:value-type="float" office:value="1.7" calcext:value-type="float">
            <text:p>1,7</text:p>
          </table:table-cell>
          <table:table-cell office:value-type="float" office:value="11650" calcext:value-type="float">
            <text:p>11650</text:p>
          </table:table-cell>
          <table:table-cell/>
          <table:table-cell table:formula="of:=([.C42]-[.$C$2])/[.$C$2]" office:value-type="float" office:value="2.90625" calcext:value-type="float">
            <text:p>2,90625</text:p>
          </table:table-cell>
          <table:table-cell table:formula="of:=([.D42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42]-[.$F$2])/[.$F$2]" office:value-type="float" office:value="16" calcext:value-type="float">
            <text:p>16</text:p>
          </table:table-cell>
          <table:table-cell table:formula="of:=([.G42]-[.$G$2])/[.$G$2]" office:value-type="float" office:value="3.352" calcext:value-type="float">
            <text:p>3,352</text:p>
          </table:table-cell>
          <table:table-cell/>
          <table:table-cell table:formula="of:=[.K42]" office:value-type="float" office:value="1.16875" calcext:value-type="float">
            <text:p>1,16875</text:p>
          </table:table-cell>
          <table:table-cell table:formula="of:=[.P42]/[.H42]" office:value-type="float" office:value="0.000100321888412017" calcext:value-type="float">
            <text:p>0,000100321888412</text:p>
          </table:table-cell>
        </table:table-row>
        <table:table-row table:style-name="ro1">
          <table:table-cell office:value-type="float" office:value="342601" calcext:value-type="float">
            <text:p>342601</text:p>
          </table:table-cell>
          <table:table-cell office:value-type="string" calcext:value-type="string">
            <text:p>512Gb SSD Patriot Viper (VPR100-512GM28H)</text:p>
          </table:table-cell>
          <table:table-cell office:value-type="float" office:value="512" calcext:value-type="float">
            <text:p>512</text:p>
          </table:table-cell>
          <table:table-cell office:value-type="float" office:value="3300" calcext:value-type="float">
            <text:p>33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3]/[.C43]" office:value-type="float" office:value="1.66015625" calcext:value-type="float">
            <text:p>1,66015625</text:p>
          </table:table-cell>
          <table:table-cell office:value-type="float" office:value="11660" calcext:value-type="float">
            <text:p>11660</text:p>
          </table:table-cell>
          <table:table-cell/>
          <table:table-cell table:formula="of:=([.C43]-[.$C$2])/[.$C$2]" office:value-type="float" office:value="3" calcext:value-type="float">
            <text:p>3</text:p>
          </table:table-cell>
          <table:table-cell table:formula="of:=([.D43]-[.$D$2])/[.$D$2]" office:value-type="float" office:value="1.0625" calcext:value-type="float">
            <text:p>1,0625</text:p>
          </table:table-cell>
          <table:table-cell office:value-type="float" office:value="0" calcext:value-type="float">
            <text:p>0</text:p>
          </table:table-cell>
          <table:table-cell table:formula="of:=([.F43]-[.$F$2])/[.$F$2]" office:value-type="float" office:value="16" calcext:value-type="float">
            <text:p>16</text:p>
          </table:table-cell>
          <table:table-cell table:formula="of:=([.G43]-[.$G$2])/[.$G$2]" office:value-type="float" office:value="3.25" calcext:value-type="float">
            <text:p>3,25</text:p>
          </table:table-cell>
          <table:table-cell/>
          <table:table-cell table:formula="of:=[.K43]" office:value-type="float" office:value="1.0625" calcext:value-type="float">
            <text:p>1,0625</text:p>
          </table:table-cell>
          <table:table-cell table:formula="of:=[.P43]/[.H43]" office:value-type="float" office:value="0.0000911234991423671" calcext:value-type="float">
            <text:p>9,11234991423671E-05</text:p>
          </table:table-cell>
        </table:table-row>
        <table:table-row table:style-name="ro1">
          <table:table-cell office:value-type="float" office:value="275629" calcext:value-type="float">
            <text:p>275629</text:p>
          </table:table-cell>
          <table:table-cell office:value-type="string" calcext:value-type="string">
            <text:p>512Gb SSD Intel 760p Series (SSDPEKKW512G8XT)</text:p>
          </table:table-cell>
          <table:table-cell office:value-type="float" office:value="512" calcext:value-type="float">
            <text:p>512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4]/[.C44]" office:value-type="float" office:value="1.66015625" calcext:value-type="float">
            <text:p>1,66015625</text:p>
          </table:table-cell>
          <table:table-cell office:value-type="float" office:value="11960" calcext:value-type="float">
            <text:p>11960</text:p>
          </table:table-cell>
          <table:table-cell/>
          <table:table-cell table:formula="of:=([.C44]-[.$C$2])/[.$C$2]" office:value-type="float" office:value="3" calcext:value-type="float">
            <text:p>3</text:p>
          </table:table-cell>
          <table:table-cell table:formula="of:=([.D44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44]-[.$F$2])/[.$F$2]" office:value-type="float" office:value="16" calcext:value-type="float">
            <text:p>16</text:p>
          </table:table-cell>
          <table:table-cell table:formula="of:=([.G44]-[.$G$2])/[.$G$2]" office:value-type="float" office:value="3.25" calcext:value-type="float">
            <text:p>3,25</text:p>
          </table:table-cell>
          <table:table-cell/>
          <table:table-cell table:formula="of:=[.K44]" office:value-type="float" office:value="1.01875" calcext:value-type="float">
            <text:p>1,01875</text:p>
          </table:table-cell>
          <table:table-cell table:formula="of:=[.P44]/[.H44]" office:value-type="float" office:value="0.0000851797658862876" calcext:value-type="float">
            <text:p>8,51797658862876E-05</text:p>
          </table:table-cell>
        </table:table-row>
        <table:table-row table:style-name="ro1">
          <table:table-cell office:value-type="float" office:value="333227" calcext:value-type="float">
            <text:p>333227</text:p>
          </table:table-cell>
          <table:table-cell office:value-type="string" calcext:value-type="string">
            <text:p>1Tb SSD Gigabyte (GP-GSM2NE3100TNTD)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5]/[.C45]" office:value-type="float" office:value="0.85" calcext:value-type="float">
            <text:p>0,85</text:p>
          </table:table-cell>
          <table:table-cell office:value-type="float" office:value="11970" calcext:value-type="float">
            <text:p>11970</text:p>
          </table:table-cell>
          <table:table-cell/>
          <table:table-cell table:formula="of:=([.C45]-[.$C$2])/[.$C$2]" office:value-type="float" office:value="6.8125" calcext:value-type="float">
            <text:p>6,8125</text:p>
          </table:table-cell>
          <table:table-cell table:formula="of:=([.D45]-[.$D$2])/[.$D$2]" office:value-type="float" office:value="0.5625" calcext:value-type="float">
            <text:p>0,5625</text:p>
          </table:table-cell>
          <table:table-cell office:value-type="float" office:value="0" calcext:value-type="float">
            <text:p>0</text:p>
          </table:table-cell>
          <table:table-cell table:formula="of:=([.F45]-[.$F$2])/[.$F$2]" office:value-type="float" office:value="16" calcext:value-type="float">
            <text:p>16</text:p>
          </table:table-cell>
          <table:table-cell table:formula="of:=([.G45]-[.$G$2])/[.$G$2]" office:value-type="float" office:value="1.176" calcext:value-type="float">
            <text:p>1,176</text:p>
          </table:table-cell>
          <table:table-cell/>
          <table:table-cell table:formula="of:=[.K45]" office:value-type="float" office:value="0.5625" calcext:value-type="float">
            <text:p>0,5625</text:p>
          </table:table-cell>
          <table:table-cell table:formula="of:=[.P45]/[.H45]" office:value-type="float" office:value="0.0000469924812030075" calcext:value-type="float">
            <text:p>4,69924812030075E-05</text:p>
          </table:table-cell>
        </table:table-row>
        <table:table-row table:style-name="ro1">
          <table:table-cell office:value-type="float" office:value="282814" calcext:value-type="float">
            <text:p>282814</text:p>
          </table:table-cell>
          <table:table-cell office:value-type="string" calcext:value-type="string">
            <text:p>512Gb SSD Intel 760p Series (SSDPEKKW512G801)</text:p>
          </table:table-cell>
          <table:table-cell office:value-type="float" office:value="512" calcext:value-type="float">
            <text:p>512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6]/[.C46]" office:value-type="float" office:value="1.66015625" calcext:value-type="float">
            <text:p>1,66015625</text:p>
          </table:table-cell>
          <table:table-cell office:value-type="float" office:value="12060" calcext:value-type="float">
            <text:p>12060</text:p>
          </table:table-cell>
          <table:table-cell/>
          <table:table-cell table:formula="of:=([.C46]-[.$C$2])/[.$C$2]" office:value-type="float" office:value="3" calcext:value-type="float">
            <text:p>3</text:p>
          </table:table-cell>
          <table:table-cell table:formula="of:=([.D46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46]-[.$F$2])/[.$F$2]" office:value-type="float" office:value="16" calcext:value-type="float">
            <text:p>16</text:p>
          </table:table-cell>
          <table:table-cell table:formula="of:=([.G46]-[.$G$2])/[.$G$2]" office:value-type="float" office:value="3.25" calcext:value-type="float">
            <text:p>3,25</text:p>
          </table:table-cell>
          <table:table-cell/>
          <table:table-cell table:formula="of:=[.K46]" office:value-type="float" office:value="1.01875" calcext:value-type="float">
            <text:p>1,01875</text:p>
          </table:table-cell>
          <table:table-cell table:formula="of:=[.P46]/[.H46]" office:value-type="float" office:value="0.0000844734660033167" calcext:value-type="float">
            <text:p>8,44734660033167E-05</text:p>
          </table:table-cell>
        </table:table-row>
        <table:table-row table:style-name="ro1">
          <table:table-cell office:value-type="float" office:value="287869" calcext:value-type="float">
            <text:p>287869</text:p>
          </table:table-cell>
          <table:table-cell office:value-type="string" calcext:value-type="string">
            <text:p>512Gb SSD Samsung 970 PRO Series (MZ-V7P512BW)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2300" calcext:value-type="float">
            <text:p>23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7]/[.C47]" office:value-type="float" office:value="1.66015625" calcext:value-type="float">
            <text:p>1,66015625</text:p>
          </table:table-cell>
          <table:table-cell office:value-type="float" office:value="12710" calcext:value-type="float">
            <text:p>12710</text:p>
          </table:table-cell>
          <table:table-cell/>
          <table:table-cell table:formula="of:=([.C47]-[.$C$2])/[.$C$2]" office:value-type="float" office:value="3" calcext:value-type="float">
            <text:p>3</text:p>
          </table:table-cell>
          <table:table-cell table:formula="of:=([.D4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47]-[.$F$2])/[.$F$2]" office:value-type="float" office:value="16" calcext:value-type="float">
            <text:p>16</text:p>
          </table:table-cell>
          <table:table-cell table:formula="of:=([.G47]-[.$G$2])/[.$G$2]" office:value-type="float" office:value="3.25" calcext:value-type="float">
            <text:p>3,25</text:p>
          </table:table-cell>
          <table:table-cell/>
          <table:table-cell table:formula="of:=[.K47]" office:value-type="float" office:value="1.1875" calcext:value-type="float">
            <text:p>1,1875</text:p>
          </table:table-cell>
          <table:table-cell table:formula="of:=[.P47]/[.H47]" office:value-type="float" office:value="0.0000934303697875688" calcext:value-type="float">
            <text:p>9,34303697875688E-05</text:p>
          </table:table-cell>
        </table:table-row>
        <table:table-row table:style-name="ro1">
          <table:table-cell office:value-type="float" office:value="336386" calcext:value-type="float">
            <text:p>336386</text:p>
          </table:table-cell>
          <table:table-cell office:value-type="string" calcext:value-type="string">
            <text:p>1Tb SSD Silicon Power A60 (SP001TBP34A60M28)</text:p>
          </table:table-cell>
          <table:table-cell office:value-type="float" office:value="1024" calcext:value-type="float">
            <text:p>1024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8]/[.C48]" office:value-type="float" office:value="0.830078125" calcext:value-type="float">
            <text:p>0,830078125</text:p>
          </table:table-cell>
          <table:table-cell office:value-type="float" office:value="12780" calcext:value-type="float">
            <text:p>12780</text:p>
          </table:table-cell>
          <table:table-cell/>
          <table:table-cell table:formula="of:=([.C48]-[.$C$2])/[.$C$2]" office:value-type="float" office:value="7" calcext:value-type="float">
            <text:p>7</text:p>
          </table:table-cell>
          <table:table-cell table:formula="of:=([.D48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48]-[.$F$2])/[.$F$2]" office:value-type="float" office:value="16" calcext:value-type="float">
            <text:p>16</text:p>
          </table:table-cell>
          <table:table-cell table:formula="of:=([.G48]-[.$G$2])/[.$G$2]" office:value-type="float" office:value="1.125" calcext:value-type="float">
            <text:p>1,125</text:p>
          </table:table-cell>
          <table:table-cell/>
          <table:table-cell table:formula="of:=[.K48]" office:value-type="float" office:value="0.375" calcext:value-type="float">
            <text:p>0,375</text:p>
          </table:table-cell>
          <table:table-cell table:formula="of:=[.P48]/[.H48]" office:value-type="float" office:value="0.0000293427230046948" calcext:value-type="float">
            <text:p>2,93427230046948E-05</text:p>
          </table:table-cell>
        </table:table-row>
        <table:table-row table:style-name="ro1">
          <table:table-cell office:value-type="float" office:value="303206" calcext:value-type="float">
            <text:p>303206</text:p>
          </table:table-cell>
          <table:table-cell office:value-type="string" calcext:value-type="string">
            <text:p>1Tb SSD Intel 660p Series (SSDPEKNW010T8X1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49]/[.C49]" office:value-type="float" office:value="0.830078125" calcext:value-type="float">
            <text:p>0,830078125</text:p>
          </table:table-cell>
          <table:table-cell office:value-type="float" office:value="12880" calcext:value-type="float">
            <text:p>12880</text:p>
          </table:table-cell>
          <table:table-cell/>
          <table:table-cell table:formula="of:=([.C49]-[.$C$2])/[.$C$2]" office:value-type="float" office:value="7" calcext:value-type="float">
            <text:p>7</text:p>
          </table:table-cell>
          <table:table-cell table:formula="of:=([.D49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49]-[.$F$2])/[.$F$2]" office:value-type="float" office:value="16" calcext:value-type="float">
            <text:p>16</text:p>
          </table:table-cell>
          <table:table-cell table:formula="of:=([.G49]-[.$G$2])/[.$G$2]" office:value-type="float" office:value="1.125" calcext:value-type="float">
            <text:p>1,125</text:p>
          </table:table-cell>
          <table:table-cell/>
          <table:table-cell table:formula="of:=[.K49]" office:value-type="float" office:value="0.125" calcext:value-type="float">
            <text:p>0,125</text:p>
          </table:table-cell>
          <table:table-cell table:formula="of:=[.P49]/[.H49]" office:value-type="float" office:value="0.00000970496894409938" calcext:value-type="float">
            <text:p>9,70496894409938E-06</text:p>
          </table:table-cell>
        </table:table-row>
        <table:table-row table:style-name="ro1">
          <table:table-cell office:value-type="float" office:value="344691" calcext:value-type="float">
            <text:p>344691</text:p>
          </table:table-cell>
          <table:table-cell office:value-type="string" calcext:value-type="string">
            <text:p>1Tb SSD Western Digital Blue SN550 (WDS100T2B0C)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1950" calcext:value-type="float">
            <text:p>19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0]/[.C50]" office:value-type="float" office:value="0.85" calcext:value-type="float">
            <text:p>0,85</text:p>
          </table:table-cell>
          <table:table-cell office:value-type="float" office:value="13080" calcext:value-type="float">
            <text:p>13080</text:p>
          </table:table-cell>
          <table:table-cell/>
          <table:table-cell table:formula="of:=([.C50]-[.$C$2])/[.$C$2]" office:value-type="float" office:value="6.8125" calcext:value-type="float">
            <text:p>6,8125</text:p>
          </table:table-cell>
          <table:table-cell table:formula="of:=([.D50]-[.$D$2])/[.$D$2]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F50]-[.$F$2])/[.$F$2]" office:value-type="float" office:value="16" calcext:value-type="float">
            <text:p>16</text:p>
          </table:table-cell>
          <table:table-cell table:formula="of:=([.G50]-[.$G$2])/[.$G$2]" office:value-type="float" office:value="1.176" calcext:value-type="float">
            <text:p>1,176</text:p>
          </table:table-cell>
          <table:table-cell/>
          <table:table-cell table:formula="of:=[.K50]" office:value-type="float" office:value="0.5" calcext:value-type="float">
            <text:p>0,5</text:p>
          </table:table-cell>
          <table:table-cell table:formula="of:=[.P50]/[.H50]" office:value-type="float" office:value="0.0000382262996941896" calcext:value-type="float">
            <text:p>3,82262996941896E-05</text:p>
          </table:table-cell>
        </table:table-row>
        <table:table-row table:style-name="ro1">
          <table:table-cell office:value-type="float" office:value="347276" calcext:value-type="float">
            <text:p>347276</text:p>
          </table:table-cell>
          <table:table-cell office:value-type="string" calcext:value-type="string">
            <text:p>480Gb SSD Kingston DC1000B (SEDC1000BM8/480G)</text:p>
          </table:table-cell>
          <table:table-cell office:value-type="float" office:value="480" calcext:value-type="float">
            <text:p>480</text:p>
          </table:table-cell>
          <table:table-cell office:value-type="float" office:value="3200" calcext:value-type="float">
            <text:p>3200</text:p>
          </table:table-cell>
          <table:table-cell office:value-type="float" office:value="565" calcext:value-type="float">
            <text:p>56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1]/[.C51]" office:value-type="float" office:value="1.77083333333333" calcext:value-type="float">
            <text:p>1,77083333333333</text:p>
          </table:table-cell>
          <table:table-cell office:value-type="float" office:value="13380" calcext:value-type="float">
            <text:p>13380</text:p>
          </table:table-cell>
          <table:table-cell/>
          <table:table-cell table:formula="of:=([.C51]-[.$C$2])/[.$C$2]" office:value-type="float" office:value="2.75" calcext:value-type="float">
            <text:p>2,75</text:p>
          </table:table-cell>
          <table:table-cell table:formula="of:=([.D51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1]-[.$F$2])/[.$F$2]" office:value-type="float" office:value="16" calcext:value-type="float">
            <text:p>16</text:p>
          </table:table-cell>
          <table:table-cell table:formula="of:=([.G51]-[.$G$2])/[.$G$2]" office:value-type="float" office:value="3.53333333333333" calcext:value-type="float">
            <text:p>3,53333333333333</text:p>
          </table:table-cell>
          <table:table-cell/>
          <table:table-cell table:formula="of:=[.K51]" office:value-type="float" office:value="1" calcext:value-type="float">
            <text:p>1</text:p>
          </table:table-cell>
          <table:table-cell table:formula="of:=[.P51]/[.H51]" office:value-type="float" office:value="0.0000747384155455904" calcext:value-type="float">
            <text:p>7,47384155455904E-05</text:p>
          </table:table-cell>
        </table:table-row>
        <table:table-row table:style-name="ro1">
          <table:table-cell office:value-type="float" office:value="331639" calcext:value-type="float">
            <text:p>331639</text:p>
          </table:table-cell>
          <table:table-cell office:value-type="string" calcext:value-type="string">
            <text:p>512Gb SSD HP Turbo Drive G2 (X8U75AA)</text:p>
          </table:table-cell>
          <table:table-cell office:value-type="float" office:value="512" calcext:value-type="float">
            <text:p>512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2]/[.C52]" office:value-type="float" office:value="1.66015625" calcext:value-type="float">
            <text:p>1,66015625</text:p>
          </table:table-cell>
          <table:table-cell office:value-type="float" office:value="13910" calcext:value-type="float">
            <text:p>13910</text:p>
          </table:table-cell>
          <table:table-cell/>
          <table:table-cell table:formula="of:=([.C52]-[.$C$2])/[.$C$2]" office:value-type="float" office:value="3" calcext:value-type="float">
            <text:p>3</text:p>
          </table:table-cell>
          <table:table-cell table:formula="of:=([.D52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52]-[.$F$2])/[.$F$2]" office:value-type="float" office:value="16" calcext:value-type="float">
            <text:p>16</text:p>
          </table:table-cell>
          <table:table-cell table:formula="of:=([.G52]-[.$G$2])/[.$G$2]" office:value-type="float" office:value="3.25" calcext:value-type="float">
            <text:p>3,25</text:p>
          </table:table-cell>
          <table:table-cell/>
          <table:table-cell table:formula="of:=[.K52]" office:value-type="float" office:value="0.625" calcext:value-type="float">
            <text:p>0,625</text:p>
          </table:table-cell>
          <table:table-cell table:formula="of:=[.P52]/[.H52]" office:value-type="float" office:value="0.0000449317038102085" calcext:value-type="float">
            <text:p>4,49317038102085E-05</text:p>
          </table:table-cell>
        </table:table-row>
        <table:table-row table:style-name="ro1">
          <table:table-cell office:value-type="float" office:value="301731" calcext:value-type="float">
            <text:p>301731</text:p>
          </table:table-cell>
          <table:table-cell office:value-type="string" calcext:value-type="string">
            <text:p>1Tb SSD ADATA XPG SX6000 Pro (ASX6000P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3]/[.C53]" office:value-type="float" office:value="0.830078125" calcext:value-type="float">
            <text:p>0,830078125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([.C53]-[.$C$2])/[.$C$2]" office:value-type="float" office:value="7" calcext:value-type="float">
            <text:p>7</text:p>
          </table:table-cell>
          <table:table-cell table:formula="of:=([.D53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53]-[.$F$2])/[.$F$2]" office:value-type="float" office:value="16" calcext:value-type="float">
            <text:p>16</text:p>
          </table:table-cell>
          <table:table-cell table:formula="of:=([.G53]-[.$G$2])/[.$G$2]" office:value-type="float" office:value="1.125" calcext:value-type="float">
            <text:p>1,125</text:p>
          </table:table-cell>
          <table:table-cell/>
          <table:table-cell table:formula="of:=[.K53]" office:value-type="float" office:value="0.3125" calcext:value-type="float">
            <text:p>0,3125</text:p>
          </table:table-cell>
          <table:table-cell table:formula="of:=[.P53]/[.H53]" office:value-type="float" office:value="0.0000223214285714286" calcext:value-type="float">
            <text:p>2,23214285714286E-05</text:p>
          </table:table-cell>
        </table:table-row>
        <table:table-row table:style-name="ro1">
          <table:table-cell office:value-type="float" office:value="284042" calcext:value-type="float">
            <text:p>284042</text:p>
          </table:table-cell>
          <table:table-cell office:value-type="string" calcext:value-type="string">
            <text:p>1Tb SSD Plextor M9PeGN (PX-1TM9PeGN)</text:p>
          </table:table-cell>
          <table:table-cell office:value-type="float" office:value="1024" calcext:value-type="float">
            <text:p>1024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4]/[.C54]" office:value-type="float" office:value="0.830078125" calcext:value-type="float">
            <text:p>0,830078125</text:p>
          </table:table-cell>
          <table:table-cell office:value-type="float" office:value="14020" calcext:value-type="float">
            <text:p>14020</text:p>
          </table:table-cell>
          <table:table-cell/>
          <table:table-cell table:formula="of:=([.C54]-[.$C$2])/[.$C$2]" office:value-type="float" office:value="7" calcext:value-type="float">
            <text:p>7</text:p>
          </table:table-cell>
          <table:table-cell table:formula="of:=([.D54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4]-[.$F$2])/[.$F$2]" office:value-type="float" office:value="16" calcext:value-type="float">
            <text:p>16</text:p>
          </table:table-cell>
          <table:table-cell table:formula="of:=([.G54]-[.$G$2])/[.$G$2]" office:value-type="float" office:value="1.125" calcext:value-type="float">
            <text:p>1,125</text:p>
          </table:table-cell>
          <table:table-cell/>
          <table:table-cell table:formula="of:=[.K54]" office:value-type="float" office:value="1" calcext:value-type="float">
            <text:p>1</text:p>
          </table:table-cell>
          <table:table-cell table:formula="of:=[.P54]/[.H54]" office:value-type="float" office:value="0.0000713266761768902" calcext:value-type="float">
            <text:p>7,13266761768902E-05</text:p>
          </table:table-cell>
        </table:table-row>
        <table:table-row table:style-name="ro1">
          <table:table-cell office:value-type="float" office:value="284040" calcext:value-type="float">
            <text:p>284040</text:p>
          </table:table-cell>
          <table:table-cell office:value-type="string" calcext:value-type="string">
            <text:p>1Tb SSD Plextor M9Pe(G) (PX-1TM9PeG)</text:p>
          </table:table-cell>
          <table:table-cell office:value-type="float" office:value="1024" calcext:value-type="float">
            <text:p>1024</text:p>
          </table:table-cell>
          <table:table-cell office:value-type="float" office:value="3200" calcext:value-type="float">
            <text:p>3200</text:p>
          </table:table-cell>
          <table:table-cell office:value-type="float" office:value="2100" calcext:value-type="float">
            <text:p>2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5]/[.C55]" office:value-type="float" office:value="0.830078125" calcext:value-type="float">
            <text:p>0,830078125</text:p>
          </table:table-cell>
          <table:table-cell office:value-type="float" office:value="14200" calcext:value-type="float">
            <text:p>14200</text:p>
          </table:table-cell>
          <table:table-cell/>
          <table:table-cell table:formula="of:=([.C55]-[.$C$2])/[.$C$2]" office:value-type="float" office:value="7" calcext:value-type="float">
            <text:p>7</text:p>
          </table:table-cell>
          <table:table-cell table:formula="of:=([.D5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55]-[.$F$2])/[.$F$2]" office:value-type="float" office:value="16" calcext:value-type="float">
            <text:p>16</text:p>
          </table:table-cell>
          <table:table-cell table:formula="of:=([.G55]-[.$G$2])/[.$G$2]" office:value-type="float" office:value="1.125" calcext:value-type="float">
            <text:p>1,125</text:p>
          </table:table-cell>
          <table:table-cell/>
          <table:table-cell table:formula="of:=[.K55]" office:value-type="float" office:value="1" calcext:value-type="float">
            <text:p>1</text:p>
          </table:table-cell>
          <table:table-cell table:formula="of:=[.P55]/[.H55]" office:value-type="float" office:value="0.0000704225352112676" calcext:value-type="float">
            <text:p>7,04225352112676E-05</text:p>
          </table:table-cell>
        </table:table-row>
        <table:table-row table:style-name="ro1">
          <table:table-cell office:value-type="float" office:value="307899" calcext:value-type="float">
            <text:p>307899</text:p>
          </table:table-cell>
          <table:table-cell office:value-type="string" calcext:value-type="string">
            <text:p>1Tb SSD ADATA XPG SX6000 Lite (ASX6000L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6]/[.C56]" office:value-type="float" office:value="0.830078125" calcext:value-type="float">
            <text:p>0,830078125</text:p>
          </table:table-cell>
          <table:table-cell office:value-type="float" office:value="14230" calcext:value-type="float">
            <text:p>14230</text:p>
          </table:table-cell>
          <table:table-cell/>
          <table:table-cell table:formula="of:=([.C56]-[.$C$2])/[.$C$2]" office:value-type="float" office:value="7" calcext:value-type="float">
            <text:p>7</text:p>
          </table:table-cell>
          <table:table-cell table:formula="of:=([.D5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56]-[.$F$2])/[.$F$2]" office:value-type="float" office:value="16" calcext:value-type="float">
            <text:p>16</text:p>
          </table:table-cell>
          <table:table-cell table:formula="of:=([.G56]-[.$G$2])/[.$G$2]" office:value-type="float" office:value="1.125" calcext:value-type="float">
            <text:p>1,125</text:p>
          </table:table-cell>
          <table:table-cell/>
          <table:table-cell table:formula="of:=[.K56]" office:value-type="float" office:value="0.125" calcext:value-type="float">
            <text:p>0,125</text:p>
          </table:table-cell>
          <table:table-cell table:formula="of:=[.P56]/[.H56]" office:value-type="float" office:value="0.00000878425860857344" calcext:value-type="float">
            <text:p>8,78425860857344E-06</text:p>
          </table:table-cell>
        </table:table-row>
        <table:table-row table:style-name="ro1">
          <table:table-cell office:value-type="float" office:value="319212" calcext:value-type="float">
            <text:p>319212</text:p>
          </table:table-cell>
          <table:table-cell office:value-type="string" calcext:value-type="string">
            <text:p>1Tb SSD Silicon Power P34A80 (SP001TBP34A80M28)</text:p>
          </table:table-cell>
          <table:table-cell office:value-type="float" office:value="1024" calcext:value-type="float">
            <text:p>1024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7]/[.C57]" office:value-type="float" office:value="0.830078125" calcext:value-type="float">
            <text:p>0,830078125</text:p>
          </table:table-cell>
          <table:table-cell office:value-type="float" office:value="14280" calcext:value-type="float">
            <text:p>14280</text:p>
          </table:table-cell>
          <table:table-cell/>
          <table:table-cell table:formula="of:=([.C57]-[.$C$2])/[.$C$2]" office:value-type="float" office:value="7" calcext:value-type="float">
            <text:p>7</text:p>
          </table:table-cell>
          <table:table-cell table:formula="of:=([.D57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57]-[.$F$2])/[.$F$2]" office:value-type="float" office:value="16" calcext:value-type="float">
            <text:p>16</text:p>
          </table:table-cell>
          <table:table-cell table:formula="of:=([.G57]-[.$G$2])/[.$G$2]" office:value-type="float" office:value="1.125" calcext:value-type="float">
            <text:p>1,125</text:p>
          </table:table-cell>
          <table:table-cell/>
          <table:table-cell table:formula="of:=[.K57]" office:value-type="float" office:value="1.125" calcext:value-type="float">
            <text:p>1,125</text:p>
          </table:table-cell>
          <table:table-cell table:formula="of:=[.P57]/[.H57]" office:value-type="float" office:value="0.000078781512605042" calcext:value-type="float">
            <text:p>7,8781512605042E-05</text:p>
          </table:table-cell>
        </table:table-row>
        <table:table-row table:style-name="ro1">
          <table:table-cell office:value-type="float" office:value="304806" calcext:value-type="float">
            <text:p>304806</text:p>
          </table:table-cell>
          <table:table-cell office:value-type="string" calcext:value-type="string">
            <text:p>1Tb SSD ADATA XPG SX8200 Pro (ASX8200PN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3350" calcext:value-type="float">
            <text:p>335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8]/[.C58]" office:value-type="float" office:value="0.830078125" calcext:value-type="float">
            <text:p>0,830078125</text:p>
          </table:table-cell>
          <table:table-cell office:value-type="float" office:value="14740" calcext:value-type="float">
            <text:p>14740</text:p>
          </table:table-cell>
          <table:table-cell/>
          <table:table-cell table:formula="of:=([.C58]-[.$C$2])/[.$C$2]" office:value-type="float" office:value="7" calcext:value-type="float">
            <text:p>7</text:p>
          </table:table-cell>
          <table:table-cell table:formula="of:=([.D58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58]-[.$F$2])/[.$F$2]" office:value-type="float" office:value="16" calcext:value-type="float">
            <text:p>16</text:p>
          </table:table-cell>
          <table:table-cell table:formula="of:=([.G58]-[.$G$2])/[.$G$2]" office:value-type="float" office:value="1.125" calcext:value-type="float">
            <text:p>1,125</text:p>
          </table:table-cell>
          <table:table-cell/>
          <table:table-cell table:formula="of:=[.K58]" office:value-type="float" office:value="1.09375" calcext:value-type="float">
            <text:p>1,09375</text:p>
          </table:table-cell>
          <table:table-cell table:formula="of:=[.P58]/[.H58]" office:value-type="float" office:value="0.0000742028493894166" calcext:value-type="float">
            <text:p>7,42028493894166E-05</text:p>
          </table:table-cell>
        </table:table-row>
        <table:table-row table:style-name="ro1">
          <table:table-cell office:value-type="float" office:value="308626" calcext:value-type="float">
            <text:p>308626</text:p>
          </table:table-cell>
          <table:table-cell office:value-type="string" calcext:value-type="string">
            <text:p>1Tb SSD ADATA XPG Gammix S5 (AGAMMIXS5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59]/[.C59]" office:value-type="float" office:value="0.830078125" calcext:value-type="float">
            <text:p>0,830078125</text:p>
          </table:table-cell>
          <table:table-cell office:value-type="float" office:value="14900" calcext:value-type="float">
            <text:p>14900</text:p>
          </table:table-cell>
          <table:table-cell/>
          <table:table-cell table:formula="of:=([.C59]-[.$C$2])/[.$C$2]" office:value-type="float" office:value="7" calcext:value-type="float">
            <text:p>7</text:p>
          </table:table-cell>
          <table:table-cell table:formula="of:=([.D59]-[.$D$2])/[.$D$2]" office:value-type="float" office:value="0.3125" calcext:value-type="float">
            <text:p>0,3125</text:p>
          </table:table-cell>
          <table:table-cell office:value-type="float" office:value="0" calcext:value-type="float">
            <text:p>0</text:p>
          </table:table-cell>
          <table:table-cell table:formula="of:=([.F59]-[.$F$2])/[.$F$2]" office:value-type="float" office:value="16" calcext:value-type="float">
            <text:p>16</text:p>
          </table:table-cell>
          <table:table-cell table:formula="of:=([.G59]-[.$G$2])/[.$G$2]" office:value-type="float" office:value="1.125" calcext:value-type="float">
            <text:p>1,125</text:p>
          </table:table-cell>
          <table:table-cell/>
          <table:table-cell table:formula="of:=[.K59]" office:value-type="float" office:value="0.3125" calcext:value-type="float">
            <text:p>0,3125</text:p>
          </table:table-cell>
          <table:table-cell table:formula="of:=[.P59]/[.H59]" office:value-type="float" office:value="0.0000209731543624161" calcext:value-type="float">
            <text:p>2,09731543624161E-05</text:p>
          </table:table-cell>
        </table:table-row>
        <table:table-row table:style-name="ro1">
          <table:table-cell office:value-type="float" office:value="325595" calcext:value-type="float">
            <text:p>325595</text:p>
          </table:table-cell>
          <table:table-cell office:value-type="string" calcext:value-type="string">
            <text:p>1Tb SSD HP EX900 (5XM46AA)</text:p>
          </table:table-cell>
          <table:table-cell office:value-type="float" office:value="1000" calcext:value-type="float">
            <text:p>1000</text:p>
          </table:table-cell>
          <table:table-cell office:value-type="float" office:value="2150" calcext:value-type="float">
            <text:p>2150</text:p>
          </table:table-cell>
          <table:table-cell office:value-type="float" office:value="1815" calcext:value-type="float">
            <text:p>181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0]/[.C60]" office:value-type="float" office:value="0.85" calcext:value-type="float">
            <text:p>0,85</text:p>
          </table:table-cell>
          <table:table-cell office:value-type="float" office:value="15290" calcext:value-type="float">
            <text:p>15290</text:p>
          </table:table-cell>
          <table:table-cell/>
          <table:table-cell table:formula="of:=([.C60]-[.$C$2])/[.$C$2]" office:value-type="float" office:value="6.8125" calcext:value-type="float">
            <text:p>6,8125</text:p>
          </table:table-cell>
          <table:table-cell table:formula="of:=([.D60]-[.$D$2])/[.$D$2]" office:value-type="float" office:value="0.34375" calcext:value-type="float">
            <text:p>0,34375</text:p>
          </table:table-cell>
          <table:table-cell office:value-type="float" office:value="0" calcext:value-type="float">
            <text:p>0</text:p>
          </table:table-cell>
          <table:table-cell table:formula="of:=([.F60]-[.$F$2])/[.$F$2]" office:value-type="float" office:value="16" calcext:value-type="float">
            <text:p>16</text:p>
          </table:table-cell>
          <table:table-cell table:formula="of:=([.G60]-[.$G$2])/[.$G$2]" office:value-type="float" office:value="1.176" calcext:value-type="float">
            <text:p>1,176</text:p>
          </table:table-cell>
          <table:table-cell/>
          <table:table-cell table:formula="of:=[.K60]" office:value-type="float" office:value="0.34375" calcext:value-type="float">
            <text:p>0,34375</text:p>
          </table:table-cell>
          <table:table-cell table:formula="of:=[.P60]/[.H60]" office:value-type="float" office:value="0.0000224820143884892" calcext:value-type="float">
            <text:p>2,24820143884892E-05</text:p>
          </table:table-cell>
        </table:table-row>
        <table:table-row table:style-name="ro1">
          <table:table-cell office:value-type="float" office:value="308615" calcext:value-type="float">
            <text:p>308615</text:p>
          </table:table-cell>
          <table:table-cell office:value-type="string" calcext:value-type="string">
            <text:p>1Tb SSD ADATA XPG Gammix S11 Pro (AGAMMIXS11P-1TT-C)</text:p>
          </table:table-cell>
          <table:table-cell office:value-type="float" office:value="1024" calcext:value-type="float">
            <text:p>1024</text:p>
          </table:table-cell>
          <table:table-cell office:value-type="float" office:value="3350" calcext:value-type="float">
            <text:p>335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1]/[.C61]" office:value-type="float" office:value="0.830078125" calcext:value-type="float">
            <text:p>0,830078125</text:p>
          </table:table-cell>
          <table:table-cell office:value-type="float" office:value="15690" calcext:value-type="float">
            <text:p>15690</text:p>
          </table:table-cell>
          <table:table-cell/>
          <table:table-cell table:formula="of:=([.C61]-[.$C$2])/[.$C$2]" office:value-type="float" office:value="7" calcext:value-type="float">
            <text:p>7</text:p>
          </table:table-cell>
          <table:table-cell table:formula="of:=([.D61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61]-[.$F$2])/[.$F$2]" office:value-type="float" office:value="16" calcext:value-type="float">
            <text:p>16</text:p>
          </table:table-cell>
          <table:table-cell table:formula="of:=([.G61]-[.$G$2])/[.$G$2]" office:value-type="float" office:value="1.125" calcext:value-type="float">
            <text:p>1,125</text:p>
          </table:table-cell>
          <table:table-cell/>
          <table:table-cell table:formula="of:=[.K61]" office:value-type="float" office:value="1.09375" calcext:value-type="float">
            <text:p>1,09375</text:p>
          </table:table-cell>
          <table:table-cell table:formula="of:=[.P61]/[.H61]" office:value-type="float" office:value="0.0000697100063734863" calcext:value-type="float">
            <text:p>6,97100063734863E-05</text:p>
          </table:table-cell>
        </table:table-row>
        <table:table-row table:style-name="ro1">
          <table:table-cell office:value-type="float" office:value="347501" calcext:value-type="float">
            <text:p>347501</text:p>
          </table:table-cell>
          <table:table-cell office:value-type="string" calcext:value-type="string">
            <text:p>1Tb SSD Kingston A2000 (SA2000M8/1000G)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2]/[.C62]" office:value-type="float" office:value="0.85" calcext:value-type="float">
            <text:p>0,85</text:p>
          </table:table-cell>
          <table:table-cell office:value-type="float" office:value="15810" calcext:value-type="float">
            <text:p>15810</text:p>
          </table:table-cell>
          <table:table-cell/>
          <table:table-cell table:formula="of:=([.C62]-[.$C$2])/[.$C$2]" office:value-type="float" office:value="6.8125" calcext:value-type="float">
            <text:p>6,8125</text:p>
          </table:table-cell>
          <table:table-cell table:formula="of:=([.D62]-[.$D$2])/[.$D$2]"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table:formula="of:=([.F62]-[.$F$2])/[.$F$2]" office:value-type="float" office:value="16" calcext:value-type="float">
            <text:p>16</text:p>
          </table:table-cell>
          <table:table-cell table:formula="of:=([.G62]-[.$G$2])/[.$G$2]" office:value-type="float" office:value="1.176" calcext:value-type="float">
            <text:p>1,176</text:p>
          </table:table-cell>
          <table:table-cell/>
          <table:table-cell table:formula="of:=[.K62]" office:value-type="float" office:value="0.375" calcext:value-type="float">
            <text:p>0,375</text:p>
          </table:table-cell>
          <table:table-cell table:formula="of:=[.P62]/[.H62]" office:value-type="float" office:value="0.000023719165085389" calcext:value-type="float">
            <text:p>2,3719165085389E-05</text:p>
          </table:table-cell>
        </table:table-row>
        <table:table-row table:style-name="ro1">
          <table:table-cell office:value-type="float" office:value="350045" calcext:value-type="float">
            <text:p>350045</text:p>
          </table:table-cell>
          <table:table-cell office:value-type="string" calcext:value-type="string">
            <text:p>1Tb SSD Seagate BarraCuda 510 (ZP1000CM3A001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3]/[.C63]" office:value-type="float" office:value="0.85" calcext:value-type="float">
            <text:p>0,85</text:p>
          </table:table-cell>
          <table:table-cell office:value-type="float" office:value="15810" calcext:value-type="float">
            <text:p>15810</text:p>
          </table:table-cell>
          <table:table-cell/>
          <table:table-cell table:formula="of:=([.C63]-[.$C$2])/[.$C$2]" office:value-type="float" office:value="6.8125" calcext:value-type="float">
            <text:p>6,8125</text:p>
          </table:table-cell>
          <table:table-cell table:formula="of:=([.D6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63]-[.$F$2])/[.$F$2]" office:value-type="float" office:value="16" calcext:value-type="float">
            <text:p>16</text:p>
          </table:table-cell>
          <table:table-cell table:formula="of:=([.G63]-[.$G$2])/[.$G$2]" office:value-type="float" office:value="1.176" calcext:value-type="float">
            <text:p>1,176</text:p>
          </table:table-cell>
          <table:table-cell/>
          <table:table-cell table:formula="of:=[.K63]" office:value-type="float" office:value="1.125" calcext:value-type="float">
            <text:p>1,125</text:p>
          </table:table-cell>
          <table:table-cell table:formula="of:=[.P63]/[.H63]" office:value-type="float" office:value="0.000071157495256167" calcext:value-type="float">
            <text:p>7,1157495256167E-05</text:p>
          </table:table-cell>
        </table:table-row>
        <table:table-row table:style-name="ro1">
          <table:table-cell office:value-type="float" office:value="350039" calcext:value-type="float">
            <text:p>350039</text:p>
          </table:table-cell>
          <table:table-cell office:value-type="string" calcext:value-type="string">
            <text:p>1Tb SSD GOODRAM PX500 (SSDPR-PX500-01T-80)</text:p>
          </table:table-cell>
          <table:table-cell office:value-type="float" office:value="1024" calcext:value-type="float">
            <text:p>1024</text:p>
          </table:table-cell>
          <table:table-cell office:value-type="float" office:value="2050" calcext:value-type="float">
            <text:p>2050</text:p>
          </table:table-cell>
          <table:table-cell office:value-type="float" office:value="1650" calcext:value-type="float">
            <text:p>16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4]/[.C64]" office:value-type="float" office:value="0.830078125" calcext:value-type="float">
            <text:p>0,830078125</text:p>
          </table:table-cell>
          <table:table-cell office:value-type="float" office:value="15960" calcext:value-type="float">
            <text:p>15960</text:p>
          </table:table-cell>
          <table:table-cell/>
          <table:table-cell table:formula="of:=([.C64]-[.$C$2])/[.$C$2]" office:value-type="float" office:value="7" calcext:value-type="float">
            <text:p>7</text:p>
          </table:table-cell>
          <table:table-cell table:formula="of:=([.D64]-[.$D$2])/[.$D$2]" office:value-type="float" office:value="0.28125" calcext:value-type="float">
            <text:p>0,28125</text:p>
          </table:table-cell>
          <table:table-cell office:value-type="float" office:value="0" calcext:value-type="float">
            <text:p>0</text:p>
          </table:table-cell>
          <table:table-cell table:formula="of:=([.F64]-[.$F$2])/[.$F$2]" office:value-type="float" office:value="16" calcext:value-type="float">
            <text:p>16</text:p>
          </table:table-cell>
          <table:table-cell table:formula="of:=([.G64]-[.$G$2])/[.$G$2]" office:value-type="float" office:value="1.125" calcext:value-type="float">
            <text:p>1,125</text:p>
          </table:table-cell>
          <table:table-cell/>
          <table:table-cell table:formula="of:=[.K64]" office:value-type="float" office:value="0.28125" calcext:value-type="float">
            <text:p>0,28125</text:p>
          </table:table-cell>
          <table:table-cell table:formula="of:=[.P64]/[.H64]" office:value-type="float" office:value="0.0000176221804511278" calcext:value-type="float">
            <text:p>1,76221804511278E-05</text:p>
          </table:table-cell>
        </table:table-row>
        <table:table-row table:style-name="ro1">
          <table:table-cell office:value-type="float" office:value="343919" calcext:value-type="float">
            <text:p>343919</text:p>
          </table:table-cell>
          <table:table-cell office:value-type="string" calcext:value-type="string">
            <text:p>1Tb SSD Hikvision E2000 (HS-SSD-E2000/1024G)</text:p>
          </table:table-cell>
          <table:table-cell office:value-type="float" office:value="1024" calcext:value-type="float">
            <text:p>1024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5]/[.C65]" office:value-type="float" office:value="0.830078125" calcext:value-type="float">
            <text:p>0,830078125</text:p>
          </table:table-cell>
          <table:table-cell office:value-type="float" office:value="16090" calcext:value-type="float">
            <text:p>16090</text:p>
          </table:table-cell>
          <table:table-cell/>
          <table:table-cell table:formula="of:=([.C65]-[.$C$2])/[.$C$2]" office:value-type="float" office:value="7" calcext:value-type="float">
            <text:p>7</text:p>
          </table:table-cell>
          <table:table-cell table:formula="of:=([.D65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65]-[.$F$2])/[.$F$2]" office:value-type="float" office:value="16" calcext:value-type="float">
            <text:p>16</text:p>
          </table:table-cell>
          <table:table-cell table:formula="of:=([.G65]-[.$G$2])/[.$G$2]" office:value-type="float" office:value="1.125" calcext:value-type="float">
            <text:p>1,125</text:p>
          </table:table-cell>
          <table:table-cell/>
          <table:table-cell table:formula="of:=[.K65]" office:value-type="float" office:value="1.1875" calcext:value-type="float">
            <text:p>1,1875</text:p>
          </table:table-cell>
          <table:table-cell table:formula="of:=[.P65]/[.H65]" office:value-type="float" office:value="0.0000738036047234307" calcext:value-type="float">
            <text:p>7,38036047234307E-05</text:p>
          </table:table-cell>
        </table:table-row>
        <table:table-row table:style-name="ro1">
          <table:table-cell office:value-type="float" office:value="302948" calcext:value-type="float">
            <text:p>302948</text:p>
          </table:table-cell>
          <table:table-cell office:value-type="string" calcext:value-type="string">
            <text:p>512Gb SSD Intel P4101 Series (SSDPEKKA512G801)</text:p>
          </table:table-cell>
          <table:table-cell office:value-type="float" office:value="512" calcext:value-type="float">
            <text:p>512</text:p>
          </table:table-cell>
          <table:table-cell office:value-type="float" office:value="2550" calcext:value-type="float">
            <text:p>2550</text:p>
          </table:table-cell>
          <table:table-cell office:value-type="float" office:value="550" calcext:value-type="float">
            <text:p>55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6]/[.C66]" office:value-type="float" office:value="1.66015625" calcext:value-type="float">
            <text:p>1,66015625</text:p>
          </table:table-cell>
          <table:table-cell office:value-type="float" office:value="16140" calcext:value-type="float">
            <text:p>16140</text:p>
          </table:table-cell>
          <table:table-cell/>
          <table:table-cell table:formula="of:=([.C66]-[.$C$2])/[.$C$2]" office:value-type="float" office:value="3" calcext:value-type="float">
            <text:p>3</text:p>
          </table:table-cell>
          <table:table-cell table:formula="of:=([.D66]-[.$D$2])/[.$D$2]" office:value-type="float" office:value="0.59375" calcext:value-type="float">
            <text:p>0,59375</text:p>
          </table:table-cell>
          <table:table-cell office:value-type="float" office:value="0" calcext:value-type="float">
            <text:p>0</text:p>
          </table:table-cell>
          <table:table-cell table:formula="of:=([.F66]-[.$F$2])/[.$F$2]" office:value-type="float" office:value="16" calcext:value-type="float">
            <text:p>16</text:p>
          </table:table-cell>
          <table:table-cell table:formula="of:=([.G66]-[.$G$2])/[.$G$2]" office:value-type="float" office:value="3.25" calcext:value-type="float">
            <text:p>3,25</text:p>
          </table:table-cell>
          <table:table-cell/>
          <table:table-cell table:formula="of:=[.K66]" office:value-type="float" office:value="0.59375" calcext:value-type="float">
            <text:p>0,59375</text:p>
          </table:table-cell>
          <table:table-cell table:formula="of:=[.P66]/[.H66]" office:value-type="float" office:value="0.0000367874845105328" calcext:value-type="float">
            <text:p>3,67874845105328E-05</text:p>
          </table:table-cell>
        </table:table-row>
        <table:table-row table:style-name="ro1">
          <table:table-cell office:value-type="float" office:value="349602" calcext:value-type="float">
            <text:p>349602</text:p>
          </table:table-cell>
          <table:table-cell office:value-type="string" calcext:value-type="string">
            <text:p>1Tb SSD Plextor M9PGN+ (PX-1TM9PGN+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7]/[.C67]" office:value-type="float" office:value="0.85" calcext:value-type="float">
            <text:p>0,85</text:p>
          </table:table-cell>
          <table:table-cell office:value-type="float" office:value="16450" calcext:value-type="float">
            <text:p>16450</text:p>
          </table:table-cell>
          <table:table-cell/>
          <table:table-cell table:formula="of:=([.C67]-[.$C$2])/[.$C$2]" office:value-type="float" office:value="6.8125" calcext:value-type="float">
            <text:p>6,8125</text:p>
          </table:table-cell>
          <table:table-cell table:formula="of:=([.D67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67]-[.$F$2])/[.$F$2]" office:value-type="float" office:value="16" calcext:value-type="float">
            <text:p>16</text:p>
          </table:table-cell>
          <table:table-cell table:formula="of:=([.G67]-[.$G$2])/[.$G$2]" office:value-type="float" office:value="1.176" calcext:value-type="float">
            <text:p>1,176</text:p>
          </table:table-cell>
          <table:table-cell/>
          <table:table-cell table:formula="of:=[.K67]" office:value-type="float" office:value="1.125" calcext:value-type="float">
            <text:p>1,125</text:p>
          </table:table-cell>
          <table:table-cell table:formula="of:=[.P67]/[.H67]" office:value-type="float" office:value="0.0000683890577507599" calcext:value-type="float">
            <text:p>6,83890577507599E-05</text:p>
          </table:table-cell>
        </table:table-row>
        <table:table-row table:style-name="ro1">
          <table:table-cell office:value-type="float" office:value="330368" calcext:value-type="float">
            <text:p>330368</text:p>
          </table:table-cell>
          <table:table-cell office:value-type="string" calcext:value-type="string">
            <text:p>1Tb SSD Micron 2200 (MTFDHBA1T0TCK-1AT1AABYY)</text:p>
          </table:table-cell>
          <table:table-cell office:value-type="float" office:value="1024" calcext:value-type="float">
            <text:p>1024</text:p>
          </table:table-cell>
          <table:table-cell office:value-type="float" office:value="3000" calcext:value-type="float">
            <text:p>3000</text:p>
          </table:table-cell>
          <table:table-cell office:value-type="float" office:value="1575" calcext:value-type="float">
            <text:p>157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8]/[.C68]" office:value-type="float" office:value="0.830078125" calcext:value-type="float">
            <text:p>0,830078125</text:p>
          </table:table-cell>
          <table:table-cell office:value-type="float" office:value="16490" calcext:value-type="float">
            <text:p>16490</text:p>
          </table:table-cell>
          <table:table-cell/>
          <table:table-cell table:formula="of:=([.C68]-[.$C$2])/[.$C$2]" office:value-type="float" office:value="7" calcext:value-type="float">
            <text:p>7</text:p>
          </table:table-cell>
          <table:table-cell table:formula="of:=([.D68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68]-[.$F$2])/[.$F$2]" office:value-type="float" office:value="16" calcext:value-type="float">
            <text:p>16</text:p>
          </table:table-cell>
          <table:table-cell table:formula="of:=([.G68]-[.$G$2])/[.$G$2]" office:value-type="float" office:value="1.125" calcext:value-type="float">
            <text:p>1,125</text:p>
          </table:table-cell>
          <table:table-cell/>
          <table:table-cell table:formula="of:=[.K68]" office:value-type="float" office:value="0.875" calcext:value-type="float">
            <text:p>0,875</text:p>
          </table:table-cell>
          <table:table-cell table:formula="of:=[.P68]/[.H68]" office:value-type="float" office:value="0.0000530624620982414" calcext:value-type="float">
            <text:p>5,30624620982414E-05</text:p>
          </table:table-cell>
        </table:table-row>
        <table:table-row table:style-name="ro1">
          <table:table-cell office:value-type="float" office:value="342578" calcext:value-type="float">
            <text:p>342578</text:p>
          </table:table-cell>
          <table:table-cell office:value-type="string" calcext:value-type="string">
            <text:p>1Tb SSD Kioxia (Toshiba) XG6 (KXG60ZNV1T02BP1LGA) OEM</text:p>
          </table:table-cell>
          <table:table-cell office:value-type="float" office:value="1024" calcext:value-type="float">
            <text:p>1024</text:p>
          </table:table-cell>
          <table:table-cell office:value-type="float" office:value="3180" calcext:value-type="float">
            <text:p>3180</text:p>
          </table:table-cell>
          <table:table-cell office:value-type="float" office:value="2960" calcext:value-type="float">
            <text:p>296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69]/[.C69]" office:value-type="float" office:value="0.830078125" calcext:value-type="float">
            <text:p>0,830078125</text:p>
          </table:table-cell>
          <table:table-cell office:value-type="float" office:value="16710" calcext:value-type="float">
            <text:p>16710</text:p>
          </table:table-cell>
          <table:table-cell/>
          <table:table-cell table:formula="of:=([.C69]-[.$C$2])/[.$C$2]" office:value-type="float" office:value="7" calcext:value-type="float">
            <text:p>7</text:p>
          </table:table-cell>
          <table:table-cell table:formula="of:=([.D69]-[.$D$2])/[.$D$2]" office:value-type="float" office:value="0.9875" calcext:value-type="float">
            <text:p>0,9875</text:p>
          </table:table-cell>
          <table:table-cell office:value-type="float" office:value="0" calcext:value-type="float">
            <text:p>0</text:p>
          </table:table-cell>
          <table:table-cell table:formula="of:=([.F69]-[.$F$2])/[.$F$2]" office:value-type="float" office:value="16" calcext:value-type="float">
            <text:p>16</text:p>
          </table:table-cell>
          <table:table-cell table:formula="of:=([.G69]-[.$G$2])/[.$G$2]" office:value-type="float" office:value="1.125" calcext:value-type="float">
            <text:p>1,125</text:p>
          </table:table-cell>
          <table:table-cell/>
          <table:table-cell table:formula="of:=[.K69]" office:value-type="float" office:value="0.9875" calcext:value-type="float">
            <text:p>0,9875</text:p>
          </table:table-cell>
          <table:table-cell table:formula="of:=[.P69]/[.H69]" office:value-type="float" office:value="0.0000590963494913226" calcext:value-type="float">
            <text:p>5,90963494913226E-05</text:p>
          </table:table-cell>
        </table:table-row>
        <table:table-row table:style-name="ro1">
          <table:table-cell office:value-type="float" office:value="321862" calcext:value-type="float">
            <text:p>321862</text:p>
          </table:table-cell>
          <table:table-cell office:value-type="string" calcext:value-type="string">
            <text:p>1Tb SSD Patriot Viper (VPN100-1TBM28H)</text:p>
          </table:table-cell>
          <table:table-cell office:value-type="float" office:value="1000" calcext:value-type="float">
            <text:p>1000</text:p>
          </table:table-cell>
          <table:table-cell office:value-type="float" office:value="3450" calcext:value-type="float">
            <text:p>345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0]/[.C70]" office:value-type="float" office:value="0.85" calcext:value-type="float">
            <text:p>0,85</text:p>
          </table:table-cell>
          <table:table-cell office:value-type="float" office:value="16790" calcext:value-type="float">
            <text:p>16790</text:p>
          </table:table-cell>
          <table:table-cell/>
          <table:table-cell table:formula="of:=([.C70]-[.$C$2])/[.$C$2]" office:value-type="float" office:value="6.8125" calcext:value-type="float">
            <text:p>6,8125</text:p>
          </table:table-cell>
          <table:table-cell table:formula="of:=([.D70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70]-[.$F$2])/[.$F$2]" office:value-type="float" office:value="16" calcext:value-type="float">
            <text:p>16</text:p>
          </table:table-cell>
          <table:table-cell table:formula="of:=([.G70]-[.$G$2])/[.$G$2]" office:value-type="float" office:value="1.176" calcext:value-type="float">
            <text:p>1,176</text:p>
          </table:table-cell>
          <table:table-cell/>
          <table:table-cell table:formula="of:=[.K70]" office:value-type="float" office:value="1.15625" calcext:value-type="float">
            <text:p>1,15625</text:p>
          </table:table-cell>
          <table:table-cell table:formula="of:=[.P70]/[.H70]" office:value-type="float" office:value="0.0000688653960690887" calcext:value-type="float">
            <text:p>6,88653960690887E-05</text:p>
          </table:table-cell>
        </table:table-row>
        <table:table-row table:style-name="ro1">
          <table:table-cell office:value-type="float" office:value="349601" calcext:value-type="float">
            <text:p>349601</text:p>
          </table:table-cell>
          <table:table-cell office:value-type="string" calcext:value-type="string">
            <text:p>1Tb SSD Plextor M9P(G)+ (PX-1TM9PG+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1]/[.C71]" office:value-type="float" office:value="0.85" calcext:value-type="float">
            <text:p>0,85</text:p>
          </table:table-cell>
          <table:table-cell office:value-type="float" office:value="16800" calcext:value-type="float">
            <text:p>16800</text:p>
          </table:table-cell>
          <table:table-cell/>
          <table:table-cell table:formula="of:=([.C71]-[.$C$2])/[.$C$2]" office:value-type="float" office:value="6.8125" calcext:value-type="float">
            <text:p>6,8125</text:p>
          </table:table-cell>
          <table:table-cell table:formula="of:=([.D71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71]-[.$F$2])/[.$F$2]" office:value-type="float" office:value="16" calcext:value-type="float">
            <text:p>16</text:p>
          </table:table-cell>
          <table:table-cell table:formula="of:=([.G71]-[.$G$2])/[.$G$2]" office:value-type="float" office:value="1.176" calcext:value-type="float">
            <text:p>1,176</text:p>
          </table:table-cell>
          <table:table-cell/>
          <table:table-cell table:formula="of:=[.K71]" office:value-type="float" office:value="1.125" calcext:value-type="float">
            <text:p>1,125</text:p>
          </table:table-cell>
          <table:table-cell table:formula="of:=[.P71]/[.H71]" office:value-type="float" office:value="0.0000669642857142857" calcext:value-type="float">
            <text:p>6,69642857142857E-05</text:p>
          </table:table-cell>
        </table:table-row>
        <table:table-row table:style-name="ro1">
          <table:table-cell office:value-type="float" office:value="325597" calcext:value-type="float">
            <text:p>325597</text:p>
          </table:table-cell>
          <table:table-cell office:value-type="string" calcext:value-type="string">
            <text:p>1Tb SSD HP EX920 (2YY47AA)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2]/[.C72]" office:value-type="float" office:value="0.85" calcext:value-type="float">
            <text:p>0,85</text:p>
          </table:table-cell>
          <table:table-cell office:value-type="float" office:value="17120" calcext:value-type="float">
            <text:p>17120</text:p>
          </table:table-cell>
          <table:table-cell/>
          <table:table-cell table:formula="of:=([.C72]-[.$C$2])/[.$C$2]" office:value-type="float" office:value="6.8125" calcext:value-type="float">
            <text:p>6,8125</text:p>
          </table:table-cell>
          <table:table-cell table:formula="of:=([.D72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72]-[.$F$2])/[.$F$2]" office:value-type="float" office:value="16" calcext:value-type="float">
            <text:p>16</text:p>
          </table:table-cell>
          <table:table-cell table:formula="of:=([.G72]-[.$G$2])/[.$G$2]" office:value-type="float" office:value="1.176" calcext:value-type="float">
            <text:p>1,176</text:p>
          </table:table-cell>
          <table:table-cell/>
          <table:table-cell table:formula="of:=[.K72]" office:value-type="float" office:value="1" calcext:value-type="float">
            <text:p>1</text:p>
          </table:table-cell>
          <table:table-cell table:formula="of:=[.P72]/[.H72]" office:value-type="float" office:value="0.000058411214953271" calcext:value-type="float">
            <text:p>5,8411214953271E-05</text:p>
          </table:table-cell>
        </table:table-row>
        <table:table-row table:style-name="ro1">
          <table:table-cell office:value-type="float" office:value="314670" calcext:value-type="float">
            <text:p>314670</text:p>
          </table:table-cell>
          <table:table-cell office:value-type="string" calcext:value-type="string">
            <text:p>1Tb SSD Western Digital Black SN750 (WDS100T3X0C)</text:p>
          </table:table-cell>
          <table:table-cell office:value-type="float" office:value="1000" calcext:value-type="float">
            <text:p>1000</text:p>
          </table:table-cell>
          <table:table-cell office:value-type="float" office:value="3470" calcext:value-type="float">
            <text:p>347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3]/[.C73]" office:value-type="float" office:value="0.85" calcext:value-type="float">
            <text:p>0,85</text:p>
          </table:table-cell>
          <table:table-cell office:value-type="float" office:value="17600" calcext:value-type="float">
            <text:p>17600</text:p>
          </table:table-cell>
          <table:table-cell/>
          <table:table-cell table:formula="of:=([.C73]-[.$C$2])/[.$C$2]" office:value-type="float" office:value="6.8125" calcext:value-type="float">
            <text:p>6,8125</text:p>
          </table:table-cell>
          <table:table-cell table:formula="of:=([.D73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73]-[.$F$2])/[.$F$2]" office:value-type="float" office:value="16" calcext:value-type="float">
            <text:p>16</text:p>
          </table:table-cell>
          <table:table-cell table:formula="of:=([.G73]-[.$G$2])/[.$G$2]" office:value-type="float" office:value="1.176" calcext:value-type="float">
            <text:p>1,176</text:p>
          </table:table-cell>
          <table:table-cell/>
          <table:table-cell table:formula="of:=[.K73]" office:value-type="float" office:value="1.16875" calcext:value-type="float">
            <text:p>1,16875</text:p>
          </table:table-cell>
          <table:table-cell table:formula="of:=[.P73]/[.H73]" office:value-type="float" office:value="0.00006640625" calcext:value-type="float">
            <text:p>6,640625E-05</text:p>
          </table:table-cell>
        </table:table-row>
        <table:table-row table:style-name="ro1">
          <table:table-cell office:value-type="float" office:value="330728" calcext:value-type="float">
            <text:p>330728</text:p>
          </table:table-cell>
          <table:table-cell office:value-type="string" calcext:value-type="string">
            <text:p>1Tb SSD HP EX950 (5MS23AA)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4]/[.C74]" office:value-type="float" office:value="0.85" calcext:value-type="float">
            <text:p>0,85</text:p>
          </table:table-cell>
          <table:table-cell office:value-type="float" office:value="18740" calcext:value-type="float">
            <text:p>18740</text:p>
          </table:table-cell>
          <table:table-cell/>
          <table:table-cell table:formula="of:=([.C74]-[.$C$2])/[.$C$2]" office:value-type="float" office:value="6.8125" calcext:value-type="float">
            <text:p>6,8125</text:p>
          </table:table-cell>
          <table:table-cell table:formula="of:=([.D74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74]-[.$F$2])/[.$F$2]" office:value-type="float" office:value="16" calcext:value-type="float">
            <text:p>16</text:p>
          </table:table-cell>
          <table:table-cell table:formula="of:=([.G74]-[.$G$2])/[.$G$2]" office:value-type="float" office:value="1.176" calcext:value-type="float">
            <text:p>1,176</text:p>
          </table:table-cell>
          <table:table-cell/>
          <table:table-cell table:formula="of:=[.K74]" office:value-type="float" office:value="1.1875" calcext:value-type="float">
            <text:p>1,1875</text:p>
          </table:table-cell>
          <table:table-cell table:formula="of:=[.P74]/[.H74]" office:value-type="float" office:value="0.0000633671291355389" calcext:value-type="float">
            <text:p>6,33671291355389E-05</text:p>
          </table:table-cell>
        </table:table-row>
        <table:table-row table:style-name="ro1">
          <table:table-cell office:value-type="float" office:value="322090" calcext:value-type="float">
            <text:p>322090</text:p>
          </table:table-cell>
          <table:table-cell office:value-type="string" calcext:value-type="string">
            <text:p>1Tb SSD Kingston KC2000 (SKC2000M8/1000G)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5]/[.C75]" office:value-type="float" office:value="0.85" calcext:value-type="float">
            <text:p>0,85</text:p>
          </table:table-cell>
          <table:table-cell office:value-type="float" office:value="19540" calcext:value-type="float">
            <text:p>19540</text:p>
          </table:table-cell>
          <table:table-cell/>
          <table:table-cell table:formula="of:=([.C75]-[.$C$2])/[.$C$2]" office:value-type="float" office:value="6.8125" calcext:value-type="float">
            <text:p>6,8125</text:p>
          </table:table-cell>
          <table:table-cell table:formula="of:=([.D75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75]-[.$F$2])/[.$F$2]" office:value-type="float" office:value="16" calcext:value-type="float">
            <text:p>16</text:p>
          </table:table-cell>
          <table:table-cell table:formula="of:=([.G75]-[.$G$2])/[.$G$2]" office:value-type="float" office:value="1.176" calcext:value-type="float">
            <text:p>1,176</text:p>
          </table:table-cell>
          <table:table-cell/>
          <table:table-cell table:formula="of:=[.K75]" office:value-type="float" office:value="1" calcext:value-type="float">
            <text:p>1</text:p>
          </table:table-cell>
          <table:table-cell table:formula="of:=[.P75]/[.H75]" office:value-type="float" office:value="0.0000511770726714432" calcext:value-type="float">
            <text:p>5,11770726714432E-05</text:p>
          </table:table-cell>
        </table:table-row>
        <table:table-row table:style-name="ro1">
          <table:table-cell office:value-type="float" office:value="303207" calcext:value-type="float">
            <text:p>303207</text:p>
          </table:table-cell>
          <table:table-cell office:value-type="string" calcext:value-type="string">
            <text:p>2Tb SSD Intel 660p Series (SSDPEKNW020T8X1)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800" calcext:value-type="float">
            <text:p>1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6]/[.C76]" office:value-type="float" office:value="0.4150390625" calcext:value-type="float">
            <text:p>0,4150390625</text:p>
          </table:table-cell>
          <table:table-cell office:value-type="float" office:value="19730" calcext:value-type="float">
            <text:p>19730</text:p>
          </table:table-cell>
          <table:table-cell/>
          <table:table-cell table:formula="of:=([.C76]-[.$C$2])/[.$C$2]" office:value-type="float" office:value="15" calcext:value-type="float">
            <text:p>15</text:p>
          </table:table-cell>
          <table:table-cell table:formula="of:=([.D76]-[.$D$2])/[.$D$2]"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formula="of:=([.F76]-[.$F$2])/[.$F$2]" office:value-type="float" office:value="16" calcext:value-type="float">
            <text:p>16</text:p>
          </table:table-cell>
          <table:table-cell table:formula="of:=([.G76]-[.$G$2])/[.$G$2]" office:value-type="float" office:value="0.0625" calcext:value-type="float">
            <text:p>0,0625</text:p>
          </table:table-cell>
          <table:table-cell/>
          <table:table-cell table:formula="of:=[.K76]" office:value-type="float" office:value="0.125" calcext:value-type="float">
            <text:p>0,125</text:p>
          </table:table-cell>
          <table:table-cell table:formula="of:=[.P76]/[.H76]" office:value-type="float" office:value="0.00000633552965027876" calcext:value-type="float">
            <text:p>6,33552965027876E-06</text:p>
          </table:table-cell>
        </table:table-row>
        <table:table-row table:style-name="ro1">
          <table:table-cell office:value-type="float" office:value="323616" calcext:value-type="float">
            <text:p>323616</text:p>
          </table:table-cell>
          <table:table-cell office:value-type="string" calcext:value-type="string">
            <text:p>960Gb SSD Samsung PM983 (MZ1LB960HAJQ-00007) OEM</text:p>
          </table:table-cell>
          <table:table-cell office:value-type="float" office:value="960" calcext:value-type="float">
            <text:p>960</text:p>
          </table:table-cell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7]/[.C77]" office:value-type="float" office:value="0.885416666666667" calcext:value-type="float">
            <text:p>0,885416666666667</text:p>
          </table:table-cell>
          <table:table-cell office:value-type="float" office:value="20710" calcext:value-type="float">
            <text:p>20710</text:p>
          </table:table-cell>
          <table:table-cell/>
          <table:table-cell table:formula="of:=([.C77]-[.$C$2])/[.$C$2]" office:value-type="float" office:value="6.5" calcext:value-type="float">
            <text:p>6,5</text:p>
          </table:table-cell>
          <table:table-cell table:formula="of:=([.D77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77]-[.$F$2])/[.$F$2]" office:value-type="float" office:value="16" calcext:value-type="float">
            <text:p>16</text:p>
          </table:table-cell>
          <table:table-cell table:formula="of:=([.G77]-[.$G$2])/[.$G$2]" office:value-type="float" office:value="1.26666666666667" calcext:value-type="float">
            <text:p>1,26666666666667</text:p>
          </table:table-cell>
          <table:table-cell/>
          <table:table-cell table:formula="of:=[.K77]" office:value-type="float" office:value="0.875" calcext:value-type="float">
            <text:p>0,875</text:p>
          </table:table-cell>
          <table:table-cell table:formula="of:=[.P77]/[.H77]" office:value-type="float" office:value="0.0000422501207146306" calcext:value-type="float">
            <text:p>4,22501207146306E-05</text:p>
          </table:table-cell>
        </table:table-row>
        <table:table-row table:style-name="ro1">
          <table:table-cell office:value-type="float" office:value="323881" calcext:value-type="float">
            <text:p>323881</text:p>
          </table:table-cell>
          <table:table-cell office:value-type="string" calcext:value-type="string">
            <text:p>1Tb SSD Seagate FireCuda 510 (ZP1000GM30011)</text:p>
          </table:table-cell>
          <table:table-cell office:value-type="float" office:value="1000" calcext:value-type="float">
            <text:p>1000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8]/[.C78]" office:value-type="float" office:value="0.85" calcext:value-type="float">
            <text:p>0,85</text:p>
          </table:table-cell>
          <table:table-cell office:value-type="float" office:value="20830" calcext:value-type="float">
            <text:p>20830</text:p>
          </table:table-cell>
          <table:table-cell/>
          <table:table-cell table:formula="of:=([.C78]-[.$C$2])/[.$C$2]" office:value-type="float" office:value="6.8125" calcext:value-type="float">
            <text:p>6,8125</text:p>
          </table:table-cell>
          <table:table-cell table:formula="of:=([.D78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78]-[.$F$2])/[.$F$2]" office:value-type="float" office:value="16" calcext:value-type="float">
            <text:p>16</text:p>
          </table:table-cell>
          <table:table-cell table:formula="of:=([.G78]-[.$G$2])/[.$G$2]" office:value-type="float" office:value="1.176" calcext:value-type="float">
            <text:p>1,176</text:p>
          </table:table-cell>
          <table:table-cell/>
          <table:table-cell table:formula="of:=[.K78]" office:value-type="float" office:value="1.15625" calcext:value-type="float">
            <text:p>1,15625</text:p>
          </table:table-cell>
          <table:table-cell table:formula="of:=[.P78]/[.H78]" office:value-type="float" office:value="0.0000555088814210274" calcext:value-type="float">
            <text:p>5,55088814210274E-05</text:p>
          </table:table-cell>
        </table:table-row>
        <table:table-row table:style-name="ro1">
          <table:table-cell office:value-type="float" office:value="320211" calcext:value-type="float">
            <text:p>320211</text:p>
          </table:table-cell>
          <table:table-cell office:value-type="string" calcext:value-type="string">
            <text:p>1Tb SSD Western Digital Black SN750 (WDS100T3XHC)</text:p>
          </table:table-cell>
          <table:table-cell office:value-type="float" office:value="1000" calcext:value-type="float">
            <text:p>1000</text:p>
          </table:table-cell>
          <table:table-cell office:value-type="float" office:value="3470" calcext:value-type="float">
            <text:p>347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79]/[.C79]" office:value-type="float" office:value="0.85" calcext:value-type="float">
            <text:p>0,85</text:p>
          </table:table-cell>
          <table:table-cell office:value-type="float" office:value="20830" calcext:value-type="float">
            <text:p>20830</text:p>
          </table:table-cell>
          <table:table-cell/>
          <table:table-cell table:formula="of:=([.C79]-[.$C$2])/[.$C$2]" office:value-type="float" office:value="6.8125" calcext:value-type="float">
            <text:p>6,8125</text:p>
          </table:table-cell>
          <table:table-cell table:formula="of:=([.D79]-[.$D$2])/[.$D$2]" office:value-type="float" office:value="1.16875" calcext:value-type="float">
            <text:p>1,16875</text:p>
          </table:table-cell>
          <table:table-cell office:value-type="float" office:value="0" calcext:value-type="float">
            <text:p>0</text:p>
          </table:table-cell>
          <table:table-cell table:formula="of:=([.F79]-[.$F$2])/[.$F$2]" office:value-type="float" office:value="16" calcext:value-type="float">
            <text:p>16</text:p>
          </table:table-cell>
          <table:table-cell table:formula="of:=([.G79]-[.$G$2])/[.$G$2]" office:value-type="float" office:value="1.176" calcext:value-type="float">
            <text:p>1,176</text:p>
          </table:table-cell>
          <table:table-cell/>
          <table:table-cell table:formula="of:=[.K79]" office:value-type="float" office:value="1.16875" calcext:value-type="float">
            <text:p>1,16875</text:p>
          </table:table-cell>
          <table:table-cell table:formula="of:=[.P79]/[.H79]" office:value-type="float" office:value="0.0000561089774363898" calcext:value-type="float">
            <text:p>5,61089774363898E-05</text:p>
          </table:table-cell>
        </table:table-row>
        <table:table-row table:style-name="ro1">
          <table:table-cell office:value-type="float" office:value="292805" calcext:value-type="float">
            <text:p>292805</text:p>
          </table:table-cell>
          <table:table-cell office:value-type="string" calcext:value-type="string">
            <text:p>1Tb SSD Western Digital Black (WDS100T2X0C)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0]/[.C80]" office:value-type="float" office:value="0.85" calcext:value-type="float">
            <text:p>0,85</text:p>
          </table:table-cell>
          <table:table-cell office:value-type="float" office:value="21940" calcext:value-type="float">
            <text:p>21940</text:p>
          </table:table-cell>
          <table:table-cell/>
          <table:table-cell table:formula="of:=([.C80]-[.$C$2])/[.$C$2]" office:value-type="float" office:value="6.8125" calcext:value-type="float">
            <text:p>6,8125</text:p>
          </table:table-cell>
          <table:table-cell table:formula="of:=([.D80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0]-[.$F$2])/[.$F$2]" office:value-type="float" office:value="16" calcext:value-type="float">
            <text:p>16</text:p>
          </table:table-cell>
          <table:table-cell table:formula="of:=([.G80]-[.$G$2])/[.$G$2]" office:value-type="float" office:value="1.176" calcext:value-type="float">
            <text:p>1,176</text:p>
          </table:table-cell>
          <table:table-cell/>
          <table:table-cell table:formula="of:=[.K80]" office:value-type="float" office:value="1.125" calcext:value-type="float">
            <text:p>1,125</text:p>
          </table:table-cell>
          <table:table-cell table:formula="of:=[.P80]/[.H80]" office:value-type="float" office:value="0.0000512762078395624" calcext:value-type="float">
            <text:p>5,12762078395624E-05</text:p>
          </table:table-cell>
        </table:table-row>
        <table:table-row table:style-name="ro1">
          <table:table-cell office:value-type="float" office:value="282905" calcext:value-type="float">
            <text:p>282905</text:p>
          </table:table-cell>
          <table:table-cell office:value-type="string" calcext:value-type="string">
            <text:p>1Tb SSD Intel 760p Series (SSDPEKKW010T8X1)</text:p>
          </table:table-cell>
          <table:table-cell office:value-type="float" office:value="1024" calcext:value-type="float">
            <text:p>1024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1]/[.C81]" office:value-type="float" office:value="0.830078125" calcext:value-type="float">
            <text:p>0,830078125</text:p>
          </table:table-cell>
          <table:table-cell office:value-type="float" office:value="22470" calcext:value-type="float">
            <text:p>22470</text:p>
          </table:table-cell>
          <table:table-cell/>
          <table:table-cell table:formula="of:=([.C81]-[.$C$2])/[.$C$2]" office:value-type="float" office:value="7" calcext:value-type="float">
            <text:p>7</text:p>
          </table:table-cell>
          <table:table-cell table:formula="of:=([.D81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81]-[.$F$2])/[.$F$2]" office:value-type="float" office:value="16" calcext:value-type="float">
            <text:p>16</text:p>
          </table:table-cell>
          <table:table-cell table:formula="of:=([.G81]-[.$G$2])/[.$G$2]" office:value-type="float" office:value="1.125" calcext:value-type="float">
            <text:p>1,125</text:p>
          </table:table-cell>
          <table:table-cell/>
          <table:table-cell table:formula="of:=[.K81]" office:value-type="float" office:value="1.01875" calcext:value-type="float">
            <text:p>1,01875</text:p>
          </table:table-cell>
          <table:table-cell table:formula="of:=[.P81]/[.H81]" office:value-type="float" office:value="0.0000453382287494437" calcext:value-type="float">
            <text:p>4,53382287494437E-05</text:p>
          </table:table-cell>
        </table:table-row>
        <table:table-row table:style-name="ro1">
          <table:table-cell office:value-type="float" office:value="350050" calcext:value-type="float">
            <text:p>350050</text:p>
          </table:table-cell>
          <table:table-cell office:value-type="string" calcext:value-type="string">
            <text:p>1Tb SSD Seagate FireCuda 520 (ZP1000GM3A002)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4400" calcext:value-type="float">
            <text:p>4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2]/[.C82]" office:value-type="float" office:value="0.85" calcext:value-type="float">
            <text:p>0,85</text:p>
          </table:table-cell>
          <table:table-cell office:value-type="float" office:value="23620" calcext:value-type="float">
            <text:p>23620</text:p>
          </table:table-cell>
          <table:table-cell/>
          <table:table-cell table:formula="of:=([.C82]-[.$C$2])/[.$C$2]" office:value-type="float" office:value="6.8125" calcext:value-type="float">
            <text:p>6,8125</text:p>
          </table:table-cell>
          <table:table-cell table:formula="of:=([.D82]-[.$D$2])/[.$D$2]"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table:formula="of:=([.F82]-[.$F$2])/[.$F$2]" office:value-type="float" office:value="16" calcext:value-type="float">
            <text:p>16</text:p>
          </table:table-cell>
          <table:table-cell table:formula="of:=([.G82]-[.$G$2])/[.$G$2]" office:value-type="float" office:value="1.176" calcext:value-type="float">
            <text:p>1,176</text:p>
          </table:table-cell>
          <table:table-cell/>
          <table:table-cell table:formula="of:=[.K82]" office:value-type="float" office:value="2.125" calcext:value-type="float">
            <text:p>2,125</text:p>
          </table:table-cell>
          <table:table-cell table:formula="of:=[.P82]/[.H82]" office:value-type="float" office:value="0.0000899661303979678" calcext:value-type="float">
            <text:p>8,99661303979678E-05</text:p>
          </table:table-cell>
        </table:table-row>
        <table:table-row table:style-name="ro1">
          <table:table-cell office:value-type="float" office:value="327129" calcext:value-type="float">
            <text:p>327129</text:p>
          </table:table-cell>
          <table:table-cell office:value-type="string" calcext:value-type="string">
            <text:p>2Tb SSD Silicon Power P34A80 (SP002TBP34A80M28)</text:p>
          </table:table-cell>
          <table:table-cell office:value-type="float" office:value="2048" calcext:value-type="float">
            <text:p>2048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3]/[.C83]" office:value-type="float" office:value="0.4150390625" calcext:value-type="float">
            <text:p>0,4150390625</text:p>
          </table:table-cell>
          <table:table-cell office:value-type="float" office:value="26520" calcext:value-type="float">
            <text:p>26520</text:p>
          </table:table-cell>
          <table:table-cell/>
          <table:table-cell table:formula="of:=([.C83]-[.$C$2])/[.$C$2]" office:value-type="float" office:value="15" calcext:value-type="float">
            <text:p>15</text:p>
          </table:table-cell>
          <table:table-cell table:formula="of:=([.D83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3]-[.$F$2])/[.$F$2]" office:value-type="float" office:value="16" calcext:value-type="float">
            <text:p>16</text:p>
          </table:table-cell>
          <table:table-cell table:formula="of:=([.G83]-[.$G$2])/[.$G$2]" office:value-type="float" office:value="0.0625" calcext:value-type="float">
            <text:p>0,0625</text:p>
          </table:table-cell>
          <table:table-cell/>
          <table:table-cell table:formula="of:=[.K83]" office:value-type="float" office:value="1.125" calcext:value-type="float">
            <text:p>1,125</text:p>
          </table:table-cell>
          <table:table-cell table:formula="of:=[.P83]/[.H83]" office:value-type="float" office:value="0.000042420814479638" calcext:value-type="float">
            <text:p>4,2420814479638E-05</text:p>
          </table:table-cell>
        </table:table-row>
        <table:table-row table:style-name="ro1">
          <table:table-cell office:value-type="float" office:value="287556" calcext:value-type="float">
            <text:p>287556</text:p>
          </table:table-cell>
          <table:table-cell office:value-type="string" calcext:value-type="string">
            <text:p>1Tb SSD Samsung 970 PRO Series (MZ-V7P1T0BW)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office:value-type="float" office:value="2700" calcext:value-type="float">
            <text:p>27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4]/[.C84]" office:value-type="float" office:value="0.85" calcext:value-type="float">
            <text:p>0,85</text:p>
          </table:table-cell>
          <table:table-cell office:value-type="float" office:value="27610" calcext:value-type="float">
            <text:p>27610</text:p>
          </table:table-cell>
          <table:table-cell/>
          <table:table-cell table:formula="of:=([.C84]-[.$C$2])/[.$C$2]" office:value-type="float" office:value="6.8125" calcext:value-type="float">
            <text:p>6,8125</text:p>
          </table:table-cell>
          <table:table-cell table:formula="of:=([.D84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84]-[.$F$2])/[.$F$2]" office:value-type="float" office:value="16" calcext:value-type="float">
            <text:p>16</text:p>
          </table:table-cell>
          <table:table-cell table:formula="of:=([.G84]-[.$G$2])/[.$G$2]" office:value-type="float" office:value="1.176" calcext:value-type="float">
            <text:p>1,176</text:p>
          </table:table-cell>
          <table:table-cell/>
          <table:table-cell table:formula="of:=[.K84]" office:value-type="float" office:value="1.1875" calcext:value-type="float">
            <text:p>1,1875</text:p>
          </table:table-cell>
          <table:table-cell table:formula="of:=[.P84]/[.H84]" office:value-type="float" office:value="0.000043009779065556" calcext:value-type="float">
            <text:p>4,3009779065556E-05</text:p>
          </table:table-cell>
        </table:table-row>
        <table:table-row table:style-name="ro1">
          <table:table-cell office:value-type="float" office:value="302949" calcext:value-type="float">
            <text:p>302949</text:p>
          </table:table-cell>
          <table:table-cell office:value-type="string" calcext:value-type="string">
            <text:p>1Tb SSD Intel P4101 Series (SSDPEKKA010T801)</text:p>
          </table:table-cell>
          <table:table-cell office:value-type="float" office:value="1024" calcext:value-type="float">
            <text:p>1024</text:p>
          </table:table-cell>
          <table:table-cell office:value-type="float" office:value="2600" calcext:value-type="float">
            <text:p>2600</text:p>
          </table:table-cell>
          <table:table-cell office:value-type="float" office:value="660" calcext:value-type="float">
            <text:p>66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5]/[.C85]" office:value-type="float" office:value="0.830078125" calcext:value-type="float">
            <text:p>0,830078125</text:p>
          </table:table-cell>
          <table:table-cell office:value-type="float" office:value="28150" calcext:value-type="float">
            <text:p>28150</text:p>
          </table:table-cell>
          <table:table-cell/>
          <table:table-cell table:formula="of:=([.C85]-[.$C$2])/[.$C$2]" office:value-type="float" office:value="7" calcext:value-type="float">
            <text:p>7</text:p>
          </table:table-cell>
          <table:table-cell table:formula="of:=([.D85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85]-[.$F$2])/[.$F$2]" office:value-type="float" office:value="16" calcext:value-type="float">
            <text:p>16</text:p>
          </table:table-cell>
          <table:table-cell table:formula="of:=([.G85]-[.$G$2])/[.$G$2]" office:value-type="float" office:value="1.125" calcext:value-type="float">
            <text:p>1,125</text:p>
          </table:table-cell>
          <table:table-cell/>
          <table:table-cell table:formula="of:=[.K85]" office:value-type="float" office:value="0.625" calcext:value-type="float">
            <text:p>0,625</text:p>
          </table:table-cell>
          <table:table-cell table:formula="of:=[.P85]/[.H85]" office:value-type="float" office:value="0.000022202486678508" calcext:value-type="float">
            <text:p>2,2202486678508E-05</text:p>
          </table:table-cell>
        </table:table-row>
        <table:table-row table:style-name="ro1">
          <table:table-cell office:value-type="float" office:value="336002" calcext:value-type="float">
            <text:p>336002</text:p>
          </table:table-cell>
          <table:table-cell office:value-type="string" calcext:value-type="string">
            <text:p>2Tb SSD ADATA XPG Gammix S11 Pro (AGAMMIXS11P-2TT-C)</text:p>
          </table:table-cell>
          <table:table-cell office:value-type="float" office:value="2048" calcext:value-type="float">
            <text:p>2048</text:p>
          </table:table-cell>
          <table:table-cell office:value-type="float" office:value="3350" calcext:value-type="float">
            <text:p>335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6]/[.C86]" office:value-type="float" office:value="0.4150390625" calcext:value-type="float">
            <text:p>0,4150390625</text:p>
          </table:table-cell>
          <table:table-cell office:value-type="float" office:value="28920" calcext:value-type="float">
            <text:p>28920</text:p>
          </table:table-cell>
          <table:table-cell/>
          <table:table-cell table:formula="of:=([.C86]-[.$C$2])/[.$C$2]" office:value-type="float" office:value="15" calcext:value-type="float">
            <text:p>15</text:p>
          </table:table-cell>
          <table:table-cell table:formula="of:=([.D86]-[.$D$2])/[.$D$2]" office:value-type="float" office:value="1.09375" calcext:value-type="float">
            <text:p>1,09375</text:p>
          </table:table-cell>
          <table:table-cell office:value-type="float" office:value="0" calcext:value-type="float">
            <text:p>0</text:p>
          </table:table-cell>
          <table:table-cell table:formula="of:=([.F86]-[.$F$2])/[.$F$2]" office:value-type="float" office:value="16" calcext:value-type="float">
            <text:p>16</text:p>
          </table:table-cell>
          <table:table-cell table:formula="of:=([.G86]-[.$G$2])/[.$G$2]" office:value-type="float" office:value="0.0625" calcext:value-type="float">
            <text:p>0,0625</text:p>
          </table:table-cell>
          <table:table-cell/>
          <table:table-cell table:formula="of:=[.K86]" office:value-type="float" office:value="1.09375" calcext:value-type="float">
            <text:p>1,09375</text:p>
          </table:table-cell>
          <table:table-cell table:formula="of:=[.P86]/[.H86]" office:value-type="float" office:value="0.0000378198478561549" calcext:value-type="float">
            <text:p>3,78198478561549E-05</text:p>
          </table:table-cell>
        </table:table-row>
        <table:table-row table:style-name="ro1">
          <table:table-cell office:value-type="float" office:value="341794" calcext:value-type="float">
            <text:p>341794</text:p>
          </table:table-cell>
          <table:table-cell office:value-type="string" calcext:value-type="string">
            <text:p>2Tb SSD Hikvision E2000 (HS-SSD-E2000/2048G)</text:p>
          </table:table-cell>
          <table:table-cell office:value-type="float" office:value="2048" calcext:value-type="float">
            <text:p>2048</text:p>
          </table:table-cell>
          <table:table-cell office:value-type="float" office:value="3500" calcext:value-type="float">
            <text:p>3500</text:p>
          </table:table-cell>
          <table:table-cell office:value-type="float" office:value="3400" calcext:value-type="float">
            <text:p>3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7]/[.C87]" office:value-type="float" office:value="0.4150390625" calcext:value-type="float">
            <text:p>0,4150390625</text:p>
          </table:table-cell>
          <table:table-cell office:value-type="float" office:value="29880" calcext:value-type="float">
            <text:p>29880</text:p>
          </table:table-cell>
          <table:table-cell/>
          <table:table-cell table:formula="of:=([.C87]-[.$C$2])/[.$C$2]" office:value-type="float" office:value="15" calcext:value-type="float">
            <text:p>15</text:p>
          </table:table-cell>
          <table:table-cell table:formula="of:=([.D87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87]-[.$F$2])/[.$F$2]" office:value-type="float" office:value="16" calcext:value-type="float">
            <text:p>16</text:p>
          </table:table-cell>
          <table:table-cell table:formula="of:=([.G87]-[.$G$2])/[.$G$2]" office:value-type="float" office:value="0.0625" calcext:value-type="float">
            <text:p>0,0625</text:p>
          </table:table-cell>
          <table:table-cell/>
          <table:table-cell table:formula="of:=[.K87]" office:value-type="float" office:value="1.1875" calcext:value-type="float">
            <text:p>1,1875</text:p>
          </table:table-cell>
          <table:table-cell table:formula="of:=[.P87]/[.H87]" office:value-type="float" office:value="0.0000397423025435074" calcext:value-type="float">
            <text:p>3,97423025435074E-05</text:p>
          </table:table-cell>
        </table:table-row>
        <table:table-row table:style-name="ro1">
          <table:table-cell office:value-type="float" office:value="341279" calcext:value-type="float">
            <text:p>341279</text:p>
          </table:table-cell>
          <table:table-cell office:value-type="string" calcext:value-type="string">
            <text:p>2Tb SSD Pioneer APS-SE20G (APS-SE20G-2T)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8]/[.C88]" office:value-type="float" office:value="0.425" calcext:value-type="float">
            <text:p>0,425</text:p>
          </table:table-cell>
          <table:table-cell office:value-type="float" office:value="30940" calcext:value-type="float">
            <text:p>30940</text:p>
          </table:table-cell>
          <table:table-cell/>
          <table:table-cell table:formula="of:=([.C88]-[.$C$2])/[.$C$2]" office:value-type="float" office:value="14.625" calcext:value-type="float">
            <text:p>14,625</text:p>
          </table:table-cell>
          <table:table-cell table:formula="of:=([.D88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88]-[.$F$2])/[.$F$2]" office:value-type="float" office:value="16" calcext:value-type="float">
            <text:p>16</text:p>
          </table:table-cell>
          <table:table-cell table:formula="of:=([.G88]-[.$G$2])/[.$G$2]" office:value-type="float" office:value="0.088" calcext:value-type="float">
            <text:p>0,088</text:p>
          </table:table-cell>
          <table:table-cell/>
          <table:table-cell table:formula="of:=[.K88]" office:value-type="float" office:value="1.125" calcext:value-type="float">
            <text:p>1,125</text:p>
          </table:table-cell>
          <table:table-cell table:formula="of:=[.P88]/[.H88]" office:value-type="float" office:value="0.000036360698125404" calcext:value-type="float">
            <text:p>3,6360698125404E-0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string" calcext:value-type="string">
            <text:p>2Tb SSD Patriot Viper (VPN100-2TBM28H)</text:p>
          </table:table-cell>
          <table:table-cell office:value-type="float" office:value="2000" calcext:value-type="float">
            <text:p>2000</text:p>
          </table:table-cell>
          <table:table-cell office:value-type="float" office:value="3100" calcext:value-type="float">
            <text:p>3100</text:p>
          </table:table-cell>
          <table:table-cell office:value-type="float" office:value="3000" calcext:value-type="float">
            <text:p>30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89]/[.C89]" office:value-type="float" office:value="0.425" calcext:value-type="float">
            <text:p>0,425</text:p>
          </table:table-cell>
          <table:table-cell office:value-type="float" office:value="31160" calcext:value-type="float">
            <text:p>31160</text:p>
          </table:table-cell>
          <table:table-cell/>
          <table:table-cell table:formula="of:=([.C89]-[.$C$2])/[.$C$2]" office:value-type="float" office:value="14.625" calcext:value-type="float">
            <text:p>14,625</text:p>
          </table:table-cell>
          <table:table-cell table:formula="of:=([.D89]-[.$D$2])/[.$D$2]" office:value-type="float" office:value="0.9375" calcext:value-type="float">
            <text:p>0,9375</text:p>
          </table:table-cell>
          <table:table-cell office:value-type="float" office:value="0" calcext:value-type="float">
            <text:p>0</text:p>
          </table:table-cell>
          <table:table-cell table:formula="of:=([.F89]-[.$F$2])/[.$F$2]" office:value-type="float" office:value="16" calcext:value-type="float">
            <text:p>16</text:p>
          </table:table-cell>
          <table:table-cell table:formula="of:=([.G89]-[.$G$2])/[.$G$2]" office:value-type="float" office:value="0.088" calcext:value-type="float">
            <text:p>0,088</text:p>
          </table:table-cell>
          <table:table-cell/>
          <table:table-cell table:formula="of:=[.K89]" office:value-type="float" office:value="0.9375" calcext:value-type="float">
            <text:p>0,9375</text:p>
          </table:table-cell>
          <table:table-cell table:formula="of:=[.P89]/[.H89]" office:value-type="float" office:value="0.000030086649550706" calcext:value-type="float">
            <text:p>3,0086649550706E-05</text:p>
          </table:table-cell>
        </table:table-row>
        <table:table-row table:style-name="ro1">
          <table:table-cell office:value-type="float" office:value="323882" calcext:value-type="float">
            <text:p>323882</text:p>
          </table:table-cell>
          <table:table-cell office:value-type="string" calcext:value-type="string">
            <text:p>2Tb SSD Seagate FireCuda 510 (ZP2000GM30021)</text:p>
          </table:table-cell>
          <table:table-cell office:value-type="float" office:value="2000" calcext:value-type="float">
            <text:p>2000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0]/[.C90]" office:value-type="float" office:value="0.425" calcext:value-type="float">
            <text:p>0,425</text:p>
          </table:table-cell>
          <table:table-cell office:value-type="float" office:value="32680" calcext:value-type="float">
            <text:p>32680</text:p>
          </table:table-cell>
          <table:table-cell/>
          <table:table-cell table:formula="of:=([.C90]-[.$C$2])/[.$C$2]" office:value-type="float" office:value="14.625" calcext:value-type="float">
            <text:p>14,625</text:p>
          </table:table-cell>
          <table:table-cell table:formula="of:=([.D90]-[.$D$2])/[.$D$2]" office:value-type="float" office:value="1.15625" calcext:value-type="float">
            <text:p>1,15625</text:p>
          </table:table-cell>
          <table:table-cell office:value-type="float" office:value="0" calcext:value-type="float">
            <text:p>0</text:p>
          </table:table-cell>
          <table:table-cell table:formula="of:=([.F90]-[.$F$2])/[.$F$2]" office:value-type="float" office:value="16" calcext:value-type="float">
            <text:p>16</text:p>
          </table:table-cell>
          <table:table-cell table:formula="of:=([.G90]-[.$G$2])/[.$G$2]" office:value-type="float" office:value="0.088" calcext:value-type="float">
            <text:p>0,088</text:p>
          </table:table-cell>
          <table:table-cell/>
          <table:table-cell table:formula="of:=[.K90]" office:value-type="float" office:value="1.15625" calcext:value-type="float">
            <text:p>1,15625</text:p>
          </table:table-cell>
          <table:table-cell table:formula="of:=[.P90]/[.H90]" office:value-type="float" office:value="0.0000353809669522644" calcext:value-type="float">
            <text:p>3,53809669522644E-05</text:p>
          </table:table-cell>
        </table:table-row>
        <table:table-row table:style-name="ro1">
          <table:table-cell office:value-type="float" office:value="321978" calcext:value-type="float">
            <text:p>321978</text:p>
          </table:table-cell>
          <table:table-cell office:value-type="string" calcext:value-type="string">
            <text:p>2Tb SSD Kingston KC2000 (SKC2000M8/2000G)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1]/[.C91]" office:value-type="float" office:value="0.425" calcext:value-type="float">
            <text:p>0,425</text:p>
          </table:table-cell>
          <table:table-cell office:value-type="float" office:value="36670" calcext:value-type="float">
            <text:p>36670</text:p>
          </table:table-cell>
          <table:table-cell/>
          <table:table-cell table:formula="of:=([.C91]-[.$C$2])/[.$C$2]" office:value-type="float" office:value="14.625" calcext:value-type="float">
            <text:p>14,625</text:p>
          </table:table-cell>
          <table:table-cell table:formula="of:=([.D91]-[.$D$2])/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F91]-[.$F$2])/[.$F$2]" office:value-type="float" office:value="16" calcext:value-type="float">
            <text:p>16</text:p>
          </table:table-cell>
          <table:table-cell table:formula="of:=([.G91]-[.$G$2])/[.$G$2]" office:value-type="float" office:value="0.088" calcext:value-type="float">
            <text:p>0,088</text:p>
          </table:table-cell>
          <table:table-cell/>
          <table:table-cell table:formula="of:=[.K91]" office:value-type="float" office:value="1" calcext:value-type="float">
            <text:p>1</text:p>
          </table:table-cell>
          <table:table-cell table:formula="of:=[.P91]/[.H91]" office:value-type="float" office:value="0.0000272702481592582" calcext:value-type="float">
            <text:p>2,72702481592582E-05</text:p>
          </table:table-cell>
        </table:table-row>
        <table:table-row table:style-name="ro1">
          <table:table-cell office:value-type="float" office:value="330729" calcext:value-type="float">
            <text:p>330729</text:p>
          </table:table-cell>
          <table:table-cell office:value-type="string" calcext:value-type="string">
            <text:p>2Tb SSD HP EX950 (5MS24AA)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2]/[.C92]" office:value-type="float" office:value="0.425" calcext:value-type="float">
            <text:p>0,425</text:p>
          </table:table-cell>
          <table:table-cell office:value-type="float" office:value="37110" calcext:value-type="float">
            <text:p>37110</text:p>
          </table:table-cell>
          <table:table-cell/>
          <table:table-cell table:formula="of:=([.C92]-[.$C$2])/[.$C$2]" office:value-type="float" office:value="14.625" calcext:value-type="float">
            <text:p>14,625</text:p>
          </table:table-cell>
          <table:table-cell table:formula="of:=([.D92]-[.$D$2])/[.$D$2]" office:value-type="float" office:value="1.1875" calcext:value-type="float">
            <text:p>1,1875</text:p>
          </table:table-cell>
          <table:table-cell office:value-type="float" office:value="0" calcext:value-type="float">
            <text:p>0</text:p>
          </table:table-cell>
          <table:table-cell table:formula="of:=([.F92]-[.$F$2])/[.$F$2]" office:value-type="float" office:value="16" calcext:value-type="float">
            <text:p>16</text:p>
          </table:table-cell>
          <table:table-cell table:formula="of:=([.G92]-[.$G$2])/[.$G$2]" office:value-type="float" office:value="0.088" calcext:value-type="float">
            <text:p>0,088</text:p>
          </table:table-cell>
          <table:table-cell/>
          <table:table-cell table:formula="of:=[.K92]" office:value-type="float" office:value="1.1875" calcext:value-type="float">
            <text:p>1,1875</text:p>
          </table:table-cell>
          <table:table-cell table:formula="of:=[.P92]/[.H92]" office:value-type="float" office:value="0.0000319994610617084" calcext:value-type="float">
            <text:p>3,19994610617084E-05</text:p>
          </table:table-cell>
        </table:table-row>
        <table:table-row table:style-name="ro1">
          <table:table-cell office:value-type="float" office:value="323615" calcext:value-type="float">
            <text:p>323615</text:p>
          </table:table-cell>
          <table:table-cell office:value-type="string" calcext:value-type="string">
            <text:p>1.92Tb SSD Samsung PM983 (MZ1LB1T9HALS-00007) OEM</text:p>
          </table:table-cell>
          <table:table-cell office:value-type="float" office:value="1920" calcext:value-type="float">
            <text:p>1920</text:p>
          </table:table-cell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3]/[.C93]" office:value-type="float" office:value="0.442708333333333" calcext:value-type="float">
            <text:p>0,442708333333333</text:p>
          </table:table-cell>
          <table:table-cell office:value-type="float" office:value="39600" calcext:value-type="float">
            <text:p>39600</text:p>
          </table:table-cell>
          <table:table-cell/>
          <table:table-cell table:formula="of:=([.C93]-[.$C$2])/[.$C$2]" office:value-type="float" office:value="14" calcext:value-type="float">
            <text:p>14</text:p>
          </table:table-cell>
          <table:table-cell table:formula="of:=([.D93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3]-[.$F$2])/[.$F$2]" office:value-type="float" office:value="16" calcext:value-type="float">
            <text:p>16</text:p>
          </table:table-cell>
          <table:table-cell table:formula="of:=([.G93]-[.$G$2])/[.$G$2]" office:value-type="float" office:value="0.133333333333333" calcext:value-type="float">
            <text:p>0,133333333333333</text:p>
          </table:table-cell>
          <table:table-cell/>
          <table:table-cell table:formula="of:=[.K93]" office:value-type="float" office:value="0.875" calcext:value-type="float">
            <text:p>0,875</text:p>
          </table:table-cell>
          <table:table-cell table:formula="of:=[.P93]/[.H93]" office:value-type="float" office:value="0.0000220959595959596" calcext:value-type="float">
            <text:p>2,20959595959596E-05</text:p>
          </table:table-cell>
        </table:table-row>
        <table:table-row table:style-name="ro1">
          <table:table-cell office:value-type="float" office:value="283437" calcext:value-type="float">
            <text:p>283437</text:p>
          </table:table-cell>
          <table:table-cell office:value-type="string" calcext:value-type="string">
            <text:p>2Tb SSD Toshiba XG5-P (KXG50PNV2T04) OEM</text:p>
          </table:table-cell>
          <table:table-cell office:value-type="float" office:value="2048" calcext:value-type="float">
            <text:p>2048</text:p>
          </table:table-cell>
          <table:table-cell office:value-type="float" office:value="3000" calcext:value-type="float">
            <text:p>3000</text:p>
          </table:table-cell>
          <table:table-cell office:value-type="float" office:value="2200" calcext:value-type="float">
            <text:p>2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4]/[.C94]" office:value-type="float" office:value="0.4150390625" calcext:value-type="float">
            <text:p>0,4150390625</text:p>
          </table:table-cell>
          <table:table-cell office:value-type="float" office:value="40960" calcext:value-type="float">
            <text:p>40960</text:p>
          </table:table-cell>
          <table:table-cell/>
          <table:table-cell table:formula="of:=([.C94]-[.$C$2])/[.$C$2]" office:value-type="float" office:value="15" calcext:value-type="float">
            <text:p>15</text:p>
          </table:table-cell>
          <table:table-cell table:formula="of:=([.D94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4]-[.$F$2])/[.$F$2]" office:value-type="float" office:value="16" calcext:value-type="float">
            <text:p>16</text:p>
          </table:table-cell>
          <table:table-cell table:formula="of:=([.G94]-[.$G$2])/[.$G$2]" office:value-type="float" office:value="0.0625" calcext:value-type="float">
            <text:p>0,0625</text:p>
          </table:table-cell>
          <table:table-cell/>
          <table:table-cell table:formula="of:=[.K94]" office:value-type="float" office:value="0.875" calcext:value-type="float">
            <text:p>0,875</text:p>
          </table:table-cell>
          <table:table-cell table:formula="of:=[.P94]/[.H94]" office:value-type="float" office:value="0.0000213623046875" calcext:value-type="float">
            <text:p>2,13623046875E-05</text:p>
          </table:table-cell>
        </table:table-row>
        <table:table-row table:style-name="ro1">
          <table:table-cell office:value-type="float" office:value="326007" calcext:value-type="float">
            <text:p>326007</text:p>
          </table:table-cell>
          <table:table-cell office:value-type="string" calcext:value-type="string">
            <text:p>2Tb SSD Western Digital Black (WDS200T3X0C)</text:p>
          </table:table-cell>
          <table:table-cell office:value-type="float" office:value="2000" calcext:value-type="float">
            <text:p>2000</text:p>
          </table:table-cell>
          <table:table-cell office:value-type="float" office:value="3400" calcext:value-type="float">
            <text:p>3400</text:p>
          </table:table-cell>
          <table:table-cell office:value-type="float" office:value="2900" calcext:value-type="float">
            <text:p>29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5]/[.C95]" office:value-type="float" office:value="0.425" calcext:value-type="float">
            <text:p>0,425</text:p>
          </table:table-cell>
          <table:table-cell office:value-type="float" office:value="41660" calcext:value-type="float">
            <text:p>41660</text:p>
          </table:table-cell>
          <table:table-cell/>
          <table:table-cell table:formula="of:=([.C95]-[.$C$2])/[.$C$2]" office:value-type="float" office:value="14.625" calcext:value-type="float">
            <text:p>14,625</text:p>
          </table:table-cell>
          <table:table-cell table:formula="of:=([.D95]-[.$D$2])/[.$D$2]" office:value-type="float" office:value="1.125" calcext:value-type="float">
            <text:p>1,125</text:p>
          </table:table-cell>
          <table:table-cell office:value-type="float" office:value="0" calcext:value-type="float">
            <text:p>0</text:p>
          </table:table-cell>
          <table:table-cell table:formula="of:=([.F95]-[.$F$2])/[.$F$2]" office:value-type="float" office:value="16" calcext:value-type="float">
            <text:p>16</text:p>
          </table:table-cell>
          <table:table-cell table:formula="of:=([.G95]-[.$G$2])/[.$G$2]" office:value-type="float" office:value="0.088" calcext:value-type="float">
            <text:p>0,088</text:p>
          </table:table-cell>
          <table:table-cell/>
          <table:table-cell table:formula="of:=[.K95]" office:value-type="float" office:value="1.125" calcext:value-type="float">
            <text:p>1,125</text:p>
          </table:table-cell>
          <table:table-cell table:formula="of:=[.P95]/[.H95]" office:value-type="float" office:value="0.0000270043206913106" calcext:value-type="float">
            <text:p>2,70043206913106E-05</text:p>
          </table:table-cell>
        </table:table-row>
        <table:table-row table:style-name="ro1">
          <table:table-cell office:value-type="float" office:value="282906" calcext:value-type="float">
            <text:p>282906</text:p>
          </table:table-cell>
          <table:table-cell office:value-type="string" calcext:value-type="string">
            <text:p>2Tb SSD Intel 760p Series (SSDPEKKW020T8X1)</text:p>
          </table:table-cell>
          <table:table-cell office:value-type="float" office:value="2048" calcext:value-type="float">
            <text:p>2048</text:p>
          </table:table-cell>
          <table:table-cell office:value-type="float" office:value="3230" calcext:value-type="float">
            <text:p>3230</text:p>
          </table:table-cell>
          <table:table-cell office:value-type="float" office:value="1625" calcext:value-type="float">
            <text:p>1625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6]/[.C96]" office:value-type="float" office:value="0.4150390625" calcext:value-type="float">
            <text:p>0,4150390625</text:p>
          </table:table-cell>
          <table:table-cell office:value-type="float" office:value="41830" calcext:value-type="float">
            <text:p>41830</text:p>
          </table:table-cell>
          <table:table-cell/>
          <table:table-cell table:formula="of:=([.C96]-[.$C$2])/[.$C$2]" office:value-type="float" office:value="15" calcext:value-type="float">
            <text:p>15</text:p>
          </table:table-cell>
          <table:table-cell table:formula="of:=([.D96]-[.$D$2])/[.$D$2]" office:value-type="float" office:value="1.01875" calcext:value-type="float">
            <text:p>1,01875</text:p>
          </table:table-cell>
          <table:table-cell office:value-type="float" office:value="0" calcext:value-type="float">
            <text:p>0</text:p>
          </table:table-cell>
          <table:table-cell table:formula="of:=([.F96]-[.$F$2])/[.$F$2]" office:value-type="float" office:value="16" calcext:value-type="float">
            <text:p>16</text:p>
          </table:table-cell>
          <table:table-cell table:formula="of:=([.G96]-[.$G$2])/[.$G$2]" office:value-type="float" office:value="0.0625" calcext:value-type="float">
            <text:p>0,0625</text:p>
          </table:table-cell>
          <table:table-cell/>
          <table:table-cell table:formula="of:=[.K96]" office:value-type="float" office:value="1.01875" calcext:value-type="float">
            <text:p>1,01875</text:p>
          </table:table-cell>
          <table:table-cell table:formula="of:=[.P96]/[.H96]" office:value-type="float" office:value="0.0000243545302414535" calcext:value-type="float">
            <text:p>2,43545302414535E-05</text:p>
          </table:table-cell>
        </table:table-row>
        <table:table-row table:style-name="ro1">
          <table:table-cell office:value-type="float" office:value="333247" calcext:value-type="float">
            <text:p>333247</text:p>
          </table:table-cell>
          <table:table-cell office:value-type="string" calcext:value-type="string">
            <text:p>2Tb SSD Patriot Viper VP4100 (VP4100-2TBM28H)</text:p>
          </table:table-cell>
          <table:table-cell office:value-type="float" office:value="2000" calcext:value-type="float">
            <text:p>2000</text:p>
          </table:table-cell>
          <table:table-cell office:value-type="float" office:value="4700" calcext:value-type="float">
            <text:p>4700</text:p>
          </table:table-cell>
          <table:table-cell office:value-type="float" office:value="4200" calcext:value-type="float">
            <text:p>42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7]/[.C97]" office:value-type="float" office:value="0.425" calcext:value-type="float">
            <text:p>0,425</text:p>
          </table:table-cell>
          <table:table-cell office:value-type="float" office:value="45750" calcext:value-type="float">
            <text:p>45750</text:p>
          </table:table-cell>
          <table:table-cell/>
          <table:table-cell table:formula="of:=([.C97]-[.$C$2])/[.$C$2]" office:value-type="float" office:value="14.625" calcext:value-type="float">
            <text:p>14,625</text:p>
          </table:table-cell>
          <table:table-cell table:formula="of:=([.D97]-[.$D$2])/[.$D$2]" office:value-type="float" office:value="1.9375" calcext:value-type="float">
            <text:p>1,9375</text:p>
          </table:table-cell>
          <table:table-cell office:value-type="float" office:value="0" calcext:value-type="float">
            <text:p>0</text:p>
          </table:table-cell>
          <table:table-cell table:formula="of:=([.F97]-[.$F$2])/[.$F$2]" office:value-type="float" office:value="16" calcext:value-type="float">
            <text:p>16</text:p>
          </table:table-cell>
          <table:table-cell table:formula="of:=([.G97]-[.$G$2])/[.$G$2]" office:value-type="float" office:value="0.088" calcext:value-type="float">
            <text:p>0,088</text:p>
          </table:table-cell>
          <table:table-cell/>
          <table:table-cell table:formula="of:=[.K97]" office:value-type="float" office:value="1.9375" calcext:value-type="float">
            <text:p>1,9375</text:p>
          </table:table-cell>
          <table:table-cell table:formula="of:=[.P97]/[.H97]" office:value-type="float" office:value="0.0000423497267759563" calcext:value-type="float">
            <text:p>4,23497267759563E-05</text:p>
          </table:table-cell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2Tb SSD Intel P4101 Series (SSDPEKKA020T801)</text:p>
          </table:table-cell>
          <table:table-cell office:value-type="float" office:value="2048" calcext:value-type="float">
            <text:p>2048</text:p>
          </table:table-cell>
          <table:table-cell office:value-type="float" office:value="2600" calcext:value-type="float">
            <text:p>2600</text:p>
          </table:table-cell>
          <table:table-cell office:value-type="float" office:value="840" calcext:value-type="float">
            <text:p>84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8]/[.C98]" office:value-type="float" office:value="0.4150390625" calcext:value-type="float">
            <text:p>0,4150390625</text:p>
          </table:table-cell>
          <table:table-cell office:value-type="float" office:value="48500" calcext:value-type="float">
            <text:p>48500</text:p>
          </table:table-cell>
          <table:table-cell/>
          <table:table-cell table:formula="of:=([.C98]-[.$C$2])/[.$C$2]" office:value-type="float" office:value="15" calcext:value-type="float">
            <text:p>15</text:p>
          </table:table-cell>
          <table:table-cell table:formula="of:=([.D98]-[.$D$2])/[.$D$2]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table:formula="of:=([.F98]-[.$F$2])/[.$F$2]" office:value-type="float" office:value="16" calcext:value-type="float">
            <text:p>16</text:p>
          </table:table-cell>
          <table:table-cell table:formula="of:=([.G98]-[.$G$2])/[.$G$2]" office:value-type="float" office:value="0.0625" calcext:value-type="float">
            <text:p>0,0625</text:p>
          </table:table-cell>
          <table:table-cell/>
          <table:table-cell table:formula="of:=[.K98]" office:value-type="float" office:value="0.625" calcext:value-type="float">
            <text:p>0,625</text:p>
          </table:table-cell>
          <table:table-cell table:formula="of:=[.P98]/[.H98]" office:value-type="float" office:value="0.0000128865979381443" calcext:value-type="float">
            <text:p>1,28865979381443E-05</text:p>
          </table:table-cell>
        </table:table-row>
        <table:table-row table:style-name="ro1">
          <table:table-cell office:value-type="float" office:value="337978" calcext:value-type="float">
            <text:p>337978</text:p>
          </table:table-cell>
          <table:table-cell office:value-type="string" calcext:value-type="string">
            <text:p>3.84Tb SSD Samsung PM983 (MZ1LB3T8HMLA-00007) OEM</text:p>
          </table:table-cell>
          <table:table-cell office:value-type="float" office:value="3840" calcext:value-type="float">
            <text:p>3840</text:p>
          </table:table-cell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table:formula="of:=[.$F$100]" office:value-type="float" office:value="850" calcext:value-type="float">
            <text:p>850</text:p>
          </table:table-cell>
          <table:table-cell table:formula="of:=[.F99]/[.C99]" office:value-type="float" office:value="0.221354166666667" calcext:value-type="float">
            <text:p>0,221354166666667</text:p>
          </table:table-cell>
          <table:table-cell office:value-type="float" office:value="72990" calcext:value-type="float">
            <text:p>72990</text:p>
          </table:table-cell>
          <table:table-cell/>
          <table:table-cell table:formula="of:=([.C99]-[.$C$2])/[.$C$2]" office:value-type="float" office:value="29" calcext:value-type="float">
            <text:p>29</text:p>
          </table:table-cell>
          <table:table-cell table:formula="of:=([.D99]-[.$D$2])/[.$D$2]"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table:formula="of:=([.F99]-[.$F$2])/[.$F$2]" office:value-type="float" office:value="16" calcext:value-type="float">
            <text:p>16</text:p>
          </table:table-cell>
          <table:table-cell table:formula="of:=([.G99]-[.$G$2])/[.$G$2]" office:value-type="float" office:value="-0.433333333333333" calcext:value-type="float">
            <text:p>-0,433333333333333</text:p>
          </table:table-cell>
          <table:table-cell/>
          <table:table-cell table:formula="of:=[.K99]" office:value-type="float" office:value="0.875" calcext:value-type="float">
            <text:p>0,875</text:p>
          </table:table-cell>
          <table:table-cell table:formula="of:=[.P99]/[.H99]" office:value-type="float" office:value="0.0000119879435539115" calcext:value-type="float">
            <text:p>1,19879435539115E-05</text:p>
          </table:table-cell>
        </table:table-row>
        <table:table-row table:style-name="ro1">
          <table:table-cell table:number-columns-repeated="5"/>
          <table:table-cell office:value-type="float" office:value="850" calcext:value-type="float">
            <text:p>85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1"/>
        </table:table-row>
      </table:table>
      <table:table table:name="hdd" table:style-name="ta1">
        <table:shapes>
          <draw:frame draw:z-index="0" draw:style-name="gr1" draw:text-style-name="P1" svg:width="159.99mm" svg:height="186.26mm" svg:x="342.73mm" svg:y="7.38mm">
            <draw:object draw:notify-on-update-of-ranges="hdd.K2:hdd.K148 hdd.L1:hdd.L1 hdd.L2:hdd.L1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4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Seagate ST1000LM024 </text:p>
          </table:table-cell>
          <table:table-cell office:value-type="float" office:value="1000" calcext:value-type="float">
            <text:p>1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7250" calcext:value-type="float">
            <text:p>7250</text:p>
          </table:table-cell>
          <table:table-cell/>
          <table:table-cell table:formula="of:=([.C2]-[.$C$2])/[.$C$2]" office:value-type="float" office:value="0" calcext:value-type="float">
            <text:p>0</text:p>
          </table:table-cell>
          <table:table-cell table:formula="of:=([.D2]-[.$D$2])/[.$D$2]" office:value-type="float" office:value="0" calcext:value-type="float">
            <text:p>0</text:p>
          </table:table-cell>
          <table:table-cell table:formula="of:=([.E2]-[.$E$2])/[.$E$2]" office:value-type="float" office:value="0" calcext:value-type="float">
            <text:p>0</text:p>
          </table:table-cell>
          <table:table-cell table:formula="of:=SQRT([.I2]^2)" office:value-type="float" office:value="0" calcext:value-type="float">
            <text:p>0</text:p>
          </table:table-cell>
          <table:table-cell table:formula="of:=[.K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40" calcext:value-type="float">
            <text:p>342740</text:p>
          </table:table-cell>
          <table:table-cell office:value-type="string" calcext:value-type="string">
            <text:p>2Tb SATA-III Western Digital Blue (WD20EZAZ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([.C3]-[.$C$2])/[.$C$2]" office:value-type="float" office:value="1" calcext:value-type="float">
            <text:p>1</text:p>
          </table:table-cell>
          <table:table-cell table:formula="of:=([.D3]-[.$D$2])/[.$D$2]" office:value-type="float" office:value="0" calcext:value-type="float">
            <text:p>0</text:p>
          </table:table-cell>
          <table:table-cell table:formula="of:=([.E3]-[.$E$2])/[.$E$2]" office:value-type="float" office:value="3" calcext:value-type="float">
            <text:p>3</text:p>
          </table:table-cell>
          <table:table-cell table:formula="of:=SQRT([.I3]^2)" office:value-type="float" office:value="0" calcext:value-type="float">
            <text:p>0</text:p>
          </table:table-cell>
          <table:table-cell table:formula="of:=[.K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30" calcext:value-type="float">
            <text:p>224130</text:p>
          </table:table-cell>
          <table:table-cell office:value-type="string" calcext:value-type="string">
            <text:p>2Tb SATA-III Toshiba P300 (HDWD120EZST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4900" calcext:value-type="float">
            <text:p>4900</text:p>
          </table:table-cell>
          <table:table-cell/>
          <table:table-cell table:formula="of:=([.C4]-[.$C$2])/[.$C$2]" office:value-type="float" office:value="1" calcext:value-type="float">
            <text:p>1</text:p>
          </table:table-cell>
          <table:table-cell table:formula="of:=([.D4]-[.$D$2])/[.$D$2]" office:value-type="float" office:value="0.333333333333333" calcext:value-type="float">
            <text:p>0,333333333333333</text:p>
          </table:table-cell>
          <table:table-cell table:formula="of:=([.E4]-[.$E$2])/[.$E$2]" office:value-type="float" office:value="0" calcext:value-type="float">
            <text:p>0</text:p>
          </table:table-cell>
          <table:table-cell table:formula="of:=SQRT([.I4]^2)" office:value-type="float" office:value="0.333333333333333" calcext:value-type="float">
            <text:p>0,333333333333333</text:p>
          </table:table-cell>
          <table:table-cell table:formula="of:=[.K4]/[.F4]" office:value-type="float" office:value="0.0000680272108843537" calcext:value-type="float">
            <text:p>6,80272108843537E-05</text:p>
          </table:table-cell>
        </table:table-row>
        <table:table-row table:style-name="ro1">
          <table:table-cell office:value-type="float" office:value="198658" calcext:value-type="float">
            <text:p>198658</text:p>
          </table:table-cell>
          <table:table-cell office:value-type="string" calcext:value-type="string">
            <text:p>2Tb SATA-III Toshiba P300 (HDWD120UZSV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5040" calcext:value-type="float">
            <text:p>5040</text:p>
          </table:table-cell>
          <table:table-cell/>
          <table:table-cell table:formula="of:=([.C5]-[.$C$2])/[.$C$2]" office:value-type="float" office:value="1" calcext:value-type="float">
            <text:p>1</text:p>
          </table:table-cell>
          <table:table-cell table:formula="of:=([.D5]-[.$D$2])/[.$D$2]" office:value-type="float" office:value="0.333333333333333" calcext:value-type="float">
            <text:p>0,333333333333333</text:p>
          </table:table-cell>
          <table:table-cell table:formula="of:=([.E5]-[.$E$2])/[.$E$2]" office:value-type="float" office:value="0" calcext:value-type="float">
            <text:p>0</text:p>
          </table:table-cell>
          <table:table-cell table:formula="of:=SQRT([.I5]^2)" office:value-type="float" office:value="0.333333333333333" calcext:value-type="float">
            <text:p>0,333333333333333</text:p>
          </table:table-cell>
          <table:table-cell table:formula="of:=[.K5]/[.F5]" office:value-type="float" office:value="0.0000661375661375661" calcext:value-type="float">
            <text:p>6,61375661375661E-05</text:p>
          </table:table-cell>
        </table:table-row>
        <table:table-row table:style-name="ro1">
          <table:table-cell office:value-type="float" office:value="290048" calcext:value-type="float">
            <text:p>290048</text:p>
          </table:table-cell>
          <table:table-cell office:value-type="string" calcext:value-type="string">
            <text:p>2Tb SATA-III Seagate Barracuda (ST2000DM008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5210" calcext:value-type="float">
            <text:p>5210</text:p>
          </table:table-cell>
          <table:table-cell/>
          <table:table-cell table:formula="of:=([.C6]-[.$C$2])/[.$C$2]" office:value-type="float" office:value="1" calcext:value-type="float">
            <text:p>1</text:p>
          </table:table-cell>
          <table:table-cell table:formula="of:=([.D6]-[.$D$2])/[.$D$2]" office:value-type="float" office:value="0.333333333333333" calcext:value-type="float">
            <text:p>0,333333333333333</text:p>
          </table:table-cell>
          <table:table-cell table:formula="of:=([.E6]-[.$E$2])/[.$E$2]" office:value-type="float" office:value="3" calcext:value-type="float">
            <text:p>3</text:p>
          </table:table-cell>
          <table:table-cell table:formula="of:=SQRT([.I6]^2)" office:value-type="float" office:value="0.333333333333333" calcext:value-type="float">
            <text:p>0,333333333333333</text:p>
          </table:table-cell>
          <table:table-cell table:formula="of:=[.K6]/[.F6]" office:value-type="float" office:value="0.0000639795265515035" calcext:value-type="float">
            <text:p>6,39795265515035E-05</text:p>
          </table:table-cell>
        </table:table-row>
        <table:table-row table:style-name="ro1">
          <table:table-cell office:value-type="float" office:value="293841" calcext:value-type="float">
            <text:p>293841</text:p>
          </table:table-cell>
          <table:table-cell office:value-type="string" calcext:value-type="string">
            <text:p>2Tb SATA-III Seagate Barracuda (ST2000DM005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5470" calcext:value-type="float">
            <text:p>5470</text:p>
          </table:table-cell>
          <table:table-cell/>
          <table:table-cell table:formula="of:=([.C7]-[.$C$2])/[.$C$2]" office:value-type="float" office:value="1" calcext:value-type="float">
            <text:p>1</text:p>
          </table:table-cell>
          <table:table-cell table:formula="of:=([.D7]-[.$D$2])/[.$D$2]" office:value-type="float" office:value="0" calcext:value-type="float">
            <text:p>0</text:p>
          </table:table-cell>
          <table:table-cell table:formula="of:=([.E7]-[.$E$2])/[.$E$2]" office:value-type="float" office:value="3" calcext:value-type="float">
            <text:p>3</text:p>
          </table:table-cell>
          <table:table-cell table:formula="of:=SQRT([.I7]^2)" office:value-type="float" office:value="0" calcext:value-type="float">
            <text:p>0</text:p>
          </table:table-cell>
          <table:table-cell table:formula="of:=[.K7]/[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59" calcext:value-type="float">
            <text:p>198659</text:p>
          </table:table-cell>
          <table:table-cell office:value-type="string" calcext:value-type="string">
            <text:p>3Tb SATA-III Toshiba P300 (HDWD130UZSVA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5820" calcext:value-type="float">
            <text:p>5820</text:p>
          </table:table-cell>
          <table:table-cell/>
          <table:table-cell table:formula="of:=([.C8]-[.$C$2])/[.$C$2]" office:value-type="float" office:value="2" calcext:value-type="float">
            <text:p>2</text:p>
          </table:table-cell>
          <table:table-cell table:formula="of:=([.D8]-[.$D$2])/[.$D$2]" office:value-type="float" office:value="0.333333333333333" calcext:value-type="float">
            <text:p>0,333333333333333</text:p>
          </table:table-cell>
          <table:table-cell table:formula="of:=([.E8]-[.$E$2])/[.$E$2]" office:value-type="float" office:value="0" calcext:value-type="float">
            <text:p>0</text:p>
          </table:table-cell>
          <table:table-cell table:formula="of:=SQRT([.I8]^2)" office:value-type="float" office:value="0.333333333333333" calcext:value-type="float">
            <text:p>0,333333333333333</text:p>
          </table:table-cell>
          <table:table-cell table:formula="of:=[.K8]/[.F8]" office:value-type="float" office:value="0.0000572737686139748" calcext:value-type="float">
            <text:p>5,72737686139748E-05</text:p>
          </table:table-cell>
        </table:table-row>
        <table:table-row table:style-name="ro1">
          <table:table-cell office:value-type="float" office:value="169700" calcext:value-type="float">
            <text:p>169700</text:p>
          </table:table-cell>
          <table:table-cell office:value-type="string" calcext:value-type="string">
            <text:p>2Tb SATA-III Seagate Surveillance (ST2000VX003)</text:p>
          </table:table-cell>
          <table:table-cell office:value-type="float" office:value="2000" calcext:value-type="float">
            <text:p>2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6010" calcext:value-type="float">
            <text:p>6010</text:p>
          </table:table-cell>
          <table:table-cell/>
          <table:table-cell table:formula="of:=([.C9]-[.$C$2])/[.$C$2]" office:value-type="float" office:value="1" calcext:value-type="float">
            <text:p>1</text:p>
          </table:table-cell>
          <table:table-cell table:formula="of:=([.D9]-[.$D$2])/[.$D$2]" office:value-type="float" office:value="0.0925925925925926" calcext:value-type="float">
            <text:p>0,092592592592593</text:p>
          </table:table-cell>
          <table:table-cell table:formula="of:=([.E9]-[.$E$2])/[.$E$2]" office:value-type="float" office:value="0" calcext:value-type="float">
            <text:p>0</text:p>
          </table:table-cell>
          <table:table-cell table:formula="of:=SQRT([.I9]^2)" office:value-type="float" office:value="0.0925925925925926" calcext:value-type="float">
            <text:p>0,092592592592593</text:p>
          </table:table-cell>
          <table:table-cell table:formula="of:=[.K9]/[.F9]" office:value-type="float" office:value="0.000015406421396438" calcext:value-type="float">
            <text:p>1,5406421396438E-05</text:p>
          </table:table-cell>
        </table:table-row>
        <table:table-row table:style-name="ro1">
          <table:table-cell office:value-type="float" office:value="86261" calcext:value-type="float">
            <text:p>86261</text:p>
          </table:table-cell>
          <table:table-cell office:value-type="string" calcext:value-type="string">
            <text:p>2Tb SATA-III Seagate IronWolf (ST2000VN004)</text:p>
          </table:table-cell>
          <table:table-cell office:value-type="float" office:value="2000" calcext:value-type="float">
            <text:p>2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6040" calcext:value-type="float">
            <text:p>6040</text:p>
          </table:table-cell>
          <table:table-cell/>
          <table:table-cell table:formula="of:=([.C10]-[.$C$2])/[.$C$2]" office:value-type="float" office:value="1" calcext:value-type="float">
            <text:p>1</text:p>
          </table:table-cell>
          <table:table-cell table:formula="of:=([.D10]-[.$D$2])/[.$D$2]" office:value-type="float" office:value="0.0925925925925926" calcext:value-type="float">
            <text:p>0,092592592592593</text:p>
          </table:table-cell>
          <table:table-cell table:formula="of:=([.E10]-[.$E$2])/[.$E$2]" office:value-type="float" office:value="0" calcext:value-type="float">
            <text:p>0</text:p>
          </table:table-cell>
          <table:table-cell table:formula="of:=SQRT([.I10]^2)" office:value-type="float" office:value="0.0925925925925926" calcext:value-type="float">
            <text:p>0,092592592592593</text:p>
          </table:table-cell>
          <table:table-cell table:formula="of:=[.K10]/[.F10]" office:value-type="float" office:value="0.0000153298994358597" calcext:value-type="float">
            <text:p>1,53298994358597E-05</text:p>
          </table:table-cell>
        </table:table-row>
        <table:table-row table:style-name="ro1">
          <table:table-cell office:value-type="float" office:value="286064" calcext:value-type="float">
            <text:p>286064</text:p>
          </table:table-cell>
          <table:table-cell office:value-type="string" calcext:value-type="string">
            <text:p>2Tb SATA-III Toshiba V300 (HDWU120UZSVA)</text:p>
          </table:table-cell>
          <table:table-cell office:value-type="float" office:value="2000" calcext:value-type="float">
            <text:p>2000</text:p>
          </table:table-cell>
          <table:table-cell office:value-type="float" office:value="5700" calcext:value-type="float">
            <text:p>5700</text:p>
          </table:table-cell>
          <table:table-cell office:value-type="float" office:value="64" calcext:value-type="float">
            <text:p>64</text:p>
          </table:table-cell>
          <table:table-cell office:value-type="float" office:value="6230" calcext:value-type="float">
            <text:p>6230</text:p>
          </table:table-cell>
          <table:table-cell/>
          <table:table-cell table:formula="of:=([.C11]-[.$C$2])/[.$C$2]" office:value-type="float" office:value="1" calcext:value-type="float">
            <text:p>1</text:p>
          </table:table-cell>
          <table:table-cell table:formula="of:=([.D11]-[.$D$2])/[.$D$2]" office:value-type="float" office:value="0.0555555555555556" calcext:value-type="float">
            <text:p>0,055555555555556</text:p>
          </table:table-cell>
          <table:table-cell table:formula="of:=([.E11]-[.$E$2])/[.$E$2]" office:value-type="float" office:value="0" calcext:value-type="float">
            <text:p>0</text:p>
          </table:table-cell>
          <table:table-cell table:formula="of:=SQRT([.I11]^2)" office:value-type="float" office:value="0.0555555555555556" calcext:value-type="float">
            <text:p>0,055555555555556</text:p>
          </table:table-cell>
          <table:table-cell table:formula="of:=[.K11]/[.F11]" office:value-type="float" office:value="0.00000891742464776173" calcext:value-type="float">
            <text:p>8,91742464776173E-06</text:p>
          </table:table-cell>
        </table:table-row>
        <table:table-row table:style-name="ro1">
          <table:table-cell office:value-type="float" office:value="141958" calcext:value-type="float">
            <text:p>141958</text:p>
          </table:table-cell>
          <table:table-cell office:value-type="string" calcext:value-type="string">
            <text:p>1Tb SATA-III Western Digital Black (WD1003FZEX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/>
          <table:table-cell table:formula="of:=([.C12]-[.$C$2])/[.$C$2]" office:value-type="float" office:value="0" calcext:value-type="float">
            <text:p>0</text:p>
          </table:table-cell>
          <table:table-cell table:formula="of:=([.D12]-[.$D$2])/[.$D$2]" office:value-type="float" office:value="0.333333333333333" calcext:value-type="float">
            <text:p>0,333333333333333</text:p>
          </table:table-cell>
          <table:table-cell table:formula="of:=([.E12]-[.$E$2])/[.$E$2]" office:value-type="float" office:value="0" calcext:value-type="float">
            <text:p>0</text:p>
          </table:table-cell>
          <table:table-cell table:formula="of:=SQRT([.I12]^2)" office:value-type="float" office:value="0.333333333333333" calcext:value-type="float">
            <text:p>0,333333333333333</text:p>
          </table:table-cell>
          <table:table-cell table:formula="of:=[.K12]/[.F12]" office:value-type="float" office:value="0.0000508130081300813" calcext:value-type="float">
            <text:p>5,08130081300813E-05</text:p>
          </table:table-cell>
        </table:table-row>
        <table:table-row table:style-name="ro1">
          <table:table-cell office:value-type="float" office:value="234806" calcext:value-type="float">
            <text:p>234806</text:p>
          </table:table-cell>
          <table:table-cell office:value-type="string" calcext:value-type="string">
            <text:p>1Tb SATA-III Western Digital (HGST) (Hitachi) Ultrastar 7K2 (1W10001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720" calcext:value-type="float">
            <text:p>6720</text:p>
          </table:table-cell>
          <table:table-cell/>
          <table:table-cell table:formula="of:=([.C13]-[.$C$2])/[.$C$2]" office:value-type="float" office:value="0" calcext:value-type="float">
            <text:p>0</text:p>
          </table:table-cell>
          <table:table-cell table:formula="of:=([.D13]-[.$D$2])/[.$D$2]" office:value-type="float" office:value="0.333333333333333" calcext:value-type="float">
            <text:p>0,333333333333333</text:p>
          </table:table-cell>
          <table:table-cell table:formula="of:=([.E13]-[.$E$2])/[.$E$2]" office:value-type="float" office:value="1" calcext:value-type="float">
            <text:p>1</text:p>
          </table:table-cell>
          <table:table-cell table:formula="of:=SQRT([.I13]^2)" office:value-type="float" office:value="0.333333333333333" calcext:value-type="float">
            <text:p>0,333333333333333</text:p>
          </table:table-cell>
          <table:table-cell table:formula="of:=[.K13]/[.F13]" office:value-type="float" office:value="0.0000496031746031746" calcext:value-type="float">
            <text:p>4,96031746031746E-05</text:p>
          </table:table-cell>
        </table:table-row>
        <table:table-row table:style-name="ro1">
          <table:table-cell office:value-type="float" office:value="120109" calcext:value-type="float">
            <text:p>120109</text:p>
          </table:table-cell>
          <table:table-cell office:value-type="string" calcext:value-type="string">
            <text:p>3Tb SATA-III Toshiba (DT01ACA300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760" calcext:value-type="float">
            <text:p>6760</text:p>
          </table:table-cell>
          <table:table-cell/>
          <table:table-cell table:formula="of:=([.C14]-[.$C$2])/[.$C$2]" office:value-type="float" office:value="2" calcext:value-type="float">
            <text:p>2</text:p>
          </table:table-cell>
          <table:table-cell table:formula="of:=([.D14]-[.$D$2])/[.$D$2]" office:value-type="float" office:value="0.333333333333333" calcext:value-type="float">
            <text:p>0,333333333333333</text:p>
          </table:table-cell>
          <table:table-cell table:formula="of:=([.E14]-[.$E$2])/[.$E$2]" office:value-type="float" office:value="0" calcext:value-type="float">
            <text:p>0</text:p>
          </table:table-cell>
          <table:table-cell table:formula="of:=SQRT([.I14]^2)" office:value-type="float" office:value="0.333333333333333" calcext:value-type="float">
            <text:p>0,333333333333333</text:p>
          </table:table-cell>
          <table:table-cell table:formula="of:=[.K14]/[.F14]" office:value-type="float" office:value="0.0000493096646942801" calcext:value-type="float">
            <text:p>4,93096646942801E-05</text:p>
          </table:table-cell>
        </table:table-row>
        <table:table-row table:style-name="ro1">
          <table:table-cell office:value-type="float" office:value="134020" calcext:value-type="float">
            <text:p>134020</text:p>
          </table:table-cell>
          <table:table-cell office:value-type="string" calcext:value-type="string">
            <text:p>1Tb SATA-III Toshiba (MG03ACA100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6810" calcext:value-type="float">
            <text:p>6810</text:p>
          </table:table-cell>
          <table:table-cell/>
          <table:table-cell table:formula="of:=([.C15]-[.$C$2])/[.$C$2]" office:value-type="float" office:value="0" calcext:value-type="float">
            <text:p>0</text:p>
          </table:table-cell>
          <table:table-cell table:formula="of:=([.D15]-[.$D$2])/[.$D$2]" office:value-type="float" office:value="0.333333333333333" calcext:value-type="float">
            <text:p>0,333333333333333</text:p>
          </table:table-cell>
          <table:table-cell table:formula="of:=([.E15]-[.$E$2])/[.$E$2]" office:value-type="float" office:value="0" calcext:value-type="float">
            <text:p>0</text:p>
          </table:table-cell>
          <table:table-cell table:formula="of:=SQRT([.I15]^2)" office:value-type="float" office:value="0.333333333333333" calcext:value-type="float">
            <text:p>0,333333333333333</text:p>
          </table:table-cell>
          <table:table-cell table:formula="of:=[.K15]/[.F15]" office:value-type="float" office:value="0.0000489476260401371" calcext:value-type="float">
            <text:p>4,89476260401371E-05</text:p>
          </table:table-cell>
        </table:table-row>
        <table:table-row table:style-name="ro1">
          <table:table-cell office:value-type="float" office:value="279409" calcext:value-type="float">
            <text:p>279409</text:p>
          </table:table-cell>
          <table:table-cell office:value-type="string" calcext:value-type="string">
            <text:p>1Tb SATA-III Toshiba (MG04ACA100N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850" calcext:value-type="float">
            <text:p>6850</text:p>
          </table:table-cell>
          <table:table-cell/>
          <table:table-cell table:formula="of:=([.C16]-[.$C$2])/[.$C$2]" office:value-type="float" office:value="0" calcext:value-type="float">
            <text:p>0</text:p>
          </table:table-cell>
          <table:table-cell table:formula="of:=([.D16]-[.$D$2])/[.$D$2]" office:value-type="float" office:value="0.333333333333333" calcext:value-type="float">
            <text:p>0,333333333333333</text:p>
          </table:table-cell>
          <table:table-cell table:formula="of:=([.E16]-[.$E$2])/[.$E$2]" office:value-type="float" office:value="1" calcext:value-type="float">
            <text:p>1</text:p>
          </table:table-cell>
          <table:table-cell table:formula="of:=SQRT([.I16]^2)" office:value-type="float" office:value="0.333333333333333" calcext:value-type="float">
            <text:p>0,333333333333333</text:p>
          </table:table-cell>
          <table:table-cell table:formula="of:=[.K16]/[.F16]" office:value-type="float" office:value="0.000048661800486618" calcext:value-type="float">
            <text:p>4,8661800486618E-05</text:p>
          </table:table-cell>
        </table:table-row>
        <table:table-row table:style-name="ro1">
          <table:table-cell office:value-type="float" office:value="238734" calcext:value-type="float">
            <text:p>238734</text:p>
          </table:table-cell>
          <table:table-cell office:value-type="string" calcext:value-type="string">
            <text:p>1Tb SATA-III Western Digital Gold (WD1005FBYZ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6920" calcext:value-type="float">
            <text:p>6920</text:p>
          </table:table-cell>
          <table:table-cell/>
          <table:table-cell table:formula="of:=([.C17]-[.$C$2])/[.$C$2]" office:value-type="float" office:value="0" calcext:value-type="float">
            <text:p>0</text:p>
          </table:table-cell>
          <table:table-cell table:formula="of:=([.D17]-[.$D$2])/[.$D$2]" office:value-type="float" office:value="0.333333333333333" calcext:value-type="float">
            <text:p>0,333333333333333</text:p>
          </table:table-cell>
          <table:table-cell table:formula="of:=([.E17]-[.$E$2])/[.$E$2]" office:value-type="float" office:value="1" calcext:value-type="float">
            <text:p>1</text:p>
          </table:table-cell>
          <table:table-cell table:formula="of:=SQRT([.I17]^2)" office:value-type="float" office:value="0.333333333333333" calcext:value-type="float">
            <text:p>0,333333333333333</text:p>
          </table:table-cell>
          <table:table-cell table:formula="of:=[.K17]/[.F17]" office:value-type="float" office:value="0.0000481695568400771" calcext:value-type="float">
            <text:p>4,81695568400771E-05</text:p>
          </table:table-cell>
        </table:table-row>
        <table:table-row table:style-name="ro1">
          <table:table-cell office:value-type="float" office:value="245839" calcext:value-type="float">
            <text:p>245839</text:p>
          </table:table-cell>
          <table:table-cell office:value-type="string" calcext:value-type="string">
            <text:p>1Tb SATA-III Seagate Enterprise Capacity (ST1000NM0008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7070" calcext:value-type="float">
            <text:p>7070</text:p>
          </table:table-cell>
          <table:table-cell/>
          <table:table-cell table:formula="of:=([.C18]-[.$C$2])/[.$C$2]" office:value-type="float" office:value="0" calcext:value-type="float">
            <text:p>0</text:p>
          </table:table-cell>
          <table:table-cell table:formula="of:=([.D18]-[.$D$2])/[.$D$2]" office:value-type="float" office:value="0.333333333333333" calcext:value-type="float">
            <text:p>0,333333333333333</text:p>
          </table:table-cell>
          <table:table-cell table:formula="of:=([.E18]-[.$E$2])/[.$E$2]" office:value-type="float" office:value="1" calcext:value-type="float">
            <text:p>1</text:p>
          </table:table-cell>
          <table:table-cell table:formula="of:=SQRT([.I18]^2)" office:value-type="float" office:value="0.333333333333333" calcext:value-type="float">
            <text:p>0,333333333333333</text:p>
          </table:table-cell>
          <table:table-cell table:formula="of:=[.K18]/[.F18]" office:value-type="float" office:value="0.0000471475719000471" calcext:value-type="float">
            <text:p>4,71475719000471E-05</text:p>
          </table:table-cell>
        </table:table-row>
        <table:table-row table:style-name="ro1">
          <table:table-cell office:value-type="float" office:value="269425" calcext:value-type="float">
            <text:p>269425</text:p>
          </table:table-cell>
          <table:table-cell office:value-type="string" calcext:value-type="string">
            <text:p>3Tb SATA-III Seagate Barracuda (ST3000DM007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7110" calcext:value-type="float">
            <text:p>7110</text:p>
          </table:table-cell>
          <table:table-cell/>
          <table:table-cell table:formula="of:=([.C19]-[.$C$2])/[.$C$2]" office:value-type="float" office:value="2" calcext:value-type="float">
            <text:p>2</text:p>
          </table:table-cell>
          <table:table-cell table:formula="of:=([.D19]-[.$D$2])/[.$D$2]" office:value-type="float" office:value="0" calcext:value-type="float">
            <text:p>0</text:p>
          </table:table-cell>
          <table:table-cell table:formula="of:=([.E19]-[.$E$2])/[.$E$2]" office:value-type="float" office:value="3" calcext:value-type="float">
            <text:p>3</text:p>
          </table:table-cell>
          <table:table-cell table:formula="of:=SQRT([.I19]^2)" office:value-type="float" office:value="0" calcext:value-type="float">
            <text:p>0</text:p>
          </table:table-cell>
          <table:table-cell table:formula="of:=[.K19]/[.F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98" calcext:value-type="float">
            <text:p>224298</text:p>
          </table:table-cell>
          <table:table-cell office:value-type="string" calcext:value-type="string">
            <text:p>3Tb SATA-III Toshiba P300 (HDWD130EZSTA)</text:p>
          </table:table-cell>
          <table:table-cell office:value-type="float" office:value="3000" calcext:value-type="float">
            <text:p>3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7360" calcext:value-type="float">
            <text:p>7360</text:p>
          </table:table-cell>
          <table:table-cell/>
          <table:table-cell table:formula="of:=([.C20]-[.$C$2])/[.$C$2]" office:value-type="float" office:value="2" calcext:value-type="float">
            <text:p>2</text:p>
          </table:table-cell>
          <table:table-cell table:formula="of:=([.D20]-[.$D$2])/[.$D$2]" office:value-type="float" office:value="0.333333333333333" calcext:value-type="float">
            <text:p>0,333333333333333</text:p>
          </table:table-cell>
          <table:table-cell table:formula="of:=([.E20]-[.$E$2])/[.$E$2]" office:value-type="float" office:value="0" calcext:value-type="float">
            <text:p>0</text:p>
          </table:table-cell>
          <table:table-cell table:formula="of:=SQRT([.I20]^2)" office:value-type="float" office:value="0.333333333333333" calcext:value-type="float">
            <text:p>0,333333333333333</text:p>
          </table:table-cell>
          <table:table-cell table:formula="of:=[.K20]/[.F20]" office:value-type="float" office:value="0.0000452898550724638" calcext:value-type="float">
            <text:p>4,52898550724638E-05</text:p>
          </table:table-cell>
        </table:table-row>
        <table:table-row table:style-name="ro1">
          <table:table-cell office:value-type="float" office:value="324832" calcext:value-type="float">
            <text:p>324832</text:p>
          </table:table-cell>
          <table:table-cell office:value-type="string" calcext:value-type="string">
            <text:p>2Tb SATA-III Western Digital Red (WD20EFAX)</text:p>
          </table:table-cell>
          <table:table-cell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([.C21]-[.$C$2])/[.$C$2]" office:value-type="float" office:value="1" calcext:value-type="float">
            <text:p>1</text:p>
          </table:table-cell>
          <table:table-cell table:formula="of:=([.D21]-[.$D$2])/[.$D$2]" office:value-type="float" office:value="0" calcext:value-type="float">
            <text:p>0</text:p>
          </table:table-cell>
          <table:table-cell table:formula="of:=([.E21]-[.$E$2])/[.$E$2]" office:value-type="float" office:value="3" calcext:value-type="float">
            <text:p>3</text:p>
          </table:table-cell>
          <table:table-cell table:formula="of:=SQRT([.I21]^2)" office:value-type="float" office:value="0" calcext:value-type="float">
            <text:p>0</text:p>
          </table:table-cell>
          <table:table-cell table:formula="of:=[.K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8" calcext:value-type="float">
            <text:p>197968</text:p>
          </table:table-cell>
          <table:table-cell office:value-type="string" calcext:value-type="string">
            <text:p>3Tb SATA-III Western Digital Blue (WD30EZRZ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7510" calcext:value-type="float">
            <text:p>7510</text:p>
          </table:table-cell>
          <table:table-cell/>
          <table:table-cell table:formula="of:=([.C22]-[.$C$2])/[.$C$2]" office:value-type="float" office:value="2" calcext:value-type="float">
            <text:p>2</text:p>
          </table:table-cell>
          <table:table-cell table:formula="of:=([.D22]-[.$D$2])/[.$D$2]" office:value-type="float" office:value="0" calcext:value-type="float">
            <text:p>0</text:p>
          </table:table-cell>
          <table:table-cell table:formula="of:=([.E22]-[.$E$2])/[.$E$2]" office:value-type="float" office:value="0" calcext:value-type="float">
            <text:p>0</text:p>
          </table:table-cell>
          <table:table-cell table:formula="of:=SQRT([.I22]^2)" office:value-type="float" office:value="0" calcext:value-type="float">
            <text:p>0</text:p>
          </table:table-cell>
          <table:table-cell table:formula="of:=[.K22]/[.F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65" calcext:value-type="float">
            <text:p>286065</text:p>
          </table:table-cell>
          <table:table-cell office:value-type="string" calcext:value-type="string">
            <text:p>3Tb SATA-III Toshiba V300 (HDWU130UZSVA)</text:p>
          </table:table-cell>
          <table:table-cell office:value-type="float" office:value="3000" calcext:value-type="float">
            <text:p>3000</text:p>
          </table:table-cell>
          <table:table-cell office:value-type="float" office:value="5940" calcext:value-type="float">
            <text:p>5940</text:p>
          </table:table-cell>
          <table:table-cell office:value-type="float" office:value="64" calcext:value-type="float">
            <text:p>64</text:p>
          </table:table-cell>
          <table:table-cell office:value-type="float" office:value="7870" calcext:value-type="float">
            <text:p>7870</text:p>
          </table:table-cell>
          <table:table-cell/>
          <table:table-cell table:formula="of:=([.C23]-[.$C$2])/[.$C$2]" office:value-type="float" office:value="2" calcext:value-type="float">
            <text:p>2</text:p>
          </table:table-cell>
          <table:table-cell table:formula="of:=([.D23]-[.$D$2])/[.$D$2]" office:value-type="float" office:value="0.1" calcext:value-type="float">
            <text:p>0,1</text:p>
          </table:table-cell>
          <table:table-cell table:formula="of:=([.E23]-[.$E$2])/[.$E$2]" office:value-type="float" office:value="0" calcext:value-type="float">
            <text:p>0</text:p>
          </table:table-cell>
          <table:table-cell table:formula="of:=SQRT([.I23]^2)" office:value-type="float" office:value="0.1" calcext:value-type="float">
            <text:p>0,1</text:p>
          </table:table-cell>
          <table:table-cell table:formula="of:=[.K23]/[.F23]" office:value-type="float" office:value="0.0000127064803049555" calcext:value-type="float">
            <text:p>1,27064803049555E-05</text:p>
          </table:table-cell>
        </table:table-row>
        <table:table-row table:style-name="ro1">
          <table:table-cell office:value-type="float" office:value="340226" calcext:value-type="float">
            <text:p>340226</text:p>
          </table:table-cell>
          <table:table-cell office:value-type="string" calcext:value-type="string">
            <text:p>4Tb SATA-III Toshiba P300 (HDWD2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8040" calcext:value-type="float">
            <text:p>8040</text:p>
          </table:table-cell>
          <table:table-cell/>
          <table:table-cell table:formula="of:=([.C24]-[.$C$2])/[.$C$2]" office:value-type="float" office:value="3" calcext:value-type="float">
            <text:p>3</text:p>
          </table:table-cell>
          <table:table-cell table:formula="of:=([.D24]-[.$D$2])/[.$D$2]" office:value-type="float" office:value="0" calcext:value-type="float">
            <text:p>0</text:p>
          </table:table-cell>
          <table:table-cell table:formula="of:=([.E24]-[.$E$2])/[.$E$2]" office:value-type="float" office:value="1" calcext:value-type="float">
            <text:p>1</text:p>
          </table:table-cell>
          <table:table-cell table:formula="of:=SQRT([.I24]^2)" office:value-type="float" office:value="0" calcext:value-type="float">
            <text:p>0</text:p>
          </table:table-cell>
          <table:table-cell table:formula="of:=[.K24]/[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96" calcext:value-type="float">
            <text:p>254296</text:p>
          </table:table-cell>
          <table:table-cell office:value-type="string" calcext:value-type="string">
            <text:p>3Tb SATA-III Western Digital Purple (WD30PURZ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([.C25]-[.$C$2])/[.$C$2]" office:value-type="float" office:value="2" calcext:value-type="float">
            <text:p>2</text:p>
          </table:table-cell>
          <table:table-cell table:formula="of:=([.D25]-[.$D$2])/[.$D$2]" office:value-type="float" office:value="0" calcext:value-type="float">
            <text:p>0</text:p>
          </table:table-cell>
          <table:table-cell table:formula="of:=([.E25]-[.$E$2])/[.$E$2]" office:value-type="float" office:value="0" calcext:value-type="float">
            <text:p>0</text:p>
          </table:table-cell>
          <table:table-cell table:formula="of:=SQRT([.I25]^2)" office:value-type="float" office:value="0" calcext:value-type="float">
            <text:p>0</text:p>
          </table:table-cell>
          <table:table-cell table:formula="of:=[.K25]/[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67" calcext:value-type="float">
            <text:p>197967</text:p>
          </table:table-cell>
          <table:table-cell office:value-type="string" calcext:value-type="string">
            <text:p>4Tb SATA-III Western Digital Blue (WD40EZRZ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8620" calcext:value-type="float">
            <text:p>8620</text:p>
          </table:table-cell>
          <table:table-cell/>
          <table:table-cell table:formula="of:=([.C26]-[.$C$2])/[.$C$2]" office:value-type="float" office:value="3" calcext:value-type="float">
            <text:p>3</text:p>
          </table:table-cell>
          <table:table-cell table:formula="of:=([.D26]-[.$D$2])/[.$D$2]" office:value-type="float" office:value="0" calcext:value-type="float">
            <text:p>0</text:p>
          </table:table-cell>
          <table:table-cell table:formula="of:=([.E26]-[.$E$2])/[.$E$2]" office:value-type="float" office:value="0" calcext:value-type="float">
            <text:p>0</text:p>
          </table:table-cell>
          <table:table-cell table:formula="of:=SQRT([.I26]^2)" office:value-type="float" office:value="0" calcext:value-type="float">
            <text:p>0</text:p>
          </table:table-cell>
          <table:table-cell table:formula="of:=[.K26]/[.F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56" calcext:value-type="float">
            <text:p>252956</text:p>
          </table:table-cell>
          <table:table-cell office:value-type="string" calcext:value-type="string">
            <text:p>4Tb SATA-III Seagate Barracuda (ST4000DM004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8630" calcext:value-type="float">
            <text:p>8630</text:p>
          </table:table-cell>
          <table:table-cell/>
          <table:table-cell table:formula="of:=([.C27]-[.$C$2])/[.$C$2]" office:value-type="float" office:value="3" calcext:value-type="float">
            <text:p>3</text:p>
          </table:table-cell>
          <table:table-cell table:formula="of:=([.D27]-[.$D$2])/[.$D$2]" office:value-type="float" office:value="0" calcext:value-type="float">
            <text:p>0</text:p>
          </table:table-cell>
          <table:table-cell table:formula="of:=([.E27]-[.$E$2])/[.$E$2]" office:value-type="float" office:value="3" calcext:value-type="float">
            <text:p>3</text:p>
          </table:table-cell>
          <table:table-cell table:formula="of:=SQRT([.I27]^2)" office:value-type="float" office:value="0" calcext:value-type="float">
            <text:p>0</text:p>
          </table:table-cell>
          <table:table-cell table:formula="of:=[.K27]/[.F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258" calcext:value-type="float">
            <text:p>346258</text:p>
          </table:table-cell>
          <table:table-cell office:value-type="string" calcext:value-type="string">
            <text:p>1Tb SATA-III Seagate Exos 7E8 (ST1000NM000A)</text:p>
          </table:table-cell>
          <table:table-cell office:value-type="float" office:value="1000" calcext:value-type="float">
            <text:p>1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([.C28]-[.$C$2])/[.$C$2]" office:value-type="float" office:value="0" calcext:value-type="float">
            <text:p>0</text:p>
          </table:table-cell>
          <table:table-cell table:formula="of:=([.D28]-[.$D$2])/[.$D$2]" office:value-type="float" office:value="0.333333333333333" calcext:value-type="float">
            <text:p>0,333333333333333</text:p>
          </table:table-cell>
          <table:table-cell table:formula="of:=([.E28]-[.$E$2])/[.$E$2]" office:value-type="float" office:value="3" calcext:value-type="float">
            <text:p>3</text:p>
          </table:table-cell>
          <table:table-cell table:formula="of:=SQRT([.I28]^2)" office:value-type="float" office:value="0.333333333333333" calcext:value-type="float">
            <text:p>0,333333333333333</text:p>
          </table:table-cell>
          <table:table-cell table:formula="of:=[.K28]/[.F28]" office:value-type="float" office:value="0.0000378787878787879" calcext:value-type="float">
            <text:p>3,78787878787879E-05</text:p>
          </table:table-cell>
        </table:table-row>
        <table:table-row table:style-name="ro1">
          <table:table-cell office:value-type="float" office:value="235771" calcext:value-type="float">
            <text:p>235771</text:p>
          </table:table-cell>
          <table:table-cell office:value-type="string" calcext:value-type="string">
            <text:p>3Tb SATA-III Seagate IronWolf (ST3000VN007)</text:p>
          </table:table-cell>
          <table:table-cell office:value-type="float" office:value="3000" calcext:value-type="float">
            <text:p>3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110" calcext:value-type="float">
            <text:p>9110</text:p>
          </table:table-cell>
          <table:table-cell/>
          <table:table-cell table:formula="of:=([.C29]-[.$C$2])/[.$C$2]" office:value-type="float" office:value="2" calcext:value-type="float">
            <text:p>2</text:p>
          </table:table-cell>
          <table:table-cell table:formula="of:=([.D29]-[.$D$2])/[.$D$2]" office:value-type="float" office:value="0.0925925925925926" calcext:value-type="float">
            <text:p>0,092592592592593</text:p>
          </table:table-cell>
          <table:table-cell table:formula="of:=([.E29]-[.$E$2])/[.$E$2]" office:value-type="float" office:value="0" calcext:value-type="float">
            <text:p>0</text:p>
          </table:table-cell>
          <table:table-cell table:formula="of:=SQRT([.I29]^2)" office:value-type="float" office:value="0.0925925925925926" calcext:value-type="float">
            <text:p>0,092592592592593</text:p>
          </table:table-cell>
          <table:table-cell table:formula="of:=[.K29]/[.F29]" office:value-type="float" office:value="0.0000101638411188356" calcext:value-type="float">
            <text:p>1,01638411188356E-05</text:p>
          </table:table-cell>
        </table:table-row>
        <table:table-row table:style-name="ro1">
          <table:table-cell office:value-type="float" office:value="244415" calcext:value-type="float">
            <text:p>244415</text:p>
          </table:table-cell>
          <table:table-cell office:value-type="string" calcext:value-type="string">
            <text:p>2Tb SATA-III Seagate IronWolf Pro (ST2000NE0025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([.C30]-[.$C$2])/[.$C$2]" office:value-type="float" office:value="1" calcext:value-type="float">
            <text:p>1</text:p>
          </table:table-cell>
          <table:table-cell table:formula="of:=([.D30]-[.$D$2])/[.$D$2]" office:value-type="float" office:value="0.333333333333333" calcext:value-type="float">
            <text:p>0,333333333333333</text:p>
          </table:table-cell>
          <table:table-cell table:formula="of:=([.E30]-[.$E$2])/[.$E$2]" office:value-type="float" office:value="1" calcext:value-type="float">
            <text:p>1</text:p>
          </table:table-cell>
          <table:table-cell table:formula="of:=SQRT([.I30]^2)" office:value-type="float" office:value="0.333333333333333" calcext:value-type="float">
            <text:p>0,333333333333333</text:p>
          </table:table-cell>
          <table:table-cell table:formula="of:=[.K30]/[.F30]" office:value-type="float" office:value="0.0000364298724954463" calcext:value-type="float">
            <text:p>3,64298724954463E-05</text:p>
          </table:table-cell>
        </table:table-row>
        <table:table-row table:style-name="ro1">
          <table:table-cell office:value-type="float" office:value="224300" calcext:value-type="float">
            <text:p>224300</text:p>
          </table:table-cell>
          <table:table-cell office:value-type="string" calcext:value-type="string">
            <text:p>4Tb SATA-III Toshiba X300 (HDWE1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190" calcext:value-type="float">
            <text:p>9190</text:p>
          </table:table-cell>
          <table:table-cell/>
          <table:table-cell table:formula="of:=([.C31]-[.$C$2])/[.$C$2]" office:value-type="float" office:value="3" calcext:value-type="float">
            <text:p>3</text:p>
          </table:table-cell>
          <table:table-cell table:formula="of:=([.D31]-[.$D$2])/[.$D$2]" office:value-type="float" office:value="0.333333333333333" calcext:value-type="float">
            <text:p>0,333333333333333</text:p>
          </table:table-cell>
          <table:table-cell table:formula="of:=([.E31]-[.$E$2])/[.$E$2]" office:value-type="float" office:value="1" calcext:value-type="float">
            <text:p>1</text:p>
          </table:table-cell>
          <table:table-cell table:formula="of:=SQRT([.I31]^2)" office:value-type="float" office:value="0.333333333333333" calcext:value-type="float">
            <text:p>0,333333333333333</text:p>
          </table:table-cell>
          <table:table-cell table:formula="of:=[.K31]/[.F31]" office:value-type="float" office:value="0.0000362713093942691" calcext:value-type="float">
            <text:p>3,62713093942691E-05</text:p>
          </table:table-cell>
        </table:table-row>
        <table:table-row table:style-name="ro1">
          <table:table-cell office:value-type="float" office:value="325143" calcext:value-type="float">
            <text:p>325143</text:p>
          </table:table-cell>
          <table:table-cell office:value-type="string" calcext:value-type="string">
            <text:p>2Tb SATA-III Seagate Exos 7E8 (ST2000NM001A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9240" calcext:value-type="float">
            <text:p>9240</text:p>
          </table:table-cell>
          <table:table-cell/>
          <table:table-cell table:formula="of:=([.C32]-[.$C$2])/[.$C$2]" office:value-type="float" office:value="1" calcext:value-type="float">
            <text:p>1</text:p>
          </table:table-cell>
          <table:table-cell table:formula="of:=([.D32]-[.$D$2])/[.$D$2]" office:value-type="float" office:value="0.333333333333333" calcext:value-type="float">
            <text:p>0,333333333333333</text:p>
          </table:table-cell>
          <table:table-cell table:formula="of:=([.E32]-[.$E$2])/[.$E$2]" office:value-type="float" office:value="3" calcext:value-type="float">
            <text:p>3</text:p>
          </table:table-cell>
          <table:table-cell table:formula="of:=SQRT([.I32]^2)" office:value-type="float" office:value="0.333333333333333" calcext:value-type="float">
            <text:p>0,333333333333333</text:p>
          </table:table-cell>
          <table:table-cell table:formula="of:=[.K32]/[.F32]" office:value-type="float" office:value="0.0000360750360750361" calcext:value-type="float">
            <text:p>3,60750360750361E-05</text:p>
          </table:table-cell>
        </table:table-row>
        <table:table-row table:style-name="ro1">
          <table:table-cell office:value-type="float" office:value="153697" calcext:value-type="float">
            <text:p>153697</text:p>
          </table:table-cell>
          <table:table-cell office:value-type="string" calcext:value-type="string">
            <text:p>4Tb SATA-III Seagate Surveillance (ST4000VX000)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290" calcext:value-type="float">
            <text:p>9290</text:p>
          </table:table-cell>
          <table:table-cell/>
          <table:table-cell table:formula="of:=([.C33]-[.$C$2])/[.$C$2]" office:value-type="float" office:value="3" calcext:value-type="float">
            <text:p>3</text:p>
          </table:table-cell>
          <table:table-cell table:formula="of:=([.D33]-[.$D$2])/[.$D$2]" office:value-type="float" office:value="0.0925925925925926" calcext:value-type="float">
            <text:p>0,092592592592593</text:p>
          </table:table-cell>
          <table:table-cell table:formula="of:=([.E33]-[.$E$2])/[.$E$2]" office:value-type="float" office:value="0" calcext:value-type="float">
            <text:p>0</text:p>
          </table:table-cell>
          <table:table-cell table:formula="of:=SQRT([.I33]^2)" office:value-type="float" office:value="0.0925925925925926" calcext:value-type="float">
            <text:p>0,092592592592593</text:p>
          </table:table-cell>
          <table:table-cell table:formula="of:=[.K33]/[.F33]" office:value-type="float" office:value="0.00000996690985926723" calcext:value-type="float">
            <text:p>9,96690985926723E-06</text:p>
          </table:table-cell>
        </table:table-row>
        <table:table-row table:style-name="ro1">
          <table:table-cell office:value-type="float" office:value="245840" calcext:value-type="float">
            <text:p>245840</text:p>
          </table:table-cell>
          <table:table-cell office:value-type="string" calcext:value-type="string">
            <text:p>2Tb SATA-III Seagate Exos 7E2 (Enterprise Capacity) (ST2000NM0008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350" calcext:value-type="float">
            <text:p>9350</text:p>
          </table:table-cell>
          <table:table-cell/>
          <table:table-cell table:formula="of:=([.C34]-[.$C$2])/[.$C$2]" office:value-type="float" office:value="1" calcext:value-type="float">
            <text:p>1</text:p>
          </table:table-cell>
          <table:table-cell table:formula="of:=([.D34]-[.$D$2])/[.$D$2]" office:value-type="float" office:value="0.333333333333333" calcext:value-type="float">
            <text:p>0,333333333333333</text:p>
          </table:table-cell>
          <table:table-cell table:formula="of:=([.E34]-[.$E$2])/[.$E$2]" office:value-type="float" office:value="1" calcext:value-type="float">
            <text:p>1</text:p>
          </table:table-cell>
          <table:table-cell table:formula="of:=SQRT([.I34]^2)" office:value-type="float" office:value="0.333333333333333" calcext:value-type="float">
            <text:p>0,333333333333333</text:p>
          </table:table-cell>
          <table:table-cell table:formula="of:=[.K34]/[.F34]" office:value-type="float" office:value="0.000035650623885918" calcext:value-type="float">
            <text:p>3,5650623885918E-05</text:p>
          </table:table-cell>
        </table:table-row>
        <table:table-row table:style-name="ro1">
          <table:table-cell office:value-type="float" office:value="232824" calcext:value-type="float">
            <text:p>232824</text:p>
          </table:table-cell>
          <table:table-cell office:value-type="string" calcext:value-type="string">
            <text:p>2Tb SATA-III Western Digital (HGST) (Hitachi) Ultrastar 7K2 (1W10002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410" calcext:value-type="float">
            <text:p>9410</text:p>
          </table:table-cell>
          <table:table-cell/>
          <table:table-cell table:formula="of:=([.C35]-[.$C$2])/[.$C$2]" office:value-type="float" office:value="1" calcext:value-type="float">
            <text:p>1</text:p>
          </table:table-cell>
          <table:table-cell table:formula="of:=([.D35]-[.$D$2])/[.$D$2]" office:value-type="float" office:value="0.333333333333333" calcext:value-type="float">
            <text:p>0,333333333333333</text:p>
          </table:table-cell>
          <table:table-cell table:formula="of:=([.E35]-[.$E$2])/[.$E$2]" office:value-type="float" office:value="1" calcext:value-type="float">
            <text:p>1</text:p>
          </table:table-cell>
          <table:table-cell table:formula="of:=SQRT([.I35]^2)" office:value-type="float" office:value="0.333333333333333" calcext:value-type="float">
            <text:p>0,333333333333333</text:p>
          </table:table-cell>
          <table:table-cell table:formula="of:=[.K35]/[.F35]" office:value-type="float" office:value="0.0000354233085370174" calcext:value-type="float">
            <text:p>3,54233085370174E-05</text:p>
          </table:table-cell>
        </table:table-row>
        <table:table-row table:style-name="ro1">
          <table:table-cell office:value-type="float" office:value="208472" calcext:value-type="float">
            <text:p>208472</text:p>
          </table:table-cell>
          <table:table-cell office:value-type="string" calcext:value-type="string">
            <text:p>4Tb SATA-III Toshiba X300 (HDWE140EZST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([.C36]-[.$C$2])/[.$C$2]" office:value-type="float" office:value="3" calcext:value-type="float">
            <text:p>3</text:p>
          </table:table-cell>
          <table:table-cell table:formula="of:=([.D36]-[.$D$2])/[.$D$2]" office:value-type="float" office:value="0.333333333333333" calcext:value-type="float">
            <text:p>0,333333333333333</text:p>
          </table:table-cell>
          <table:table-cell table:formula="of:=([.E36]-[.$E$2])/[.$E$2]" office:value-type="float" office:value="1" calcext:value-type="float">
            <text:p>1</text:p>
          </table:table-cell>
          <table:table-cell table:formula="of:=SQRT([.I36]^2)" office:value-type="float" office:value="0.333333333333333" calcext:value-type="float">
            <text:p>0,333333333333333</text:p>
          </table:table-cell>
          <table:table-cell table:formula="of:=[.K36]/[.F36]" office:value-type="float" office:value="0.0000350877192982456" calcext:value-type="float">
            <text:p>3,50877192982456E-05</text:p>
          </table:table-cell>
        </table:table-row>
        <table:table-row table:style-name="ro1">
          <table:table-cell office:value-type="float" office:value="235941" calcext:value-type="float">
            <text:p>235941</text:p>
          </table:table-cell>
          <table:table-cell office:value-type="string" calcext:value-type="string">
            <text:p>4Tb SATA-III Seagate IronWolf (ST4000VN008)</text:p>
          </table:table-cell>
          <table:table-cell office:value-type="float" office:value="4000" calcext:value-type="float">
            <text:p>4000</text:p>
          </table:table-cell>
          <table:table-cell office:value-type="float" office:value="5900" calcext:value-type="float">
            <text:p>5900</text:p>
          </table:table-cell>
          <table:table-cell office:value-type="float" office:value="64" calcext:value-type="float">
            <text:p>64</text:p>
          </table:table-cell>
          <table:table-cell office:value-type="float" office:value="9750" calcext:value-type="float">
            <text:p>9750</text:p>
          </table:table-cell>
          <table:table-cell/>
          <table:table-cell table:formula="of:=([.C37]-[.$C$2])/[.$C$2]" office:value-type="float" office:value="3" calcext:value-type="float">
            <text:p>3</text:p>
          </table:table-cell>
          <table:table-cell table:formula="of:=([.D37]-[.$D$2])/[.$D$2]" office:value-type="float" office:value="0.0925925925925926" calcext:value-type="float">
            <text:p>0,092592592592593</text:p>
          </table:table-cell>
          <table:table-cell table:formula="of:=([.E37]-[.$E$2])/[.$E$2]" office:value-type="float" office:value="0" calcext:value-type="float">
            <text:p>0</text:p>
          </table:table-cell>
          <table:table-cell table:formula="of:=SQRT([.I37]^2)" office:value-type="float" office:value="0.0925925925925926" calcext:value-type="float">
            <text:p>0,092592592592593</text:p>
          </table:table-cell>
          <table:table-cell table:formula="of:=[.K37]/[.F37]" office:value-type="float" office:value="0.00000949667616334283" calcext:value-type="float">
            <text:p>9,49667616334283E-06</text:p>
          </table:table-cell>
        </table:table-row>
        <table:table-row table:style-name="ro1">
          <table:table-cell office:value-type="float" office:value="347544" calcext:value-type="float">
            <text:p>347544</text:p>
          </table:table-cell>
          <table:table-cell office:value-type="string" calcext:value-type="string">
            <text:p>3Tb SATA-III Western Digital Red (WD30EFAX)</text:p>
          </table:table-cell>
          <table:table-cell office:value-type="float" office:value="3000" calcext:value-type="float">
            <text:p>3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9990" calcext:value-type="float">
            <text:p>9990</text:p>
          </table:table-cell>
          <table:table-cell/>
          <table:table-cell table:formula="of:=([.C38]-[.$C$2])/[.$C$2]" office:value-type="float" office:value="2" calcext:value-type="float">
            <text:p>2</text:p>
          </table:table-cell>
          <table:table-cell table:formula="of:=([.D38]-[.$D$2])/[.$D$2]" office:value-type="float" office:value="0" calcext:value-type="float">
            <text:p>0</text:p>
          </table:table-cell>
          <table:table-cell table:formula="of:=([.E38]-[.$E$2])/[.$E$2]" office:value-type="float" office:value="3" calcext:value-type="float">
            <text:p>3</text:p>
          </table:table-cell>
          <table:table-cell table:formula="of:=SQRT([.I38]^2)" office:value-type="float" office:value="0" calcext:value-type="float">
            <text:p>0</text:p>
          </table:table-cell>
          <table:table-cell table:formula="of:=[.K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93" calcext:value-type="float">
            <text:p>237093</text:p>
          </table:table-cell>
          <table:table-cell office:value-type="string" calcext:value-type="string">
            <text:p>2Tb SATA-III Western Digital Gold (WD2005FBYZ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([.C39]-[.$C$2])/[.$C$2]" office:value-type="float" office:value="1" calcext:value-type="float">
            <text:p>1</text:p>
          </table:table-cell>
          <table:table-cell table:formula="of:=([.D39]-[.$D$2])/[.$D$2]" office:value-type="float" office:value="0.333333333333333" calcext:value-type="float">
            <text:p>0,333333333333333</text:p>
          </table:table-cell>
          <table:table-cell table:formula="of:=([.E39]-[.$E$2])/[.$E$2]" office:value-type="float" office:value="1" calcext:value-type="float">
            <text:p>1</text:p>
          </table:table-cell>
          <table:table-cell table:formula="of:=SQRT([.I39]^2)" office:value-type="float" office:value="0.333333333333333" calcext:value-type="float">
            <text:p>0,333333333333333</text:p>
          </table:table-cell>
          <table:table-cell table:formula="of:=[.K39]/[.F39]" office:value-type="float" office:value="0.0000327761389708292" calcext:value-type="float">
            <text:p>3,27761389708292E-05</text:p>
          </table:table-cell>
        </table:table-row>
        <table:table-row table:style-name="ro1">
          <table:table-cell office:value-type="float" office:value="287873" calcext:value-type="float">
            <text:p>287873</text:p>
          </table:table-cell>
          <table:table-cell office:value-type="string" calcext:value-type="string">
            <text:p>4Tb SATA-III Toshiba S300 Surveillance (HDWT140UZSVA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10350" calcext:value-type="float">
            <text:p>10350</text:p>
          </table:table-cell>
          <table:table-cell/>
          <table:table-cell table:formula="of:=([.C40]-[.$C$2])/[.$C$2]" office:value-type="float" office:value="3" calcext:value-type="float">
            <text:p>3</text:p>
          </table:table-cell>
          <table:table-cell table:formula="of:=([.D40]-[.$D$2])/[.$D$2]" office:value-type="float" office:value="0" calcext:value-type="float">
            <text:p>0</text:p>
          </table:table-cell>
          <table:table-cell table:formula="of:=([.E40]-[.$E$2])/[.$E$2]" office:value-type="float" office:value="1" calcext:value-type="float">
            <text:p>1</text:p>
          </table:table-cell>
          <table:table-cell table:formula="of:=SQRT([.I40]^2)" office:value-type="float" office:value="0" calcext:value-type="float">
            <text:p>0</text:p>
          </table:table-cell>
          <table:table-cell table:formula="of:=[.K40]/[.F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65" calcext:value-type="float">
            <text:p>245565</text:p>
          </table:table-cell>
          <table:table-cell office:value-type="string" calcext:value-type="string">
            <text:p>4Tb SATA-III Toshiba N300 (HDWQ140UZSVA) OEM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520" calcext:value-type="float">
            <text:p>10520</text:p>
          </table:table-cell>
          <table:table-cell/>
          <table:table-cell table:formula="of:=([.C41]-[.$C$2])/[.$C$2]" office:value-type="float" office:value="3" calcext:value-type="float">
            <text:p>3</text:p>
          </table:table-cell>
          <table:table-cell table:formula="of:=([.D41]-[.$D$2])/[.$D$2]" office:value-type="float" office:value="0.333333333333333" calcext:value-type="float">
            <text:p>0,333333333333333</text:p>
          </table:table-cell>
          <table:table-cell table:formula="of:=([.E41]-[.$E$2])/[.$E$2]" office:value-type="float" office:value="1" calcext:value-type="float">
            <text:p>1</text:p>
          </table:table-cell>
          <table:table-cell table:formula="of:=SQRT([.I41]^2)" office:value-type="float" office:value="0.333333333333333" calcext:value-type="float">
            <text:p>0,333333333333333</text:p>
          </table:table-cell>
          <table:table-cell table:formula="of:=[.K41]/[.F41]" office:value-type="float" office:value="0.0000316856780735108" calcext:value-type="float">
            <text:p>3,16856780735108E-05</text:p>
          </table:table-cell>
        </table:table-row>
        <table:table-row table:style-name="ro1">
          <table:table-cell office:value-type="float" office:value="244247" calcext:value-type="float">
            <text:p>244247</text:p>
          </table:table-cell>
          <table:table-cell office:value-type="string" calcext:value-type="string">
            <text:p>4Tb SATA-III Toshiba N300 (HDWQ140EZST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([.C42]-[.$C$2])/[.$C$2]" office:value-type="float" office:value="3" calcext:value-type="float">
            <text:p>3</text:p>
          </table:table-cell>
          <table:table-cell table:formula="of:=([.D42]-[.$D$2])/[.$D$2]" office:value-type="float" office:value="0.333333333333333" calcext:value-type="float">
            <text:p>0,333333333333333</text:p>
          </table:table-cell>
          <table:table-cell table:formula="of:=([.E42]-[.$E$2])/[.$E$2]" office:value-type="float" office:value="1" calcext:value-type="float">
            <text:p>1</text:p>
          </table:table-cell>
          <table:table-cell table:formula="of:=SQRT([.I42]^2)" office:value-type="float" office:value="0.333333333333333" calcext:value-type="float">
            <text:p>0,333333333333333</text:p>
          </table:table-cell>
          <table:table-cell table:formula="of:=[.K42]/[.F42]" office:value-type="float" office:value="0.0000314169022934339" calcext:value-type="float">
            <text:p>3,14169022934339E-05</text:p>
          </table:table-cell>
        </table:table-row>
        <table:table-row table:style-name="ro1">
          <table:table-cell office:value-type="float" office:value="254416" calcext:value-type="float">
            <text:p>254416</text:p>
          </table:table-cell>
          <table:table-cell office:value-type="string" calcext:value-type="string">
            <text:p>4Tb SATA-III Western Digital Purple (WD40PURZ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0870" calcext:value-type="float">
            <text:p>10870</text:p>
          </table:table-cell>
          <table:table-cell/>
          <table:table-cell table:formula="of:=([.C43]-[.$C$2])/[.$C$2]" office:value-type="float" office:value="3" calcext:value-type="float">
            <text:p>3</text:p>
          </table:table-cell>
          <table:table-cell table:formula="of:=([.D43]-[.$D$2])/[.$D$2]" office:value-type="float" office:value="0" calcext:value-type="float">
            <text:p>0</text:p>
          </table:table-cell>
          <table:table-cell table:formula="of:=([.E43]-[.$E$2])/[.$E$2]" office:value-type="float" office:value="0" calcext:value-type="float">
            <text:p>0</text:p>
          </table:table-cell>
          <table:table-cell table:formula="of:=SQRT([.I43]^2)" office:value-type="float" office:value="0" calcext:value-type="float">
            <text:p>0</text:p>
          </table:table-cell>
          <table:table-cell table:formula="of:=[.K43]/[.F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37" calcext:value-type="float">
            <text:p>140237</text:p>
          </table:table-cell>
          <table:table-cell office:value-type="string" calcext:value-type="string">
            <text:p>2Tb SATA-III Western Digital Black (WD2003FZEX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10880" calcext:value-type="float">
            <text:p>10880</text:p>
          </table:table-cell>
          <table:table-cell/>
          <table:table-cell table:formula="of:=([.C44]-[.$C$2])/[.$C$2]" office:value-type="float" office:value="1" calcext:value-type="float">
            <text:p>1</text:p>
          </table:table-cell>
          <table:table-cell table:formula="of:=([.D44]-[.$D$2])/[.$D$2]" office:value-type="float" office:value="0.333333333333333" calcext:value-type="float">
            <text:p>0,333333333333333</text:p>
          </table:table-cell>
          <table:table-cell table:formula="of:=([.E44]-[.$E$2])/[.$E$2]" office:value-type="float" office:value="0" calcext:value-type="float">
            <text:p>0</text:p>
          </table:table-cell>
          <table:table-cell table:formula="of:=SQRT([.I44]^2)" office:value-type="float" office:value="0.333333333333333" calcext:value-type="float">
            <text:p>0,333333333333333</text:p>
          </table:table-cell>
          <table:table-cell table:formula="of:=[.K44]/[.F44]" office:value-type="float" office:value="0.0000306372549019608" calcext:value-type="float">
            <text:p>3,06372549019608E-05</text:p>
          </table:table-cell>
        </table:table-row>
        <table:table-row table:style-name="ro1">
          <table:table-cell office:value-type="float" office:value="172469" calcext:value-type="float">
            <text:p>172469</text:p>
          </table:table-cell>
          <table:table-cell office:value-type="string" calcext:value-type="string">
            <text:p>4Tb SATA-III Toshiba (MG04ACA400E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1010" calcext:value-type="float">
            <text:p>11010</text:p>
          </table:table-cell>
          <table:table-cell/>
          <table:table-cell table:formula="of:=([.C45]-[.$C$2])/[.$C$2]" office:value-type="float" office:value="3" calcext:value-type="float">
            <text:p>3</text:p>
          </table:table-cell>
          <table:table-cell table:formula="of:=([.D45]-[.$D$2])/[.$D$2]" office:value-type="float" office:value="0.333333333333333" calcext:value-type="float">
            <text:p>0,333333333333333</text:p>
          </table:table-cell>
          <table:table-cell table:formula="of:=([.E45]-[.$E$2])/[.$E$2]" office:value-type="float" office:value="1" calcext:value-type="float">
            <text:p>1</text:p>
          </table:table-cell>
          <table:table-cell table:formula="of:=SQRT([.I45]^2)" office:value-type="float" office:value="0.333333333333333" calcext:value-type="float">
            <text:p>0,333333333333333</text:p>
          </table:table-cell>
          <table:table-cell table:formula="of:=[.K45]/[.F45]" office:value-type="float" office:value="0.0000302755071147442" calcext:value-type="float">
            <text:p>3,02755071147442E-05</text:p>
          </table:table-cell>
        </table:table-row>
        <table:table-row table:style-name="ro1">
          <table:table-cell office:value-type="float" office:value="348840" calcext:value-type="float">
            <text:p>348840</text:p>
          </table:table-cell>
          <table:table-cell office:value-type="string" calcext:value-type="string">
            <text:p>4Tb SATA-III Western Digital Red (WD40EFAX)</text:p>
          </table:table-cell>
          <table:table-cell office:value-type="float" office:value="4000" calcext:value-type="float">
            <text:p>4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([.C46]-[.$C$2])/[.$C$2]" office:value-type="float" office:value="3" calcext:value-type="float">
            <text:p>3</text:p>
          </table:table-cell>
          <table:table-cell table:formula="of:=([.D46]-[.$D$2])/[.$D$2]" office:value-type="float" office:value="0" calcext:value-type="float">
            <text:p>0</text:p>
          </table:table-cell>
          <table:table-cell table:formula="of:=([.E46]-[.$E$2])/[.$E$2]" office:value-type="float" office:value="3" calcext:value-type="float">
            <text:p>3</text:p>
          </table:table-cell>
          <table:table-cell table:formula="of:=SQRT([.I46]^2)" office:value-type="float" office:value="0" calcext:value-type="float">
            <text:p>0</text:p>
          </table:table-cell>
          <table:table-cell table:formula="of:=[.K46]/[.F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57" calcext:value-type="float">
            <text:p>86457</text:p>
          </table:table-cell>
          <table:table-cell office:value-type="string" calcext:value-type="string">
            <text:p>2Tb SATA-III Western Digital Red Pro (WD2002FFSX)</text:p>
          </table:table-cell>
          <table:table-cell office:value-type="float" office:value="2000" calcext:value-type="float">
            <text:p>2000</text:p>
          </table:table-cell>
          <table:table-cell office:value-type="float" office:value="7200" calcext:value-type="float">
            <text:p>7200</text:p>
          </table:table-cell>
          <table:table-cell office:value-type="float" office:value="64" calcext:value-type="float">
            <text:p>64</text:p>
          </table:table-cell>
          <table:table-cell office:value-type="float" office:value="11450" calcext:value-type="float">
            <text:p>11450</text:p>
          </table:table-cell>
          <table:table-cell/>
          <table:table-cell table:formula="of:=([.C47]-[.$C$2])/[.$C$2]" office:value-type="float" office:value="1" calcext:value-type="float">
            <text:p>1</text:p>
          </table:table-cell>
          <table:table-cell table:formula="of:=([.D47]-[.$D$2])/[.$D$2]" office:value-type="float" office:value="0.333333333333333" calcext:value-type="float">
            <text:p>0,333333333333333</text:p>
          </table:table-cell>
          <table:table-cell table:formula="of:=([.E47]-[.$E$2])/[.$E$2]" office:value-type="float" office:value="0" calcext:value-type="float">
            <text:p>0</text:p>
          </table:table-cell>
          <table:table-cell table:formula="of:=SQRT([.I47]^2)" office:value-type="float" office:value="0.333333333333333" calcext:value-type="float">
            <text:p>0,333333333333333</text:p>
          </table:table-cell>
          <table:table-cell table:formula="of:=[.K47]/[.F47]" office:value-type="float" office:value="0.0000291120815138282" calcext:value-type="float">
            <text:p>2,91120815138282E-05</text:p>
          </table:table-cell>
        </table:table-row>
        <table:table-row table:style-name="ro1">
          <table:table-cell office:value-type="float" office:value="348715" calcext:value-type="float">
            <text:p>348715</text:p>
          </table:table-cell>
          <table:table-cell office:value-type="string" calcext:value-type="string">
            <text:p>6Tb SATA-III Toshiba P300 (HDWD2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128" calcext:value-type="float">
            <text:p>128</text:p>
          </table:table-cell>
          <table:table-cell office:value-type="float" office:value="12490" calcext:value-type="float">
            <text:p>12490</text:p>
          </table:table-cell>
          <table:table-cell/>
          <table:table-cell table:formula="of:=([.C48]-[.$C$2])/[.$C$2]" office:value-type="float" office:value="5" calcext:value-type="float">
            <text:p>5</text:p>
          </table:table-cell>
          <table:table-cell table:formula="of:=([.D48]-[.$D$2])/[.$D$2]" office:value-type="float" office:value="0" calcext:value-type="float">
            <text:p>0</text:p>
          </table:table-cell>
          <table:table-cell table:formula="of:=([.E48]-[.$E$2])/[.$E$2]" office:value-type="float" office:value="1" calcext:value-type="float">
            <text:p>1</text:p>
          </table:table-cell>
          <table:table-cell table:formula="of:=SQRT([.I48]^2)" office:value-type="float" office:value="0" calcext:value-type="float">
            <text:p>0</text:p>
          </table:table-cell>
          <table:table-cell table:formula="of:=[.K48]/[.F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41" calcext:value-type="float">
            <text:p>292241</text:p>
          </table:table-cell>
          <table:table-cell office:value-type="string" calcext:value-type="string">
            <text:p>4Tb SATA-III Western Digital (HGST) (Hitachi) Ultrastar DC HC310 (0B36040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([.C49]-[.$C$2])/[.$C$2]" office:value-type="float" office:value="3" calcext:value-type="float">
            <text:p>3</text:p>
          </table:table-cell>
          <table:table-cell table:formula="of:=([.D49]-[.$D$2])/[.$D$2]" office:value-type="float" office:value="0.333333333333333" calcext:value-type="float">
            <text:p>0,333333333333333</text:p>
          </table:table-cell>
          <table:table-cell table:formula="of:=([.E49]-[.$E$2])/[.$E$2]" office:value-type="float" office:value="3" calcext:value-type="float">
            <text:p>3</text:p>
          </table:table-cell>
          <table:table-cell table:formula="of:=SQRT([.I49]^2)" office:value-type="float" office:value="0.333333333333333" calcext:value-type="float">
            <text:p>0,333333333333333</text:p>
          </table:table-cell>
          <table:table-cell table:formula="of:=[.K49]/[.F49]" office:value-type="float" office:value="0.0000256410256410256" calcext:value-type="float">
            <text:p>2,56410256410256E-05</text:p>
          </table:table-cell>
        </table:table-row>
        <table:table-row table:style-name="ro1">
          <table:table-cell office:value-type="float" office:value="333651" calcext:value-type="float">
            <text:p>333651</text:p>
          </table:table-cell>
          <table:table-cell office:value-type="string" calcext:value-type="string">
            <text:p>4Tb SATA-III Seagate Exos 7E8 (ST4000NM000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090" calcext:value-type="float">
            <text:p>13090</text:p>
          </table:table-cell>
          <table:table-cell/>
          <table:table-cell table:formula="of:=([.C50]-[.$C$2])/[.$C$2]" office:value-type="float" office:value="3" calcext:value-type="float">
            <text:p>3</text:p>
          </table:table-cell>
          <table:table-cell table:formula="of:=([.D50]-[.$D$2])/[.$D$2]" office:value-type="float" office:value="0.333333333333333" calcext:value-type="float">
            <text:p>0,333333333333333</text:p>
          </table:table-cell>
          <table:table-cell table:formula="of:=([.E50]-[.$E$2])/[.$E$2]" office:value-type="float" office:value="3" calcext:value-type="float">
            <text:p>3</text:p>
          </table:table-cell>
          <table:table-cell table:formula="of:=SQRT([.I50]^2)" office:value-type="float" office:value="0.333333333333333" calcext:value-type="float">
            <text:p>0,333333333333333</text:p>
          </table:table-cell>
          <table:table-cell table:formula="of:=[.K50]/[.F50]" office:value-type="float" office:value="0.0000254647313470843" calcext:value-type="float">
            <text:p>2,54647313470843E-05</text:p>
          </table:table-cell>
        </table:table-row>
        <table:table-row table:style-name="ro1">
          <table:table-cell office:value-type="float" office:value="216803" calcext:value-type="float">
            <text:p>216803</text:p>
          </table:table-cell>
          <table:table-cell office:value-type="string" calcext:value-type="string">
            <text:p>6Tb SATA-III Toshiba X300 (HDWE1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280" calcext:value-type="float">
            <text:p>13280</text:p>
          </table:table-cell>
          <table:table-cell/>
          <table:table-cell table:formula="of:=([.C51]-[.$C$2])/[.$C$2]" office:value-type="float" office:value="5" calcext:value-type="float">
            <text:p>5</text:p>
          </table:table-cell>
          <table:table-cell table:formula="of:=([.D51]-[.$D$2])/[.$D$2]" office:value-type="float" office:value="0.333333333333333" calcext:value-type="float">
            <text:p>0,333333333333333</text:p>
          </table:table-cell>
          <table:table-cell table:formula="of:=([.E51]-[.$E$2])/[.$E$2]" office:value-type="float" office:value="1" calcext:value-type="float">
            <text:p>1</text:p>
          </table:table-cell>
          <table:table-cell table:formula="of:=SQRT([.I51]^2)" office:value-type="float" office:value="0.333333333333333" calcext:value-type="float">
            <text:p>0,333333333333333</text:p>
          </table:table-cell>
          <table:table-cell table:formula="of:=[.K51]/[.F51]" office:value-type="float" office:value="0.0000251004016064257" calcext:value-type="float">
            <text:p>2,51004016064257E-05</text:p>
          </table:table-cell>
        </table:table-row>
        <table:table-row table:style-name="ro1">
          <table:table-cell office:value-type="float" office:value="327756" calcext:value-type="float">
            <text:p>327756</text:p>
          </table:table-cell>
          <table:table-cell office:value-type="string" calcext:value-type="string">
            <text:p>4Tb SATA-III Seagate Exos 7E8 (ST4000NM002A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290" calcext:value-type="float">
            <text:p>13290</text:p>
          </table:table-cell>
          <table:table-cell/>
          <table:table-cell table:formula="of:=([.C52]-[.$C$2])/[.$C$2]" office:value-type="float" office:value="3" calcext:value-type="float">
            <text:p>3</text:p>
          </table:table-cell>
          <table:table-cell table:formula="of:=([.D52]-[.$D$2])/[.$D$2]" office:value-type="float" office:value="0.333333333333333" calcext:value-type="float">
            <text:p>0,333333333333333</text:p>
          </table:table-cell>
          <table:table-cell table:formula="of:=([.E52]-[.$E$2])/[.$E$2]" office:value-type="float" office:value="3" calcext:value-type="float">
            <text:p>3</text:p>
          </table:table-cell>
          <table:table-cell table:formula="of:=SQRT([.I52]^2)" office:value-type="float" office:value="0.333333333333333" calcext:value-type="float">
            <text:p>0,333333333333333</text:p>
          </table:table-cell>
          <table:table-cell table:formula="of:=[.K52]/[.F52]" office:value-type="float" office:value="0.0000250815149235014" calcext:value-type="float">
            <text:p>2,50815149235014E-05</text:p>
          </table:table-cell>
        </table:table-row>
        <table:table-row table:style-name="ro1">
          <table:table-cell office:value-type="float" office:value="229691" calcext:value-type="float">
            <text:p>229691</text:p>
          </table:table-cell>
          <table:table-cell office:value-type="string" calcext:value-type="string">
            <text:p>4Tb SATA-III Seagate Enterprise Capacity (ST4000NM0035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350" calcext:value-type="float">
            <text:p>13350</text:p>
          </table:table-cell>
          <table:table-cell/>
          <table:table-cell table:formula="of:=([.C53]-[.$C$2])/[.$C$2]" office:value-type="float" office:value="3" calcext:value-type="float">
            <text:p>3</text:p>
          </table:table-cell>
          <table:table-cell table:formula="of:=([.D53]-[.$D$2])/[.$D$2]" office:value-type="float" office:value="0.333333333333333" calcext:value-type="float">
            <text:p>0,333333333333333</text:p>
          </table:table-cell>
          <table:table-cell table:formula="of:=([.E53]-[.$E$2])/[.$E$2]" office:value-type="float" office:value="1" calcext:value-type="float">
            <text:p>1</text:p>
          </table:table-cell>
          <table:table-cell table:formula="of:=SQRT([.I53]^2)" office:value-type="float" office:value="0.333333333333333" calcext:value-type="float">
            <text:p>0,333333333333333</text:p>
          </table:table-cell>
          <table:table-cell table:formula="of:=[.K53]/[.F53]" office:value-type="float" office:value="0.0000249687890137328" calcext:value-type="float">
            <text:p>2,49687890137328E-05</text:p>
          </table:table-cell>
        </table:table-row>
        <table:table-row table:style-name="ro1">
          <table:table-cell office:value-type="float" office:value="308313" calcext:value-type="float">
            <text:p>308313</text:p>
          </table:table-cell>
          <table:table-cell office:value-type="string" calcext:value-type="string">
            <text:p>4Tb SATA-III Western Digital (HGST) Ultrastar DC HC310 (0B35950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350" calcext:value-type="float">
            <text:p>13350</text:p>
          </table:table-cell>
          <table:table-cell/>
          <table:table-cell table:formula="of:=([.C54]-[.$C$2])/[.$C$2]" office:value-type="float" office:value="3" calcext:value-type="float">
            <text:p>3</text:p>
          </table:table-cell>
          <table:table-cell table:formula="of:=([.D54]-[.$D$2])/[.$D$2]" office:value-type="float" office:value="0.333333333333333" calcext:value-type="float">
            <text:p>0,333333333333333</text:p>
          </table:table-cell>
          <table:table-cell table:formula="of:=([.E54]-[.$E$2])/[.$E$2]" office:value-type="float" office:value="3" calcext:value-type="float">
            <text:p>3</text:p>
          </table:table-cell>
          <table:table-cell table:formula="of:=SQRT([.I54]^2)" office:value-type="float" office:value="0.333333333333333" calcext:value-type="float">
            <text:p>0,333333333333333</text:p>
          </table:table-cell>
          <table:table-cell table:formula="of:=[.K54]/[.F54]" office:value-type="float" office:value="0.0000249687890137328" calcext:value-type="float">
            <text:p>2,49687890137328E-05</text:p>
          </table:table-cell>
        </table:table-row>
        <table:table-row table:style-name="ro1">
          <table:table-cell office:value-type="float" office:value="200716" calcext:value-type="float">
            <text:p>200716</text:p>
          </table:table-cell>
          <table:table-cell office:value-type="string" calcext:value-type="string">
            <text:p>6Tb SATA-III Toshiba (HDWE160EZST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3600" calcext:value-type="float">
            <text:p>13600</text:p>
          </table:table-cell>
          <table:table-cell/>
          <table:table-cell table:formula="of:=([.C55]-[.$C$2])/[.$C$2]" office:value-type="float" office:value="5" calcext:value-type="float">
            <text:p>5</text:p>
          </table:table-cell>
          <table:table-cell table:formula="of:=([.D55]-[.$D$2])/[.$D$2]" office:value-type="float" office:value="0.333333333333333" calcext:value-type="float">
            <text:p>0,333333333333333</text:p>
          </table:table-cell>
          <table:table-cell table:formula="of:=([.E55]-[.$E$2])/[.$E$2]" office:value-type="float" office:value="1" calcext:value-type="float">
            <text:p>1</text:p>
          </table:table-cell>
          <table:table-cell table:formula="of:=SQRT([.I55]^2)" office:value-type="float" office:value="0.333333333333333" calcext:value-type="float">
            <text:p>0,333333333333333</text:p>
          </table:table-cell>
          <table:table-cell table:formula="of:=[.K55]/[.F55]" office:value-type="float" office:value="0.0000245098039215686" calcext:value-type="float">
            <text:p>2,45098039215686E-05</text:p>
          </table:table-cell>
        </table:table-row>
        <table:table-row table:style-name="ro1">
          <table:table-cell office:value-type="float" office:value="273433" calcext:value-type="float">
            <text:p>273433</text:p>
          </table:table-cell>
          <table:table-cell office:value-type="string" calcext:value-type="string">
            <text:p>6Tb SATA-III Seagate Barracuda (ST6000DM003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3940" calcext:value-type="float">
            <text:p>13940</text:p>
          </table:table-cell>
          <table:table-cell/>
          <table:table-cell table:formula="of:=([.C56]-[.$C$2])/[.$C$2]" office:value-type="float" office:value="5" calcext:value-type="float">
            <text:p>5</text:p>
          </table:table-cell>
          <table:table-cell table:formula="of:=([.D56]-[.$D$2])/[.$D$2]" office:value-type="float" office:value="0" calcext:value-type="float">
            <text:p>0</text:p>
          </table:table-cell>
          <table:table-cell table:formula="of:=([.E56]-[.$E$2])/[.$E$2]" office:value-type="float" office:value="3" calcext:value-type="float">
            <text:p>3</text:p>
          </table:table-cell>
          <table:table-cell table:formula="of:=SQRT([.I56]^2)" office:value-type="float" office:value="0" calcext:value-type="float">
            <text:p>0</text:p>
          </table:table-cell>
          <table:table-cell table:formula="of:=[.K56]/[.F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59" calcext:value-type="float">
            <text:p>329359</text:p>
          </table:table-cell>
          <table:table-cell office:value-type="string" calcext:value-type="string">
            <text:p>6Tb SATA-III Toshiba (MG06ACA600E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3940" calcext:value-type="float">
            <text:p>13940</text:p>
          </table:table-cell>
          <table:table-cell/>
          <table:table-cell table:formula="of:=([.C57]-[.$C$2])/[.$C$2]" office:value-type="float" office:value="5" calcext:value-type="float">
            <text:p>5</text:p>
          </table:table-cell>
          <table:table-cell table:formula="of:=([.D57]-[.$D$2])/[.$D$2]" office:value-type="float" office:value="0.333333333333333" calcext:value-type="float">
            <text:p>0,333333333333333</text:p>
          </table:table-cell>
          <table:table-cell table:formula="of:=([.E57]-[.$E$2])/[.$E$2]" office:value-type="float" office:value="3" calcext:value-type="float">
            <text:p>3</text:p>
          </table:table-cell>
          <table:table-cell table:formula="of:=SQRT([.I57]^2)" office:value-type="float" office:value="0.333333333333333" calcext:value-type="float">
            <text:p>0,333333333333333</text:p>
          </table:table-cell>
          <table:table-cell table:formula="of:=[.K57]/[.F57]" office:value-type="float" office:value="0.0000239120038259206" calcext:value-type="float">
            <text:p>2,39120038259206E-05</text:p>
          </table:table-cell>
        </table:table-row>
        <table:table-row table:style-name="ro1">
          <table:table-cell office:value-type="float" office:value="332488" calcext:value-type="float">
            <text:p>332488</text:p>
          </table:table-cell>
          <table:table-cell office:value-type="string" calcext:value-type="string">
            <text:p>4Tb SATA-III Western Digital Gold (WD4003FRYZ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4390" calcext:value-type="float">
            <text:p>14390</text:p>
          </table:table-cell>
          <table:table-cell/>
          <table:table-cell table:formula="of:=([.C58]-[.$C$2])/[.$C$2]" office:value-type="float" office:value="3" calcext:value-type="float">
            <text:p>3</text:p>
          </table:table-cell>
          <table:table-cell table:formula="of:=([.D58]-[.$D$2])/[.$D$2]" office:value-type="float" office:value="0.333333333333333" calcext:value-type="float">
            <text:p>0,333333333333333</text:p>
          </table:table-cell>
          <table:table-cell table:formula="of:=([.E58]-[.$E$2])/[.$E$2]" office:value-type="float" office:value="3" calcext:value-type="float">
            <text:p>3</text:p>
          </table:table-cell>
          <table:table-cell table:formula="of:=SQRT([.I58]^2)" office:value-type="float" office:value="0.333333333333333" calcext:value-type="float">
            <text:p>0,333333333333333</text:p>
          </table:table-cell>
          <table:table-cell table:formula="of:=[.K58]/[.F58]" office:value-type="float" office:value="0.0000231642344220523" calcext:value-type="float">
            <text:p>2,31642344220523E-05</text:p>
          </table:table-cell>
        </table:table-row>
        <table:table-row table:style-name="ro1">
          <table:table-cell office:value-type="float" office:value="245566" calcext:value-type="float">
            <text:p>245566</text:p>
          </table:table-cell>
          <table:table-cell office:value-type="string" calcext:value-type="string">
            <text:p>6Tb SATA-III Toshiba N300 (HDWN160UZSVA) OEM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4600" calcext:value-type="float">
            <text:p>14600</text:p>
          </table:table-cell>
          <table:table-cell/>
          <table:table-cell table:formula="of:=([.C59]-[.$C$2])/[.$C$2]" office:value-type="float" office:value="5" calcext:value-type="float">
            <text:p>5</text:p>
          </table:table-cell>
          <table:table-cell table:formula="of:=([.D59]-[.$D$2])/[.$D$2]" office:value-type="float" office:value="0.333333333333333" calcext:value-type="float">
            <text:p>0,333333333333333</text:p>
          </table:table-cell>
          <table:table-cell table:formula="of:=([.E59]-[.$E$2])/[.$E$2]" office:value-type="float" office:value="1" calcext:value-type="float">
            <text:p>1</text:p>
          </table:table-cell>
          <table:table-cell table:formula="of:=SQRT([.I59]^2)" office:value-type="float" office:value="0.333333333333333" calcext:value-type="float">
            <text:p>0,333333333333333</text:p>
          </table:table-cell>
          <table:table-cell table:formula="of:=[.K59]/[.F59]" office:value-type="float" office:value="0.0000228310502283105" calcext:value-type="float">
            <text:p>2,28310502283105E-05</text:p>
          </table:table-cell>
        </table:table-row>
        <table:table-row table:style-name="ro1">
          <table:table-cell office:value-type="float" office:value="203792" calcext:value-type="float">
            <text:p>203792</text:p>
          </table:table-cell>
          <table:table-cell office:value-type="string" calcext:value-type="string">
            <text:p>6Tb SATA-III Toshiba (MG04ACA600E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4810" calcext:value-type="float">
            <text:p>14810</text:p>
          </table:table-cell>
          <table:table-cell/>
          <table:table-cell table:formula="of:=([.C60]-[.$C$2])/[.$C$2]" office:value-type="float" office:value="5" calcext:value-type="float">
            <text:p>5</text:p>
          </table:table-cell>
          <table:table-cell table:formula="of:=([.D60]-[.$D$2])/[.$D$2]" office:value-type="float" office:value="0.333333333333333" calcext:value-type="float">
            <text:p>0,333333333333333</text:p>
          </table:table-cell>
          <table:table-cell table:formula="of:=([.E60]-[.$E$2])/[.$E$2]" office:value-type="float" office:value="1" calcext:value-type="float">
            <text:p>1</text:p>
          </table:table-cell>
          <table:table-cell table:formula="of:=SQRT([.I60]^2)" office:value-type="float" office:value="0.333333333333333" calcext:value-type="float">
            <text:p>0,333333333333333</text:p>
          </table:table-cell>
          <table:table-cell table:formula="of:=[.K60]/[.F60]" office:value-type="float" office:value="0.0000225073148773351" calcext:value-type="float">
            <text:p>2,25073148773351E-05</text:p>
          </table:table-cell>
        </table:table-row>
        <table:table-row table:style-name="ro1">
          <table:table-cell office:value-type="float" office:value="244248" calcext:value-type="float">
            <text:p>244248</text:p>
          </table:table-cell>
          <table:table-cell office:value-type="string" calcext:value-type="string">
            <text:p>6Tb SATA-III Toshiba N300 (HDWN160EZST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5100" calcext:value-type="float">
            <text:p>15100</text:p>
          </table:table-cell>
          <table:table-cell/>
          <table:table-cell table:formula="of:=([.C61]-[.$C$2])/[.$C$2]" office:value-type="float" office:value="5" calcext:value-type="float">
            <text:p>5</text:p>
          </table:table-cell>
          <table:table-cell table:formula="of:=([.D61]-[.$D$2])/[.$D$2]" office:value-type="float" office:value="0.333333333333333" calcext:value-type="float">
            <text:p>0,333333333333333</text:p>
          </table:table-cell>
          <table:table-cell table:formula="of:=([.E61]-[.$E$2])/[.$E$2]" office:value-type="float" office:value="1" calcext:value-type="float">
            <text:p>1</text:p>
          </table:table-cell>
          <table:table-cell table:formula="of:=SQRT([.I61]^2)" office:value-type="float" office:value="0.333333333333333" calcext:value-type="float">
            <text:p>0,333333333333333</text:p>
          </table:table-cell>
          <table:table-cell table:formula="of:=[.K61]/[.F61]" office:value-type="float" office:value="0.000022075055187638" calcext:value-type="float">
            <text:p>2,2075055187638E-05</text:p>
          </table:table-cell>
        </table:table-row>
        <table:table-row table:style-name="ro1">
          <table:table-cell office:value-type="float" office:value="282969" calcext:value-type="float">
            <text:p>282969</text:p>
          </table:table-cell>
          <table:table-cell office:value-type="string" calcext:value-type="string">
            <text:p>6Tb SATA-III Seagate SkyHawk (ST6000VX001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140" calcext:value-type="float">
            <text:p>15140</text:p>
          </table:table-cell>
          <table:table-cell/>
          <table:table-cell table:formula="of:=([.C62]-[.$C$2])/[.$C$2]" office:value-type="float" office:value="5" calcext:value-type="float">
            <text:p>5</text:p>
          </table:table-cell>
          <table:table-cell table:formula="of:=([.D62]-[.$D$2])/[.$D$2]" office:value-type="float" office:value="0" calcext:value-type="float">
            <text:p>0</text:p>
          </table:table-cell>
          <table:table-cell table:formula="of:=([.E62]-[.$E$2])/[.$E$2]" office:value-type="float" office:value="3" calcext:value-type="float">
            <text:p>3</text:p>
          </table:table-cell>
          <table:table-cell table:formula="of:=SQRT([.I62]^2)" office:value-type="float" office:value="0" calcext:value-type="float">
            <text:p>0</text:p>
          </table:table-cell>
          <table:table-cell table:formula="of:=[.K62]/[.F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793" calcext:value-type="float">
            <text:p>344793</text:p>
          </table:table-cell>
          <table:table-cell office:value-type="string" calcext:value-type="string">
            <text:p>6Tb SATA-III Seagate IronWolf (ST6000VN001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150" calcext:value-type="float">
            <text:p>15150</text:p>
          </table:table-cell>
          <table:table-cell/>
          <table:table-cell table:formula="of:=([.C63]-[.$C$2])/[.$C$2]" office:value-type="float" office:value="5" calcext:value-type="float">
            <text:p>5</text:p>
          </table:table-cell>
          <table:table-cell table:formula="of:=([.D63]-[.$D$2])/[.$D$2]" office:value-type="float" office:value="0" calcext:value-type="float">
            <text:p>0</text:p>
          </table:table-cell>
          <table:table-cell table:formula="of:=([.E63]-[.$E$2])/[.$E$2]" office:value-type="float" office:value="3" calcext:value-type="float">
            <text:p>3</text:p>
          </table:table-cell>
          <table:table-cell table:formula="of:=SQRT([.I63]^2)" office:value-type="float" office:value="0" calcext:value-type="float">
            <text:p>0</text:p>
          </table:table-cell>
          <table:table-cell table:formula="of:=[.K63]/[.F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481" calcext:value-type="float">
            <text:p>344481</text:p>
          </table:table-cell>
          <table:table-cell office:value-type="string" calcext:value-type="string">
            <text:p>6Tb SATA-III Seagate SkyHawk Surveillance (ST6000VX0003)</text:p>
          </table:table-cell>
          <table:table-cell office:value-type="float" office:value="6000" calcext:value-type="float">
            <text:p>6000</text:p>
          </table:table-cell>
          <table:table-cell office:value-type="float" office:value="5900" calcext:value-type="float">
            <text:p>5900</text:p>
          </table:table-cell>
          <table:table-cell office:value-type="float" office:value="256" calcext:value-type="float">
            <text:p>256</text:p>
          </table:table-cell>
          <table:table-cell office:value-type="float" office:value="15200" calcext:value-type="float">
            <text:p>15200</text:p>
          </table:table-cell>
          <table:table-cell/>
          <table:table-cell table:formula="of:=([.C64]-[.$C$2])/[.$C$2]" office:value-type="float" office:value="5" calcext:value-type="float">
            <text:p>5</text:p>
          </table:table-cell>
          <table:table-cell table:formula="of:=([.D64]-[.$D$2])/[.$D$2]" office:value-type="float" office:value="0.0925925925925926" calcext:value-type="float">
            <text:p>0,092592592592593</text:p>
          </table:table-cell>
          <table:table-cell table:formula="of:=([.E64]-[.$E$2])/[.$E$2]" office:value-type="float" office:value="3" calcext:value-type="float">
            <text:p>3</text:p>
          </table:table-cell>
          <table:table-cell table:formula="of:=SQRT([.I64]^2)" office:value-type="float" office:value="0.0925925925925926" calcext:value-type="float">
            <text:p>0,092592592592593</text:p>
          </table:table-cell>
          <table:table-cell table:formula="of:=[.K64]/[.F64]" office:value-type="float" office:value="0.0000060916179337232" calcext:value-type="float">
            <text:p>6,0916179337232E-06</text:p>
          </table:table-cell>
        </table:table-row>
        <table:table-row table:style-name="ro1">
          <table:table-cell office:value-type="float" office:value="325372" calcext:value-type="float">
            <text:p>325372</text:p>
          </table:table-cell>
          <table:table-cell office:value-type="string" calcext:value-type="string">
            <text:p>6Tb SATA-III Seagate Exos 7E8 (ST6000NM021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400" calcext:value-type="float">
            <text:p>15400</text:p>
          </table:table-cell>
          <table:table-cell/>
          <table:table-cell table:formula="of:=([.C65]-[.$C$2])/[.$C$2]" office:value-type="float" office:value="5" calcext:value-type="float">
            <text:p>5</text:p>
          </table:table-cell>
          <table:table-cell table:formula="of:=([.D65]-[.$D$2])/[.$D$2]" office:value-type="float" office:value="0.333333333333333" calcext:value-type="float">
            <text:p>0,333333333333333</text:p>
          </table:table-cell>
          <table:table-cell table:formula="of:=([.E65]-[.$E$2])/[.$E$2]" office:value-type="float" office:value="3" calcext:value-type="float">
            <text:p>3</text:p>
          </table:table-cell>
          <table:table-cell table:formula="of:=SQRT([.I65]^2)" office:value-type="float" office:value="0.333333333333333" calcext:value-type="float">
            <text:p>0,333333333333333</text:p>
          </table:table-cell>
          <table:table-cell table:formula="of:=[.K65]/[.F65]" office:value-type="float" office:value="0.0000216450216450216" calcext:value-type="float">
            <text:p>2,16450216450216E-05</text:p>
          </table:table-cell>
        </table:table-row>
        <table:table-row table:style-name="ro1">
          <table:table-cell office:value-type="float" office:value="291824" calcext:value-type="float">
            <text:p>291824</text:p>
          </table:table-cell>
          <table:table-cell office:value-type="string" calcext:value-type="string">
            <text:p>6Tb SATA-III Western Digital (HGST) (Hitachi) Ultrastar 7K6 (0B36039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680" calcext:value-type="float">
            <text:p>15680</text:p>
          </table:table-cell>
          <table:table-cell/>
          <table:table-cell table:formula="of:=([.C66]-[.$C$2])/[.$C$2]" office:value-type="float" office:value="5" calcext:value-type="float">
            <text:p>5</text:p>
          </table:table-cell>
          <table:table-cell table:formula="of:=([.D66]-[.$D$2])/[.$D$2]" office:value-type="float" office:value="0.333333333333333" calcext:value-type="float">
            <text:p>0,333333333333333</text:p>
          </table:table-cell>
          <table:table-cell table:formula="of:=([.E66]-[.$E$2])/[.$E$2]" office:value-type="float" office:value="3" calcext:value-type="float">
            <text:p>3</text:p>
          </table:table-cell>
          <table:table-cell table:formula="of:=SQRT([.I66]^2)" office:value-type="float" office:value="0.333333333333333" calcext:value-type="float">
            <text:p>0,333333333333333</text:p>
          </table:table-cell>
          <table:table-cell table:formula="of:=[.K66]/[.F66]" office:value-type="float" office:value="0.0000212585034013605" calcext:value-type="float">
            <text:p>2,12585034013605E-05</text:p>
          </table:table-cell>
        </table:table-row>
        <table:table-row table:style-name="ro1">
          <table:table-cell office:value-type="float" office:value="331694" calcext:value-type="float">
            <text:p>331694</text:p>
          </table:table-cell>
          <table:table-cell office:value-type="string" calcext:value-type="string">
            <text:p>4Tb SATA-III Seagate IronWolf Pro (ST4000NE001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5790" calcext:value-type="float">
            <text:p>15790</text:p>
          </table:table-cell>
          <table:table-cell/>
          <table:table-cell table:formula="of:=([.C67]-[.$C$2])/[.$C$2]" office:value-type="float" office:value="3" calcext:value-type="float">
            <text:p>3</text:p>
          </table:table-cell>
          <table:table-cell table:formula="of:=([.D67]-[.$D$2])/[.$D$2]" office:value-type="float" office:value="0.333333333333333" calcext:value-type="float">
            <text:p>0,333333333333333</text:p>
          </table:table-cell>
          <table:table-cell table:formula="of:=([.E67]-[.$E$2])/[.$E$2]" office:value-type="float" office:value="1" calcext:value-type="float">
            <text:p>1</text:p>
          </table:table-cell>
          <table:table-cell table:formula="of:=SQRT([.I67]^2)" office:value-type="float" office:value="0.333333333333333" calcext:value-type="float">
            <text:p>0,333333333333333</text:p>
          </table:table-cell>
          <table:table-cell table:formula="of:=[.K67]/[.F67]" office:value-type="float" office:value="0.0000211104074308634" calcext:value-type="float">
            <text:p>2,11104074308634E-05</text:p>
          </table:table-cell>
        </table:table-row>
        <table:table-row table:style-name="ro1">
          <table:table-cell office:value-type="float" office:value="312555" calcext:value-type="float">
            <text:p>312555</text:p>
          </table:table-cell>
          <table:table-cell office:value-type="string" calcext:value-type="string">
            <text:p>6Tb SATA-III Western Digital Blue (WD60EZA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5910" calcext:value-type="float">
            <text:p>15910</text:p>
          </table:table-cell>
          <table:table-cell/>
          <table:table-cell table:formula="of:=([.C68]-[.$C$2])/[.$C$2]" office:value-type="float" office:value="5" calcext:value-type="float">
            <text:p>5</text:p>
          </table:table-cell>
          <table:table-cell table:formula="of:=([.D68]-[.$D$2])/[.$D$2]" office:value-type="float" office:value="0" calcext:value-type="float">
            <text:p>0</text:p>
          </table:table-cell>
          <table:table-cell table:formula="of:=([.E68]-[.$E$2])/[.$E$2]" office:value-type="float" office:value="3" calcext:value-type="float">
            <text:p>3</text:p>
          </table:table-cell>
          <table:table-cell table:formula="of:=SQRT([.I68]^2)" office:value-type="float" office:value="0" calcext:value-type="float">
            <text:p>0</text:p>
          </table:table-cell>
          <table:table-cell table:formula="of:=[.K68]/[.F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34" calcext:value-type="float">
            <text:p>333234</text:p>
          </table:table-cell>
          <table:table-cell office:value-type="string" calcext:value-type="string">
            <text:p>6Tb SATA-III Seagate Exos 7E8 (ST6000NM002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5920" calcext:value-type="float">
            <text:p>15920</text:p>
          </table:table-cell>
          <table:table-cell/>
          <table:table-cell table:formula="of:=([.C69]-[.$C$2])/[.$C$2]" office:value-type="float" office:value="5" calcext:value-type="float">
            <text:p>5</text:p>
          </table:table-cell>
          <table:table-cell table:formula="of:=([.D69]-[.$D$2])/[.$D$2]" office:value-type="float" office:value="0.333333333333333" calcext:value-type="float">
            <text:p>0,333333333333333</text:p>
          </table:table-cell>
          <table:table-cell table:formula="of:=([.E69]-[.$E$2])/[.$E$2]" office:value-type="float" office:value="3" calcext:value-type="float">
            <text:p>3</text:p>
          </table:table-cell>
          <table:table-cell table:formula="of:=SQRT([.I69]^2)" office:value-type="float" office:value="0.333333333333333" calcext:value-type="float">
            <text:p>0,333333333333333</text:p>
          </table:table-cell>
          <table:table-cell table:formula="of:=[.K69]/[.F69]" office:value-type="float" office:value="0.0000209380234505863" calcext:value-type="float">
            <text:p>2,09380234505863E-05</text:p>
          </table:table-cell>
        </table:table-row>
        <table:table-row table:style-name="ro1">
          <table:table-cell office:value-type="float" office:value="254297" calcext:value-type="float">
            <text:p>254297</text:p>
          </table:table-cell>
          <table:table-cell office:value-type="string" calcext:value-type="string">
            <text:p>6Tb SATA-III Western Digital Purple (WD60PUR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6260" calcext:value-type="float">
            <text:p>16260</text:p>
          </table:table-cell>
          <table:table-cell/>
          <table:table-cell table:formula="of:=([.C70]-[.$C$2])/[.$C$2]" office:value-type="float" office:value="5" calcext:value-type="float">
            <text:p>5</text:p>
          </table:table-cell>
          <table:table-cell table:formula="of:=([.D70]-[.$D$2])/[.$D$2]" office:value-type="float" office:value="0" calcext:value-type="float">
            <text:p>0</text:p>
          </table:table-cell>
          <table:table-cell table:formula="of:=([.E70]-[.$E$2])/[.$E$2]" office:value-type="float" office:value="0" calcext:value-type="float">
            <text:p>0</text:p>
          </table:table-cell>
          <table:table-cell table:formula="of:=SQRT([.I70]^2)" office:value-type="float" office:value="0" calcext:value-type="float">
            <text:p>0</text:p>
          </table:table-cell>
          <table:table-cell table:formula="of:=[.K70]/[.F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36" calcext:value-type="float">
            <text:p>297336</text:p>
          </table:table-cell>
          <table:table-cell office:value-type="string" calcext:value-type="string">
            <text:p>6Tb SATA-III Toshiba S300 Surveillance (HDWT360UZSVA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6280" calcext:value-type="float">
            <text:p>16280</text:p>
          </table:table-cell>
          <table:table-cell/>
          <table:table-cell table:formula="of:=([.C71]-[.$C$2])/[.$C$2]" office:value-type="float" office:value="5" calcext:value-type="float">
            <text:p>5</text:p>
          </table:table-cell>
          <table:table-cell table:formula="of:=([.D71]-[.$D$2])/[.$D$2]" office:value-type="float" office:value="0.333333333333333" calcext:value-type="float">
            <text:p>0,333333333333333</text:p>
          </table:table-cell>
          <table:table-cell table:formula="of:=([.E71]-[.$E$2])/[.$E$2]" office:value-type="float" office:value="3" calcext:value-type="float">
            <text:p>3</text:p>
          </table:table-cell>
          <table:table-cell table:formula="of:=SQRT([.I71]^2)" office:value-type="float" office:value="0.333333333333333" calcext:value-type="float">
            <text:p>0,333333333333333</text:p>
          </table:table-cell>
          <table:table-cell table:formula="of:=[.K71]/[.F71]" office:value-type="float" office:value="0.0000204750204750205" calcext:value-type="float">
            <text:p>2,04750204750205E-05</text:p>
          </table:table-cell>
        </table:table-row>
        <table:table-row table:style-name="ro1">
          <table:table-cell office:value-type="float" office:value="229692" calcext:value-type="float">
            <text:p>229692</text:p>
          </table:table-cell>
          <table:table-cell office:value-type="string" calcext:value-type="string">
            <text:p>6Tb SATA-III Seagate Exos 7E8 (ST6000NM0115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6360" calcext:value-type="float">
            <text:p>16360</text:p>
          </table:table-cell>
          <table:table-cell/>
          <table:table-cell table:formula="of:=([.C72]-[.$C$2])/[.$C$2]" office:value-type="float" office:value="5" calcext:value-type="float">
            <text:p>5</text:p>
          </table:table-cell>
          <table:table-cell table:formula="of:=([.D72]-[.$D$2])/[.$D$2]" office:value-type="float" office:value="0.333333333333333" calcext:value-type="float">
            <text:p>0,333333333333333</text:p>
          </table:table-cell>
          <table:table-cell table:formula="of:=([.E72]-[.$E$2])/[.$E$2]" office:value-type="float" office:value="3" calcext:value-type="float">
            <text:p>3</text:p>
          </table:table-cell>
          <table:table-cell table:formula="of:=SQRT([.I72]^2)" office:value-type="float" office:value="0.333333333333333" calcext:value-type="float">
            <text:p>0,333333333333333</text:p>
          </table:table-cell>
          <table:table-cell table:formula="of:=[.K72]/[.F72]" office:value-type="float" office:value="0.0000203748981255094" calcext:value-type="float">
            <text:p>2,03748981255094E-05</text:p>
          </table:table-cell>
        </table:table-row>
        <table:table-row table:style-name="ro1">
          <table:table-cell office:value-type="float" office:value="198670" calcext:value-type="float">
            <text:p>198670</text:p>
          </table:table-cell>
          <table:table-cell office:value-type="string" calcext:value-type="string">
            <text:p>6Tb SATA-III Western Digital Blue (WD60EZRZ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64" calcext:value-type="float">
            <text:p>64</text:p>
          </table:table-cell>
          <table:table-cell office:value-type="float" office:value="16710" calcext:value-type="float">
            <text:p>16710</text:p>
          </table:table-cell>
          <table:table-cell/>
          <table:table-cell table:formula="of:=([.C73]-[.$C$2])/[.$C$2]" office:value-type="float" office:value="5" calcext:value-type="float">
            <text:p>5</text:p>
          </table:table-cell>
          <table:table-cell table:formula="of:=([.D73]-[.$D$2])/[.$D$2]" office:value-type="float" office:value="0" calcext:value-type="float">
            <text:p>0</text:p>
          </table:table-cell>
          <table:table-cell table:formula="of:=([.E73]-[.$E$2])/[.$E$2]" office:value-type="float" office:value="0" calcext:value-type="float">
            <text:p>0</text:p>
          </table:table-cell>
          <table:table-cell table:formula="of:=SQRT([.I73]^2)" office:value-type="float" office:value="0" calcext:value-type="float">
            <text:p>0</text:p>
          </table:table-cell>
          <table:table-cell table:formula="of:=[.K73]/[.F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02" calcext:value-type="float">
            <text:p>269102</text:p>
          </table:table-cell>
          <table:table-cell office:value-type="string" calcext:value-type="string">
            <text:p>8Tb SATA-III Toshiba X300 (HDWF180EZST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6990" calcext:value-type="float">
            <text:p>16990</text:p>
          </table:table-cell>
          <table:table-cell/>
          <table:table-cell table:formula="of:=([.C74]-[.$C$2])/[.$C$2]" office:value-type="float" office:value="7" calcext:value-type="float">
            <text:p>7</text:p>
          </table:table-cell>
          <table:table-cell table:formula="of:=([.D74]-[.$D$2])/[.$D$2]" office:value-type="float" office:value="0.333333333333333" calcext:value-type="float">
            <text:p>0,333333333333333</text:p>
          </table:table-cell>
          <table:table-cell table:formula="of:=([.E74]-[.$E$2])/[.$E$2]" office:value-type="float" office:value="1" calcext:value-type="float">
            <text:p>1</text:p>
          </table:table-cell>
          <table:table-cell table:formula="of:=SQRT([.I74]^2)" office:value-type="float" office:value="0.333333333333333" calcext:value-type="float">
            <text:p>0,333333333333333</text:p>
          </table:table-cell>
          <table:table-cell table:formula="of:=[.K74]/[.F74]" office:value-type="float" office:value="0.0000196193839513439" calcext:value-type="float">
            <text:p>1,96193839513439E-05</text:p>
          </table:table-cell>
        </table:table-row>
        <table:table-row table:style-name="ro1">
          <table:table-cell office:value-type="float" office:value="283851" calcext:value-type="float">
            <text:p>283851</text:p>
          </table:table-cell>
          <table:table-cell office:value-type="string" calcext:value-type="string">
            <text:p>4Tb SATA-III Western Digital Red Pro (WD4003FFBX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7100" calcext:value-type="float">
            <text:p>17100</text:p>
          </table:table-cell>
          <table:table-cell/>
          <table:table-cell table:formula="of:=([.C75]-[.$C$2])/[.$C$2]" office:value-type="float" office:value="3" calcext:value-type="float">
            <text:p>3</text:p>
          </table:table-cell>
          <table:table-cell table:formula="of:=([.D75]-[.$D$2])/[.$D$2]" office:value-type="float" office:value="0.333333333333333" calcext:value-type="float">
            <text:p>0,333333333333333</text:p>
          </table:table-cell>
          <table:table-cell table:formula="of:=([.E75]-[.$E$2])/[.$E$2]" office:value-type="float" office:value="3" calcext:value-type="float">
            <text:p>3</text:p>
          </table:table-cell>
          <table:table-cell table:formula="of:=SQRT([.I75]^2)" office:value-type="float" office:value="0.333333333333333" calcext:value-type="float">
            <text:p>0,333333333333333</text:p>
          </table:table-cell>
          <table:table-cell table:formula="of:=[.K75]/[.F75]" office:value-type="float" office:value="0.0000194931773879142" calcext:value-type="float">
            <text:p>1,94931773879142E-05</text:p>
          </table:table-cell>
        </table:table-row>
        <table:table-row table:style-name="ro1">
          <table:table-cell office:value-type="float" office:value="332231" calcext:value-type="float">
            <text:p>332231</text:p>
          </table:table-cell>
          <table:table-cell office:value-type="string" calcext:value-type="string">
            <text:p>6Tb SATA-III Western Digital Gold (WD6003FRYZ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7720" calcext:value-type="float">
            <text:p>17720</text:p>
          </table:table-cell>
          <table:table-cell/>
          <table:table-cell table:formula="of:=([.C76]-[.$C$2])/[.$C$2]" office:value-type="float" office:value="5" calcext:value-type="float">
            <text:p>5</text:p>
          </table:table-cell>
          <table:table-cell table:formula="of:=([.D76]-[.$D$2])/[.$D$2]" office:value-type="float" office:value="0.333333333333333" calcext:value-type="float">
            <text:p>0,333333333333333</text:p>
          </table:table-cell>
          <table:table-cell table:formula="of:=([.E76]-[.$E$2])/[.$E$2]" office:value-type="float" office:value="3" calcext:value-type="float">
            <text:p>3</text:p>
          </table:table-cell>
          <table:table-cell table:formula="of:=SQRT([.I76]^2)" office:value-type="float" office:value="0.333333333333333" calcext:value-type="float">
            <text:p>0,333333333333333</text:p>
          </table:table-cell>
          <table:table-cell table:formula="of:=[.K76]/[.F76]" office:value-type="float" office:value="0.000018811136192626" calcext:value-type="float">
            <text:p>1,8811136192626E-05</text:p>
          </table:table-cell>
        </table:table-row>
        <table:table-row table:style-name="ro1">
          <table:table-cell office:value-type="float" office:value="273435" calcext:value-type="float">
            <text:p>273435</text:p>
          </table:table-cell>
          <table:table-cell office:value-type="string" calcext:value-type="string">
            <text:p>8Tb SATA-III Seagate Barracuda (ST8000DM004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7990" calcext:value-type="float">
            <text:p>17990</text:p>
          </table:table-cell>
          <table:table-cell/>
          <table:table-cell table:formula="of:=([.C77]-[.$C$2])/[.$C$2]" office:value-type="float" office:value="7" calcext:value-type="float">
            <text:p>7</text:p>
          </table:table-cell>
          <table:table-cell table:formula="of:=([.D77]-[.$D$2])/[.$D$2]" office:value-type="float" office:value="0" calcext:value-type="float">
            <text:p>0</text:p>
          </table:table-cell>
          <table:table-cell table:formula="of:=([.E77]-[.$E$2])/[.$E$2]" office:value-type="float" office:value="3" calcext:value-type="float">
            <text:p>3</text:p>
          </table:table-cell>
          <table:table-cell table:formula="of:=SQRT([.I77]^2)" office:value-type="float" office:value="0" calcext:value-type="float">
            <text:p>0</text:p>
          </table:table-cell>
          <table:table-cell table:formula="of:=[.K77]/[.F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11" calcext:value-type="float">
            <text:p>317211</text:p>
          </table:table-cell>
          <table:table-cell office:value-type="string" calcext:value-type="string">
            <text:p>6Tb SATA-III Western Digital Red (WD60EFAX)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18080" calcext:value-type="float">
            <text:p>18080</text:p>
          </table:table-cell>
          <table:table-cell/>
          <table:table-cell table:formula="of:=([.C78]-[.$C$2])/[.$C$2]" office:value-type="float" office:value="5" calcext:value-type="float">
            <text:p>5</text:p>
          </table:table-cell>
          <table:table-cell table:formula="of:=([.D78]-[.$D$2])/[.$D$2]" office:value-type="float" office:value="0" calcext:value-type="float">
            <text:p>0</text:p>
          </table:table-cell>
          <table:table-cell table:formula="of:=([.E78]-[.$E$2])/[.$E$2]" office:value-type="float" office:value="3" calcext:value-type="float">
            <text:p>3</text:p>
          </table:table-cell>
          <table:table-cell table:formula="of:=SQRT([.I78]^2)" office:value-type="float" office:value="0" calcext:value-type="float">
            <text:p>0</text:p>
          </table:table-cell>
          <table:table-cell table:formula="of:=[.K78]/[.F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17" calcext:value-type="float">
            <text:p>328317</text:p>
          </table:table-cell>
          <table:table-cell office:value-type="string" calcext:value-type="string">
            <text:p>8Tb SATA-III Toshiba Enterprise (MG06ACA800E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8670" calcext:value-type="float">
            <text:p>18670</text:p>
          </table:table-cell>
          <table:table-cell/>
          <table:table-cell table:formula="of:=([.C79]-[.$C$2])/[.$C$2]" office:value-type="float" office:value="7" calcext:value-type="float">
            <text:p>7</text:p>
          </table:table-cell>
          <table:table-cell table:formula="of:=([.D79]-[.$D$2])/[.$D$2]" office:value-type="float" office:value="0.333333333333333" calcext:value-type="float">
            <text:p>0,333333333333333</text:p>
          </table:table-cell>
          <table:table-cell table:formula="of:=([.E79]-[.$E$2])/[.$E$2]" office:value-type="float" office:value="3" calcext:value-type="float">
            <text:p>3</text:p>
          </table:table-cell>
          <table:table-cell table:formula="of:=SQRT([.I79]^2)" office:value-type="float" office:value="0.333333333333333" calcext:value-type="float">
            <text:p>0,333333333333333</text:p>
          </table:table-cell>
          <table:table-cell table:formula="of:=[.K79]/[.F79]" office:value-type="float" office:value="0.0000178539546509552" calcext:value-type="float">
            <text:p>1,78539546509552E-05</text:p>
          </table:table-cell>
        </table:table-row>
        <table:table-row table:style-name="ro1">
          <table:table-cell office:value-type="float" office:value="252402" calcext:value-type="float">
            <text:p>252402</text:p>
          </table:table-cell>
          <table:table-cell office:value-type="string" calcext:value-type="string">
            <text:p>8Tb SATA-III Toshiba Enterprise (MG05ACA800E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8680" calcext:value-type="float">
            <text:p>18680</text:p>
          </table:table-cell>
          <table:table-cell/>
          <table:table-cell table:formula="of:=([.C80]-[.$C$2])/[.$C$2]" office:value-type="float" office:value="7" calcext:value-type="float">
            <text:p>7</text:p>
          </table:table-cell>
          <table:table-cell table:formula="of:=([.D80]-[.$D$2])/[.$D$2]" office:value-type="float" office:value="0.333333333333333" calcext:value-type="float">
            <text:p>0,333333333333333</text:p>
          </table:table-cell>
          <table:table-cell table:formula="of:=([.E80]-[.$E$2])/[.$E$2]" office:value-type="float" office:value="1" calcext:value-type="float">
            <text:p>1</text:p>
          </table:table-cell>
          <table:table-cell table:formula="of:=SQRT([.I80]^2)" office:value-type="float" office:value="0.333333333333333" calcext:value-type="float">
            <text:p>0,333333333333333</text:p>
          </table:table-cell>
          <table:table-cell table:formula="of:=[.K80]/[.F80]" office:value-type="float" office:value="0.0000178443968593862" calcext:value-type="float">
            <text:p>1,78443968593862E-05</text:p>
          </table:table-cell>
        </table:table-row>
        <table:table-row table:style-name="ro1">
          <table:table-cell office:value-type="float" office:value="249072" calcext:value-type="float">
            <text:p>249072</text:p>
          </table:table-cell>
          <table:table-cell office:value-type="string" calcext:value-type="string">
            <text:p>8Tb SATA-III Toshiba N300 (HDWN180UZSVA) OEM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9040" calcext:value-type="float">
            <text:p>19040</text:p>
          </table:table-cell>
          <table:table-cell/>
          <table:table-cell table:formula="of:=([.C81]-[.$C$2])/[.$C$2]" office:value-type="float" office:value="7" calcext:value-type="float">
            <text:p>7</text:p>
          </table:table-cell>
          <table:table-cell table:formula="of:=([.D81]-[.$D$2])/[.$D$2]" office:value-type="float" office:value="0.333333333333333" calcext:value-type="float">
            <text:p>0,333333333333333</text:p>
          </table:table-cell>
          <table:table-cell table:formula="of:=([.E81]-[.$E$2])/[.$E$2]" office:value-type="float" office:value="1" calcext:value-type="float">
            <text:p>1</text:p>
          </table:table-cell>
          <table:table-cell table:formula="of:=SQRT([.I81]^2)" office:value-type="float" office:value="0.333333333333333" calcext:value-type="float">
            <text:p>0,333333333333333</text:p>
          </table:table-cell>
          <table:table-cell table:formula="of:=[.K81]/[.F81]" office:value-type="float" office:value="0.0000175070028011204" calcext:value-type="float">
            <text:p>1,75070028011204E-05</text:p>
          </table:table-cell>
        </table:table-row>
        <table:table-row table:style-name="ro1">
          <table:table-cell office:value-type="float" office:value="250400" calcext:value-type="float">
            <text:p>250400</text:p>
          </table:table-cell>
          <table:table-cell office:value-type="string" calcext:value-type="string">
            <text:p>8Tb SATA-III Toshiba N300 (HDWN180EZST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19140" calcext:value-type="float">
            <text:p>19140</text:p>
          </table:table-cell>
          <table:table-cell/>
          <table:table-cell table:formula="of:=([.C82]-[.$C$2])/[.$C$2]" office:value-type="float" office:value="7" calcext:value-type="float">
            <text:p>7</text:p>
          </table:table-cell>
          <table:table-cell table:formula="of:=([.D82]-[.$D$2])/[.$D$2]" office:value-type="float" office:value="0.333333333333333" calcext:value-type="float">
            <text:p>0,333333333333333</text:p>
          </table:table-cell>
          <table:table-cell table:formula="of:=([.E82]-[.$E$2])/[.$E$2]" office:value-type="float" office:value="1" calcext:value-type="float">
            <text:p>1</text:p>
          </table:table-cell>
          <table:table-cell table:formula="of:=SQRT([.I82]^2)" office:value-type="float" office:value="0.333333333333333" calcext:value-type="float">
            <text:p>0,333333333333333</text:p>
          </table:table-cell>
          <table:table-cell table:formula="of:=[.K82]/[.F82]" office:value-type="float" office:value="0.000017415534656914" calcext:value-type="float">
            <text:p>1,7415534656914E-05</text:p>
          </table:table-cell>
        </table:table-row>
        <table:table-row table:style-name="ro1">
          <table:table-cell office:value-type="float" office:value="324712" calcext:value-type="float">
            <text:p>324712</text:p>
          </table:table-cell>
          <table:table-cell office:value-type="string" calcext:value-type="string">
            <text:p>8Tb SATA-III Seagate Exos 7E8 (ST8000NM000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9390" calcext:value-type="float">
            <text:p>19390</text:p>
          </table:table-cell>
          <table:table-cell/>
          <table:table-cell table:formula="of:=([.C83]-[.$C$2])/[.$C$2]" office:value-type="float" office:value="7" calcext:value-type="float">
            <text:p>7</text:p>
          </table:table-cell>
          <table:table-cell table:formula="of:=([.D83]-[.$D$2])/[.$D$2]" office:value-type="float" office:value="0.333333333333333" calcext:value-type="float">
            <text:p>0,333333333333333</text:p>
          </table:table-cell>
          <table:table-cell table:formula="of:=([.E83]-[.$E$2])/[.$E$2]" office:value-type="float" office:value="3" calcext:value-type="float">
            <text:p>3</text:p>
          </table:table-cell>
          <table:table-cell table:formula="of:=SQRT([.I83]^2)" office:value-type="float" office:value="0.333333333333333" calcext:value-type="float">
            <text:p>0,333333333333333</text:p>
          </table:table-cell>
          <table:table-cell table:formula="of:=[.K83]/[.F83]" office:value-type="float" office:value="0.0000171909919202338" calcext:value-type="float">
            <text:p>1,71909919202338E-05</text:p>
          </table:table-cell>
        </table:table-row>
        <table:table-row table:style-name="ro1">
          <table:table-cell office:value-type="float" office:value="292681" calcext:value-type="float">
            <text:p>292681</text:p>
          </table:table-cell>
          <table:table-cell office:value-type="string" calcext:value-type="string">
            <text:p>8Tb SATA-III Western Digital (HGST) Ultrastar DC HC320 (0B364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19730" calcext:value-type="float">
            <text:p>19730</text:p>
          </table:table-cell>
          <table:table-cell/>
          <table:table-cell table:formula="of:=([.C84]-[.$C$2])/[.$C$2]" office:value-type="float" office:value="7" calcext:value-type="float">
            <text:p>7</text:p>
          </table:table-cell>
          <table:table-cell table:formula="of:=([.D84]-[.$D$2])/[.$D$2]" office:value-type="float" office:value="0.333333333333333" calcext:value-type="float">
            <text:p>0,333333333333333</text:p>
          </table:table-cell>
          <table:table-cell table:formula="of:=([.E84]-[.$E$2])/[.$E$2]" office:value-type="float" office:value="3" calcext:value-type="float">
            <text:p>3</text:p>
          </table:table-cell>
          <table:table-cell table:formula="of:=SQRT([.I84]^2)" office:value-type="float" office:value="0.333333333333333" calcext:value-type="float">
            <text:p>0,333333333333333</text:p>
          </table:table-cell>
          <table:table-cell table:formula="of:=[.K84]/[.F84]" office:value-type="float" office:value="0.0000168947457340767" calcext:value-type="float">
            <text:p>1,68947457340767E-05</text:p>
          </table:table-cell>
        </table:table-row>
        <table:table-row table:style-name="ro1">
          <table:table-cell office:value-type="float" office:value="326831" calcext:value-type="float">
            <text:p>326831</text:p>
          </table:table-cell>
          <table:table-cell office:value-type="string" calcext:value-type="string">
            <text:p>8Tb SATA-III Seagate IronWolf (ST8000VN0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160" calcext:value-type="float">
            <text:p>20160</text:p>
          </table:table-cell>
          <table:table-cell/>
          <table:table-cell table:formula="of:=([.C85]-[.$C$2])/[.$C$2]" office:value-type="float" office:value="7" calcext:value-type="float">
            <text:p>7</text:p>
          </table:table-cell>
          <table:table-cell table:formula="of:=([.D85]-[.$D$2])/[.$D$2]" office:value-type="float" office:value="0.333333333333333" calcext:value-type="float">
            <text:p>0,333333333333333</text:p>
          </table:table-cell>
          <table:table-cell table:formula="of:=([.E85]-[.$E$2])/[.$E$2]" office:value-type="float" office:value="3" calcext:value-type="float">
            <text:p>3</text:p>
          </table:table-cell>
          <table:table-cell table:formula="of:=SQRT([.I85]^2)" office:value-type="float" office:value="0.333333333333333" calcext:value-type="float">
            <text:p>0,333333333333333</text:p>
          </table:table-cell>
          <table:table-cell table:formula="of:=[.K85]/[.F85]" office:value-type="float" office:value="0.0000165343915343915" calcext:value-type="float">
            <text:p>1,65343915343915E-05</text:p>
          </table:table-cell>
        </table:table-row>
        <table:table-row table:style-name="ro1">
          <table:table-cell office:value-type="float" office:value="317466" calcext:value-type="float">
            <text:p>317466</text:p>
          </table:table-cell>
          <table:table-cell office:value-type="string" calcext:value-type="string">
            <text:p>8Tb SATA-III Seagate Enterprise Capacity (ST8000NM0045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250" calcext:value-type="float">
            <text:p>20250</text:p>
          </table:table-cell>
          <table:table-cell/>
          <table:table-cell table:formula="of:=([.C86]-[.$C$2])/[.$C$2]" office:value-type="float" office:value="7" calcext:value-type="float">
            <text:p>7</text:p>
          </table:table-cell>
          <table:table-cell table:formula="of:=([.D86]-[.$D$2])/[.$D$2]" office:value-type="float" office:value="0.333333333333333" calcext:value-type="float">
            <text:p>0,333333333333333</text:p>
          </table:table-cell>
          <table:table-cell table:formula="of:=([.E86]-[.$E$2])/[.$E$2]" office:value-type="float" office:value="3" calcext:value-type="float">
            <text:p>3</text:p>
          </table:table-cell>
          <table:table-cell table:formula="of:=SQRT([.I86]^2)" office:value-type="float" office:value="0.333333333333333" calcext:value-type="float">
            <text:p>0,333333333333333</text:p>
          </table:table-cell>
          <table:table-cell table:formula="of:=[.K86]/[.F86]" office:value-type="float" office:value="0.0000164609053497942" calcext:value-type="float">
            <text:p>1,64609053497942E-05</text:p>
          </table:table-cell>
        </table:table-row>
        <table:table-row table:style-name="ro1">
          <table:table-cell office:value-type="float" office:value="333233" calcext:value-type="float">
            <text:p>333233</text:p>
          </table:table-cell>
          <table:table-cell office:value-type="string" calcext:value-type="string">
            <text:p>6Tb SATA-III Seagate IronWolf Pro (ST6000NE000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0910" calcext:value-type="float">
            <text:p>20910</text:p>
          </table:table-cell>
          <table:table-cell/>
          <table:table-cell table:formula="of:=([.C87]-[.$C$2])/[.$C$2]" office:value-type="float" office:value="5" calcext:value-type="float">
            <text:p>5</text:p>
          </table:table-cell>
          <table:table-cell table:formula="of:=([.D87]-[.$D$2])/[.$D$2]" office:value-type="float" office:value="0.333333333333333" calcext:value-type="float">
            <text:p>0,333333333333333</text:p>
          </table:table-cell>
          <table:table-cell table:formula="of:=([.E87]-[.$E$2])/[.$E$2]" office:value-type="float" office:value="3" calcext:value-type="float">
            <text:p>3</text:p>
          </table:table-cell>
          <table:table-cell table:formula="of:=SQRT([.I87]^2)" office:value-type="float" office:value="0.333333333333333" calcext:value-type="float">
            <text:p>0,333333333333333</text:p>
          </table:table-cell>
          <table:table-cell table:formula="of:=[.K87]/[.F87]" office:value-type="float" office:value="0.0000159413358839471" calcext:value-type="float">
            <text:p>1,59413358839471E-0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string" calcext:value-type="string">
            <text:p>4Tb SATA-III Western Digital Gold (WD4002FYYZ)</text:p>
          </table:table-cell>
          <table:table-cell office:value-type="float" office:value="4000" calcext:value-type="float">
            <text:p>4000</text:p>
          </table:table-cell>
          <table:table-cell office:value-type="float" office:value="7200" calcext:value-type="float">
            <text:p>7200</text:p>
          </table:table-cell>
          <table:table-cell office:value-type="float" office:value="128" calcext:value-type="float">
            <text:p>128</text:p>
          </table:table-cell>
          <table:table-cell office:value-type="float" office:value="21100" calcext:value-type="float">
            <text:p>21100</text:p>
          </table:table-cell>
          <table:table-cell/>
          <table:table-cell table:formula="of:=([.C88]-[.$C$2])/[.$C$2]" office:value-type="float" office:value="3" calcext:value-type="float">
            <text:p>3</text:p>
          </table:table-cell>
          <table:table-cell table:formula="of:=([.D88]-[.$D$2])/[.$D$2]" office:value-type="float" office:value="0.333333333333333" calcext:value-type="float">
            <text:p>0,333333333333333</text:p>
          </table:table-cell>
          <table:table-cell table:formula="of:=([.E88]-[.$E$2])/[.$E$2]" office:value-type="float" office:value="1" calcext:value-type="float">
            <text:p>1</text:p>
          </table:table-cell>
          <table:table-cell table:formula="of:=SQRT([.I88]^2)" office:value-type="float" office:value="0.333333333333333" calcext:value-type="float">
            <text:p>0,333333333333333</text:p>
          </table:table-cell>
          <table:table-cell table:formula="of:=[.K88]/[.F88]" office:value-type="float" office:value="0.0000157977883096367" calcext:value-type="float">
            <text:p>1,57977883096367E-05</text:p>
          </table:table-cell>
        </table:table-row>
        <table:table-row table:style-name="ro1">
          <table:table-cell office:value-type="float" office:value="329013" calcext:value-type="float">
            <text:p>329013</text:p>
          </table:table-cell>
          <table:table-cell office:value-type="string" calcext:value-type="string">
            <text:p>8Tb SATA-III Seagate SkyHawk Surveillance (ST8000VX004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250" calcext:value-type="float">
            <text:p>21250</text:p>
          </table:table-cell>
          <table:table-cell/>
          <table:table-cell table:formula="of:=([.C89]-[.$C$2])/[.$C$2]" office:value-type="float" office:value="7" calcext:value-type="float">
            <text:p>7</text:p>
          </table:table-cell>
          <table:table-cell table:formula="of:=([.D89]-[.$D$2])/[.$D$2]" office:value-type="float" office:value="0.333333333333333" calcext:value-type="float">
            <text:p>0,333333333333333</text:p>
          </table:table-cell>
          <table:table-cell table:formula="of:=([.E89]-[.$E$2])/[.$E$2]" office:value-type="float" office:value="3" calcext:value-type="float">
            <text:p>3</text:p>
          </table:table-cell>
          <table:table-cell table:formula="of:=SQRT([.I89]^2)" office:value-type="float" office:value="0.333333333333333" calcext:value-type="float">
            <text:p>0,333333333333333</text:p>
          </table:table-cell>
          <table:table-cell table:formula="of:=[.K89]/[.F89]" office:value-type="float" office:value="0.0000156862745098039" calcext:value-type="float">
            <text:p>1,56862745098039E-05</text:p>
          </table:table-cell>
        </table:table-row>
        <table:table-row table:style-name="ro1">
          <table:table-cell office:value-type="float" office:value="297339" calcext:value-type="float">
            <text:p>297339</text:p>
          </table:table-cell>
          <table:table-cell office:value-type="string" calcext:value-type="string">
            <text:p>8Tb SATA-III Toshiba S300 Surveillance (HDWT380UZSVA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320" calcext:value-type="float">
            <text:p>21320</text:p>
          </table:table-cell>
          <table:table-cell/>
          <table:table-cell table:formula="of:=([.C90]-[.$C$2])/[.$C$2]" office:value-type="float" office:value="7" calcext:value-type="float">
            <text:p>7</text:p>
          </table:table-cell>
          <table:table-cell table:formula="of:=([.D90]-[.$D$2])/[.$D$2]" office:value-type="float" office:value="0.333333333333333" calcext:value-type="float">
            <text:p>0,333333333333333</text:p>
          </table:table-cell>
          <table:table-cell table:formula="of:=([.E90]-[.$E$2])/[.$E$2]" office:value-type="float" office:value="3" calcext:value-type="float">
            <text:p>3</text:p>
          </table:table-cell>
          <table:table-cell table:formula="of:=SQRT([.I90]^2)" office:value-type="float" office:value="0.333333333333333" calcext:value-type="float">
            <text:p>0,333333333333333</text:p>
          </table:table-cell>
          <table:table-cell table:formula="of:=[.K90]/[.F90]" office:value-type="float" office:value="0.0000156347717323327" calcext:value-type="float">
            <text:p>1,56347717323327E-05</text:p>
          </table:table-cell>
        </table:table-row>
        <table:table-row table:style-name="ro1">
          <table:table-cell office:value-type="float" office:value="341073" calcext:value-type="float">
            <text:p>341073</text:p>
          </table:table-cell>
          <table:table-cell office:value-type="string" calcext:value-type="string">
            <text:p>8Tb SATA-III Seagate SkyHawk AI (ST8000VE000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490" calcext:value-type="float">
            <text:p>21490</text:p>
          </table:table-cell>
          <table:table-cell/>
          <table:table-cell table:formula="of:=([.C91]-[.$C$2])/[.$C$2]" office:value-type="float" office:value="7" calcext:value-type="float">
            <text:p>7</text:p>
          </table:table-cell>
          <table:table-cell table:formula="of:=([.D91]-[.$D$2])/[.$D$2]" office:value-type="float" office:value="0.333333333333333" calcext:value-type="float">
            <text:p>0,333333333333333</text:p>
          </table:table-cell>
          <table:table-cell table:formula="of:=([.E91]-[.$E$2])/[.$E$2]" office:value-type="float" office:value="3" calcext:value-type="float">
            <text:p>3</text:p>
          </table:table-cell>
          <table:table-cell table:formula="of:=SQRT([.I91]^2)" office:value-type="float" office:value="0.333333333333333" calcext:value-type="float">
            <text:p>0,333333333333333</text:p>
          </table:table-cell>
          <table:table-cell table:formula="of:=[.K91]/[.F91]" office:value-type="float" office:value="0.0000155110904296572" calcext:value-type="float">
            <text:p>1,55110904296572E-05</text:p>
          </table:table-cell>
        </table:table-row>
        <table:table-row table:style-name="ro1">
          <table:table-cell office:value-type="float" office:value="208272" calcext:value-type="float">
            <text:p>208272</text:p>
          </table:table-cell>
          <table:table-cell office:value-type="string" calcext:value-type="string">
            <text:p>8Tb SATA-III Seagate Enterprise Capacity (ST8000NM0055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1660" calcext:value-type="float">
            <text:p>21660</text:p>
          </table:table-cell>
          <table:table-cell/>
          <table:table-cell table:formula="of:=([.C92]-[.$C$2])/[.$C$2]" office:value-type="float" office:value="7" calcext:value-type="float">
            <text:p>7</text:p>
          </table:table-cell>
          <table:table-cell table:formula="of:=([.D92]-[.$D$2])/[.$D$2]" office:value-type="float" office:value="0.333333333333333" calcext:value-type="float">
            <text:p>0,333333333333333</text:p>
          </table:table-cell>
          <table:table-cell table:formula="of:=([.E92]-[.$E$2])/[.$E$2]" office:value-type="float" office:value="3" calcext:value-type="float">
            <text:p>3</text:p>
          </table:table-cell>
          <table:table-cell table:formula="of:=SQRT([.I92]^2)" office:value-type="float" office:value="0.333333333333333" calcext:value-type="float">
            <text:p>0,333333333333333</text:p>
          </table:table-cell>
          <table:table-cell table:formula="of:=[.K92]/[.F92]" office:value-type="float" office:value="0.000015389350569406" calcext:value-type="float">
            <text:p>1,5389350569406E-05</text:p>
          </table:table-cell>
        </table:table-row>
        <table:table-row table:style-name="ro1">
          <table:table-cell office:value-type="float" office:value="293681" calcext:value-type="float">
            <text:p>293681</text:p>
          </table:table-cell>
          <table:table-cell office:value-type="string" calcext:value-type="string">
            <text:p>10Tb SATA-III Toshiba X300 Performance (HDWR11AUZSVA) OEM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([.C93]-[.$C$2])/[.$C$2]" office:value-type="float" office:value="9" calcext:value-type="float">
            <text:p>9</text:p>
          </table:table-cell>
          <table:table-cell table:formula="of:=([.D93]-[.$D$2])/[.$D$2]" office:value-type="float" office:value="0.333333333333333" calcext:value-type="float">
            <text:p>0,333333333333333</text:p>
          </table:table-cell>
          <table:table-cell table:formula="of:=([.E93]-[.$E$2])/[.$E$2]" office:value-type="float" office:value="3" calcext:value-type="float">
            <text:p>3</text:p>
          </table:table-cell>
          <table:table-cell table:formula="of:=SQRT([.I93]^2)" office:value-type="float" office:value="0.333333333333333" calcext:value-type="float">
            <text:p>0,333333333333333</text:p>
          </table:table-cell>
          <table:table-cell table:formula="of:=[.K93]/[.F93]" office:value-type="float" office:value="0.0000151515151515152" calcext:value-type="float">
            <text:p>1,51515151515152E-05</text:p>
          </table:table-cell>
        </table:table-row>
        <table:table-row table:style-name="ro1">
          <table:table-cell office:value-type="float" office:value="282279" calcext:value-type="float">
            <text:p>282279</text:p>
          </table:table-cell>
          <table:table-cell office:value-type="string" calcext:value-type="string">
            <text:p>10Tb SATA-III Toshiba Enterprise (MG06ACA10TE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2860" calcext:value-type="float">
            <text:p>22860</text:p>
          </table:table-cell>
          <table:table-cell/>
          <table:table-cell table:formula="of:=([.C94]-[.$C$2])/[.$C$2]" office:value-type="float" office:value="9" calcext:value-type="float">
            <text:p>9</text:p>
          </table:table-cell>
          <table:table-cell table:formula="of:=([.D94]-[.$D$2])/[.$D$2]" office:value-type="float" office:value="0.333333333333333" calcext:value-type="float">
            <text:p>0,333333333333333</text:p>
          </table:table-cell>
          <table:table-cell table:formula="of:=([.E94]-[.$E$2])/[.$E$2]" office:value-type="float" office:value="3" calcext:value-type="float">
            <text:p>3</text:p>
          </table:table-cell>
          <table:table-cell table:formula="of:=SQRT([.I94]^2)" office:value-type="float" office:value="0.333333333333333" calcext:value-type="float">
            <text:p>0,333333333333333</text:p>
          </table:table-cell>
          <table:table-cell table:formula="of:=[.K94]/[.F94]" office:value-type="float" office:value="0.0000145815106445028" calcext:value-type="float">
            <text:p>1,45815106445028E-05</text:p>
          </table:table-cell>
        </table:table-row>
        <table:table-row table:style-name="ro1">
          <table:table-cell office:value-type="float" office:value="332232" calcext:value-type="float">
            <text:p>332232</text:p>
          </table:table-cell>
          <table:table-cell office:value-type="string" calcext:value-type="string">
            <text:p>8Tb SATA-III Western Digital Gold (WD8004FRYZ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040" calcext:value-type="float">
            <text:p>23040</text:p>
          </table:table-cell>
          <table:table-cell/>
          <table:table-cell table:formula="of:=([.C95]-[.$C$2])/[.$C$2]" office:value-type="float" office:value="7" calcext:value-type="float">
            <text:p>7</text:p>
          </table:table-cell>
          <table:table-cell table:formula="of:=([.D95]-[.$D$2])/[.$D$2]" office:value-type="float" office:value="0.333333333333333" calcext:value-type="float">
            <text:p>0,333333333333333</text:p>
          </table:table-cell>
          <table:table-cell table:formula="of:=([.E95]-[.$E$2])/[.$E$2]" office:value-type="float" office:value="3" calcext:value-type="float">
            <text:p>3</text:p>
          </table:table-cell>
          <table:table-cell table:formula="of:=SQRT([.I95]^2)" office:value-type="float" office:value="0.333333333333333" calcext:value-type="float">
            <text:p>0,333333333333333</text:p>
          </table:table-cell>
          <table:table-cell table:formula="of:=[.K95]/[.F95]" office:value-type="float" office:value="0.0000144675925925926" calcext:value-type="float">
            <text:p>1,44675925925926E-05</text:p>
          </table:table-cell>
        </table:table-row>
        <table:table-row table:style-name="ro1">
          <table:table-cell office:value-type="float" office:value="283674" calcext:value-type="float">
            <text:p>283674</text:p>
          </table:table-cell>
          <table:table-cell office:value-type="string" calcext:value-type="string">
            <text:p>6Tb SATA-III Western Digital Black (WD6003FZBX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200" calcext:value-type="float">
            <text:p>23200</text:p>
          </table:table-cell>
          <table:table-cell/>
          <table:table-cell table:formula="of:=([.C96]-[.$C$2])/[.$C$2]" office:value-type="float" office:value="5" calcext:value-type="float">
            <text:p>5</text:p>
          </table:table-cell>
          <table:table-cell table:formula="of:=([.D96]-[.$D$2])/[.$D$2]" office:value-type="float" office:value="0.333333333333333" calcext:value-type="float">
            <text:p>0,333333333333333</text:p>
          </table:table-cell>
          <table:table-cell table:formula="of:=([.E96]-[.$E$2])/[.$E$2]" office:value-type="float" office:value="3" calcext:value-type="float">
            <text:p>3</text:p>
          </table:table-cell>
          <table:table-cell table:formula="of:=SQRT([.I96]^2)" office:value-type="float" office:value="0.333333333333333" calcext:value-type="float">
            <text:p>0,333333333333333</text:p>
          </table:table-cell>
          <table:table-cell table:formula="of:=[.K96]/[.F96]" office:value-type="float" office:value="0.000014367816091954" calcext:value-type="float">
            <text:p>1,4367816091954E-05</text:p>
          </table:table-cell>
        </table:table-row>
        <table:table-row table:style-name="ro1">
          <table:table-cell office:value-type="float" office:value="255020" calcext:value-type="float">
            <text:p>255020</text:p>
          </table:table-cell>
          <table:table-cell office:value-type="string" calcext:value-type="string">
            <text:p>8Tb SATA-III Western Digital (HGST) (Hitachi) Ultrastar He10 (0F27457/0F27612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280" calcext:value-type="float">
            <text:p>23280</text:p>
          </table:table-cell>
          <table:table-cell/>
          <table:table-cell table:formula="of:=([.C97]-[.$C$2])/[.$C$2]" office:value-type="float" office:value="7" calcext:value-type="float">
            <text:p>7</text:p>
          </table:table-cell>
          <table:table-cell table:formula="of:=([.D97]-[.$D$2])/[.$D$2]" office:value-type="float" office:value="0.333333333333333" calcext:value-type="float">
            <text:p>0,333333333333333</text:p>
          </table:table-cell>
          <table:table-cell table:formula="of:=([.E97]-[.$E$2])/[.$E$2]" office:value-type="float" office:value="3" calcext:value-type="float">
            <text:p>3</text:p>
          </table:table-cell>
          <table:table-cell table:formula="of:=SQRT([.I97]^2)" office:value-type="float" office:value="0.333333333333333" calcext:value-type="float">
            <text:p>0,333333333333333</text:p>
          </table:table-cell>
          <table:table-cell table:formula="of:=[.K97]/[.F97]" office:value-type="float" office:value="0.0000143184421534937" calcext:value-type="float">
            <text:p>1,43184421534937E-05</text:p>
          </table:table-cell>
        </table:table-row>
        <table:table-row table:style-name="ro1">
          <table:table-cell office:value-type="float" office:value="324172" calcext:value-type="float">
            <text:p>324172</text:p>
          </table:table-cell>
          <table:table-cell office:value-type="string" calcext:value-type="string">
            <text:p>8Tb SATA-III Western Digital Purple (WD82PURZ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3620" calcext:value-type="float">
            <text:p>23620</text:p>
          </table:table-cell>
          <table:table-cell/>
          <table:table-cell table:formula="of:=([.C98]-[.$C$2])/[.$C$2]" office:value-type="float" office:value="7" calcext:value-type="float">
            <text:p>7</text:p>
          </table:table-cell>
          <table:table-cell table:formula="of:=([.D98]-[.$D$2])/[.$D$2]" office:value-type="float" office:value="0.333333333333333" calcext:value-type="float">
            <text:p>0,333333333333333</text:p>
          </table:table-cell>
          <table:table-cell table:formula="of:=([.E98]-[.$E$2])/[.$E$2]" office:value-type="float" office:value="3" calcext:value-type="float">
            <text:p>3</text:p>
          </table:table-cell>
          <table:table-cell table:formula="of:=SQRT([.I98]^2)" office:value-type="float" office:value="0.333333333333333" calcext:value-type="float">
            <text:p>0,333333333333333</text:p>
          </table:table-cell>
          <table:table-cell table:formula="of:=[.K98]/[.F98]" office:value-type="float" office:value="0.0000141123341800734" calcext:value-type="float">
            <text:p>1,41123341800734E-05</text:p>
          </table:table-cell>
        </table:table-row>
        <table:table-row table:style-name="ro1">
          <table:table-cell office:value-type="float" office:value="291351" calcext:value-type="float">
            <text:p>291351</text:p>
          </table:table-cell>
          <table:table-cell office:value-type="string" calcext:value-type="string">
            <text:p>8Tb SATA-III Western Digital Purple (WD81PURZ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23710" calcext:value-type="float">
            <text:p>23710</text:p>
          </table:table-cell>
          <table:table-cell/>
          <table:table-cell table:formula="of:=([.C99]-[.$C$2])/[.$C$2]" office:value-type="float" office:value="7" calcext:value-type="float">
            <text:p>7</text:p>
          </table:table-cell>
          <table:table-cell table:formula="of:=([.D99]-[.$D$2])/[.$D$2]" office:value-type="float" office:value="0" calcext:value-type="float">
            <text:p>0</text:p>
          </table:table-cell>
          <table:table-cell table:formula="of:=([.E99]-[.$E$2])/[.$E$2]" office:value-type="float" office:value="3" calcext:value-type="float">
            <text:p>3</text:p>
          </table:table-cell>
          <table:table-cell table:formula="of:=SQRT([.I99]^2)" office:value-type="float" office:value="0" calcext:value-type="float">
            <text:p>0</text:p>
          </table:table-cell>
          <table:table-cell table:formula="of:=[.K99]/[.F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55" calcext:value-type="float">
            <text:p>335755</text:p>
          </table:table-cell>
          <table:table-cell office:value-type="string" calcext:value-type="string">
            <text:p>10Tb SATA-III Western Digital Ultrastar DC HC330 (WUS721010ALE6L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370" calcext:value-type="float">
            <text:p>24370</text:p>
          </table:table-cell>
          <table:table-cell/>
          <table:table-cell table:formula="of:=([.C100]-[.$C$2])/[.$C$2]" office:value-type="float" office:value="9" calcext:value-type="float">
            <text:p>9</text:p>
          </table:table-cell>
          <table:table-cell table:formula="of:=([.D100]-[.$D$2])/[.$D$2]" office:value-type="float" office:value="0.333333333333333" calcext:value-type="float">
            <text:p>0,333333333333333</text:p>
          </table:table-cell>
          <table:table-cell table:formula="of:=([.E100]-[.$E$2])/[.$E$2]" office:value-type="float" office:value="3" calcext:value-type="float">
            <text:p>3</text:p>
          </table:table-cell>
          <table:table-cell table:formula="of:=SQRT([.I100]^2)" office:value-type="float" office:value="0.333333333333333" calcext:value-type="float">
            <text:p>0,333333333333333</text:p>
          </table:table-cell>
          <table:table-cell table:formula="of:=[.K100]/[.F100]" office:value-type="float" office:value="0.0000136780194227876" calcext:value-type="float">
            <text:p>1,36780194227876E-05</text:p>
          </table:table-cell>
        </table:table-row>
        <table:table-row table:style-name="ro1">
          <table:table-cell office:value-type="float" office:value="344079" calcext:value-type="float">
            <text:p>344079</text:p>
          </table:table-cell>
          <table:table-cell office:value-type="string" calcext:value-type="string">
            <text:p>10Tb SATA-III Seagate Exos X14 (ST10000NM047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450" calcext:value-type="float">
            <text:p>24450</text:p>
          </table:table-cell>
          <table:table-cell/>
          <table:table-cell table:formula="of:=([.C101]-[.$C$2])/[.$C$2]" office:value-type="float" office:value="9" calcext:value-type="float">
            <text:p>9</text:p>
          </table:table-cell>
          <table:table-cell table:formula="of:=([.D101]-[.$D$2])/[.$D$2]" office:value-type="float" office:value="0.333333333333333" calcext:value-type="float">
            <text:p>0,333333333333333</text:p>
          </table:table-cell>
          <table:table-cell table:formula="of:=([.E101]-[.$E$2])/[.$E$2]" office:value-type="float" office:value="3" calcext:value-type="float">
            <text:p>3</text:p>
          </table:table-cell>
          <table:table-cell table:formula="of:=SQRT([.I101]^2)" office:value-type="float" office:value="0.333333333333333" calcext:value-type="float">
            <text:p>0,333333333333333</text:p>
          </table:table-cell>
          <table:table-cell table:formula="of:=[.K101]/[.F101]" office:value-type="float" office:value="0.0000136332651670075" calcext:value-type="float">
            <text:p>1,36332651670075E-05</text:p>
          </table:table-cell>
        </table:table-row>
        <table:table-row table:style-name="ro1">
          <table:table-cell office:value-type="float" office:value="284039" calcext:value-type="float">
            <text:p>284039</text:p>
          </table:table-cell>
          <table:table-cell office:value-type="string" calcext:value-type="string">
            <text:p>6Tb SATA-III Western Digital Red Pro (WD6003FFBX)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710" calcext:value-type="float">
            <text:p>24710</text:p>
          </table:table-cell>
          <table:table-cell/>
          <table:table-cell table:formula="of:=([.C102]-[.$C$2])/[.$C$2]" office:value-type="float" office:value="5" calcext:value-type="float">
            <text:p>5</text:p>
          </table:table-cell>
          <table:table-cell table:formula="of:=([.D102]-[.$D$2])/[.$D$2]" office:value-type="float" office:value="0.333333333333333" calcext:value-type="float">
            <text:p>0,333333333333333</text:p>
          </table:table-cell>
          <table:table-cell table:formula="of:=([.E102]-[.$E$2])/[.$E$2]" office:value-type="float" office:value="3" calcext:value-type="float">
            <text:p>3</text:p>
          </table:table-cell>
          <table:table-cell table:formula="of:=SQRT([.I102]^2)" office:value-type="float" office:value="0.333333333333333" calcext:value-type="float">
            <text:p>0,333333333333333</text:p>
          </table:table-cell>
          <table:table-cell table:formula="of:=[.K102]/[.F102]" office:value-type="float" office:value="0.0000134898151895319" calcext:value-type="float">
            <text:p>1,34898151895319E-05</text:p>
          </table:table-cell>
        </table:table-row>
        <table:table-row table:style-name="ro1">
          <table:table-cell office:value-type="float" office:value="286941" calcext:value-type="float">
            <text:p>286941</text:p>
          </table:table-cell>
          <table:table-cell office:value-type="string" calcext:value-type="string">
            <text:p>8Tb SATA-III Western Digital Red NAS (WD80EFAX)</text:p>
          </table:table-cell>
          <table:table-cell office:value-type="float" office:value="8000" calcext:value-type="float">
            <text:p>8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24880" calcext:value-type="float">
            <text:p>24880</text:p>
          </table:table-cell>
          <table:table-cell/>
          <table:table-cell table:formula="of:=([.C103]-[.$C$2])/[.$C$2]" office:value-type="float" office:value="7" calcext:value-type="float">
            <text:p>7</text:p>
          </table:table-cell>
          <table:table-cell table:formula="of:=([.D103]-[.$D$2])/[.$D$2]" office:value-type="float" office:value="0" calcext:value-type="float">
            <text:p>0</text:p>
          </table:table-cell>
          <table:table-cell table:formula="of:=([.E103]-[.$E$2])/[.$E$2]" office:value-type="float" office:value="3" calcext:value-type="float">
            <text:p>3</text:p>
          </table:table-cell>
          <table:table-cell table:formula="of:=SQRT([.I103]^2)" office:value-type="float" office:value="0" calcext:value-type="float">
            <text:p>0</text:p>
          </table:table-cell>
          <table:table-cell table:formula="of:=[.K103]/[.F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41" calcext:value-type="float">
            <text:p>233841</text:p>
          </table:table-cell>
          <table:table-cell office:value-type="string" calcext:value-type="string">
            <text:p>10Tb SATA-III Seagate Barracuda Pro (ST10000DM000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4960" calcext:value-type="float">
            <text:p>24960</text:p>
          </table:table-cell>
          <table:table-cell/>
          <table:table-cell table:formula="of:=([.C104]-[.$C$2])/[.$C$2]" office:value-type="float" office:value="9" calcext:value-type="float">
            <text:p>9</text:p>
          </table:table-cell>
          <table:table-cell table:formula="of:=([.D104]-[.$D$2])/[.$D$2]" office:value-type="float" office:value="0.333333333333333" calcext:value-type="float">
            <text:p>0,333333333333333</text:p>
          </table:table-cell>
          <table:table-cell table:formula="of:=([.E104]-[.$E$2])/[.$E$2]" office:value-type="float" office:value="3" calcext:value-type="float">
            <text:p>3</text:p>
          </table:table-cell>
          <table:table-cell table:formula="of:=SQRT([.I104]^2)" office:value-type="float" office:value="0.333333333333333" calcext:value-type="float">
            <text:p>0,333333333333333</text:p>
          </table:table-cell>
          <table:table-cell table:formula="of:=[.K104]/[.F104]" office:value-type="float" office:value="0.0000133547008547009" calcext:value-type="float">
            <text:p>1,33547008547009E-05</text:p>
          </table:table-cell>
        </table:table-row>
        <table:table-row table:style-name="ro1">
          <table:table-cell office:value-type="float" office:value="220612" calcext:value-type="float">
            <text:p>220612</text:p>
          </table:table-cell>
          <table:table-cell office:value-type="string" calcext:value-type="string">
            <text:p>10Tb SATA-III Seagate Enterprise Capacity (ST10000NM0016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580" calcext:value-type="float">
            <text:p>25580</text:p>
          </table:table-cell>
          <table:table-cell/>
          <table:table-cell table:formula="of:=([.C105]-[.$C$2])/[.$C$2]" office:value-type="float" office:value="9" calcext:value-type="float">
            <text:p>9</text:p>
          </table:table-cell>
          <table:table-cell table:formula="of:=([.D105]-[.$D$2])/[.$D$2]" office:value-type="float" office:value="0.333333333333333" calcext:value-type="float">
            <text:p>0,333333333333333</text:p>
          </table:table-cell>
          <table:table-cell table:formula="of:=([.E105]-[.$E$2])/[.$E$2]" office:value-type="float" office:value="3" calcext:value-type="float">
            <text:p>3</text:p>
          </table:table-cell>
          <table:table-cell table:formula="of:=SQRT([.I105]^2)" office:value-type="float" office:value="0.333333333333333" calcext:value-type="float">
            <text:p>0,333333333333333</text:p>
          </table:table-cell>
          <table:table-cell table:formula="of:=[.K105]/[.F105]" office:value-type="float" office:value="0.0000130310138128746" calcext:value-type="float">
            <text:p>1,30310138128746E-05</text:p>
          </table:table-cell>
        </table:table-row>
        <table:table-row table:style-name="ro1">
          <table:table-cell office:value-type="float" office:value="304615" calcext:value-type="float">
            <text:p>304615</text:p>
          </table:table-cell>
          <table:table-cell office:value-type="string" calcext:value-type="string">
            <text:p>10Tb SATA-III Toshiba N300 (HDWG11AEZSTA) RTL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820" calcext:value-type="float">
            <text:p>25820</text:p>
          </table:table-cell>
          <table:table-cell/>
          <table:table-cell table:formula="of:=([.C106]-[.$C$2])/[.$C$2]" office:value-type="float" office:value="9" calcext:value-type="float">
            <text:p>9</text:p>
          </table:table-cell>
          <table:table-cell table:formula="of:=([.D106]-[.$D$2])/[.$D$2]" office:value-type="float" office:value="0.333333333333333" calcext:value-type="float">
            <text:p>0,333333333333333</text:p>
          </table:table-cell>
          <table:table-cell table:formula="of:=([.E106]-[.$E$2])/[.$E$2]" office:value-type="float" office:value="3" calcext:value-type="float">
            <text:p>3</text:p>
          </table:table-cell>
          <table:table-cell table:formula="of:=SQRT([.I106]^2)" office:value-type="float" office:value="0.333333333333333" calcext:value-type="float">
            <text:p>0,333333333333333</text:p>
          </table:table-cell>
          <table:table-cell table:formula="of:=[.K106]/[.F106]" office:value-type="float" office:value="0.0000129098889749548" calcext:value-type="float">
            <text:p>1,29098889749548E-05</text:p>
          </table:table-cell>
        </table:table-row>
        <table:table-row table:style-name="ro1">
          <table:table-cell office:value-type="float" office:value="294640" calcext:value-type="float">
            <text:p>294640</text:p>
          </table:table-cell>
          <table:table-cell office:value-type="string" calcext:value-type="string">
            <text:p>10Tb SATA-III Toshiba N300 NAS (HDWG11AUZSVA) OEM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5820" calcext:value-type="float">
            <text:p>25820</text:p>
          </table:table-cell>
          <table:table-cell/>
          <table:table-cell table:formula="of:=([.C107]-[.$C$2])/[.$C$2]" office:value-type="float" office:value="9" calcext:value-type="float">
            <text:p>9</text:p>
          </table:table-cell>
          <table:table-cell table:formula="of:=([.D107]-[.$D$2])/[.$D$2]" office:value-type="float" office:value="0.333333333333333" calcext:value-type="float">
            <text:p>0,333333333333333</text:p>
          </table:table-cell>
          <table:table-cell table:formula="of:=([.E107]-[.$E$2])/[.$E$2]" office:value-type="float" office:value="3" calcext:value-type="float">
            <text:p>3</text:p>
          </table:table-cell>
          <table:table-cell table:formula="of:=SQRT([.I107]^2)" office:value-type="float" office:value="0.333333333333333" calcext:value-type="float">
            <text:p>0,333333333333333</text:p>
          </table:table-cell>
          <table:table-cell table:formula="of:=[.K107]/[.F107]" office:value-type="float" office:value="0.0000129098889749548" calcext:value-type="float">
            <text:p>1,29098889749548E-05</text:p>
          </table:table-cell>
        </table:table-row>
        <table:table-row table:style-name="ro1">
          <table:table-cell office:value-type="float" office:value="261450" calcext:value-type="float">
            <text:p>261450</text:p>
          </table:table-cell>
          <table:table-cell office:value-type="string" calcext:value-type="string">
            <text:p>10Tb SATA-III Western Digital (HGST) (Hitachi) Ultrastar He10 (0F2750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070" calcext:value-type="float">
            <text:p>26070</text:p>
          </table:table-cell>
          <table:table-cell/>
          <table:table-cell table:formula="of:=([.C108]-[.$C$2])/[.$C$2]" office:value-type="float" office:value="9" calcext:value-type="float">
            <text:p>9</text:p>
          </table:table-cell>
          <table:table-cell table:formula="of:=([.D108]-[.$D$2])/[.$D$2]" office:value-type="float" office:value="0.333333333333333" calcext:value-type="float">
            <text:p>0,333333333333333</text:p>
          </table:table-cell>
          <table:table-cell table:formula="of:=([.E108]-[.$E$2])/[.$E$2]" office:value-type="float" office:value="3" calcext:value-type="float">
            <text:p>3</text:p>
          </table:table-cell>
          <table:table-cell table:formula="of:=SQRT([.I108]^2)" office:value-type="float" office:value="0.333333333333333" calcext:value-type="float">
            <text:p>0,333333333333333</text:p>
          </table:table-cell>
          <table:table-cell table:formula="of:=[.K108]/[.F108]" office:value-type="float" office:value="0.0000127860887354558" calcext:value-type="float">
            <text:p>1,27860887354558E-05</text:p>
          </table:table-cell>
        </table:table-row>
        <table:table-row table:style-name="ro1">
          <table:table-cell office:value-type="float" office:value="331784" calcext:value-type="float">
            <text:p>331784</text:p>
          </table:table-cell>
          <table:table-cell office:value-type="string" calcext:value-type="string">
            <text:p>10Tb SATA-III Western Digital (HGST) (Hitachi) Ultrastar He10 (0F27606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070" calcext:value-type="float">
            <text:p>26070</text:p>
          </table:table-cell>
          <table:table-cell/>
          <table:table-cell table:formula="of:=([.C109]-[.$C$2])/[.$C$2]" office:value-type="float" office:value="9" calcext:value-type="float">
            <text:p>9</text:p>
          </table:table-cell>
          <table:table-cell table:formula="of:=([.D109]-[.$D$2])/[.$D$2]" office:value-type="float" office:value="0.333333333333333" calcext:value-type="float">
            <text:p>0,333333333333333</text:p>
          </table:table-cell>
          <table:table-cell table:formula="of:=([.E109]-[.$E$2])/[.$E$2]" office:value-type="float" office:value="3" calcext:value-type="float">
            <text:p>3</text:p>
          </table:table-cell>
          <table:table-cell table:formula="of:=SQRT([.I109]^2)" office:value-type="float" office:value="0.333333333333333" calcext:value-type="float">
            <text:p>0,333333333333333</text:p>
          </table:table-cell>
          <table:table-cell table:formula="of:=[.K109]/[.F109]" office:value-type="float" office:value="0.0000127860887354558" calcext:value-type="float">
            <text:p>1,27860887354558E-05</text:p>
          </table:table-cell>
        </table:table-row>
        <table:table-row table:style-name="ro1">
          <table:table-cell office:value-type="float" office:value="294641" calcext:value-type="float">
            <text:p>294641</text:p>
          </table:table-cell>
          <table:table-cell office:value-type="string" calcext:value-type="string">
            <text:p>10Tb SATA-III Toshiba Surveillance S300 (HDWT31AUZSVA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410" calcext:value-type="float">
            <text:p>26410</text:p>
          </table:table-cell>
          <table:table-cell/>
          <table:table-cell table:formula="of:=([.C110]-[.$C$2])/[.$C$2]" office:value-type="float" office:value="9" calcext:value-type="float">
            <text:p>9</text:p>
          </table:table-cell>
          <table:table-cell table:formula="of:=([.D110]-[.$D$2])/[.$D$2]" office:value-type="float" office:value="0.333333333333333" calcext:value-type="float">
            <text:p>0,333333333333333</text:p>
          </table:table-cell>
          <table:table-cell table:formula="of:=([.E110]-[.$E$2])/[.$E$2]" office:value-type="float" office:value="3" calcext:value-type="float">
            <text:p>3</text:p>
          </table:table-cell>
          <table:table-cell table:formula="of:=SQRT([.I110]^2)" office:value-type="float" office:value="0.333333333333333" calcext:value-type="float">
            <text:p>0,333333333333333</text:p>
          </table:table-cell>
          <table:table-cell table:formula="of:=[.K110]/[.F110]" office:value-type="float" office:value="0.0000126214817619589" calcext:value-type="float">
            <text:p>1,26214817619589E-05</text:p>
          </table:table-cell>
        </table:table-row>
        <table:table-row table:style-name="ro1">
          <table:table-cell office:value-type="float" office:value="284789" calcext:value-type="float">
            <text:p>284789</text:p>
          </table:table-cell>
          <table:table-cell office:value-type="string" calcext:value-type="string">
            <text:p>12Tb SATA-III Toshiba (MG07ACA12TE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410" calcext:value-type="float">
            <text:p>26410</text:p>
          </table:table-cell>
          <table:table-cell/>
          <table:table-cell table:formula="of:=([.C111]-[.$C$2])/[.$C$2]" office:value-type="float" office:value="11" calcext:value-type="float">
            <text:p>11</text:p>
          </table:table-cell>
          <table:table-cell table:formula="of:=([.D111]-[.$D$2])/[.$D$2]" office:value-type="float" office:value="0.333333333333333" calcext:value-type="float">
            <text:p>0,333333333333333</text:p>
          </table:table-cell>
          <table:table-cell table:formula="of:=([.E111]-[.$E$2])/[.$E$2]" office:value-type="float" office:value="3" calcext:value-type="float">
            <text:p>3</text:p>
          </table:table-cell>
          <table:table-cell table:formula="of:=SQRT([.I111]^2)" office:value-type="float" office:value="0.333333333333333" calcext:value-type="float">
            <text:p>0,333333333333333</text:p>
          </table:table-cell>
          <table:table-cell table:formula="of:=[.K111]/[.F111]" office:value-type="float" office:value="0.0000126214817619589" calcext:value-type="float">
            <text:p>1,26214817619589E-05</text:p>
          </table:table-cell>
        </table:table-row>
        <table:table-row table:style-name="ro1">
          <table:table-cell office:value-type="float" office:value="220611" calcext:value-type="float">
            <text:p>220611</text:p>
          </table:table-cell>
          <table:table-cell office:value-type="string" calcext:value-type="string">
            <text:p>10Tb SATA-III Western Digital (HGST) (Hitachi) Ultrastar He10 (0F27454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6680" calcext:value-type="float">
            <text:p>26680</text:p>
          </table:table-cell>
          <table:table-cell/>
          <table:table-cell table:formula="of:=([.C112]-[.$C$2])/[.$C$2]" office:value-type="float" office:value="9" calcext:value-type="float">
            <text:p>9</text:p>
          </table:table-cell>
          <table:table-cell table:formula="of:=([.D112]-[.$D$2])/[.$D$2]" office:value-type="float" office:value="0.333333333333333" calcext:value-type="float">
            <text:p>0,333333333333333</text:p>
          </table:table-cell>
          <table:table-cell table:formula="of:=([.E112]-[.$E$2])/[.$E$2]" office:value-type="float" office:value="3" calcext:value-type="float">
            <text:p>3</text:p>
          </table:table-cell>
          <table:table-cell table:formula="of:=SQRT([.I112]^2)" office:value-type="float" office:value="0.333333333333333" calcext:value-type="float">
            <text:p>0,333333333333333</text:p>
          </table:table-cell>
          <table:table-cell table:formula="of:=[.K112]/[.F112]" office:value-type="float" office:value="0.0000124937531234383" calcext:value-type="float">
            <text:p>1,24937531234383E-05</text:p>
          </table:table-cell>
        </table:table-row>
        <table:table-row table:style-name="ro1">
          <table:table-cell office:value-type="float" office:value="324831" calcext:value-type="float">
            <text:p>324831</text:p>
          </table:table-cell>
          <table:table-cell office:value-type="string" calcext:value-type="string">
            <text:p>10Tb SATA-III Seagate SkyHawk AI (ST10000VE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140" calcext:value-type="float">
            <text:p>27140</text:p>
          </table:table-cell>
          <table:table-cell/>
          <table:table-cell table:formula="of:=([.C113]-[.$C$2])/[.$C$2]" office:value-type="float" office:value="9" calcext:value-type="float">
            <text:p>9</text:p>
          </table:table-cell>
          <table:table-cell table:formula="of:=([.D113]-[.$D$2])/[.$D$2]" office:value-type="float" office:value="0.333333333333333" calcext:value-type="float">
            <text:p>0,333333333333333</text:p>
          </table:table-cell>
          <table:table-cell table:formula="of:=([.E113]-[.$E$2])/[.$E$2]" office:value-type="float" office:value="3" calcext:value-type="float">
            <text:p>3</text:p>
          </table:table-cell>
          <table:table-cell table:formula="of:=SQRT([.I113]^2)" office:value-type="float" office:value="0.333333333333333" calcext:value-type="float">
            <text:p>0,333333333333333</text:p>
          </table:table-cell>
          <table:table-cell table:formula="of:=[.K113]/[.F113]" office:value-type="float" office:value="0.0000122819945959224" calcext:value-type="float">
            <text:p>1,22819945959224E-05</text:p>
          </table:table-cell>
        </table:table-row>
        <table:table-row table:style-name="ro1">
          <table:table-cell office:value-type="float" office:value="335487" calcext:value-type="float">
            <text:p>335487</text:p>
          </table:table-cell>
          <table:table-cell office:value-type="string" calcext:value-type="string">
            <text:p>8Tb SATA-III Seagate IronWolf Pro (ST8000NE001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340" calcext:value-type="float">
            <text:p>27340</text:p>
          </table:table-cell>
          <table:table-cell/>
          <table:table-cell table:formula="of:=([.C114]-[.$C$2])/[.$C$2]" office:value-type="float" office:value="7" calcext:value-type="float">
            <text:p>7</text:p>
          </table:table-cell>
          <table:table-cell table:formula="of:=([.D114]-[.$D$2])/[.$D$2]" office:value-type="float" office:value="0.333333333333333" calcext:value-type="float">
            <text:p>0,333333333333333</text:p>
          </table:table-cell>
          <table:table-cell table:formula="of:=([.E114]-[.$E$2])/[.$E$2]" office:value-type="float" office:value="3" calcext:value-type="float">
            <text:p>3</text:p>
          </table:table-cell>
          <table:table-cell table:formula="of:=SQRT([.I114]^2)" office:value-type="float" office:value="0.333333333333333" calcext:value-type="float">
            <text:p>0,333333333333333</text:p>
          </table:table-cell>
          <table:table-cell table:formula="of:=[.K114]/[.F114]" office:value-type="float" office:value="0.0000121921482565228" calcext:value-type="float">
            <text:p>1,21921482565228E-05</text:p>
          </table:table-cell>
        </table:table-row>
        <table:table-row table:style-name="ro1">
          <table:table-cell office:value-type="float" office:value="330447" calcext:value-type="float">
            <text:p>330447</text:p>
          </table:table-cell>
          <table:table-cell office:value-type="string" calcext:value-type="string">
            <text:p>10Tb SATA-III Seagate IronWolf (ST10000VN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460" calcext:value-type="float">
            <text:p>27460</text:p>
          </table:table-cell>
          <table:table-cell/>
          <table:table-cell table:formula="of:=([.C115]-[.$C$2])/[.$C$2]" office:value-type="float" office:value="9" calcext:value-type="float">
            <text:p>9</text:p>
          </table:table-cell>
          <table:table-cell table:formula="of:=([.D115]-[.$D$2])/[.$D$2]" office:value-type="float" office:value="0.333333333333333" calcext:value-type="float">
            <text:p>0,333333333333333</text:p>
          </table:table-cell>
          <table:table-cell table:formula="of:=([.E115]-[.$E$2])/[.$E$2]" office:value-type="float" office:value="3" calcext:value-type="float">
            <text:p>3</text:p>
          </table:table-cell>
          <table:table-cell table:formula="of:=SQRT([.I115]^2)" office:value-type="float" office:value="0.333333333333333" calcext:value-type="float">
            <text:p>0,333333333333333</text:p>
          </table:table-cell>
          <table:table-cell table:formula="of:=[.K115]/[.F115]" office:value-type="float" office:value="0.0000121388686574411" calcext:value-type="float">
            <text:p>1,21388686574411E-05</text:p>
          </table:table-cell>
        </table:table-row>
        <table:table-row table:style-name="ro1">
          <table:table-cell office:value-type="float" office:value="335754" calcext:value-type="float">
            <text:p>335754</text:p>
          </table:table-cell>
          <table:table-cell office:value-type="string" calcext:value-type="string">
            <text:p>10Tb SATA-III Western Digital Gold (WD102KRY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7650" calcext:value-type="float">
            <text:p>27650</text:p>
          </table:table-cell>
          <table:table-cell/>
          <table:table-cell table:formula="of:=([.C116]-[.$C$2])/[.$C$2]" office:value-type="float" office:value="9" calcext:value-type="float">
            <text:p>9</text:p>
          </table:table-cell>
          <table:table-cell table:formula="of:=([.D116]-[.$D$2])/[.$D$2]" office:value-type="float" office:value="0.333333333333333" calcext:value-type="float">
            <text:p>0,333333333333333</text:p>
          </table:table-cell>
          <table:table-cell table:formula="of:=([.E116]-[.$E$2])/[.$E$2]" office:value-type="float" office:value="3" calcext:value-type="float">
            <text:p>3</text:p>
          </table:table-cell>
          <table:table-cell table:formula="of:=SQRT([.I116]^2)" office:value-type="float" office:value="0.333333333333333" calcext:value-type="float">
            <text:p>0,333333333333333</text:p>
          </table:table-cell>
          <table:table-cell table:formula="of:=[.K116]/[.F116]" office:value-type="float" office:value="0.0000120554550934298" calcext:value-type="float">
            <text:p>1,20554550934298E-05</text:p>
          </table:table-cell>
        </table:table-row>
        <table:table-row table:style-name="ro1">
          <table:table-cell office:value-type="float" office:value="314775" calcext:value-type="float">
            <text:p>314775</text:p>
          </table:table-cell>
          <table:table-cell office:value-type="string" calcext:value-type="string">
            <text:p>12Tb SATA-III Seagate Exos X14 (ST12000NM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220" calcext:value-type="float">
            <text:p>29220</text:p>
          </table:table-cell>
          <table:table-cell/>
          <table:table-cell table:formula="of:=([.C117]-[.$C$2])/[.$C$2]" office:value-type="float" office:value="11" calcext:value-type="float">
            <text:p>11</text:p>
          </table:table-cell>
          <table:table-cell table:formula="of:=([.D117]-[.$D$2])/[.$D$2]" office:value-type="float" office:value="0.333333333333333" calcext:value-type="float">
            <text:p>0,333333333333333</text:p>
          </table:table-cell>
          <table:table-cell table:formula="of:=([.E117]-[.$E$2])/[.$E$2]" office:value-type="float" office:value="3" calcext:value-type="float">
            <text:p>3</text:p>
          </table:table-cell>
          <table:table-cell table:formula="of:=SQRT([.I117]^2)" office:value-type="float" office:value="0.333333333333333" calcext:value-type="float">
            <text:p>0,333333333333333</text:p>
          </table:table-cell>
          <table:table-cell table:formula="of:=[.K117]/[.F117]" office:value-type="float" office:value="0.0000114077116130504" calcext:value-type="float">
            <text:p>1,14077116130504E-05</text:p>
          </table:table-cell>
        </table:table-row>
        <table:table-row table:style-name="ro1">
          <table:table-cell office:value-type="float" office:value="297576" calcext:value-type="float">
            <text:p>297576</text:p>
          </table:table-cell>
          <table:table-cell office:value-type="string" calcext:value-type="string">
            <text:p>10Tb SATA-III Western Digital Purple (WD101PUR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310" calcext:value-type="float">
            <text:p>29310</text:p>
          </table:table-cell>
          <table:table-cell/>
          <table:table-cell table:formula="of:=([.C118]-[.$C$2])/[.$C$2]" office:value-type="float" office:value="9" calcext:value-type="float">
            <text:p>9</text:p>
          </table:table-cell>
          <table:table-cell table:formula="of:=([.D118]-[.$D$2])/[.$D$2]" office:value-type="float" office:value="0.333333333333333" calcext:value-type="float">
            <text:p>0,333333333333333</text:p>
          </table:table-cell>
          <table:table-cell table:formula="of:=([.E118]-[.$E$2])/[.$E$2]" office:value-type="float" office:value="3" calcext:value-type="float">
            <text:p>3</text:p>
          </table:table-cell>
          <table:table-cell table:formula="of:=SQRT([.I118]^2)" office:value-type="float" office:value="0.333333333333333" calcext:value-type="float">
            <text:p>0,333333333333333</text:p>
          </table:table-cell>
          <table:table-cell table:formula="of:=[.K118]/[.F118]" office:value-type="float" office:value="0.0000113726828158763" calcext:value-type="float">
            <text:p>1,13726828158763E-05</text:p>
          </table:table-cell>
        </table:table-row>
        <table:table-row table:style-name="ro1">
          <table:table-cell office:value-type="float" office:value="348838" calcext:value-type="float">
            <text:p>348838</text:p>
          </table:table-cell>
          <table:table-cell office:value-type="string" calcext:value-type="string">
            <text:p>10Tb SATA-III Western Digital Purple (WD102PURZ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310" calcext:value-type="float">
            <text:p>29310</text:p>
          </table:table-cell>
          <table:table-cell/>
          <table:table-cell table:formula="of:=([.C119]-[.$C$2])/[.$C$2]" office:value-type="float" office:value="9" calcext:value-type="float">
            <text:p>9</text:p>
          </table:table-cell>
          <table:table-cell table:formula="of:=([.D119]-[.$D$2])/[.$D$2]" office:value-type="float" office:value="0.333333333333333" calcext:value-type="float">
            <text:p>0,333333333333333</text:p>
          </table:table-cell>
          <table:table-cell table:formula="of:=([.E119]-[.$E$2])/[.$E$2]" office:value-type="float" office:value="3" calcext:value-type="float">
            <text:p>3</text:p>
          </table:table-cell>
          <table:table-cell table:formula="of:=SQRT([.I119]^2)" office:value-type="float" office:value="0.333333333333333" calcext:value-type="float">
            <text:p>0,333333333333333</text:p>
          </table:table-cell>
          <table:table-cell table:formula="of:=[.K119]/[.F119]" office:value-type="float" office:value="0.0000113726828158763" calcext:value-type="float">
            <text:p>1,13726828158763E-05</text:p>
          </table:table-cell>
        </table:table-row>
        <table:table-row table:style-name="ro1">
          <table:table-cell office:value-type="float" office:value="288018" calcext:value-type="float">
            <text:p>288018</text:p>
          </table:table-cell>
          <table:table-cell office:value-type="string" calcext:value-type="string">
            <text:p>8Tb SATA-III Western Digital Red Pro (WD8003FFBX)</text:p>
          </table:table-cell>
          <table:table-cell office:value-type="float" office:value="8000" calcext:value-type="float">
            <text:p>8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29650" calcext:value-type="float">
            <text:p>29650</text:p>
          </table:table-cell>
          <table:table-cell/>
          <table:table-cell table:formula="of:=([.C120]-[.$C$2])/[.$C$2]" office:value-type="float" office:value="7" calcext:value-type="float">
            <text:p>7</text:p>
          </table:table-cell>
          <table:table-cell table:formula="of:=([.D120]-[.$D$2])/[.$D$2]" office:value-type="float" office:value="0.333333333333333" calcext:value-type="float">
            <text:p>0,333333333333333</text:p>
          </table:table-cell>
          <table:table-cell table:formula="of:=([.E120]-[.$E$2])/[.$E$2]" office:value-type="float" office:value="3" calcext:value-type="float">
            <text:p>3</text:p>
          </table:table-cell>
          <table:table-cell table:formula="of:=SQRT([.I120]^2)" office:value-type="float" office:value="0.333333333333333" calcext:value-type="float">
            <text:p>0,333333333333333</text:p>
          </table:table-cell>
          <table:table-cell table:formula="of:=[.K120]/[.F120]" office:value-type="float" office:value="0.0000112422709387296" calcext:value-type="float">
            <text:p>1,12422709387296E-05</text:p>
          </table:table-cell>
        </table:table-row>
        <table:table-row table:style-name="ro1">
          <table:table-cell office:value-type="float" office:value="263039" calcext:value-type="float">
            <text:p>263039</text:p>
          </table:table-cell>
          <table:table-cell office:value-type="string" calcext:value-type="string">
            <text:p>12Tb SATA-III Western Digital (HGST) (Hitachi) Ultrastar He12 (0F30146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0160" calcext:value-type="float">
            <text:p>30160</text:p>
          </table:table-cell>
          <table:table-cell/>
          <table:table-cell table:formula="of:=([.C121]-[.$C$2])/[.$C$2]" office:value-type="float" office:value="11" calcext:value-type="float">
            <text:p>11</text:p>
          </table:table-cell>
          <table:table-cell table:formula="of:=([.D121]-[.$D$2])/[.$D$2]" office:value-type="float" office:value="0.333333333333333" calcext:value-type="float">
            <text:p>0,333333333333333</text:p>
          </table:table-cell>
          <table:table-cell table:formula="of:=([.E121]-[.$E$2])/[.$E$2]" office:value-type="float" office:value="3" calcext:value-type="float">
            <text:p>3</text:p>
          </table:table-cell>
          <table:table-cell table:formula="of:=SQRT([.I121]^2)" office:value-type="float" office:value="0.333333333333333" calcext:value-type="float">
            <text:p>0,333333333333333</text:p>
          </table:table-cell>
          <table:table-cell table:formula="of:=[.K121]/[.F121]" office:value-type="float" office:value="0.00001105216622458" calcext:value-type="float">
            <text:p>1,105216622458E-05</text:p>
          </table:table-cell>
        </table:table-row>
        <table:table-row table:style-name="ro1">
          <table:table-cell office:value-type="float" office:value="254194" calcext:value-type="float">
            <text:p>254194</text:p>
          </table:table-cell>
          <table:table-cell office:value-type="string" calcext:value-type="string">
            <text:p>10Tb SATA-III Western Digital Red (WD100EFAX)</text:p>
          </table:table-cell>
          <table:table-cell office:value-type="float" office:value="10000" calcext:value-type="float">
            <text:p>10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31350" calcext:value-type="float">
            <text:p>31350</text:p>
          </table:table-cell>
          <table:table-cell/>
          <table:table-cell table:formula="of:=([.C122]-[.$C$2])/[.$C$2]" office:value-type="float" office:value="9" calcext:value-type="float">
            <text:p>9</text:p>
          </table:table-cell>
          <table:table-cell table:formula="of:=([.D122]-[.$D$2])/[.$D$2]" office:value-type="float" office:value="0" calcext:value-type="float">
            <text:p>0</text:p>
          </table:table-cell>
          <table:table-cell table:formula="of:=([.E122]-[.$E$2])/[.$E$2]" office:value-type="float" office:value="3" calcext:value-type="float">
            <text:p>3</text:p>
          </table:table-cell>
          <table:table-cell table:formula="of:=SQRT([.I122]^2)" office:value-type="float" office:value="0" calcext:value-type="float">
            <text:p>0</text:p>
          </table:table-cell>
          <table:table-cell table:formula="of:=[.K122]/[.F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89" calcext:value-type="float">
            <text:p>335489</text:p>
          </table:table-cell>
          <table:table-cell office:value-type="string" calcext:value-type="string">
            <text:p>14Tb SATA-III Western Digital Gold (WD141KRYZ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31500" calcext:value-type="float">
            <text:p>31500</text:p>
          </table:table-cell>
          <table:table-cell/>
          <table:table-cell table:formula="of:=([.C123]-[.$C$2])/[.$C$2]" office:value-type="float" office:value="13" calcext:value-type="float">
            <text:p>13</text:p>
          </table:table-cell>
          <table:table-cell table:formula="of:=([.D123]-[.$D$2])/[.$D$2]" office:value-type="float" office:value="0.333333333333333" calcext:value-type="float">
            <text:p>0,333333333333333</text:p>
          </table:table-cell>
          <table:table-cell table:formula="of:=([.E123]-[.$E$2])/[.$E$2]" office:value-type="float" office:value="7" calcext:value-type="float">
            <text:p>7</text:p>
          </table:table-cell>
          <table:table-cell table:formula="of:=SQRT([.I123]^2)" office:value-type="float" office:value="0.333333333333333" calcext:value-type="float">
            <text:p>0,333333333333333</text:p>
          </table:table-cell>
          <table:table-cell table:formula="of:=[.K123]/[.F123]" office:value-type="float" office:value="0.0000105820105820106" calcext:value-type="float">
            <text:p>1,05820105820106E-05</text:p>
          </table:table-cell>
        </table:table-row>
        <table:table-row table:style-name="ro1">
          <table:table-cell office:value-type="float" office:value="322909" calcext:value-type="float">
            <text:p>322909</text:p>
          </table:table-cell>
          <table:table-cell office:value-type="string" calcext:value-type="string">
            <text:p>12Tb SATA-III Seagate IronWolf (ST12000VN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1580" calcext:value-type="float">
            <text:p>31580</text:p>
          </table:table-cell>
          <table:table-cell/>
          <table:table-cell table:formula="of:=([.C124]-[.$C$2])/[.$C$2]" office:value-type="float" office:value="11" calcext:value-type="float">
            <text:p>11</text:p>
          </table:table-cell>
          <table:table-cell table:formula="of:=([.D124]-[.$D$2])/[.$D$2]" office:value-type="float" office:value="0.333333333333333" calcext:value-type="float">
            <text:p>0,333333333333333</text:p>
          </table:table-cell>
          <table:table-cell table:formula="of:=([.E124]-[.$E$2])/[.$E$2]" office:value-type="float" office:value="3" calcext:value-type="float">
            <text:p>3</text:p>
          </table:table-cell>
          <table:table-cell table:formula="of:=SQRT([.I124]^2)" office:value-type="float" office:value="0.333333333333333" calcext:value-type="float">
            <text:p>0,333333333333333</text:p>
          </table:table-cell>
          <table:table-cell table:formula="of:=[.K124]/[.F124]" office:value-type="float" office:value="0.0000105552037154317" calcext:value-type="float">
            <text:p>1,05552037154317E-05</text:p>
          </table:table-cell>
        </table:table-row>
        <table:table-row table:style-name="ro1">
          <table:table-cell office:value-type="float" office:value="319711" calcext:value-type="float">
            <text:p>319711</text:p>
          </table:table-cell>
          <table:table-cell office:value-type="string" calcext:value-type="string">
            <text:p>12Tb SATA-III Seagate SkyHawk AI (ST12000VE0008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1690" calcext:value-type="float">
            <text:p>31690</text:p>
          </table:table-cell>
          <table:table-cell/>
          <table:table-cell table:formula="of:=([.C125]-[.$C$2])/[.$C$2]" office:value-type="float" office:value="11" calcext:value-type="float">
            <text:p>11</text:p>
          </table:table-cell>
          <table:table-cell table:formula="of:=([.D125]-[.$D$2])/[.$D$2]" office:value-type="float" office:value="0.333333333333333" calcext:value-type="float">
            <text:p>0,333333333333333</text:p>
          </table:table-cell>
          <table:table-cell table:formula="of:=([.E125]-[.$E$2])/[.$E$2]" office:value-type="float" office:value="3" calcext:value-type="float">
            <text:p>3</text:p>
          </table:table-cell>
          <table:table-cell table:formula="of:=SQRT([.I125]^2)" office:value-type="float" office:value="0.333333333333333" calcext:value-type="float">
            <text:p>0,333333333333333</text:p>
          </table:table-cell>
          <table:table-cell table:formula="of:=[.K125]/[.F125]" office:value-type="float" office:value="0.0000105185652676975" calcext:value-type="float">
            <text:p>1,05185652676975E-05</text:p>
          </table:table-cell>
        </table:table-row>
        <table:table-row table:style-name="ro1">
          <table:table-cell office:value-type="float" office:value="321504" calcext:value-type="float">
            <text:p>321504</text:p>
          </table:table-cell>
          <table:table-cell office:value-type="string" calcext:value-type="string">
            <text:p>12Tb SATA-III Toshiba N300 NAS (HDWG21CUZSVA) OEM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2760" calcext:value-type="float">
            <text:p>32760</text:p>
          </table:table-cell>
          <table:table-cell/>
          <table:table-cell table:formula="of:=([.C126]-[.$C$2])/[.$C$2]" office:value-type="float" office:value="11" calcext:value-type="float">
            <text:p>11</text:p>
          </table:table-cell>
          <table:table-cell table:formula="of:=([.D126]-[.$D$2])/[.$D$2]" office:value-type="float" office:value="0.333333333333333" calcext:value-type="float">
            <text:p>0,333333333333333</text:p>
          </table:table-cell>
          <table:table-cell table:formula="of:=([.E126]-[.$E$2])/[.$E$2]" office:value-type="float" office:value="3" calcext:value-type="float">
            <text:p>3</text:p>
          </table:table-cell>
          <table:table-cell table:formula="of:=SQRT([.I126]^2)" office:value-type="float" office:value="0.333333333333333" calcext:value-type="float">
            <text:p>0,333333333333333</text:p>
          </table:table-cell>
          <table:table-cell table:formula="of:=[.K126]/[.F126]" office:value-type="float" office:value="0.0000101750101750102" calcext:value-type="float">
            <text:p>1,01750101750102E-05</text:p>
          </table:table-cell>
        </table:table-row>
        <table:table-row table:style-name="ro1">
          <table:table-cell office:value-type="float" office:value="284630" calcext:value-type="float">
            <text:p>284630</text:p>
          </table:table-cell>
          <table:table-cell office:value-type="string" calcext:value-type="string">
            <text:p>14Tb SATA-III Toshiba (MG07ACA14TE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3520" calcext:value-type="float">
            <text:p>33520</text:p>
          </table:table-cell>
          <table:table-cell/>
          <table:table-cell table:formula="of:=([.C127]-[.$C$2])/[.$C$2]" office:value-type="float" office:value="13" calcext:value-type="float">
            <text:p>13</text:p>
          </table:table-cell>
          <table:table-cell table:formula="of:=([.D127]-[.$D$2])/[.$D$2]" office:value-type="float" office:value="0.333333333333333" calcext:value-type="float">
            <text:p>0,333333333333333</text:p>
          </table:table-cell>
          <table:table-cell table:formula="of:=([.E127]-[.$E$2])/[.$E$2]" office:value-type="float" office:value="3" calcext:value-type="float">
            <text:p>3</text:p>
          </table:table-cell>
          <table:table-cell table:formula="of:=SQRT([.I127]^2)" office:value-type="float" office:value="0.333333333333333" calcext:value-type="float">
            <text:p>0,333333333333333</text:p>
          </table:table-cell>
          <table:table-cell table:formula="of:=[.K127]/[.F127]" office:value-type="float" office:value="0.00000994431185361973" calcext:value-type="float">
            <text:p>9,94431185361973E-06</text:p>
          </table:table-cell>
        </table:table-row>
        <table:table-row table:style-name="ro1">
          <table:table-cell office:value-type="float" office:value="332070" calcext:value-type="float">
            <text:p>332070</text:p>
          </table:table-cell>
          <table:table-cell office:value-type="string" calcext:value-type="string">
            <text:p>14Tb SATA-III Seagate Exos X16 (ST14000NM001G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3940" calcext:value-type="float">
            <text:p>33940</text:p>
          </table:table-cell>
          <table:table-cell/>
          <table:table-cell table:formula="of:=([.C128]-[.$C$2])/[.$C$2]" office:value-type="float" office:value="13" calcext:value-type="float">
            <text:p>13</text:p>
          </table:table-cell>
          <table:table-cell table:formula="of:=([.D128]-[.$D$2])/[.$D$2]" office:value-type="float" office:value="0.333333333333333" calcext:value-type="float">
            <text:p>0,333333333333333</text:p>
          </table:table-cell>
          <table:table-cell table:formula="of:=([.E128]-[.$E$2])/[.$E$2]" office:value-type="float" office:value="3" calcext:value-type="float">
            <text:p>3</text:p>
          </table:table-cell>
          <table:table-cell table:formula="of:=SQRT([.I128]^2)" office:value-type="float" office:value="0.333333333333333" calcext:value-type="float">
            <text:p>0,333333333333333</text:p>
          </table:table-cell>
          <table:table-cell table:formula="of:=[.K128]/[.F128]" office:value-type="float" office:value="0.00000982125319190729" calcext:value-type="float">
            <text:p>9,82125319190729E-06</text:p>
          </table:table-cell>
        </table:table-row>
        <table:table-row table:style-name="ro1">
          <table:table-cell office:value-type="float" office:value="332230" calcext:value-type="float">
            <text:p>332230</text:p>
          </table:table-cell>
          <table:table-cell office:value-type="string" calcext:value-type="string">
            <text:p>10Tb SATA-III Seagate IronWolf Pro (ST10000NE0008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4100" calcext:value-type="float">
            <text:p>34100</text:p>
          </table:table-cell>
          <table:table-cell/>
          <table:table-cell table:formula="of:=([.C129]-[.$C$2])/[.$C$2]" office:value-type="float" office:value="9" calcext:value-type="float">
            <text:p>9</text:p>
          </table:table-cell>
          <table:table-cell table:formula="of:=([.D129]-[.$D$2])/[.$D$2]" office:value-type="float" office:value="0.333333333333333" calcext:value-type="float">
            <text:p>0,333333333333333</text:p>
          </table:table-cell>
          <table:table-cell table:formula="of:=([.E129]-[.$E$2])/[.$E$2]" office:value-type="float" office:value="3" calcext:value-type="float">
            <text:p>3</text:p>
          </table:table-cell>
          <table:table-cell table:formula="of:=SQRT([.I129]^2)" office:value-type="float" office:value="0.333333333333333" calcext:value-type="float">
            <text:p>0,333333333333333</text:p>
          </table:table-cell>
          <table:table-cell table:formula="of:=[.K129]/[.F129]" office:value-type="float" office:value="0.00000977517106549365" calcext:value-type="float">
            <text:p>9,77517106549365E-06</text:p>
          </table:table-cell>
        </table:table-row>
        <table:table-row table:style-name="ro1">
          <table:table-cell office:value-type="float" office:value="319712" calcext:value-type="float">
            <text:p>319712</text:p>
          </table:table-cell>
          <table:table-cell office:value-type="string" calcext:value-type="string">
            <text:p>14Tb SATA-III Seagate SkyHawk AI (ST14000VE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0]-[.$C$2])/[.$C$2]" office:value-type="float" office:value="13" calcext:value-type="float">
            <text:p>13</text:p>
          </table:table-cell>
          <table:table-cell table:formula="of:=([.D130]-[.$D$2])/[.$D$2]" office:value-type="float" office:value="0.333333333333333" calcext:value-type="float">
            <text:p>0,333333333333333</text:p>
          </table:table-cell>
          <table:table-cell table:formula="of:=([.E130]-[.$E$2])/[.$E$2]" office:value-type="float" office:value="3" calcext:value-type="float">
            <text:p>3</text:p>
          </table:table-cell>
          <table:table-cell table:formula="of:=SQRT([.I130]^2)" office:value-type="float" office:value="0.333333333333333" calcext:value-type="float">
            <text:p>0,333333333333333</text:p>
          </table:table-cell>
          <table:table-cell table:formula="of:=[.K130]/[.F130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325307" calcext:value-type="float">
            <text:p>325307</text:p>
          </table:table-cell>
          <table:table-cell office:value-type="string" calcext:value-type="string">
            <text:p>14Tb SATA-III Toshiba N300 NAS (HDWG21EEZSTA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1]-[.$C$2])/[.$C$2]" office:value-type="float" office:value="13" calcext:value-type="float">
            <text:p>13</text:p>
          </table:table-cell>
          <table:table-cell table:formula="of:=([.D131]-[.$D$2])/[.$D$2]" office:value-type="float" office:value="0.333333333333333" calcext:value-type="float">
            <text:p>0,333333333333333</text:p>
          </table:table-cell>
          <table:table-cell table:formula="of:=([.E131]-[.$E$2])/[.$E$2]" office:value-type="float" office:value="3" calcext:value-type="float">
            <text:p>3</text:p>
          </table:table-cell>
          <table:table-cell table:formula="of:=SQRT([.I131]^2)" office:value-type="float" office:value="0.333333333333333" calcext:value-type="float">
            <text:p>0,333333333333333</text:p>
          </table:table-cell>
          <table:table-cell table:formula="of:=[.K131]/[.F131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322899" calcext:value-type="float">
            <text:p>322899</text:p>
          </table:table-cell>
          <table:table-cell office:value-type="string" calcext:value-type="string">
            <text:p>14Tb SATA-III Toshiba N300 NAS (HDWG21EUZSVA) OEM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280" calcext:value-type="float">
            <text:p>35280</text:p>
          </table:table-cell>
          <table:table-cell/>
          <table:table-cell table:formula="of:=([.C132]-[.$C$2])/[.$C$2]" office:value-type="float" office:value="13" calcext:value-type="float">
            <text:p>13</text:p>
          </table:table-cell>
          <table:table-cell table:formula="of:=([.D132]-[.$D$2])/[.$D$2]" office:value-type="float" office:value="0.333333333333333" calcext:value-type="float">
            <text:p>0,333333333333333</text:p>
          </table:table-cell>
          <table:table-cell table:formula="of:=([.E132]-[.$E$2])/[.$E$2]" office:value-type="float" office:value="3" calcext:value-type="float">
            <text:p>3</text:p>
          </table:table-cell>
          <table:table-cell table:formula="of:=SQRT([.I132]^2)" office:value-type="float" office:value="0.333333333333333" calcext:value-type="float">
            <text:p>0,333333333333333</text:p>
          </table:table-cell>
          <table:table-cell table:formula="of:=[.K132]/[.F132]" office:value-type="float" office:value="0.00000944822373393802" calcext:value-type="float">
            <text:p>9,44822373393802E-06</text:p>
          </table:table-cell>
        </table:table-row>
        <table:table-row table:style-name="ro1">
          <table:table-cell office:value-type="float" office:value="265333" calcext:value-type="float">
            <text:p>265333</text:p>
          </table:table-cell>
          <table:table-cell office:value-type="string" calcext:value-type="string">
            <text:p>12Tb SATA-III Western Digital Gold (WD121KRYZ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5990" calcext:value-type="float">
            <text:p>35990</text:p>
          </table:table-cell>
          <table:table-cell/>
          <table:table-cell table:formula="of:=([.C133]-[.$C$2])/[.$C$2]" office:value-type="float" office:value="11" calcext:value-type="float">
            <text:p>11</text:p>
          </table:table-cell>
          <table:table-cell table:formula="of:=([.D133]-[.$D$2])/[.$D$2]" office:value-type="float" office:value="0.333333333333333" calcext:value-type="float">
            <text:p>0,333333333333333</text:p>
          </table:table-cell>
          <table:table-cell table:formula="of:=([.E133]-[.$E$2])/[.$E$2]" office:value-type="float" office:value="3" calcext:value-type="float">
            <text:p>3</text:p>
          </table:table-cell>
          <table:table-cell table:formula="of:=SQRT([.I133]^2)" office:value-type="float" office:value="0.333333333333333" calcext:value-type="float">
            <text:p>0,333333333333333</text:p>
          </table:table-cell>
          <table:table-cell table:formula="of:=[.K133]/[.F133]" office:value-type="float" office:value="0.00000926183199036769" calcext:value-type="float">
            <text:p>9,26183199036769E-06</text:p>
          </table:table-cell>
        </table:table-row>
        <table:table-row table:style-name="ro1">
          <table:table-cell office:value-type="float" office:value="264583" calcext:value-type="float">
            <text:p>264583</text:p>
          </table:table-cell>
          <table:table-cell office:value-type="string" calcext:value-type="string">
            <text:p>12Tb SATA-III Seagate IronWolf (ST12000VN0007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6030" calcext:value-type="float">
            <text:p>36030</text:p>
          </table:table-cell>
          <table:table-cell/>
          <table:table-cell table:formula="of:=([.C134]-[.$C$2])/[.$C$2]" office:value-type="float" office:value="11" calcext:value-type="float">
            <text:p>11</text:p>
          </table:table-cell>
          <table:table-cell table:formula="of:=([.D134]-[.$D$2])/[.$D$2]" office:value-type="float" office:value="0.333333333333333" calcext:value-type="float">
            <text:p>0,333333333333333</text:p>
          </table:table-cell>
          <table:table-cell table:formula="of:=([.E134]-[.$E$2])/[.$E$2]" office:value-type="float" office:value="3" calcext:value-type="float">
            <text:p>3</text:p>
          </table:table-cell>
          <table:table-cell table:formula="of:=SQRT([.I134]^2)" office:value-type="float" office:value="0.333333333333333" calcext:value-type="float">
            <text:p>0,333333333333333</text:p>
          </table:table-cell>
          <table:table-cell table:formula="of:=[.K134]/[.F134]" office:value-type="float" office:value="0.00000925154963456379" calcext:value-type="float">
            <text:p>9,25154963456379E-06</text:p>
          </table:table-cell>
        </table:table-row>
        <table:table-row table:style-name="ro1">
          <table:table-cell office:value-type="float" office:value="297577" calcext:value-type="float">
            <text:p>297577</text:p>
          </table:table-cell>
          <table:table-cell office:value-type="string" calcext:value-type="string">
            <text:p>12Tb SATA-III Western Digital Purple (WD121PURZ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6460" calcext:value-type="float">
            <text:p>36460</text:p>
          </table:table-cell>
          <table:table-cell/>
          <table:table-cell table:formula="of:=([.C135]-[.$C$2])/[.$C$2]" office:value-type="float" office:value="11" calcext:value-type="float">
            <text:p>11</text:p>
          </table:table-cell>
          <table:table-cell table:formula="of:=([.D135]-[.$D$2])/[.$D$2]" office:value-type="float" office:value="0.333333333333333" calcext:value-type="float">
            <text:p>0,333333333333333</text:p>
          </table:table-cell>
          <table:table-cell table:formula="of:=([.E135]-[.$E$2])/[.$E$2]" office:value-type="float" office:value="3" calcext:value-type="float">
            <text:p>3</text:p>
          </table:table-cell>
          <table:table-cell table:formula="of:=SQRT([.I135]^2)" office:value-type="float" office:value="0.333333333333333" calcext:value-type="float">
            <text:p>0,333333333333333</text:p>
          </table:table-cell>
          <table:table-cell table:formula="of:=[.K135]/[.F135]" office:value-type="float" office:value="0.0000091424392027793" calcext:value-type="float">
            <text:p>9,1424392027793E-06</text:p>
          </table:table-cell>
        </table:table-row>
        <table:table-row table:style-name="ro1">
          <table:table-cell office:value-type="float" office:value="255168" calcext:value-type="float">
            <text:p>255168</text:p>
          </table:table-cell>
          <table:table-cell office:value-type="string" calcext:value-type="string">
            <text:p>10Tb SATA-III Western Digital Red Pro (WD101KFBX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7040" calcext:value-type="float">
            <text:p>37040</text:p>
          </table:table-cell>
          <table:table-cell/>
          <table:table-cell table:formula="of:=([.C136]-[.$C$2])/[.$C$2]" office:value-type="float" office:value="9" calcext:value-type="float">
            <text:p>9</text:p>
          </table:table-cell>
          <table:table-cell table:formula="of:=([.D136]-[.$D$2])/[.$D$2]" office:value-type="float" office:value="0.333333333333333" calcext:value-type="float">
            <text:p>0,333333333333333</text:p>
          </table:table-cell>
          <table:table-cell table:formula="of:=([.E136]-[.$E$2])/[.$E$2]" office:value-type="float" office:value="3" calcext:value-type="float">
            <text:p>3</text:p>
          </table:table-cell>
          <table:table-cell table:formula="of:=SQRT([.I136]^2)" office:value-type="float" office:value="0.333333333333333" calcext:value-type="float">
            <text:p>0,333333333333333</text:p>
          </table:table-cell>
          <table:table-cell table:formula="of:=[.K136]/[.F136]" office:value-type="float" office:value="0.00000899928005759539" calcext:value-type="float">
            <text:p>8,99928005759539E-06</text:p>
          </table:table-cell>
        </table:table-row>
        <table:table-row table:style-name="ro1">
          <table:table-cell office:value-type="float" office:value="349217" calcext:value-type="float">
            <text:p>349217</text:p>
          </table:table-cell>
          <table:table-cell office:value-type="string" calcext:value-type="string">
            <text:p>10Tb SATA-III Western Digital Red Pro (WD102KFBX)</text:p>
          </table:table-cell>
          <table:table-cell office:value-type="float" office:value="10000" calcext:value-type="float">
            <text:p>10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7630" calcext:value-type="float">
            <text:p>37630</text:p>
          </table:table-cell>
          <table:table-cell/>
          <table:table-cell table:formula="of:=([.C137]-[.$C$2])/[.$C$2]" office:value-type="float" office:value="9" calcext:value-type="float">
            <text:p>9</text:p>
          </table:table-cell>
          <table:table-cell table:formula="of:=([.D137]-[.$D$2])/[.$D$2]" office:value-type="float" office:value="0.333333333333333" calcext:value-type="float">
            <text:p>0,333333333333333</text:p>
          </table:table-cell>
          <table:table-cell table:formula="of:=([.E137]-[.$E$2])/[.$E$2]" office:value-type="float" office:value="3" calcext:value-type="float">
            <text:p>3</text:p>
          </table:table-cell>
          <table:table-cell table:formula="of:=SQRT([.I137]^2)" office:value-type="float" office:value="0.333333333333333" calcext:value-type="float">
            <text:p>0,333333333333333</text:p>
          </table:table-cell>
          <table:table-cell table:formula="of:=[.K137]/[.F137]" office:value-type="float" office:value="0.0000088581805297192" calcext:value-type="float">
            <text:p>8,8581805297192E-06</text:p>
          </table:table-cell>
        </table:table-row>
        <table:table-row table:style-name="ro1">
          <table:table-cell office:value-type="float" office:value="323586" calcext:value-type="float">
            <text:p>323586</text:p>
          </table:table-cell>
          <table:table-cell office:value-type="string" calcext:value-type="string">
            <text:p>16Tb SATA-III Seagate Exos X16 (ST16000NM001G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39900" calcext:value-type="float">
            <text:p>39900</text:p>
          </table:table-cell>
          <table:table-cell/>
          <table:table-cell table:formula="of:=([.C138]-[.$C$2])/[.$C$2]" office:value-type="float" office:value="15" calcext:value-type="float">
            <text:p>15</text:p>
          </table:table-cell>
          <table:table-cell table:formula="of:=([.D138]-[.$D$2])/[.$D$2]" office:value-type="float" office:value="0.333333333333333" calcext:value-type="float">
            <text:p>0,333333333333333</text:p>
          </table:table-cell>
          <table:table-cell table:formula="of:=([.E138]-[.$E$2])/[.$E$2]" office:value-type="float" office:value="3" calcext:value-type="float">
            <text:p>3</text:p>
          </table:table-cell>
          <table:table-cell table:formula="of:=SQRT([.I138]^2)" office:value-type="float" office:value="0.333333333333333" calcext:value-type="float">
            <text:p>0,333333333333333</text:p>
          </table:table-cell>
          <table:table-cell table:formula="of:=[.K138]/[.F138]" office:value-type="float" office:value="0.00000835421888053467" calcext:value-type="float">
            <text:p>8,35421888053467E-06</text:p>
          </table:table-cell>
        </table:table-row>
        <table:table-row table:style-name="ro1">
          <table:table-cell office:value-type="float" office:value="324718" calcext:value-type="float">
            <text:p>324718</text:p>
          </table:table-cell>
          <table:table-cell office:value-type="string" calcext:value-type="string">
            <text:p>12Tb SATA-III Western Digital Red (WD120EFAX)</text:p>
          </table:table-cell>
          <table:table-cell office:value-type="float" office:value="12000" calcext:value-type="float">
            <text:p>12000</text:p>
          </table:table-cell>
          <table:table-cell office:value-type="float" office:value="5400" calcext:value-type="float">
            <text:p>5400</text:p>
          </table:table-cell>
          <table:table-cell office:value-type="float" office:value="256" calcext:value-type="float">
            <text:p>256</text:p>
          </table:table-cell>
          <table:table-cell office:value-type="float" office:value="40150" calcext:value-type="float">
            <text:p>40150</text:p>
          </table:table-cell>
          <table:table-cell/>
          <table:table-cell table:formula="of:=([.C139]-[.$C$2])/[.$C$2]" office:value-type="float" office:value="11" calcext:value-type="float">
            <text:p>11</text:p>
          </table:table-cell>
          <table:table-cell table:formula="of:=([.D139]-[.$D$2])/[.$D$2]" office:value-type="float" office:value="0" calcext:value-type="float">
            <text:p>0</text:p>
          </table:table-cell>
          <table:table-cell table:formula="of:=([.E139]-[.$E$2])/[.$E$2]" office:value-type="float" office:value="3" calcext:value-type="float">
            <text:p>3</text:p>
          </table:table-cell>
          <table:table-cell table:formula="of:=SQRT([.I139]^2)" office:value-type="float" office:value="0" calcext:value-type="float">
            <text:p>0</text:p>
          </table:table-cell>
          <table:table-cell table:formula="of:=[.K139]/[.F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217" calcext:value-type="float">
            <text:p>345217</text:p>
          </table:table-cell>
          <table:table-cell office:value-type="string" calcext:value-type="string">
            <text:p>14Tb SATA-III Western Digital Red (WD140EFFX)</text:p>
          </table:table-cell>
          <table:table-cell office:value-type="float" office:value="14000" calcext:value-type="float">
            <text:p>14000</text:p>
          </table:table-cell>
          <table:table-cell office:value-type="float" office:value="5400" calcext:value-type="float">
            <text:p>5400</text:p>
          </table:table-cell>
          <table:table-cell office:value-type="float" office:value="512" calcext:value-type="float">
            <text:p>512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([.C140]-[.$C$2])/[.$C$2]" office:value-type="float" office:value="13" calcext:value-type="float">
            <text:p>13</text:p>
          </table:table-cell>
          <table:table-cell table:formula="of:=([.D140]-[.$D$2])/[.$D$2]" office:value-type="float" office:value="0" calcext:value-type="float">
            <text:p>0</text:p>
          </table:table-cell>
          <table:table-cell table:formula="of:=([.E140]-[.$E$2])/[.$E$2]" office:value-type="float" office:value="7" calcext:value-type="float">
            <text:p>7</text:p>
          </table:table-cell>
          <table:table-cell table:formula="of:=SQRT([.I140]^2)" office:value-type="float" office:value="0" calcext:value-type="float">
            <text:p>0</text:p>
          </table:table-cell>
          <table:table-cell table:formula="of:=[.K140]/[.F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76" calcext:value-type="float">
            <text:p>345376</text:p>
          </table:table-cell>
          <table:table-cell office:value-type="string" calcext:value-type="string">
            <text:p>16Tb SATA-III Toshiba MG08 (MG08ACA16TE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([.C141]-[.$C$2])/[.$C$2]" office:value-type="float" office:value="15" calcext:value-type="float">
            <text:p>15</text:p>
          </table:table-cell>
          <table:table-cell table:formula="of:=([.D141]-[.$D$2])/[.$D$2]" office:value-type="float" office:value="0.333333333333333" calcext:value-type="float">
            <text:p>0,333333333333333</text:p>
          </table:table-cell>
          <table:table-cell table:formula="of:=([.E141]-[.$E$2])/[.$E$2]" office:value-type="float" office:value="7" calcext:value-type="float">
            <text:p>7</text:p>
          </table:table-cell>
          <table:table-cell table:formula="of:=SQRT([.I141]^2)" office:value-type="float" office:value="0.333333333333333" calcext:value-type="float">
            <text:p>0,333333333333333</text:p>
          </table:table-cell>
          <table:table-cell table:formula="of:=[.K141]/[.F141]" office:value-type="float" office:value="0.00000793650793650794" calcext:value-type="float">
            <text:p>7,93650793650794E-06</text:p>
          </table:table-cell>
        </table:table-row>
        <table:table-row table:style-name="ro1">
          <table:table-cell office:value-type="float" office:value="345354" calcext:value-type="float">
            <text:p>345354</text:p>
          </table:table-cell>
          <table:table-cell office:value-type="string" calcext:value-type="string">
            <text:p>14Tb SATA-III Western Digital Purple (WD140PURZ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42670" calcext:value-type="float">
            <text:p>42670</text:p>
          </table:table-cell>
          <table:table-cell/>
          <table:table-cell table:formula="of:=([.C142]-[.$C$2])/[.$C$2]" office:value-type="float" office:value="13" calcext:value-type="float">
            <text:p>13</text:p>
          </table:table-cell>
          <table:table-cell table:formula="of:=([.D142]-[.$D$2])/[.$D$2]" office:value-type="float" office:value="0.333333333333333" calcext:value-type="float">
            <text:p>0,333333333333333</text:p>
          </table:table-cell>
          <table:table-cell table:formula="of:=([.E142]-[.$E$2])/[.$E$2]" office:value-type="float" office:value="7" calcext:value-type="float">
            <text:p>7</text:p>
          </table:table-cell>
          <table:table-cell table:formula="of:=SQRT([.I142]^2)" office:value-type="float" office:value="0.333333333333333" calcext:value-type="float">
            <text:p>0,333333333333333</text:p>
          </table:table-cell>
          <table:table-cell table:formula="of:=[.K142]/[.F142]" office:value-type="float" office:value="0.00000781188969611749" calcext:value-type="float">
            <text:p>7,81188969611749E-06</text:p>
          </table:table-cell>
        </table:table-row>
        <table:table-row table:style-name="ro1">
          <table:table-cell office:value-type="float" office:value="299906" calcext:value-type="float">
            <text:p>299906</text:p>
          </table:table-cell>
          <table:table-cell office:value-type="string" calcext:value-type="string">
            <text:p>14Tb SATA-III Seagate IronWolf (ST14000VN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3510" calcext:value-type="float">
            <text:p>43510</text:p>
          </table:table-cell>
          <table:table-cell/>
          <table:table-cell table:formula="of:=([.C143]-[.$C$2])/[.$C$2]" office:value-type="float" office:value="13" calcext:value-type="float">
            <text:p>13</text:p>
          </table:table-cell>
          <table:table-cell table:formula="of:=([.D143]-[.$D$2])/[.$D$2]" office:value-type="float" office:value="0.333333333333333" calcext:value-type="float">
            <text:p>0,333333333333333</text:p>
          </table:table-cell>
          <table:table-cell table:formula="of:=([.E143]-[.$E$2])/[.$E$2]" office:value-type="float" office:value="3" calcext:value-type="float">
            <text:p>3</text:p>
          </table:table-cell>
          <table:table-cell table:formula="of:=SQRT([.I143]^2)" office:value-type="float" office:value="0.333333333333333" calcext:value-type="float">
            <text:p>0,333333333333333</text:p>
          </table:table-cell>
          <table:table-cell table:formula="of:=[.K143]/[.F143]" office:value-type="float" office:value="0.00000766107408258638" calcext:value-type="float">
            <text:p>7,66107408258638E-06</text:p>
          </table:table-cell>
        </table:table-row>
        <table:table-row table:style-name="ro1">
          <table:table-cell office:value-type="float" office:value="337763" calcext:value-type="float">
            <text:p>337763</text:p>
          </table:table-cell>
          <table:table-cell office:value-type="string" calcext:value-type="string">
            <text:p>16Tb SATA-III Seagate SkyHawk AI (ST16000VE000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100" calcext:value-type="float">
            <text:p>44100</text:p>
          </table:table-cell>
          <table:table-cell/>
          <table:table-cell table:formula="of:=([.C144]-[.$C$2])/[.$C$2]" office:value-type="float" office:value="15" calcext:value-type="float">
            <text:p>15</text:p>
          </table:table-cell>
          <table:table-cell table:formula="of:=([.D144]-[.$D$2])/[.$D$2]" office:value-type="float" office:value="0.333333333333333" calcext:value-type="float">
            <text:p>0,333333333333333</text:p>
          </table:table-cell>
          <table:table-cell table:formula="of:=([.E144]-[.$E$2])/[.$E$2]" office:value-type="float" office:value="3" calcext:value-type="float">
            <text:p>3</text:p>
          </table:table-cell>
          <table:table-cell table:formula="of:=SQRT([.I144]^2)" office:value-type="float" office:value="0.333333333333333" calcext:value-type="float">
            <text:p>0,333333333333333</text:p>
          </table:table-cell>
          <table:table-cell table:formula="of:=[.K144]/[.F144]" office:value-type="float" office:value="0.00000755857898715042" calcext:value-type="float">
            <text:p>7,55857898715042E-06</text:p>
          </table:table-cell>
        </table:table-row>
        <table:table-row table:style-name="ro1">
          <table:table-cell office:value-type="float" office:value="307142" calcext:value-type="float">
            <text:p>307142</text:p>
          </table:table-cell>
          <table:table-cell office:value-type="string" calcext:value-type="string">
            <text:p>14Tb SATA-III Seagate IronWolf Pro (ST14000NE0008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340" calcext:value-type="float">
            <text:p>44340</text:p>
          </table:table-cell>
          <table:table-cell/>
          <table:table-cell table:formula="of:=([.C145]-[.$C$2])/[.$C$2]" office:value-type="float" office:value="13" calcext:value-type="float">
            <text:p>13</text:p>
          </table:table-cell>
          <table:table-cell table:formula="of:=([.D145]-[.$D$2])/[.$D$2]" office:value-type="float" office:value="0.333333333333333" calcext:value-type="float">
            <text:p>0,333333333333333</text:p>
          </table:table-cell>
          <table:table-cell table:formula="of:=([.E145]-[.$E$2])/[.$E$2]" office:value-type="float" office:value="3" calcext:value-type="float">
            <text:p>3</text:p>
          </table:table-cell>
          <table:table-cell table:formula="of:=SQRT([.I145]^2)" office:value-type="float" office:value="0.333333333333333" calcext:value-type="float">
            <text:p>0,333333333333333</text:p>
          </table:table-cell>
          <table:table-cell table:formula="of:=[.K145]/[.F145]" office:value-type="float" office:value="0.00000751766651631334" calcext:value-type="float">
            <text:p>7,51766651631334E-06</text:p>
          </table:table-cell>
        </table:table-row>
        <table:table-row table:style-name="ro1">
          <table:table-cell office:value-type="float" office:value="326996" calcext:value-type="float">
            <text:p>326996</text:p>
          </table:table-cell>
          <table:table-cell office:value-type="string" calcext:value-type="string">
            <text:p>16Tb SATA-III Seagate IronWolf (ST16000VN001)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4990" calcext:value-type="float">
            <text:p>44990</text:p>
          </table:table-cell>
          <table:table-cell/>
          <table:table-cell table:formula="of:=([.C146]-[.$C$2])/[.$C$2]" office:value-type="float" office:value="15" calcext:value-type="float">
            <text:p>15</text:p>
          </table:table-cell>
          <table:table-cell table:formula="of:=([.D146]-[.$D$2])/[.$D$2]" office:value-type="float" office:value="0.333333333333333" calcext:value-type="float">
            <text:p>0,333333333333333</text:p>
          </table:table-cell>
          <table:table-cell table:formula="of:=([.E146]-[.$E$2])/[.$E$2]" office:value-type="float" office:value="3" calcext:value-type="float">
            <text:p>3</text:p>
          </table:table-cell>
          <table:table-cell table:formula="of:=SQRT([.I146]^2)" office:value-type="float" office:value="0.333333333333333" calcext:value-type="float">
            <text:p>0,333333333333333</text:p>
          </table:table-cell>
          <table:table-cell table:formula="of:=[.K146]/[.F146]" office:value-type="float" office:value="0.00000740905386382159" calcext:value-type="float">
            <text:p>7,40905386382159E-06</text:p>
          </table:table-cell>
        </table:table-row>
        <table:table-row table:style-name="ro1">
          <table:table-cell office:value-type="float" office:value="326571" calcext:value-type="float">
            <text:p>326571</text:p>
          </table:table-cell>
          <table:table-cell office:value-type="string" calcext:value-type="string">
            <text:p>12Tb SATA-III Western Digital Red Pro (WD121KFBX)</text:p>
          </table:table-cell>
          <table:table-cell office:value-type="float" office:value="12000" calcext:value-type="float">
            <text:p>12000</text:p>
          </table:table-cell>
          <table:table-cell office:value-type="float" office:value="7200" calcext:value-type="float">
            <text:p>7200</text:p>
          </table:table-cell>
          <table:table-cell office:value-type="float" office:value="256" calcext:value-type="float">
            <text:p>256</text:p>
          </table:table-cell>
          <table:table-cell office:value-type="float" office:value="49630" calcext:value-type="float">
            <text:p>49630</text:p>
          </table:table-cell>
          <table:table-cell/>
          <table:table-cell table:formula="of:=([.C147]-[.$C$2])/[.$C$2]" office:value-type="float" office:value="11" calcext:value-type="float">
            <text:p>11</text:p>
          </table:table-cell>
          <table:table-cell table:formula="of:=([.D147]-[.$D$2])/[.$D$2]" office:value-type="float" office:value="0.333333333333333" calcext:value-type="float">
            <text:p>0,333333333333333</text:p>
          </table:table-cell>
          <table:table-cell table:formula="of:=([.E147]-[.$E$2])/[.$E$2]" office:value-type="float" office:value="3" calcext:value-type="float">
            <text:p>3</text:p>
          </table:table-cell>
          <table:table-cell table:formula="of:=SQRT([.I147]^2)" office:value-type="float" office:value="0.333333333333333" calcext:value-type="float">
            <text:p>0,333333333333333</text:p>
          </table:table-cell>
          <table:table-cell table:formula="of:=[.K147]/[.F147]" office:value-type="float" office:value="0.00000671636778830009" calcext:value-type="float">
            <text:p>6,71636778830009E-06</text:p>
          </table:table-cell>
        </table:table-row>
        <table:table-row table:style-name="ro1">
          <table:table-cell office:value-type="float" office:value="345355" calcext:value-type="float">
            <text:p>345355</text:p>
          </table:table-cell>
          <table:table-cell office:value-type="string" calcext:value-type="string">
            <text:p>14Tb SATA-III Western Digital Red Pro (WD141KFGX)</text:p>
          </table:table-cell>
          <table:table-cell office:value-type="float" office:value="14000" calcext:value-type="float">
            <text:p>14000</text:p>
          </table:table-cell>
          <table:table-cell office:value-type="float" office:value="7200" calcext:value-type="float">
            <text:p>7200</text:p>
          </table:table-cell>
          <table:table-cell office:value-type="float" office:value="512" calcext:value-type="float">
            <text:p>512</text:p>
          </table:table-cell>
          <table:table-cell office:value-type="float" office:value="54160" calcext:value-type="float">
            <text:p>54160</text:p>
          </table:table-cell>
          <table:table-cell/>
          <table:table-cell table:formula="of:=([.C148]-[.$C$2])/[.$C$2]" office:value-type="float" office:value="13" calcext:value-type="float">
            <text:p>13</text:p>
          </table:table-cell>
          <table:table-cell table:formula="of:=([.D148]-[.$D$2])/[.$D$2]" office:value-type="float" office:value="0.333333333333333" calcext:value-type="float">
            <text:p>0,333333333333333</text:p>
          </table:table-cell>
          <table:table-cell table:formula="of:=([.E148]-[.$E$2])/[.$E$2]" office:value-type="float" office:value="7" calcext:value-type="float">
            <text:p>7</text:p>
          </table:table-cell>
          <table:table-cell table:formula="of:=SQRT([.I148]^2)" office:value-type="float" office:value="0.333333333333333" calcext:value-type="float">
            <text:p>0,333333333333333</text:p>
          </table:table-cell>
          <table:table-cell table:formula="of:=[.K148]/[.F148]" office:value-type="float" office:value="0.00000615460364352536" calcext:value-type="float">
            <text:p>6,15460364352536E-06</text:p>
          </table:table-cell>
        </table:table-row>
      </table:table>
      <table:named-expressions/>
      <table:database-ranges>
        <table:database-range table:name="__Anonymous_Sheet_DB__5" table:target-range-address="hdd.C1:hdd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 style:data-style-name="N2" text:time-value="20:21:25.24003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8T09:03:03.356309501</dc:date>
    <meta:editing-duration>P7DT20H53M47S</meta:editing-duration>
    <meta:editing-cycles>26</meta:editing-cycles>
    <meta:generator>LibreOffice/6.1.5.2$Linux_X86_64 LibreOffice_project/10$Build-2</meta:generator>
    <meta:document-statistic meta:table-count="6" meta:cell-count="714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68cm" svg:height="11.907cm" xlink:href=".." xlink:type="simple" chart:class="chart:scatter" chart:style-name="ch1">
        <chart:legend chart:legend-position="end" svg:x="19.54cm" svg:y="5.654cm" style:legend-expansion="high" chart:style-name="ch2"/>
        <chart:plot-area chart:style-name="ch3" table:cell-range-address="cpus.R2:cpus.S48 cpus.S1:cpus.S1" chart:data-source-has-labels="row" svg:x="0.423cm" svg:y="0.238cm" svg:width="18.694cm" svg:height="11.431cm">
          <chartooo:coordinate-region svg:x="1.15cm" svg:y="0.438cm" svg:width="17.873cm" svg:height="10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pus.S2:cpus.S48" chart:label-cell-address="cpus.S1:cpus.S1" chart:class="chart:scatter">
            <chart:domain table:cell-range-address="cpus.R2:cpus.R48"/>
            <chart:data-point/>
            <chart:data-point chart:style-name="ch7" chart:repeated="3"/>
            <chart:data-point/>
            <chart:data-point chart:style-name="ch7" chart:repeated="2"/>
            <chart:data-point/>
            <chart:data-point chart:style-name="ch7"/>
            <chart:data-point/>
            <chart:data-point chart:style-name="ch7"/>
            <chart:data-point chart:repeated="8"/>
            <chart:data-point chart:style-name="ch7"/>
            <chart:data-point chart:repeated="14"/>
            <chart:data-point chart:style-name="ch7"/>
            <chart:data-point/>
            <chart:data-point chart:style-name="ch7" chart:repeated="2"/>
            <chart:data-point chart:repeated="4"/>
            <chart:data-point chart:style-name="ch7"/>
            <chart:data-point/>
            <chart:data-point chart:style-name="ch7" chart:repeated="2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Value</text:p>
                <draw:g>
                  <svg:desc>cpus.S1:cpu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pus.R2:cpus.R48</svg:desc>
                </draw:g>
              </table:table-cell>
              <table:table-cell office:value-type="float" office:value="0">
                <text:p>0</text:p>
                <draw:g>
                  <svg:desc>cpus.S2:cpus.S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770366578748">
                <text:p>1.15770366578748</text:p>
              </table:table-cell>
              <table:table-cell office:value-type="float" office:value="1.05025212794493">
                <text:p>1.05025212794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58751009941">
                <text:p>2.02758751009941</text:p>
              </table:table-cell>
              <table:table-cell office:value-type="float" office:value="1.08832420825531">
                <text:p>1.08832420825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294177868854">
                <text:p>2.04294177868854</text:p>
              </table:table-cell>
              <table:table-cell office:value-type="float" office:value="1.04917179481801">
                <text:p>1.04917179481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155281280883">
                <text:p>2.06155281280883</text:p>
              </table:table-cell>
              <table:table-cell office:value-type="float" office:value="0.768800618192093">
                <text:p>0.768800618192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6155281280883">
                <text:p>2.06155281280883</text:p>
              </table:table-cell>
              <table:table-cell office:value-type="float" office:value="0.743189175825194">
                <text:p>0.743189175825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559123117803366">
                <text:p>0.559123117803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205279319273">
                <text:p>2.07205279319273</text:p>
              </table:table-cell>
              <table:table-cell office:value-type="float" office:value="0.48481235238409">
                <text:p>0.48481235238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138126514911">
                <text:p>3.04138126514911</text:p>
              </table:table-cell>
              <table:table-cell office:value-type="float" office:value="0.618897597945051">
                <text:p>0.618897597945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6441266803282">
                <text:p>3.06441266803282</text:p>
              </table:table-cell>
              <table:table-cell office:value-type="float" office:value="0.51872460246589">
                <text:p>0.51872460246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391277017965">
                <text:p>5.03391277017965</text:p>
              </table:table-cell>
              <table:table-cell office:value-type="float" office:value="0.668687229006767">
                <text:p>0.668687229006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48462484624846">
                <text:p>0.248462484624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80339887499">
                <text:p>1.1180339887499</text:p>
              </table:table-cell>
              <table:table-cell office:value-type="float" office:value="0.428815567836985">
                <text:p>0.428815567836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80339887499">
                <text:p>1.1180339887499</text:p>
              </table:table-cell>
              <table:table-cell office:value-type="float" office:value="0.536868935960726">
                <text:p>0.536868935960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3727867199635">
                <text:p>1.13727867199635</text:p>
              </table:table-cell>
              <table:table-cell office:value-type="float" office:value="0.446656432423712">
                <text:p>0.446656432423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80339887499">
                <text:p>1.1180339887499</text:p>
              </table:table-cell>
              <table:table-cell office:value-type="float" office:value="0.466617491172477">
                <text:p>0.466617491172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80339887499">
                <text:p>1.1180339887499</text:p>
              </table:table-cell>
              <table:table-cell office:value-type="float" office:value="0.579579638308329">
                <text:p>0.579579638308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1082141866894">
                <text:p>2.01082141866894</text:p>
              </table:table-cell>
              <table:table-cell office:value-type="float" office:value="0.651635176317315">
                <text:p>0.651635176317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082141866894">
                <text:p>2.01082141866894</text:p>
              </table:table-cell>
              <table:table-cell office:value-type="float" office:value="0.858139281488295">
                <text:p>0.858139281488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115547260582">
                <text:p>2.02115547260582</text:p>
              </table:table-cell>
              <table:table-cell office:value-type="float" office:value="0.657092390772063">
                <text:p>0.657092390772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3485257451246">
                <text:p>2.03485257451246</text:p>
              </table:table-cell>
              <table:table-cell office:value-type="float" office:value="0.608347636978072">
                <text:p>0.608347636978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0173535824405">
                <text:p>2.00173535824405</text:p>
              </table:table-cell>
              <table:table-cell office:value-type="float" office:value="0.669824200494697">
                <text:p>0.669824200494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0173535824405">
                <text:p>2.00173535824405</text:p>
              </table:table-cell>
              <table:table-cell office:value-type="float" office:value="0.685727318878403">
                <text:p>0.685727318878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0390244273517">
                <text:p>2.00390244273517</text:p>
              </table:table-cell>
              <table:table-cell office:value-type="float" office:value="0.629204601190423">
                <text:p>0.629204601190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077640640442">
                <text:p>1.03077640640442</text:p>
              </table:table-cell>
              <table:table-cell office:value-type="float" office:value="0.369834518816504">
                <text:p>0.369834518816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082141866894">
                <text:p>2.01082141866894</text:p>
              </table:table-cell>
              <table:table-cell office:value-type="float" office:value="0.620131185604773">
                <text:p>0.620131185604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1082141866894">
                <text:p>2.01082141866894</text:p>
              </table:table-cell>
              <table:table-cell office:value-type="float" office:value="0.75780956449837">
                <text:p>0.75780956449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556443707464">
                <text:p>2.01556443707464</text:p>
              </table:table-cell>
              <table:table-cell office:value-type="float" office:value="0.747968186691507">
                <text:p>0.74796818669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0722509596102">
                <text:p>3.00722509596102</text:p>
              </table:table-cell>
              <table:table-cell office:value-type="float" office:value="0.667293448609439">
                <text:p>0.667293448609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722509596102">
                <text:p>3.00722509596102</text:p>
              </table:table-cell>
              <table:table-cell office:value-type="float" office:value="0.730998158103642">
                <text:p>0.730998158103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0028933789912">
                <text:p>3.00028933789912</text:p>
              </table:table-cell>
              <table:table-cell office:value-type="float" office:value="0.586130025392284">
                <text:p>0.586130025392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0028933789912">
                <text:p>3.00028933789912</text:p>
              </table:table-cell>
              <table:table-cell office:value-type="float" office:value="0.602044814161213">
                <text:p>0.602044814161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1039864469807">
                <text:p>3.01039864469807</text:p>
              </table:table-cell>
              <table:table-cell office:value-type="float" office:value="0.721067817662859">
                <text:p>0.721067817662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1039864469807">
                <text:p>3.01039864469807</text:p>
              </table:table-cell>
              <table:table-cell office:value-type="float" office:value="0.779616059267963">
                <text:p>0.779616059267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034707164881">
                <text:p>4.0034707164881</text:p>
              </table:table-cell>
              <table:table-cell office:value-type="float" office:value="0.675606587076522">
                <text:p>0.675606587076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034707164881">
                <text:p>4.0034707164881</text:p>
              </table:table-cell>
              <table:table-cell office:value-type="float" office:value="0.727903766634201">
                <text:p>0.727903766634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02096299970877">
                <text:p>5.02096299970877</text:p>
              </table:table-cell>
              <table:table-cell office:value-type="float" office:value="0.479997409342722">
                <text:p>0.47999740934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028933789912">
                <text:p>3.00028933789912</text:p>
              </table:table-cell>
              <table:table-cell office:value-type="float" office:value="0.452282422578822">
                <text:p>0.452282422578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0028933789912">
                <text:p>3.00028933789912</text:p>
              </table:table-cell>
              <table:table-cell office:value-type="float" office:value="0.469691381753259">
                <text:p>0.469691381753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320727482678984">
                <text:p>0.320727482678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434463562753036">
                <text:p>0.434463562753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485576923076923">
                <text:p>0.4855769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8010752688172">
                <text:p>0.38010752688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530612244898">
                <text:p>0.515306122448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49566974595843">
                <text:p>0.49566974595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0.47196261682243">
                <text:p>0.47196261682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72cm" svg:y="4.201cm" style:legend-expansion="high" chart:style-name="ch2"/>
        <chart:plot-area chart:style-name="ch3" table:cell-range-address="memory.I1:memory.J256" chart:data-source-has-labels="row" svg:x="0.32cm" svg:y="0.18cm" svg:width="13.732cm" svg:height="8.64cm">
          <chartooo:coordinate-region svg:x="0.756cm" svg:y="0.379cm" svg:width="12.9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J2:memory.J256" chart:label-cell-address="memory.J1:memory.J1" chart:class="chart:scatter">
            <chart:domain table:cell-range-address="memory.I2:memory.I256"/>
            <chart:data-point chart:repeated="163"/>
            <chart:data-point chart:style-name="ch7"/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memory.J1:memor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I2:memory.I256</svg:desc>
                </draw:g>
              </table:table-cell>
              <table:table-cell office:value-type="float" office:value="0">
                <text:p>0</text:p>
                <draw:g>
                  <svg:desc>memory.J2:memory.J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125">
                <text:p>12.3125</text:p>
              </table:table-cell>
              <table:table-cell office:value-type="float" office:value="12.3125">
                <text:p>12.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3.3552631578947">
                <text:p>13.3552631578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.1916932907348">
                <text:p>10.1916932907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0789889415482">
                <text:p>10.0789889415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.0472440944882">
                <text:p>10.0472440944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0472440944882">
                <text:p>10.0472440944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3.6150234741784">
                <text:p>13.615023474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125">
                <text:p>12.3125</text:p>
              </table:table-cell>
              <table:table-cell office:value-type="float" office:value="11.1234423676012">
                <text:p>11.1234423676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125">
                <text:p>12.3125</text:p>
              </table:table-cell>
              <table:table-cell office:value-type="float" office:value="10.9193425076453">
                <text:p>10.9193425076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3125">
                <text:p>12.3125</text:p>
              </table:table-cell>
              <table:table-cell office:value-type="float" office:value="10.8860518292683">
                <text:p>10.8860518292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25">
                <text:p>9.625</text:p>
              </table:table-cell>
              <table:table-cell office:value-type="float" office:value="8.49695585996956">
                <text:p>8.49695585996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.68133535660091">
                <text:p>9.68133535660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.60843373493976">
                <text:p>9.6084337349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625">
                <text:p>9.625</text:p>
              </table:table-cell>
              <table:table-cell office:value-type="float" office:value="8.29494799405646">
                <text:p>8.29494799405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25">
                <text:p>13.625</text:p>
              </table:table-cell>
              <table:table-cell office:value-type="float" office:value="11.7074074074074">
                <text:p>11.7074074074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3125">
                <text:p>12.3125</text:p>
              </table:table-cell>
              <table:table-cell office:value-type="float" office:value="10.5639792899408">
                <text:p>10.5639792899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125">
                <text:p>12.3125</text:p>
              </table:table-cell>
              <table:table-cell office:value-type="float" office:value="10.5483751846381">
                <text:p>10.5483751846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125">
                <text:p>12.3125</text:p>
              </table:table-cell>
              <table:table-cell office:value-type="float" office:value="10.5018382352941">
                <text:p>10.501838235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1.8887262079063">
                <text:p>11.8887262079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9.27325581395349">
                <text:p>9.27325581395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125">
                <text:p>12.3125</text:p>
              </table:table-cell>
              <table:table-cell office:value-type="float" office:value="10.3797238372093">
                <text:p>10.3797238372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.6453488372093">
                <text:p>12.6453488372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9.23299565846599">
                <text:p>9.23299565846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3125">
                <text:p>12.3125</text:p>
              </table:table-cell>
              <table:table-cell office:value-type="float" office:value="10.3346599131693">
                <text:p>10.334659913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2.5722543352601">
                <text:p>12.5722543352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1.7171717171717">
                <text:p>11.7171717171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1.700288184438">
                <text:p>11.700288184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1.6834532374101">
                <text:p>11.6834532374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125">
                <text:p>12.3125</text:p>
              </table:table-cell>
              <table:table-cell office:value-type="float" office:value="10.2604166666667">
                <text:p>10.26041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125">
                <text:p>12.3125</text:p>
              </table:table-cell>
              <table:table-cell office:value-type="float" office:value="10.2604166666667">
                <text:p>10.26041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2.4641833810888">
                <text:p>12.4641833810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1.6165951359084">
                <text:p>11.6165951359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2.4285714285714">
                <text:p>12.42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1.583452211127">
                <text:p>11.583452211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2.4108416547789">
                <text:p>12.4108416547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11.5014164305949">
                <text:p>11.5014164305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11.5014164305949">
                <text:p>11.5014164305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2.3229461756374">
                <text:p>12.3229461756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8.96067415730337">
                <text:p>8.96067415730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125">
                <text:p>12.3125</text:p>
              </table:table-cell>
              <table:table-cell office:value-type="float" office:value="10.029845505618">
                <text:p>10.029845505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3125">
                <text:p>12.3125</text:p>
              </table:table-cell>
              <table:table-cell office:value-type="float" office:value="10.029845505618">
                <text:p>10.029845505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3125">
                <text:p>12.3125</text:p>
              </table:table-cell>
              <table:table-cell office:value-type="float" office:value="10.029845505618">
                <text:p>10.029845505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125">
                <text:p>12.3125</text:p>
              </table:table-cell>
              <table:table-cell office:value-type="float" office:value="10.0017507002801">
                <text:p>10.00175070028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125">
                <text:p>12.3125</text:p>
              </table:table-cell>
              <table:table-cell office:value-type="float" office:value="9.97381284916201">
                <text:p>9.97381284916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125">
                <text:p>12.3125</text:p>
              </table:table-cell>
              <table:table-cell office:value-type="float" office:value="9.94603064066852">
                <text:p>9.94603064066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1.9834710743802">
                <text:p>11.9834710743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3125">
                <text:p>12.3125</text:p>
              </table:table-cell>
              <table:table-cell office:value-type="float" office:value="9.82290233837689">
                <text:p>9.82290233837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3125">
                <text:p>12.3125</text:p>
              </table:table-cell>
              <table:table-cell office:value-type="float" office:value="9.82290233837689">
                <text:p>9.822902338376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1.9341563786008">
                <text:p>11.9341563786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1.8852459016393">
                <text:p>11.8852459016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8.65671641791045">
                <text:p>8.65671641791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11.6935483870968">
                <text:p>11.6935483870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1.6935483870968">
                <text:p>11.6935483870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11.6935483870968">
                <text:p>11.6935483870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3125">
                <text:p>12.33125</text:p>
              </table:table-cell>
              <table:table-cell office:value-type="float" office:value="9.54889853137517">
                <text:p>9.54889853137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11.6154873164219">
                <text:p>11.6154873164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125">
                <text:p>12.3125</text:p>
              </table:table-cell>
              <table:table-cell office:value-type="float" office:value="9.50898801597869">
                <text:p>9.50898801597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1.5537848605578">
                <text:p>11.5537848605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8.45033112582781">
                <text:p>8.45033112582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1.4624505928854">
                <text:p>11.4624505928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125">
                <text:p>12.3125</text:p>
              </table:table-cell>
              <table:table-cell office:value-type="float" office:value="9.39638157894737">
                <text:p>9.39638157894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3125">
                <text:p>12.3125</text:p>
              </table:table-cell>
              <table:table-cell office:value-type="float" office:value="9.38403416557162">
                <text:p>9.384034165571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3125">
                <text:p>12.3125</text:p>
              </table:table-cell>
              <table:table-cell office:value-type="float" office:value="9.34718586387435">
                <text:p>9.34718586387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66625">
                <text:p>13.66625</text:p>
              </table:table-cell>
              <table:table-cell office:value-type="float" office:value="10.3749018324607">
                <text:p>10.3749018324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11.3874345549738">
                <text:p>11.3874345549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125">
                <text:p>12.3125</text:p>
              </table:table-cell>
              <table:table-cell office:value-type="float" office:value="9.29850260416667">
                <text:p>9.2985026041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66625">
                <text:p>13.66625</text:p>
              </table:table-cell>
              <table:table-cell office:value-type="float" office:value="10.3208658854167">
                <text:p>10.3208658854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125">
                <text:p>12.3125</text:p>
              </table:table-cell>
              <table:table-cell office:value-type="float" office:value="9.22642118863049">
                <text:p>9.22642118863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125">
                <text:p>12.3125</text:p>
              </table:table-cell>
              <table:table-cell office:value-type="float" office:value="9.22642118863049">
                <text:p>9.226421188630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8.22164948453608">
                <text:p>8.22164948453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1.1538461538462">
                <text:p>11.1538461538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3125">
                <text:p>12.3125</text:p>
              </table:table-cell>
              <table:table-cell office:value-type="float" office:value="9.14372599231754">
                <text:p>9.14372599231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  <table:table-cell office:value-type="float" office:value="10.3571428571429">
                <text:p>10.3571428571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11.0546378653113">
                <text:p>11.0546378653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11.0546378653113">
                <text:p>11.05463786531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1.0406091370558">
                <text:p>11.0406091370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.07594936708861">
                <text:p>8.07594936708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10.9987357774968">
                <text:p>10.99873577749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10.2525252525253">
                <text:p>10.252525252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10.9848484848485">
                <text:p>10.9848484848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10.9571788413098">
                <text:p>10.9571788413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10.9571788413098">
                <text:p>10.9571788413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125">
                <text:p>12.3125</text:p>
              </table:table-cell>
              <table:table-cell office:value-type="float" office:value="8.97141959798995">
                <text:p>8.97141959798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10.9022556390977">
                <text:p>10.9022556390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">
                <text:p>1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">
                <text:p>17</text:p>
              </table:table-cell>
              <table:table-cell office:value-type="float" office:value="12.2942643391521">
                <text:p>12.2942643391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2.2942643391521">
                <text:p>12.2942643391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10.7407407407407">
                <text:p>10.7407407407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10.7011070110701">
                <text:p>10.7011070110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7.83783783783784">
                <text:p>7.83783783783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7.82822085889571">
                <text:p>7.82822085889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125">
                <text:p>12.3125</text:p>
              </table:table-cell>
              <table:table-cell office:value-type="float" office:value="8.71947496947497">
                <text:p>8.71947496947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2.039072039072">
                <text:p>12.039072039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0.609756097561">
                <text:p>10.609756097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3125">
                <text:p>12.3125</text:p>
              </table:table-cell>
              <table:table-cell office:value-type="float" office:value="8.67709599027947">
                <text:p>8.67709599027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125">
                <text:p>12.3125</text:p>
              </table:table-cell>
              <table:table-cell office:value-type="float" office:value="8.67709599027947">
                <text:p>8.67709599027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3125">
                <text:p>12.3125</text:p>
              </table:table-cell>
              <table:table-cell office:value-type="float" office:value="8.66656553398058">
                <text:p>8.66656553398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">
                <text:p>15</text:p>
              </table:table-cell>
              <table:table-cell office:value-type="float" office:value="10.5072463768116">
                <text:p>10.50724637681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10.4441776710684">
                <text:p>10.4441776710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10.381861575179">
                <text:p>10.381861575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7.53246753246753">
                <text:p>7.53246753246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9.56419316843345">
                <text:p>9.56419316843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1.5052508751459">
                <text:p>11.50525087514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">
                <text:p>17</text:p>
              </table:table-cell>
              <table:table-cell office:value-type="float" office:value="11.5052508751459">
                <text:p>11.50525087514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">
                <text:p>17</text:p>
              </table:table-cell>
              <table:table-cell office:value-type="float" office:value="11.5052508751459">
                <text:p>11.5052508751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9.45285215366705">
                <text:p>9.45285215366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9.45285215366705">
                <text:p>9.45285215366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10.128055878929">
                <text:p>10.1280558789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0.128055878929">
                <text:p>10.1280558789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11.4252607184241">
                <text:p>11.42526071842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0.0461893764434">
                <text:p>10.0461893764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0.0115074798619">
                <text:p>10.01150747986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10.0115074798619">
                <text:p>10.0115074798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7.32491389207807">
                <text:p>7.324913892078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">
                <text:p>15</text:p>
              </table:table-cell>
              <table:table-cell office:value-type="float" office:value="9.94285714285714">
                <text:p>9.94285714285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">
                <text:p>14</text:p>
              </table:table-cell>
              <table:table-cell office:value-type="float" office:value="9.25883694412771">
                <text:p>9.25883694412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9.78627671541057">
                <text:p>9.78627671541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10.1940382452193">
                <text:p>10.19403824521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7.12849162011173">
                <text:p>7.128491620111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">
                <text:p>14</text:p>
              </table:table-cell>
              <table:table-cell office:value-type="float" office:value="9.00221729490022">
                <text:p>9.00221729490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">
                <text:p>15</text:p>
              </table:table-cell>
              <table:table-cell office:value-type="float" office:value="9.64523281596452">
                <text:p>9.64523281596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9.64523281596452">
                <text:p>9.64523281596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3125">
                <text:p>12.3125</text:p>
              </table:table-cell>
              <table:table-cell office:value-type="float" office:value="7.90836101882614">
                <text:p>7.908361018826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10.9191583610188">
                <text:p>10.91915836101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8.98230088495575">
                <text:p>8.98230088495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625">
                <text:p>17.625</text:p>
              </table:table-cell>
              <table:table-cell office:value-type="float" office:value="11.2831125827815">
                <text:p>11.2831125827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8.91328210757409">
                <text:p>8.91328210757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3125">
                <text:p>16.3125</text:p>
              </table:table-cell>
              <table:table-cell office:value-type="float" office:value="10.385565312843">
                <text:p>10.3855653128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6.94232861806311">
                <text:p>6.942328618063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">
                <text:p>17</text:p>
              </table:table-cell>
              <table:table-cell office:value-type="float" office:value="10.7290533188248">
                <text:p>10.72905331882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8.78787878787879">
                <text:p>8.787878787878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8.78787878787879">
                <text:p>8.787878787878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8.78787878787879">
                <text:p>8.78787878787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9.41558441558442">
                <text:p>9.41558441558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9.41558441558442">
                <text:p>9.415584415584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625">
                <text:p>9.625</text:p>
              </table:table-cell>
              <table:table-cell office:value-type="float" office:value="6.02211434735707">
                <text:p>6.022114347357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625">
                <text:p>17.625</text:p>
              </table:table-cell>
              <table:table-cell office:value-type="float" office:value="10.968347639485">
                <text:p>10.9683476394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3125">
                <text:p>12.3125</text:p>
              </table:table-cell>
              <table:table-cell office:value-type="float" office:value="7.63770053475936">
                <text:p>7.63770053475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3125">
                <text:p>16.3125</text:p>
              </table:table-cell>
              <table:table-cell office:value-type="float" office:value="10.0866204690832">
                <text:p>10.08662046908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  <table:table-cell office:value-type="float" office:value="8.61081654294804">
                <text:p>8.61081654294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10.281543274244">
                <text:p>10.2815432742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8.98760330578512">
                <text:p>8.98760330578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">
                <text:p>14</text:p>
              </table:table-cell>
              <table:table-cell office:value-type="float" office:value="8.26042726347915">
                <text:p>8.260427263479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125">
                <text:p>16.3125</text:p>
              </table:table-cell>
              <table:table-cell office:value-type="float" office:value="9.60532994923858">
                <text:p>9.6053299492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125">
                <text:p>12.3125</text:p>
              </table:table-cell>
              <table:table-cell office:value-type="float" office:value="7.17713567839196">
                <text:p>7.17713567839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  <table:table-cell office:value-type="float" office:value="8.50439882697947">
                <text:p>8.50439882697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  <table:table-cell office:value-type="float" office:value="9.60077896786758">
                <text:p>9.600778967867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">
                <text:p>17</text:p>
              </table:table-cell>
              <table:table-cell office:value-type="float" office:value="9.60077896786758">
                <text:p>9.600778967867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  <table:table-cell office:value-type="float" office:value="7.95974382433669">
                <text:p>7.959743824336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8.80357142857143">
                <text:p>8.8035714285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625">
                <text:p>19.625</text:p>
              </table:table-cell>
              <table:table-cell office:value-type="float" office:value="10.1538804638715">
                <text:p>10.15388046387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625">
                <text:p>19.625</text:p>
              </table:table-cell>
              <table:table-cell office:value-type="float" office:value="10.1538804638715">
                <text:p>10.1538804638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  <table:table-cell office:value-type="float" office:value="15.2631578947368">
                <text:p>15.2631578947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15.2364273204904">
                <text:p>15.23642732049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33125">
                <text:p>12.33125</text:p>
              </table:table-cell>
              <table:table-cell office:value-type="float" office:value="10.7147940074906">
                <text:p>10.71479400749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9.54375467464473">
                <text:p>9.543754674644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12.1194029850746">
                <text:p>12.1194029850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9.25979680696662">
                <text:p>9.259796806966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3125">
                <text:p>12.3125</text:p>
              </table:table-cell>
              <table:table-cell office:value-type="float" office:value="10.0228070175439">
                <text:p>10.02280701754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">
                <text:p>14</text:p>
              </table:table-cell>
              <table:table-cell office:value-type="float" office:value="11.3091922005571">
                <text:p>11.30919220055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11.2232204561161">
                <text:p>11.2232204561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3125">
                <text:p>12.3125</text:p>
              </table:table-cell>
              <table:table-cell office:value-type="float" office:value="9.74914675767918">
                <text:p>9.749146757679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11.869031377899">
                <text:p>11.8690313778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  <table:table-cell office:value-type="float" office:value="8.6449864498645">
                <text:p>8.6449864498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0.972972972973">
                <text:p>10.972972972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3125">
                <text:p>12.3125</text:p>
              </table:table-cell>
              <table:table-cell office:value-type="float" office:value="9.42117414248021">
                <text:p>9.42117414248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11.4624505928854">
                <text:p>11.46245059288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11.4624505928854">
                <text:p>11.4624505928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3125">
                <text:p>12.3125</text:p>
              </table:table-cell>
              <table:table-cell office:value-type="float" office:value="9.39638157894737">
                <text:p>9.396381578947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11.3948919449902">
                <text:p>11.3948919449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  <table:table-cell office:value-type="float" office:value="10.6213211249182">
                <text:p>10.6213211249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  <table:table-cell office:value-type="float" office:value="11.3799869195553">
                <text:p>11.379986919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10.5181347150259">
                <text:p>10.5181347150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">
                <text:p>17</text:p>
              </table:table-cell>
              <table:table-cell office:value-type="float" office:value="12.7143778207608">
                <text:p>12.71437782076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  <table:table-cell office:value-type="float" office:value="11.1969111969112">
                <text:p>11.1969111969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3125">
                <text:p>12.3125</text:p>
              </table:table-cell>
              <table:table-cell office:value-type="float" office:value="9.17308927424534">
                <text:p>9.173089274245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3125">
                <text:p>12.3125</text:p>
              </table:table-cell>
              <table:table-cell office:value-type="float" office:value="9.17308927424534">
                <text:p>9.173089274245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10.4303147077714">
                <text:p>10.4303147077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10.3307888040712">
                <text:p>10.3307888040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10.1818181818182">
                <text:p>10.18181818181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">
                <text:p>17</text:p>
              </table:table-cell>
              <table:table-cell office:value-type="float" office:value="12.3558897243108">
                <text:p>12.35588972431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  <table:table-cell office:value-type="float" office:value="10.8682073703935">
                <text:p>10.86820737039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10.8614232209738">
                <text:p>10.86142322097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">
                <text:p>14</text:p>
              </table:table-cell>
              <table:table-cell office:value-type="float" office:value="10.1183800623053">
                <text:p>10.11838006230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  <table:table-cell office:value-type="float" office:value="7.90092879256966">
                <text:p>7.900928792569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3125">
                <text:p>12.3125</text:p>
              </table:table-cell>
              <table:table-cell office:value-type="float" office:value="8.82725587144623">
                <text:p>8.827255871446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">
                <text:p>15</text:p>
              </table:table-cell>
              <table:table-cell office:value-type="float" office:value="10.7540173053152">
                <text:p>10.7540173053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  <table:table-cell office:value-type="float" office:value="10.7341147439852">
                <text:p>10.73411474398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125">
                <text:p>12.3125</text:p>
              </table:table-cell>
              <table:table-cell office:value-type="float" office:value="8.80548705302096">
                <text:p>8.805487053020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3125">
                <text:p>12.3125</text:p>
              </table:table-cell>
              <table:table-cell office:value-type="float" office:value="8.77842655193608">
                <text:p>8.77842655193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  <table:table-cell office:value-type="float" office:value="9.98156115550092">
                <text:p>9.981561155500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10.6487148102815">
                <text:p>10.64871481028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10.5710814094775">
                <text:p>10.5710814094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">
                <text:p>14</text:p>
              </table:table-cell>
              <table:table-cell office:value-type="float" office:value="9.83050847457627">
                <text:p>9.83050847457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">
                <text:p>14</text:p>
              </table:table-cell>
              <table:table-cell office:value-type="float" office:value="9.83050847457627">
                <text:p>9.83050847457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10.5326876513317">
                <text:p>10.5326876513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10.5326876513317">
                <text:p>10.5326876513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9.80084490042245">
                <text:p>9.80084490042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0.4441776710684">
                <text:p>10.44417767106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125">
                <text:p>12.3125</text:p>
              </table:table-cell>
              <table:table-cell office:value-type="float" office:value="8.53705917513449">
                <text:p>8.537059175134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10.381861575179">
                <text:p>10.3818615751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0.332541567696">
                <text:p>10.3325415676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10.3019538188277">
                <text:p>10.30195381882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">
                <text:p>11</text:p>
              </table:table-cell>
              <table:table-cell office:value-type="float" office:value="7.5458308693081">
                <text:p>7.54583086930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625">
                <text:p>9.625</text:p>
              </table:table-cell>
              <table:table-cell office:value-type="float" office:value="6.575382803298">
                <text:p>6.5753828032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10.2473498233216">
                <text:p>10.2473498233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10.2292768959436">
                <text:p>10.22927689594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">
                <text:p>17</text:p>
              </table:table-cell>
              <table:table-cell office:value-type="float" office:value="11.5592028135991">
                <text:p>11.5592028135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7.44892002335085">
                <text:p>7.44892002335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3125">
                <text:p>16.3125</text:p>
              </table:table-cell>
              <table:table-cell office:value-type="float" office:value="11.0464098073555">
                <text:p>11.0464098073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">
                <text:p>14</text:p>
              </table:table-cell>
              <table:table-cell office:value-type="float" office:value="9.4363742010459">
                <text:p>9.4363742010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">
                <text:p>15</text:p>
              </table:table-cell>
              <table:table-cell office:value-type="float" office:value="10.028818443804">
                <text:p>10.028818443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">
                <text:p>15</text:p>
              </table:table-cell>
              <table:table-cell office:value-type="float" office:value="10.0172711571675">
                <text:p>10.01727115716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">
                <text:p>17</text:p>
              </table:table-cell>
              <table:table-cell office:value-type="float" office:value="11.3138267355135">
                <text:p>11.31382673551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9.94854202401372">
                <text:p>9.948542024013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625">
                <text:p>15.625</text:p>
              </table:table-cell>
              <table:table-cell office:value-type="float" office:value="10.3217539863326">
                <text:p>10.32175398633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">
                <text:p>14</text:p>
              </table:table-cell>
              <table:table-cell office:value-type="float" office:value="9.18552036199095">
                <text:p>9.18552036199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11.1412429378531">
                <text:p>11.1412429378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">
                <text:p>15</text:p>
              </table:table-cell>
              <table:table-cell office:value-type="float" office:value="9.78627671541057">
                <text:p>9.78627671541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9.78627671541057">
                <text:p>9.78627671541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9.78627671541057">
                <text:p>9.786276715410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">
                <text:p>14</text:p>
              </table:table-cell>
              <table:table-cell office:value-type="float" office:value="9.01721265963354">
                <text:p>9.01721265963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3125">
                <text:p>12.3125</text:p>
              </table:table-cell>
              <table:table-cell office:value-type="float" office:value="7.83031798245614">
                <text:p>7.830317982456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25">
                <text:p>17.625</text:p>
              </table:table-cell>
              <table:table-cell office:value-type="float" office:value="11.1477644492912">
                <text:p>11.14776444929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">
                <text:p>17</text:p>
              </table:table-cell>
              <table:table-cell office:value-type="float" office:value="10.7173913043478">
                <text:p>10.71739130434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9.39524838012959">
                <text:p>9.395248380129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  <table:table-cell office:value-type="float" office:value="9.36490850376749">
                <text:p>9.364908503767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10.5964535196131">
                <text:p>10.59645351961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625">
                <text:p>17.625</text:p>
              </table:table-cell>
              <table:table-cell office:value-type="float" office:value="10.9624664879357">
                <text:p>10.96246648793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10.5567451820128">
                <text:p>10.5567451820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">
                <text:p>15</text:p>
              </table:table-cell>
              <table:table-cell office:value-type="float" office:value="9.27011188066063">
                <text:p>9.270111880660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3125">
                <text:p>16.3125</text:p>
              </table:table-cell>
              <table:table-cell office:value-type="float" office:value="10.0066102591222">
                <text:p>10.0066102591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">
                <text:p>17</text:p>
              </table:table-cell>
              <table:table-cell office:value-type="float" office:value="10.3462749213012">
                <text:p>10.3462749213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  <table:table-cell office:value-type="float" office:value="10.3408495018353">
                <text:p>10.34084950183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10.2976501305483">
                <text:p>10.29765013054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">
                <text:p>15</text:p>
              </table:table-cell>
              <table:table-cell office:value-type="float" office:value="9.06722251172486">
                <text:p>9.067222511724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8.44513780551222">
                <text:p>8.44513780551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9.95959595959596">
                <text:p>9.95959595959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9.95959595959596">
                <text:p>9.959595959595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9.95959595959596">
                <text:p>9.959595959595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">
                <text:p>15</text:p>
              </table:table-cell>
              <table:table-cell office:value-type="float" office:value="8.78344270570419">
                <text:p>8.783442705704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9.47621335896204">
                <text:p>9.476213358962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">
                <text:p>15</text:p>
              </table:table-cell>
              <table:table-cell office:value-type="float" office:value="8.25426944971537">
                <text:p>8.254269449715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">
                <text:p>15</text:p>
              </table:table-cell>
              <table:table-cell office:value-type="float" office:value="8.22306238185255">
                <text:p>8.22306238185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9.10013844023996">
                <text:p>9.10013844023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45cm" svg:height="18.78cm" xlink:href=".." xlink:type="simple" chart:class="chart:scatter" chart:style-name="ch1">
        <chart:legend chart:legend-position="end" svg:x="27.017cm" svg:y="9.091cm" style:legend-expansion="high" chart:style-name="ch2"/>
        <chart:plot-area chart:style-name="ch3" table:cell-range-address="gpu.P2:gpu.Q301 gpu.Q1:gpu.Q1" chart:data-source-has-labels="row" svg:x="0.572cm" svg:y="0.375cm" svg:width="25.873cm" svg:height="18.03cm">
          <chartooo:coordinate-region svg:x="1.299cm" svg:y="0.574cm" svg:width="24.959cm" svg:height="17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pu.Q2:gpu.Q301" chart:label-cell-address="gpu.Q1:gpu.Q1" chart:class="chart:scatter">
            <chart:domain table:cell-range-address="gpu.P2:gpu.P301"/>
            <chart:data-point/>
            <chart:data-point chart:style-name="ch7" chart:repeated="2"/>
            <chart:data-point chart:repeated="8"/>
            <chart:data-point chart:style-name="ch7"/>
            <chart:data-point chart:repeated="21"/>
            <chart:data-point chart:style-name="ch7"/>
            <chart:data-point chart:repeated="3"/>
            <chart:data-point chart:style-name="ch7" chart:repeated="2"/>
            <chart:data-point chart:repeated="10"/>
            <chart:data-point chart:style-name="ch7"/>
            <chart:data-point chart:repeated="33"/>
            <chart:data-point chart:style-name="ch7"/>
            <chart:data-point chart:repeated="2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Value</text:p>
                <draw:g>
                  <svg:desc>gpu.Q1:gpu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pu.P2:gpu.P301</svg:desc>
                </draw:g>
              </table:table-cell>
              <table:table-cell office:value-type="float" office:value="0">
                <text:p>0</text:p>
                <draw:g>
                  <svg:desc>gpu.Q2:gpu.Q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1397415749887">
                <text:p>0.781397415749887</text:p>
              </table:table-cell>
              <table:table-cell office:value-type="float" office:value="0.764202851589131">
                <text:p>0.764202851589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1224518246388">
                <text:p>0.601224518246388</text:p>
              </table:table-cell>
              <table:table-cell office:value-type="float" office:value="0.551582126831549">
                <text:p>0.551582126831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0363618201503">
                <text:p>0.800363618201503</text:p>
              </table:table-cell>
              <table:table-cell office:value-type="float" office:value="0.705166183437448">
                <text:p>0.705166183437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524440819773691">
                <text:p>0.524440819773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3891678209561">
                <text:p>3.23891678209561</text:p>
              </table:table-cell>
              <table:table-cell office:value-type="float" office:value="2.80425695419534">
                <text:p>2.80425695419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397415749887">
                <text:p>0.781397415749887</text:p>
              </table:table-cell>
              <table:table-cell office:value-type="float" office:value="0.676534559090811">
                <text:p>0.676534559090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517659257449031">
                <text:p>0.517659257449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1007255811421">
                <text:p>4.01007255811421</text:p>
              </table:table-cell>
              <table:table-cell office:value-type="float" office:value="3.33477967410745">
                <text:p>3.33477967410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498327583934337">
                <text:p>0.498327583934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1207252194431">
                <text:p>4.01207252194431</text:p>
              </table:table-cell>
              <table:table-cell office:value-type="float" office:value="3.29533677367089">
                <text:p>3.29533677367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112384385094">
                <text:p>4.04112384385094</text:p>
              </table:table-cell>
              <table:table-cell office:value-type="float" office:value="3.31919822903568">
                <text:p>3.31919822903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390794217795">
                <text:p>4.07390794217795</text:p>
              </table:table-cell>
              <table:table-cell office:value-type="float" office:value="3.29204682196198">
                <text:p>3.29204682196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485240192841112">
                <text:p>0.485240192841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7390794217795">
                <text:p>4.07390794217795</text:p>
              </table:table-cell>
              <table:table-cell office:value-type="float" office:value="3.28540963078867">
                <text:p>3.28540963078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7390794217795">
                <text:p>4.07390794217795</text:p>
              </table:table-cell>
              <table:table-cell office:value-type="float" office:value="3.25262111151932">
                <text:p>3.2526211115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007255811421">
                <text:p>4.01007255811421</text:p>
              </table:table-cell>
              <table:table-cell office:value-type="float" office:value="3.176295095536">
                <text:p>3.17629509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473755217862624">
                <text:p>0.473755217862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0484738640876">
                <text:p>0.600484738640876</text:p>
              </table:table-cell>
              <table:table-cell office:value-type="float" office:value="0.4700467621455">
                <text:p>0.4700467621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1007255811421">
                <text:p>4.01007255811421</text:p>
              </table:table-cell>
              <table:table-cell office:value-type="float" office:value="3.02077028859827">
                <text:p>3.02077028859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207252194431">
                <text:p>4.01207252194431</text:p>
              </table:table-cell>
              <table:table-cell office:value-type="float" office:value="2.98295354791399">
                <text:p>2.98295354791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299470625288">
                <text:p>1.3299470625288</text:p>
              </table:table-cell>
              <table:table-cell office:value-type="float" office:value="0.951661583204865">
                <text:p>0.951661583204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4310844788272">
                <text:p>4.04310844788272</text:p>
              </table:table-cell>
              <table:table-cell office:value-type="float" office:value="2.81749717622489">
                <text:p>2.81749717622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0036823014917">
                <text:p>4.00036823014917</text:p>
              </table:table-cell>
              <table:table-cell office:value-type="float" office:value="2.50414286707303">
                <text:p>2.50414286707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0036823014917">
                <text:p>4.00036823014917</text:p>
              </table:table-cell>
              <table:table-cell office:value-type="float" office:value="2.26649758082106">
                <text:p>2.26649758082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656678082977421">
                <text:p>0.656678082977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655815168282313">
                <text:p>0.655815168282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745277282929">
                <text:p>1.16745277282929</text:p>
              </table:table-cell>
              <table:table-cell office:value-type="float" office:value="0.608841081006148">
                <text:p>0.608841081006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4233890437954">
                <text:p>1.44233890437954</text:p>
              </table:table-cell>
              <table:table-cell office:value-type="float" office:value="0.710511775556423">
                <text:p>0.71051177555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476883576571">
                <text:p>1.2476883576571</text:p>
              </table:table-cell>
              <table:table-cell office:value-type="float" office:value="0.61011655631154">
                <text:p>0.61011655631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5394225443867">
                <text:p>5.05394225443867</text:p>
              </table:table-cell>
              <table:table-cell office:value-type="float" office:value="2.44447025607674">
                <text:p>2.44447025607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3383121219113">
                <text:p>1.23383121219113</text:p>
              </table:table-cell>
              <table:table-cell office:value-type="float" office:value="0.581995854807137">
                <text:p>0.581995854807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1762274274058">
                <text:p>1.21762274274058</text:p>
              </table:table-cell>
              <table:table-cell office:value-type="float" office:value="0.574350350349332">
                <text:p>0.574350350349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5394225443867">
                <text:p>5.05394225443867</text:p>
              </table:table-cell>
              <table:table-cell office:value-type="float" office:value="2.36718606765277">
                <text:p>2.367186067652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1248674386">
                <text:p>5.041248674386</text:p>
              </table:table-cell>
              <table:table-cell office:value-type="float" office:value="2.05137280748158">
                <text:p>2.05137280748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05883353765637">
                <text:p>5.05883353765637</text:p>
              </table:table-cell>
              <table:table-cell office:value-type="float" office:value="1.9897083727262">
                <text:p>1.9897083727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9476304795928">
                <text:p>6.19476304795928</text:p>
              </table:table-cell>
              <table:table-cell office:value-type="float" office:value="1.07175831279572">
                <text:p>1.07175831279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53001501759">
                <text:p>13.353001501759</text:p>
              </table:table-cell>
              <table:table-cell office:value-type="float" office:value="1.04320324232492">
                <text:p>1.04320324232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652820430396">
                <text:p>13.3652820430396</text:p>
              </table:table-cell>
              <table:table-cell office:value-type="float" office:value="1.01637125802583">
                <text:p>1.01637125802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3549486373396">
                <text:p>13.3549486373396</text:p>
              </table:table-cell>
              <table:table-cell office:value-type="float" office:value="0.996637958010415">
                <text:p>0.996637958010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3652820430396">
                <text:p>13.3652820430396</text:p>
              </table:table-cell>
              <table:table-cell office:value-type="float" office:value="0.982741326694091">
                <text:p>0.982741326694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3538194667504">
                <text:p>13.3538194667504</text:p>
              </table:table-cell>
              <table:table-cell office:value-type="float" office:value="0.976513306526538">
                <text:p>0.976513306526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510862357956">
                <text:p>13.3510862357956</text:p>
              </table:table-cell>
              <table:table-cell office:value-type="float" office:value="0.965720523384856">
                <text:p>0.965720523384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3510862357956">
                <text:p>13.3510862357956</text:p>
              </table:table-cell>
              <table:table-cell office:value-type="float" office:value="0.963977345544811">
                <text:p>0.963977345544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3610362408228">
                <text:p>13.3610362408228</text:p>
              </table:table-cell>
              <table:table-cell office:value-type="float" office:value="0.947591222753391">
                <text:p>0.947591222753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371935084223">
                <text:p>13.371935084223</text:p>
              </table:table-cell>
              <table:table-cell office:value-type="float" office:value="0.933468417746803">
                <text:p>0.933468417746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3383350528565">
                <text:p>13.3383350528565</text:p>
              </table:table-cell>
              <table:table-cell office:value-type="float" office:value="0.923068169747855">
                <text:p>0.923068169747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07583670123">
                <text:p>13.707583670123</text:p>
              </table:table-cell>
              <table:table-cell office:value-type="float" office:value="0.762591581091682">
                <text:p>0.762591581091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558681724368">
                <text:p>15.1558681724368</text:p>
              </table:table-cell>
              <table:table-cell office:value-type="float" office:value="0.676073075607754">
                <text:p>0.676073075607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716622577214">
                <text:p>13.716622577214</text:p>
              </table:table-cell>
              <table:table-cell office:value-type="float" office:value="0.416285965924552">
                <text:p>0.416285965924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7136038470578">
                <text:p>13.7136038470578</text:p>
              </table:table-cell>
              <table:table-cell office:value-type="float" office:value="0.414621431505905">
                <text:p>0.414621431505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7220250484868">
                <text:p>13.7220250484868</text:p>
              </table:table-cell>
              <table:table-cell office:value-type="float" office:value="0.395162708379749">
                <text:p>0.3951627083797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176659573793">
                <text:p>13.7176659573793</text:p>
              </table:table-cell>
              <table:table-cell office:value-type="float" office:value="0.391653560524748">
                <text:p>0.3916535605247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8963799868806">
                <text:p>18.8963799868806</text:p>
              </table:table-cell>
              <table:table-cell office:value-type="float" office:value="0.337586064973302">
                <text:p>0.337586064973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1170690895947">
                <text:p>22.1170690895947</text:p>
              </table:table-cell>
              <table:table-cell office:value-type="float" office:value="0.3296135482801">
                <text:p>0.3296135482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69cm" svg:height="13.096cm" xlink:href=".." xlink:type="simple" chart:class="chart:scatter" chart:style-name="ch1">
        <chart:plot-area chart:style-name="ch2" table:cell-range-address="ssd.P2:ssd.Q99 ssd.Q1:ssd.Q1" chart:data-source-has-labels="row" svg:x="0.353cm" svg:y="0.261cm" svg:width="16.963cm" svg:height="12.574cm">
          <chartooo:coordinate-region svg:x="0.644cm" svg:y="0.408cm" svg:width="16.432cm" svg:height="12.1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sd.Q2:ssd.Q99" chart:label-cell-address="ssd.Q1:ssd.Q1" chart:class="chart:scatter">
            <chart:domain table:cell-range-address="ssd.P2:ssd.P99"/>
            <chart:data-point/>
            <chart:data-point chart:style-name="ch6" chart:repeated="39"/>
            <chart:data-point/>
            <chart:data-point chart:style-name="ch6" chart:repeated="2"/>
            <chart:data-point chart:repeated="7"/>
            <chart:data-point chart:style-name="ch6"/>
            <chart:data-point chart:repeated="7"/>
            <chart:data-point chart:style-name="ch6"/>
            <chart:data-point chart:repeated="2"/>
            <chart:data-point chart:style-name="ch6"/>
            <chart:data-point chart:repeated="3"/>
            <chart:data-point chart:style-name="ch6"/>
            <chart:data-point chart:repeated="2"/>
            <chart:data-point chart:style-name="ch6"/>
            <chart:data-point chart:repeated="2"/>
            <chart:data-point chart:style-name="ch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Value</text:p>
                <draw:g>
                  <svg:desc>ssd.Q1:ssd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sd.P2:ssd.P99</svg:desc>
                </draw:g>
              </table:table-cell>
              <table:table-cell office:value-type="float" office:value="0">
                <text:p>0</text:p>
                <draw:g>
                  <svg:desc>ssd.Q2:ssd.Q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0000905797101449275">
                <text:p>0.0000090579710144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5">
                <text:p>0.1875</text:p>
              </table:table-cell>
              <table:table-cell office:value-type="float" office:value="0.0000269784172661871">
                <text:p>0.0000269784172661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625">
                <text:p>1.00625</text:p>
              </table:table-cell>
              <table:table-cell office:value-type="float" office:value="0.000142730496453901">
                <text:p>0.000142730496453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0000170299727520436">
                <text:p>0.0000170299727520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000166223404255319">
                <text:p>0.0000166223404255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25">
                <text:p>1.125</text:p>
              </table:table-cell>
              <table:table-cell office:value-type="float" office:value="0.000149402390438247">
                <text:p>0.00014940239043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0000492772667542707">
                <text:p>0.0000492772667542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625">
                <text:p>1.00625</text:p>
              </table:table-cell>
              <table:table-cell office:value-type="float" office:value="0.00012900641025641">
                <text:p>0.00012900641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000143494897959184">
                <text:p>0.000143494897959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006265664160401">
                <text:p>0.00006265664160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25">
                <text:p>-0.0625</text:p>
              </table:table-cell>
              <table:table-cell office:value-type="float" office:value="-0.00000783208020050125">
                <text:p>-0.00000783208020050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0.0000388198757763975">
                <text:p>0.0000388198757763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00121065375302663">
                <text:p>0.000121065375302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25">
                <text:p>0.3125</text:p>
              </table:table-cell>
              <table:table-cell office:value-type="float" office:value="0.0000377871825876663">
                <text:p>0.0000377871825876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0000451807228915663">
                <text:p>0.0000451807228915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25">
                <text:p>1.0625</text:p>
              </table:table-cell>
              <table:table-cell office:value-type="float" office:value="0.000127245508982036">
                <text:p>0.000127245508982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5">
                <text:p>0.375</text:p>
              </table:table-cell>
              <table:table-cell office:value-type="float" office:value="0.0000446428571428571">
                <text:p>0.000044642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5">
                <text:p>0.3125</text:p>
              </table:table-cell>
              <table:table-cell office:value-type="float" office:value="0.000037202380952381">
                <text:p>0.000037202380952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5">
                <text:p>0.0625</text:p>
              </table:table-cell>
              <table:table-cell office:value-type="float" office:value="0.00000736160188457008">
                <text:p>0.00000736160188457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375">
                <text:p>1.09375</text:p>
              </table:table-cell>
              <table:table-cell office:value-type="float" office:value="0.000128676470588235">
                <text:p>0.00012867647058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0.0000287686996547756">
                <text:p>0.0000287686996547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5">
                <text:p>0.375</text:p>
              </table:table-cell>
              <table:table-cell office:value-type="float" office:value="0.0000410733844468784">
                <text:p>0.0000410733844468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5">
                <text:p>0.875</text:p>
              </table:table-cell>
              <table:table-cell office:value-type="float" office:value="0.0000958378970427163">
                <text:p>0.0000958378970427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000108932461873638">
                <text:p>0.0001089324618736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75">
                <text:p>1.1875</text:p>
              </table:table-cell>
              <table:table-cell office:value-type="float" office:value="0.000127141327623126">
                <text:p>0.000127141327623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00106269925611052">
                <text:p>0.000106269925611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25">
                <text:p>1.0625</text:p>
              </table:table-cell>
              <table:table-cell office:value-type="float" office:value="0.000112433862433862">
                <text:p>0.000112433862433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375">
                <text:p>-0.09375</text:p>
              </table:table-cell>
              <table:table-cell office:value-type="float" office:value="-0.00000972510373443983">
                <text:p>-0.000009725103734439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5">
                <text:p>0.875</text:p>
              </table:table-cell>
              <table:table-cell office:value-type="float" office:value="0.0000885627530364373">
                <text:p>0.0000885627530364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6875">
                <text:p>1.16875</text:p>
              </table:table-cell>
              <table:table-cell office:value-type="float" office:value="0.000118174924165824">
                <text:p>0.000118174924165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25">
                <text:p>1.125</text:p>
              </table:table-cell>
              <table:table-cell office:value-type="float" office:value="0.000113065326633166">
                <text:p>0.000113065326633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">
                <text:p>0.375</text:p>
              </table:table-cell>
              <table:table-cell office:value-type="float" office:value="0.0000368369351669941">
                <text:p>0.0000368369351669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5">
                <text:p>1.125</text:p>
              </table:table-cell>
              <table:table-cell office:value-type="float" office:value="0.000110078277886497">
                <text:p>0.000110078277886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25">
                <text:p>1.125</text:p>
              </table:table-cell>
              <table:table-cell office:value-type="float" office:value="0.00010806916426513">
                <text:p>0.00010806916426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000239005736137667">
                <text:p>0.0000239005736137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875">
                <text:p>1.1875</text:p>
              </table:table-cell>
              <table:table-cell office:value-type="float" office:value="0.00011341929321872">
                <text:p>0.00011341929321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5">
                <text:p>1.175</text:p>
              </table:table-cell>
              <table:table-cell office:value-type="float" office:value="0.000111798287345385">
                <text:p>0.00011179828734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9375">
                <text:p>2.09375</text:p>
              </table:table-cell>
              <table:table-cell office:value-type="float" office:value="0.000192972350230415">
                <text:p>0.000192972350230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0000112917795844625">
                <text:p>0.0000112917795844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6875">
                <text:p>1.16875</text:p>
              </table:table-cell>
              <table:table-cell office:value-type="float" office:value="0.000100321888412017">
                <text:p>0.000100321888412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25">
                <text:p>1.0625</text:p>
              </table:table-cell>
              <table:table-cell office:value-type="float" office:value="0.0000911234991423671">
                <text:p>0.0000911234991423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875">
                <text:p>1.01875</text:p>
              </table:table-cell>
              <table:table-cell office:value-type="float" office:value="0.0000851797658862876">
                <text:p>0.0000851797658862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25">
                <text:p>0.5625</text:p>
              </table:table-cell>
              <table:table-cell office:value-type="float" office:value="0.0000469924812030075">
                <text:p>0.0000469924812030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875">
                <text:p>1.01875</text:p>
              </table:table-cell>
              <table:table-cell office:value-type="float" office:value="0.0000844734660033167">
                <text:p>0.0000844734660033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75">
                <text:p>1.1875</text:p>
              </table:table-cell>
              <table:table-cell office:value-type="float" office:value="0.0000934303697875688">
                <text:p>0.0000934303697875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  <table:table-cell office:value-type="float" office:value="0.0000293427230046948">
                <text:p>0.00002934272300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5">
                <text:p>0.125</text:p>
              </table:table-cell>
              <table:table-cell office:value-type="float" office:value="0.00000970496894409938">
                <text:p>0.00000970496894409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0000382262996941896">
                <text:p>0.0000382262996941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000747384155455904">
                <text:p>0.0000747384155455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5">
                <text:p>0.625</text:p>
              </table:table-cell>
              <table:table-cell office:value-type="float" office:value="0.0000449317038102085">
                <text:p>0.0000449317038102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25">
                <text:p>0.3125</text:p>
              </table:table-cell>
              <table:table-cell office:value-type="float" office:value="0.0000223214285714286">
                <text:p>0.00002232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000713266761768902">
                <text:p>0.0000713266761768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000704225352112676">
                <text:p>0.0000704225352112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5">
                <text:p>0.125</text:p>
              </table:table-cell>
              <table:table-cell office:value-type="float" office:value="0.00000878425860857344">
                <text:p>0.00000878425860857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25">
                <text:p>1.125</text:p>
              </table:table-cell>
              <table:table-cell office:value-type="float" office:value="0.000078781512605042">
                <text:p>0.000078781512605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375">
                <text:p>1.09375</text:p>
              </table:table-cell>
              <table:table-cell office:value-type="float" office:value="0.0000742028493894166">
                <text:p>0.0000742028493894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25">
                <text:p>0.3125</text:p>
              </table:table-cell>
              <table:table-cell office:value-type="float" office:value="0.0000209731543624161">
                <text:p>0.0000209731543624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375">
                <text:p>0.34375</text:p>
              </table:table-cell>
              <table:table-cell office:value-type="float" office:value="0.0000224820143884892">
                <text:p>0.0000224820143884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375">
                <text:p>1.09375</text:p>
              </table:table-cell>
              <table:table-cell office:value-type="float" office:value="0.0000697100063734863">
                <text:p>0.0000697100063734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5">
                <text:p>0.375</text:p>
              </table:table-cell>
              <table:table-cell office:value-type="float" office:value="0.000023719165085389">
                <text:p>0.000023719165085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5">
                <text:p>1.125</text:p>
              </table:table-cell>
              <table:table-cell office:value-type="float" office:value="0.000071157495256167">
                <text:p>0.000071157495256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125">
                <text:p>0.28125</text:p>
              </table:table-cell>
              <table:table-cell office:value-type="float" office:value="0.0000176221804511278">
                <text:p>0.0000176221804511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75">
                <text:p>1.1875</text:p>
              </table:table-cell>
              <table:table-cell office:value-type="float" office:value="0.0000738036047234307">
                <text:p>0.0000738036047234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375">
                <text:p>0.59375</text:p>
              </table:table-cell>
              <table:table-cell office:value-type="float" office:value="0.0000367874845105328">
                <text:p>0.0000367874845105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25">
                <text:p>1.125</text:p>
              </table:table-cell>
              <table:table-cell office:value-type="float" office:value="0.0000683890577507599">
                <text:p>0.00006838905775075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5">
                <text:p>0.875</text:p>
              </table:table-cell>
              <table:table-cell office:value-type="float" office:value="0.0000530624620982414">
                <text:p>0.0000530624620982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75">
                <text:p>0.9875</text:p>
              </table:table-cell>
              <table:table-cell office:value-type="float" office:value="0.0000590963494913226">
                <text:p>0.0000590963494913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5625">
                <text:p>1.15625</text:p>
              </table:table-cell>
              <table:table-cell office:value-type="float" office:value="0.0000688653960690887">
                <text:p>0.0000688653960690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25">
                <text:p>1.125</text:p>
              </table:table-cell>
              <table:table-cell office:value-type="float" office:value="0.0000669642857142857">
                <text:p>0.00006696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000058411214953271">
                <text:p>0.000058411214953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6875">
                <text:p>1.16875</text:p>
              </table:table-cell>
              <table:table-cell office:value-type="float" office:value="0.00006640625">
                <text:p>0.0000664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75">
                <text:p>1.1875</text:p>
              </table:table-cell>
              <table:table-cell office:value-type="float" office:value="0.0000633671291355389">
                <text:p>0.00006336712913553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0000511770726714432">
                <text:p>0.0000511770726714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5">
                <text:p>0.125</text:p>
              </table:table-cell>
              <table:table-cell office:value-type="float" office:value="0.00000633552965027876">
                <text:p>0.00000633552965027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">
                <text:p>0.875</text:p>
              </table:table-cell>
              <table:table-cell office:value-type="float" office:value="0.0000422501207146306">
                <text:p>0.0000422501207146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5625">
                <text:p>1.15625</text:p>
              </table:table-cell>
              <table:table-cell office:value-type="float" office:value="0.0000555088814210274">
                <text:p>0.0000555088814210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6875">
                <text:p>1.16875</text:p>
              </table:table-cell>
              <table:table-cell office:value-type="float" office:value="0.0000561089774363898">
                <text:p>0.0000561089774363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25">
                <text:p>1.125</text:p>
              </table:table-cell>
              <table:table-cell office:value-type="float" office:value="0.0000512762078395624">
                <text:p>0.0000512762078395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875">
                <text:p>1.01875</text:p>
              </table:table-cell>
              <table:table-cell office:value-type="float" office:value="0.0000453382287494437">
                <text:p>0.00004533822874944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25">
                <text:p>2.125</text:p>
              </table:table-cell>
              <table:table-cell office:value-type="float" office:value="0.0000899661303979678">
                <text:p>0.00008996613039796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25">
                <text:p>1.125</text:p>
              </table:table-cell>
              <table:table-cell office:value-type="float" office:value="0.000042420814479638">
                <text:p>0.000042420814479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875">
                <text:p>1.1875</text:p>
              </table:table-cell>
              <table:table-cell office:value-type="float" office:value="0.000043009779065556">
                <text:p>0.000043009779065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25">
                <text:p>0.625</text:p>
              </table:table-cell>
              <table:table-cell office:value-type="float" office:value="0.000022202486678508">
                <text:p>0.000022202486678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9375">
                <text:p>1.09375</text:p>
              </table:table-cell>
              <table:table-cell office:value-type="float" office:value="0.0000378198478561549">
                <text:p>0.0000378198478561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75">
                <text:p>1.1875</text:p>
              </table:table-cell>
              <table:table-cell office:value-type="float" office:value="0.0000397423025435074">
                <text:p>0.00003974230254350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25">
                <text:p>1.125</text:p>
              </table:table-cell>
              <table:table-cell office:value-type="float" office:value="0.000036360698125404">
                <text:p>0.00003636069812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  <table:table-cell office:value-type="float" office:value="0.000030086649550706">
                <text:p>0.000030086649550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5625">
                <text:p>1.15625</text:p>
              </table:table-cell>
              <table:table-cell office:value-type="float" office:value="0.0000353809669522644">
                <text:p>0.0000353809669522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00272702481592582">
                <text:p>0.00002727024815925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875">
                <text:p>1.1875</text:p>
              </table:table-cell>
              <table:table-cell office:value-type="float" office:value="0.0000319994610617084">
                <text:p>0.0000319994610617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5">
                <text:p>0.875</text:p>
              </table:table-cell>
              <table:table-cell office:value-type="float" office:value="0.0000220959595959596">
                <text:p>0.0000220959595959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5">
                <text:p>0.875</text:p>
              </table:table-cell>
              <table:table-cell office:value-type="float" office:value="0.0000213623046875">
                <text:p>0.000021362304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5">
                <text:p>1.125</text:p>
              </table:table-cell>
              <table:table-cell office:value-type="float" office:value="0.0000270043206913106">
                <text:p>0.0000270043206913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875">
                <text:p>1.01875</text:p>
              </table:table-cell>
              <table:table-cell office:value-type="float" office:value="0.0000243545302414535">
                <text:p>0.0000243545302414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375">
                <text:p>1.9375</text:p>
              </table:table-cell>
              <table:table-cell office:value-type="float" office:value="0.0000423497267759563">
                <text:p>0.0000423497267759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5">
                <text:p>0.625</text:p>
              </table:table-cell>
              <table:table-cell office:value-type="float" office:value="0.0000128865979381443">
                <text:p>0.00001288659793814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5">
                <text:p>0.875</text:p>
              </table:table-cell>
              <table:table-cell office:value-type="float" office:value="0.0000119879435539115">
                <text:p>0.0000119879435539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8.627cm" xlink:href=".." xlink:type="simple" chart:class="chart:scatter" chart:style-name="ch1">
        <chart:plot-area chart:style-name="ch2" table:cell-range-address="hdd.K2:hdd.L148 hdd.L1:hdd.L1" chart:data-source-has-labels="row" svg:x="0.32cm" svg:y="0.372cm" svg:width="15.36cm" svg:height="17.883cm">
          <chartooo:coordinate-region svg:x="1.471cm" svg:y="0.571cm" svg:width="13.877cm" svg:height="17.0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dd.L2:hdd.L148" chart:label-cell-address="hdd.L1:hdd.L1" chart:class="chart:scatter">
            <chart:domain table:cell-range-address="hdd.K2:hdd.K148"/>
            <chart:data-point/>
            <chart:data-point chart:style-name="ch6" chart:repeated="2"/>
            <chart:data-point chart:repeated="5"/>
            <chart:data-point chart:style-name="ch6"/>
            <chart:data-point chart:repeated="4"/>
            <chart:data-point chart:style-name="ch6"/>
            <chart:data-point chart:repeated="15"/>
            <chart:data-point chart:style-name="ch6"/>
            <chart:data-point chart:repeated="23"/>
            <chart:data-point chart:style-name="ch6"/>
            <chart:data-point chart:repeated="25"/>
            <chart:data-point chart:style-name="ch6"/>
            <chart:data-point chart:repeated="36"/>
            <chart:data-point chart:style-name="ch6"/>
            <chart:data-point chart:repeated="11"/>
            <chart:data-point chart:style-name="ch6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alue</text:p>
                <draw:g>
                  <svg:desc>hdd.L1:hd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dd.K2:hdd.K148</svg:desc>
                </draw:g>
              </table:table-cell>
              <table:table-cell office:value-type="float" office:value="0">
                <text:p>0</text:p>
                <draw:g>
                  <svg:desc>hdd.L2:hdd.L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80272108843537">
                <text:p>0.000068027210884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61375661375661">
                <text:p>0.0000661375661375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639795265515035">
                <text:p>0.000063979526551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572737686139748">
                <text:p>0.000057273768613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5406421396438">
                <text:p>0.000015406421396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53298994358597">
                <text:p>0.0000153298994358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0000891742464776173">
                <text:p>0.00000891742464776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508130081300813">
                <text:p>0.0000508130081300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96031746031746">
                <text:p>0.0000496031746031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93096646942801">
                <text:p>0.0000493096646942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9476260401371">
                <text:p>0.0000489476260401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661800486618">
                <text:p>0.000048661800486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81695568400771">
                <text:p>0.0000481695568400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71475719000471">
                <text:p>0.0000471475719000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452898550724638">
                <text:p>0.0000452898550724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  <table:table-cell office:value-type="float" office:value="0.0000127064803049555">
                <text:p>0.0000127064803049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78787878787879">
                <text:p>0.0000378787878787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101638411188356">
                <text:p>0.0000101638411188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4298724954463">
                <text:p>0.0000364298724954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2713093942691">
                <text:p>0.0000362713093942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60750360750361">
                <text:p>0.0000360750360750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996690985926723">
                <text:p>0.00000996690985926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650623885918">
                <text:p>0.000035650623885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4233085370174">
                <text:p>0.0000354233085370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50877192982456">
                <text:p>0.0000350877192982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949667616334283">
                <text:p>0.00000949667616334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27761389708292">
                <text:p>0.0000327761389708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16856780735108">
                <text:p>0.0000316856780735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14169022934339">
                <text:p>0.0000314169022934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06372549019608">
                <text:p>0.0000306372549019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302755071147442">
                <text:p>0.0000302755071147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91120815138282">
                <text:p>0.0000291120815138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6410256410256">
                <text:p>0.0000256410256410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4647313470843">
                <text:p>0.0000254647313470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1004016064257">
                <text:p>0.0000251004016064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50815149235014">
                <text:p>0.0000250815149235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9687890137328">
                <text:p>0.0000249687890137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9687890137328">
                <text:p>0.0000249687890137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45098039215686">
                <text:p>0.0000245098039215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39120038259206">
                <text:p>0.0000239120038259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31642344220523">
                <text:p>0.0000231642344220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8310502283105">
                <text:p>0.0000228310502283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5073148773351">
                <text:p>0.0000225073148773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2075055187638">
                <text:p>0.0000220750551876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000060916179337232">
                <text:p>0.0000060916179337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6450216450216">
                <text:p>0.0000216450216450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2585034013605">
                <text:p>0.0000212585034013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11104074308634">
                <text:p>0.00002111040743086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9380234505863">
                <text:p>0.0000209380234505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4750204750205">
                <text:p>0.0000204750204750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203748981255094">
                <text:p>0.00002037489812550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96193839513439">
                <text:p>0.0000196193839513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94931773879142">
                <text:p>0.0000194931773879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8811136192626">
                <text:p>0.000018811136192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8539546509552">
                <text:p>0.0000178539546509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8443968593862">
                <text:p>0.0000178443968593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5070028011204">
                <text:p>0.0000175070028011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415534656914">
                <text:p>0.000017415534656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71909919202338">
                <text:p>0.000017190991920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8947457340767">
                <text:p>0.000016894745734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5343915343915">
                <text:p>0.0000165343915343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64609053497942">
                <text:p>0.000016460905349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9413358839471">
                <text:p>0.0000159413358839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7977883096367">
                <text:p>0.0000157977883096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6862745098039">
                <text:p>0.0000156862745098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6347717323327">
                <text:p>0.0000156347717323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5110904296572">
                <text:p>0.00001551109042965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389350569406">
                <text:p>0.000015389350569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51515151515152">
                <text:p>0.0000151515151515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5815106445028">
                <text:p>0.0000145815106445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4675925925926">
                <text:p>0.0000144675925925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367816091954">
                <text:p>0.0000143678160919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3184421534937">
                <text:p>0.0000143184421534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41123341800734">
                <text:p>0.0000141123341800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6780194227876">
                <text:p>0.0000136780194227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6332651670075">
                <text:p>0.0000136332651670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4898151895319">
                <text:p>0.0000134898151895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3547008547009">
                <text:p>0.00001335470085470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30310138128746">
                <text:p>0.0000130310138128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9098889749548">
                <text:p>0.0000129098889749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9098889749548">
                <text:p>0.0000129098889749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7860887354558">
                <text:p>0.0000127860887354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7860887354558">
                <text:p>0.0000127860887354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6214817619589">
                <text:p>0.0000126214817619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6214817619589">
                <text:p>0.0000126214817619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4937531234383">
                <text:p>0.0000124937531234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2819945959224">
                <text:p>0.0000122819945959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1921482565228">
                <text:p>0.0000121921482565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1388686574411">
                <text:p>0.0000121388686574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20554550934298">
                <text:p>0.0000120554550934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4077116130504">
                <text:p>0.00001140771161305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3726828158763">
                <text:p>0.00001137268281587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3726828158763">
                <text:p>0.00001137268281587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2422709387296">
                <text:p>0.0000112422709387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105216622458">
                <text:p>0.00001105216622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820105820106">
                <text:p>0.0000105820105820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552037154317">
                <text:p>0.0000105552037154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5185652676975">
                <text:p>0.0000105185652676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101750101750102">
                <text:p>0.0000101750101750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94431185361973">
                <text:p>0.000009944311853619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82125319190729">
                <text:p>0.00000982125319190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77517106549365">
                <text:p>0.00000977517106549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44822373393802">
                <text:p>0.00000944822373393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26183199036769">
                <text:p>0.00000926183199036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25154963456379">
                <text:p>0.000009251549634563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91424392027793">
                <text:p>0.0000091424392027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99928005759539">
                <text:p>0.00000899928005759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8581805297192">
                <text:p>0.00000885818052971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835421888053467">
                <text:p>0.000008354218880534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93650793650794">
                <text:p>0.00000793650793650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81188969611749">
                <text:p>0.000007811889696117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66107408258638">
                <text:p>0.00000766107408258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55857898715042">
                <text:p>0.00000755857898715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51766651631334">
                <text:p>0.00000751766651631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740905386382159">
                <text:p>0.000007409053863821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671636778830009">
                <text:p>0.000006716367788300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000615460364352536">
                <text:p>0.000006154603643525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